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6cm"/>
    </style:style>
    <style:style style:name="co2" style:family="table-column">
      <style:table-column-properties fo:break-before="auto" style:column-width="2.097cm"/>
    </style:style>
    <style:style style:name="co3" style:family="table-column">
      <style:table-column-properties fo:break-before="auto" style:column-width="3.02cm"/>
    </style:style>
    <style:style style:name="co4" style:family="table-column">
      <style:table-column-properties fo:break-before="auto" style:column-width="2.602cm"/>
    </style:style>
    <style:style style:name="co5" style:family="table-column">
      <style:table-column-properties fo:break-before="auto" style:column-width="1.819cm"/>
    </style:style>
    <style:style style:name="co6" style:family="table-column">
      <style:table-column-properties fo:break-before="auto" style:column-width="1.427cm"/>
    </style:style>
    <style:style style:name="co7" style:family="table-column">
      <style:table-column-properties fo:break-before="auto" style:column-width="7.999cm"/>
    </style:style>
    <style:style style:name="co8" style:family="table-column">
      <style:table-column-properties fo:break-before="auto" style:column-width="3.888cm"/>
    </style:style>
    <style:style style:name="co9" style:family="table-column">
      <style:table-column-properties fo:break-before="auto" style:column-width="1.482cm"/>
    </style:style>
    <style:style style:name="co10" style:family="table-column">
      <style:table-column-properties fo:break-before="auto" style:column-width="2.713cm"/>
    </style:style>
    <style:style style:name="co11" style:family="table-column">
      <style:table-column-properties fo:break-before="auto" style:column-width="3.048cm"/>
    </style:style>
    <style:style style:name="co12" style:family="table-column">
      <style:table-column-properties fo:break-before="auto" style:column-width="3.552cm"/>
    </style:style>
    <style:style style:name="co13" style:family="table-column">
      <style:table-column-properties fo:break-before="auto" style:column-width="3.411cm"/>
    </style:style>
    <style:style style:name="co14" style:family="table-column">
      <style:table-column-properties fo:break-before="auto" style:column-width="5.147cm"/>
    </style:style>
    <style:style style:name="co15" style:family="table-column">
      <style:table-column-properties fo:break-before="auto" style:column-width="1.93cm"/>
    </style:style>
    <style:style style:name="co16" style:family="table-column">
      <style:table-column-properties fo:break-before="auto" style:column-width="1.649cm"/>
    </style:style>
    <style:style style:name="co17" style:family="table-column">
      <style:table-column-properties fo:break-before="auto" style:column-width="8.11cm"/>
    </style:style>
    <style:style style:name="co18" style:family="table-column">
      <style:table-column-properties fo:break-before="auto" style:column-width="9.509cm"/>
    </style:style>
    <style:style style:name="co19" style:family="table-column">
      <style:table-column-properties fo:break-before="auto" style:column-width="4.447cm"/>
    </style:style>
    <style:style style:name="co20" style:family="table-column">
      <style:table-column-properties fo:break-before="auto" style:column-width="1.774cm"/>
    </style:style>
    <style:style style:name="co21" style:family="table-column">
      <style:table-column-properties fo:break-before="auto" style:column-width="1.79cm"/>
    </style:style>
    <style:style style:name="co22" style:family="table-column">
      <style:table-column-properties fo:break-before="auto" style:column-width="7.971cm"/>
    </style:style>
    <style:style style:name="co23" style:family="table-column">
      <style:table-column-properties fo:break-before="auto" style:column-width="4.112cm"/>
    </style:style>
    <style:style style:name="co24" style:family="table-column">
      <style:table-column-properties fo:break-before="auto" style:column-width="5.817cm"/>
    </style:style>
    <style:style style:name="co25" style:family="table-column">
      <style:table-column-properties fo:break-before="auto" style:column-width="7.327cm"/>
    </style:style>
    <style:style style:name="co26" style:family="table-column">
      <style:table-column-properties fo:break-before="auto" style:column-width="7.719cm"/>
    </style:style>
    <style:style style:name="co27" style:family="table-column">
      <style:table-column-properties fo:break-before="auto" style:column-width="2.125cm"/>
    </style:style>
    <style:style style:name="co28" style:family="table-column">
      <style:table-column-properties fo:break-before="auto" style:column-width="7.692cm"/>
    </style:style>
    <style:style style:name="co29" style:family="table-column">
      <style:table-column-properties fo:break-before="auto" style:column-width="6.796cm"/>
    </style:style>
    <style:style style:name="co30" style:family="table-column">
      <style:table-column-properties fo:break-before="auto" style:column-width="7.832cm"/>
    </style:style>
    <style:style style:name="co31" style:family="table-column">
      <style:table-column-properties fo:break-before="auto" style:column-width="5.51cm"/>
    </style:style>
    <style:style style:name="co32" style:family="table-column">
      <style:table-column-properties fo:break-before="auto" style:column-width="3.831cm"/>
    </style:style>
    <style:style style:name="co33" style:family="table-column">
      <style:table-column-properties fo:break-before="auto" style:column-width="10.488cm"/>
    </style:style>
    <style:style style:name="co34" style:family="table-column">
      <style:table-column-properties fo:break-before="auto" style:column-width="9.089cm"/>
    </style:style>
    <style:style style:name="co35" style:family="table-column">
      <style:table-column-properties fo:break-before="auto" style:column-width="2.35cm"/>
    </style:style>
    <style:style style:name="co36" style:family="table-column">
      <style:table-column-properties fo:break-before="auto" style:column-width="2.265cm"/>
    </style:style>
    <style:style style:name="co37" style:family="table-column">
      <style:table-column-properties fo:break-before="auto" style:column-width="3.3cm"/>
    </style:style>
    <style:style style:name="co38" style:family="table-column">
      <style:table-column-properties fo:break-before="auto" style:column-width="5.539cm"/>
    </style:style>
    <style:style style:name="co39" style:family="table-column">
      <style:table-column-properties fo:break-before="auto" style:column-width="1.623cm"/>
    </style:style>
    <style:style style:name="co40" style:family="table-column">
      <style:table-column-properties fo:break-before="auto" style:column-width="1.595cm"/>
    </style:style>
    <style:style style:name="co41" style:family="table-column">
      <style:table-column-properties fo:break-before="auto" style:column-width="18.237cm"/>
    </style:style>
    <style:style style:name="co42" style:family="table-column">
      <style:table-column-properties fo:break-before="auto" style:column-width="3.748cm"/>
    </style:style>
    <style:style style:name="co43" style:family="table-column">
      <style:table-column-properties fo:break-before="auto" style:column-width="2.014cm"/>
    </style:style>
    <style:style style:name="co44" style:family="table-column">
      <style:table-column-properties fo:break-before="auto" style:column-width="1.986cm"/>
    </style:style>
    <style:style style:name="co45" style:family="table-column">
      <style:table-column-properties fo:break-before="auto" style:column-width="1.734cm"/>
    </style:style>
    <style:style style:name="co46" style:family="table-column">
      <style:table-column-properties fo:break-before="auto" style:column-width="2.406cm"/>
    </style:style>
    <style:style style:name="co47" style:family="table-column">
      <style:table-column-properties fo:break-before="auto" style:column-width="2.937cm"/>
    </style:style>
    <style:style style:name="co48" style:family="table-column">
      <style:table-column-properties fo:break-before="auto" style:column-width="1.901cm"/>
    </style:style>
    <style:style style:name="co49" style:family="table-column">
      <style:table-column-properties fo:break-before="auto" style:column-width="1.873cm"/>
    </style:style>
    <style:style style:name="co50" style:family="table-column">
      <style:table-column-properties fo:break-before="auto" style:column-width="1.51cm"/>
    </style:style>
    <style:style style:name="co51" style:family="table-column">
      <style:table-column-properties fo:break-before="auto" style:column-width="1.958cm"/>
    </style:style>
    <style:style style:name="co52" style:family="table-column">
      <style:table-column-properties fo:break-before="auto" style:column-width="2.069cm"/>
    </style:style>
    <style:style style:name="co53" style:family="table-column">
      <style:table-column-properties fo:break-before="auto" style:column-width="1.566cm"/>
    </style:style>
    <style:style style:name="co54" style:family="table-column">
      <style:table-column-properties fo:break-before="auto" style:column-width="2.182cm"/>
    </style:style>
    <style:style style:name="co55" style:family="table-column">
      <style:table-column-properties fo:break-before="auto" style:column-width="1.453cm"/>
    </style:style>
    <style:style style:name="co56" style:family="table-column">
      <style:table-column-properties fo:break-before="auto" style:column-width="2.489cm"/>
    </style:style>
    <style:style style:name="co57" style:family="table-column">
      <style:table-column-properties fo:break-before="auto" style:column-width="2.321cm"/>
    </style:style>
    <style:style style:name="co58" style:family="table-column">
      <style:table-column-properties fo:break-before="auto" style:column-width="1.845cm"/>
    </style:style>
    <style:style style:name="co59" style:family="table-column">
      <style:table-column-properties fo:break-before="auto" style:column-width="2.21cm"/>
    </style:style>
    <style:style style:name="co60" style:family="table-column">
      <style:table-column-properties fo:break-before="auto" style:column-width="2.154cm"/>
    </style:style>
    <style:style style:name="co61" style:family="table-column">
      <style:table-column-properties fo:break-before="auto" style:column-width="1.677cm"/>
    </style:style>
    <style:style style:name="co62" style:family="table-column">
      <style:table-column-properties fo:break-before="auto" style:column-width="2.378cm"/>
    </style:style>
    <style:style style:name="co63" style:family="table-column">
      <style:table-column-properties fo:break-before="auto" style:column-width="2.293cm"/>
    </style:style>
    <style:style style:name="co64" style:family="table-column">
      <style:table-column-properties fo:break-before="auto" style:column-width="4.307cm"/>
    </style:style>
    <style:style style:name="co65" style:family="table-column">
      <style:table-column-properties fo:break-before="auto" style:column-width="4.867cm"/>
    </style:style>
    <style:style style:name="co66" style:family="table-column">
      <style:table-column-properties fo:break-before="auto" style:column-width="18.711cm"/>
    </style:style>
    <style:style style:name="co67" style:family="table-column">
      <style:table-column-properties fo:break-before="auto" style:column-width="3.581cm"/>
    </style:style>
    <style:style style:name="ro1" style:family="table-row">
      <style:table-row-properties style:row-height="1.032cm" fo:break-before="auto" style:use-optimal-row-height="false"/>
    </style:style>
    <style:style style:name="ro2" style:family="table-row">
      <style:table-row-properties style:row-height="2.117cm" fo:break-before="auto" style:use-optimal-row-height="false"/>
    </style:style>
    <style:style style:name="ro3" style:family="table-row">
      <style:table-row-properties style:row-height="0.582cm" fo:break-before="auto" style:use-optimal-row-height="false"/>
    </style:style>
    <style:style style:name="ro4" style:family="table-row">
      <style:table-row-properties style:row-height="1.005cm" fo:break-before="auto" style:use-optimal-row-height="false"/>
    </style:style>
    <style:style style:name="ro5" style:family="table-row">
      <style:table-row-properties style:row-height="0.476cm" fo:break-before="auto" style:use-optimal-row-height="false"/>
    </style:style>
    <style:style style:name="ro6" style:family="table-row">
      <style:table-row-properties style:row-height="0.556cm" fo:break-before="auto" style:use-optimal-row-height="false"/>
    </style:style>
    <style:style style:name="ro7" style:family="table-row">
      <style:table-row-properties style:row-height="0.45cm" fo:break-before="auto" style:use-optimal-row-height="false"/>
    </style:style>
    <style:style style:name="ro8" style:family="table-row">
      <style:table-row-properties style:row-height="3.757cm" fo:break-before="auto" style:use-optimal-row-height="false"/>
    </style:style>
    <style:style style:name="ro9" style:family="table-row">
      <style:table-row-properties style:row-height="1.409cm" fo:break-before="auto" style:use-optimal-row-height="false"/>
    </style:style>
    <style:style style:name="ro10" style:family="table-row">
      <style:table-row-properties style:row-height="1.296cm" fo:break-before="auto" style:use-optimal-row-height="false"/>
    </style:style>
    <style:style style:name="ro11" style:family="table-row">
      <style:table-row-properties style:row-height="0.609cm" fo:break-before="auto" style:use-optimal-row-height="false"/>
    </style:style>
    <style:style style:name="ro12" style:family="table-row">
      <style:table-row-properties style:row-height="0.88cm" fo:break-before="auto" style:use-optimal-row-height="false"/>
    </style:style>
    <style:style style:name="ro13" style:family="table-row">
      <style:table-row-properties style:row-height="2.302cm" fo:break-before="auto" style:use-optimal-row-height="false"/>
    </style:style>
    <style:style style:name="ro14" style:family="table-row">
      <style:table-row-properties style:row-height="4.233cm" fo:break-before="auto" style:use-optimal-row-height="false"/>
    </style:style>
    <style:style style:name="ro15" style:family="table-row">
      <style:table-row-properties style:row-height="4.154cm" fo:break-before="auto" style:use-optimal-row-height="false"/>
    </style:style>
    <style:style style:name="ro16" style:family="table-row">
      <style:table-row-properties style:row-height="4.313cm" fo:break-before="auto" style:use-optimal-row-height="false"/>
    </style:style>
    <style:style style:name="ro17" style:family="table-row">
      <style:table-row-properties style:row-height="4.048cm" fo:break-before="auto" style:use-optimal-row-height="false"/>
    </style:style>
    <style:style style:name="ro18" style:family="table-row">
      <style:table-row-properties style:row-height="4.101cm" fo:break-before="auto" style:use-optimal-row-height="false"/>
    </style:style>
    <style:style style:name="ro19" style:family="table-row">
      <style:table-row-properties style:row-height="4.26cm" fo:break-before="auto" style:use-optimal-row-height="false"/>
    </style:style>
    <style:style style:name="ro20" style:family="table-row">
      <style:table-row-properties style:row-height="4.339cm" fo:break-before="auto" style:use-optimal-row-height="false"/>
    </style:style>
    <style:style style:name="ro21" style:family="table-row">
      <style:table-row-properties style:row-height="4.286cm" fo:break-before="auto" style:use-optimal-row-height="false"/>
    </style:style>
    <style:style style:name="ro22" style:family="table-row">
      <style:table-row-properties style:row-height="4.445cm" fo:break-before="auto" style:use-optimal-row-height="false"/>
    </style:style>
    <style:style style:name="ro23" style:family="table-row">
      <style:table-row-properties style:row-height="4.366cm" fo:break-before="auto" style:use-optimal-row-height="false"/>
    </style:style>
    <style:style style:name="ro24" style:family="table-row">
      <style:table-row-properties style:row-height="4.942cm" fo:break-before="auto" style:use-optimal-row-height="false"/>
    </style:style>
    <style:style style:name="ro25" style:family="table-row">
      <style:table-row-properties style:row-height="4.413cm" fo:break-before="auto" style:use-optimal-row-height="false"/>
    </style:style>
    <style:style style:name="ro26" style:family="table-row">
      <style:table-row-properties style:row-height="4.584cm" fo:break-before="auto" style:use-optimal-row-height="false"/>
    </style:style>
    <style:style style:name="ro27" style:family="table-row">
      <style:table-row-properties style:row-height="4.101cm" fo:break-before="page" style:use-optimal-row-height="false"/>
    </style:style>
    <style:style style:name="ro28" style:family="table-row">
      <style:table-row-properties style:row-height="4.075cm" fo:break-before="auto" style:use-optimal-row-height="false"/>
    </style:style>
    <style:style style:name="ro29" style:family="table-row">
      <style:table-row-properties style:row-height="4.022cm" fo:break-before="auto" style:use-optimal-row-height="false"/>
    </style:style>
    <style:style style:name="ro30" style:family="table-row">
      <style:table-row-properties style:row-height="3.889cm" fo:break-before="auto" style:use-optimal-row-height="false"/>
    </style:style>
    <style:style style:name="ro31" style:family="table-row">
      <style:table-row-properties style:row-height="3.969cm" fo:break-before="auto" style:use-optimal-row-height="false"/>
    </style:style>
    <style:style style:name="ro32" style:family="table-row">
      <style:table-row-properties style:row-height="4.128cm" fo:break-before="auto" style:use-optimal-row-height="false"/>
    </style:style>
    <style:style style:name="ro33" style:family="table-row">
      <style:table-row-properties style:row-height="3.995cm" fo:break-before="auto" style:use-optimal-row-height="false"/>
    </style:style>
    <style:style style:name="ro34" style:family="table-row">
      <style:table-row-properties style:row-height="4.683cm" fo:break-before="auto" style:use-optimal-row-height="false"/>
    </style:style>
    <style:style style:name="ro35" style:family="table-row">
      <style:table-row-properties style:row-height="4.789cm" fo:break-before="auto" style:use-optimal-row-height="false"/>
    </style:style>
    <style:style style:name="ro36" style:family="table-row">
      <style:table-row-properties style:row-height="4.524cm" fo:break-before="auto" style:use-optimal-row-height="false"/>
    </style:style>
    <style:style style:name="ro37" style:family="table-row">
      <style:table-row-properties style:row-height="4.392cm" fo:break-before="auto" style:use-optimal-row-height="false"/>
    </style:style>
    <style:style style:name="ro38" style:family="table-row">
      <style:table-row-properties style:row-height="4.419cm" fo:break-before="auto" style:use-optimal-row-height="false"/>
    </style:style>
    <style:style style:name="ro39" style:family="table-row">
      <style:table-row-properties style:row-height="4.471cm" fo:break-before="auto" style:use-optimal-row-height="false"/>
    </style:style>
    <style:style style:name="ro40" style:family="table-row">
      <style:table-row-properties style:row-height="4.498cm" fo:break-before="auto" style:use-optimal-row-height="false"/>
    </style:style>
    <style:style style:name="ro41" style:family="table-row">
      <style:table-row-properties style:row-height="4.18cm" fo:break-before="auto" style:use-optimal-row-height="false"/>
    </style:style>
    <style:style style:name="ro42" style:family="table-row">
      <style:table-row-properties style:row-height="4.207cm" fo:break-before="auto" style:use-optimal-row-height="false"/>
    </style:style>
    <style:style style:name="ro43" style:family="table-row">
      <style:table-row-properties style:row-height="5.054cm" fo:break-before="auto" style:use-optimal-row-height="false"/>
    </style:style>
    <style:style style:name="ro44" style:family="table-row">
      <style:table-row-properties style:row-height="4.736cm" fo:break-before="auto" style:use-optimal-row-height="false"/>
    </style:style>
    <style:style style:name="ro45" style:family="table-row">
      <style:table-row-properties style:row-height="8.096cm" fo:break-before="auto" style:use-optimal-row-height="false"/>
    </style:style>
    <style:style style:name="ro46" style:family="table-row">
      <style:table-row-properties style:row-height="3.863cm" fo:break-before="page" style:use-optimal-row-height="false"/>
    </style:style>
    <style:style style:name="ro47" style:family="table-row">
      <style:table-row-properties style:row-height="3.942cm" fo:break-before="auto" style:use-optimal-row-height="false"/>
    </style:style>
    <style:style style:name="ro48" style:family="table-row">
      <style:table-row-properties style:row-height="4.551cm" fo:break-before="auto" style:use-optimal-row-height="false"/>
    </style:style>
    <style:style style:name="ro49" style:family="table-row">
      <style:table-row-properties style:row-height="3.836cm" fo:break-before="auto" style:use-optimal-row-height="false"/>
    </style:style>
    <style:style style:name="ro50" style:family="table-row">
      <style:table-row-properties style:row-height="0.88cm" fo:break-before="page" style:use-optimal-row-height="false"/>
    </style:style>
    <style:style style:name="ro51" style:family="table-row">
      <style:table-row-properties style:row-height="1.767cm" fo:break-before="auto" style:use-optimal-row-height="false"/>
    </style:style>
    <style:style style:name="ro52" style:family="table-row">
      <style:table-row-properties style:row-height="1.304cm" fo:break-before="auto" style:use-optimal-row-height="false"/>
    </style:style>
    <style:style style:name="ro53" style:family="table-row">
      <style:table-row-properties style:row-height="1.244cm" fo:break-before="auto" style:use-optimal-row-height="false"/>
    </style:style>
    <style:style style:name="ro54" style:family="table-row">
      <style:table-row-properties style:row-height="1.614cm" fo:break-before="auto" style:use-optimal-row-height="false"/>
    </style:style>
    <style:style style:name="ro55" style:family="table-row">
      <style:table-row-properties style:row-height="1.376cm" fo:break-before="auto" style:use-optimal-row-height="false"/>
    </style:style>
    <style:style style:name="ro56" style:family="table-row">
      <style:table-row-properties style:row-height="3.598cm" fo:break-before="auto" style:use-optimal-row-height="false"/>
    </style:style>
    <style:style style:name="ro57" style:family="table-row">
      <style:table-row-properties style:row-height="5.643cm" fo:break-before="auto" style:use-optimal-row-height="false"/>
    </style:style>
    <style:style style:name="ro58" style:family="table-row">
      <style:table-row-properties style:row-height="2.143cm" fo:break-before="auto" style:use-optimal-row-height="false"/>
    </style:style>
    <style:style style:name="ro59" style:family="table-row">
      <style:table-row-properties style:row-height="3.704cm" fo:break-before="auto" style:use-optimal-row-height="false"/>
    </style:style>
    <style:style style:name="ro60" style:family="table-row">
      <style:table-row-properties style:row-height="2.468cm" fo:break-before="auto" style:use-optimal-row-height="false"/>
    </style:style>
    <style:style style:name="ro61" style:family="table-row">
      <style:table-row-properties style:row-height="2.997cm" fo:break-before="auto" style:use-optimal-row-height="false"/>
    </style:style>
    <style:style style:name="ro62" style:family="table-row">
      <style:table-row-properties style:row-height="2.752cm" fo:break-before="auto" style:use-optimal-row-height="false"/>
    </style:style>
    <style:style style:name="ro63" style:family="table-row">
      <style:table-row-properties style:row-height="2.593cm" fo:break-before="auto" style:use-optimal-row-height="false"/>
    </style:style>
    <style:style style:name="ro64" style:family="table-row">
      <style:table-row-properties style:row-height="0.053cm" fo:break-before="auto" style:use-optimal-row-height="false"/>
    </style:style>
    <style:style style:name="ro65" style:family="table-row">
      <style:table-row-properties style:row-height="1.72cm" fo:break-before="auto" style:use-optimal-row-height="false"/>
    </style:style>
    <style:style style:name="ro66" style:family="table-row">
      <style:table-row-properties style:row-height="1.164cm" fo:break-before="auto" style:use-optimal-row-height="false"/>
    </style:style>
    <style:style style:name="ro67" style:family="table-row">
      <style:table-row-properties style:row-height="1.826cm" fo:break-before="auto" style:use-optimal-row-height="false"/>
    </style:style>
    <style:style style:name="ro68" style:family="table-row">
      <style:table-row-properties style:row-height="0.794cm" fo:break-before="auto" style:use-optimal-row-height="false"/>
    </style:style>
    <style:style style:name="ro69" style:family="table-row">
      <style:table-row-properties style:row-height="3.526cm" fo:break-before="auto" style:use-optimal-row-height="false"/>
    </style:style>
    <style:style style:name="ro70" style:family="table-row">
      <style:table-row-properties style:row-height="4.055cm" fo:break-before="auto" style:use-optimal-row-height="false"/>
    </style:style>
    <style:style style:name="ro71" style:family="table-row">
      <style:table-row-properties style:row-height="0.953cm" fo:break-before="auto" style:use-optimal-row-height="false"/>
    </style:style>
    <style:style style:name="ro72" style:family="table-row">
      <style:table-row-properties style:row-height="1.482cm" fo:break-before="auto" style:use-optimal-row-height="false"/>
    </style:style>
    <style:style style:name="ro73" style:family="table-row">
      <style:table-row-properties style:row-height="2.672cm" fo:break-before="auto" style:use-optimal-row-height="false"/>
    </style:style>
    <style:style style:name="ro74" style:family="table-row">
      <style:table-row-properties style:row-height="3.355cm" fo:break-before="auto" style:use-optimal-row-height="false"/>
    </style:style>
    <style:style style:name="ro75" style:family="table-row">
      <style:table-row-properties style:row-height="2.566cm" fo:break-before="auto" style:use-optimal-row-height="false"/>
    </style:style>
    <style:style style:name="ro76" style:family="table-row">
      <style:table-row-properties style:row-height="0.847cm" fo:break-before="auto" style:use-optimal-row-height="false"/>
    </style:style>
    <style:style style:name="ro77" style:family="table-row">
      <style:table-row-properties style:row-height="1.799cm" fo:break-before="auto" style:use-optimal-row-height="false"/>
    </style:style>
    <style:style style:name="ro78" style:family="table-row">
      <style:table-row-properties style:row-height="1.191cm" fo:break-before="auto" style:use-optimal-row-height="false"/>
    </style:style>
    <style:style style:name="ro79" style:family="table-row">
      <style:table-row-properties style:row-height="1.217cm" fo:break-before="auto" style:use-optimal-row-height="false"/>
    </style:style>
    <style:style style:name="ro80" style:family="table-row">
      <style:table-row-properties style:row-height="1.323cm" fo:break-before="auto" style:use-optimal-row-height="false"/>
    </style:style>
    <style:style style:name="ro81" style:family="table-row">
      <style:table-row-properties style:row-height="0.688cm" fo:break-before="auto" style:use-optimal-row-height="false"/>
    </style:style>
    <style:style style:name="ro82" style:family="table-row">
      <style:table-row-properties style:row-height="0.9cm" fo:break-before="auto" style:use-optimal-row-height="false"/>
    </style:style>
    <style:style style:name="ro83" style:family="table-row">
      <style:table-row-properties style:row-height="2.487cm" fo:break-before="auto" style:use-optimal-row-height="false"/>
    </style:style>
    <style:style style:name="ro84" style:family="table-row">
      <style:table-row-properties style:row-height="1.455cm" fo:break-before="auto" style:use-optimal-row-height="false"/>
    </style:style>
    <style:style style:name="ro85" style:family="table-row">
      <style:table-row-properties style:row-height="1.402cm" fo:break-before="auto" style:use-optimal-row-height="false"/>
    </style:style>
    <style:style style:name="ro86" style:family="table-row">
      <style:table-row-properties style:row-height="1.085cm" fo:break-before="auto" style:use-optimal-row-height="false"/>
    </style:style>
    <style:style style:name="ro87" style:family="table-row">
      <style:table-row-properties style:row-height="0.979cm" fo:break-before="auto" style:use-optimal-row-height="false"/>
    </style:style>
    <style:style style:name="ro88" style:family="table-row">
      <style:table-row-properties style:row-height="1.64cm" fo:break-before="auto" style:use-optimal-row-height="false"/>
    </style:style>
    <style:style style:name="ro89" style:family="table-row">
      <style:table-row-properties style:row-height="1.27cm" fo:break-before="auto" style:use-optimal-row-height="false"/>
    </style:style>
    <style:style style:name="ro90" style:family="table-row">
      <style:table-row-properties style:row-height="1.058cm" fo:break-before="auto" style:use-optimal-row-height="false"/>
    </style:style>
    <style:style style:name="ro91" style:family="table-row">
      <style:table-row-properties style:row-height="1.508cm" fo:break-before="auto" style:use-optimal-row-height="false"/>
    </style:style>
    <style:style style:name="ro92" style:family="table-row">
      <style:table-row-properties style:row-height="1.852cm" fo:break-before="auto" style:use-optimal-row-height="false"/>
    </style:style>
    <style:style style:name="ro93" style:family="table-row">
      <style:table-row-properties style:row-height="1.349cm" fo:break-before="auto" style:use-optimal-row-height="false"/>
    </style:style>
    <style:style style:name="ro94" style:family="table-row">
      <style:table-row-properties style:row-height="0.556cm" fo:break-before="auto" style:use-optimal-row-height="false"/>
    </style:style>
    <style:style style:name="ro95" style:family="table-row">
      <style:table-row-properties style:row-height="2.17cm" fo:break-before="auto" style:use-optimal-row-height="false"/>
    </style:style>
    <style:style style:name="ro96" style:family="table-row">
      <style:table-row-properties style:row-height="0.926cm" fo:break-before="auto" style:use-optimal-row-height="false"/>
    </style:style>
    <style:style style:name="ro97" style:family="table-row">
      <style:table-row-properties style:row-height="0.873cm" fo:break-before="auto" style:use-optimal-row-height="false"/>
    </style:style>
    <style:style style:name="ro98" style:family="table-row">
      <style:table-row-properties style:row-height="2.408cm" fo:break-before="auto" style:use-optimal-row-height="false"/>
    </style:style>
    <style:style style:name="ro99" style:family="table-row">
      <style:table-row-properties style:row-height="0.714cm" fo:break-before="auto" style:use-optimal-row-height="false"/>
    </style:style>
    <style:style style:name="ro100" style:family="table-row">
      <style:table-row-properties style:row-height="0.45cm" fo:break-before="auto" style:use-optimal-row-height="false"/>
    </style:style>
    <style:style style:name="ro101" style:family="table-row">
      <style:table-row-properties style:row-height="0.503cm" fo:break-before="auto" style:use-optimal-row-height="false"/>
    </style:style>
    <style:style style:name="ro102" style:family="table-row">
      <style:table-row-properties style:row-height="1.191cm" fo:break-before="auto" style:use-optimal-row-height="false"/>
    </style:style>
    <style:style style:name="ro103" style:family="table-row">
      <style:table-row-properties style:row-height="0.079cm" fo:break-before="auto" style:use-optimal-row-height="false"/>
    </style:style>
    <style:style style:name="ro104" style:family="table-row">
      <style:table-row-properties style:row-height="0.635cm" fo:break-before="auto" style:use-optimal-row-height="false"/>
    </style:style>
    <style:style style:name="ro105" style:family="table-row">
      <style:table-row-properties style:row-height="1.588cm" fo:break-before="auto" style:use-optimal-row-height="false"/>
    </style:style>
    <style:style style:name="ro106" style:family="table-row">
      <style:table-row-properties style:row-height="1.667cm" fo:break-before="auto" style:use-optimal-row-height="false"/>
    </style:style>
    <style:style style:name="ro107" style:family="table-row">
      <style:table-row-properties style:row-height="0.423cm" fo:break-before="auto" style:use-optimal-row-height="false"/>
    </style:style>
    <style:style style:name="ro108" style:family="table-row">
      <style:table-row-properties style:row-height="1.588cm" fo:break-before="auto" style:use-optimal-row-height="false"/>
    </style:style>
    <style:style style:name="ro109" style:family="table-row">
      <style:table-row-properties style:row-height="0.767cm" fo:break-before="auto" style:use-optimal-row-height="false"/>
    </style:style>
    <style:style style:name="ro110" style:family="table-row">
      <style:table-row-properties style:row-height="1.746cm" fo:break-before="auto" style:use-optimal-row-height="false"/>
    </style:style>
    <style:style style:name="ro111" style:family="table-row">
      <style:table-row-properties style:row-height="0.82cm" fo:break-before="auto" style:use-optimal-row-height="false"/>
    </style:style>
    <style:style style:name="ro112" style:family="table-row">
      <style:table-row-properties style:row-height="2.037cm" fo:break-before="auto" style:use-optimal-row-height="false"/>
    </style:style>
    <style:style style:name="ro113" style:family="table-row">
      <style:table-row-properties style:row-height="2.381cm" fo:break-before="auto" style:use-optimal-row-height="false"/>
    </style:style>
    <style:style style:name="ro114" style:family="table-row">
      <style:table-row-properties style:row-height="2.064cm" fo:break-before="auto" style:use-optimal-row-height="false"/>
    </style:style>
    <style:style style:name="ro115" style:family="table-row">
      <style:table-row-properties style:row-height="1.984cm" fo:break-before="auto" style:use-optimal-row-height="false"/>
    </style:style>
    <style:style style:name="ro116" style:family="table-row">
      <style:table-row-properties style:row-height="2.91cm" fo:break-before="auto" style:use-optimal-row-height="false"/>
    </style:style>
    <style:style style:name="ro117" style:family="table-row">
      <style:table-row-properties style:row-height="3.254cm" fo:break-before="auto" style:use-optimal-row-height="false"/>
    </style:style>
    <style:style style:name="ro118" style:family="table-row">
      <style:table-row-properties style:row-height="1.111cm" fo:break-before="auto" style:use-optimal-row-height="false"/>
    </style:style>
    <style:style style:name="ro119" style:family="table-row">
      <style:table-row-properties style:row-height="2.778cm" fo:break-before="auto" style:use-optimal-row-height="false"/>
    </style:style>
    <style:style style:name="ro120" style:family="table-row">
      <style:table-row-properties style:row-height="2.514cm" fo:break-before="auto" style:use-optimal-row-height="false"/>
    </style:style>
    <style:style style:name="ro121" style:family="table-row">
      <style:table-row-properties style:row-height="2.249cm" fo:break-before="auto" style:use-optimal-row-height="false"/>
    </style:style>
    <style:style style:name="ro122" style:family="table-row">
      <style:table-row-properties style:row-height="0.741cm" fo:break-before="auto" style:use-optimal-row-height="false"/>
    </style:style>
    <style:style style:name="ro123" style:family="table-row">
      <style:table-row-properties style:row-height="3.175cm" fo:break-before="auto" style:use-optimal-row-height="false"/>
    </style:style>
    <style:style style:name="ro124" style:family="table-row">
      <style:table-row-properties style:row-height="4.763cm" fo:break-before="auto" style:use-optimal-row-height="false"/>
    </style:style>
    <style:style style:name="ro125" style:family="table-row">
      <style:table-row-properties style:row-height="0.344cm" fo:break-before="auto" style:use-optimal-row-height="false"/>
    </style:style>
    <style:style style:name="ro126" style:family="table-row">
      <style:table-row-properties style:row-height="0.445cm" fo:break-before="auto" style:use-optimal-row-height="false"/>
    </style:style>
    <style:style style:name="ro127" style:family="table-row">
      <style:table-row-properties style:row-height="0.397cm" fo:break-before="auto" style:use-optimal-row-height="false"/>
    </style:style>
    <style:style style:name="ro128" style:family="table-row">
      <style:table-row-properties style:row-height="0.476cm" fo:break-before="auto" style:use-optimal-row-height="false"/>
    </style:style>
    <style:style style:name="ro129" style:family="table-row">
      <style:table-row-properties style:row-height="0.529cm" fo:break-before="auto" style:use-optimal-row-height="false"/>
    </style:style>
    <style:style style:name="ro130" style:family="table-row">
      <style:table-row-properties style:row-height="0.9cm" fo:break-before="auto" style:use-optimal-row-height="false"/>
    </style:style>
    <style:style style:name="ta1" style:family="table" style:master-page-name="PageStyle_5f_Menu">
      <style:table-properties table:display="true" style:writing-mode="lr-tb"/>
    </style:style>
    <style:style style:name="ta2" style:family="table" style:master-page-name="PageStyle_5f_EPM_20_System_20_Basic_20_Platform">
      <style:table-properties table:display="true" style:writing-mode="lr-tb"/>
    </style:style>
    <style:style style:name="ta3" style:family="table" style:master-page-name="PageStyle_5f_Non-Oracle_20_DBs">
      <style:table-properties table:display="true" style:writing-mode="lr-tb"/>
    </style:style>
    <style:style style:name="ta4" style:family="table" style:master-page-name="PageStyle_5f_Web_20_and_20_Application_20_Servers">
      <style:table-properties table:display="true" style:writing-mode="lr-tb"/>
    </style:style>
    <style:style style:name="ta5" style:family="table" style:master-page-name="PageStyle_5f_Non-Oracle_20_ID_20_and_20_Access_20_Mgmt">
      <style:table-properties table:display="true" style:writing-mode="lr-tb"/>
    </style:style>
    <style:style style:name="ta6" style:family="table" style:master-page-name="PageStyle_5f_IPv6_20_Certification_20_">
      <style:table-properties table:display="true" style:writing-mode="lr-tb"/>
    </style:style>
    <style:style style:name="ta7" style:family="table" style:master-page-name="PageStyle_5f_Translation_20_Support">
      <style:table-properties table:display="true" style:writing-mode="lr-tb"/>
    </style:style>
    <style:style style:name="ta8" style:family="table" style:master-page-name="PageStyle_5f_Mobile_20_Certification">
      <style:table-properties table:display="true" style:writing-mode="lr-tb"/>
    </style:style>
    <style:style style:name="ta9" style:family="table" style:master-page-name="PageStyle_5f_11.1.2.0_20_Release_20_Compatibility">
      <style:table-properties table:display="true" style:writing-mode="lr-tb"/>
    </style:style>
    <style:style style:name="ta10" style:family="table" style:master-page-name="PageStyle_5f_11.1.2.1_20_Release_20_Compatibility">
      <style:table-properties table:display="true" style:writing-mode="lr-tb"/>
    </style:style>
    <style:style style:name="ta11" style:family="table" style:master-page-name="PageStyle_5f_11.1.2.2_20_Release_20_Compatibility">
      <style:table-properties table:display="true" style:writing-mode="lr-tb"/>
    </style:style>
    <style:style style:name="ta12" style:family="table" style:master-page-name="PageStyle_5f_11.1.2.3_20_Release_20_Compatibility">
      <style:table-properties table:display="true" style:writing-mode="lr-tb"/>
    </style:style>
    <style:style style:name="ta13" style:family="table" style:master-page-name="PageStyle_5f_Document_20_Control">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Normal_20_3">
      <style:table-cell-properties style:glyph-orientation-vertical="0" fo:border-bottom="0.74pt solid #000000" fo:background-color="#ff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 style:family="table-cell" style:parent-style-name="Normal_20_3">
      <style:table-cell-properties style:glyph-orientation-vertical="0" fo:border-bottom="none" fo:background-color="#ccffff" style:diagonal-bl-tr="none" style:diagonal-tl-br="none" style:text-align-source="value-type" style:repeat-content="false" fo:wrap-option="wrap" fo:border-left="1.76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 style:family="table-cell" style:parent-style-name="Excel_5f_BuiltIn_5f_Hyperlink" style:data-style-name="N0">
      <style:table-cell-properties style:glyph-orientation-vertical="0" fo:border-bottom="0.74pt solid #000000" fo:background-color="#ccffff"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bold" style:font-size-asian="8pt" style:font-style-asian="normal" style:font-weight-asian="bold" style:font-name-complex="Arial" style:font-size-complex="8pt" style:font-style-complex="normal" style:font-weight-complex="bold"/>
    </style:style>
    <style:style style:name="ce4" style:family="table-cell" style:parent-style-name="Excel_5f_BuiltIn_5f_Hyperlink" style:data-style-name="N0">
      <style:table-cell-properties style:glyph-orientation-vertical="0" fo:border-bottom="1.76pt solid #000000" fo:background-color="#ccffff" style:cell-protect="protected" style:print-content="true" style:diagonal-bl-tr="none" style:diagonal-tl-br="none" style:text-align-source="value-type" style:repeat-content="false" fo:wrap-option="wrap" fo:border-left="1.76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bold" style:font-size-asian="8pt" style:font-style-asian="normal" style:font-weight-asian="bold" style:font-name-complex="Arial" style:font-size-complex="8pt" style:font-style-complex="normal" style:font-weight-complex="bold"/>
    </style:style>
    <style:style style:name="ce5" style:family="table-cell" style:parent-style-name="Normal_20_3">
      <style:table-cell-properties fo:padding="0.071cm"/>
    </style:style>
    <style:style style:name="ce6"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css3t:text-justify="auto" fo:margin-left="0cm" style:writing-mode="page"/>
    </style:style>
    <style:style style:name="ce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8"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hyperlink xlink:href="http://www.oracle.com/technetwork/middleware/ias/downloads/fusion-certification-100350.html" xlink:type="simple"/>
      </style:table-cell-properties>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bold" style:font-size-asian="8pt" style:font-style-asian="normal" style:font-weight-asian="bold" style:font-name-complex="Arial" style:font-size-complex="8pt" style:font-style-complex="normal" style:font-weight-complex="bold"/>
    </style:style>
    <style:style style:name="ce9"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hyperlink xlink:href="http://www.oracle.com/technetwork/middleware/ias/oracleas-supported-virtualization-089265.html" xlink:type="simple"/>
      </style:table-cell-properties>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bold" style:font-size-asian="8pt" style:font-style-asian="normal" style:font-weight-asian="bold" style:font-name-complex="Arial" style:font-size-complex="8pt" style:font-style-complex="normal" style:font-weight-complex="bold"/>
    </style:style>
    <style:style style:name="ce10" style:family="table-cell" style:parent-style-name="Normal_20_3">
      <style:table-cell-properties style:glyph-orientation-vertical="0" fo:border-bottom="0.74pt solid #000000" fo:background-color="#ff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Normal_20_3">
      <style:table-cell-properties style:glyph-orientation-vertical="0" fo:border-bottom="0.74pt solid #000000"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12" style:family="table-cell" style:parent-style-name="Normal_20_3">
      <style:table-cell-properties style:glyph-orientation-vertical="0" fo:border-bottom="0.74pt solid #000000" style:diagonal-bl-tr="none" style:diagonal-tl-br="none" style:text-align-source="value-type" style:repeat-content="false" fo:background-color="transparent"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13" style:family="table-cell" style:parent-style-name="Normal_20_3">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14" style:family="table-cell" style:parent-style-name="Normal_20_3">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style>
    <style:style style:name="ce15" style:family="table-cell" style:parent-style-name="Normal_20_3">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style>
    <style:style style:name="ce16" style:family="table-cell" style:parent-style-name="Normal_20_3">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style>
    <style:style style:name="ce1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8" style:family="table-cell" style:parent-style-name="Normal_20_3">
      <style:table-cell-properties style:glyph-orientation-vertical="0" fo:background-color="#ccffff"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9" style:family="table-cell" style:parent-style-name="Normal_20_3">
      <style:table-cell-properties style:glyph-orientation-vertical="0" fo:border-bottom="0.74pt solid #000000"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Normal_20_3">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21" style:family="table-cell" style:parent-style-name="Normal_20_3">
      <style:table-cell-properties style:glyph-orientation-vertical="0"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22" style:family="table-cell" style:parent-style-name="Normal_20_3">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23" style:family="table-cell" style:parent-style-name="Normal_20_3">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24" style:family="table-cell" style:parent-style-name="Normal_20_3">
      <style:table-cell-properties style:glyph-orientation-vertical="0" fo:border-bottom="0.74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25" style:family="table-cell" style:parent-style-name="Normal_20_3">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style>
    <style:style style:name="ce26" style:family="table-cell" style:parent-style-name="Normal_20_3">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style>
    <style:style style:name="ce27" style:family="table-cell" style:parent-style-name="Normal_20_3">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style>
    <style:style style:name="ce28" style:family="table-cell" style:parent-style-name="Normal_20_3">
      <style:table-cell-properties style:glyph-orientation-vertical="0" fo:border-bottom="0.74pt solid #000000" fo:background-color="#ccffff"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29" style:family="table-cell" style:parent-style-name="Normal_20_3">
      <style:table-cell-properties style:glyph-orientation-vertical="0" fo:border-bottom="0.74pt solid #000000"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30" style:family="table-cell" style:parent-style-name="Normal_20_3">
      <style:table-cell-properties style:glyph-orientation-vertical="0" fo:border-bottom="0.74pt solid #000000"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31" style:family="table-cell" style:parent-style-name="Normal_20_3">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style>
    <style:style style:name="ce32" style:family="table-cell" style:parent-style-name="Normal_20_3">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style>
    <style:style style:name="ce33" style:family="table-cell" style:parent-style-name="Normal_20_3">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style>
    <style:style style:name="ce34" style:family="table-cell" style:parent-style-name="Normal_20_3">
      <style:table-cell-properties style:glyph-orientation-vertical="0" fo:border-bottom="0.74pt solid #000000" fo:background-color="#ff0000"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36"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37"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38"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no-wrap" fo:border-left="0.74pt solid #000000" style:direction="ltr" fo:padding="0.071cm" fo:border-right="1.76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39" style:family="table-cell" style:parent-style-name="Normal_20_3">
      <style:table-cell-properties style:glyph-orientation-vertical="0" fo:border-bottom="0.74pt solid #000000" fo:background-color="#ccffff"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40" style:family="table-cell" style:parent-style-name="Normal_20_3">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css3t:text-justify="auto" fo:margin-left="0cm" style:writing-mode="page"/>
    </style:style>
    <style:style style:name="ce41" style:family="table-cell" style:parent-style-name="Normal_20_3">
      <style:table-cell-properties style:glyph-orientation-vertical="0" fo:border-bottom="non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4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hyperlink xlink:href="http://www.oracle.com/technetwork/middleware/ias/downloads/fusion-certification-100350.html" xlink:type="simple"/>
      </style:table-cell-properties>
      <style:paragraph-properties css3t:text-justify="auto" fo:margin-left="0cm" style:writing-mode="page"/>
    </style:style>
    <style:style style:name="ce43"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bold" style:font-size-asian="8pt" style:font-style-asian="normal" style:font-weight-asian="bold" style:font-name-complex="Arial" style:font-size-complex="8pt" style:font-style-complex="normal" style:font-weight-complex="bold"/>
    </style:style>
    <style:style style:name="ce44" style:family="table-cell" style:parent-style-name="Default">
      <style:table-cell-properties style:diagonal-bl-tr="none" style:diagonal-tl-br="none" fo:border="none" fo:padding="0.071cm" style:rotation-align="none"/>
    </style:style>
    <style:style style:name="ce4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hyperlink xlink:href="http://www.oracle.com/technetwork/middleware/ias/downloads/fusion-certification-100350.html" xlink:type="simple"/>
      </style:table-cell-properties>
      <style:paragraph-properties css3t:text-justify="auto" fo:margin-left="0cm" style:writing-mode="page"/>
    </style:style>
    <style:style style:name="ce46" style:family="table-cell" style:parent-style-name="Default">
      <style:table-cell-properties style:glyph-orientation-vertical="0" fo:background-color="#ff0000"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47" style:family="table-cell" style:parent-style-name="Default">
      <style:table-cell-properties style:glyph-orientation-vertical="0" fo:border-bottom="0.74pt solid #000000" fo:background-color="#ccffff"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8" style:family="table-cell" style:parent-style-name="Excel_5f_BuiltIn_5f_Hyperlink" style:data-style-name="N0">
      <style:table-cell-properties style:glyph-orientation-vertical="0" fo:border-bottom="none" fo:background-color="#ccffff" style:cell-protect="protected" style:print-content="true"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49" style:family="table-cell" style:parent-style-name="Excel_5f_BuiltIn_5f_Hyperlink" style:data-style-name="N0">
      <style:table-cell-properties style:glyph-orientation-vertical="0" fo:border-bottom="none" fo:background-color="#ccffff" style:cell-protect="protected" style:print-content="true"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50" style:family="table-cell" style:parent-style-name="Excel_5f_BuiltIn_5f_Hyperlink" style:data-style-name="N0">
      <style:table-cell-properties style:glyph-orientation-vertical="0" fo:border-bottom="0.74pt solid #000000" fo:background-color="#ccffff" style:cell-protect="protected" style:print-content="true"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51" style:family="table-cell" style:parent-style-name="Default">
      <style:table-cell-properties style:glyph-orientation-vertical="0" fo:border-bottom="0.74pt solid #000000" fo:background-color="#ff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52" style:family="table-cell" style:parent-style-name="Default">
      <style:table-cell-properties style:glyph-orientation-vertical="0" fo:border-bottom="none" fo:background-color="#c0c0c0"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5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9" style:family="table-cell" style:parent-style-name="Default">
      <style:table-cell-properties style:glyph-orientation-vertical="0" fo:border-bottom="0.74pt solid #000000" fo:background-color="#969696" style:diagonal-bl-tr="none" style:diagonal-tl-br="none" style:text-align-source="value-type"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glyph-orientation-vertical="0" fo:border-bottom="none" fo:background-color="#969696"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61" style:family="table-cell" style:parent-style-name="Default">
      <style:table-cell-properties style:glyph-orientation-vertical="0" fo:border-bottom="0.74pt solid #000000" fo:background-color="#969696"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62" style:family="table-cell" style:parent-style-name="Default">
      <style:table-cell-properties fo:padding="0.071cm"/>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top" loext:vertical-justify="auto"/>
      <style:paragraph-properties fo:text-align="center" css3t:text-justify="auto" fo:margin-left="0cm" style:writing-mode="page"/>
    </style:style>
    <style:style style:name="ce6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65"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hyperlink xlink:href="#EPM System Basic Platform.A193" xlink:type="simple"/>
      </style:table-cell-properties>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6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hyperlink xlink:href="#EPM System Basic Platform.A213" xlink:type="simple"/>
      </style:table-cell-properties>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67"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hyperlink xlink:href="#EPM System Basic Platform.A231" xlink:type="simple"/>
      </style:table-cell-properties>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Normal_20_4">
      <style:table-cell-properties style:glyph-orientation-vertical="0" fo:border-bottom="0.74pt solid #000000" style:diagonal-bl-tr="none" style:diagonal-tl-br="none" style:text-align-source="value-type" style:repeat-content="false" fo:background-color="transparent" fo:wrap-option="wrap" fo:border-left="none"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3" style:family="table-cell" style:parent-style-name="Default">
      <style:table-cell-properties style:glyph-orientation-vertical="0" fo:border-bottom="none" fo:background-color="#ffffff"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75" style:family="table-cell" style:parent-style-name="Default">
      <style:table-cell-properties style:glyph-orientation-vertical="0" fo:border-bottom="none" fo:background-color="#969696"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76" style:family="table-cell" style:parent-style-name="Default">
      <style:table-cell-properties style:glyph-orientation-vertical="0" fo:background-color="#969696"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77" style:family="table-cell" style:parent-style-name="Default">
      <style:table-cell-properties style:glyph-orientation-vertical="0" fo:border-bottom="0.74pt solid #000000" fo:background-color="#969696"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78"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 style:family="table-cell" style:parent-style-name="Normal_20_2">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Normal_20_5">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3" style:family="table-cell" style:parent-style-name="Default">
      <style:table-cell-properties style:glyph-orientation-vertical="0" fo:border-bottom="0.74pt solid #000000" fo:background-color="#c0c0c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4"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5"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87"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style>
    <style:style style:name="ce88"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style>
    <style:style style:name="ce8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top" loext:vertical-justify="auto"/>
      <style:paragraph-properties css3t:text-justify="auto" fo:margin-left="0cm" style:writing-mode="page"/>
    </style:style>
    <style:style style:name="ce90"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1"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2" style:family="table-cell" style:parent-style-name="Default">
      <style:table-cell-properties style:glyph-orientation-vertical="0" fo:border-bottom="0.74pt solid #000000" fo:background-color="#c0c0c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5"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fo:color="#339966"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 style:family="table-cell" style:parent-style-name="Default">
      <style:table-cell-properties style:glyph-orientation-vertical="0" fo:border-bottom="none" fo:background-color="#c0c0c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5"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7"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style>
    <style:style style:name="ce10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11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11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13" style:family="table-cell" style:parent-style-name="Default">
      <style:table-cell-properties style:glyph-orientation-vertical="0" fo:border-bottom="none" fo:background-color="#c0c0c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4"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style>
    <style:style style:name="ce116"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style>
    <style:style style:name="ce117"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1"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2"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style>
    <style:style style:name="ce123"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4"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5"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6"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style>
    <style:style style:name="ce130"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7" style:family="table-cell" style:parent-style-name="Default">
      <style:table-cell-properties style:glyph-orientation-vertical="0" fo:border-bottom="0.74pt solid #000000" fo:background-color="#ff000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2"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14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5" style:family="table-cell" style:parent-style-name="Default">
      <style:table-cell-properties style:glyph-orientation-vertical="0" fo:border-bottom="0.74pt solid #000000" fo:background-color="#ff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146" style:family="table-cell" style:parent-style-name="Default">
      <style:table-cell-properties style:glyph-orientation-vertical="0" fo:border-bottom="0.74pt solid #000000"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0"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style:glyph-orientation-vertical="0" fo:background-color="#969696"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2" style:family="table-cell" style:parent-style-name="Default">
      <style:table-cell-properties style:glyph-orientation-vertical="0" fo:background-color="#c0c0c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53"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154"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15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6" style:family="table-cell" style:parent-style-name="Default">
      <style:table-cell-properties style:glyph-orientation-vertical="0" fo:background-color="#c0c0c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7" style:family="table-cell" style:parent-style-name="Default">
      <style:table-cell-properties style:glyph-orientation-vertical="0" fo:background-color="#c0c0c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8"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159"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60" style:family="table-cell" style:parent-style-name="Default">
      <style:table-cell-properties fo:border-bottom="none" style:diagonal-bl-tr="none" style:diagonal-tl-br="none" fo:border-left="0.74pt solid #000000" fo:padding="0.071cm" fo:border-right="0.74pt solid #000000" style:rotation-align="none" fo:border-top="0.74pt solid #000000"/>
    </style:style>
    <style:style style:name="ce161" style:family="table-cell" style:parent-style-name="Default">
      <style:table-cell-properties style:diagonal-bl-tr="none" style:diagonal-tl-br="none" fo:border="0.74pt solid #000000" fo:padding="0.071cm" style:rotation-align="none"/>
    </style:style>
    <style:style style:name="ce16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63" style:family="table-cell" style:parent-style-name="Default">
      <style:table-cell-properties fo:border-bottom="0.74pt solid #000000" style:diagonal-bl-tr="none" style:diagonal-tl-br="none" fo:border-left="none" fo:padding="0.071cm" fo:border-right="0.74pt solid #000000" style:rotation-align="none" fo:border-top="0.74pt solid #000000"/>
    </style:style>
    <style:style style:name="ce164"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165"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16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67"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0" style:family="table-cell" style:parent-style-name="Default">
      <style:table-cell-properties fo:padding="0.071cm"/>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1" style:family="table-cell" style:parent-style-name="Default">
      <style:table-cell-properties style:glyph-orientation-vertical="0" fo:background-color="#ff000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7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4" style:family="table-cell" style:parent-style-name="Default">
      <style:table-cell-properties style:glyph-orientation-vertical="0" fo:border-bottom="0.74pt solid #000000" fo:background-color="#969696" style:diagonal-bl-tr="none" style:diagonal-tl-br="none" style:text-align-source="value-type" style:repeat-content="false" fo:wrap-option="no-wrap" fo:border-left="0.74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5" style:family="table-cell" style:parent-style-name="Default">
      <style:table-cell-properties style:glyph-orientation-vertical="0" fo:border-bottom="none" fo:background-color="#969696"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6" style:family="table-cell" style:parent-style-name="Default">
      <style:table-cell-properties style:glyph-orientation-vertical="0" fo:border-bottom="0.74pt solid #000000" fo:background-color="#969696"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8"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fo:color="#339966"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Default">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2" style:family="table-cell" style:parent-style-name="Default">
      <style:table-cell-properties style:glyph-orientation-vertical="0" fo:border-bottom="none" fo:background-color="#969696"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3" style:family="table-cell" style:parent-style-name="Default">
      <style:table-cell-properties style:glyph-orientation-vertical="0" fo:background-color="#969696" style:diagonal-bl-tr="none" style:diagonal-tl-br="non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4" style:family="table-cell" style:parent-style-name="Default">
      <style:table-cell-properties style:glyph-orientation-vertical="0" fo:border-bottom="0.74pt solid #000000" fo:background-color="#969696"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6"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7"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0" style:family="table-cell" style:parent-style-name="Default" style:data-style-name="N0">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 style:family="table-cell" style:parent-style-name="Default" style:data-style-name="N0">
      <style:table-cell-properties style:glyph-orientation-vertical="0" fo:border-bottom="0.74pt solid #000000" style:diagonal-bl-tr="none" style:diagonal-tl-br="none" style:text-align-source="value-type" style:repeat-content="false" fo:background-color="transparent" fo:wrap-option="wrap" fo:border-left="none"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 style:family="table-cell" style:parent-style-name="Default">
      <style:table-cell-properties style:glyph-orientation-vertical="0" fo:background-color="#ff000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195"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196" style:family="table-cell" style:parent-style-name="Default">
      <style:table-cell-properties fo:border-bottom="0.74pt solid #000000" style:diagonal-bl-tr="none" style:diagonal-tl-br="none" fo:border-left="0.74pt solid #000000" fo:padding="0.071cm" fo:border-right="none" style:rotation-align="none" fo:border-top="0.74pt solid #000000"/>
    </style:style>
    <style:style style:name="ce197"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98" style:family="table-cell" style:parent-style-name="Default">
      <style:table-cell-properties style:glyph-orientation-vertical="0" fo:background-color="#ff000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0"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1"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2" style:family="table-cell" style:parent-style-name="Default">
      <style:table-cell-properties style:glyph-orientation-vertical="0" fo:border-bottom="0.74pt solid #000000" fo:background-color="#ff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3"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204" style:family="table-cell" style:parent-style-name="Normal_5f_Web_20_and_20_Application_20_Servers">
      <style:table-cell-properties style:glyph-orientation-vertical="0" fo:background-color="#969696"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206" style:family="table-cell" style:parent-style-name="Default">
      <style:table-cell-properties style:glyph-orientation-vertical="0" fo:border-bottom="none" fo:background-color="#c0c0c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0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style>
    <style:style style:name="ce20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1" style:family="table-cell" style:parent-style-name="Default">
      <style:table-cell-properties style:glyph-orientation-vertical="0" fo:border-bottom="0.74pt solid #000000"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212"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3" style:family="table-cell" style:parent-style-name="Default">
      <style:table-cell-properties style:glyph-orientation-vertical="0" fo:border-bottom="0.74pt solid #000000"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214" style:family="table-cell" style:parent-style-name="Default">
      <style:table-cell-properties fo:border-bottom="none" style:diagonal-bl-tr="none" style:diagonal-tl-br="none" fo:border-left="0.74pt solid #000000" fo:padding="0.071cm" fo:border-right="0.74pt solid #000000" style:rotation-align="none" fo:border-top="none"/>
    </style:style>
    <style:style style:name="ce215" style:family="table-cell" style:parent-style-name="Default">
      <style:table-cell-properties fo:border-bottom="0.74pt solid #000000" style:diagonal-bl-tr="none" style:diagonal-tl-br="none" fo:border-left="0.74pt solid #000000" fo:padding="0.071cm" fo:border-right="0.74pt solid #000000" style:rotation-align="none" fo:border-top="none"/>
    </style:style>
    <style:style style:name="ce216" style:family="table-cell" style:parent-style-name="Default">
      <style:table-cell-properties style:glyph-orientation-vertical="0" fo:border-bottom="none"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17"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style>
    <style:style style:name="ce219"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220" style:family="table-cell" style:parent-style-name="Default">
      <style:table-cell-properties style:glyph-orientation-vertical="0" fo:border-bottom="0.74pt solid #000000"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21" style:family="table-cell" style:parent-style-name="Default">
      <style:table-cell-properties style:diagonal-bl-tr="none" style:diagonal-tl-br="none" fo:background-color="transparent" fo:border="none" fo:padding="0.071cm" style:rotation-align="none"/>
    </style:style>
    <style:style style:name="ce222" style:family="table-cell" style:parent-style-name="Default">
      <style:table-cell-properties fo:border-bottom="0.74pt solid #000000" style:diagonal-bl-tr="none" style:diagonal-tl-br="none" fo:background-color="transparent" fo:border-left="none" fo:padding="0.071cm" fo:border-right="0.74pt solid #000000" style:rotation-align="none" fo:border-top="0.74pt solid #000000"/>
    </style:style>
    <style:style style:name="ce223" style:family="table-cell" style:parent-style-name="Default">
      <style:table-cell-properties fo:background-color="transparent" fo:padding="0.071cm"/>
    </style:style>
    <style:style style:name="ce224" style:family="table-cell" style:parent-style-name="Default">
      <style:table-cell-properties style:glyph-orientation-vertical="0" fo:border-bottom="none" fo:background-color="#969696"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style>
    <style:style style:name="ce225"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226"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7" style:family="table-cell" style:parent-style-name="Default">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8"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229"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0.74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0" style:family="table-cell" style:parent-style-name="Default">
      <style:table-cell-properties style:glyph-orientation-vertical="0" fo:background-color="#ff000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23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4" style:family="table-cell" style:parent-style-name="Default">
      <style:table-cell-properties style:glyph-orientation-vertical="0" fo:border-bottom="none" fo:background-color="#969696"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235" style:family="table-cell" style:parent-style-name="Default">
      <style:table-cell-properties style:glyph-orientation-vertical="0" fo:border-bottom="none" fo:background-color="#969696"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236" style:family="table-cell" style:parent-style-name="Default">
      <style:table-cell-properties style:glyph-orientation-vertical="0" fo:background-color="#c0c0c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Default">
      <style:table-cell-properties fo:border-bottom="none" style:diagonal-bl-tr="none" style:diagonal-tl-br="none" fo:border-left="none" fo:padding="0.071cm" fo:border-right="0.74pt solid #000000" style:rotation-align="none" fo:border-top="0.74pt solid #000000"/>
    </style:style>
    <style:style style:name="ce238" style:family="table-cell" style:parent-style-name="Normal_20_3">
      <style:table-cell-properties style:glyph-orientation-vertical="0" fo:border-bottom="none" fo:background-color="#ff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39" style:family="table-cell" style:parent-style-name="Normal_20_3">
      <style:table-cell-properties style:glyph-orientation-vertical="0" fo:border-bottom="0.74pt solid #000000" fo:background-color="#cc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0" style:family="table-cell" style:parent-style-name="Default">
      <style:table-cell-properties style:glyph-orientation-vertical="0" fo:background-color="#c0c0c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3">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2" style:family="table-cell" style:parent-style-name="Normal_20_3">
      <style:table-cell-properties style:glyph-orientation-vertical="0" fo:background-color="#c0c0c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244" style:family="table-cell" style:parent-style-name="Normal_20_3">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5" style:family="table-cell" style:parent-style-name="Normal_20_3">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6" style:family="table-cell" style:parent-style-name="Normal_20_3">
      <style:table-cell-properties style:glyph-orientation-vertical="0" fo:background-color="#c0c0c0" style:diagonal-bl-tr="none" style:diagonal-tl-br="none" style:text-align-source="value-type" style:repeat-content="false"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7" style:family="table-cell" style:parent-style-name="Normal_20_3">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8" style:family="table-cell" style:parent-style-name="Normal_20_3">
      <style:table-cell-properties style:glyph-orientation-vertical="0" fo:border-bottom="none" style:diagonal-bl-tr="none" style:diagonal-tl-br="none" style:text-align-source="value-type"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9" style:family="table-cell" style:parent-style-name="Normal_20_3">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0" style:family="table-cell" style:parent-style-name="Normal_20_3">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1" style:family="table-cell" style:parent-style-name="Normal_20_3">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253" style:family="table-cell" style:parent-style-name="Normal_20_3">
      <style:table-cell-properties fo:background-color="#c0c0c0"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3">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5" style:family="table-cell" style:parent-style-name="Normal_20_3">
      <style:table-cell-properties style:glyph-orientation-vertical="0" fo:border-bottom="0.74pt solid #000000" fo:background-color="#ff0000" style:diagonal-bl-tr="none" style:diagonal-tl-br="none" style:text-align-source="fix" style:repeat-content="false" fo:wrap-option="wrap" fo:border-left="0.74pt solid #000000" style:direction="ltr" fo:padding="0.071cm" fo:border-right="none" style:rotation-angle="0" style:rotation-align="none" style:shrink-to-fit="false" fo:border-top="1.76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6" style:family="table-cell" style:parent-style-name="Normal_20_3">
      <style:table-cell-properties style:glyph-orientation-vertical="0" fo:border-bottom="0.74pt solid #000000"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57" style:family="table-cell" style:parent-style-name="Normal_20_3">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8" style:family="table-cell" style:parent-style-name="Normal_20_3">
      <style:table-cell-properties style:glyph-orientation-vertical="0" fo:border-bottom="none" style:diagonal-bl-tr="none" style:diagonal-tl-br="none" style:text-align-source="value-type" style:repeat-content="false" fo:background-color="transparent" fo:wrap-option="wrap" fo:border-left="0.74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9" style:family="table-cell" style:parent-style-name="Normal_20_3">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0" style:family="table-cell" style:parent-style-name="Normal_20_3">
      <style:table-cell-properties fo:background-color="#c0c0c0" style:diagonal-bl-tr="none" style:diagonal-tl-br="none" fo:border="none" fo:padding="0.071cm" style:rotation-align="none"/>
    </style:style>
    <style:style style:name="ce261" style:family="table-cell" style:parent-style-name="Normal_20_3">
      <style:table-cell-properties fo:background-color="#c0c0c0" fo:padding="0.071cm"/>
    </style:style>
    <style:style style:name="ce262" style:family="table-cell" style:parent-style-name="Normal_20_3">
      <style:table-cell-properties style:glyph-orientation-vertical="0" fo:background-color="#c0c0c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3" style:family="table-cell" style:parent-style-name="Normal_20_3">
      <style:table-cell-properties fo:background-color="transparent" fo:padding="0.071cm"/>
    </style:style>
    <style:style style:name="ce264"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65" style:family="table-cell" style:parent-style-name="Default">
      <style:table-cell-properties style:glyph-orientation-vertical="0" fo:border-bottom="0.74pt solid #000000" fo:background-color="#cc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6"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8" style:family="table-cell" style:parent-style-name="Default">
      <style:table-cell-properties style:glyph-orientation-vertical="0" fo:border-bottom="0.74pt solid #000000" fo:background-color="#c0c0c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9" style:family="table-cell" style:parent-style-name="Default">
      <style:table-cell-properties style:glyph-orientation-vertical="0" fo:border-bottom="none" fo:background-color="#c0c0c0"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0"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7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5"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8"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9" style:family="table-cell" style:parent-style-name="Default">
      <style:table-cell-properties style:glyph-orientation-vertical="0" fo:border-bottom="0.74pt solid #000000" fo:background-color="#c0c0c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80"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8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2"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283" style:family="table-cell" style:parent-style-name="Default">
      <style:table-cell-properties style:glyph-orientation-vertical="0" fo:border-bottom="none" fo:background-color="#c0c0c0"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284" style:family="table-cell" style:parent-style-name="Default">
      <style:table-cell-properties style:glyph-orientation-vertical="0" fo:border-bottom="0.74pt solid #000000" fo:background-color="#c0c0c0"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285"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286" style:family="table-cell" style:parent-style-name="Default">
      <style:table-cell-properties style:glyph-orientation-vertical="0" fo:border-bottom="none" fo:background-color="#ff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87"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8" style:family="table-cell" style:parent-style-name="Default">
      <style:table-cell-properties style:glyph-orientation-vertical="0" fo:border-bottom="0.74pt solid #000000" fo:background-color="#ff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89"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0" style:family="table-cell" style:parent-style-name="Default">
      <style:table-cell-properties style:glyph-orientation-vertical="0" fo:border-bottom="none" fo:background-color="#ff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9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2" style:family="table-cell" style:parent-style-name="Default">
      <style:table-cell-properties style:glyph-orientation-vertical="0" fo:border-bottom="0.74pt solid #000000" fo:background-color="#c0c0c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3" style:family="table-cell" style:parent-style-name="Default">
      <style:table-cell-properties style:glyph-orientation-vertical="0" fo:border-bottom="0.74pt solid #000000" fo:background-color="#ff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4" style:family="table-cell" style:parent-style-name="Default">
      <style:table-cell-properties fo:border-bottom="none" fo:background-color="#969696" style:diagonal-bl-tr="none" style:diagonal-tl-br="none" fo:border-left="none" fo:padding="0.071cm" fo:border-right="0.74pt solid #000000" style:rotation-align="none" fo:border-top="0.74pt solid #000000"/>
    </style:style>
    <style:style style:name="ce29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96" style:family="table-cell" style:parent-style-name="Default">
      <style:table-cell-properties style:glyph-orientation-vertical="0" fo:border-bottom="0.74pt solid #000000" fo:background-color="#ff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7" style:family="table-cell" style:parent-style-name="Default">
      <style:table-cell-properties style:glyph-orientation-vertical="0" fo:border-bottom="0.74pt solid #000000" fo:background-color="#ff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98" style:family="table-cell" style:parent-style-name="Default">
      <style:table-cell-properties style:glyph-orientation-vertical="0" fo:background-color="#ffffff" style:diagonal-bl-tr="none" style:diagonal-tl-br="none" style:text-align-source="value-type" style:repeat-content="false" fo:wrap-option="no-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0" style:family="table-cell" style:parent-style-name="Default">
      <style:table-cell-properties style:glyph-orientation-vertical="0" fo:background-color="#333333"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1"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2" style:family="table-cell" style:parent-style-name="Default">
      <style:table-cell-properties style:glyph-orientation-vertical="0" fo:border-bottom="none" fo:background-color="#ffffff"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style>
    <style:style style:name="ce303"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style>
    <style:style style:name="ce304" style:family="table-cell" style:parent-style-name="Default">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305"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7"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8"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9" style:family="table-cell" style:parent-style-name="Default">
      <style:table-cell-properties style:glyph-orientation-vertical="0" fo:border-bottom="none" fo:background-color="#ff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0"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2"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3" style:family="table-cell" style:parent-style-name="Default">
      <style:table-cell-properties style:glyph-orientation-vertical="0" fo:border-bottom="none" fo:background-color="#ff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14"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15" style:family="table-cell" style:parent-style-name="Default">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6" style:family="table-cell" style:parent-style-name="Default">
      <style:table-cell-properties style:glyph-orientation-vertical="0" fo:border-bottom="0.74pt solid #000000" fo:background-color="#ff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7" style:family="table-cell" style:parent-style-name="Default">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3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19" style:family="table-cell" style:parent-style-name="Default">
      <style:table-cell-properties style:glyph-orientation-vertical="0" fo:background-color="#ffffff"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320"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1" style:family="table-cell" style:parent-style-name="Default">
      <style:table-cell-properties style:glyph-orientation-vertical="0" fo:background-color="#333333"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3"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24"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top" loext:vertical-justify="auto">
        <style:hyperlink xlink:href="http://www.oracle.com/technetwork/middleware/bi-foundation/obi-epm-integration-355043.pdf" xlink:type="simple"/>
      </style:table-cell-properties>
      <style:paragraph-properties fo:text-align="start" css3t:text-justify="auto" fo:margin-left="0cm" style:writing-mode="page"/>
    </style:style>
    <style:style style:name="ce325" style:family="table-cell" style:parent-style-name="Default">
      <style:table-cell-properties fo:border-bottom="0.74pt solid #000000" fo:background-color="#ffffff" style:diagonal-bl-tr="none" style:diagonal-tl-br="none" fo:border-left="0.74pt solid #000000" fo:padding="0.071cm" fo:border-right="none" style:rotation-align="none" fo:border-top="0.74pt solid #000000"/>
    </style:style>
    <style:style style:name="ce326" style:family="table-cell" style:parent-style-name="Default">
      <style:table-cell-properties style:glyph-orientation-vertical="0" fo:border-bottom="0.74pt solid #000000" fo:background-color="#333333"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27" style:family="table-cell" style:parent-style-name="Default">
      <style:table-cell-properties fo:border-bottom="0.74pt solid #000000" fo:background-color="#ffffff" style:diagonal-bl-tr="none" style:diagonal-tl-br="none" fo:border-left="none" fo:padding="0.071cm" fo:border-right="none" style:rotation-align="none" fo:border-top="0.74pt solid #000000"/>
    </style:style>
    <style:style style:name="ce32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0"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1" style:family="table-cell" style:parent-style-name="Default">
      <style:table-cell-properties style:glyph-orientation-vertical="0" fo:border-bottom="0.74pt solid #000000" fo:background-color="#ffffff"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3" style:family="table-cell" style:parent-style-name="Default">
      <style:table-cell-properties style:glyph-orientation-vertical="0" fo:border-bottom="0.74pt solid #000000" fo:background-color="#333333"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3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6" style:family="table-cell" style:parent-style-name="Default">
      <style:table-cell-properties style:glyph-orientation-vertical="0" fo:border-bottom="0.74pt solid #000000" fo:background-color="#333333"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3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8" style:family="table-cell" style:parent-style-name="Default">
      <style:table-cell-properties style:glyph-orientation-vertical="0"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33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0" style:family="table-cell" style:parent-style-name="Default">
      <style:table-cell-properties style:glyph-orientation-vertical="0" fo:border-bottom="0.74pt solid #000000"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4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2" style:family="table-cell" style:parent-style-name="Default">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343" style:family="table-cell" style:parent-style-name="Default">
      <style:table-cell-properties style:glyph-orientation-vertical="0" fo:border-bottom="none" fo:background-color="#ff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344" style:family="table-cell" style:parent-style-name="Default">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34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6" style:family="table-cell" style:parent-style-name="Default">
      <style:table-cell-properties style:glyph-orientation-vertical="0" fo:border-bottom="none" fo:background-color="#ff0000"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347" style:family="table-cell" style:parent-style-name="Default">
      <style:table-cell-properties style:glyph-orientation-vertical="0" fo:border-bottom="none" fo:background-color="#ff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8"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style>
    <style:style style:name="ce349" style:family="table-cell" style:parent-style-name="Default">
      <style:table-cell-properties style:glyph-orientation-vertical="0" fo:border-bottom="none"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0" style:family="table-cell" style:parent-style-name="Default">
      <style:table-cell-properties style:glyph-orientation-vertical="0" fo:border-bottom="none"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1" style:family="table-cell" style:parent-style-name="Default">
      <style:table-cell-properties style:glyph-orientation-vertical="0" fo:border-bottom="none" fo:background-color="#ff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3" style:family="table-cell" style:parent-style-name="Default">
      <style:table-cell-properties fo:background-color="#c0c0c0" style:diagonal-bl-tr="none" style:diagonal-tl-br="none" fo:border="none" fo:padding="0.071cm" style:rotation-align="none"/>
    </style:style>
    <style:style style:name="ce354" style:family="table-cell" style:parent-style-name="Default">
      <style:table-cell-properties fo:border-bottom="0.74pt solid #000000" style:diagonal-bl-tr="none" style:diagonal-tl-br="none" fo:border-left="none" fo:padding="0.071cm" fo:border-right="none" style:rotation-align="none" fo:border-top="none"/>
    </style:style>
    <style:style style:name="ce355" style:family="table-cell" style:parent-style-name="Default">
      <style:table-cell-properties fo:background-color="#c0c0c0" fo:padding="0.071cm"/>
    </style:style>
    <style:style style:name="ce356" style:family="table-cell" style:parent-style-name="Normal_20_2">
      <style:table-cell-properties style:glyph-orientation-vertical="0" fo:background-color="#ff000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57" style:family="table-cell" style:parent-style-name="Normal_20_2">
      <style:table-cell-properties style:glyph-orientation-vertical="0" fo:border-bottom="0.74pt solid #000000" style:diagonal-bl-tr="none" style:diagonal-tl-br="none" style:text-align-source="value-type"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58" style:family="table-cell" style:parent-style-name="Normal_20_2">
      <style:table-cell-properties style:glyph-orientation-vertical="0" fo:border-bottom="none" style:diagonal-bl-tr="none" style:diagonal-tl-br="none" style:text-align-source="value-type"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59" style:family="table-cell" style:parent-style-name="Normal_20_2">
      <style:table-cell-properties style:glyph-orientation-vertical="0" fo:background-color="#333333"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60" style:family="table-cell" style:parent-style-name="Normal_20_2">
      <style:table-cell-properties style:glyph-orientation-vertical="0" fo:border-bottom="none" fo:background-color="#ffffff"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61" style:family="table-cell" style:parent-style-name="Normal_20_2">
      <style:table-cell-properties style:glyph-orientation-vertical="0" fo:border-bottom="none" fo:background-color="#ffffff"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style>
    <style:style style:name="ce362" style:family="table-cell" style:parent-style-name="Normal_20_2">
      <style:table-cell-properties style:glyph-orientation-vertical="0" fo:border-bottom="0.74pt solid #000000" fo:background-color="#ffffff"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css3t:text-justify="auto" fo:margin-left="0cm" style:writing-mode="page"/>
    </style:style>
    <style:style style:name="ce363" style:family="table-cell" style:parent-style-name="Normal_20_2">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364" style:family="table-cell" style:parent-style-name="Normal_20_2">
      <style:table-cell-properties style:glyph-orientation-vertical="0" fo:border-bottom="0.74pt solid #000000"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365" style:family="table-cell" style:parent-style-name="Normal_20_2">
      <style:table-cell-properties style:glyph-orientation-vertical="0" fo:border-bottom="none" fo:background-color="#ff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66" style:family="table-cell" style:parent-style-name="Normal_20_2">
      <style:table-cell-properties style:glyph-orientation-vertical="0" fo:border-bottom="none" fo:background-color="#ff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67" style:family="table-cell" style:parent-style-name="Normal_20_2">
      <style:table-cell-properties style:glyph-orientation-vertical="0" fo:border-bottom="0.74pt solid #000000" fo:background-color="#ff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68" style:family="table-cell" style:parent-style-name="Normal_20_2">
      <style:table-cell-properties style:glyph-orientation-vertical="0" fo:border-bottom="none" fo:background-color="#ff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69" style:family="table-cell" style:parent-style-name="Normal_20_2">
      <style:table-cell-properties style:glyph-orientation-vertical="0" fo:border-bottom="0.74pt solid #000000" fo:background-color="#ff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70"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371" style:family="table-cell" style:parent-style-name="Normal_20_2">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2" style:family="table-cell" style:parent-style-name="Normal_20_2">
      <style:table-cell-properties style:glyph-orientation-vertical="0" fo:background-color="#c0c0c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373" style:family="table-cell" style:parent-style-name="Normal_20_2">
      <style:table-cell-properties style:diagonal-bl-tr="none" style:diagonal-tl-br="none" fo:border="none" fo:padding="0.071cm" style:rotation-align="none"/>
    </style:style>
    <style:style style:name="ce374" style:family="table-cell" style:parent-style-name="Normal_20_2">
      <style:table-cell-properties fo:padding="0.071cm"/>
    </style:style>
    <style:style style:name="ce375" style:family="table-cell" style:parent-style-name="Normal_20_2">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376" style:family="table-cell" style:parent-style-name="Normal_20_2">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377" style:family="table-cell" style:parent-style-name="Normal_20_2">
      <style:table-cell-properties style:glyph-orientation-vertical="0" fo:border-bottom="0.74pt solid #000000" fo:background-color="#333333"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78" style:family="table-cell" style:parent-style-name="Normal_20_2">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9" style:family="table-cell" style:parent-style-name="Normal_20_2">
      <style:table-cell-properties style:glyph-orientation-vertical="0" style:diagonal-bl-tr="none" style:diagonal-tl-br="none" style:text-align-source="value-type" style:repeat-content="false" fo:background-color="transparent" fo:wrap-option="wrap" fo:border="0.74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0" style:family="table-cell" style:parent-style-name="Normal_20_2">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1" style:family="table-cell" style:parent-style-name="Normal_20_2">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2" style:family="table-cell" style:parent-style-name="Normal_20_2">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3" style:family="table-cell" style:parent-style-name="Normal_20_2">
      <style:table-cell-properties style:glyph-orientation-vertical="0" fo:border-bottom="none" fo:background-color="#333333"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84" style:family="table-cell" style:parent-style-name="Normal_20_2">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5" style:family="table-cell" style:parent-style-name="Normal_20_2">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6"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hyperlink xlink:href="http://www.oracle.com/technetwork/middleware/bi-foundation/obi-epm-integration-355043.pdf" xlink:type="simple"/>
      </style:table-cell-properties>
      <style:paragraph-properties css3t:text-justify="auto" fo:margin-left="0cm" style:writing-mode="page"/>
    </style:style>
    <style:style style:name="ce387" style:family="table-cell" style:parent-style-name="Normal_20_2">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8" style:family="table-cell" style:parent-style-name="Normal_20_2">
      <style:table-cell-properties fo:background-color="#969696" style:diagonal-bl-tr="none" style:diagonal-tl-br="none" fo:border="none" fo:padding="0.071cm" style:rotation-align="none"/>
      <style:text-properties fo:color="#f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89" style:family="table-cell" style:parent-style-name="Normal_20_2">
      <style:table-cell-properties style:glyph-orientation-vertical="0" fo:background-color="#969696"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390" style:family="table-cell" style:parent-style-name="Normal_20_2">
      <style:table-cell-properties style:glyph-orientation-vertical="0" fo:background-color="#969696"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1" style:family="table-cell" style:parent-style-name="Normal_20_2">
      <style:table-cell-properties style:glyph-orientation-vertical="0" fo:background-color="#969696"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92" style:family="table-cell" style:parent-style-name="Normal_20_2">
      <style:table-cell-properties style:glyph-orientation-vertical="0" fo:background-color="#969696"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93" style:family="table-cell" style:parent-style-name="Normal_20_2">
      <style:table-cell-properties style:glyph-orientation-vertical="0" fo:border-bottom="none" fo:background-color="#333333"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94" style:family="table-cell" style:parent-style-name="Normal_20_2">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5" style:family="table-cell" style:parent-style-name="Normal_20_2">
      <style:table-cell-properties style:glyph-orientation-vertical="0" fo:background-color="#333333"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96" style:family="table-cell" style:parent-style-name="Normal_20_2">
      <style:table-cell-properties fo:background-color="#969696" style:diagonal-bl-tr="none" style:diagonal-tl-br="none" fo:border="none" fo:padding="0.071cm" style:rotation-align="none"/>
    </style:style>
    <style:style style:name="ce397" style:family="table-cell" style:parent-style-name="Normal_20_2">
      <style:table-cell-properties style:glyph-orientation-vertical="0" fo:background-color="#969696"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398" style:family="table-cell" style:parent-style-name="Normal_20_2">
      <style:table-cell-properties style:glyph-orientation-vertical="0" fo:background-color="#969696"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9" style:family="table-cell" style:parent-style-name="Normal_20_2">
      <style:table-cell-properties style:glyph-orientation-vertical="0" fo:background-color="#969696"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0" style:family="table-cell" style:parent-style-name="Normal_20_2">
      <style:table-cell-properties fo:border-bottom="0.74pt solid #000000" style:diagonal-bl-tr="none" style:diagonal-tl-br="none" fo:border-left="0.74pt solid #000000" fo:padding="0.071cm" fo:border-right="none" style:rotation-align="none" fo:border-top="0.74pt solid #000000"/>
    </style:style>
    <style:style style:name="ce401" style:family="table-cell" style:parent-style-name="Normal_20_2">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2" style:family="table-cell" style:parent-style-name="Normal_20_2">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3" style:family="table-cell" style:parent-style-name="Normal_20_2">
      <style:table-cell-properties style:glyph-orientation-vertical="0" fo:background-color="#969696"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04" style:family="table-cell" style:parent-style-name="Normal_20_2">
      <style:table-cell-properties style:glyph-orientation-vertical="0" fo:background-color="#969696"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05" style:family="table-cell" style:parent-style-name="Normal_20_2">
      <style:table-cell-properties style:glyph-orientation-vertical="0" fo:background-color="#969696"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6" style:family="table-cell" style:parent-style-name="Normal_20_2">
      <style:table-cell-properties style:diagonal-bl-tr="none" style:diagonal-tl-br="none" fo:border="0.74pt solid #000000" fo:padding="0.071cm" style:rotation-align="none"/>
    </style:style>
    <style:style style:name="ce407" style:family="table-cell" style:parent-style-name="Normal_20_2">
      <style:table-cell-properties style:glyph-orientation-vertical="0" fo:background-color="#ffffff"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8" style:family="table-cell" style:parent-style-name="Normal_20_2">
      <style:table-cell-properties fo:border-bottom="0.74pt solid #000000" style:diagonal-bl-tr="none" style:diagonal-tl-br="none" fo:border-left="none" fo:padding="0.071cm" fo:border-right="0.74pt solid #000000" style:rotation-align="none" fo:border-top="0.74pt solid #000000"/>
    </style:style>
    <style:style style:name="ce409" style:family="table-cell" style:parent-style-name="Normal_20_2">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10" style:family="table-cell" style:parent-style-name="Normal_20_2">
      <style:table-cell-properties style:glyph-orientation-vertical="0" fo:border-bottom="0.74pt solid #000000" fo:background-color="#333333"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11" style:family="table-cell" style:parent-style-name="Normal_20_2">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2" style:family="table-cell" style:parent-style-name="Normal_20_2">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3" style:family="table-cell" style:parent-style-name="Normal_20_2">
      <style:table-cell-properties style:glyph-orientation-vertical="0" fo:border-bottom="0.74pt solid #000000" fo:background-color="#333333"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14" style:family="table-cell" style:parent-style-name="Normal_20_2">
      <style:table-cell-properties style:glyph-orientation-vertical="0" fo:border-bottom="none" fo:background-color="#333333"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15" style:family="table-cell" style:parent-style-name="Normal_20_2">
      <style:table-cell-properties style:glyph-orientation-vertical="0" fo:background-color="#969696"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6" style:family="table-cell" style:parent-style-name="Normal_20_2">
      <style:table-cell-properties fo:border-bottom="none" style:diagonal-bl-tr="none" style:diagonal-tl-br="none" fo:border-left="0.74pt solid #000000" fo:padding="0.071cm" fo:border-right="0.74pt solid #000000" style:rotation-align="none" fo:border-top="none"/>
    </style:style>
    <style:style style:name="ce417" style:family="table-cell" style:parent-style-name="Normal_20_2">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8" style:family="table-cell" style:parent-style-name="Normal_20_2">
      <style:table-cell-properties style:glyph-orientation-vertical="0" fo:border-bottom="0.74pt solid #000000" fo:background-color="#333333"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19" style:family="table-cell" style:parent-style-name="Normal_20_2">
      <style:table-cell-properties style:glyph-orientation-vertical="0" fo:background-color="#969696"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420" style:family="table-cell" style:parent-style-name="Normal_20_2">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1" style:family="table-cell" style:parent-style-name="Normal_20_2">
      <style:table-cell-properties style:glyph-orientation-vertical="0" fo:background-color="#333333" style:diagonal-bl-tr="none" style:diagonal-tl-br="none" style:text-align-source="fix" style:repeat-content="false" fo:wrap-option="wrap" fo:border="0.74pt solid #000000" style:direction="ltr" fo:padding="0.071cm"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2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8pt" style:font-style-complex="normal" style:font-weight-complex="normal"/>
    </style:style>
    <style:style style:name="ce423" style:family="table-cell" style:parent-style-name="Normal_20_2">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4" style:family="table-cell" style:parent-style-name="Normal_20_2">
      <style:table-cell-properties style:glyph-orientation-vertical="0" fo:border-bottom="0.74pt solid #000000"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5" style:family="table-cell" style:parent-style-name="Normal_20_2">
      <style:table-cell-properties style:glyph-orientation-vertical="0" fo:border-bottom="0.74pt solid #000000"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6" style:family="table-cell" style:parent-style-name="Normal_20_2">
      <style:table-cell-properties style:glyph-orientation-vertical="0"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427" style:family="table-cell" style:parent-style-name="Normal_20_2">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8" style:family="table-cell" style:parent-style-name="Normal_20_2">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9" style:family="table-cell" style:parent-style-name="Normal_20_2">
      <style:table-cell-properties style:glyph-orientation-vertical="0" fo:border-bottom="0.74pt solid #000000" fo:background-color="#ff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0" style:family="table-cell" style:parent-style-name="Normal_20_2">
      <style:table-cell-properties style:glyph-orientation-vertical="0" fo:border-bottom="none" fo:background-color="#c0c0c0"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431" style:family="table-cell" style:parent-style-name="Normal_20_2">
      <style:table-cell-properties style:glyph-orientation-vertical="0" fo:border-bottom="0.74pt solid #000000" fo:background-color="#c0c0c0"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432" style:family="table-cell" style:parent-style-name="Normal_20_2">
      <style:table-cell-properties style:glyph-orientation-vertical="0" fo:border-bottom="0.74pt solid #000000" fo:background-color="#c0c0c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433" style:family="table-cell" style:parent-style-name="Normal_20_2">
      <style:table-cell-properties fo:background-color="#c0c0c0" style:diagonal-bl-tr="none" style:diagonal-tl-br="none" fo:border="none" fo:padding="0.071cm" style:rotation-align="none"/>
    </style:style>
    <style:style style:name="ce434" style:family="table-cell" style:parent-style-name="Normal_20_2">
      <style:table-cell-properties fo:border-bottom="0.74pt solid #000000" style:diagonal-bl-tr="none" style:diagonal-tl-br="none" fo:border-left="none" fo:padding="0.071cm" fo:border-right="none" style:rotation-align="none" fo:border-top="none"/>
    </style:style>
    <style:style style:name="ce435" style:family="table-cell" style:parent-style-name="Normal_20_2">
      <style:table-cell-properties fo:border-bottom="none" style:diagonal-bl-tr="none" style:diagonal-tl-br="none" fo:border-left="none" fo:padding="0.071cm" fo:border-right="0.74pt solid #000000" style:rotation-align="none" fo:border-top="0.74pt solid #000000"/>
    </style:style>
    <style:style style:name="ce436" style:family="table-cell" style:parent-style-name="Normal_20_2">
      <style:table-cell-properties fo:border-bottom="none" style:diagonal-bl-tr="none" style:diagonal-tl-br="none" fo:border-left="0.74pt solid #000000" fo:padding="0.071cm" fo:border-right="0.74pt solid #000000" style:rotation-align="none" fo:border-top="0.74pt solid #000000"/>
    </style:style>
    <style:style style:name="ce437" style:family="table-cell" style:parent-style-name="Normal_20_2">
      <style:table-cell-properties fo:border-bottom="0.74pt solid #000000" style:diagonal-bl-tr="none" style:diagonal-tl-br="none" fo:border-left="0.74pt solid #000000" fo:padding="0.071cm" fo:border-right="0.74pt solid #000000" style:rotation-align="none" fo:border-top="none"/>
    </style:style>
    <style:style style:name="ce438" style:family="table-cell" style:parent-style-name="Normal_20_2">
      <style:table-cell-properties fo:background-color="#c0c0c0" fo:padding="0.071cm"/>
    </style:style>
    <style:style style:name="ce439"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40" style:family="table-cell" style:parent-style-name="Default">
      <style:table-cell-properties style:glyph-orientation-vertical="0" fo:border-bottom="none" fo:background-color="#ffffff"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41" style:family="table-cell" style:parent-style-name="Default">
      <style:table-cell-properties style:glyph-orientation-vertical="0" fo:border-bottom="0.74pt solid #000000"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442" style:family="table-cell" style:parent-style-name="Default">
      <style:table-cell-properties style:glyph-orientation-vertical="0" fo:border-bottom="none" fo:background-color="#ffffff"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4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4"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style>
    <style:style style:name="ce445"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6" style:family="table-cell" style:parent-style-name="Default">
      <style:table-cell-properties style:glyph-orientation-vertical="0" fo:border-bottom="none" fo:background-color="#333333"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4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8" style:family="table-cell" style:parent-style-name="Default">
      <style:table-cell-properties style:glyph-orientation-vertical="0" fo:background-color="#333333"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4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50" style:family="table-cell" style:parent-style-name="Default">
      <style:table-cell-properties style:glyph-orientation-vertical="0" fo:border-bottom="0.74pt solid #000000" fo:background-color="#333333"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51" style:family="table-cell" style:parent-style-name="Default">
      <style:table-cell-properties style:glyph-orientation-vertical="0" fo:border-bottom="none" fo:background-color="#333333"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5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4" style:family="table-cell" style:parent-style-name="Default">
      <style:table-cell-properties style:glyph-orientation-vertical="0" fo:border-bottom="0.74pt solid #000000" fo:background-color="#ff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5" style:family="table-cell" style:parent-style-name="Default">
      <style:table-cell-properties style:glyph-orientation-vertical="0" fo:border-bottom="0.74pt solid #000000"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7" style:family="table-cell" style:parent-style-name="Default">
      <style:table-cell-properties style:glyph-orientation-vertical="0" fo:border-bottom="0.74pt solid #000000" fo:background-color="#ff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8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59" style:family="table-cell" style:parent-style-name="Default">
      <style:table-cell-properties style:glyph-orientation-vertical="0" fo:border-bottom="0.74pt solid #000000" fo:background-color="#ff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4" style:family="table-cell" style:parent-style-name="Default">
      <style:table-cell-properties style:glyph-orientation-vertical="0" fo:border-bottom="0.74pt solid #000000" fo:background-color="#ff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65"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66" style:family="table-cell" style:parent-style-name="Default" style:data-style-name="N36">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67" style:family="table-cell" style:parent-style-name="Default" style:data-style-name="N36">
      <style:table-cell-properties style:glyph-orientation-vertical="0" fo:background-color="#c0c0c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8" style:family="table-cell" style:parent-style-name="Default" style:data-style-name="N36">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9" style:family="table-cell" style:parent-style-name="Default" style:data-style-name="N36">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70" style:family="table-cell" style:parent-style-name="Default">
      <style:table-cell-properties style:glyph-orientation-vertical="0" fo:border-bottom="0.74pt solid #000000" fo:background-color="#c0c0c0" style:diagonal-bl-tr="none" style:diagonal-tl-br="none" style:text-align-source="value-type" style:repeat-content="false" fo:wrap-option="wrap" fo:border-left="1.76pt solid #000000" style:direction="ltr" fo:padding="0.071cm" fo:border-right="0.74pt solid #000000" style:rotation-angle="0" style:rotation-align="none" style:shrink-to-fit="false" fo:border-top="1.7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71" style:family="table-cell" style:parent-style-name="Default" style:data-style-name="N36">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2" style:family="table-cell" style:parent-style-name="Default" style:data-style-name="N36">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3" style:family="table-cell" style:parent-style-name="Default" style:data-style-name="N36">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4" style:family="table-cell" style:parent-style-name="Default" style:data-style-name="N36">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5" style:family="table-cell" style:parent-style-name="Default" style:data-style-name="N36">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6" style:family="table-cell" style:parent-style-name="Default" style:data-style-name="N36">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7" style:family="table-cell" style:parent-style-name="Default">
      <style:table-cell-properties style:diagonal-bl-tr="none" style:diagonal-tl-br="none" fo:border="0.74pt solid #000000"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8"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9" style:family="table-cell" style:parent-style-name="Default">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0"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481"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2" style:family="table-cell" style:parent-style-name="Default">
      <style:table-cell-properties style:glyph-orientation-vertical="0" fo:border-bottom="0.74pt solid #000000" fo:background-color="#c0c0c0"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1.76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8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4" style:family="table-cell" style:parent-style-name="Default">
      <style:table-cell-properties fo:border-bottom="non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5"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7"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8"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9" style:family="table-cell" style:parent-style-name="Default">
      <style:table-cell-properties style:glyph-orientation-vertical="0"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8pt" style:font-style-complex="normal" style:font-weight-complex="normal"/>
    </style:style>
    <style:style style:name="ce490"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1"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492"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3" style:family="table-cell" style:parent-style-name="Default">
      <style:table-cell-properties style:glyph-orientation-vertical="0" fo:background-color="#c0c0c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94"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5"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6"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7"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498" style:family="table-cell" style:parent-style-name="Default">
      <style:table-cell-properties style:diagonal-bl-tr="none" style:diagonal-tl-br="none" fo:background-color="transparent" fo:border="none" fo:padding="0.071cm"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9" style:family="table-cell" style:parent-style-name="Default">
      <style:table-cell-properties fo:background-color="transparent" fo:padding="0.071cm"/>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_extref" style:family="table">
      <style:table-properties table:display="false"/>
    </style:style>
    <style:style style:name="T1" style:family="text">
      <style:text-properties fo:color="#ffffff" style:font-name="Arial" fo:font-size="13pt" fo:font-weight="bold" style:text-underline-style="none" style:text-underline-color="font-color" style:text-line-through-type="none" fo:font-style="italic" style:text-outline="false" fo:text-shadow="none" style:text-position="0%" style:font-name-complex="Arial" style:font-size-asian="13pt" style:font-size-complex="13pt" style:font-weight-asian="bold" style:font-weight-complex="bold" style:font-style-asian="italic" style:font-style-complex="italic"/>
    </style:style>
    <style:style style:name="T2" style:family="text">
      <style:text-properties fo:color="#ffffff" style:font-name="Arial" fo:font-size="13pt" fo:font-weight="bold" style:text-underline-style="none" style:text-underline-color="font-color" style:text-line-through-type="none" style:text-outline="false" fo:text-shadow="none" style:text-position="0%" style:font-name-complex="Arial" style:font-size-asian="13pt" style:font-size-complex="13pt" style:font-weight-asian="bold" style:font-weight-complex="bold" fo:font-style="normal" style:font-style-asian="normal" style:font-style-complex="normal"/>
    </style:style>
    <style:style style:name="T3" style:family="text">
      <style:text-properties fo:color="#0000ff" style:font-name="Arial" fo:font-size="8pt" fo:font-weight="bold"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rial" fo:font-size="8.5pt" fo:font-weight="bold" style:text-underline-style="none" style:text-underline-color="font-color" style:text-line-through-type="none" fo:font-style="normal" style:text-outline="false" fo:text-shadow="none" style:text-position="0%" style:font-name-complex="Arial" style:font-size-asian="8.5pt" style:font-size-complex="8.5pt" style:font-weight-asian="bold" style:font-weight-complex="bold" style:font-style-asian="normal" style:font-style-complex="normal"/>
    </style:style>
    <style:style style:name="T5" style:family="text">
      <style:text-properties style:font-name="Arial" fo:font-size="8.5pt" fo:font-weight="normal" style:text-underline-style="none" style:text-underline-color="font-color" style:text-line-through-type="none" fo:font-style="normal" style:text-outline="false" fo:text-shadow="none" style:text-position="0%" style:font-name-complex="Arial" style:font-size-asian="8.5pt" style:font-size-complex="8.5pt" style:font-weight-asian="normal" style:font-weight-complex="normal" style:font-style-asian="normal" style:font-style-complex="normal"/>
    </style:style>
    <style:style style:name="T6"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ff" style:font-name="Arial" fo:font-size="8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ff0000" style:font-name="Arial" fo:font-size="8pt" fo:font-weight="normal" style:text-underline-style="none" style:text-underline-color="font-color" style:text-line-through-type="none" fo:font-style="normal" style:text-outline="false" fo:text-shadow="none" style:text-position="0%" style:font-name-complex="Arial" style:font-size-asian="8pt" style:font-size-complex="8pt" style:font-weight-asian="normal" style:font-weight-complex="normal" style:font-style-asian="normal" style:font-style-complex="normal"/>
    </style:style>
    <style:style style:name="T9" style:family="text">
      <style:text-properties style:font-name="Arial" fo:font-size="8pt" fo:font-weight="bold" style:text-underline-style="none" style:text-underline-color="font-color" style:text-line-through-type="none" fo:font-style="normal" style:text-outline="false" fo:text-shadow="none" style:text-position="0%" style:font-name-complex="Arial" style:font-size-asian="8pt" style:font-size-complex="8pt" style:font-weight-asian="bold" style:font-weight-complex="bold" style:font-style-asian="normal" style:font-style-complex="normal"/>
    </style:style>
    <style:style style:name="T10" style:family="text">
      <style:text-properties style:font-name="Arial" fo:font-size="8pt" style:text-underline-style="none" style:text-underline-color="font-color" style:text-line-through-type="none" fo:font-style="normal" style:text-outline="false" fo:text-shadow="none" style:text-position="0%" style:font-name-complex="Arial" style:font-size-asian="8pt" style:font-size-complex="8pt" style:font-style-asian="normal" style:font-style-complex="normal" fo:font-weight="normal" style:font-weight-asian="normal" style:font-weight-complex="normal"/>
    </style:style>
    <style:style style:name="T11" style:family="text">
      <style:text-properties style:font-name="Arial" fo:font-size="8pt" fo:font-weight="normal" style:text-underline-style="none" style:text-underline-color="font-color" style:text-line-through-type="none" fo:font-style="normal" style:text-outline="false" fo:text-shadow="none" style:text-position="0%" style:font-name-complex="Arial" style:font-size-asian="8pt" style:font-size-complex="8pt" style:font-weight-asian="normal" style:font-weight-complex="normal" style:font-style-asian="normal" style:font-style-complex="normal"/>
    </style:style>
    <style:style style:name="T12" style:family="text">
      <style:text-properties fo:color="#ff0000" style:font-name="Arial" fo:font-size="8pt" fo:font-weight="bold" style:text-underline-style="none" style:text-underline-color="font-color" style:text-line-through-type="none" fo:font-style="normal" style:text-outline="false" fo:text-shadow="none" style:text-position="0%" style:font-name-complex="Arial" style:font-size-asian="8pt" style:font-size-complex="8pt" style:font-weight-asian="bold" style:font-weight-complex="bold" style:font-style-asian="normal" style:font-style-complex="normal"/>
    </style:style>
    <style:style style:name="T13" style:family="text">
      <style:text-properties style:font-name="Arial" fo:font-size="8pt" style:text-underline-style="none" style:text-underline-color="font-color" style:text-line-through-type="none" fo:font-style="normal" style:text-outline="false" fo:text-shadow="none" style:text-position="0%" style:font-name-complex="Arial" style:font-size-asian="8pt" style:font-size-complex="8pt" style:font-style-asian="normal" style:font-style-complex="normal" fo:font-weight="normal" style:font-weight-asian="normal" style:font-weight-complex="normal"/>
    </style:style>
    <style:style style:name="T14" style:family="text">
      <style:text-properties style:font-name="Arial" fo:font-size="8pt" style:text-underline-style="none" style:text-underline-color="font-color" style:text-line-through-type="none" fo:font-style="normal" style:text-outline="false" fo:text-shadow="none" style:text-position="0%" style:font-name-complex="Arial" style:font-size-asian="8pt" style:font-size-complex="8pt" style:font-style-asian="normal" style:font-style-complex="normal" fo:font-weight="bold" style:font-weight-asian="bold" style:font-weight-complex="bold"/>
    </style:style>
    <style:style style:name="T15" style:family="text">
      <style:text-properties fo:color="#339966" style:font-name="Arial" fo:font-size="8pt" fo:font-weight="normal" style:text-underline-style="none" style:text-underline-color="font-color" style:text-line-through-type="none" fo:font-style="normal" style:text-outline="false" fo:text-shadow="none" style:text-position="0%" style:font-name-complex="Arial" style:font-size-asian="8pt" style:font-size-complex="8pt" style:font-weight-asian="normal" style:font-weight-complex="normal" style:font-style-asian="normal" style:font-style-complex="normal"/>
    </style:style>
    <style:style style:name="T16" style:family="text">
      <style:text-properties style:font-name="Arial" fo:font-size="8pt" style:text-underline-style="none" style:text-underline-color="font-color" style:text-line-through-type="none" fo:font-style="normal" style:text-outline="false" fo:text-shadow="none" style:text-position="0%" style:font-name-complex="Arial" style:font-size-asian="8pt" style:font-size-complex="8pt" style:font-style-asian="normal" style:font-style-complex="normal" fo:color="#339966" fo:font-weight="bold" style:font-weight-asian="bold" style:font-weight-complex="bold"/>
    </style:style>
    <style:style style:name="T17" style:family="text">
      <style:text-properties fo:color="#008000" style:font-name="Arial" fo:font-size="8pt" fo:font-weight="bold" style:text-underline-style="none" style:text-underline-color="font-color" style:text-line-through-type="none" fo:font-style="normal" style:text-outline="false" fo:text-shadow="none" style:text-position="0%" style:font-name-complex="Arial" style:font-size-asian="8pt" style:font-size-complex="8pt" style:font-weight-asian="bold" style:font-weight-complex="bold" style:font-style-asian="normal" style:font-style-complex="normal"/>
    </style:style>
    <style:style style:name="T18" style:family="text">
      <style:text-properties style:font-name="Arial" fo:font-size="8pt" style:text-underline-style="none" style:text-underline-color="font-color" style:text-line-through-type="none" style:text-outline="false" fo:text-shadow="none" style:text-position="0%" style:font-name-complex="Arial" style:font-size-asian="8pt" style:font-size-complex="8pt" fo:font-weight="normal" style:font-weight-asian="normal" style:font-weight-complex="normal" fo:font-style="italic" style:font-style-asian="italic" style:font-style-complex="italic"/>
    </style:style>
    <style:style style:name="T19" style:family="text">
      <style:text-properties style:font-name="Arial" fo:font-size="8pt" style:text-underline-style="none" style:text-underline-color="font-color" style:text-line-through-type="none" style:text-outline="false" fo:text-shadow="none" style:text-position="0%" style:font-name-complex="Arial" style:font-size-asian="8pt" style:font-size-complex="8pt" fo:font-weight="normal" style:font-weight-asian="normal" style:font-weight-complex="normal" fo:font-style="normal" style:font-style-asian="normal" style:font-style-complex="normal"/>
    </style:style>
    <style:style style:name="T20" style:family="text">
      <style:text-properties style:font-name="Arial" fo:font-size="8pt" fo:font-weight="normal" style:text-underline-style="none" style:text-underline-color="font-color" style:text-line-through-type="none" fo:font-style="italic" style:text-outline="false" fo:text-shadow="none" style:text-position="0%" style:font-name-complex="Arial" style:font-size-asian="8pt" style:font-size-complex="8pt" style:font-weight-asian="normal" style:font-weight-complex="normal" style:font-style-asian="italic" style:font-style-complex="italic"/>
    </style:style>
    <style:style style:name="T21" style:family="text">
      <style:text-properties style:font-name="Arial" fo:font-size="8pt" fo:font-weight="normal" style:text-underline-style="none" style:text-underline-color="font-color" style:text-line-through-type="none" style:text-outline="false" fo:text-shadow="none" style:text-position="0%" style:font-name-complex="Arial" style:font-size-asian="8pt" style:font-size-complex="8pt" style:font-weight-asian="normal" style:font-weight-complex="normal" fo:font-style="normal" style:font-style-asian="normal" style:font-style-complex="normal"/>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name-complex="Arial" style:font-size-asian="8pt" style:font-size-complex="8pt" style:font-weight-asian="normal" style:font-weight-complex="normal" style:font-style-asian="normal" style:font-style-complex="normal" fo:color="#ff0000"/>
    </style:style>
    <style:style style:name="T23" style:family="text">
      <style:text-properties style:font-name="Arial" fo:font-size="8pt" style:text-underline-style="none" style:text-underline-color="font-color" style:text-line-through-type="none" fo:font-style="normal" style:text-outline="false" fo:text-shadow="none" style:text-position="0%" style:font-name-complex="Arial" style:font-size-asian="8pt" style:font-size-complex="8pt" style:font-style-asian="normal" style:font-style-complex="normal" fo:font-weight="bold" style:font-weight-asian="bold" style:font-weight-complex="bold"/>
    </style:style>
    <style:style style:name="T24" style:family="text">
      <style:text-properties style:font-name="Arial" fo:font-size="8pt" style:text-underline-style="none" style:text-underline-color="font-color" style:text-line-through-type="none" fo:font-style="normal" style:text-outline="false" fo:text-shadow="none" style:text-position="0%" style:font-name-complex="Arial" style:font-size-asian="8pt" style:font-size-complex="8pt" style:font-style-asian="normal" style:font-style-complex="normal" fo:font-weight="normal" style:font-weight-asian="normal" style:font-weight-complex="normal" fo:color="#ff0000"/>
    </style:style>
    <style:style style:name="T25" style:family="text">
      <style:text-properties style:font-name="Arial" fo:font-size="8pt" style:text-underline-style="none" style:text-underline-color="font-color" style:text-line-through-type="none" fo:font-style="normal" style:text-outline="false" fo:text-shadow="none" style:text-position="0%" style:font-name-complex="Arial" style:font-size-asian="8pt" style:font-size-complex="8pt" style:font-style-asian="normal" style:font-style-complex="normal" fo:font-weight="normal" style:font-weight-asian="normal" style:font-weight-complex="normal"/>
    </style:style>
    <style:style style:name="T26" style:family="text">
      <style:text-properties fo:color="#ffffff" style:font-name="Arial" fo:font-size="12pt" fo:font-weight="bold" style:text-underline-style="none" style:text-underline-color="font-color" style:text-line-through-type="none" fo:font-style="italic" style:text-outline="false" fo:text-shadow="none" style:text-position="0%" style:font-name-complex="Arial" style:font-size-asian="12pt" style:font-size-complex="12pt" style:font-weight-asian="bold" style:font-weight-complex="bold" style:font-style-asian="italic" style:font-style-complex="italic"/>
    </style:style>
    <style:style style:name="T27" style:family="text">
      <style:text-properties fo:color="#ffffff" style:font-name="Arial" fo:font-size="12pt" fo:font-weight="bold" style:text-underline-style="none" style:text-underline-color="font-color" style:text-line-through-type="none" style:text-outline="false" fo:text-shadow="none" style:text-position="0%" style:font-name-complex="Arial" style:font-size-asian="12pt" style:font-size-complex="12pt" style:font-weight-asian="bold" style:font-weight-complex="bold" fo:font-style="normal" style:font-style-asian="normal" style:font-style-complex="normal"/>
    </style:style>
  </office:automatic-styles>
  <office:body>
    <office:spreadsheet>
      <table:calculation-settings table:case-sensitive="false" table:automatic-find-labels="false" table:use-regular-expressions="false"/>
      <table:table table:name="Menu" table:style-name="ta1">
        <office:forms form:automatic-focus="false" form:apply-design-mode="false"/>
        <table:table-column table:style-name="co1" table:default-cell-style-name="ce5"/>
        <table:table-column table:style-name="co2" table:number-columns-repeated="8" table:default-cell-style-name="ce5"/>
        <table:table-column table:style-name="co1" table:number-columns-repeated="3" table:default-cell-style-name="ce5"/>
        <table:table-column table:style-name="co3" table:default-cell-style-name="ce5"/>
        <table:table-column table:style-name="co1" table:number-columns-repeated="244" table:default-cell-style-name="ce5"/>
        <table:table-column table:style-name="co1" table:number-columns-repeated="767" table:default-cell-style-name="Default"/>
        <table:table-row table:style-name="ro1">
          <table:table-cell table:style-name="ce1" office:value-type="string" calcext:value-type="string" table:number-columns-spanned="11" table:number-rows-spanned="1">
            <text:p>Oracle Enterprise Performance Management System 11<text:span text:style-name="T1">g</text:span><text:span text:style-name="T2"> Release (11.1.2.x) Certification Matrix</text:span></text:p>
          </table:table-cell>
          <table:covered-table-cell table:number-columns-repeated="10" table:style-name="ce6"/>
          <table:table-cell table:style-name="ce40"/>
          <table:table-cell table:style-name="ce44"/>
          <table:table-cell table:number-columns-repeated="1011"/>
        </table:table-row>
        <table:table-row table:style-name="ro2">
          <table:table-cell table:style-name="ce2" office:value-type="string" calcext:value-type="string" table:number-columns-spanned="11" table:number-rows-spanned="1">
            <text:p>This document covers the EPM System Basic Supported Platform for: Shared Services, Workspace, Calculation Manager, Data Relationship Management, Disclosure Management, Essbase, Essbase Administration Services, Essbase Integration Services, Essbase Provider Services, Essbase Studio, FDM, FDMEE, Financial Close Management, Financial Management, Tax Provision, Financial Reporting, Interactive Reporting, Production Reporting, Web Analysis, Performance Management Architect, Performanc Scorecard, Planning, Profitability and Cost Management, Project Financial Planning, Public Sector Planning and Budgeting, Smart View, Strategic Finance, Migration Utility, and Translation Manager.</text:p>
            <text:p/>
          </table:table-cell>
          <table:covered-table-cell table:number-columns-repeated="10" table:style-name="ce7"/>
          <table:table-cell table:style-name="ce41"/>
          <table:table-cell table:style-name="ce44"/>
          <table:table-cell table:number-columns-repeated="1011"/>
        </table:table-row>
        <table:table-row table:style-name="ro3">
          <table:table-cell table:style-name="ce3" office:value-type="string" calcext:value-type="string" table:number-columns-spanned="11" table:number-rows-spanned="1">
            <text:p><text:span text:style-name="T3"><text:a xlink:href="http://www.oracle.com/technetwork/middleware/ias/downloads/fusion-certification-100350.html" xlink:type="simple">For information on Oracle Virtualization Support, refer to http://www.oracle.com/technetwork/middleware/ias/downloads/fusion-certification-100350.html.</text:a></text:span></text:p>
          </table:table-cell>
          <table:covered-table-cell table:number-columns-repeated="10" table:style-name="ce8"/>
          <table:table-cell table:style-name="ce42"/>
          <table:table-cell table:style-name="ce45" table:number-columns-repeated="244"/>
          <table:table-cell table:style-name="ce17" table:number-columns-repeated="768"/>
        </table:table-row>
        <table:table-row table:style-name="ro4">
          <table:table-cell table:style-name="ce4" office:value-type="string" calcext:value-type="string" table:number-columns-spanned="11" table:number-rows-spanned="1">
            <text:p><text:span text:style-name="T3"><text:a xlink:href="http://www.oracle.com/technetwork/middleware/ias/oracleas-supported-virtualization-089265.html" xlink:type="simple">For information on supported Virtualization and Partitioning Technologies, refer to http://www.oracle.com/technetwork/middleware/ias/oracleas-supported-virtualization-089265.html.</text:a></text:span></text:p>
          </table:table-cell>
          <table:covered-table-cell table:number-columns-repeated="10" table:style-name="ce9"/>
          <table:table-cell table:style-name="ce43"/>
          <table:table-cell table:style-name="ce44"/>
          <table:table-cell table:number-columns-repeated="1011"/>
        </table:table-row>
        <table:table-row table:style-name="ro5">
          <table:table-cell table:number-columns-repeated="1024"/>
        </table:table-row>
        <table:table-row table:style-name="ro6">
          <table:table-cell/>
          <table:table-cell table:style-name="ce10" office:value-type="string" calcext:value-type="string" table:number-columns-spanned="9" table:number-rows-spanned="1">
            <text:p>MENU</text:p>
          </table:table-cell>
          <table:covered-table-cell table:number-columns-repeated="7" table:style-name="ce19"/>
          <table:covered-table-cell table:style-name="ce34"/>
          <table:table-cell table:number-columns-repeated="1014"/>
        </table:table-row>
        <table:table-row table:style-name="ro7">
          <table:table-cell/>
          <table:table-cell table:style-name="ce11" office:value-type="string" calcext:value-type="string" table:number-columns-spanned="8" table:number-rows-spanned="1">
            <text:p>Current System (Server and Client) Certification</text:p>
          </table:table-cell>
          <table:covered-table-cell table:number-columns-repeated="7" table:style-name="ce20"/>
          <table:table-cell table:style-name="ce35" office:value-type="string" calcext:value-type="string">
            <text:p><text:span text:style-name="T6"><text:a xlink:href="#EPM System Basic Platform.A1" xlink:type="simple">Click Here</text:a></text:span></text:p>
          </table:table-cell>
          <table:table-cell table:number-columns-repeated="1014"/>
        </table:table-row>
        <table:table-row table:style-name="ro7">
          <table:table-cell/>
          <table:table-cell table:style-name="ce11" office:value-type="string" calcext:value-type="string" table:number-columns-spanned="8" table:number-rows-spanned="1">
            <text:p>Non Oracle DBs Certification</text:p>
          </table:table-cell>
          <table:covered-table-cell table:number-columns-repeated="7" table:style-name="ce20"/>
          <table:table-cell table:style-name="ce35" office:value-type="string" calcext:value-type="string">
            <text:p><text:span text:style-name="T6"><text:a xlink:href="#Non-Oracle DBs.A1" xlink:type="simple">Click Here</text:a></text:span></text:p>
          </table:table-cell>
          <table:table-cell table:number-columns-repeated="1014"/>
        </table:table-row>
        <table:table-row table:style-name="ro7">
          <table:table-cell/>
          <table:table-cell table:style-name="ce11" office:value-type="string" calcext:value-type="string" table:number-columns-spanned="8" table:number-rows-spanned="1">
            <text:p>Web and Application Servers Certification</text:p>
          </table:table-cell>
          <table:covered-table-cell table:number-columns-repeated="7" table:style-name="ce20"/>
          <table:table-cell table:style-name="ce35" office:value-type="string" calcext:value-type="string">
            <text:p><text:span text:style-name="T6"><text:a xlink:href="#Web and Application Servers.A1" xlink:type="simple">Click Here</text:a></text:span></text:p>
          </table:table-cell>
          <table:table-cell table:number-columns-repeated="1014"/>
        </table:table-row>
        <table:table-row table:style-name="ro7">
          <table:table-cell/>
          <table:table-cell table:style-name="ce12" office:value-type="string" calcext:value-type="string" table:number-columns-spanned="8" table:number-rows-spanned="1">
            <text:p>Non Oracle ID and Access Management Certification</text:p>
          </table:table-cell>
          <table:covered-table-cell table:number-columns-repeated="7" table:style-name="ce21"/>
          <table:table-cell table:style-name="ce35" office:value-type="string" calcext:value-type="string">
            <text:p><text:span text:style-name="T6"><text:a xlink:href="#Non-Oracle ID and Access Mgmt.A1" xlink:type="simple">Click Here</text:a></text:span></text:p>
          </table:table-cell>
          <table:table-cell table:number-columns-repeated="1014"/>
        </table:table-row>
        <table:table-row table:style-name="ro7">
          <table:table-cell/>
          <table:table-cell table:style-name="ce13" office:value-type="string" calcext:value-type="string" table:number-columns-spanned="8" table:number-rows-spanned="1">
            <text:p>IPv6 Certification</text:p>
          </table:table-cell>
          <table:covered-table-cell table:number-columns-repeated="7" table:style-name="ce22"/>
          <table:table-cell table:style-name="ce35" office:value-type="string" calcext:value-type="string">
            <text:p><text:span text:style-name="T6"><text:a xlink:href="#IPv6 Certification .A1" xlink:type="simple">Click Here</text:a></text:span></text:p>
          </table:table-cell>
          <table:table-cell table:number-columns-repeated="1014"/>
        </table:table-row>
        <table:table-row table:style-name="ro7">
          <table:table-cell/>
          <table:table-cell table:style-name="ce12" office:value-type="string" calcext:value-type="string" table:number-columns-spanned="8" table:number-rows-spanned="1">
            <text:p>Translation Support</text:p>
          </table:table-cell>
          <table:covered-table-cell table:number-columns-repeated="6" table:style-name="ce23"/>
          <table:covered-table-cell table:style-name="ce29"/>
          <table:table-cell table:style-name="ce36" office:value-type="string" calcext:value-type="string">
            <text:p><text:span text:style-name="T6"><text:a xlink:href="#Translation Support.A1" xlink:type="simple">Click Here</text:a></text:span></text:p>
          </table:table-cell>
          <table:table-cell table:number-columns-repeated="1014"/>
        </table:table-row>
        <table:table-row table:style-name="ro7">
          <table:table-cell/>
          <table:table-cell table:style-name="ce12" office:value-type="string" calcext:value-type="string" table:number-columns-spanned="8" table:number-rows-spanned="1">
            <text:p>Mobile Certification</text:p>
          </table:table-cell>
          <table:covered-table-cell table:number-columns-repeated="6" table:style-name="ce24"/>
          <table:covered-table-cell table:style-name="ce30"/>
          <table:table-cell table:style-name="ce35" office:value-type="string" calcext:value-type="string">
            <text:p><text:span text:style-name="T6"><text:a xlink:href="#Mobile Certification.A1" xlink:type="simple">Click Here</text:a></text:span></text:p>
          </table:table-cell>
          <table:table-cell table:number-columns-repeated="1014"/>
        </table:table-row>
        <table:table-row table:style-name="ro7">
          <table:table-cell/>
          <table:table-cell table:style-name="ce14" office:value-type="string" calcext:value-type="string" table:number-columns-spanned="8" table:number-rows-spanned="1">
            <text:p>Release Compatibility for Release 11.1.2.0</text:p>
          </table:table-cell>
          <table:covered-table-cell table:number-columns-repeated="6" table:style-name="ce25"/>
          <table:covered-table-cell table:style-name="ce31"/>
          <table:table-cell table:style-name="ce37" office:value-type="string" calcext:value-type="string">
            <text:p><text:span text:style-name="T6"><text:a xlink:href="#11.1.2.0 Release Compatibility.A1" xlink:type="simple">Click Here</text:a></text:span></text:p>
          </table:table-cell>
          <table:table-cell table:number-columns-repeated="1014"/>
        </table:table-row>
        <table:table-row table:style-name="ro7">
          <table:table-cell/>
          <table:table-cell table:style-name="ce14" office:value-type="string" calcext:value-type="string" table:number-columns-spanned="8" table:number-rows-spanned="1">
            <text:p>Release Compatibility for Release 11.1.2.1</text:p>
          </table:table-cell>
          <table:covered-table-cell table:number-columns-repeated="6" table:style-name="ce25"/>
          <table:covered-table-cell table:style-name="ce31"/>
          <table:table-cell table:style-name="ce37" office:value-type="string" calcext:value-type="string">
            <text:p><text:span text:style-name="T6"><text:a xlink:href="#11.1.2.1 Release Compatibility.Print_Area" xlink:type="simple">Click Here</text:a></text:span></text:p>
          </table:table-cell>
          <table:table-cell table:number-columns-repeated="1014"/>
        </table:table-row>
        <table:table-row table:style-name="ro7">
          <table:table-cell/>
          <table:table-cell table:style-name="ce14" office:value-type="string" calcext:value-type="string" table:number-columns-spanned="8" table:number-rows-spanned="1">
            <text:p>Release Compatibility for Release 11.1.2.2</text:p>
          </table:table-cell>
          <table:covered-table-cell table:number-columns-repeated="6" table:style-name="ce25"/>
          <table:covered-table-cell table:style-name="ce31"/>
          <table:table-cell table:style-name="ce37" office:value-type="string" calcext:value-type="string">
            <text:p><text:span text:style-name="T6"><text:a xlink:href="#11.1.2.2 Release Compatibility.A1" xlink:type="simple">Click Here</text:a></text:span></text:p>
          </table:table-cell>
          <table:table-cell table:number-columns-repeated="1014"/>
        </table:table-row>
        <table:table-row table:style-name="ro7">
          <table:table-cell/>
          <table:table-cell table:style-name="ce15" office:value-type="string" calcext:value-type="string" table:number-columns-spanned="8" table:number-rows-spanned="1">
            <text:p>Release Compatibility for Release 11.1.2.3</text:p>
          </table:table-cell>
          <table:covered-table-cell table:number-columns-repeated="6" table:style-name="ce26"/>
          <table:covered-table-cell table:style-name="ce32"/>
          <table:table-cell table:style-name="ce35" office:value-type="string" calcext:value-type="string">
            <text:p><text:span text:style-name="T6"><text:a xlink:href="#11.1.2.3 Release Compatibility.A1" xlink:type="simple">Click Here</text:a></text:span></text:p>
          </table:table-cell>
          <table:table-cell table:number-columns-repeated="1014"/>
        </table:table-row>
        <table:table-row table:style-name="ro5">
          <table:table-cell/>
          <table:table-cell table:style-name="ce16" office:value-type="string" calcext:value-type="string" table:number-columns-spanned="8" table:number-rows-spanned="1">
            <text:p>Document Control</text:p>
          </table:table-cell>
          <table:covered-table-cell table:number-columns-repeated="6" table:style-name="ce27"/>
          <table:covered-table-cell table:style-name="ce33"/>
          <table:table-cell table:style-name="ce38" office:value-type="string" calcext:value-type="string">
            <text:p><text:span text:style-name="T6"><text:a xlink:href="#Document Control.A1" xlink:type="simple">Click Here</text:a></text:span></text:p>
          </table:table-cell>
          <table:table-cell table:number-columns-repeated="1014"/>
        </table:table-row>
        <table:table-row table:style-name="ro7">
          <table:table-cell table:number-columns-repeated="1024"/>
        </table:table-row>
        <table:table-row table:style-name="ro7">
          <table:table-cell/>
          <table:table-cell table:style-name="ce17"/>
          <table:table-cell table:number-columns-repeated="1022"/>
        </table:table-row>
        <table:table-row table:style-name="ro8">
          <table:table-cell/>
          <table:table-cell table:style-name="ce18" office:value-type="string" calcext:value-type="string" table:number-columns-spanned="9" table:number-rows-spanned="1">
            <text:p><text:span text:style-name="T4">Conventions Used in This Certification Matrix:</text:span></text:p>
            <text:p><text:span text:style-name="T5"/></text:p>
            <text:p><text:span text:style-name="T5">- A plus sign (+) after a version number indicates that this and all higher versions at that decimal level are certified. </text:span></text:p>
            <text:p><text:span text:style-name="T5">- An “.x” at the end of a version number means that any GA release number can be substituted for “.x”.  For example, 11.1.2.x means that 11.1.2.0, 11.1.2.1, 11.1.2.2, 11.1.2.3 are supported.  </text:span></text:p>
            <text:p><text:span text:style-name="T5">- Any exceptions are noted in the column "Exceptions and Additional Information."</text:span></text:p>
            <text:p><text:span text:style-name="T5">- This Certification Matrix covers Releases 11.1.2.0, 11.1.2.1, 11.1.2.2, and 11.1.2.3.</text:span></text:p>
            <text:p><text:span text:style-name="T5">- This Certification Matrix is filtered to show the 11.1.2.3 Version Supported column. To view a different version, change the filter setting in the header on the tab.  </text:span></text:p>
          </table:table-cell>
          <table:covered-table-cell table:number-columns-repeated="7" table:style-name="ce28"/>
          <table:covered-table-cell table:style-name="ce39"/>
          <table:table-cell table:number-columns-repeated="1014"/>
        </table:table-row>
        <table:table-row table:style-name="ro7" table:number-rows-repeated="5">
          <table:table-cell table:number-columns-repeated="1024"/>
        </table:table-row>
        <table:table-row table:style-name="ro7">
          <table:table-cell table:number-columns-repeated="8"/>
          <table:table-cell office:value-type="string" calcext:value-type="string">
            <text:p><text:s/></text:p>
          </table:table-cell>
          <table:table-cell table:number-columns-repeated="1015"/>
        </table:table-row>
        <table:table-row table:style-name="ro7" table:number-rows-repeated="1048548">
          <table:table-cell table:number-columns-repeated="1024"/>
        </table:table-row>
        <table:table-row table:style-name="ro7">
          <table:table-cell table:number-columns-repeated="1024"/>
        </table:table-row>
        <table:named-expressions>
          <table:named-expression table:name="Browsers_Linux" table:base-cell-address="$Menu.$A$1" table:expression="['https://stbeehive.oracle.com/DOCUME~1%5Cjpaul%5CLOCALS~1%5CTemp%5CSandhya_oracle%20fusion%20middleware%2011gr1%20(11%201%201%20x)%20certification%20matrix_4_20_10.xls'#$'Current System Certification'.$AS$45]"/>
          <table:named-expression table:name="Browsers_Windows" table:base-cell-address="$Menu.$A$1" table:expression="['https://stbeehive.oracle.com/DOCUME~1%5Cjpaul%5CLOCALS~1%5CTemp%5CSandhya_oracle%20fusion%20middleware%2011gr1%20(11%201%201%20x)%20certification%20matrix_4_20_10.xls'#$'Current System Certification'.$AN$40]"/>
          <table:named-expression table:name="Client_OS_Linux" table:base-cell-address="$Menu.$A$1" table:expression="['https://stbeehive.oracle.com/DOCUME~1%5Cjpaul%5CLOCALS~1%5CTemp%5CSandhya_oracle%20fusion%20middleware%2011gr1%20(11%201%201%20x)%20certification%20matrix_4_20_10.xls'#$'Current System Certification'.$AS$45]"/>
          <table:named-expression table:name="Planned_Date_Linux" table:base-cell-address="$Menu.$A$1" table:expression="['https://stbeehive.oracle.com/DOCUME~1%5Cjpaul%5CLOCALS~1%5CTemp%5CSandhya_oracle%20fusion%20middleware%2011gr1%20(11%201%201%20x)%20certification%20matrix_4_20_10.xls'#$'Current System Certification'.$AS$45]"/>
          <table:named-expression table:name="Planned_Date_Windows" table:base-cell-address="$Menu.$A$1" table:expression="['https://stbeehive.oracle.com/DOCUME~1%5Cjpaul%5CLOCALS~1%5CTemp%5CSandhya_oracle%20fusion%20middleware%2011gr1%20(11%201%201%20x)%20certification%20matrix_4_20_10.xls'#$'Current System Certification'.$AN$40]"/>
        </table:named-expressions>
      </table:table>
      <table:table table:name="EPM System Basic Platform" table:style-name="ta2" table:print-ranges="'EPM System Basic Platform'.B1:'EPM System Basic Platform'.L255">
        <table:table-column table:style-name="co4" table:default-cell-style-name="ce62"/>
        <table:table-column table:style-name="co5" table:number-columns-repeated="2" table:default-cell-style-name="ce53"/>
        <table:table-column table:style-name="co6" table:default-cell-style-name="ce53"/>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12" table:default-cell-style-name="ce53"/>
        <table:table-column table:style-name="co13" table:default-cell-style-name="ce53"/>
        <table:table-column table:style-name="co14" table:default-cell-style-name="ce53"/>
        <table:table-column table:style-name="co15" table:default-cell-style-name="ce155"/>
        <table:table-column table:style-name="co16" table:default-cell-style-name="ce155"/>
        <table:table-column table:style-name="co17" table:default-cell-style-name="ce155"/>
        <table:table-column table:style-name="co18" table:default-cell-style-name="ce155"/>
        <table:table-column table:style-name="co19" table:default-cell-style-name="ce62"/>
        <table:table-column table:style-name="co20" table:number-columns-repeated="1007" table:default-cell-style-name="Default"/>
        <table:table-header-rows>
          <table:table-row table:style-name="ro9">
            <table:table-cell table:style-name="ce46" office:value-type="string" calcext:value-type="string" table:number-columns-spanned="10" table:number-rows-spanned="1">
              <text:p>Oracle EPM System 11.1.2.x Certification Matrix</text:p>
            </table:table-cell>
            <table:covered-table-cell table:number-columns-repeated="8" table:style-name="ce63"/>
            <table:covered-table-cell table:style-name="ce129"/>
            <table:table-cell table:style-name="ce137" office:value-type="string" calcext:value-type="string" table:number-columns-spanned="2" table:number-rows-spanned="1">
              <text:p>Last Updated: <text:s/>July 17, 2013</text:p>
            </table:table-cell>
            <table:covered-table-cell table:style-name="ce145"/>
            <table:table-cell table:style-name="ce76"/>
            <table:table-cell table:style-name="ce152" table:number-columns-repeated="3"/>
            <table:table-cell table:style-name="ce158" table:number-columns-repeated="2"/>
            <table:table-cell table:number-columns-repeated="1006"/>
          </table:table-row>
          <table:table-row table:style-name="ro10">
            <table:table-cell table:style-name="ce47" office:value-type="string" calcext:value-type="string" table:number-columns-spanned="12" table:number-rows-spanned="1">
              <text:p>Oracle's Backward Compatibility Policy: <text:s/>Oracle acknowledges and supports the backward compatibility assertions for platform software as provided by its vendor. Therefore when vendors assert backward compatibility, subsequent maintenance releases and service packs may be used. If an incompatibility is identified, Oracle will specify a patch release on which EPM System should be deployed (and remove the incompatible version from the supported matrix) or provide a maintenance release or service fix to the EPM System product software.</text:p>
            </table:table-cell>
            <table:covered-table-cell table:number-columns-repeated="11" table:style-name="ce64"/>
            <table:table-cell table:style-name="ce76"/>
            <table:table-cell table:style-name="ce152" table:number-columns-repeated="3"/>
            <table:table-cell table:style-name="ce158" table:number-columns-repeated="2"/>
            <table:table-cell table:number-columns-repeated="1006"/>
          </table:table-row>
          <table:table-row table:style-name="ro11">
            <table:table-cell table:style-name="ce48" office:value-type="string" calcext:value-type="string" table:number-columns-spanned="12" table:number-rows-spanned="1">
              <text:p><text:span text:style-name="T7"><text:a xlink:href="#EPM System Basic Platform.A193" xlink:type="simple">For Server Third Party Software, click here</text:a></text:span></text:p>
            </table:table-cell>
            <table:covered-table-cell table:number-columns-repeated="11" table:style-name="ce65"/>
            <table:table-cell table:style-name="ce151"/>
            <table:table-cell table:style-name="ce156" table:number-columns-repeated="5"/>
            <table:table-cell table:style-name="ce168" table:number-columns-repeated="1006"/>
          </table:table-row>
          <table:table-row table:style-name="ro11">
            <table:table-cell table:style-name="ce49" office:value-type="string" calcext:value-type="string" table:number-columns-spanned="12" table:number-rows-spanned="1">
              <text:p><text:span text:style-name="T7"><text:a xlink:href="#EPM System Basic Platform.A213" xlink:type="simple">For Client Certification, click here</text:a></text:span></text:p>
            </table:table-cell>
            <table:covered-table-cell table:number-columns-repeated="11" table:style-name="ce66"/>
            <table:table-cell table:style-name="ce151"/>
            <table:table-cell table:style-name="ce157" table:number-columns-repeated="3"/>
            <table:table-cell table:style-name="ce159" table:number-columns-repeated="2"/>
            <table:table-cell table:style-name="ce169" table:number-columns-repeated="1006"/>
          </table:table-row>
          <table:table-row table:style-name="ro11">
            <table:table-cell table:style-name="ce50" office:value-type="string" calcext:value-type="string" table:number-columns-spanned="12" table:number-rows-spanned="1">
              <text:p><text:span text:style-name="T7"><text:a xlink:href="#EPM System Basic Platform.A231" xlink:type="simple">For Client Third Party Software, click here</text:a></text:span></text:p>
            </table:table-cell>
            <table:covered-table-cell table:number-columns-repeated="11" table:style-name="ce67"/>
            <table:table-cell table:style-name="ce151"/>
            <table:table-cell table:style-name="ce157" table:number-columns-repeated="3"/>
            <table:table-cell table:style-name="ce159" table:number-columns-repeated="2"/>
            <table:table-cell table:style-name="ce170" table:number-columns-repeated="1006"/>
          </table:table-row>
          <table:table-row table:style-name="ro12">
            <table:table-cell table:style-name="ce51" office:value-type="string" calcext:value-type="string" table:number-columns-spanned="12" table:number-rows-spanned="1">
              <text:p>Server Certification</text:p>
            </table:table-cell>
            <table:covered-table-cell table:number-columns-repeated="11" table:style-name="ce64"/>
            <table:table-cell table:style-name="ce76"/>
            <table:table-cell table:style-name="ce152" table:number-columns-repeated="3"/>
            <table:table-cell table:style-name="ce158" table:number-columns-repeated="2"/>
            <table:table-cell table:number-columns-repeated="1006"/>
          </table:table-row>
          <table:table-row table:style-name="ro13">
            <table:table-cell table:style-name="ce52" office:value-type="string" calcext:value-type="string">
              <text:p>Version Supported</text:p>
            </table:table-cell>
            <table:table-cell table:style-name="ce52" office:value-type="string" calcext:value-type="string">
              <text:p>Processor Type</text:p>
            </table:table-cell>
            <table:table-cell table:style-name="ce52" office:value-type="string" calcext:value-type="string">
              <text:p><text:s/>OS Version</text:p>
            </table:table-cell>
            <table:table-cell table:style-name="ce84" office:value-type="string" calcext:value-type="string">
              <text:p>OS </text:p>
              <text:p>32/64 bit</text:p>
            </table:table-cell>
            <table:table-cell table:style-name="ce84" office:value-type="string" calcext:value-type="string">
              <text:p>Oracle FMW</text:p>
              <text:p/>
            </table:table-cell>
            <table:table-cell table:style-name="ce84" office:value-type="string" calcext:value-type="string">
              <text:p>JDK Vendor Versions</text:p>
            </table:table-cell>
            <table:table-cell table:style-name="ce84" office:value-type="string" calcext:value-type="string">
              <text:p>JDK 32/64 Bit</text:p>
            </table:table-cell>
            <table:table-cell table:style-name="ce113" office:value-type="string" calcext:value-type="string">
              <text:p>Oracle Database (Data Source &amp; Repository)<text:span text:style-name="T12">*</text:span></text:p>
            </table:table-cell>
            <table:table-cell table:style-name="ce123" office:value-type="string" calcext:value-type="string" table:number-columns-spanned="4" table:number-rows-spanned="1">
              <text:p>Exceptions and Additional Information </text:p>
            </table:table-cell>
            <table:covered-table-cell table:number-columns-repeated="2" table:style-name="ce64"/>
            <table:covered-table-cell table:style-name="ce86"/>
            <table:table-cell table:style-name="ce152" office:value-type="string" calcext:value-type="string">
              <text:p><text:s/></text:p>
            </table:table-cell>
            <table:table-cell table:style-name="ce152" table:number-columns-repeated="2"/>
            <table:table-cell table:style-name="ce158"/>
            <table:table-cell table:number-columns-repeated="1008"/>
          </table:table-row>
        </table:table-header-rows>
        <table:table-row table:style-name="ro14">
          <table:table-cell table:style-name="ce53" office:value-type="string" calcext:value-type="string">
            <text:p>11.1.2.3</text:p>
          </table:table-cell>
          <table:table-cell table:style-name="ce54" office:value-type="string" calcext:value-type="string">
            <text:p>SPARC</text:p>
            <text:p/>
          </table:table-cell>
          <table:table-cell table:style-name="ce54" office:value-type="string" calcext:value-type="string">
            <text:p>Solaris 2.9 Update 9+</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text:p>
            <text:p>  - Oracle Virtual Directory 11.1.1.2+</text:p>
            <text:p>Access Management</text:p>
            <text:p>  - Oracle Access Manager 11.1.2.0, 11.1.1.5+ </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Oracle JDK 1.6.0_35+ </text:p>
            <text:p><text:span text:style-name="T11"/></text:p>
            <text:p><text:span text:style-name="T11"/></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24" office:value-type="string" calcext:value-type="string" table:number-columns-spanned="4" table:number-rows-spanned="1">
            <text:p>1. <text:span text:style-name="T11">NOT SUPPORTED FOR: Data Relationship Management, FDM, Financial Close Management, Financial Management, Performance Management Architect Dimension Server and File Generator,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 </text:span></text:p>
            <text:p><text:span text:style-name="T9">4.</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0"/>
          <table:covered-table-cell table:style-name="ce146"/>
          <table:table-cell table:style-name="ce152" table:number-columns-repeated="3"/>
          <table:table-cell table:style-name="ce158"/>
          <table:table-cell table:number-columns-repeated="1008"/>
        </table:table-row>
        <table:table-row table:style-name="ro15" table:visibility="filter">
          <table:table-cell table:style-name="ce53" office:value-type="string" calcext:value-type="string">
            <text:p>11.1.2.2</text:p>
          </table:table-cell>
          <table:table-cell table:style-name="ce54" office:value-type="string" calcext:value-type="string">
            <text:p>SPARC</text:p>
            <text:p/>
          </table:table-cell>
          <table:table-cell table:style-name="ce54" office:value-type="string" calcext:value-type="string">
            <text:p>Solaris 2.9 Update 9+</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24" office:value-type="string" calcext:value-type="string" table:number-columns-spanned="4" table:number-rows-spanned="1">
            <text:p>1. <text:span text:style-name="T11">NOT SUPPORTED FOR: Data Relationship Management, FDM, Financial Close Management, Financial Management, Tax Provision, Performance Management Architect Dimension Server and File Generator,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 </text:span></text:p>
            <text:p><text:span text:style-name="T9">4.</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0"/>
          <table:covered-table-cell table:style-name="ce146"/>
          <table:table-cell table:style-name="ce152" table:number-columns-repeated="3"/>
          <table:table-cell table:style-name="ce158"/>
          <table:table-cell table:number-columns-repeated="1008"/>
        </table:table-row>
        <table:table-row table:style-name="ro16" table:visibility="filter">
          <table:table-cell table:style-name="ce53" office:value-type="string" calcext:value-type="string">
            <text:p>11.1.2.1</text:p>
          </table:table-cell>
          <table:table-cell table:style-name="ce54" office:value-type="string" calcext:value-type="string">
            <text:p>SPARC</text:p>
            <text:p/>
          </table:table-cell>
          <table:table-cell table:style-name="ce54" office:value-type="string" calcext:value-type="string">
            <text:p>Solaris 2.9 Update 9+</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text:p>
          </table:table-cell>
          <table:table-cell table:style-name="ce91" office:value-type="string" calcext:value-type="string">
            <text:p>Oracle JDK 1.6.0_21+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24" office:value-type="string" calcext:value-type="string" table:number-columns-spanned="4" table:number-rows-spanned="1">
            <text:p>1. <text:span text:style-name="T11">NOT SUPPORTED FOR: Data Relationship Management, FDM, Financial Close Management, Financial Management, Financial Reporting Print Server, Performance Management Architect Dimension Server and File Generator,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32-BIT BINARIES ONLY FOR: Interactive Reporting Services, and Production Reporting Teradata Engine. </text:span></text:p>
            <text:p><text:span text:style-name="T9">4</text:span><text:span text:style-name="T10">. Essbase optionally supports running 32-bit binaries on 64-bit operating systems with manual configuration.</text:span></text:p>
            <text:p><text:span text:style-name="T9">5.</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0"/>
          <table:covered-table-cell table:style-name="ce146"/>
          <table:table-cell table:style-name="ce152" table:number-columns-repeated="3"/>
          <table:table-cell table:style-name="ce158"/>
          <table:table-cell table:number-columns-repeated="1008"/>
        </table:table-row>
        <table:table-row table:style-name="ro15" table:visibility="filter">
          <table:table-cell table:style-name="ce53" office:value-type="string" calcext:value-type="string">
            <text:p>11.1.2.0</text:p>
          </table:table-cell>
          <table:table-cell table:style-name="ce54" office:value-type="string" calcext:value-type="string">
            <text:p>SPARC</text:p>
            <text:p/>
          </table:table-cell>
          <table:table-cell table:style-name="ce54" office:value-type="string" calcext:value-type="string">
            <text:p>Solaris 2.9 Update 9+</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Oracle JDK 1.6.0.14+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24" office:value-type="string" calcext:value-type="string" table:number-columns-spanned="4" table:number-rows-spanned="1">
            <text:p>1. <text:span text:style-name="T11">NOT SUPPORTED FOR: Data Relationship Management, FDM, Financial Close Management, Financial Management, Financial Reporting Print Server, Performance Management Architect Dimension Server and File Generator,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32-BIT BINARIES ONLY FOR: Interactive Reporting Services, and Production Reporting Teradata Engine. </text:span></text:p>
            <text:p><text:span text:style-name="T9">4</text:span><text:span text:style-name="T10">. Essbase optionally supports running 32-bit binaries on 64-bit operating systems with manual configuration.</text:span></text:p>
            <text:p><text:span text:style-name="T9">5.</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0"/>
          <table:covered-table-cell table:style-name="ce146"/>
          <table:table-cell table:style-name="ce152" table:number-columns-repeated="3"/>
          <table:table-cell table:style-name="ce158"/>
          <table:table-cell table:number-columns-repeated="1008"/>
        </table:table-row>
        <table:table-row table:style-name="ro14">
          <table:table-cell table:style-name="ce53" office:value-type="string" calcext:value-type="string">
            <text:p>11.1.2.3</text:p>
          </table:table-cell>
          <table:table-cell table:style-name="ce54" office:value-type="string" calcext:value-type="string">
            <text:p>SPARC</text:p>
            <text:p/>
          </table:table-cell>
          <table:table-cell table:style-name="ce54" office:value-type="string" calcext:value-type="string">
            <text:p>Solaris 2.9 Update 9+</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text:p>
            <text:p>  - Oracle Virtual Directory 11.1.1.2+</text:p>
            <text:p>Access Management</text:p>
            <text:p>  - Oracle Access Manager 11.1.2.0, 11.1.1.5+ </text:p>
            <text:p>  - Oracle SSO 11.1.1.2+, 10.1.4.0+</text:p>
            <text:p>Identity Management</text:p>
            <text:p>  - Oracle Identity Manager 11.1.1.3+ </text:p>
            <text:p>Oracle SOA Suite 11.1.1.7 </text:p>
            <text:p>Oracle Data Integrator (ODI) 11.1.1.7</text:p>
          </table:table-cell>
          <table:table-cell table:style-name="ce91" office:value-type="string" calcext:value-type="string">
            <text:p>JRockit 6 Update 33 R28.2.5+</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Performance Management Architect Dimension Server and File Generator,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text:span></text:p>
            <text:p><text:span text:style-name="T9">4.</text:span><text:span text:style-name="T10"> Oracle's SPARC T4 and SPARC Enterprise M-Series are recommended.</text:span></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17" table:visibility="filter">
          <table:table-cell table:style-name="ce53" office:value-type="string" calcext:value-type="string">
            <text:p>11.1.2.2</text:p>
          </table:table-cell>
          <table:table-cell table:style-name="ce54" office:value-type="string" calcext:value-type="string">
            <text:p>SPARC</text:p>
            <text:p/>
          </table:table-cell>
          <table:table-cell table:style-name="ce54" office:value-type="string" calcext:value-type="string">
            <text:p>Solaris 2.9 Update 9+</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Tax Provision, Performance Management Architect Dimension Server and File Generator,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text:span></text:p>
            <text:p><text:span text:style-name="T9">4.</text:span><text:span text:style-name="T10"> Oracle's SPARC T4 and SPARC Enterprise M-Series are recommended.</text:span></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18" table:visibility="filter">
          <table:table-cell table:style-name="ce53" office:value-type="string" calcext:value-type="string">
            <text:p>11.1.2.1</text:p>
          </table:table-cell>
          <table:table-cell table:style-name="ce54" office:value-type="string" calcext:value-type="string">
            <text:p>SPARC</text:p>
            <text:p/>
          </table:table-cell>
          <table:table-cell table:style-name="ce54" office:value-type="string" calcext:value-type="string">
            <text:p>Solaris 2.9 Update 9+</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1.1.1.3+ </text:p>
            <text:p>  - Oracle SSO 10.1.4.0.1+</text:p>
            <text:p>Identity Management (64-bit)</text:p>
            <text:p>  - Oracle Identity Manager 9.1.0.2+ </text:p>
            <text:p>Oracle SOA Suite 11.1.1.4 </text:p>
            <text:p/>
          </table:table-cell>
          <table:table-cell table:style-name="ce91" office:value-type="string" calcext:value-type="string">
            <text:p>JRockit 6 Update 22 R28.1.1+</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Financial Reporting Print Server, Performance Management Architect Dimension Server and File Generator,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32-BIT BINARIES ONLY FOR: Interactive Reporting Services, and Production Reporting Teradata Engine.</text:span></text:p>
            <text:p><text:span text:style-name="T9">4</text:span><text:span text:style-name="T10">. Essbase optionally supports running 32-bit binaries on 64-bit operating systems with manual configuration. </text:span></text:p>
            <text:p><text:span text:style-name="T9">5.</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19" table:visibility="filter">
          <table:table-cell table:style-name="ce53" office:value-type="string" calcext:value-type="string">
            <text:p>11.1.2.0</text:p>
          </table:table-cell>
          <table:table-cell table:style-name="ce54" office:value-type="string" calcext:value-type="string">
            <text:p>SPARC</text:p>
            <text:p/>
          </table:table-cell>
          <table:table-cell table:style-name="ce54" office:value-type="string" calcext:value-type="string">
            <text:p>Solaris 2.9 Update 9+</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JRockit 6 Update 14 R27.6.5+</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Financial Reporting Print Server, Performance Management Architect Dimension Server and File Generator,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32-BIT BINARIES ONLY FOR: Interactive Reporting Services, and Production Reporting Teradata Engine.</text:span></text:p>
            <text:p><text:span text:style-name="T9">4</text:span><text:span text:style-name="T10">. Essbase optionally supports running 32-bit binaries on 64-bit operating systems with manual configuration.</text:span></text:p>
            <text:p><text:span text:style-name="T9">5.</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14">
          <table:table-cell table:style-name="ce53" office:value-type="string" calcext:value-type="string">
            <text:p>11.1.2.3</text:p>
          </table:table-cell>
          <table:table-cell table:style-name="ce54" office:value-type="string" calcext:value-type="string">
            <text:p>SPARC</text:p>
            <text:p/>
          </table:table-cell>
          <table:table-cell table:style-name="ce78" office:value-type="string" calcext:value-type="string">
            <text:p><text:span text:style-name="T11">Solaris 10 Update 9+ </text:span></text:p>
            <text:p><text:span text:style-name="T8"/></text:p>
          </table:table-cell>
          <table:table-cell table:style-name="ce68" office:value-type="float" office:value="64" calcext:value-type="float">
            <text:p>64</text:p>
          </table:table-cell>
          <table:table-cell table:style-name="ce68" office:value-type="string" calcext:value-type="string">
            <text:p>Oracle Directory Services</text:p>
            <text:p><text:span text:style-name="T11">IBM DB2 for z/OS 10 </text:span></text:p>
            <text:p><text:span text:style-name="T11">  - Oracle Virtual Directory 11.1.1.2+</text:span></text:p>
            <text:p><text:span text:style-name="T11">Access Management</text:span></text:p>
            <text:p><text:span text:style-name="T11">  - Oracle Access Manager 11.1.2.0, 11.1.1.5+, 10.1.4.2+</text:span></text:p>
            <text:p><text:span text:style-name="T11">  - Oracle SSO 11.1.1.2+, 10.1.4.0+</text:span></text:p>
            <text:p><text:span text:style-name="T11">Identity Management</text:span></text:p>
            <text:p><text:span text:style-name="T11">  - Oracle Identity Manager 11.1.1.3+</text:span></text:p>
            <text:p><text:span text:style-name="T11">Oracle SOA Suite 11.1.1.7 </text:span></text:p>
            <text:p><text:span text:style-name="T11">Oracle Data Integrator (ODI) 11.1.1.7</text:span></text:p>
          </table:table-cell>
          <table:table-cell table:style-name="ce91" office:value-type="string" calcext:value-type="string">
            <text:p>Oracle JDK 1.6.0_35+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Performance Management Architect Dimension Server and File Generator,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 </text:span></text:p>
            <text:p><text:span text:style-name="T9">4.</text:span><text:span text:style-name="T10"> Oracle's SPARC T4 and SPARC Enterprise M-Series are recommended.</text:span></text:p>
            <text:p><text:span text:style-name="T11"/></text:p>
            <text:p><text:span text:style-name="T11"/></text:p>
            <text:p><text:span text:style-name="T11"/></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14" table:visibility="filter">
          <table:table-cell table:style-name="ce53" office:value-type="string" calcext:value-type="string">
            <text:p>11.1.2.2</text:p>
          </table:table-cell>
          <table:table-cell table:style-name="ce54" office:value-type="string" calcext:value-type="string">
            <text:p>SPARC</text:p>
            <text:p/>
          </table:table-cell>
          <table:table-cell table:style-name="ce54" office:value-type="string" calcext:value-type="string">
            <text:p>Solaris 10 Update 6+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Tax Provision, Performance Management Architect Dimension Server and File Generator,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 </text:span></text:p>
            <text:p><text:span text:style-name="T9">4.</text:span><text:span text:style-name="T10"> Oracle's SPARC T4 and SPARC Enterprise M-Series are recommended.</text:span></text:p>
            <text:p><text:span text:style-name="T11"/></text:p>
            <text:p><text:span text:style-name="T11"/></text:p>
            <text:p><text:span text:style-name="T11"/></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20" table:visibility="filter">
          <table:table-cell table:style-name="ce53" office:value-type="string" calcext:value-type="string">
            <text:p>11.1.2.1</text:p>
          </table:table-cell>
          <table:table-cell table:style-name="ce54" office:value-type="string" calcext:value-type="string">
            <text:p>SPARC</text:p>
            <text:p/>
          </table:table-cell>
          <table:table-cell table:style-name="ce54" office:value-type="string" calcext:value-type="string">
            <text:p>Solaris 10 Update 6+ </text:p>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able:table-cell>
          <table:table-cell table:style-name="ce91" office:value-type="string" calcext:value-type="string">
            <text:p>Oracle JDK 1.6.0_21+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NOT SUPPORTED FOR: Data Relationship Management,  FDM, Financial Close Management, Financial Management, Financial Reporting Print Server, Performance Management Architect Dimension Server and File Generator,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radata Engine. </text:span></text:p>
            <text:p><text:span text:style-name="T9">4</text:span><text:span text:style-name="T10">. Essbase optionally supports running 32-bit binaries on 64-bit operating systems with manual configuration.</text:span></text:p>
            <text:p><text:span text:style-name="T9">5.</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0" table:number-columns-repeated="1008"/>
        </table:table-row>
        <table:table-row table:style-name="ro14" table:visibility="filter">
          <table:table-cell table:style-name="ce53" office:value-type="string" calcext:value-type="string">
            <text:p>11.1.2.0</text:p>
          </table:table-cell>
          <table:table-cell table:style-name="ce54" office:value-type="string" calcext:value-type="string">
            <text:p>SPARC</text:p>
            <text:p/>
          </table:table-cell>
          <table:table-cell table:style-name="ce54" office:value-type="string" calcext:value-type="string">
            <text:p>Solaris 10 Update 4+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text:p>
            <text:p/>
          </table:table-cell>
          <table:table-cell table:style-name="ce91" office:value-type="string" calcext:value-type="string">
            <text:p>Oracle JDK 1.6.0.14+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NOT SUPPORTED FOR: Data Relationship Management,  FDM, Financial Close Management, Financial Management, Financial Reporting Print Server, Performance Management Architect Dimension Server and File Generator,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radata Engine. </text:span></text:p>
            <text:p><text:span text:style-name="T9">4</text:span><text:span text:style-name="T10">. Essbase optionally supports running 32-bit binaries on 64-bit operating systems with manual configuration.</text:span></text:p>
            <text:p><text:span text:style-name="T9">5.</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0" table:number-columns-repeated="1008"/>
        </table:table-row>
        <table:table-row table:style-name="ro14">
          <table:table-cell table:style-name="ce53" office:value-type="string" calcext:value-type="string">
            <text:p>11.1.2.3</text:p>
          </table:table-cell>
          <table:table-cell table:style-name="ce54" office:value-type="string" calcext:value-type="string">
            <text:p>SPARC</text:p>
            <text:p/>
          </table:table-cell>
          <table:table-cell table:style-name="ce78" office:value-type="string" calcext:value-type="string">
            <text:p><text:span text:style-name="T11">Solaris 10 Update 9+ </text:span></text:p>
            <text:p><text:span text:style-name="T8"/></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1" office:value-type="string" calcext:value-type="string">
            <text:p>JRockit 6 Update 33 R28.2.5+</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Performance Management Architect Dimension Server and File Generator,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 </text:span></text:p>
            <text:p><text:span text:style-name="T9">4.</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21" table:visibility="filter">
          <table:table-cell table:style-name="ce53" office:value-type="string" calcext:value-type="string">
            <text:p>11.1.2.2</text:p>
          </table:table-cell>
          <table:table-cell table:style-name="ce54" office:value-type="string" calcext:value-type="string">
            <text:p>SPARC</text:p>
            <text:p/>
          </table:table-cell>
          <table:table-cell table:style-name="ce54" office:value-type="string" calcext:value-type="string">
            <text:p>Solaris 10 Update 6+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Tax Provision, Performance Management Architect Dimension Server and File Generator,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 </text:span></text:p>
            <text:p><text:span text:style-name="T9">4.</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20" table:visibility="filter">
          <table:table-cell table:style-name="ce53" office:value-type="string" calcext:value-type="string">
            <text:p>11.1.2.1</text:p>
          </table:table-cell>
          <table:table-cell table:style-name="ce54" office:value-type="string" calcext:value-type="string">
            <text:p>SPARC</text:p>
            <text:p/>
          </table:table-cell>
          <table:table-cell table:style-name="ce54" office:value-type="string" calcext:value-type="string">
            <text:p>Solaris 10 Update 6+ </text:p>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able:table-cell>
          <table:table-cell table:style-name="ce91" office:value-type="string" calcext:value-type="string">
            <text:p>JRockit 6 Update 22 R28.1.1+</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NOT SUPPORTED FOR: Data Relationship Management,  FDM, Financial Close Management, Financial Management, Financial Reporting Print Server, Performance Management Architect Dimension Server and File Generator,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radata Engine. </text:span></text:p>
            <text:p><text:span text:style-name="T9">4</text:span><text:span text:style-name="T10">. Essbase optionally supports running 32-bit binaries on 64-bit operating systems with manual configuration.</text:span></text:p>
            <text:p><text:span text:style-name="T9">5.</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0" table:number-columns-repeated="1008"/>
        </table:table-row>
        <table:table-row table:style-name="ro15" table:visibility="filter">
          <table:table-cell table:style-name="ce53" office:value-type="string" calcext:value-type="string">
            <text:p>11.1.2.0</text:p>
          </table:table-cell>
          <table:table-cell table:style-name="ce54" office:value-type="string" calcext:value-type="string">
            <text:p>SPARC</text:p>
            <text:p/>
          </table:table-cell>
          <table:table-cell table:style-name="ce54" office:value-type="string" calcext:value-type="string">
            <text:p>Solaris 10 Update 4+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text:p>
            <text:p/>
          </table:table-cell>
          <table:table-cell table:style-name="ce91" office:value-type="string" calcext:value-type="string">
            <text:p>JRockit 6 Update 14 R27.6.5+</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NOT SUPPORTED FOR: Data Relationship Management,  FDM, Financial Close Management, Financial Management, Financial Reporting Print Server, Performance Management Architect Dimension Server and File Generator,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radata Engine. </text:span></text:p>
            <text:p><text:span text:style-name="T9">4</text:span><text:span text:style-name="T10">. Essbase optionally supports running 32-bit binaries on 64-bit operating systems with manual configuration.</text:span></text:p>
            <text:p><text:span text:style-name="T9">5.</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0" table:number-columns-repeated="1008"/>
        </table:table-row>
        <table:table-row table:style-name="ro14">
          <table:table-cell table:style-name="ce53" office:value-type="string" calcext:value-type="string">
            <text:p>11.1.2.3</text:p>
          </table:table-cell>
          <table:table-cell table:style-name="ce54" office:value-type="string" calcext:value-type="string">
            <text:p>SPARC</text:p>
            <text:p/>
          </table:table-cell>
          <table:table-cell table:style-name="ce54" office:value-type="string" calcext:value-type="string">
            <text:p>Solaris 11</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Oracle JDK 1.6.0_35+</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Performance Management Architect Dimension Server and File Generator,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 </text:span></text:p>
            <text:p><text:span text:style-name="T9">4.</text:span><text:span text:style-name="T10"> Oracle's SPARC T4 and SPARC Enterprise M-Series are recommended.</text:span></text:p>
            <text:p><text:span text:style-name="T11"/></text:p>
            <text:p><text:span text:style-name="T11"/></text:p>
            <text:p><text:span text:style-name="T11"/></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14">
          <table:table-cell table:style-name="ce53" office:value-type="string" calcext:value-type="string">
            <text:p>11.1.2.3</text:p>
          </table:table-cell>
          <table:table-cell table:style-name="ce54" office:value-type="string" calcext:value-type="string">
            <text:p>SPARC</text:p>
            <text:p/>
          </table:table-cell>
          <table:table-cell table:style-name="ce54" office:value-type="string" calcext:value-type="string">
            <text:p>Solaris 11</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JRockit 6 Update 33 R28.2.5+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Performance Management Architect Dimension Server and File Generator,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 </text:span></text:p>
            <text:p><text:span text:style-name="T9">4.</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14" table:visibility="filter">
          <table:table-cell table:style-name="ce53" office:value-type="string" calcext:value-type="string">
            <text:p>11.1.2.2</text:p>
          </table:table-cell>
          <table:table-cell table:style-name="ce54" office:value-type="string" calcext:value-type="string">
            <text:p>SPARC</text:p>
            <text:p/>
          </table:table-cell>
          <table:table-cell table:style-name="ce54" office:value-type="string" calcext:value-type="string">
            <text:p>Solaris 11</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Tax Provision, Performance Management Architect Dimension Server and File Generator,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 </text:span></text:p>
            <text:p><text:span text:style-name="T9">4.</text:span><text:span text:style-name="T10"> Oracle's SPARC T4 and SPARC Enterprise M-Series are recommended.</text:span></text:p>
            <text:p><text:span text:style-name="T11"/></text:p>
            <text:p><text:span text:style-name="T11"/></text:p>
            <text:p><text:span text:style-name="T11"/></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21" table:visibility="filter">
          <table:table-cell table:style-name="ce53" office:value-type="string" calcext:value-type="string">
            <text:p>11.1.2.2</text:p>
          </table:table-cell>
          <table:table-cell table:style-name="ce54" office:value-type="string" calcext:value-type="string">
            <text:p>SPARC</text:p>
            <text:p/>
          </table:table-cell>
          <table:table-cell table:style-name="ce54" office:value-type="string" calcext:value-type="string">
            <text:p>Solaris 11</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Tax Provision, Performance Management Architect Dimension Server and File Generator,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32-BIT BINARIES ONLY FOR: Interactive Reporting Services, and Production Reporting Teradata Engine. </text:span></text:p>
            <text:p><text:span text:style-name="T9">4.</text:span><text:span text:style-name="T10"> Oracle's SPARC T4 and SPARC Enterprise M-Series are recommended.</text:span></text:p>
            <text:p><text:span text:style-name="T11"/></text:p>
            <text:p><text:span text:style-name="T11"/></text:p>
            <text:p><text:span text:style-name="T11"/></text:p>
          </table:table-cell>
          <table:covered-table-cell table:number-columns-repeated="2" table:style-name="ce131"/>
          <table:covered-table-cell table:style-name="ce147"/>
          <table:table-cell table:style-name="ce152" table:number-columns-repeated="3"/>
          <table:table-cell table:style-name="ce158"/>
          <table:table-cell table:number-columns-repeated="1008"/>
        </table:table-row>
        <table:table-row table:style-name="ro22" table:visibility="filter">
          <table:table-cell table:style-name="ce53" office:value-type="string" calcext:value-type="string">
            <text:p>11.1.2.2</text:p>
          </table:table-cell>
          <table:table-cell table:style-name="ce68" office:value-type="string" calcext:value-type="string">
            <text:p>POWER</text:p>
          </table:table-cell>
          <table:table-cell table:style-name="ce68" office:value-type="string" calcext:value-type="string">
            <text:p>AIX 5.3 (TL8+)</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IBM JDK 6 (SR9 FP2 or higher)</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Tax Provision, Performance Management Architect Dimension Server and File Generator, Production Reporting Teradata Engine, Profitability &amp; Cost Management, Strategic Finance, and Oracle Quantitative Management and Reporting for Solvency II. </text:span></text:p>
            <text:p><text:span text:style-name="T9">2</text:span><text:span text:style-name="T10">.</text:span><text:span text:style-name="T14"> </text:span><text:span text:style-name="T10">Financial Reporting, Web Analysis, ERP Integrator, Account Reconciliation, Financial Close Management, Disclosure Management, and SOA do not support this platform when used with Financial Management.</text:span></text:p>
            <text:p><text:span text:style-name="T9">3</text:span><text:span text:style-name="T10">. 32-BIT BINARIES ONLY FOR:  Interactive Reporting Services. </text:span></text:p>
            <text:p><text:span text:style-name="T11"/></text:p>
            <text:p><text:span text:style-name="T9"/></text:p>
            <text:p><text:span text:style-name="T9"/></text:p>
            <text:p><text:span text:style-name="T9"/></text:p>
          </table:table-cell>
          <table:covered-table-cell table:number-columns-repeated="2" table:style-name="ce54"/>
          <table:covered-table-cell table:style-name="ce147"/>
          <table:table-cell table:style-name="ce152" table:number-columns-repeated="3"/>
          <table:table-cell table:style-name="ce158"/>
          <table:table-cell table:style-name="ce161" table:number-columns-repeated="1008"/>
        </table:table-row>
        <table:table-row table:style-name="ro23" table:visibility="filter">
          <table:table-cell table:style-name="ce53" office:value-type="string" calcext:value-type="string">
            <text:p>11.1.2.1</text:p>
          </table:table-cell>
          <table:table-cell table:style-name="ce68" office:value-type="string" calcext:value-type="string">
            <text:p>POWER</text:p>
          </table:table-cell>
          <table:table-cell table:style-name="ce68" office:value-type="string" calcext:value-type="string">
            <text:p>AIX 5.3 (TL8+)</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able:table-cell>
          <table:table-cell table:style-name="ce91" office:value-type="string" calcext:value-type="string">
            <text:p>IBM 6.0 SR8 FP1+IZ80785+IZ83273 or higher</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Financial Reporting Print Server, Performance Management Architect Dimension Server and File Generator, Production Reporting Teradata Engine, Profitability &amp; Cost Management, and Strategic Finance. </text:span></text:p>
            <text:p><text:span text:style-name="T9">2</text:span><text:span text:style-name="T10">.</text:span><text:span text:style-name="T14"> </text:span><text:span text:style-name="T10">Financial Reporting and Web Analysis do not support this platform when using Financial Management as a data source.</text:span></text:p>
            <text:p><text:span text:style-name="T9">3</text:span><text:span text:style-name="T10">. 32-BIT BINARIES ONLY FOR:  Interactive Reporting Services. </text:span></text:p>
            <text:p><text:span text:style-name="T9">4</text:span><text:span text:style-name="T10">. Essbase optionally supports running 32-bit binaries on 64-bit operating systems with manual configuration.</text:span></text:p>
            <text:p><text:span text:style-name="T11"/></text:p>
            <text:p><text:span text:style-name="T9"/></text:p>
            <text:p><text:span text:style-name="T9"/></text:p>
            <text:p><text:span text:style-name="T9"/></text:p>
          </table:table-cell>
          <table:covered-table-cell table:number-columns-repeated="2" table:style-name="ce54"/>
          <table:covered-table-cell table:style-name="ce147"/>
          <table:table-cell table:style-name="ce152" table:number-columns-repeated="3"/>
          <table:table-cell table:style-name="ce158"/>
          <table:table-cell table:style-name="ce161" table:number-columns-repeated="1008"/>
        </table:table-row>
        <table:table-row table:style-name="ro14" table:visibility="filter">
          <table:table-cell table:style-name="ce53" office:value-type="string" calcext:value-type="string">
            <text:p>11.1.2.0</text:p>
          </table:table-cell>
          <table:table-cell table:style-name="ce68" office:value-type="string" calcext:value-type="string">
            <text:p>POWER</text:p>
          </table:table-cell>
          <table:table-cell table:style-name="ce68" office:value-type="string" calcext:value-type="string">
            <text:p>AIX 5.3 (TL8+)</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IBM 1.6.0 SR6+</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Financial Reporting Print Server, Performance Management Architect Dimension Server and File Generator, Production Reporting Teradata Engine, Profitability &amp; Cost Management, and Strategic Finance. </text:span></text:p>
            <text:p><text:span text:style-name="T9">2</text:span><text:span text:style-name="T10">.</text:span><text:span text:style-name="T14"> </text:span><text:span text:style-name="T10">Financial Reporting and Web Analysis do not support this platform when using Financial Management as a data source.</text:span></text:p>
            <text:p><text:span text:style-name="T9">3</text:span><text:span text:style-name="T10">. 32-BIT BINARIES ONLY FOR:  Interactive Reporting Services. </text:span></text:p>
            <text:p><text:span text:style-name="T9">4</text:span><text:span text:style-name="T10">. Essbase optionally supports running 32-bit binaries on 64-bit operating systems with manual configuration.</text:span></text:p>
            <text:p><text:span text:style-name="T11"/></text:p>
            <text:p><text:span text:style-name="T9"/></text:p>
            <text:p><text:span text:style-name="T9"/></text:p>
            <text:p><text:span text:style-name="T9"/></text:p>
          </table:table-cell>
          <table:covered-table-cell table:number-columns-repeated="2" table:style-name="ce54"/>
          <table:covered-table-cell table:style-name="ce147"/>
          <table:table-cell table:style-name="ce152" table:number-columns-repeated="3"/>
          <table:table-cell table:style-name="ce158"/>
          <table:table-cell table:style-name="ce161" table:number-columns-repeated="1008"/>
        </table:table-row>
        <table:table-row table:style-name="ro24">
          <table:table-cell table:style-name="ce54" office:value-type="string" calcext:value-type="string">
            <text:p>11.1.2.3</text:p>
          </table:table-cell>
          <table:table-cell table:style-name="ce68" office:value-type="string" calcext:value-type="string">
            <text:p>POWER</text:p>
          </table:table-cell>
          <table:table-cell table:style-name="ce68" office:value-type="string" calcext:value-type="string">
            <text:p>AIX 6.1 (TL6+)</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3" office:value-type="string" calcext:value-type="string">
            <text:p><text:span text:style-name="T11">IBM JDK 6 (SR10+)</text:span></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Performance Management Architect Dimension Server and File Generator, Production Reporting Teradata Engine, Profitability &amp; Cost Management,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3. </text:span><text:span text:style-name="T10">32-BIT BINARIES ONLY FOR: Interactive Reporting Services.</text:span></text:p>
            <text:p><text:span text:style-name="T9">4.</text:span><text:span text:style-name="T10"> EXCEPTION: Interactive Reporting supports AIX 6.1 with RTE version 10. RTE version 11 is not supported.</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5" table:visibility="filter">
          <table:table-cell table:style-name="ce54" office:value-type="string" calcext:value-type="string">
            <text:p>11.1.2.2</text:p>
          </table:table-cell>
          <table:table-cell table:style-name="ce68" office:value-type="string" calcext:value-type="string">
            <text:p>POWER</text:p>
          </table:table-cell>
          <table:table-cell table:style-name="ce68" office:value-type="string" calcext:value-type="string">
            <text:p>AIX 6.1 (TL2+)</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IBM JDK 6 (SR9 FP2 or higher)</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Tax Provision, Performance Management Architect Dimension Server and File Generator, Production Reporting Teradata Engine, Profitability &amp; Cost Management,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32-BIT BINARIES ONLY FOR: Interactive Reporting Services.</text:span></text:p>
            <text:p><text:span text:style-name="T11">4. EXCEPTION: Interactive Reporting supports AIX 6.1 with RTE version 10. RTE version 11 is not supported.</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6" table:visibility="filter">
          <table:table-cell table:style-name="ce54" office:value-type="string" calcext:value-type="string">
            <text:p>11.1.2.1</text:p>
          </table:table-cell>
          <table:table-cell table:style-name="ce68" office:value-type="string" calcext:value-type="string">
            <text:p>POWER</text:p>
          </table:table-cell>
          <table:table-cell table:style-name="ce68" office:value-type="string" calcext:value-type="string">
            <text:p>AIX 6.1 (TL2+)</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able:table-cell>
          <table:table-cell table:style-name="ce91" office:value-type="string" calcext:value-type="string">
            <text:p>IBM 6.0 SR8 FP1+IZ80785+IZ83273 or higher</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Financial Reporting Print Server, Performance Management Architect Dimension Server and File Generator, Production Reporting Teradata Engine, Profitability &amp; Cost Management,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32-BIT BINARIES ONLY FOR: Interactive Reporting Services.</text:span></text:p>
            <text:p><text:span text:style-name="T9">4</text:span><text:span text:style-name="T10">. Essbase optionally supports running 32-bit binaries on 64-bit operating systems with manual configuration.</text:span></text:p>
            <text:p><text:span text:style-name="T17">5. EXCEPTION: Interactive Reporting supports AIX 6.1 with RTE version 10. RTE version 11 is not supported.</text:span></text:p>
            <text:p><text:span text:style-name="T11"/></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6" table:visibility="filter">
          <table:table-cell table:style-name="ce54" office:value-type="string" calcext:value-type="string">
            <text:p>11.1.2.0</text:p>
          </table:table-cell>
          <table:table-cell table:style-name="ce68" office:value-type="string" calcext:value-type="string">
            <text:p>POWER</text:p>
          </table:table-cell>
          <table:table-cell table:style-name="ce68" office:value-type="string" calcext:value-type="string">
            <text:p>AIX 6.1 (TL2+)</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IBM 1.6.0 SR6+</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Financial Reporting Print Server, Performance Management Architect Dimension Server and File Generator, Production Reporting Teradata Engine, Profitability &amp; Cost Management,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32-BIT BINARIES ONLY FOR: Interactive Reporting Services.</text:span></text:p>
            <text:p><text:span text:style-name="T9">4</text:span><text:span text:style-name="T10">. Essbase optionally supports running 32-bit binaries on 64-bit operating systems with manual configuration.</text:span></text:p>
            <text:p><text:span text:style-name="T11">5. EXCEPTION: Interactive Reporting supports AIX 6.1 with RTE version 10. RTE version 11 is not supported.</text:span></text:p>
            <text:p><text:span text:style-name="T11"/></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POWER</text:p>
          </table:table-cell>
          <table:table-cell table:style-name="ce68" office:value-type="string" calcext:value-type="string">
            <text:p>AIX 7.1 (TL0+)</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4" office:value-type="string" calcext:value-type="string">
            <text:p><text:span text:style-name="T11">IBM JDK 6 (SR10+)</text:span></text:p>
            <text:p><text:span text:style-name="T9"/></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text:span><text:span text:style-name="T16"> </text:span><text:span text:style-name="T13">Performance Management Architect Dimension Server and File Generator, Production Reporting Teradata Engine, Profitability &amp; Cost Management,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11"/></text:p>
            <text:p><text:span text:style-name="T11"/></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8" table:visibility="filter">
          <table:table-cell table:style-name="ce54" office:value-type="string" calcext:value-type="string">
            <text:p>11.1.2.2</text:p>
          </table:table-cell>
          <table:table-cell table:style-name="ce68" office:value-type="string" calcext:value-type="string">
            <text:p>POWER</text:p>
          </table:table-cell>
          <table:table-cell table:style-name="ce68" office:value-type="string" calcext:value-type="string">
            <text:p>AIX 7.1 (TL0+)</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68" office:value-type="string" calcext:value-type="string">
            <text:p>IBM JDK 6 (SR9 FP2 or higher)</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Tax Provision, Performance Management Architect Dimension Server and File Generator, Production Reporting Teradata Engine, Profitability &amp; Cost Management,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11"/></text:p>
            <text:p><text:span text:style-name="T11"/></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8" table:visibility="filter">
          <table:table-cell table:style-name="ce54" office:value-type="string" calcext:value-type="string">
            <text:p>11.1.2.1</text:p>
          </table:table-cell>
          <table:table-cell table:style-name="ce68" office:value-type="string" calcext:value-type="string">
            <text:p>POWER</text:p>
          </table:table-cell>
          <table:table-cell table:style-name="ce68" office:value-type="string" calcext:value-type="string">
            <text:p>AIX 7.1</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4+</text:p>
            <text:p>  - Oracle Virtual Directory 11.1.1.4.+</text:p>
            <text:p>Access Management (64-bit)</text:p>
            <text:p>  - Oracle Access Manager 11.1.1.3+</text:p>
            <text:p>  - Oracle SSO 10.1.4.0.1+</text:p>
            <text:p>Identity Management (64-bit)</text:p>
            <text:p>  - Oracle Identity Manager 11.1.1.3+</text:p>
            <text:p>Oracle SOA Suite 11.1.1.4 </text:p>
          </table:table-cell>
          <table:table-cell table:style-name="ce91" office:value-type="string" calcext:value-type="string">
            <text:p>IBM 6.0 SR8 FP1+IZ80785+IZ83273 or higher</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Financial Reporting Print Server, Performance Management Architect Dimension Server and File Generator, Production Reporting Teradata Engine, Profitability &amp; Cost Management, and Strategic Finance. </text:span></text:p>
            <text:p><text:span text:style-name="T9">2</text:span><text:span text:style-name="T10">. Financial Reporting and Web Analysis do not support this platform when using Financial Management as a data source.</text:span></text:p>
            <text:p><text:span text:style-name="T11">3. Essbase optionally supports running 32-bit binaries on 64-bit operating systems with manual configuration.</text:span></text:p>
            <text:p><text:span text:style-name="T11"/></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86</text:p>
            <text:p><text:span text:style-name="T8"/></text:p>
          </table:table-cell>
          <table:table-cell table:style-name="ce68" office:value-type="string" calcext:value-type="string">
            <text:p>Red Hat EL 4 (UL7+)</text:p>
            <text:p><text:span text:style-name="T8"/></text:p>
            <text:p><text:span text:style-name="T8"/></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3" office:value-type="string" calcext:value-type="string">
            <text:p><text:span text:style-name="T11">Oracle JDK 1.6.0_35+ </text:span></text:p>
            <text:p><text:span text:style-name="T8"/></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3</text:span><text:span text:style-name="T10">. Running Red Hat EL 4 (UL7+) on Oracle VM is not supported.</text:span></text:p>
            <text:p><text:span text:style-name="T11"/></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27" table:visibility="filter">
          <table:table-cell table:style-name="ce54" office:value-type="string" calcext:value-type="string">
            <text:p>11.1.2.2</text:p>
          </table:table-cell>
          <table:table-cell table:style-name="ce68" office:value-type="string" calcext:value-type="string">
            <text:p>x86</text:p>
            <text:p><text:span text:style-name="T8"/></text:p>
          </table:table-cell>
          <table:table-cell table:style-name="ce68" office:value-type="string" calcext:value-type="string">
            <text:p>Red Hat EL 4 (UL7+)</text:p>
            <text:p><text:span text:style-name="T8"/></text:p>
            <text:p><text:span text:style-name="T8"/></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text:span><text:span text:style-name="T10">. Running Red Hat EL 4 (UL7+) on Oracle VM is not supported.</text:span></text:p>
            <text:p><text:span text:style-name="T11"/></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28" table:visibility="filter">
          <table:table-cell table:style-name="ce54" office:value-type="string" calcext:value-type="string">
            <text:p>11.1.2.1</text:p>
          </table:table-cell>
          <table:table-cell table:style-name="ce68" office:value-type="string" calcext:value-type="string">
            <text:p>x86</text:p>
            <text:p><text:span text:style-name="T8"/></text:p>
          </table:table-cell>
          <table:table-cell table:style-name="ce68" office:value-type="string" calcext:value-type="string">
            <text:p>Red Hat EL 4 (UL7+)</text:p>
            <text:p><text:span text:style-name="T8"/></text:p>
            <text:p><text:span text:style-name="T8"/></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text:p>
            <text:p>  - Oracle SSO 10.1.4.0.1+</text:p>
            <text:p>Identity Management (32-bit)</text:p>
            <text:p>  - Oracle Identity Manager 9.1.0.2+</text:p>
            <text:p>Oracle SOA Suite 11.1.1.4 </text:p>
            <text:p/>
          </table:table-cell>
          <table:table-cell table:style-name="ce91" office:value-type="string" calcext:value-type="string">
            <text:p>Oracle JDK 1.6.0_21+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 </text:span></text:p>
            <text:p><text:span text:style-name="T9">3</text:span><text:span text:style-name="T10">. Running Red Hat EL 4 (UL7+) on Oracle VM is not supported.</text:span></text:p>
            <text:p><text:span text:style-name="T11"/></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29" table:visibility="filter">
          <table:table-cell table:style-name="ce54" office:value-type="string" calcext:value-type="string">
            <text:p>11.1.2.0</text:p>
          </table:table-cell>
          <table:table-cell table:style-name="ce68" office:value-type="string" calcext:value-type="string">
            <text:p>x86</text:p>
            <text:p><text:span text:style-name="T8"/></text:p>
          </table:table-cell>
          <table:table-cell table:style-name="ce68" office:value-type="string" calcext:value-type="string">
            <text:p>Red Hat EL 4 (UL7+)</text:p>
            <text:p><text:span text:style-name="T8"/></text:p>
            <text:p><text:span text:style-name="T8"/></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Oracle JDK 1.6.0.14+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 </text:span></text:p>
            <text:p><text:span text:style-name="T9">3</text:span><text:span text:style-name="T10">. Running Red Hat EL 4 (UL7+) on Oracle VM is not supported.</text:span></text:p>
            <text:p><text:span text:style-name="T11"/></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86</text:p>
            <text:p><text:span text:style-name="T8"/></text:p>
          </table:table-cell>
          <table:table-cell table:style-name="ce68" office:value-type="string" calcext:value-type="string">
            <text:p>Red Hat EL 4 (UL7+)</text:p>
            <text:p><text:span text:style-name="T8"/></text:p>
            <text:p><text:span text:style-name="T8"/></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JRockit 6 Update 33 R28.2.5+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3. </text:span><text:span text:style-name="T10">Running Red Hat EL 4 (UL7+) on Oracle VM is not supported.</text:span></text:p>
            <text:p><text:span text:style-name="T9"/></text:p>
            <text:p><text:span text:style-name="T9"/></text:p>
            <text:p><text:span text:style-name="T9"/></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17" table:visibility="filter">
          <table:table-cell table:style-name="ce54" office:value-type="string" calcext:value-type="string">
            <text:p>11.1.2.2</text:p>
          </table:table-cell>
          <table:table-cell table:style-name="ce68" office:value-type="string" calcext:value-type="string">
            <text:p>x86</text:p>
            <text:p><text:span text:style-name="T8"/></text:p>
          </table:table-cell>
          <table:table-cell table:style-name="ce68" office:value-type="string" calcext:value-type="string">
            <text:p>Red Hat EL 4 (UL7+)</text:p>
            <text:p><text:span text:style-name="T8"/></text:p>
            <text:p><text:span text:style-name="T8"/></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Running Red Hat EL 4 (UL7+) on Oracle VM is not supported.</text:span></text:p>
            <text:p><text:span text:style-name="T9"/></text:p>
            <text:p><text:span text:style-name="T9"/></text:p>
            <text:p><text:span text:style-name="T9"/></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17" table:visibility="filter">
          <table:table-cell table:style-name="ce54" office:value-type="string" calcext:value-type="string">
            <text:p>11.1.2.1</text:p>
          </table:table-cell>
          <table:table-cell table:style-name="ce68" office:value-type="string" calcext:value-type="string">
            <text:p>x86</text:p>
            <text:p><text:span text:style-name="T8"/></text:p>
          </table:table-cell>
          <table:table-cell table:style-name="ce68" office:value-type="string" calcext:value-type="string">
            <text:p>Red Hat EL 4 (UL7+)</text:p>
            <text:p><text:span text:style-name="T8"/></text:p>
            <text:p><text:span text:style-name="T8"/></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text:p>
            <text:p>  - Oracle SSO 10.1.4.0.1+</text:p>
            <text:p>Identity Management (32-bit)</text:p>
            <text:p>  - Oracle Identity Manager 9.1.0.2+</text:p>
            <text:p>Oracle SOA Suite 11.1.1.4 </text:p>
            <text:p/>
          </table:table-cell>
          <table:table-cell table:style-name="ce91" office:value-type="string" calcext:value-type="string">
            <text:p>JRockit 6 Update 22 R28.1.1+</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 </text:span><text:span text:style-name="T14"> </text:span></text:p>
            <text:p><text:span text:style-name="T9">3. </text:span><text:span text:style-name="T10">Running Red Hat EL 4 (UL7+) on Oracle VM is not supported.</text:span></text:p>
            <text:p><text:span text:style-name="T9"/></text:p>
            <text:p><text:span text:style-name="T9"/></text:p>
            <text:p><text:span text:style-name="T9"/></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30" table:visibility="filter">
          <table:table-cell table:style-name="ce54" office:value-type="string" calcext:value-type="string">
            <text:p>11.1.2.0</text:p>
          </table:table-cell>
          <table:table-cell table:style-name="ce68" office:value-type="string" calcext:value-type="string">
            <text:p>x86</text:p>
            <text:p><text:span text:style-name="T8"/></text:p>
          </table:table-cell>
          <table:table-cell table:style-name="ce68" office:value-type="string" calcext:value-type="string">
            <text:p>Red Hat EL 4 (UL7+)</text:p>
            <text:p><text:span text:style-name="T8"/></text:p>
            <text:p><text:span text:style-name="T8"/></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JRockit 6 Update 14 R27.6.5+</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 </text:span><text:span text:style-name="T14"> </text:span></text:p>
            <text:p><text:span text:style-name="T9">3. </text:span><text:span text:style-name="T10">Running Red Hat EL 4 (UL7+) on Oracle VM is not supported.</text:span></text:p>
            <text:p><text:span text:style-name="T9"/></text:p>
            <text:p><text:span text:style-name="T9"/></text:p>
            <text:p><text:span text:style-name="T9"/></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5" office:value-type="string" calcext:value-type="string">
            <text:p>11.1.2.3</text:p>
          </table:table-cell>
          <table:table-cell table:style-name="ce69" office:value-type="string" calcext:value-type="string">
            <text:p>x86</text:p>
            <text:p><text:span text:style-name="T8"/></text:p>
          </table:table-cell>
          <table:table-cell table:style-name="ce69" office:value-type="string" calcext:value-type="string">
            <text:p>Red Hat EL 5 (UL5+)</text:p>
            <text:p/>
          </table:table-cell>
          <table:table-cell table:style-name="ce69"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3" office:value-type="string" calcext:value-type="string">
            <text:p><text:span text:style-name="T11">Oracle JDK 1.6.0_35+ </text:span></text:p>
            <text:p><text:span text:style-name="T8"/></text:p>
          </table:table-cell>
          <table:table-cell table:style-name="ce104" office:value-type="float" office:value="32" calcext:value-type="float">
            <text:p>32</text:p>
          </table:table-cell>
          <table:table-cell table:style-name="ce104" office:value-type="string" calcext:value-type="string">
            <text:p>Oracle 10.2.0.4+</text:p>
            <text:p>Oracle 11.1.0.7+</text:p>
            <text:p>Oracle 11.2.0.1+</text:p>
          </table:table-cell>
          <table:table-cell table:style-name="ce125"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text:p>
            <text:p><text:span text:style-name="T9"/></text:p>
            <text:p><text:span text:style-name="T9"/></text:p>
          </table:table-cell>
          <table:covered-table-cell table:style-name="ce134"/>
          <table:covered-table-cell table:style-name="ce139"/>
          <table:covered-table-cell table:style-name="ce148"/>
          <table:table-cell table:style-name="ce152" table:number-columns-repeated="3"/>
          <table:table-cell table:style-name="ce158"/>
          <table:table-cell table:style-name="ce161" table:number-columns-repeated="1008"/>
        </table:table-row>
        <table:table-row table:style-name="ro31" table:visibility="filter">
          <table:table-cell table:style-name="ce55" office:value-type="string" calcext:value-type="string">
            <text:p>11.1.2.2</text:p>
          </table:table-cell>
          <table:table-cell table:style-name="ce69" office:value-type="string" calcext:value-type="string">
            <text:p>x86</text:p>
            <text:p><text:span text:style-name="T8"/></text:p>
          </table:table-cell>
          <table:table-cell table:style-name="ce69" office:value-type="string" calcext:value-type="string">
            <text:p>Red Hat EL 5 (UL3+)</text:p>
            <text:p/>
          </table:table-cell>
          <table:table-cell table:style-name="ce69"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able:table-cell>
          <table:table-cell table:style-name="ce104" office:value-type="float" office:value="32" calcext:value-type="float">
            <text:p>32</text:p>
          </table:table-cell>
          <table:table-cell table:style-name="ce104" office:value-type="string" calcext:value-type="string">
            <text:p>Oracle 10.2.0.4+</text:p>
            <text:p>Oracle 11.1.0.7+</text:p>
            <text:p>Oracle 11.2.0.1+</text:p>
          </table:table-cell>
          <table:table-cell table:style-name="ce125" office:value-type="string" calcext:value-type="string" table:number-columns-spanned="4" table:number-rows-spanned="1">
            <text:p>1. <text:span text:style-name="T11">NOT SUPPORTED FOR: Data Relationship Management,  FDM, Financial Management, Tax Provision, Financial Reporting Print Server,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For Red Hat EL 5 (UL3+) on Oracle VM, minimum update level required is Red Hat EL 5 (UL3+) on Oracle VM 2.1.2+.</text:span></text:p>
            <text:p><text:span text:style-name="T9"/></text:p>
            <text:p><text:span text:style-name="T9"/></text:p>
            <text:p><text:span text:style-name="T9"/></text:p>
          </table:table-cell>
          <table:covered-table-cell table:style-name="ce134"/>
          <table:covered-table-cell table:style-name="ce139"/>
          <table:covered-table-cell table:style-name="ce148"/>
          <table:table-cell table:style-name="ce152" table:number-columns-repeated="3"/>
          <table:table-cell table:style-name="ce158"/>
          <table:table-cell table:style-name="ce161" table:number-columns-repeated="1008"/>
        </table:table-row>
        <table:table-row table:style-name="ro31" table:visibility="filter">
          <table:table-cell table:style-name="ce55" office:value-type="string" calcext:value-type="string">
            <text:p>11.1.2.2</text:p>
          </table:table-cell>
          <table:table-cell table:style-name="ce69" office:value-type="string" calcext:value-type="string">
            <text:p>x86</text:p>
            <text:p><text:span text:style-name="T8"/></text:p>
          </table:table-cell>
          <table:table-cell table:style-name="ce69" office:value-type="string" calcext:value-type="string">
            <text:p>Red Hat EL 5 (UL3+)</text:p>
            <text:p/>
          </table:table-cell>
          <table:table-cell table:style-name="ce69"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104" office:value-type="float" office:value="32" calcext:value-type="float">
            <text:p>32</text:p>
          </table:table-cell>
          <table:table-cell table:style-name="ce104" office:value-type="string" calcext:value-type="string">
            <text:p>Oracle 10.2.0.4+</text:p>
            <text:p>Oracle 11.1.0.7+</text:p>
            <text:p>Oracle 11.2.0.1+</text:p>
          </table:table-cell>
          <table:table-cell table:style-name="ce125" office:value-type="string" calcext:value-type="string" table:number-columns-spanned="4" table:number-rows-spanned="1">
            <text:p>1. <text:span text:style-name="T11">NOT SUPPORTED FOR: Data Relationship Management,  FDM, Financial Management, Tax Provision, Financial Reporting Print Server,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For Red Hat EL 5 (UL3+) on Oracle VM, minimum update level required is Red Hat EL 5 (UL3+) on Oracle VM 2.1.2+.</text:span></text:p>
            <text:p><text:span text:style-name="T9"/></text:p>
            <text:p><text:span text:style-name="T9"/></text:p>
            <text:p><text:span text:style-name="T9"/></text:p>
          </table:table-cell>
          <table:covered-table-cell table:style-name="ce134"/>
          <table:covered-table-cell table:style-name="ce139"/>
          <table:covered-table-cell table:style-name="ce148"/>
          <table:table-cell table:style-name="ce152" table:number-columns-repeated="3"/>
          <table:table-cell table:style-name="ce158"/>
          <table:table-cell table:style-name="ce161" table:number-columns-repeated="1008"/>
        </table:table-row>
        <table:table-row table:style-name="ro19" table:visibility="filter">
          <table:table-cell table:style-name="ce55" office:value-type="string" calcext:value-type="string">
            <text:p>11.1.2.2</text:p>
          </table:table-cell>
          <table:table-cell table:style-name="ce69" office:value-type="string" calcext:value-type="string">
            <text:p>x86</text:p>
            <text:p><text:span text:style-name="T8"/></text:p>
          </table:table-cell>
          <table:table-cell table:style-name="ce69" office:value-type="string" calcext:value-type="string">
            <text:p>Red Hat EL 5 (UL5+)</text:p>
            <text:p/>
          </table:table-cell>
          <table:table-cell table:style-name="ce69"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able:table-cell>
          <table:table-cell table:style-name="ce104" office:value-type="float" office:value="32" calcext:value-type="float">
            <text:p>32</text:p>
          </table:table-cell>
          <table:table-cell table:style-name="ce104" office:value-type="string" calcext:value-type="string">
            <text:p>Oracle 10.2.0.4+</text:p>
            <text:p>Oracle 11.1.0.7+</text:p>
            <text:p>Oracle 11.2.0.1+</text:p>
          </table:table-cell>
          <table:table-cell table:style-name="ce125"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For Red Hat EL 5 (UL3+) on Oracle VM, minimum update level required is Red Hat EL 5 (UL3+) on Oracle VM 2.1.2+.</text:span></text:p>
            <text:p><text:span text:style-name="T9"/></text:p>
            <text:p><text:span text:style-name="T9"/></text:p>
            <text:p><text:span text:style-name="T9"/></text:p>
          </table:table-cell>
          <table:covered-table-cell table:style-name="ce134"/>
          <table:covered-table-cell table:style-name="ce139"/>
          <table:covered-table-cell table:style-name="ce148"/>
          <table:table-cell table:style-name="ce152" table:number-columns-repeated="3"/>
          <table:table-cell table:style-name="ce158"/>
          <table:table-cell table:style-name="ce161" table:number-columns-repeated="1008"/>
        </table:table-row>
        <table:table-row table:style-name="ro31" table:visibility="filter">
          <table:table-cell table:style-name="ce55" office:value-type="string" calcext:value-type="string">
            <text:p>11.1.2.1</text:p>
          </table:table-cell>
          <table:table-cell table:style-name="ce69" office:value-type="string" calcext:value-type="string">
            <text:p>x86</text:p>
            <text:p><text:span text:style-name="T8"/></text:p>
          </table:table-cell>
          <table:table-cell table:style-name="ce69" office:value-type="string" calcext:value-type="string">
            <text:p>Red Hat EL 5 (UL3+)</text:p>
            <text:p/>
          </table:table-cell>
          <table:table-cell table:style-name="ce69"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text:p>
            <text:p>  - Oracle SSO 10.1.4.0.1+</text:p>
            <text:p>Identity Management (32-bit)</text:p>
            <text:p>  - Oracle Identity Manager 9.1.0.2+</text:p>
            <text:p>Oracle SOA Suite 11.1.1.4 </text:p>
            <text:p/>
          </table:table-cell>
          <table:table-cell table:style-name="ce91" office:value-type="string" calcext:value-type="string">
            <text:p>Oracle JDK 1.6.0_21+ </text:p>
            <text:p/>
            <text:p/>
            <text:p/>
            <text:p/>
          </table:table-cell>
          <table:table-cell table:style-name="ce104" office:value-type="float" office:value="32" calcext:value-type="float">
            <text:p>32</text:p>
          </table:table-cell>
          <table:table-cell table:style-name="ce104" office:value-type="string" calcext:value-type="string">
            <text:p>Oracle 10.2.0.4+</text:p>
            <text:p>Oracle 11.1.0.7+</text:p>
            <text:p>Oracle 11.2.0.1+</text:p>
          </table:table-cell>
          <table:table-cell table:style-name="ce125"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For Red Hat EL 5 (UL3+) on Oracle VM, minimum update level required is Red Hat EL 5 (UL3+) on Oracle VM 2.1.2+.</text:span></text:p>
            <text:p><text:span text:style-name="T9"/></text:p>
            <text:p><text:span text:style-name="T9"/></text:p>
            <text:p><text:span text:style-name="T9"/></text:p>
          </table:table-cell>
          <table:covered-table-cell table:style-name="ce134"/>
          <table:covered-table-cell table:style-name="ce139"/>
          <table:covered-table-cell table:style-name="ce148"/>
          <table:table-cell table:style-name="ce152" table:number-columns-repeated="3"/>
          <table:table-cell table:style-name="ce158"/>
          <table:table-cell table:style-name="ce161" table:number-columns-repeated="1008"/>
        </table:table-row>
        <table:table-row table:style-name="ro31" table:visibility="filter">
          <table:table-cell table:style-name="ce55" office:value-type="string" calcext:value-type="string">
            <text:p>11.1.2.0</text:p>
          </table:table-cell>
          <table:table-cell table:style-name="ce69" office:value-type="string" calcext:value-type="string">
            <text:p>x86</text:p>
            <text:p><text:span text:style-name="T8"/></text:p>
          </table:table-cell>
          <table:table-cell table:style-name="ce69" office:value-type="string" calcext:value-type="string">
            <text:p>Red Hat EL 5 (UL3+)</text:p>
            <text:p/>
          </table:table-cell>
          <table:table-cell table:style-name="ce69"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Oracle JDK 1.6.0.14+ </text:p>
            <text:p/>
            <text:p/>
            <text:p/>
            <text:p/>
          </table:table-cell>
          <table:table-cell table:style-name="ce104" office:value-type="float" office:value="32" calcext:value-type="float">
            <text:p>32</text:p>
          </table:table-cell>
          <table:table-cell table:style-name="ce104" office:value-type="string" calcext:value-type="string">
            <text:p>Oracle 10.2.0.4+</text:p>
            <text:p>Oracle 11.1.0.7+</text:p>
            <text:p>Oracle 11.2.0.1+</text:p>
          </table:table-cell>
          <table:table-cell table:style-name="ce125"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For Red Hat EL 5 (UL3+) on Oracle VM, minimum update level required is Red Hat EL 5 (UL3+) on Oracle VM 2.1.2+.</text:span></text:p>
            <text:p><text:span text:style-name="T9"/></text:p>
            <text:p><text:span text:style-name="T9"/></text:p>
            <text:p><text:span text:style-name="T9"/></text:p>
          </table:table-cell>
          <table:covered-table-cell table:style-name="ce134"/>
          <table:covered-table-cell table:style-name="ce139"/>
          <table:covered-table-cell table:style-name="ce148"/>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86</text:p>
            <text:p><text:span text:style-name="T8"/></text:p>
          </table:table-cell>
          <table:table-cell table:style-name="ce68" office:value-type="string" calcext:value-type="string">
            <text:p>Red Hat EL 5 (UL5+)</text:p>
            <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text:span text:style-name="T12">+</text:span><text:span text:style-name="T13">, 10.1.4.3+</text:span></text:p>
            <text:p><text:span text:style-name="T11">  - Oracle Virtual Directory 11.1.1.2+</text:span></text:p>
            <text:p><text:span text:style-name="T11">Access Management</text:span></text:p>
            <text:p><text:span text:style-name="T11">  - Oracle Access Manager 11.1.2.0, 11.1.1.5+, 10.1.4.2+</text:span></text:p>
            <text:p><text:span text:style-name="T11">  - Oracle SSO 11.1.1.2+, 10.1.4.0+</text:span></text:p>
            <text:p><text:span text:style-name="T11">Identity Management</text:span></text:p>
            <text:p><text:span text:style-name="T11">  - Oracle Identity Manager 11.1.1.3+</text:span></text:p>
            <text:p><text:span text:style-name="T11">Oracle SOA Suite 11.1.1.7 </text:span></text:p>
            <text:p><text:span text:style-name="T11">Oracle Data Integrator (ODI) 11.1.1.7</text:span></text:p>
          </table:table-cell>
          <table:table-cell table:style-name="ce91" office:value-type="string" calcext:value-type="string">
            <text:p>JRockit 6 Update 33 R28.2.5+</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text:p>
            <text:p><text:span text:style-name="T9"/></text:p>
            <text:p><text:span text:style-name="T9"/></text:p>
          </table:table-cell>
          <table:covered-table-cell table:style-name="ce135"/>
          <table:covered-table-cell table:style-name="ce140"/>
          <table:covered-table-cell table:style-name="ce147"/>
          <table:table-cell table:style-name="ce152" table:number-columns-repeated="3"/>
          <table:table-cell table:style-name="ce158"/>
          <table:table-cell table:style-name="ce161" table:number-columns-repeated="1008"/>
        </table:table-row>
        <table:table-row table:style-name="ro21" table:visibility="filter">
          <table:table-cell table:style-name="ce54" office:value-type="string" calcext:value-type="string">
            <text:p>11.1.2.2</text:p>
          </table:table-cell>
          <table:table-cell table:style-name="ce68" office:value-type="string" calcext:value-type="string">
            <text:p>x86</text:p>
            <text:p><text:span text:style-name="T8"/></text:p>
          </table:table-cell>
          <table:table-cell table:style-name="ce68" office:value-type="string" calcext:value-type="string">
            <text:p>Red Hat EL 5 (UL5+)</text:p>
            <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For Red Hat EL 5 (UL3+) on Oracle VM, minimum update level required is Red Hat EL 5 (UL3+) on Oracle VM 2.1.2+.</text:span></text:p>
            <text:p><text:span text:style-name="T9"/></text:p>
            <text:p><text:span text:style-name="T9"/></text:p>
            <text:p><text:span text:style-name="T9"/></text:p>
          </table:table-cell>
          <table:covered-table-cell table:style-name="ce135"/>
          <table:covered-table-cell table:style-name="ce140"/>
          <table:covered-table-cell table:style-name="ce147"/>
          <table:table-cell table:style-name="ce152" table:number-columns-repeated="3"/>
          <table:table-cell table:style-name="ce158"/>
          <table:table-cell table:style-name="ce161" table:number-columns-repeated="1008"/>
        </table:table-row>
        <table:table-row table:style-name="ro32" table:visibility="filter">
          <table:table-cell table:style-name="ce54" office:value-type="string" calcext:value-type="string">
            <text:p>11.1.2.1</text:p>
          </table:table-cell>
          <table:table-cell table:style-name="ce68" office:value-type="string" calcext:value-type="string">
            <text:p>x86</text:p>
            <text:p><text:span text:style-name="T8"/></text:p>
          </table:table-cell>
          <table:table-cell table:style-name="ce68" office:value-type="string" calcext:value-type="string">
            <text:p>Red Hat EL 5 (UL3+)</text:p>
            <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text:p>
            <text:p>  - Oracle SSO 10.1.4.0.1+</text:p>
            <text:p>Identity Management (32-bit)</text:p>
            <text:p>  - Oracle Identity Manager 9.1.0.2+</text:p>
            <text:p>Oracle SOA Suite 11.1.1.4 </text:p>
            <text:p/>
          </table:table-cell>
          <table:table-cell table:style-name="ce91" office:value-type="string" calcext:value-type="string">
            <text:p>JRockit 6 Update 22 R28.1.1+</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For Red Hat EL 5 (UL3+) on Oracle VM, minimum update level required is Red Hat EL 5 (UL3+) on Oracle VM 2.1.2+.</text:span></text:p>
            <text:p><text:span text:style-name="T9"/></text:p>
            <text:p><text:span text:style-name="T9"/></text:p>
            <text:p><text:span text:style-name="T9"/></text:p>
          </table:table-cell>
          <table:covered-table-cell table:style-name="ce135"/>
          <table:covered-table-cell table:style-name="ce140"/>
          <table:covered-table-cell table:style-name="ce147"/>
          <table:table-cell table:style-name="ce152" table:number-columns-repeated="3"/>
          <table:table-cell table:style-name="ce158"/>
          <table:table-cell table:style-name="ce161" table:number-columns-repeated="1008"/>
        </table:table-row>
        <table:table-row table:style-name="ro17" table:visibility="filter">
          <table:table-cell table:style-name="ce54" office:value-type="string" calcext:value-type="string">
            <text:p>11.1.2.0</text:p>
          </table:table-cell>
          <table:table-cell table:style-name="ce68" office:value-type="string" calcext:value-type="string">
            <text:p>x86</text:p>
            <text:p><text:span text:style-name="T8"/></text:p>
          </table:table-cell>
          <table:table-cell table:style-name="ce68" office:value-type="string" calcext:value-type="string">
            <text:p>Red Hat EL 5 (UL3+)</text:p>
            <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JRockit 6 Update 14 R27.6.5+</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For Red Hat EL 5 (UL3+) on Oracle VM, minimum update level required is Red Hat EL 5 (UL3+) on Oracle VM 2.1.2+.</text:span></text:p>
            <text:p><text:span text:style-name="T9"/></text:p>
            <text:p><text:span text:style-name="T9"/></text:p>
            <text:p><text:span text:style-name="T9"/></text:p>
          </table:table-cell>
          <table:covered-table-cell table:style-name="ce135"/>
          <table:covered-table-cell table:style-name="ce140"/>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70" office:value-type="string" calcext:value-type="string">
            <text:p>x64</text:p>
            <text:p/>
            <text:p/>
          </table:table-cell>
          <table:table-cell table:style-name="ce70" office:value-type="string" calcext:value-type="string">
            <text:p>Red Hat EL 4 (UL7+)</text:p>
            <text:p/>
            <text:p/>
          </table:table-cell>
          <table:table-cell table:style-name="ce68" office:value-type="float" office:value="64" calcext:value-type="float">
            <text:p>64</text:p>
          </table:table-cell>
          <table:table-cell table:style-name="ce68" office:value-type="string" calcext:value-type="string">
            <text:p>Oracle Directory Services</text:p>
            <text:p><text:span text:style-name="T9"> </text:span><text:span text:style-name="T10"> - Oracle Internet Directory 11.1.1.4+</text:span><text:span text:style-name="T14">,</text:span><text:span text:style-name="T10"> 10.1.4.3+</text:span></text:p>
            <text:p><text:span text:style-name="T11">  - Oracle Virtual Directory 11.1.1.2+</text:span></text:p>
            <text:p><text:span text:style-name="T11">Access Management</text:span></text:p>
            <text:p><text:span text:style-name="T11">  - Oracle Access Manager 11.1.2.0, 11.1.1.5+, 10.1.4.2+</text:span></text:p>
            <text:p><text:span text:style-name="T11">  - Oracle SSO 11.1.1.2+, 10.1.4.0+</text:span></text:p>
            <text:p><text:span text:style-name="T11">Identity Management</text:span></text:p>
            <text:p><text:span text:style-name="T11">  - Oracle Identity Manager 11.1.1.3+</text:span></text:p>
            <text:p><text:span text:style-name="T11">Oracle SOA Suite 11.1.1.7 </text:span></text:p>
            <text:p><text:span text:style-name="T11">Oracle Data Integrator (ODI) 11.1.1.7</text:span></text:p>
          </table:table-cell>
          <table:table-cell table:style-name="ce93" office:value-type="string" calcext:value-type="string">
            <text:p><text:span text:style-name="T11">Oracle JDK 1.6.0_35+ </text:span></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Running Red Hat EL 4 (UL7+) on Oracle VM is not supported.</text:span></text:p>
            <text:p><text:span text:style-name="T11"/></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0" table:visibility="filter">
          <table:table-cell table:style-name="ce54" office:value-type="string" calcext:value-type="string">
            <text:p>11.1.2.2</text:p>
          </table:table-cell>
          <table:table-cell table:style-name="ce70" office:value-type="string" calcext:value-type="string">
            <text:p>x64</text:p>
            <text:p/>
            <text:p/>
          </table:table-cell>
          <table:table-cell table:style-name="ce70" office:value-type="string" calcext:value-type="string">
            <text:p>Red Hat EL 4 (UL7+)</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Running Red Hat EL 4 (UL7+) on Oracle VM is not supported.</text:span></text:p>
            <text:p><text:span text:style-name="T11"/></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6" table:visibility="filter">
          <table:table-cell table:style-name="ce54" office:value-type="string" calcext:value-type="string">
            <text:p>11.1.2.1</text:p>
          </table:table-cell>
          <table:table-cell table:style-name="ce70" office:value-type="string" calcext:value-type="string">
            <text:p>x64</text:p>
            <text:p/>
            <text:p/>
          </table:table-cell>
          <table:table-cell table:style-name="ce70" office:value-type="string" calcext:value-type="string">
            <text:p>Red Hat EL 4 (UL7+)</text:p>
            <text:p/>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able:table-cell>
          <table:table-cell table:style-name="ce91" office:value-type="string" calcext:value-type="string">
            <text:p>Oracle JDK 1.6.0_21+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Running Red Hat EL 4 (UL7+) on Oracle VM is not supported.</text:span></text:p>
            <text:p><text:span text:style-name="T9">5. </text:span><text:span text:style-name="T10">Essbase optionally supports running 32-bit binaries on 64-bit operating systems with manual configuration. </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3" table:visibility="filter">
          <table:table-cell table:style-name="ce54" office:value-type="string" calcext:value-type="string">
            <text:p>11.1.2.0</text:p>
          </table:table-cell>
          <table:table-cell table:style-name="ce70" office:value-type="string" calcext:value-type="string">
            <text:p>x64</text:p>
            <text:p/>
            <text:p/>
          </table:table-cell>
          <table:table-cell table:style-name="ce70" office:value-type="string" calcext:value-type="string">
            <text:p>Red Hat EL 4 (UL7+)</text:p>
            <text:p/>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Oracle JDK 1.6.0.14+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Running Red Hat EL 4 (UL7+) on Oracle VM is not supported.</text:span></text:p>
            <text:p><text:span text:style-name="T9">5. </text:span><text:span text:style-name="T10">Essbase optionally supports running 32-bit binaries on 64-bit operating systems with manual configuration. </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70" office:value-type="string" calcext:value-type="string">
            <text:p>x64</text:p>
            <text:p/>
            <text:p/>
          </table:table-cell>
          <table:table-cell table:style-name="ce70" office:value-type="string" calcext:value-type="string">
            <text:p>Red Hat EL 4 (UL7+)</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text:span text:style-name="T9">,</text:span><text:span text:style-name="T10"> 10.1.4.3+</text:span></text:p>
            <text:p><text:span text:style-name="T11">  - Oracle Virtual Directory 11.1.1.2+</text:span></text:p>
            <text:p><text:span text:style-name="T11">Access Management</text:span></text:p>
            <text:p><text:span text:style-name="T11">  - Oracle Access Manager 11.1.2.0, 11.1.1.5+</text:span><text:span text:style-name="T14">,</text:span><text:span text:style-name="T10"> 10.1.4.2+</text:span></text:p>
            <text:p><text:span text:style-name="T11">  - Oracle SSO 11.1.1.2+, 10.1.4.0+</text:span></text:p>
            <text:p><text:span text:style-name="T11">Identity Management</text:span></text:p>
            <text:p><text:span text:style-name="T11">  - Oracle Identity Manager 11.1.1.3+</text:span></text:p>
            <text:p><text:span text:style-name="T11">Oracle SOA Suite 11.1.1.7 </text:span></text:p>
            <text:p><text:span text:style-name="T11">Oracle Data Integrator (ODI) 11.1.1.7</text:span></text:p>
          </table:table-cell>
          <table:table-cell table:style-name="ce91" office:value-type="string" calcext:value-type="string">
            <text:p>JRockit 6 Update 33 R28.2.5+</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Running Red Hat EL 4 (UL7+) on Oracle VM is not supported.</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0" table:visibility="filter">
          <table:table-cell table:style-name="ce54" office:value-type="string" calcext:value-type="string">
            <text:p>11.1.2.2</text:p>
          </table:table-cell>
          <table:table-cell table:style-name="ce70" office:value-type="string" calcext:value-type="string">
            <text:p>x64</text:p>
            <text:p/>
            <text:p/>
          </table:table-cell>
          <table:table-cell table:style-name="ce70" office:value-type="string" calcext:value-type="string">
            <text:p>Red Hat EL 4 (UL7+)</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Running Red Hat EL 4 (UL7+) on Oracle VM is not supported.</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7" table:visibility="filter">
          <table:table-cell table:style-name="ce54" office:value-type="string" calcext:value-type="string">
            <text:p>11.1.2.1</text:p>
          </table:table-cell>
          <table:table-cell table:style-name="ce70" office:value-type="string" calcext:value-type="string">
            <text:p>x64</text:p>
            <text:p/>
            <text:p/>
          </table:table-cell>
          <table:table-cell table:style-name="ce70" office:value-type="string" calcext:value-type="string">
            <text:p>Red Hat EL 4 (UL7+)</text:p>
            <text:p/>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1.1.1.3+ </text:p>
            <text:p>  - Oracle SSO 10.1.4.0.1+</text:p>
            <text:p>Identity Management (64-bit)</text:p>
            <text:p>  - Oracle Identity Manager 9.1.0.2+ </text:p>
            <text:p>Oracle SOA Suite 11.1.1.4 </text:p>
            <text:p/>
          </table:table-cell>
          <table:table-cell table:style-name="ce91" office:value-type="string" calcext:value-type="string">
            <text:p>JRockit 6 Update 22 R28.1.1+</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Running Red Hat EL 4 (UL7+) on Oracle VM is not supported.</text:span></text:p>
            <text:p><text:span text:style-name="T9">5</text:span><text:span text:style-name="T10">. Essbase optionally supports running 32-bit binaries on 64-bit operating systems with manual configuration.</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8" table:visibility="filter">
          <table:table-cell table:style-name="ce54" office:value-type="string" calcext:value-type="string">
            <text:p>11.1.2.0</text:p>
          </table:table-cell>
          <table:table-cell table:style-name="ce70" office:value-type="string" calcext:value-type="string">
            <text:p>x64</text:p>
            <text:p/>
            <text:p/>
          </table:table-cell>
          <table:table-cell table:style-name="ce70" office:value-type="string" calcext:value-type="string">
            <text:p>Red Hat EL 4 (UL7+)</text:p>
            <text:p/>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JRockit 6 Update 14 R27.6.5+</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Running Red Hat EL 4 (UL7+) on Oracle VM is not supported.</text:span></text:p>
            <text:p><text:span text:style-name="T9">5</text:span><text:span text:style-name="T10">. Essbase optionally supports running 32-bit binaries on 64-bit operating systems with manual configuration.</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70" office:value-type="string" calcext:value-type="string">
            <text:p>x64</text:p>
            <text:p/>
            <text:p/>
          </table:table-cell>
          <table:table-cell table:style-name="ce70" office:value-type="string" calcext:value-type="string">
            <text:p>Red Hat EL 5 (UL5+)</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3" office:value-type="string" calcext:value-type="string">
            <text:p><text:span text:style-name="T11">Oracle JDK 1.6.0_35+ </text:span></text:p>
            <text:p><text:span text:style-name="T8"/></text:p>
            <text:p><text:span text:style-name="T8"/></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4" table:visibility="filter">
          <table:table-cell table:style-name="ce54" office:value-type="string" calcext:value-type="string">
            <text:p>11.1.2.2</text:p>
          </table:table-cell>
          <table:table-cell table:style-name="ce70" office:value-type="string" calcext:value-type="string">
            <text:p>x64</text:p>
            <text:p/>
            <text:p/>
          </table:table-cell>
          <table:table-cell table:style-name="ce70" office:value-type="string" calcext:value-type="string">
            <text:p>Red Hat EL 5 (UL3+)</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Reporting Print Server,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For Red Hat EL 5 (UL3+) on Oracle VM, minimum update level required is Red Hat EL 5 (UL3+) on Oracle VM 2.1.2+.</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5" table:visibility="filter">
          <table:table-cell table:style-name="ce54" office:value-type="string" calcext:value-type="string">
            <text:p>11.1.2.2</text:p>
          </table:table-cell>
          <table:table-cell table:style-name="ce70" office:value-type="string" calcext:value-type="string">
            <text:p>x64</text:p>
            <text:p/>
            <text:p/>
          </table:table-cell>
          <table:table-cell table:style-name="ce70" office:value-type="string" calcext:value-type="string">
            <text:p>Red Hat EL 5 (UL3+)</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Reporting Print Server,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For Red Hat EL 5 (UL3+) on Oracle VM, minimum update level required is Red Hat EL 5 (UL3+) on Oracle VM 2.1.2+.</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6" table:visibility="filter">
          <table:table-cell table:style-name="ce54" office:value-type="string" calcext:value-type="string">
            <text:p>11.1.2.2</text:p>
          </table:table-cell>
          <table:table-cell table:style-name="ce70" office:value-type="string" calcext:value-type="string">
            <text:p>x64</text:p>
            <text:p/>
            <text:p/>
          </table:table-cell>
          <table:table-cell table:style-name="ce70" office:value-type="string" calcext:value-type="string">
            <text:p>Red Hat EL 5 (UL5+)</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7" table:visibility="filter">
          <table:table-cell table:style-name="ce54" office:value-type="string" calcext:value-type="string">
            <text:p>11.1.2.1</text:p>
          </table:table-cell>
          <table:table-cell table:style-name="ce70" office:value-type="string" calcext:value-type="string">
            <text:p>x64</text:p>
            <text:p/>
            <text:p/>
          </table:table-cell>
          <table:table-cell table:style-name="ce70" office:value-type="string" calcext:value-type="string">
            <text:p>Red Hat EL 5 (UL3+)</text:p>
            <text:p/>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text:p>
          </table:table-cell>
          <table:table-cell table:style-name="ce91" office:value-type="string" calcext:value-type="string">
            <text:p>Oracle JDK 1.6.0_21+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Red Hat EL 5 (UL3+) on Oracle VM, minimum update level required is Red Hat EL 5 (UL3+) on Oracle VM 2.1.2+.</text:span></text:p>
            <text:p><text:span text:style-name="T9">5</text:span><text:span text:style-name="T10">. Essbase optionally supports running 32-bit binaries on 64-bit operating systems with manual configuration.</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3" table:visibility="filter">
          <table:table-cell table:style-name="ce54" office:value-type="string" calcext:value-type="string">
            <text:p>11.1.2.0</text:p>
          </table:table-cell>
          <table:table-cell table:style-name="ce70" office:value-type="string" calcext:value-type="string">
            <text:p>x64</text:p>
            <text:p/>
            <text:p/>
          </table:table-cell>
          <table:table-cell table:style-name="ce70" office:value-type="string" calcext:value-type="string">
            <text:p>Red Hat EL 5 (UL3+)</text:p>
            <text:p/>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Oracle JDK 1.6.0.14+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Red Hat EL 5 (UL3+) on Oracle VM, minimum update level required is Red Hat EL 5 (UL3+) on Oracle VM 2.1.2+.</text:span></text:p>
            <text:p><text:span text:style-name="T9">5</text:span><text:span text:style-name="T10">. Essbase optionally supports running 32-bit binaries on 64-bit operating systems with manual configuration.</text:span></text:p>
            <text:p><text:span text:style-name="T9"/></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70" office:value-type="string" calcext:value-type="string">
            <text:p>x64</text:p>
            <text:p/>
            <text:p/>
          </table:table-cell>
          <table:table-cell table:style-name="ce70" office:value-type="string" calcext:value-type="string">
            <text:p>Red Hat EL 5 (UL5+)</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3" office:value-type="string" calcext:value-type="string">
            <text:p><text:span text:style-name="T11">JRockit 6 Update 33 R28.2.5+ </text:span></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7" table:visibility="filter">
          <table:table-cell table:style-name="ce54" office:value-type="string" calcext:value-type="string">
            <text:p>11.1.2.2</text:p>
          </table:table-cell>
          <table:table-cell table:style-name="ce70" office:value-type="string" calcext:value-type="string">
            <text:p>x64</text:p>
            <text:p/>
            <text:p/>
          </table:table-cell>
          <table:table-cell table:style-name="ce70" office:value-type="string" calcext:value-type="string">
            <text:p>Red Hat EL 5 (UL5+)</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3" table:visibility="filter">
          <table:table-cell table:style-name="ce54" office:value-type="string" calcext:value-type="string">
            <text:p>11.1.2.1</text:p>
          </table:table-cell>
          <table:table-cell table:style-name="ce70" office:value-type="string" calcext:value-type="string">
            <text:p>x64</text:p>
            <text:p/>
            <text:p/>
          </table:table-cell>
          <table:table-cell table:style-name="ce70" office:value-type="string" calcext:value-type="string">
            <text:p>Red Hat EL 5 (UL3+)</text:p>
            <text:p/>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able:table-cell>
          <table:table-cell table:style-name="ce91" office:value-type="string" calcext:value-type="string">
            <text:p>JRockit 6 Update 22 R28.1.1+</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Red Hat EL 5 (UL3+) on Oracle VM, minimum update level required is Red Hat EL 5 (UL3+) on Oracle VM 2.1.2+.</text:span></text:p>
            <text:p><text:span text:style-name="T9">5</text:span><text:span text:style-name="T10">. Essbase optionally supports running 32-bit binaries on 64-bit operating systems with manual configuration.</text:span></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1" table:visibility="filter">
          <table:table-cell table:style-name="ce54" office:value-type="string" calcext:value-type="string">
            <text:p>11.1.2.0</text:p>
          </table:table-cell>
          <table:table-cell table:style-name="ce70" office:value-type="string" calcext:value-type="string">
            <text:p>x64</text:p>
            <text:p/>
            <text:p/>
          </table:table-cell>
          <table:table-cell table:style-name="ce70" office:value-type="string" calcext:value-type="string">
            <text:p>Red Hat EL 5 (UL3+)</text:p>
            <text:p/>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JRockit 6 Update 14 R27.6.5+</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Red Hat EL 5 (UL3+) on Oracle VM, minimum update level required is Red Hat EL 5 (UL3+) on Oracle VM 2.1.2+.</text:span></text:p>
            <text:p><text:span text:style-name="T9">5</text:span><text:span text:style-name="T10">. Essbase optionally supports running 32-bit binaries on 64-bit operating systems with manual configuration.</text:span></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70" office:value-type="string" calcext:value-type="string">
            <text:p>x64</text:p>
            <text:p/>
            <text:p/>
          </table:table-cell>
          <table:table-cell table:style-name="ce70" office:value-type="string" calcext:value-type="string">
            <text:p>Red Hat EL 6 (UL1+)</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3" office:value-type="string" calcext:value-type="string">
            <text:p><text:span text:style-name="T11">Oracle JDK 1.6.0_35+</text:span></text:p>
            <text:p><text:span text:style-name="T8"/></text:p>
            <text:p><text:span text:style-name="T8"/></text:p>
            <text:p><text:span text:style-name="T8"/></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70" office:value-type="string" calcext:value-type="string">
            <text:p>x64</text:p>
            <text:p/>
            <text:p/>
          </table:table-cell>
          <table:table-cell table:style-name="ce70" office:value-type="string" calcext:value-type="string">
            <text:p>Red Hat EL 6 (UL1+)</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3" office:value-type="string" calcext:value-type="string">
            <text:p><text:span text:style-name="T11">JRockit 6 Update 33 R28.2.5+ </text:span></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86</text:p>
          </table:table-cell>
          <table:table-cell table:style-name="ce68" office:value-type="string" calcext:value-type="string">
            <text:p>Oracle Linux 4 (UL7+)</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1" office:value-type="string" calcext:value-type="string">
            <text:p>Oracle JDK 1.6.0_35+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3. </text:span><text:span text:style-name="T10">For Oracle Enterprise Linux 4 (UL7+) on Oracle VM, minimum update level required is Oracle Enterprise Linux 4 (UL7+) on Oracle OVM 2.1.2+.</text:span></text:p>
            <text:p><text:span text:style-name="T9">4.</text:span><text:span text:style-name="T10"> To use Oracle Enterprise Linux 4 (UL7+) on Oracle VM  2.1.2+, refer to My Oracle Support Doc ID 464754.1 at https://support.oracle.com.</text:span></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21" table:visibility="filter">
          <table:table-cell table:style-name="ce54" office:value-type="string" calcext:value-type="string">
            <text:p>11.1.2.2</text:p>
          </table:table-cell>
          <table:table-cell table:style-name="ce70" office:value-type="string" calcext:value-type="string">
            <text:p>x64</text:p>
            <text:p/>
            <text:p/>
          </table:table-cell>
          <table:table-cell table:style-name="ce70" office:value-type="string" calcext:value-type="string">
            <text:p>Red Hat EL 6 (UL1+)</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21" table:visibility="filter">
          <table:table-cell table:style-name="ce54" office:value-type="string" calcext:value-type="string">
            <text:p>11.1.2.2</text:p>
          </table:table-cell>
          <table:table-cell table:style-name="ce70" office:value-type="string" calcext:value-type="string">
            <text:p>x64</text:p>
            <text:p/>
            <text:p/>
          </table:table-cell>
          <table:table-cell table:style-name="ce70" office:value-type="string" calcext:value-type="string">
            <text:p>Red Hat EL 6 (UL1+)</text:p>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38" table:visibility="filter">
          <table:table-cell table:style-name="ce54" office:value-type="string" calcext:value-type="string">
            <text:p>11.1.2.2</text:p>
          </table:table-cell>
          <table:table-cell table:style-name="ce68" office:value-type="string" calcext:value-type="string">
            <text:p>x86</text:p>
          </table:table-cell>
          <table:table-cell table:style-name="ce68" office:value-type="string" calcext:value-type="string">
            <text:p>Oracle Linux 4 (UL7+)</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 </text:span><text:span text:style-name="T10">For Oracle Enterprise Linux 4 (UL7+) on Oracle VM, minimum update level required is Oracle Enterprise Linux 4 (UL7+) on Oracle OVM 2.1.2+.</text:span></text:p>
            <text:p><text:span text:style-name="T9">4.</text:span><text:span text:style-name="T10"> To use Oracle Enterprise Linux 4 (UL7+) on Oracle VM  2.1.2+, refer to My Oracle Support Doc ID 464754.1 at https://support.oracle.com.</text:span></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39" table:visibility="filter">
          <table:table-cell table:style-name="ce54" office:value-type="string" calcext:value-type="string">
            <text:p>11.1.2.1</text:p>
          </table:table-cell>
          <table:table-cell table:style-name="ce68" office:value-type="string" calcext:value-type="string">
            <text:p>x86</text:p>
          </table:table-cell>
          <table:table-cell table:style-name="ce68" office:value-type="string" calcext:value-type="string">
            <text:p>Oracle Linux 4 (UL7+)</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 </text:p>
            <text:p>  - Oracle SSO 10.1.4.0.1+</text:p>
            <text:p>Identity Management (32-bit)</text:p>
            <text:p>  - Oracle Identity Manager 9.1.0.2+</text:p>
            <text:p>Oracle SOA Suite 11.1.1.4 </text:p>
            <text:p/>
          </table:table-cell>
          <table:table-cell table:style-name="ce91" office:value-type="string" calcext:value-type="string">
            <text:p>Oracle JDK 1.6.0_21+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For Oracle Enterprise Linux 4 (UL7+) on Oracle VM, minimum update level required is Oracle Enterprise Linux 4 (UL7+) on Oracle OVM 2.1.2+.</text:span></text:p>
            <text:p><text:span text:style-name="T9">4.</text:span><text:span text:style-name="T10"> To use Oracle Enterprise Linux 4 (UL7+) on Oracle VM  2.1.2+, refer to My Oracle Support Doc ID 464754.1 at https://support.oracle.com.</text:span></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31" table:visibility="filter">
          <table:table-cell table:style-name="ce54" office:value-type="string" calcext:value-type="string">
            <text:p>11.1.2.0</text:p>
          </table:table-cell>
          <table:table-cell table:style-name="ce68" office:value-type="string" calcext:value-type="string">
            <text:p>x86</text:p>
          </table:table-cell>
          <table:table-cell table:style-name="ce68" office:value-type="string" calcext:value-type="string">
            <text:p>Oracle Linux 4 (UL7+)</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Oracle JDK 1.6.0.14+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 </text:span><text:span text:style-name="T10">For Oracle Enterprise Linux 4 (UL7+) on Oracle VM, minimum update level required is Oracle Enterprise Linux 4 (UL7+) on Oracle OVM 2.1.2+.</text:span></text:p>
            <text:p><text:span text:style-name="T9">4.</text:span><text:span text:style-name="T10"> To use Oracle Enterprise Linux 4 (UL7+) on Oracle VM  2.1.2+, refer to My Oracle Support Doc ID 464754.1 at https://support.oracle.com.</text:span></text:p>
          </table:table-cell>
          <table:covered-table-cell table:style-name="ce133"/>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19">
          <table:table-cell table:style-name="ce54" office:value-type="string" calcext:value-type="string">
            <text:p>11.1.2.3</text:p>
          </table:table-cell>
          <table:table-cell table:style-name="ce68" office:value-type="string" calcext:value-type="string">
            <text:p>x86</text:p>
          </table:table-cell>
          <table:table-cell table:style-name="ce68" office:value-type="string" calcext:value-type="string">
            <text:p>Oracle Linux 4 (UL7+)</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3" office:value-type="string" calcext:value-type="string">
            <text:p><text:span text:style-name="T11">JRockit 6 Update 33 R28.2.5+</text:span></text:p>
            <text:p><text:span text:style-name="T8"/></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9">3.</text:span><text:span text:style-name="T10"> For Oracle Enterprise Linux 4 (UL7+) on Oracle VM, minimum update level required is Oracle Enterprise Linux 4 (UL7+) on Oracle VM 2.1.2+.</text:span></text:p>
            <text:p><text:span text:style-name="T9">4.</text:span><text:span text:style-name="T10"> To use Oracle Enterprise Linux 4 (UL7+) on Oracle VM  2.1.2+, refer to My Oracle Support Doc ID 464754.1 at https://support.oracle.com.</text:span></text:p>
            <text:p><text:span text:style-name="T9"/></text:p>
            <text:p><text:span text:style-name="T9"/></text:p>
            <text:p><text:span text:style-name="T9"/></text:p>
            <text:p><text:span text:style-name="T9"/></text:p>
          </table:table-cell>
          <table:covered-table-cell table:style-name="ce136"/>
          <table:covered-table-cell table:style-name="ce141"/>
          <table:covered-table-cell table:style-name="ce149"/>
          <table:table-cell table:style-name="ce152" table:number-columns-repeated="3"/>
          <table:table-cell table:style-name="ce158"/>
          <table:table-cell table:style-name="ce161" table:number-columns-repeated="1008"/>
        </table:table-row>
        <table:table-row table:style-name="ro22" table:visibility="filter">
          <table:table-cell table:style-name="ce54" office:value-type="string" calcext:value-type="string">
            <text:p>11.1.2.2</text:p>
          </table:table-cell>
          <table:table-cell table:style-name="ce68" office:value-type="string" calcext:value-type="string">
            <text:p>x86</text:p>
          </table:table-cell>
          <table:table-cell table:style-name="ce68" office:value-type="string" calcext:value-type="string">
            <text:p>Oracle Linux 4 (UL7+)</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text:span><text:span text:style-name="T10"> For Oracle Enterprise Linux 4 (UL7+) on Oracle VM, minimum update level required is Oracle Enterprise Linux 4 (UL7+) on Oracle VM 2.1.2+.</text:span></text:p>
            <text:p><text:span text:style-name="T9">4.</text:span><text:span text:style-name="T10"> To use Oracle Enterprise Linux 4 (UL7+) on Oracle VM  2.1.2+, refer to My Oracle Support Doc ID 464754.1 at https://support.oracle.com.</text:span></text:p>
            <text:p><text:span text:style-name="T9"/></text:p>
            <text:p><text:span text:style-name="T9"/></text:p>
            <text:p><text:span text:style-name="T9"/></text:p>
            <text:p><text:span text:style-name="T9"/></text:p>
          </table:table-cell>
          <table:covered-table-cell table:style-name="ce136"/>
          <table:covered-table-cell table:style-name="ce141"/>
          <table:covered-table-cell table:style-name="ce149"/>
          <table:table-cell table:style-name="ce152" table:number-columns-repeated="3"/>
          <table:table-cell table:style-name="ce158"/>
          <table:table-cell table:style-name="ce161" table:number-columns-repeated="1008"/>
        </table:table-row>
        <table:table-row table:style-name="ro40" table:visibility="filter">
          <table:table-cell table:style-name="ce54" office:value-type="string" calcext:value-type="string">
            <text:p>11.1.2.1</text:p>
          </table:table-cell>
          <table:table-cell table:style-name="ce68" office:value-type="string" calcext:value-type="string">
            <text:p>x86</text:p>
          </table:table-cell>
          <table:table-cell table:style-name="ce68" office:value-type="string" calcext:value-type="string">
            <text:p>Oracle Linux 4 (UL7+)</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 </text:p>
            <text:p>  - Oracle SSO 10.1.4.0.1+</text:p>
            <text:p>Identity Management (32-bit)</text:p>
            <text:p>  - Oracle Identity Manager 9.1.0.2+</text:p>
            <text:p>Oracle SOA Suite 11.1.1.4 </text:p>
            <text:p/>
          </table:table-cell>
          <table:table-cell table:style-name="ce91" office:value-type="string" calcext:value-type="string">
            <text:p>JRockit 6 Update 22 R28.1.1+</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 </text:span></text:p>
            <text:p><text:span text:style-name="T9">3.</text:span><text:span text:style-name="T10"> For Oracle Enterprise Linux 4 (UL7+) on Oracle VM, minimum update level required is Oracle Enterprise Linux 4 (UL7+) on Oracle VM 2.1.2+.</text:span></text:p>
            <text:p><text:span text:style-name="T9">4.</text:span><text:span text:style-name="T10"> To use Oracle Enterprise Linux 4 (UL7+) on Oracle VM  2.1.2+, refer to My Oracle Support Doc ID 464754.1 at https://support.oracle.com.</text:span></text:p>
            <text:p><text:span text:style-name="T9"/></text:p>
            <text:p><text:span text:style-name="T9"/></text:p>
            <text:p><text:span text:style-name="T9"/></text:p>
            <text:p><text:span text:style-name="T9"/></text:p>
          </table:table-cell>
          <table:covered-table-cell table:style-name="ce136"/>
          <table:covered-table-cell table:style-name="ce141"/>
          <table:covered-table-cell table:style-name="ce149"/>
          <table:table-cell table:style-name="ce152" table:number-columns-repeated="3"/>
          <table:table-cell table:style-name="ce158"/>
          <table:table-cell table:style-name="ce161" table:number-columns-repeated="1008"/>
        </table:table-row>
        <table:table-row table:style-name="ro41" table:visibility="filter">
          <table:table-cell table:style-name="ce54" office:value-type="string" calcext:value-type="string">
            <text:p>11.1.2.0</text:p>
          </table:table-cell>
          <table:table-cell table:style-name="ce68" office:value-type="string" calcext:value-type="string">
            <text:p>x86</text:p>
          </table:table-cell>
          <table:table-cell table:style-name="ce68" office:value-type="string" calcext:value-type="string">
            <text:p>Oracle Linux 4 (UL7+)</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JRockit 6 Update 14 R27.6.5+</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 </text:span></text:p>
            <text:p><text:span text:style-name="T9">3.</text:span><text:span text:style-name="T10"> For Oracle Enterprise Linux 4 (UL7+) on Oracle VM, minimum update level required is Oracle Enterprise Linux 4 (UL7+) on Oracle VM 2.1.2+.</text:span></text:p>
            <text:p><text:span text:style-name="T9">4.</text:span><text:span text:style-name="T10"> To use Oracle Enterprise Linux 4 (UL7+) on Oracle VM  2.1.2+, refer to My Oracle Support Doc ID 464754.1 at https://support.oracle.com.</text:span></text:p>
            <text:p><text:span text:style-name="T9"/></text:p>
            <text:p><text:span text:style-name="T9"/></text:p>
            <text:p><text:span text:style-name="T9"/></text:p>
            <text:p><text:span text:style-name="T9"/></text:p>
          </table:table-cell>
          <table:covered-table-cell table:style-name="ce136"/>
          <table:covered-table-cell table:style-name="ce141"/>
          <table:covered-table-cell table:style-name="ce149"/>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86</text:p>
          </table:table-cell>
          <table:table-cell table:style-name="ce68" office:value-type="string" calcext:value-type="string">
            <text:p>Oracle Linux 5 (UL5+)</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Oracle JDK 1.6.0_35+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11"/></text:p>
          </table:table-cell>
          <table:covered-table-cell table:style-name="ce132"/>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86</text:p>
          </table:table-cell>
          <table:table-cell table:style-name="ce68" office:value-type="string" calcext:value-type="string">
            <text:p>Oracle Linux 5 (UL5+)</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3" office:value-type="string" calcext:value-type="string">
            <text:p><text:span text:style-name="T11">JRockit 6 Update 33 R28.2.5+</text:span></text:p>
            <text:p><text:span text:style-name="T8"/></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11"/></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20" table:visibility="filter">
          <table:table-cell table:style-name="ce54" office:value-type="string" calcext:value-type="string">
            <text:p>11.1.2.2</text:p>
          </table:table-cell>
          <table:table-cell table:style-name="ce68" office:value-type="string" calcext:value-type="string">
            <text:p>x86</text:p>
          </table:table-cell>
          <table:table-cell table:style-name="ce68" office:value-type="string" calcext:value-type="string">
            <text:p>Oracle Linux 5 (UL3+)</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Reporting Print Server,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text:span><text:span text:style-name="T10"> For Oracle Enterprise Linux 5 (UL3+) on Oracle VM, minimum update level required is Oracle Enterprise Linux 5 (UL3+) on Oracle VM 2.1.2+.</text:span></text:p>
          </table:table-cell>
          <table:covered-table-cell table:style-name="ce132"/>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20" table:visibility="filter">
          <table:table-cell table:style-name="ce54" office:value-type="string" calcext:value-type="string">
            <text:p>11.1.2.2</text:p>
          </table:table-cell>
          <table:table-cell table:style-name="ce68" office:value-type="string" calcext:value-type="string">
            <text:p>x86</text:p>
          </table:table-cell>
          <table:table-cell table:style-name="ce68" office:value-type="string" calcext:value-type="string">
            <text:p>Oracle Linux 5 (UL3+)</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Reporting Print Server,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9">3.</text:span><text:span text:style-name="T10"> For Oracle Enterprise Linux 5 (UL3+) on Oracle VM, minimum update level required is Oracle Enterprise Linux 5 (UL3+) on Oracle VM 2.1.2+.</text:span></text:p>
          </table:table-cell>
          <table:covered-table-cell table:style-name="ce132"/>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16" table:visibility="filter">
          <table:table-cell table:style-name="ce54" office:value-type="string" calcext:value-type="string">
            <text:p>11.1.2.2</text:p>
          </table:table-cell>
          <table:table-cell table:style-name="ce68" office:value-type="string" calcext:value-type="string">
            <text:p>x86</text:p>
          </table:table-cell>
          <table:table-cell table:style-name="ce68" office:value-type="string" calcext:value-type="string">
            <text:p>Oracle Linux 5 (UL5+)</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Oracle Data Integrator (ODI) 11.1.1.6</text:p>
          </table:table-cell>
          <table:table-cell table:style-name="ce91" office:value-type="string" calcext:value-type="string">
            <text:p>Oracle JDK 1.6.0_29+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11"/></text:p>
          </table:table-cell>
          <table:covered-table-cell table:style-name="ce132"/>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37" table:visibility="filter">
          <table:table-cell table:style-name="ce54" office:value-type="string" calcext:value-type="string">
            <text:p>11.1.2.2</text:p>
          </table:table-cell>
          <table:table-cell table:style-name="ce68" office:value-type="string" calcext:value-type="string">
            <text:p>x86</text:p>
          </table:table-cell>
          <table:table-cell table:style-name="ce68" office:value-type="string" calcext:value-type="string">
            <text:p>Oracle Linux 5 (UL5+)</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11"/></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20" table:visibility="filter">
          <table:table-cell table:style-name="ce54" office:value-type="string" calcext:value-type="string">
            <text:p>11.1.2.1</text:p>
          </table:table-cell>
          <table:table-cell table:style-name="ce68" office:value-type="string" calcext:value-type="string">
            <text:p>x86</text:p>
          </table:table-cell>
          <table:table-cell table:style-name="ce68" office:value-type="string" calcext:value-type="string">
            <text:p>Oracle Linux 5 (UL3+)</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 </text:p>
            <text:p>  - Oracle SSO 10.1.4.0.1+</text:p>
            <text:p>Identity Management (32-bit)</text:p>
            <text:p>  - Oracle Identity Manager 9.1.0.2+</text:p>
            <text:p>Oracle SOA Suite 11.1.1.4 </text:p>
            <text:p/>
          </table:table-cell>
          <table:table-cell table:style-name="ce91" office:value-type="string" calcext:value-type="string">
            <text:p>Oracle JDK 1.6.0_21+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 </text:span></text:p>
            <text:p><text:span text:style-name="T9">3.</text:span><text:span text:style-name="T10"> For Oracle Enterprise Linux 5 (UL3+) on Oracle VM, minimum update level required is Oracle Enterprise Linux 5 (UL3+) on Oracle VM 2.1.2+.</text:span></text:p>
          </table:table-cell>
          <table:covered-table-cell table:style-name="ce132"/>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33" table:visibility="filter">
          <table:table-cell table:style-name="ce54" office:value-type="string" calcext:value-type="string">
            <text:p>11.1.2.0</text:p>
          </table:table-cell>
          <table:table-cell table:style-name="ce68" office:value-type="string" calcext:value-type="string">
            <text:p>x86</text:p>
          </table:table-cell>
          <table:table-cell table:style-name="ce68" office:value-type="string" calcext:value-type="string">
            <text:p>Oracle Linux 5 (UL3+)</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Oracle JDK 1.6.0.14+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 </text:span></text:p>
            <text:p><text:span text:style-name="T9">3.</text:span><text:span text:style-name="T10"> For Oracle Enterprise Linux 5 (UL3+) on Oracle VM, minimum update level required is Oracle Enterprise Linux 5 (UL3+) on Oracle VM 2.1.2+.</text:span></text:p>
          </table:table-cell>
          <table:covered-table-cell table:style-name="ce132"/>
          <table:covered-table-cell table:style-name="ce138"/>
          <table:covered-table-cell table:style-name="ce147"/>
          <table:table-cell table:style-name="ce152" table:number-columns-repeated="3"/>
          <table:table-cell table:style-name="ce158"/>
          <table:table-cell table:style-name="ce161" table:number-columns-repeated="1008"/>
        </table:table-row>
        <table:table-row table:style-name="ro42" table:visibility="filter">
          <table:table-cell table:style-name="ce54" office:value-type="string" calcext:value-type="string">
            <text:p>11.1.2.1</text:p>
          </table:table-cell>
          <table:table-cell table:style-name="ce68" office:value-type="string" calcext:value-type="string">
            <text:p>x86</text:p>
          </table:table-cell>
          <table:table-cell table:style-name="ce68" office:value-type="string" calcext:value-type="string">
            <text:p>Oracle Linux 5 (UL3+)</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 </text:p>
            <text:p>  - Oracle SSO 10.1.4.0.1+</text:p>
            <text:p>Identity Management (32-bit)</text:p>
            <text:p>  - Oracle Identity Manager 9.1.0.2+</text:p>
            <text:p>Oracle SOA Suite 11.1.1.4 </text:p>
            <text:p/>
          </table:table-cell>
          <table:table-cell table:style-name="ce91" office:value-type="string" calcext:value-type="string">
            <text:p>JRockit 6 Update 22 R28.1.1+</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For Oracle Enterprise Linux 5 (UL3+) on Oracle VM, minimum update level required is Oracle Enterprise Linux 5 (UL3+) on Oracle VM 2.1.2+.</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29" table:visibility="filter">
          <table:table-cell table:style-name="ce54" office:value-type="string" calcext:value-type="string">
            <text:p>11.1.2.0</text:p>
          </table:table-cell>
          <table:table-cell table:style-name="ce68" office:value-type="string" calcext:value-type="string">
            <text:p>x86</text:p>
          </table:table-cell>
          <table:table-cell table:style-name="ce68" office:value-type="string" calcext:value-type="string">
            <text:p>Oracle Linux 5 (UL3+)</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JRockit 6 Update 14 R27.6.5+</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For Oracle Enterprise Linux 5 (UL3+) on Oracle VM, minimum update level required is Oracle Enterprise Linux 5 (UL3+) on Oracle VM 2.1.2+.</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64</text:p>
            <text:p/>
            <text:p/>
          </table:table-cell>
          <table:table-cell table:style-name="ce68" office:value-type="string" calcext:value-type="string">
            <text:p>Oracle Linux 4 (UL7+)</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Oracle JDK 1.6.0_35+</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For Oracle Enterprise Linux 4 (UL7+) on Oracle VM, minimum update level required is Oracle Enterprise Linux 4 (UL7+) on Oracle VM 2.1.2+.</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43" table:visibility="filter">
          <table:table-cell table:style-name="ce54" office:value-type="string" calcext:value-type="string">
            <text:p>11.1.2.2</text:p>
          </table:table-cell>
          <table:table-cell table:style-name="ce68" office:value-type="string" calcext:value-type="string">
            <text:p>x64</text:p>
            <text:p/>
            <text:p/>
          </table:table-cell>
          <table:table-cell table:style-name="ce68" office:value-type="string" calcext:value-type="string">
            <text:p>Oracle Linux 4 (UL7+)</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For Oracle Enterprise Linux 4 (UL7+) on Oracle VM, minimum update level required is Oracle Enterprise Linux 4 (UL7+) on Oracle VM 2.1.2+.</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2" table:visibility="filter">
          <table:table-cell table:style-name="ce54" office:value-type="string" calcext:value-type="string">
            <text:p>11.1.2.1</text:p>
          </table:table-cell>
          <table:table-cell table:style-name="ce68" office:value-type="string" calcext:value-type="string">
            <text:p>x64</text:p>
            <text:p/>
            <text:p/>
          </table:table-cell>
          <table:table-cell table:style-name="ce68" office:value-type="string" calcext:value-type="string">
            <text:p>Oracle Linux 4 (UL7+)</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ext:p/>
          </table:table-cell>
          <table:table-cell table:style-name="ce91" office:value-type="string" calcext:value-type="string">
            <text:p>Oracle JDK 1.6.0_21+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Oracle Enterprise Linux 4 (UL7+) on Oracle VM, minimum update level required is Oracle Enterprise Linux 4 (UL7+) on Oracle VM 2.1.2+.</text:span></text:p>
            <text:p><text:span text:style-name="T9">5</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8" table:visibility="filter">
          <table:table-cell table:style-name="ce54" office:value-type="string" calcext:value-type="string">
            <text:p>11.1.2.0</text:p>
          </table:table-cell>
          <table:table-cell table:style-name="ce68" office:value-type="string" calcext:value-type="string">
            <text:p>x64</text:p>
            <text:p/>
            <text:p/>
          </table:table-cell>
          <table:table-cell table:style-name="ce68" office:value-type="string" calcext:value-type="string">
            <text:p>Oracle Linux 4 (UL7+)</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Oracle JDK 1.6.0.14+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Oracle Enterprise Linux 4 (UL7+) on Oracle VM, minimum update level required is Oracle Enterprise Linux 4 (UL7+) on Oracle VM 2.1.2+.</text:span></text:p>
            <text:p><text:span text:style-name="T9">5</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64</text:p>
            <text:p/>
            <text:p/>
          </table:table-cell>
          <table:table-cell table:style-name="ce68" office:value-type="string" calcext:value-type="string">
            <text:p>Oracle Linux 4 (UL7+)</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3" office:value-type="string" calcext:value-type="string">
            <text:p><text:span text:style-name="T11">JRockit 6 Update 33 R28.2.5+</text:span></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For Oracle Enterprise Linux 4 (UL7+) on Oracle VM, minimum update level required is Oracle Enterprise Linux 4 (UL7+) on Oracle VM 2.1.2+.</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44" table:visibility="filter">
          <table:table-cell table:style-name="ce54" office:value-type="string" calcext:value-type="string">
            <text:p>11.1.2.2</text:p>
          </table:table-cell>
          <table:table-cell table:style-name="ce68" office:value-type="string" calcext:value-type="string">
            <text:p>x64</text:p>
            <text:p/>
            <text:p/>
          </table:table-cell>
          <table:table-cell table:style-name="ce68" office:value-type="string" calcext:value-type="string">
            <text:p>Oracle Linux 4 (UL7+)</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For Oracle Enterprise Linux 4 (UL7+) on Oracle VM, minimum update level required is Oracle Enterprise Linux 4 (UL7+) on Oracle VM 2.1.2+.</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9" table:visibility="filter">
          <table:table-cell table:style-name="ce54" office:value-type="string" calcext:value-type="string">
            <text:p>11.1.2.1</text:p>
          </table:table-cell>
          <table:table-cell table:style-name="ce68" office:value-type="string" calcext:value-type="string">
            <text:p>x64</text:p>
            <text:p/>
            <text:p/>
          </table:table-cell>
          <table:table-cell table:style-name="ce68" office:value-type="string" calcext:value-type="string">
            <text:p>Oracle Linux 4 (UL7+)</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ext:p/>
          </table:table-cell>
          <table:table-cell table:style-name="ce91" office:value-type="string" calcext:value-type="string">
            <text:p>JRockit 6 Update 22 R28.1.1+</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Oracle Enterprise Linux 4 (UL7+) on Oracle VM, minimum update level required is Oracle Enterprise Linux 4 (UL7+) on Oracle VM 2.1.2+.</text:span></text:p>
            <text:p><text:span text:style-name="T9">5</text:span><text:span text:style-name="T10">. Essbase optionally supports running 32-bit binaries on 64-bit operating systems with manual configuration.</text:span></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9" table:visibility="filter">
          <table:table-cell table:style-name="ce54" office:value-type="string" calcext:value-type="string">
            <text:p>11.1.2.0</text:p>
          </table:table-cell>
          <table:table-cell table:style-name="ce68" office:value-type="string" calcext:value-type="string">
            <text:p>x64</text:p>
            <text:p/>
            <text:p/>
          </table:table-cell>
          <table:table-cell table:style-name="ce68" office:value-type="string" calcext:value-type="string">
            <text:p>Oracle Linux 4 (UL7+)</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JRockit 6 Update 14 R27.6.5+</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Oracle Enterprise Linux 4 (UL7+) on Oracle VM, minimum update level required is Oracle Enterprise Linux 4 (UL7+) on Oracle VM 2.1.2+.</text:span></text:p>
            <text:p><text:span text:style-name="T9">5</text:span><text:span text:style-name="T10">. Essbase optionally supports running 32-bit binaries on 64-bit operating systems with manual configuration.</text:span></text:p>
            <text:p><text:span text:style-name="T9"/></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6" table:visibility="filter">
          <table:table-cell table:style-name="ce54" office:value-type="string" calcext:value-type="string">
            <text:p>11.1.2.1</text:p>
          </table:table-cell>
          <table:table-cell table:style-name="ce68" office:value-type="string" calcext:value-type="string">
            <text:p>x64</text:p>
            <text:p/>
            <text:p/>
          </table:table-cell>
          <table:table-cell table:style-name="ce68" office:value-type="string" calcext:value-type="string">
            <text:p>Oracle Linux 5 (UL3+)</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ext:p/>
          </table:table-cell>
          <table:table-cell table:style-name="ce91" office:value-type="string" calcext:value-type="string">
            <text:p>Oracle JDK 1.6.0_21+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Oracle Enterprise Linux 5 (UL3+) on Oracle VM, minimum update level required is Oracle Enterprise Linux 5 (UL3+) on Oracle VM 2.1.2+. </text:span></text:p>
            <text:p><text:span text:style-name="T9">5</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9" table:visibility="filter">
          <table:table-cell table:style-name="ce54" office:value-type="string" calcext:value-type="string">
            <text:p>11.1.2.1</text:p>
          </table:table-cell>
          <table:table-cell table:style-name="ce68" office:value-type="string" calcext:value-type="string">
            <text:p>x64</text:p>
            <text:p/>
            <text:p/>
          </table:table-cell>
          <table:table-cell table:style-name="ce68" office:value-type="string" calcext:value-type="string">
            <text:p>Oracle Linux 5 (UL3+)</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ext:p/>
          </table:table-cell>
          <table:table-cell table:style-name="ce91" office:value-type="string" calcext:value-type="string">
            <text:p>JRockit 6 Update 22 R28.1.1+</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Oracle Enterprise Linux 5 (UL3+) on Oracle VM, minimum update level required is Oracle Enterprise Linux 5 (UL3+) on Oracle VM 2.1.2+.</text:span></text:p>
            <text:p><text:span text:style-name="T9">5</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9" table:visibility="filter">
          <table:table-cell table:style-name="ce54" office:value-type="string" calcext:value-type="string">
            <text:p>11.1.2.0</text:p>
          </table:table-cell>
          <table:table-cell table:style-name="ce68" office:value-type="string" calcext:value-type="string">
            <text:p>x64</text:p>
            <text:p/>
            <text:p/>
          </table:table-cell>
          <table:table-cell table:style-name="ce68" office:value-type="string" calcext:value-type="string">
            <text:p>Oracle Linux 5 (UL3+)</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JRockit 6 Update 14 R27.6.5+</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Oracle Enterprise Linux 5 (UL3+) on Oracle VM, minimum update level required is Oracle Enterprise Linux 5 (UL3+) on Oracle VM 2.1.2+.</text:span></text:p>
            <text:p><text:span text:style-name="T9">5</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64</text:p>
            <text:p/>
            <text:p/>
          </table:table-cell>
          <table:table-cell table:style-name="ce68" office:value-type="string" calcext:value-type="string">
            <text:p>Oracle Linux 5 (UL5+)</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Oracle JDK 1.6.0_35+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14" table:visibility="filter">
          <table:table-cell table:style-name="ce54" office:value-type="string" calcext:value-type="string">
            <text:p>11.1.2.2</text:p>
          </table:table-cell>
          <table:table-cell table:style-name="ce68" office:value-type="string" calcext:value-type="string">
            <text:p>x64</text:p>
            <text:p/>
            <text:p/>
          </table:table-cell>
          <table:table-cell table:style-name="ce68" office:value-type="string" calcext:value-type="string">
            <text:p>Oracle Linux 5 (UL3+)</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Reporting Print Server,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For Oracle Enterprise Linux 5 (UL3+) on Oracle VM, minimum update level required is Oracle Enterprise Linux 5 (UL3+) on Oracle VM 2.1.2+. </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visibility="filter">
          <table:table-cell table:style-name="ce54" office:value-type="string" calcext:value-type="string">
            <text:p>11.1.2.2</text:p>
          </table:table-cell>
          <table:table-cell table:style-name="ce68" office:value-type="string" calcext:value-type="string">
            <text:p>x64</text:p>
            <text:p/>
            <text:p/>
          </table:table-cell>
          <table:table-cell table:style-name="ce68" office:value-type="string" calcext:value-type="string">
            <text:p>Oracle Linux 5 (UL3+)</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Reporting Print Server,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For Oracle Enterprise Linux 5 (UL3+) on Oracle VM, minimum update level required is Oracle Enterprise Linux 5 (UL3+) on Oracle VM 2.1.2+. </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visibility="filter">
          <table:table-cell table:style-name="ce54" office:value-type="string" calcext:value-type="string">
            <text:p>11.1.2.2</text:p>
          </table:table-cell>
          <table:table-cell table:style-name="ce68" office:value-type="string" calcext:value-type="string">
            <text:p>x64</text:p>
            <text:p/>
            <text:p/>
          </table:table-cell>
          <table:table-cell table:style-name="ce68" office:value-type="string" calcext:value-type="string">
            <text:p>Oracle Linux 5 (UL5+)</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14" table:visibility="filter">
          <table:table-cell table:style-name="ce54" office:value-type="string" calcext:value-type="string">
            <text:p>11.1.2.0</text:p>
          </table:table-cell>
          <table:table-cell table:style-name="ce68" office:value-type="string" calcext:value-type="string">
            <text:p>x64</text:p>
            <text:p/>
            <text:p/>
          </table:table-cell>
          <table:table-cell table:style-name="ce68" office:value-type="string" calcext:value-type="string">
            <text:p>Oracle Linux 5 (UL3+)</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Oracle JDK 1.6.0.14+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For Oracle Enterprise Linux 5 (UL3+) on Oracle VM, minimum update level required is Oracle Enterprise Linux 5 (UL3+) on Oracle VM 2.1.2+. </text:span></text:p>
            <text:p><text:span text:style-name="T9">5</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64</text:p>
            <text:p/>
            <text:p/>
          </table:table-cell>
          <table:table-cell table:style-name="ce68" office:value-type="string" calcext:value-type="string">
            <text:p>Oracle Linux 5 (UL5+)</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text:span text:style-name="T12">+</text:span><text:span text:style-name="T13">, 10.1.4.2+</text:span></text:p>
            <text:p><text:span text:style-name="T11">  - Oracle SSO 11.1.1.2+, 10.1.4.0+</text:span></text:p>
            <text:p><text:span text:style-name="T11">Identity Management</text:span></text:p>
            <text:p><text:span text:style-name="T11">  - Oracle Identity Manager 11.1.1.3+</text:span></text:p>
            <text:p><text:span text:style-name="T11">Oracle SOA Suite 11.1.1.7 </text:span></text:p>
            <text:p><text:span text:style-name="T11">Oracle Data Integrator (ODI) 11.1.1.7</text:span></text:p>
          </table:table-cell>
          <table:table-cell table:style-name="ce93" office:value-type="string" calcext:value-type="string">
            <text:p><text:span text:style-name="T11">JRockit 6 Update 33 R28.2.5+</text:span></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64</text:p>
            <text:p/>
            <text:p/>
          </table:table-cell>
          <table:table-cell table:style-name="ce68" office:value-type="string" calcext:value-type="string">
            <text:p>Oracle Linux 6 (UL1+) with Unbreakable Enterprise Kernel (UEK)</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3" office:value-type="string" calcext:value-type="string">
            <text:p><text:span text:style-name="T11">Oracle JDK 1.6.0_35+ </text:span></text:p>
            <text:p><text:span text:style-name="T8"/></text:p>
            <text:p><text:span text:style-name="T8"/></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64</text:p>
            <text:p/>
            <text:p/>
          </table:table-cell>
          <table:table-cell table:style-name="ce68" office:value-type="string" calcext:value-type="string">
            <text:p>Oracle Linux 6 (UL1+) with Unbreakable Enterprise Kernel (UEK)</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3" office:value-type="string" calcext:value-type="string">
            <text:p><text:span text:style-name="T11">JRockit 6 Update 33 R28.2.5+</text:span></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68" office:value-type="string" calcext:value-type="string">
            <text:p>x64</text:p>
            <text:p/>
            <text:p/>
          </table:table-cell>
          <table:table-cell table:style-name="ce68" office:value-type="string" calcext:value-type="string">
            <text:p>ExaLogic X2-2 - Oracle Linux 5 (UL 5+) <text:s/></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3" office:value-type="string" calcext:value-type="string">
            <text:p><text:span text:style-name="T11">JRockit 6 Update 33 R28.2.5+ </text:span></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Oracle Linux 5 (UL5) with Kernel 2.6.32 installed from the ExaLogic Base Image is required.</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6" office:value-type="string" calcext:value-type="string">
            <text:p>11.1.2.3</text:p>
          </table:table-cell>
          <table:table-cell table:style-name="ce71" office:value-type="string" calcext:value-type="string">
            <text:p>x86</text:p>
          </table:table-cell>
          <table:table-cell office:value-type="string" calcext:value-type="string">
            <text:p>SLES 10 (SP4+)</text:p>
          </table:table-cell>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Oracle JDK 1.6.0_35+ </text:p>
            <text:p/>
            <text:p/>
            <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number-columns-repeated="1008"/>
        </table:table-row>
        <table:table-row table:style-name="ro39" table:visibility="filter">
          <table:table-cell table:style-name="ce54" office:value-type="string" calcext:value-type="string">
            <text:p>11.1.2.2</text:p>
          </table:table-cell>
          <table:table-cell table:style-name="ce68" office:value-type="string" calcext:value-type="string">
            <text:p>x64</text:p>
            <text:p/>
            <text:p/>
          </table:table-cell>
          <table:table-cell table:style-name="ce68" office:value-type="string" calcext:value-type="string">
            <text:p>Oracle Linux 5 (UL5+)</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21" table:visibility="filter">
          <table:table-cell table:style-name="ce54" office:value-type="string" calcext:value-type="string">
            <text:p>11.1.2.2</text:p>
          </table:table-cell>
          <table:table-cell table:style-name="ce68" office:value-type="string" calcext:value-type="string">
            <text:p>x64</text:p>
            <text:p/>
            <text:p/>
          </table:table-cell>
          <table:table-cell table:style-name="ce68" office:value-type="string" calcext:value-type="string">
            <text:p>Oracle Linux 6 (UL1+) with Unbreakable Enterprise Kernel (UEK)</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18" table:visibility="filter">
          <table:table-cell table:style-name="ce54" office:value-type="string" calcext:value-type="string">
            <text:p>11.1.2.2</text:p>
          </table:table-cell>
          <table:table-cell table:style-name="ce68" office:value-type="string" calcext:value-type="string">
            <text:p>x64</text:p>
            <text:p/>
            <text:p/>
          </table:table-cell>
          <table:table-cell table:style-name="ce68" office:value-type="string" calcext:value-type="string">
            <text:p>Oracle Linux 6 (UL1+) with Unbreakable Enterprise Kernel (UEK)</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45">
          <table:table-cell table:style-name="ce54" office:value-type="string" calcext:value-type="string">
            <text:p>11.1.2.3</text:p>
          </table:table-cell>
          <table:table-cell table:style-name="ce68" office:value-type="string" calcext:value-type="string">
            <text:p>x64</text:p>
          </table:table-cell>
          <table:table-cell table:style-name="ce68" office:value-type="string" calcext:value-type="string">
            <text:p>Oracle Exalytics In-Memory Machine X2-4 1.0.0.3</text:p>
            <text:p>Oracle Linux 5.5 (UEK)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3" office:value-type="string" calcext:value-type="string">
            <text:p><text:span text:style-name="T11">JRockit 6 Update 33 R28.2.5+</text:span></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45">
          <table:table-cell table:style-name="ce54" office:value-type="string" calcext:value-type="string">
            <text:p>11.1.2.3</text:p>
          </table:table-cell>
          <table:table-cell table:style-name="ce68" office:value-type="string" calcext:value-type="string">
            <text:p>x64</text:p>
          </table:table-cell>
          <table:table-cell table:style-name="ce68" office:value-type="string" calcext:value-type="string">
            <text:p>Oracle Exalytics In-Memory Machine X3-4 Oracle Linux 5.5 (UEK)</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3" office:value-type="string" calcext:value-type="string">
            <text:p><text:span text:style-name="T11">JRockit 6 Update 33 R28.2.5+</text:span></text:p>
            <text:p><text:span text:style-name="T8"/></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45" table:visibility="filter">
          <table:table-cell table:style-name="ce54" office:value-type="string" calcext:value-type="string">
            <text:p>11.1.2.2</text:p>
          </table:table-cell>
          <table:table-cell table:style-name="ce68" office:value-type="string" calcext:value-type="string">
            <text:p>x64</text:p>
          </table:table-cell>
          <table:table-cell table:style-name="ce68" office:value-type="string" calcext:value-type="string">
            <text:p>Oracle Exalytics In-Memory Machine X3-4 Oracle Linux 5.5 (UEK)</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14" table:visibility="filter">
          <table:table-cell table:style-name="ce54" office:value-type="string" calcext:value-type="string">
            <text:p>11.1.2.2</text:p>
          </table:table-cell>
          <table:table-cell table:style-name="ce68" office:value-type="string" calcext:value-type="string">
            <text:p>x64</text:p>
          </table:table-cell>
          <table:table-cell table:style-name="ce68" office:value-type="string" calcext:value-type="string">
            <text:p>Oracle Exalytics In-Memory Machine X2-4 1.0.0.3</text:p>
            <text:p>Oracle Linux 5.5 (UEK) </text:p>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39" table:visibility="filter">
          <table:table-cell table:style-name="ce54" office:value-type="string" calcext:value-type="string">
            <text:p>11.1.2.2</text:p>
          </table:table-cell>
          <table:table-cell table:style-name="ce68" office:value-type="string" calcext:value-type="string">
            <text:p>x64</text:p>
            <text:p/>
            <text:p/>
          </table:table-cell>
          <table:table-cell table:style-name="ce68" office:value-type="string" calcext:value-type="string">
            <text:p>ExaLogic X2-2 - Oracle Linux 5 (UL 5+) <text:s/></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Interactive Reporting Services, and Production Reporting. </text:span></text:p>
            <text:p><text:span text:style-name="T9">5.</text:span><text:span text:style-name="T10"> Oracle Linux 5 (UL5) with Kernel 2.6.32 installed from the ExaLogic Base Image is required.</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1" table:visibility="filter">
          <table:table-cell table:style-name="ce54" office:value-type="string" calcext:value-type="string">
            <text:p>11.1.2.1</text:p>
          </table:table-cell>
          <table:table-cell table:style-name="ce68" office:value-type="string" calcext:value-type="string">
            <text:p>x64</text:p>
            <text:p/>
            <text:p/>
          </table:table-cell>
          <table:table-cell table:style-name="ce68" office:value-type="string" calcext:value-type="string">
            <text:p>ExaLogic X2-2 - Oracle Linux 5 (UL 5+) <text:s/></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4+</text:p>
            <text:p>  - Oracle Virtual Directory 11.1.1.4.+</text:p>
            <text:p>Access Management (64-bit)</text:p>
            <text:p>  - Oracle Access Manager 11.1.1.3+</text:p>
            <text:p>  - Oracle SSO 10.1.4.0.1+</text:p>
            <text:p>Identity Management (64-bit)</text:p>
            <text:p>  - Oracle Identity Manager 11.1.1.3+</text:p>
            <text:p>Oracle SOA Suite 11.1.1.4 </text:p>
          </table:table-cell>
          <table:table-cell table:style-name="ce91" office:value-type="string" calcext:value-type="string">
            <text:p>JRockit 6 Update 22 R28.1.1+</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Interactive Reporting Services, and Production Reporting. </text:span></text:p>
            <text:p><text:span text:style-name="T9">4</text:span><text:span text:style-name="T10">. Essbase optionally supports running 32-bit binaries on 64-bit operating systems with manual configuration.</text:span></text:p>
            <text:p><text:span text:style-name="T9">5</text:span><text:span text:style-name="T10">. Oracle VM is not supported.</text:span></text:p>
            <text:p><text:span text:style-name="T9">6.</text:span><text:span text:style-name="T10"> Oracle Linux 5 (UL5) with Kernel 2.6.32 installed from the ExaLogic Base Image is required.</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3" table:visibility="filter">
          <table:table-cell table:style-name="ce56" office:value-type="string" calcext:value-type="string">
            <text:p>11.1.2.2</text:p>
          </table:table-cell>
          <table:table-cell table:style-name="ce71" office:value-type="string" calcext:value-type="string">
            <text:p>x86</text:p>
          </table:table-cell>
          <table:table-cell table:style-name="ce79" office:value-type="string" calcext:value-type="string">
            <text:p>SLES 10 (SP1+) <text:s/></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Close Management,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3" table:visibility="filter">
          <table:table-cell table:style-name="ce56" office:value-type="string" calcext:value-type="string">
            <text:p>11.1.2.1</text:p>
          </table:table-cell>
          <table:table-cell table:style-name="ce71" office:value-type="string" calcext:value-type="string">
            <text:p>x86</text:p>
          </table:table-cell>
          <table:table-cell table:style-name="ce79" office:value-type="string" calcext:value-type="string">
            <text:p>SLES 10 (SP1+) <text:s/></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4+</text:p>
            <text:p>  - Oracle Virtual Directory 11.1.1.4.+</text:p>
            <text:p>Access Management (32-bit)</text:p>
            <text:p>  - Oracle Access Manager 11.1.1.3+</text:p>
            <text:p>  - Oracle SSO 10.1.4.0.1+</text:p>
            <text:p>Identity Management (32-bit)</text:p>
            <text:p>  - Oracle Identity Manager 11.1.1.3+</text:p>
            <text:p>Oracle SOA Suite 11.1.1.4 </text:p>
          </table:table-cell>
          <table:table-cell table:style-name="ce91" office:value-type="string" calcext:value-type="string">
            <text:p>Oracle JDK 1.6.0_21+ </text:p>
            <text:p/>
            <text:p/>
            <text:p/>
            <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3">
          <table:table-cell table:style-name="ce56" office:value-type="string" calcext:value-type="string">
            <text:p>11.1.2.3</text:p>
          </table:table-cell>
          <table:table-cell table:style-name="ce71" office:value-type="string" calcext:value-type="string">
            <text:p>x86</text:p>
          </table:table-cell>
          <table:table-cell office:value-type="string" calcext:value-type="string">
            <text:p>SLES 10 (SP4+)</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3" office:value-type="string" calcext:value-type="string">
            <text:p><text:span text:style-name="T11">JRockit 6 Update 33 R28.2.5+</text:span></text:p>
            <text:p><text:span text:style-name="T8"/></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3">
          <table:table-cell table:style-name="ce56" office:value-type="string" calcext:value-type="string">
            <text:p>11.1.2.3</text:p>
          </table:table-cell>
          <table:table-cell table:style-name="ce71" office:value-type="string" calcext:value-type="string">
            <text:p>x64</text:p>
          </table:table-cell>
          <table:table-cell office:value-type="string" calcext:value-type="string">
            <text:p>SLES 10 (SP4+)</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Oracle JDK 1.6.0_35+ </text:p>
            <text:p/>
            <text:p/>
            <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Production Reporting</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3">
          <table:table-cell table:style-name="ce56" office:value-type="string" calcext:value-type="string">
            <text:p>11.1.2.3</text:p>
          </table:table-cell>
          <table:table-cell table:style-name="ce71" office:value-type="string" calcext:value-type="string">
            <text:p>x64</text:p>
          </table:table-cell>
          <table:table-cell office:value-type="string" calcext:value-type="string">
            <text:p>SLES 10 (SP4+)</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3" office:value-type="string" calcext:value-type="string">
            <text:p><text:span text:style-name="T11">JRockit 6 Update 33 R28.2.5+</text:span></text:p>
            <text:p><text:span text:style-name="T8"/></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Production Reporting</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9" table:visibility="filter">
          <table:table-cell table:style-name="ce56" office:value-type="string" calcext:value-type="string">
            <text:p>11.1.2.2</text:p>
          </table:table-cell>
          <table:table-cell table:style-name="ce71" office:value-type="string" calcext:value-type="string">
            <text:p>x86</text:p>
          </table:table-cell>
          <table:table-cell table:style-name="ce79" office:value-type="string" calcext:value-type="string">
            <text:p>SLES 10 (SP1+) <text:s/></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Close Management,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visibility="filter">
          <table:table-cell table:style-name="ce56" office:value-type="string" calcext:value-type="string">
            <text:p>11.1.2.1</text:p>
          </table:table-cell>
          <table:table-cell table:style-name="ce71" office:value-type="string" calcext:value-type="string">
            <text:p>x86</text:p>
          </table:table-cell>
          <table:table-cell table:style-name="ce79" office:value-type="string" calcext:value-type="string">
            <text:p>SLES 10 (SP1+) <text:s/></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4+</text:p>
            <text:p>  - Oracle Virtual Directory 11.1.1.4.+</text:p>
            <text:p>Access Management (32-bit)</text:p>
            <text:p>  - Oracle Access Manager 11.1.1.3+</text:p>
            <text:p>  - Oracle SSO 10.1.4.0.1+</text:p>
            <text:p>Identity Management (32-bit)</text:p>
            <text:p>  - Oracle Identity Manager 11.1.1.3+</text:p>
            <text:p>Oracle SOA Suite 11.1.1.4 </text:p>
          </table:table-cell>
          <table:table-cell table:style-name="ce91" office:value-type="string" calcext:value-type="string">
            <text:p>JRockit 6 Update 22 R28.1.1+</text:p>
            <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42" table:visibility="filter">
          <table:table-cell table:style-name="ce56" office:value-type="string" calcext:value-type="string">
            <text:p>11.1.2.2</text:p>
          </table:table-cell>
          <table:table-cell table:style-name="ce71" office:value-type="string" calcext:value-type="string">
            <text:p>x64</text:p>
          </table:table-cell>
          <table:table-cell table:style-name="ce79" office:value-type="string" calcext:value-type="string">
            <text:p>SLES 10 (SP1+) <text:s/></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able:table-cell>
          <table:table-cell table:style-name="ce91" office:value-type="string" calcext:value-type="string">
            <text:p>Oracle JDK 1.6.0_29+ </text:p>
            <text:p/>
            <text:p/>
            <text:p/>
            <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Close Management,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Production Reporting</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42" table:visibility="filter">
          <table:table-cell table:style-name="ce56" office:value-type="string" calcext:value-type="string">
            <text:p>11.1.2.1</text:p>
          </table:table-cell>
          <table:table-cell table:style-name="ce71" office:value-type="string" calcext:value-type="string">
            <text:p>x64</text:p>
          </table:table-cell>
          <table:table-cell table:style-name="ce79" office:value-type="string" calcext:value-type="string">
            <text:p>SLES 10 (SP1+) <text:s/></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4+</text:p>
            <text:p>  - Oracle Virtual Directory 11.1.1.4.+</text:p>
            <text:p>Access Management (64-bit)</text:p>
            <text:p>  - Oracle Access Manager 11.1.1.3+</text:p>
            <text:p>  - Oracle SSO 10.1.4.0.1+</text:p>
            <text:p>Identity Management (64-bit)</text:p>
            <text:p>  - Oracle Identity Manager 11.1.1.3+</text:p>
            <text:p>Oracle SOA Suite 11.1.1.4 </text:p>
          </table:table-cell>
          <table:table-cell table:style-name="ce91" office:value-type="string" calcext:value-type="string">
            <text:p>Oracle JDK 1.6.0_21+ </text:p>
            <text:p/>
            <text:p/>
            <text:p/>
            <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Production Reporting</text:span></text:p>
            <text:p><text:span text:style-name="T9">4</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9" table:visibility="filter">
          <table:table-cell table:style-name="ce56" office:value-type="string" calcext:value-type="string">
            <text:p>11.1.2.2</text:p>
          </table:table-cell>
          <table:table-cell table:style-name="ce71" office:value-type="string" calcext:value-type="string">
            <text:p>x64</text:p>
          </table:table-cell>
          <table:table-cell table:style-name="ce79" office:value-type="string" calcext:value-type="string">
            <text:p>SLES 10 (SP1+) <text:s/></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Close Management,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Production Reporting</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9" table:visibility="filter">
          <table:table-cell table:style-name="ce56" office:value-type="string" calcext:value-type="string">
            <text:p>11.1.2.1</text:p>
          </table:table-cell>
          <table:table-cell table:style-name="ce71" office:value-type="string" calcext:value-type="string">
            <text:p>x64</text:p>
          </table:table-cell>
          <table:table-cell table:style-name="ce79" office:value-type="string" calcext:value-type="string">
            <text:p>SLES 10 (SP1+) <text:s/></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4+</text:p>
            <text:p>  - Oracle Virtual Directory 11.1.1.4.+</text:p>
            <text:p>Access Management (64-bit)</text:p>
            <text:p>  - Oracle Access Manager 11.1.1.3+</text:p>
            <text:p>  - Oracle SSO 10.1.4.0.1+</text:p>
            <text:p>Identity Management (64-bit)</text:p>
            <text:p>  - Oracle Identity Manager 11.1.1.3+</text:p>
            <text:p>Oracle SOA Suite 11.1.1.4</text:p>
          </table:table-cell>
          <table:table-cell table:style-name="ce91" office:value-type="string" calcext:value-type="string">
            <text:p>JRockit 6 Update 22 R28.1.1+</text:p>
            <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Production Reporting</text:span></text:p>
            <text:p><text:span text:style-name="T9">4</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6" office:value-type="string" calcext:value-type="string">
            <text:p>11.1.2.3</text:p>
          </table:table-cell>
          <table:table-cell table:style-name="ce68" office:value-type="string" calcext:value-type="string">
            <text:p>x86</text:p>
          </table:table-cell>
          <table:table-cell table:style-name="ce80" office:value-type="string" calcext:value-type="string">
            <text:p>SLES 11 (all SP levels included) </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1" office:value-type="string" calcext:value-type="string">
            <text:p>Oracle JDK 1.6.0_35+ </text:p>
            <text:p/>
            <text:p/>
            <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1" table:visibility="filter">
          <table:table-cell table:style-name="ce56" office:value-type="string" calcext:value-type="string">
            <text:p>11.1.2.2</text:p>
          </table:table-cell>
          <table:table-cell table:style-name="ce68" office:value-type="string" calcext:value-type="string">
            <text:p>x86</text:p>
          </table:table-cell>
          <table:table-cell table:style-name="ce80" office:value-type="string" calcext:value-type="string">
            <text:p>SLES 11 (all SP levels included) </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Close Management,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11"/></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1" table:visibility="filter">
          <table:table-cell table:style-name="ce56" office:value-type="string" calcext:value-type="string">
            <text:p>11.1.2.1</text:p>
          </table:table-cell>
          <table:table-cell table:style-name="ce68" office:value-type="string" calcext:value-type="string">
            <text:p>x86</text:p>
          </table:table-cell>
          <table:table-cell table:style-name="ce80" office:value-type="string" calcext:value-type="string">
            <text:p>SLES 11 (all SP levels included)</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4+</text:p>
            <text:p>  - Oracle Virtual Directory 11.1.1.4.+</text:p>
            <text:p>Access Management (32-bit)</text:p>
            <text:p>  - Oracle Access Manager 11.1.1.3+</text:p>
            <text:p>  - Oracle SSO 10.1.4.0.1+</text:p>
            <text:p>Identity Management (32-bit)</text:p>
            <text:p>  - Oracle Identity Manager 11.1.1.3+</text:p>
            <text:p>Oracle SOA Suite 11.1.1.4 </text:p>
          </table:table-cell>
          <table:table-cell table:style-name="ce91" office:value-type="string" calcext:value-type="string">
            <text:p>Oracle JDK 1.6.0_21+ </text:p>
            <text:p/>
            <text:p/>
            <text:p/>
            <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6" office:value-type="string" calcext:value-type="string">
            <text:p>11.1.2.3</text:p>
          </table:table-cell>
          <table:table-cell table:style-name="ce68" office:value-type="string" calcext:value-type="string">
            <text:p>x86</text:p>
          </table:table-cell>
          <table:table-cell table:style-name="ce80" office:value-type="string" calcext:value-type="string">
            <text:p>SLES 11 (all SP levels included)</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3" office:value-type="string" calcext:value-type="string">
            <text:p><text:span text:style-name="T11">JRockit 6 Update 33 R28.2.5+</text:span></text:p>
            <text:p><text:span text:style-name="T8"/></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Performance Management Architect Dimension Server and File Generator, Production Reporting Teradata Engine,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ext:p><text:span text:style-name="T11"/></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41" table:visibility="filter">
          <table:table-cell table:style-name="ce56" office:value-type="string" calcext:value-type="string">
            <text:p>11.1.2.2</text:p>
          </table:table-cell>
          <table:table-cell table:style-name="ce68" office:value-type="string" calcext:value-type="string">
            <text:p>x86</text:p>
          </table:table-cell>
          <table:table-cell table:style-name="ce80" office:value-type="string" calcext:value-type="string">
            <text:p>SLES 11 (all SP levels included)</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Close Management, Performance Management Architect Dimension Server and File Generator, Production Reporting Teradata Engine,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ext:p><text:span text:style-name="T11"/></text:p>
          </table:table-cell>
          <table:covered-table-cell table:number-columns-repeated="3" table:style-name="ce120"/>
          <table:table-cell table:style-name="ce152" table:number-columns-repeated="3"/>
          <table:table-cell table:style-name="ce158"/>
          <table:table-cell table:style-name="ce161" table:number-columns-repeated="1008"/>
        </table:table-row>
        <table:table-row table:style-name="ro41" table:visibility="filter">
          <table:table-cell table:style-name="ce56" office:value-type="string" calcext:value-type="string">
            <text:p>11.1.2.1</text:p>
          </table:table-cell>
          <table:table-cell table:style-name="ce68" office:value-type="string" calcext:value-type="string">
            <text:p>x86</text:p>
          </table:table-cell>
          <table:table-cell table:style-name="ce80" office:value-type="string" calcext:value-type="string">
            <text:p>SLES 11 (all SP levels included)</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4+</text:p>
            <text:p>  - Oracle Virtual Directory 11.1.1.4.+</text:p>
            <text:p>Access Management (32-bit)</text:p>
            <text:p>  - Oracle Access Manager 11.1.1.3+</text:p>
            <text:p>  - Oracle SSO 10.1.4.0.1+</text:p>
            <text:p>Identity Management (32-bit)</text:p>
            <text:p>  - Oracle Identity Manager 11.1.1.3+</text:p>
            <text:p>Oracle SOA Suite 11.1.1.4 </text:p>
          </table:table-cell>
          <table:table-cell table:style-name="ce91" office:value-type="string" calcext:value-type="string">
            <text:p>JRockit 6 Update 22 R28.1.1+</text:p>
            <text:p/>
          </table:table-cell>
          <table:table-cell table:style-name="ce91" office:value-type="float" office:value="32" calcext:value-type="float">
            <text:p>32</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6" office:value-type="string" calcext:value-type="string">
            <text:p>11.1.2.3</text:p>
          </table:table-cell>
          <table:table-cell table:style-name="ce68" office:value-type="string" calcext:value-type="string">
            <text:p>x64</text:p>
          </table:table-cell>
          <table:table-cell table:style-name="ce80" office:value-type="string" calcext:value-type="string">
            <text:p>SLES 11 (all SP levels included)</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text:span text:style-name="T9">Oracle JDK 1.6.0_35+ </text:span></text:p>
            <text:p><text:span text:style-name="T11"/></text:p>
            <text:p><text:span text:style-name="T11"/></text:p>
            <text:p><text:span text:style-name="T11"/></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Production Reporting</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8" table:visibility="filter">
          <table:table-cell table:style-name="ce56" office:value-type="string" calcext:value-type="string">
            <text:p>11.1.2.2</text:p>
          </table:table-cell>
          <table:table-cell table:style-name="ce68" office:value-type="string" calcext:value-type="string">
            <text:p>x64</text:p>
          </table:table-cell>
          <table:table-cell table:style-name="ce80" office:value-type="string" calcext:value-type="string">
            <text:p>SLES 11 (all SP levels included)</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Close Management,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Production Reporting</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8" table:visibility="filter">
          <table:table-cell table:style-name="ce56" office:value-type="string" calcext:value-type="string">
            <text:p>11.1.2.1</text:p>
          </table:table-cell>
          <table:table-cell table:style-name="ce68" office:value-type="string" calcext:value-type="string">
            <text:p>x64</text:p>
          </table:table-cell>
          <table:table-cell table:style-name="ce80" office:value-type="string" calcext:value-type="string">
            <text:p>SLES 11 (all SP levels included)</text:p>
          </table:table-cell>
          <table:table-cell table:style-name="ce68" office:value-type="string" calcext:value-type="string">
            <text:p><text:s text:c="2"/></text:p>
          </table:table-cell>
          <table:table-cell table:style-name="ce68" office:value-type="string" calcext:value-type="string">
            <text:p>Oracle Directory Services (64-bit)</text:p>
            <text:p>  - Oracle Internet Directory 11.1.1.4+</text:p>
            <text:p>  - Oracle Virtual Directory 11.1.1.4.+</text:p>
            <text:p>Access Management (64-bit)</text:p>
            <text:p>  - Oracle Access Manager 11.1.1.3+</text:p>
            <text:p>  - Oracle SSO 10.1.4.0.1+</text:p>
            <text:p>Identity Management (64-bit)</text:p>
            <text:p>  - Oracle Identity Manager 11.1.1.3+</text:p>
            <text:p>Oracle SOA Suite 11.1.1.4 </text:p>
          </table:table-cell>
          <table:table-cell table:style-name="ce91" office:value-type="string" calcext:value-type="string">
            <text:p>Oracle JDK 1.6.0_21+ </text:p>
            <text:p/>
            <text:p/>
            <text:p/>
            <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Production Reporting</text:span></text:p>
            <text:p><text:span text:style-name="T9">4</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6" office:value-type="string" calcext:value-type="string">
            <text:p>11.1.2.3</text:p>
          </table:table-cell>
          <table:table-cell table:style-name="ce72" office:value-type="string" calcext:value-type="string">
            <text:p>x64</text:p>
          </table:table-cell>
          <table:table-cell table:style-name="ce80" office:value-type="string" calcext:value-type="string">
            <text:p>SLES 11 (all SP levels included)</text:p>
          </table:table-cell>
          <table:table-cell table:style-name="ce72"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JRockit 6 Update 33 R28.2.5+ </text:p>
          </table:table-cell>
          <table:table-cell table:style-name="ce105" office:value-type="float" office:value="64" calcext:value-type="float">
            <text:p>64</text:p>
          </table:table-cell>
          <table:table-cell table:style-name="ce114"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Performance Management Architect Dimension Server and File Generator, Production Reporting Teradata Engine, and Strategic Finance. </text:span></text:p>
            <text:p><text:span text:style-name="T9">2</text:span><text:span text:style-name="T10">. NOT SUPPORTED FOR: Integration Services if the XML Import/Export feature is used.</text:span></text:p>
            <text:p><text:span text:style-name="T9">3.</text:span><text:span text:style-name="T10"> Financial Reporting, Web Analysis, FDMEE, Account Reconciliation, Financial Close Management, Disclosure Management, and SOA do not support this platform when used with Financial Management.</text:span></text:p>
            <text:p><text:span text:style-name="T9">4.</text:span><text:span text:style-name="T10"> 32-BIT BINARIES ONLY FOR: Production Reporting</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1" table:visibility="filter">
          <table:table-cell table:style-name="ce56" office:value-type="string" calcext:value-type="string">
            <text:p>11.1.2.2</text:p>
          </table:table-cell>
          <table:table-cell table:style-name="ce72" office:value-type="string" calcext:value-type="string">
            <text:p>x64</text:p>
          </table:table-cell>
          <table:table-cell table:style-name="ce80" office:value-type="string" calcext:value-type="string">
            <text:p>SLES 11 (all SP levels included)</text:p>
          </table:table-cell>
          <table:table-cell table:style-name="ce72"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ext:p/>
          </table:table-cell>
          <table:table-cell table:style-name="ce105" office:value-type="float" office:value="64" calcext:value-type="float">
            <text:p>64</text:p>
          </table:table-cell>
          <table:table-cell table:style-name="ce114"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Tax Provision, Financial Close Management, Performance Management Architect Dimension Server and File Generator, Production Reporting Teradata Engine, Strategic Finance, and Oracle Quantitative Management and Reporting for Solvency II. </text:span></text:p>
            <text:p><text:span text:style-name="T9">2</text:span><text:span text:style-name="T10">. NOT SUPPORTED FOR: Integration Services if the XML Import/Export feature is used.</text:span></text:p>
            <text:p><text:span text:style-name="T9">3.</text:span><text:span text:style-name="T10"> Financial Reporting, Web Analysis, ERP Integrator, Account Reconciliation, Financial Close Management, Disclosure Management, and SOA do not support this platform when used with Financial Management.</text:span></text:p>
            <text:p><text:span text:style-name="T9">4.</text:span><text:span text:style-name="T10"> 32-BIT BINARIES ONLY FOR: Production Reporting</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1" table:visibility="filter">
          <table:table-cell table:style-name="ce56" office:value-type="string" calcext:value-type="string">
            <text:p>11.1.2.1</text:p>
          </table:table-cell>
          <table:table-cell table:style-name="ce72" office:value-type="string" calcext:value-type="string">
            <text:p>x64</text:p>
          </table:table-cell>
          <table:table-cell table:style-name="ce80" office:value-type="string" calcext:value-type="string">
            <text:p>SLES 11 (all SP levels included)</text:p>
          </table:table-cell>
          <table:table-cell table:style-name="ce72" office:value-type="float" office:value="64" calcext:value-type="float">
            <text:p>64</text:p>
          </table:table-cell>
          <table:table-cell table:style-name="ce68" office:value-type="string" calcext:value-type="string">
            <text:p>Oracle Directory Services (64-bit)</text:p>
            <text:p>  - Oracle Internet Directory 11.1.1.4+</text:p>
            <text:p>  - Oracle Virtual Directory 11.1.1.4.+</text:p>
            <text:p>Access Management (64-bit)</text:p>
            <text:p>  - Oracle Access Manager 11.1.1.3+</text:p>
            <text:p>  - Oracle SSO 10.1.4.0.1+</text:p>
            <text:p>Identity Management (64-bit)</text:p>
            <text:p>  - Oracle Identity Manager 11.1.1.3+</text:p>
            <text:p>Oracle SOA Suite 11.1.1.4 </text:p>
          </table:table-cell>
          <table:table-cell table:style-name="ce91" office:value-type="string" calcext:value-type="string">
            <text:p>JRockit 6 Update 22 R28.1.1+</text:p>
            <text:p/>
          </table:table-cell>
          <table:table-cell table:style-name="ce105" office:value-type="float" office:value="64" calcext:value-type="float">
            <text:p>64</text:p>
          </table:table-cell>
          <table:table-cell table:style-name="ce114"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Management, Financial Close Management, Financial Reporting Print Server, Performance Management Architect Dimension Server and File Generator, Production Reporting Teradata Engine, and Strategic Finance. </text:span></text:p>
            <text:p><text:span text:style-name="T9">2.</text:span><text:span text:style-name="T10"> Financial Reporting and Web Analysis do not support this platform when using Financial Management as a data source.</text:span></text:p>
            <text:p><text:span text:style-name="T9">3.</text:span><text:span text:style-name="T10"> 32-BIT BINARIES ONLY FOR: Production Reporting </text:span></text:p>
            <text:p><text:span text:style-name="T9">4</text:span><text:span text:style-name="T10">. Essbase optionally supports running 32-bit binaries on 64-bit operating systems with manual configuration.</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54" office:value-type="string" calcext:value-type="string">
            <text:p>x86</text:p>
          </table:table-cell>
          <table:table-cell table:style-name="ce54" office:value-type="string" calcext:value-type="string">
            <text:p>Windows Server 2003 with SP2/R2+</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text:span text:style-name="T12">+</text:span><text:span text:style-name="T13">, 10.1.4.2+</text:span></text:p>
            <text:p><text:span text:style-name="T11">  - Oracle SSO 11.1.1.2+, 10.1.4.0+</text:span></text:p>
            <text:p><text:span text:style-name="T11">Identity Management</text:span></text:p>
            <text:p><text:span text:style-name="T11">  - Oracle Identity Manager 11.1.1.3+</text:span></text:p>
            <text:p><text:span text:style-name="T11">Oracle SOA Suite 11.1.1.7</text:span></text:p>
            <text:p><text:span text:style-name="T11">Oracle Data Integrator (ODI) 11.1.1.7</text:span></text:p>
          </table:table-cell>
          <table:table-cell table:style-name="ce91" office:value-type="string" calcext:value-type="string">
            <text:p>Oracle JDK 1.6.0_35+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82" office:value-type="string" calcext:value-type="string" table:number-columns-spanned="4" table:number-rows-spanned="1">
            <text:p><text:span text:style-name="T9">1</text:span><text:span text:style-name="T10">. EXCEPTIONS:  Data Relationship Management does not support Oracle SSO, and Oracle Identity Manager.</text:span></text:p>
            <text:p><text:span text:style-name="T9">2</text:span><text:span text:style-name="T10">. NOT SUPPORTED FOR:  Production Reporting Teradata Engine.</text:span></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28" table:visibility="filter">
          <table:table-cell table:style-name="ce54" office:value-type="string" calcext:value-type="string">
            <text:p>11.1.2.2</text:p>
          </table:table-cell>
          <table:table-cell table:style-name="ce54" office:value-type="string" calcext:value-type="string">
            <text:p>x86</text:p>
          </table:table-cell>
          <table:table-cell table:style-name="ce54" office:value-type="string" calcext:value-type="string">
            <text:p>Windows Server 2003 with SP2/R2+</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82" office:value-type="string" calcext:value-type="string" table:number-columns-spanned="4" table:number-rows-spanned="1">
            <text:p>EXCEPTIONS:  Data Relationship Management does not support Oracle SSO, and Oracle Identity Manager.</text:p>
            <text:p>NOT SUPPORTED FOR:  Production Reporting Teradata Engine.</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29" table:visibility="filter">
          <table:table-cell table:style-name="ce54" office:value-type="string" calcext:value-type="string">
            <text:p>11.1.2.1</text:p>
          </table:table-cell>
          <table:table-cell table:style-name="ce54" office:value-type="string" calcext:value-type="string">
            <text:p>x86</text:p>
          </table:table-cell>
          <table:table-cell table:style-name="ce54" office:value-type="string" calcext:value-type="string">
            <text:p>Windows Server 2003 with SP2/R2+</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text:p>
            <text:p>  - Oracle SSO 10.1.4.0.1+</text:p>
            <text:p>Identity Management (32-bit)</text:p>
            <text:p>  - Oracle Identity Manager 9.1.0.2+</text:p>
            <text:p>Oracle SOA Suite 11.1.1.4</text:p>
            <text:p/>
          </table:table-cell>
          <table:table-cell table:style-name="ce91" office:value-type="string" calcext:value-type="string">
            <text:p>Oracle JDK 1.6.0_21+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82" office:value-type="string" calcext:value-type="string" table:number-columns-spanned="4" table:number-rows-spanned="1">
            <text:p>EXCEPTIONS:  Data Relationship Management does not support Oracle SSO, and Oracle Identity Manager.</text:p>
            <text:p>NOT SUPPORTED FOR:  Production Reporting Teradata Engine.</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46" table:visibility="filter">
          <table:table-cell table:style-name="ce54" office:value-type="string" calcext:value-type="string">
            <text:p>11.1.2.0</text:p>
          </table:table-cell>
          <table:table-cell table:style-name="ce54" office:value-type="string" calcext:value-type="string">
            <text:p>x86</text:p>
          </table:table-cell>
          <table:table-cell table:style-name="ce54" office:value-type="string" calcext:value-type="string">
            <text:p>Windows Server 2003 with SP2/R2+</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Oracle JDK 1.6.0.14+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82" office:value-type="string" calcext:value-type="string" table:number-columns-spanned="4" table:number-rows-spanned="1">
            <text:p>EXCEPTIONS:  Data Relationship Management does not support Oracle SSO, and Oracle Identity Manager.</text:p>
            <text:p>NOT SUPPORTED FOR:  Production Reporting Teradata Engine.</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54" office:value-type="string" calcext:value-type="string">
            <text:p>x86</text:p>
          </table:table-cell>
          <table:table-cell table:style-name="ce54" office:value-type="string" calcext:value-type="string">
            <text:p>Windows Server 2003 with SP2/R2+</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JRockit 6 Update 33 R28.2.5+</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82" office:value-type="string" calcext:value-type="string" table:number-columns-spanned="4" table:number-rows-spanned="1">
            <text:p><text:span text:style-name="T9">1</text:span><text:span text:style-name="T10">. EXCEPTIONS:  Data Relationship Management does not support Oracle SSO, and Oracle Identity Manager.</text:span></text:p>
            <text:p><text:span text:style-name="T9">2</text:span><text:span text:style-name="T10">. NOT SUPPORTED FOR:  Production Reporting Teradata Engine.</text:span></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33" table:visibility="filter">
          <table:table-cell table:style-name="ce54" office:value-type="string" calcext:value-type="string">
            <text:p>11.1.2.2</text:p>
          </table:table-cell>
          <table:table-cell table:style-name="ce54" office:value-type="string" calcext:value-type="string">
            <text:p>x86</text:p>
          </table:table-cell>
          <table:table-cell table:style-name="ce54" office:value-type="string" calcext:value-type="string">
            <text:p>Windows Server 2003 with SP2/R2+</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82" office:value-type="string" calcext:value-type="string" table:number-columns-spanned="4" table:number-rows-spanned="1">
            <text:p>EXCEPTIONS:  Data Relationship Management does not support Oracle SSO, and Oracle Identity Manager.</text:p>
            <text:p>NOT SUPPORTED FOR:  Production Reporting Teradata Engine.</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29" table:visibility="filter">
          <table:table-cell table:style-name="ce54" office:value-type="string" calcext:value-type="string">
            <text:p>11.1.2.1</text:p>
          </table:table-cell>
          <table:table-cell table:style-name="ce54" office:value-type="string" calcext:value-type="string">
            <text:p>x86</text:p>
          </table:table-cell>
          <table:table-cell table:style-name="ce54" office:value-type="string" calcext:value-type="string">
            <text:p>Windows Server 2003 with SP2/R2+</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text:p>
            <text:p>  - Oracle SSO 10.1.4.0.1+</text:p>
            <text:p>Identity Management (32-bit)</text:p>
            <text:p>  - Oracle Identity Manager 9.1.0.2+</text:p>
            <text:p>Oracle SOA Suite 11.1.1.4 </text:p>
            <text:p/>
          </table:table-cell>
          <table:table-cell table:style-name="ce91" office:value-type="string" calcext:value-type="string">
            <text:p>JRockit 6 Update 22 R28.1.1+</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82" office:value-type="string" calcext:value-type="string" table:number-columns-spanned="4" table:number-rows-spanned="1">
            <text:p>EXCEPTIONS:  Data Relationship Management does not support Oracle SSO, and Oracle Identity Manager.</text:p>
            <text:p>NOT SUPPORTED FOR:  Production Reporting Teradata Engine.</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47" table:visibility="filter">
          <table:table-cell table:style-name="ce54" office:value-type="string" calcext:value-type="string">
            <text:p>11.1.2.0</text:p>
          </table:table-cell>
          <table:table-cell table:style-name="ce54" office:value-type="string" calcext:value-type="string">
            <text:p>x86</text:p>
          </table:table-cell>
          <table:table-cell table:style-name="ce54" office:value-type="string" calcext:value-type="string">
            <text:p>Windows Server 2003 with SP2/R2+</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JRockit 6 Update 14 R27.6.5+</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82" office:value-type="string" calcext:value-type="string" table:number-columns-spanned="4" table:number-rows-spanned="1">
            <text:p>EXCEPTIONS:  Data Relationship Management does not support Oracle SSO, and Oracle Identity Manager.</text:p>
            <text:p>NOT SUPPORTED FOR:  Production Reporting Teradata Engine.</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54" office:value-type="string" calcext:value-type="string">
            <text:p>x86</text:p>
          </table:table-cell>
          <table:table-cell table:style-name="ce54" office:value-type="string" calcext:value-type="string">
            <text:p>Windows Server 2008 with SP2+ </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1" office:value-type="string" calcext:value-type="string">
            <text:p>Oracle JDK 1.6.0_35+</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Data Relationship Management does not support Oracle SSO, and Oracle Identity Manager.</text:span></text:p>
            <text:p><text:span text:style-name="T9">2.</text:span><text:span text:style-name="T10"> NOT SUPPORTED FOR:  Production Reporting Teradata Engine.</text:span></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23" table:visibility="filter">
          <table:table-cell table:style-name="ce54" office:value-type="string" calcext:value-type="string">
            <text:p>11.1.2.2</text:p>
          </table:table-cell>
          <table:table-cell table:style-name="ce54" office:value-type="string" calcext:value-type="string">
            <text:p>x86</text:p>
          </table:table-cell>
          <table:table-cell table:style-name="ce54" office:value-type="string" calcext:value-type="string">
            <text:p>Windows Server 2008 with SP2+ </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able:table-cell>
          <table:table-cell table:style-name="ce91" office:value-type="string" calcext:value-type="string">
            <text:p>Oracle JDK 1.6.0_29+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Data Relationship Management does not support Oracle SSO, and Oracle Identity Manager.</text:span></text:p>
            <text:p><text:span text:style-name="T9">2.</text:span><text:span text:style-name="T10"> NOT SUPPORTED FOR:  Production Reporting Teradata Engine.</text:span></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28" table:visibility="filter">
          <table:table-cell table:style-name="ce54" office:value-type="string" calcext:value-type="string">
            <text:p>11.1.2.1</text:p>
          </table:table-cell>
          <table:table-cell table:style-name="ce54" office:value-type="string" calcext:value-type="string">
            <text:p>x86</text:p>
          </table:table-cell>
          <table:table-cell table:style-name="ce54" office:value-type="string" calcext:value-type="string">
            <text:p>Windows Server 2008 with SP1+<text:span text:style-name="T11"> </text:span></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text:p>
            <text:p>  - Oracle SSO 10.1.4.0.1+</text:p>
            <text:p>Identity Management (32-bit)</text:p>
            <text:p>  - Oracle Identity Manager 9.1.0.2+</text:p>
            <text:p>Oracle SOA Suite 11.1.1.4 </text:p>
            <text:p/>
          </table:table-cell>
          <table:table-cell table:style-name="ce91" office:value-type="string" calcext:value-type="string">
            <text:p>Oracle JDK 1.6.0_21+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Data Relationship Management does not support Oracle SSO, and Oracle Identity Manager.</text:span></text:p>
            <text:p><text:span text:style-name="T9">2</text:span><text:span text:style-name="T10">. NOT SUPPORTED FOR:  Production Reporting Teradata Engine.</text:span></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33" table:visibility="filter">
          <table:table-cell table:style-name="ce54" office:value-type="string" calcext:value-type="string">
            <text:p>11.1.2.0</text:p>
          </table:table-cell>
          <table:table-cell table:style-name="ce54" office:value-type="string" calcext:value-type="string">
            <text:p>x86</text:p>
          </table:table-cell>
          <table:table-cell table:style-name="ce54" office:value-type="string" calcext:value-type="string">
            <text:p>Windows Server 2008 with SP1+<text:span text:style-name="T11"> </text:span></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Oracle JDK 1.6.0.14+ </text:p>
            <text:p/>
            <text:p/>
            <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Data Relationship Management does not support Oracle SSO, and Oracle Identity Manager.</text:span></text:p>
            <text:p><text:span text:style-name="T11">2. NOT SUPPORTED FOR:  Production Reporting Teradata Engine.</text:span></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54" office:value-type="string" calcext:value-type="string">
            <text:p>x86</text:p>
          </table:table-cell>
          <table:table-cell table:style-name="ce54" office:value-type="string" calcext:value-type="string">
            <text:p>Windows Server 2008 with SP2+</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JRockit 6 Update 33 R28.2.5+</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Data Relationship Management does not support Oracle SSO, and Oracle Identity Manager.</text:span></text:p>
            <text:p><text:span text:style-name="T9">2.</text:span><text:span text:style-name="T10"> NOT SUPPORTED FOR:  Production Reporting Teradata Engine.</text:span></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20" table:visibility="filter">
          <table:table-cell table:style-name="ce54" office:value-type="string" calcext:value-type="string">
            <text:p>11.1.2.2</text:p>
          </table:table-cell>
          <table:table-cell table:style-name="ce54" office:value-type="string" calcext:value-type="string">
            <text:p>x86</text:p>
          </table:table-cell>
          <table:table-cell table:style-name="ce54" office:value-type="string" calcext:value-type="string">
            <text:p>Windows Server 2008 with SP2+</text:p>
          </table:table-cell>
          <table:table-cell table:style-name="ce68" office:value-type="float" office:value="32" calcext:value-type="float">
            <text:p>32</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Data Relationship Management does not support Oracle SSO, and Oracle Identity Manager.</text:span></text:p>
            <text:p><text:span text:style-name="T9">2.</text:span><text:span text:style-name="T10"> NOT SUPPORTED FOR:  Production Reporting Teradata Engine.</text:span></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31" table:visibility="filter">
          <table:table-cell table:style-name="ce54" office:value-type="string" calcext:value-type="string">
            <text:p>11.1.2.1</text:p>
          </table:table-cell>
          <table:table-cell table:style-name="ce54" office:value-type="string" calcext:value-type="string">
            <text:p>x86</text:p>
          </table:table-cell>
          <table:table-cell table:style-name="ce54" office:value-type="string" calcext:value-type="string">
            <text:p>Windows Server 2008 with SP1+</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 11.1.1.3+</text:p>
            <text:p>  - Oracle SSO 10.1.4.0.1+</text:p>
            <text:p>Identity Management (32-bit)</text:p>
            <text:p>  - Oracle Identity Manager 9.1.0.2+</text:p>
            <text:p>Oracle SOA Suite 11.1.1.4 </text:p>
            <text:p/>
          </table:table-cell>
          <table:table-cell table:style-name="ce91" office:value-type="string" calcext:value-type="string">
            <text:p>JRockit 6 Update 22 R28.1.1+</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Data Relationship Management does not support Oracle SSO, and Oracle Identity Manager.</text:span></text:p>
            <text:p><text:span text:style-name="T9">2</text:span><text:span text:style-name="T10">. NOT SUPPORTED FOR:  Production Reporting Teradata Engine.</text:span></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33" table:visibility="filter">
          <table:table-cell table:style-name="ce54" office:value-type="string" calcext:value-type="string">
            <text:p>11.1.2.0</text:p>
          </table:table-cell>
          <table:table-cell table:style-name="ce54" office:value-type="string" calcext:value-type="string">
            <text:p>x86</text:p>
          </table:table-cell>
          <table:table-cell table:style-name="ce54" office:value-type="string" calcext:value-type="string">
            <text:p>Windows Server 2008 with SP1+</text:p>
          </table:table-cell>
          <table:table-cell table:style-name="ce68" office:value-type="float" office:value="32" calcext:value-type="float">
            <text:p>32</text:p>
          </table:table-cell>
          <table:table-cell table:style-name="ce68" office:value-type="string" calcext:value-type="string">
            <text:p>Oracle Directory Services (32-bit)</text:p>
            <text:p>  - Oracle Internet Directory 11.1.1.2+, 10.1.4.3+</text:p>
            <text:p>  - Oracle Virtual Directory 11.1.1.2+  </text:p>
            <text:p>Access Management (32-bit)</text:p>
            <text:p>  - Oracle Access Manager 10.1.4.3, 10.1.4.2.1</text:p>
            <text:p>  - Oracle SSO 10.1.4.0.1+</text:p>
            <text:p>Identity Management (32-bit)</text:p>
            <text:p>  - Oracle Identity Manager 9.1.0.2+</text:p>
            <text:p>Oracle SOA Suite 11.1.1.2 </text:p>
          </table:table-cell>
          <table:table-cell table:style-name="ce91" office:value-type="string" calcext:value-type="string">
            <text:p>JRockit 6 Update 14 R27.6.5+</text:p>
            <text:p/>
          </table:table-cell>
          <table:table-cell table:style-name="ce91" office:value-type="float" office:value="32" calcext:value-type="float">
            <text:p>32</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text:span text:style-name="T11">. Data Relationship Management does not support Oracle SSO, and Oracle Identity Manager.</text:span></text:p>
            <text:p><text:span text:style-name="T11">2. NOT SUPPORTED FOR:  Production Reporting Teradata Engine.</text:span></text:p>
          </table:table-cell>
          <table:covered-table-cell table:style-name="ce132"/>
          <table:covered-table-cell table:style-name="ce142"/>
          <table:covered-table-cell table:style-name="ce15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54" office:value-type="string" calcext:value-type="string">
            <text:p>x64</text:p>
          </table:table-cell>
          <table:table-cell table:style-name="ce54" office:value-type="string" calcext:value-type="string">
            <text:p>Windows Server 2003 with SP2/R2+</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1" office:value-type="string" calcext:value-type="string">
            <text:p>Oracle JDK 1.6.0_35+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requires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ext:p><text:span text:style-name="T9">5</text:span><text:span text:style-name="T10">. When using IIS 6.0, Strategic Finance (32-bit) cannot be deployed on the</text:span></text:p>
            <text:p><text:span text:style-name="T11">same computer where Financial Management (64-bit) is deployed.</text:span></text:p>
            <text:p><text:span text:style-name="T9"/></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9" table:visibility="filter">
          <table:table-cell table:style-name="ce54" office:value-type="string" calcext:value-type="string">
            <text:p>11.1.2.2</text:p>
          </table:table-cell>
          <table:table-cell table:style-name="ce54" office:value-type="string" calcext:value-type="string">
            <text:p>x64</text:p>
          </table:table-cell>
          <table:table-cell table:style-name="ce54" office:value-type="string" calcext:value-type="string">
            <text:p>Windows Server 2003 with SP2/R2+</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Tax Provision, and Oracle Quantitative Management and Reporting for Solvency II require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ext:p><text:span text:style-name="T9">5</text:span><text:span text:style-name="T10">. When using IIS 6.0, Strategic Finance (32-bit) cannot be deployed on the</text:span></text:p>
            <text:p><text:span text:style-name="T11">same computer where Financial Management (64-bit) is deployed.</text:span></text:p>
            <text:p><text:span text:style-name="T9"/></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6" table:visibility="filter">
          <table:table-cell table:style-name="ce54" office:value-type="string" calcext:value-type="string">
            <text:p>11.1.2.1</text:p>
          </table:table-cell>
          <table:table-cell table:style-name="ce54" office:value-type="string" calcext:value-type="string">
            <text:p>x64</text:p>
          </table:table-cell>
          <table:table-cell table:style-name="ce54" office:value-type="string" calcext:value-type="string">
            <text:p>Windows Server 2003 with SP2/R2+</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ext:p/>
          </table:table-cell>
          <table:table-cell table:style-name="ce91" office:value-type="string" calcext:value-type="string">
            <text:p>Oracle JDK 1.6.0_21+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 </text:span><text:span text:style-name="T10">EXCEPTIONS:  Financial Management requires Oracle database 10.2.0.4.21 minimum. Data Relationship Management does not support Oracle SSO, and Oracle Identity Manager.</text:span></text:p>
            <text:p><text:span text:style-name="T9">3. </text:span><text:span text:style-name="T10">32-BIT BINARIES ONLY FOR: FDM, Financial Reporting Print Server, Interactive Reporting Services, and Strategic Finance. </text:span></text:p>
            <text:p><text:span text:style-name="T9">4</text:span><text:span text:style-name="T10">. FDM and Strategic Finance cannot be deployed on the same computer where Financial Management (64-bit) and Performance Management Architect (64-bit) are deployed.</text:span></text:p>
            <text:p><text:span text:style-name="T9">5</text:span><text:span text:style-name="T10">. Essbase optionally supports running 32-bit binaries on 64-bit operating systems with manual configuration.</text:span></text:p>
            <text:p><text:span text:style-name="T9"/></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7" table:visibility="filter">
          <table:table-cell table:style-name="ce54" office:value-type="string" calcext:value-type="string">
            <text:p>11.1.2.0</text:p>
          </table:table-cell>
          <table:table-cell table:style-name="ce54" office:value-type="string" calcext:value-type="string">
            <text:p>x64</text:p>
          </table:table-cell>
          <table:table-cell table:style-name="ce54" office:value-type="string" calcext:value-type="string">
            <text:p>Windows Server 2003 with SP2/R2+</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Oracle JDK 1.6.0.14+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 </text:span><text:span text:style-name="T10">EXCEPTIONS:  Financial Management requires Oracle database 10.2.0.4.21 minimum. Data Relationship Management does not support Oracle SSO, and Oracle Identity Manager.</text:span></text:p>
            <text:p><text:span text:style-name="T9">3. </text:span><text:span text:style-name="T10">32-BIT BINARIES ONLY FOR: FDM, Financial Reporting Print Server, Interactive Reporting Services, and Strategic Finance. </text:span></text:p>
            <text:p><text:span text:style-name="T9">4</text:span><text:span text:style-name="T10">. FDM and Strategic Finance cannot be deployed on the same computer where Financial Management (64-bit) and Performance Management Architect (64-bit) are deployed.</text:span></text:p>
            <text:p><text:span text:style-name="T9">5</text:span><text:span text:style-name="T10">. Essbase optionally supports running 32-bit binaries on 64-bit operating systems with manual configuration.</text:span></text:p>
            <text:p><text:span text:style-name="T9"/></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54" office:value-type="string" calcext:value-type="string">
            <text:p>x64</text:p>
          </table:table-cell>
          <table:table-cell table:style-name="ce54" office:value-type="string" calcext:value-type="string">
            <text:p>Windows Server 2003 with SP2/R2+</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JRockit 6 Update 33 R28.2.5+</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requires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ext:p><text:span text:style-name="T9">5</text:span><text:span text:style-name="T10">. When using IIS 6.0, Strategic Finance (32-bit) cannot be deployed on the</text:span></text:p>
            <text:p><text:span text:style-name="T11">same computer where Financial Management (64-bit) is deployed.</text:span></text:p>
            <text:p><text:span text:style-name="T9"/></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48" table:visibility="filter">
          <table:table-cell table:style-name="ce54" office:value-type="string" calcext:value-type="string">
            <text:p>11.1.2.2</text:p>
          </table:table-cell>
          <table:table-cell table:style-name="ce54" office:value-type="string" calcext:value-type="string">
            <text:p>x64</text:p>
          </table:table-cell>
          <table:table-cell table:style-name="ce54" office:value-type="string" calcext:value-type="string">
            <text:p>Windows Server 2003 with SP2/R2+</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Tax Provision, and Oracle Quantitative Management and Reporting for Solvency II require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ext:p><text:span text:style-name="T9">5</text:span><text:span text:style-name="T10">. When using IIS 6.0, Strategic Finance (32-bit) cannot be deployed on the</text:span></text:p>
            <text:p><text:span text:style-name="T11">same computer where Financial Management (64-bit) is deployed.</text:span></text:p>
            <text:p><text:span text:style-name="T9"/></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6" table:visibility="filter">
          <table:table-cell table:style-name="ce54" office:value-type="string" calcext:value-type="string">
            <text:p>11.1.2.1</text:p>
          </table:table-cell>
          <table:table-cell table:style-name="ce54" office:value-type="string" calcext:value-type="string">
            <text:p>x64</text:p>
          </table:table-cell>
          <table:table-cell table:style-name="ce54" office:value-type="string" calcext:value-type="string">
            <text:p>Windows Server 2003 with SP2/R2+</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ext:p/>
          </table:table-cell>
          <table:table-cell table:style-name="ce91" office:value-type="string" calcext:value-type="string">
            <text:p>JRockit 6 Update 22 R28.1.1+</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 </text:span><text:span text:style-name="T10">EXCEPTIONS:  Financial Management requires Oracle database 10.2.0.4.21 minimum. Data Relationship Management does not support Oracle SSO, and Oracle Identity Manager.</text:span></text:p>
            <text:p><text:span text:style-name="T9">3. </text:span><text:span text:style-name="T10">32-BIT BINARIES ONLY FOR: FDM, Financial Reporting Print Server, Interactive Reporting Services, and Strategic Finance. </text:span></text:p>
            <text:p><text:span text:style-name="T9">4</text:span><text:span text:style-name="T10">. FDM and Strategic Finance cannot be deployed on the same computer where Financial Management (64-bit) and Performance Management Architect (64-bit) are deployed.     </text:span></text:p>
            <text:p><text:span text:style-name="T9">5</text:span><text:span text:style-name="T10">. Essbase optionally supports running 32-bit binaries on 64-bit operating systems with manual configuration.                       </text:span></text:p>
            <text:p><text:span text:style-name="T9"/></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8" table:visibility="filter">
          <table:table-cell table:style-name="ce54" office:value-type="string" calcext:value-type="string">
            <text:p>11.1.2.0</text:p>
          </table:table-cell>
          <table:table-cell table:style-name="ce54" office:value-type="string" calcext:value-type="string">
            <text:p>x64</text:p>
          </table:table-cell>
          <table:table-cell table:style-name="ce54" office:value-type="string" calcext:value-type="string">
            <text:p>Windows Server 2003 with SP2/R2+</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JRockit 6 Update 14 R27.6.5+</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 </text:span><text:span text:style-name="T10">EXCEPTIONS:  Financial Management requires Oracle database 10.2.0.4.21 minimum. Data Relationship Management does not support Oracle SSO, and Oracle Identity Manager.</text:span></text:p>
            <text:p><text:span text:style-name="T9">3. </text:span><text:span text:style-name="T10">32-BIT BINARIES ONLY FOR: FDM, Financial Reporting Print Server, Interactive Reporting Services, and Strategic Finance. </text:span></text:p>
            <text:p><text:span text:style-name="T9">4</text:span><text:span text:style-name="T10">. FDM and Strategic Finance cannot be deployed on the same computer where Financial Management (64-bit) and Performance Management Architect (64-bit) are deployed.     </text:span></text:p>
            <text:p><text:span text:style-name="T9">5</text:span><text:span text:style-name="T10">. Essbase optionally supports running 32-bit binaries on 64-bit operating systems with manual configuration.                       </text:span></text:p>
            <text:p><text:span text:style-name="T9"/></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54" office:value-type="string" calcext:value-type="string">
            <text:p>x64</text:p>
          </table:table-cell>
          <table:table-cell table:style-name="ce54" office:value-type="string" calcext:value-type="string">
            <text:p>Windows Server 2008 with SP2+</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Oracle JDK 1.6.0_35+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requires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38" table:visibility="filter">
          <table:table-cell table:style-name="ce54" office:value-type="string" calcext:value-type="string">
            <text:p>11.1.2.2</text:p>
          </table:table-cell>
          <table:table-cell table:style-name="ce54" office:value-type="string" calcext:value-type="string">
            <text:p>x64</text:p>
          </table:table-cell>
          <table:table-cell table:style-name="ce54" office:value-type="string" calcext:value-type="string">
            <text:p>Windows Server 2008 with SP2+</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Tax Provision, and Oracle Quantitative Management and Reporting for Solvency II require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22" table:visibility="filter">
          <table:table-cell table:style-name="ce54" office:value-type="string" calcext:value-type="string">
            <text:p>11.1.2.1</text:p>
          </table:table-cell>
          <table:table-cell table:style-name="ce54" office:value-type="string" calcext:value-type="string">
            <text:p>x64</text:p>
          </table:table-cell>
          <table:table-cell table:style-name="ce54" office:value-type="string" calcext:value-type="string">
            <text:p>Windows Server 2008 with SP1+</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ext:p/>
          </table:table-cell>
          <table:table-cell table:style-name="ce91" office:value-type="string" calcext:value-type="string">
            <text:p>Oracle JDK 1.6.0_21+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 </text:span><text:span text:style-name="T10">EXCEPTIONS:  Financial Management requires Oracle database 10.2.0.4.21 minimum. Data Relationship Management does not support Oracle SSO, and Oracle Identity Manager.</text:span></text:p>
            <text:p><text:span text:style-name="T9">3. </text:span><text:span text:style-name="T10">32-BIT BINARIES ONLY FOR:  FDM, Financial Reporting Print Server, Interactive Reporting Services, and Strategic Finance. </text:span></text:p>
            <text:p><text:span text:style-name="T9">4</text:span><text:span text:style-name="T10">. Essbase optionally supports running 32-bit binaries on 64-bit operating systems with manual configuration.</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7" table:visibility="filter">
          <table:table-cell table:style-name="ce54" office:value-type="string" calcext:value-type="string">
            <text:p>11.1.2.0</text:p>
          </table:table-cell>
          <table:table-cell table:style-name="ce54" office:value-type="string" calcext:value-type="string">
            <text:p>x64</text:p>
          </table:table-cell>
          <table:table-cell table:style-name="ce54" office:value-type="string" calcext:value-type="string">
            <text:p>Windows Server 2008 with SP1+</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Oracle JDK 1.6.0.14+ </text:p>
            <text:p/>
            <text:p/>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 </text:span><text:span text:style-name="T10">EXCEPTIONS:  Financial Management requires Oracle database 10.2.0.4.21 minimum. Data Relationship Management does not support Oracle SSO, and Oracle Identity Manager.</text:span></text:p>
            <text:p><text:span text:style-name="T9">3. </text:span><text:span text:style-name="T10">32-BIT BINARIES ONLY FOR:  FDM, Financial Reporting Print Server, Interactive Reporting Services, and Strategic Finance. </text:span></text:p>
            <text:p><text:span text:style-name="T9">4</text:span><text:span text:style-name="T10">. Essbase optionally supports running 32-bit binaries on 64-bit operating systems with manual configuration.</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54" office:value-type="string" calcext:value-type="string">
            <text:p>x64</text:p>
          </table:table-cell>
          <table:table-cell table:style-name="ce54" office:value-type="string" calcext:value-type="string">
            <text:p>Windows Server 2008 with SP2+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1" office:value-type="string" calcext:value-type="string">
            <text:p>JRockit 6 Update 33 R28.2.5+</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requires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20" table:visibility="filter">
          <table:table-cell table:style-name="ce54" office:value-type="string" calcext:value-type="string">
            <text:p>11.1.2.2</text:p>
          </table:table-cell>
          <table:table-cell table:style-name="ce54" office:value-type="string" calcext:value-type="string">
            <text:p>x64</text:p>
          </table:table-cell>
          <table:table-cell table:style-name="ce54" office:value-type="string" calcext:value-type="string">
            <text:p>Windows Server 2008 with SP2+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Tax Provision, and Oracle Quantitative Management and Reporting for Solvency II require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4" table:visibility="filter">
          <table:table-cell table:style-name="ce54" office:value-type="string" calcext:value-type="string">
            <text:p>11.1.2.1</text:p>
          </table:table-cell>
          <table:table-cell table:style-name="ce54" office:value-type="string" calcext:value-type="string">
            <text:p>x64</text:p>
          </table:table-cell>
          <table:table-cell table:style-name="ce54" office:value-type="string" calcext:value-type="string">
            <text:p>Windows Server 2008 with SP1+<text:span text:style-name="T11"> </text:span></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ext:p/>
          </table:table-cell>
          <table:table-cell table:style-name="ce91" office:value-type="string" calcext:value-type="string">
            <text:p>JRockit 6 Update 22 R28.1.1+</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 </text:span><text:span text:style-name="T10">EXCEPTIONS:  Financial Management requires Oracle database 10.2.0.4.21 minimum. Data Relationship Management does not support Oracle SSO, and Oracle Identity Manager.</text:span></text:p>
            <text:p><text:span text:style-name="T9">3. </text:span><text:span text:style-name="T10">32-BIT BINARIES ONLY FOR:  FDM, Financial Reporting Print Server, Interactive Reporting Services, and Strategic Finance. </text:span></text:p>
            <text:p><text:span text:style-name="T9">4</text:span><text:span text:style-name="T10">. Essbase optionally supports running 32-bit binaries on 64-bit operating systems with manual configuration.</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32" table:visibility="filter">
          <table:table-cell table:style-name="ce54" office:value-type="string" calcext:value-type="string">
            <text:p>11.1.2.0</text:p>
          </table:table-cell>
          <table:table-cell table:style-name="ce54" office:value-type="string" calcext:value-type="string">
            <text:p>x64</text:p>
          </table:table-cell>
          <table:table-cell table:style-name="ce54" office:value-type="string" calcext:value-type="string">
            <text:p>Windows Server 2008 with SP1+<text:span text:style-name="T11"> </text:span></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JRockit 6 Update 14 R27.6.5+</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 </text:span><text:span text:style-name="T10">EXCEPTIONS:  Financial Management requires Oracle database 10.2.0.4.21 minimum. Data Relationship Management does not support Oracle SSO, and Oracle Identity Manager.</text:span></text:p>
            <text:p><text:span text:style-name="T9">3. </text:span><text:span text:style-name="T10">32-BIT BINARIES ONLY FOR:  FDM, Financial Reporting Print Server, Interactive Reporting Services, and Strategic Finance. </text:span></text:p>
            <text:p><text:span text:style-name="T9">4</text:span><text:span text:style-name="T10">. Essbase optionally supports running 32-bit binaries on 64-bit operating systems with manual configuration.</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54" office:value-type="string" calcext:value-type="string">
            <text:p>x64</text:p>
          </table:table-cell>
          <table:table-cell table:style-name="ce54" office:value-type="string" calcext:value-type="string">
            <text:p>Windows Server 2008 R2 (all SP levels included)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text:p>
            <text:p>Oracle Data Integrator (ODI) 11.1.1.7</text:p>
          </table:table-cell>
          <table:table-cell table:style-name="ce91" office:value-type="string" calcext:value-type="string">
            <text:p>Oracle JDK 1.6.0_35+ </text:p>
            <text:p/>
            <text:p/>
            <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requires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31" table:visibility="filter">
          <table:table-cell table:style-name="ce54" office:value-type="string" calcext:value-type="string">
            <text:p>11.1.2.2</text:p>
          </table:table-cell>
          <table:table-cell table:style-name="ce54" office:value-type="string" calcext:value-type="string">
            <text:p>x64</text:p>
          </table:table-cell>
          <table:table-cell table:style-name="ce54" office:value-type="string" calcext:value-type="string">
            <text:p>Windows Server 2008 R2 (all SP levels included)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Oracle JDK 1.6.0_29+ </text:p>
            <text:p/>
            <text:p/>
            <text:p/>
            <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Tax Provision, and Oracle Quantitative Management and Reporting for Solvency II require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49" table:visibility="filter">
          <table:table-cell table:style-name="ce54" office:value-type="string" calcext:value-type="string">
            <text:p>11.1.2.1</text:p>
          </table:table-cell>
          <table:table-cell table:style-name="ce54" office:value-type="string" calcext:value-type="string">
            <text:p>x64</text:p>
          </table:table-cell>
          <table:table-cell table:style-name="ce54" office:value-type="string" calcext:value-type="string">
            <text:p>Windows Server 2008 R2 (all SP levels included)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4+</text:p>
            <text:p>  - Oracle Virtual Directory 11.1.1.4.+</text:p>
            <text:p>Access Management (64-bit)</text:p>
            <text:p>  - Oracle Access Manager 11.1.1.3+</text:p>
            <text:p>  - Oracle SSO 10.1.4.0.1+</text:p>
            <text:p>Identity Management (64-bit)</text:p>
            <text:p>  - Oracle Identity Manager 11.1.1.3+</text:p>
            <text:p>Oracle SOA Suite 11.1.1.4</text:p>
          </table:table-cell>
          <table:table-cell table:style-name="ce91" office:value-type="string" calcext:value-type="string">
            <text:p>Oracle JDK 1.6.0_21+ </text:p>
            <text:p/>
            <text:p/>
            <text:p/>
            <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 </text:span><text:span text:style-name="T10">EXCEPTIONS:  Financial Management requires Oracle database 10.2.0.4.21 minimum. Data Relationship Management does not support Oracle SSO, and Oracle Identity Manager.</text:span></text:p>
            <text:p><text:span text:style-name="T9">3. </text:span><text:span text:style-name="T10">32-BIT BINARIES ONLY FOR:  FDM, Financial Reporting Print Server, Interactive Reporting Services, and Strategic Finance. </text:span></text:p>
            <text:p><text:span text:style-name="T9">4</text:span><text:span text:style-name="T10">. Essbase optionally supports running 32-bit binaries on 64-bit operating systems with manual configuration.</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54" office:value-type="string" calcext:value-type="string">
            <text:p>x64</text:p>
          </table:table-cell>
          <table:table-cell table:style-name="ce54" office:value-type="string" calcext:value-type="string">
            <text:p>Windows Server 2008 R2 (all SP levels included)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 7</text:p>
            <text:p>Oracle Data Integrator (ODI) 11.1.1.7</text:p>
          </table:table-cell>
          <table:table-cell table:style-name="ce91" office:value-type="string" calcext:value-type="string">
            <text:p>JRockit 6 Update 33 R28.2.5+</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requires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28" table:visibility="filter">
          <table:table-cell table:style-name="ce54" office:value-type="string" calcext:value-type="string">
            <text:p>11.1.2.2</text:p>
          </table:table-cell>
          <table:table-cell table:style-name="ce54" office:value-type="string" calcext:value-type="string">
            <text:p>x64</text:p>
          </table:table-cell>
          <table:table-cell table:style-name="ce54" office:value-type="string" calcext:value-type="string">
            <text:p>Windows Server 2008 R2 (all SP levels included) </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JRockit 6 Update 29 R28.2.0+</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text:span><text:span text:style-name="T10">. NOT SUPPORTED FOR: Integration Services if the XML Import/Export feature is used.</text:span></text:p>
            <text:p><text:span text:style-name="T9">3. </text:span><text:span text:style-name="T10">EXCEPTIONS:  Financial Management, Tax Provision, and Oracle Quantitative Management and Reporting for Solvency II require Oracle database 10.2.0.4.21 minimum. Data Relationship Management does not support Oracle SSO, and Oracle Identity Manager.</text:span></text:p>
            <text:p><text:span text:style-name="T9">4. </text:span><text:span text:style-name="T10">32-BIT BINARIES ONLY FOR:  FDM, Interactive Reporting Services, and Strategic Finance. </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47" table:visibility="filter">
          <table:table-cell table:style-name="ce54" office:value-type="string" calcext:value-type="string">
            <text:p>11.1.2.1</text:p>
          </table:table-cell>
          <table:table-cell table:style-name="ce54" office:value-type="string" calcext:value-type="string">
            <text:p>x64</text:p>
          </table:table-cell>
          <table:table-cell table:style-name="ce54" office:value-type="string" calcext:value-type="string">
            <text:p>Windows Server 2008 R2 (all SP levels included) </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4+</text:p>
            <text:p>  - Oracle Virtual Directory 11.1.1.4.+</text:p>
            <text:p>Access Management (64-bit)</text:p>
            <text:p>  - Oracle Access Manager 11.1.1.3+</text:p>
            <text:p>  - Oracle SSO 10.1.4.0.1+</text:p>
            <text:p>Identity Management (64-bit)</text:p>
            <text:p>  - Oracle Identity Manager 11.1.1.3+</text:p>
            <text:p>Oracle SOA Suite 11.1.1.4 </text:p>
          </table:table-cell>
          <table:table-cell table:style-name="ce91" office:value-type="string" calcext:value-type="string">
            <text:p>JRockit 6 Update 22 R28.1.1+</text:p>
            <text:p/>
          </table:table-cell>
          <table:table-cell table:style-name="ce91" office:value-type="float" office:value="64" calcext:value-type="float">
            <text:p>64</text:p>
          </table:table-cell>
          <table:table-cell table:style-name="ce69"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Production Reporting Teradata Engine.</text:span></text:p>
            <text:p><text:span text:style-name="T9">2. </text:span><text:span text:style-name="T10">EXCEPTIONS:  Financial Management requires Oracle database 10.2.0.4.21 minimum. Data Relationship Management does not support Oracle SSO, and Oracle Identity Manager.</text:span></text:p>
            <text:p><text:span text:style-name="T9">3. </text:span><text:span text:style-name="T10">32-BIT BINARIES ONLY FOR:  FDM, Financial Reporting Print Server, Interactive Reporting Services, and Strategic Finance. </text:span></text:p>
            <text:p><text:span text:style-name="T9">4</text:span><text:span text:style-name="T10">. Essbase optionally supports running 32-bit binaries on 64-bit operating systems with manual configuration.</text:span></text:p>
          </table:table-cell>
          <table:covered-table-cell table:number-columns-repeated="2" table:style-name="ce132"/>
          <table:covered-table-cell table:style-name="ce150"/>
          <table:table-cell table:style-name="ce152" table:number-columns-repeated="3"/>
          <table:table-cell table:style-name="ce158"/>
          <table:table-cell table:style-name="ce161" table:number-columns-repeated="1008"/>
        </table:table-row>
        <table:table-row table:style-name="ro14">
          <table:table-cell table:style-name="ce54" office:value-type="string" calcext:value-type="string">
            <text:p>11.1.2.3</text:p>
          </table:table-cell>
          <table:table-cell table:style-name="ce54" office:value-type="string" calcext:value-type="string">
            <text:p>Itanium-2</text:p>
          </table:table-cell>
          <table:table-cell table:style-name="ce54" office:value-type="string" calcext:value-type="string">
            <text:p>HP-UX 11i (11.31) </text:p>
            <text:p>B.11.31.0803.318a Base Quality Pack Bundle for HP-UX 11i v3, March 2008+</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4+, 10.1.4.3+</text:p>
            <text:p>  - Oracle Virtual Directory 11.1.1.2+</text:p>
            <text:p>Access Management</text:p>
            <text:p>  - Oracle Access Manager 11.1.2.0, 11.1.1.5+, 10.1.4.2+</text:p>
            <text:p>  - Oracle SSO 11.1.1.2+, 10.1.4.0+</text:p>
            <text:p>Identity Management</text:p>
            <text:p>  - Oracle Identity Manager 11.1.1.3+</text:p>
            <text:p>Oracle SOA Suite 11.1.1.7 </text:p>
            <text:p>Oracle Data Integrator (ODI) 11.1.1.7</text:p>
          </table:table-cell>
          <table:table-cell table:style-name="ce91" office:value-type="string" calcext:value-type="string">
            <text:p>HP JDK 6.0.12+</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Performance Management Architect Dimension Server and File Generator, Production Reporting Teradata Engine, Profitability &amp; Cost Management, and Strategic Finance. </text:span></text:p>
            <text:p><text:span text:style-name="T9">2.</text:span><text:span text:style-name="T10"> Financial Reporting, Web Analysis, FDMEE, Account Reconciliation, Financial Close Management, Disclosure Management, and SOA do not support this platform when used with Financial Management.</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1" table:visibility="filter">
          <table:table-cell table:style-name="ce54" office:value-type="string" calcext:value-type="string">
            <text:p>11.1.2.2</text:p>
          </table:table-cell>
          <table:table-cell table:style-name="ce54" office:value-type="string" calcext:value-type="string">
            <text:p>Itanium-2</text:p>
          </table:table-cell>
          <table:table-cell table:style-name="ce54" office:value-type="string" calcext:value-type="string">
            <text:p>HP-UX 11i (11.31) </text:p>
            <text:p>B.11.31.0803.318a Base Quality Pack Bundle for HP-UX 11i v3, March 2008+</text:p>
          </table:table-cell>
          <table:table-cell table:style-name="ce68" office:value-type="float" office:value="64" calcext:value-type="float">
            <text:p>64</text:p>
          </table:table-cell>
          <table:table-cell table:style-name="ce68" office:value-type="string" calcext:value-type="string">
            <text:p>Oracle Directory Services</text:p>
            <text:p>  - Oracle Internet Directory 11.1.1.2+, 10.1.4.3+</text:p>
            <text:p>  - Oracle Virtual Directory 11.1.1.2+</text:p>
            <text:p>Access Management</text:p>
            <text:p>  - Oracle Access Manager 11.1.1.3+, 10.1.4.2+</text:p>
            <text:p>  - Oracle SSO 11.1.1.2+, 10.1.4.0+</text:p>
            <text:p>Identity Management</text:p>
            <text:p>  - Oracle Identity Manager 11.1.1.3+</text:p>
            <text:p>Oracle SOA Suite 11.1.1.6</text:p>
            <text:p>Oracle Data Integrator (ODI) 11.1.1.6</text:p>
          </table:table-cell>
          <table:table-cell table:style-name="ce91" office:value-type="string" calcext:value-type="string">
            <text:p>HP JDK 6.0.12+</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Tax Provision, Performance Management Architect Dimension Server and File Generator, Production Reporting Teradata Engine, Profitability &amp; Cost Management, Strategic Finance, and Oracle Quantitative Management and Reporting for Solvency II. </text:span></text:p>
            <text:p><text:span text:style-name="T9">2.</text:span><text:span text:style-name="T10"> Financial Reporting, Web Analysis, ERP Integrator, Account Reconciliation, Financial Close Management, Disclosure Management, and SOA do not support this platform when used with Financial Management.</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38" table:visibility="filter">
          <table:table-cell table:style-name="ce54" office:value-type="string" calcext:value-type="string">
            <text:p>11.1.2.1</text:p>
          </table:table-cell>
          <table:table-cell table:style-name="ce54" office:value-type="string" calcext:value-type="string">
            <text:p>Itanium-2</text:p>
          </table:table-cell>
          <table:table-cell table:style-name="ce54" office:value-type="string" calcext:value-type="string">
            <text:p>HP-UX 11i (11.31) </text:p>
            <text:p>B.11.31.0803.318a Base Quality Pack Bundle for HP-UX 11i v3, March 2008+</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 11.1.1.3+ </text:p>
            <text:p>  - Oracle SSO 10.1.4.0.1+</text:p>
            <text:p>Identity Management (64-bit)</text:p>
            <text:p>  - Oracle Identity Manager 9.1.0.2+ </text:p>
            <text:p>Oracle SOA Suite 11.1.1.4 </text:p>
            <text:p/>
          </table:table-cell>
          <table:table-cell table:style-name="ce91" office:value-type="string" calcext:value-type="string">
            <text:p>HP 6.0.08+ </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Financial Reporting Print Server, Performance Management Architect Dimension Server and File Generator, Production Reporting Teradata Engine, Profitability &amp; Cost Management, and Strategic Finance. </text:span></text:p>
            <text:p><text:span text:style-name="T9">2.</text:span><text:span text:style-name="T10"> Financial Reporting and Web Analysis do not support this platform when using Financial Management as a data source.</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48" table:visibility="filter">
          <table:table-cell table:style-name="ce54" office:value-type="string" calcext:value-type="string">
            <text:p>11.1.2.0</text:p>
          </table:table-cell>
          <table:table-cell table:style-name="ce54" office:value-type="string" calcext:value-type="string">
            <text:p>Itanium-2</text:p>
          </table:table-cell>
          <table:table-cell table:style-name="ce54" office:value-type="string" calcext:value-type="string">
            <text:p>HP-UX 11i (11.31) </text:p>
            <text:p>B.11.31.0803.318a Base Quality Pack Bundle for HP-UX 11i v3, March 2008+</text:p>
          </table:table-cell>
          <table:table-cell table:style-name="ce68" office:value-type="float" office:value="64" calcext:value-type="float">
            <text:p>64</text:p>
          </table:table-cell>
          <table:table-cell table:style-name="ce68" office:value-type="string" calcext:value-type="string">
            <text:p>Oracle Directory Services (64-bit)</text:p>
            <text:p>  - Oracle Internet Directory 11.1.1.2+, 10.1.4.3+</text:p>
            <text:p>  - Oracle Virtual Directory 11.1.1.2+  </text:p>
            <text:p>Access Management (64-bit)</text:p>
            <text:p>  - Oracle Access Manager 10.1.4.3, 10.1.4.2.1</text:p>
            <text:p>  - Oracle SSO 10.1.4.0.1+</text:p>
            <text:p>Identity Management (64-bit)</text:p>
            <text:p>  - Oracle Identity Manager 9.1.0.2+ </text:p>
            <text:p>Oracle SOA Suite 11.1.1.2 </text:p>
          </table:table-cell>
          <table:table-cell table:style-name="ce91" office:value-type="string" calcext:value-type="string">
            <text:p>HP 6.0.05+</text:p>
            <text:p/>
          </table:table-cell>
          <table:table-cell table:style-name="ce91" office:value-type="float" office:value="64" calcext:value-type="float">
            <text:p>64</text:p>
          </table:table-cell>
          <table:table-cell table:style-name="ce91" office:value-type="string" calcext:value-type="string">
            <text:p>Oracle 10.2.0.4+</text:p>
            <text:p>Oracle 11.1.0.7+</text:p>
            <text:p>Oracle 11.2.0.1+</text:p>
          </table:table-cell>
          <table:table-cell table:style-name="ce107" office:value-type="string" calcext:value-type="string" table:number-columns-spanned="4" table:number-rows-spanned="1">
            <text:p>1. <text:span text:style-name="T11">NOT SUPPORTED FOR: Data Relationship Management, FDM, Financial Close Management, Financial Management, Financial Reporting Print Server, Performance Management Architect Dimension Server and File Generator, Production Reporting Teradata Engine, Profitability &amp; Cost Management, and Strategic Finance. </text:span></text:p>
            <text:p><text:span text:style-name="T9">2.</text:span><text:span text:style-name="T10"> Financial Reporting and Web Analysis do not support this platform when using Financial Management as a data source.</text:span></text:p>
          </table:table-cell>
          <table:covered-table-cell table:number-columns-repeated="2" table:style-name="ce132"/>
          <table:covered-table-cell table:style-name="ce147"/>
          <table:table-cell table:style-name="ce152" table:number-columns-repeated="3"/>
          <table:table-cell table:style-name="ce158"/>
          <table:table-cell table:style-name="ce161" table:number-columns-repeated="1008"/>
        </table:table-row>
        <table:table-row table:style-name="ro24">
          <table:table-cell table:style-name="ce57"/>
          <table:table-cell table:style-name="ce73" office:value-type="string" calcext:value-type="string" table:number-columns-spanned="11" table:number-rows-spanned="1">
            <text:p>* <text:span text:style-name="T9">1. </text:span><text:span text:style-name="T10">The Oracle databases listed in this column are supported on all configurations (including RAC) and platforms that the database team supports.  Check the Certify  section at My Oracle Support for details. </text:span></text:p>
            <text:p><text:span text:style-name="T9">2.</text:span><text:span text:style-name="T10"> The Oracle OLE provider and Oracle Database server must be the same version. </text:span></text:p>
            <text:p><text:span text:style-name="T9">3.</text:span><text:span text:style-name="T10"> If using Oracle database 10.2.0.4+, you must use a minimum of Oracle database client 11.1.0.6.0. </text:span></text:p>
            <text:p><text:span text:style-name="T9">4</text:span><text:span text:style-name="T10">. Financial Close Management does not support Oracle 10.2.0.4. </text:span></text:p>
            <text:p><text:span text:style-name="T9">5</text:span><text:span text:style-name="T10">. Financial Management, Tax Provision, and Oracle Quantitative Management and Reporting for Solvency II require Oracle database 10.2.0.4.21 minimum on 64-bit systems.</text:span></text:p>
            <text:p><text:span text:style-name="T9">6</text:span><text:span text:style-name="T10">. Oracle Data Provider (ODP) for .NET 4.0 (from the Oracle Data Access Component package) is required by Performance Management Architect Dimension Server.</text:span></text:p>
            <text:p><text:span text:style-name="T9">7</text:span><text:span text:style-name="T10">. Datasource use applies only to Essbase and Reporting &amp; Analysis.  </text:span></text:p>
            <text:p><text:span text:style-name="T9">8</text:span><text:span text:style-name="T10">. The DataDirect ODBC 7.0 driver is supported for use with Oracle databases.  Integration Services supports the DataDirect ODBC driver only for use with Oracle databases.</text:span></text:p>
            <text:p><text:span text:style-name="T9">9.</text:span><text:span text:style-name="T10"> Oracle Advanced Security TDE Tablespace Encryption is certified against EPM 11.1.2.1, 11.1.2.2, and 11.1.2.3. Components certified: Planning, Shared Service, Workspace, Calculation Manager, Essbase, Essbase Administration Services, Interactive Reporting, Financial Reporting, and SQR Production Reporting.</text:span></text:p>
            <text:p><text:span text:style-name="T9">10.</text:span><text:span text:style-name="T10"> For Strategic Finance, Oracle databases are supported for data export only.</text:span></text:p>
            <text:p><text:span text:style-name="T9">11. </text:span><text:span text:style-name="T10">Smart View requires Release 11.1.2.2.300 if using OAM 11.1.1.3+ as single sign-on engine.</text:span></text:p>
          </table:table-cell>
          <table:covered-table-cell table:style-name="ce81"/>
          <table:covered-table-cell table:number-columns-repeated="9" table:style-name="ce85"/>
          <table:table-cell table:style-name="ce152" table:number-columns-repeated="4"/>
          <table:table-cell table:style-name="ce158"/>
          <table:table-cell table:style-name="ce165" table:number-columns-repeated="1007"/>
        </table:table-row>
        <table:table-row table:style-name="ro50">
          <table:table-cell table:style-name="ce51" office:value-type="string" calcext:value-type="string" table:number-columns-spanned="12" table:number-rows-spanned="1">
            <text:p>Server Third Party Software</text:p>
          </table:table-cell>
          <table:covered-table-cell table:number-columns-repeated="11" table:style-name="ce64"/>
          <table:table-cell table:style-name="ce152" table:number-columns-repeated="4"/>
          <table:table-cell table:style-name="ce158"/>
          <table:table-cell table:style-name="ce162" table:number-columns-repeated="1007"/>
        </table:table-row>
        <table:table-row table:style-name="ro12">
          <table:table-cell table:style-name="ce58" office:value-type="string" calcext:value-type="string">
            <text:p>Version Supported</text:p>
          </table:table-cell>
          <table:table-cell table:style-name="ce58" office:value-type="string" calcext:value-type="string">
            <text:p>Vendor</text:p>
          </table:table-cell>
          <table:table-cell table:style-name="ce58" office:value-type="string" calcext:value-type="string" table:number-columns-spanned="2" table:number-rows-spanned="1">
            <text:p>Certification Type</text:p>
          </table:table-cell>
          <table:covered-table-cell table:style-name="ce86"/>
          <table:table-cell table:style-name="ce90" office:value-type="string" calcext:value-type="string" table:number-columns-spanned="2" table:number-rows-spanned="1">
            <text:p>Version</text:p>
          </table:table-cell>
          <table:covered-table-cell table:style-name="ce95"/>
          <table:table-cell table:style-name="ce83" office:value-type="string" calcext:value-type="string" table:number-columns-spanned="6" table:number-rows-spanned="1">
            <text:p>Exceptions and Additional Information</text:p>
          </table:table-cell>
          <table:covered-table-cell table:number-columns-repeated="3" table:style-name="ce88"/>
          <table:covered-table-cell table:number-columns-repeated="2" table:style-name="ce64"/>
          <table:table-cell table:style-name="ce152" table:number-columns-repeated="4"/>
          <table:table-cell table:style-name="ce162" table:number-columns-repeated="1008"/>
        </table:table-row>
        <table:table-row table:style-name="ro51" table:visibility="filter">
          <table:table-cell table:style-name="ce54" office:value-type="string" calcext:value-type="string">
            <text:p>11.1.2.1</text:p>
          </table:table-cell>
          <table:table-cell table:style-name="ce55" office:value-type="string" calcext:value-type="string">
            <text:p>Adobe or AFPL</text:p>
          </table:table-cell>
          <table:table-cell table:style-name="ce54" office:value-type="string" calcext:value-type="string" table:number-columns-spanned="2" table:number-rows-spanned="1">
            <text:p>Report Generation</text:p>
          </table:table-cell>
          <table:covered-table-cell table:style-name="ce87"/>
          <table:table-cell table:style-name="ce91" office:value-type="string" calcext:value-type="string" table:number-columns-spanned="2" table:number-rows-spanned="1">
            <text:p>Either: </text:p>
            <text:p>--Adobe Acrobat Distiller Server 8.0 or 6.0</text:p>
            <text:p>--GPL Ghostscript 8.63; AFPL Ghostscript 8.54 or 8.51; or GNU Ghostscript 7.0.6</text:p>
          </table:table-cell>
          <table:covered-table-cell table:style-name="ce96"/>
          <table:table-cell table:style-name="ce106" office:value-type="string" calcext:value-type="string" table:number-columns-spanned="6" table:number-rows-spanned="1">
            <text:p>1. <text:span text:style-name="T11">REQUIRED ONLY FOR: Financial Reporting.</text:span></text:p>
            <text:p><text:span text:style-name="T9">2.</text:span><text:span text:style-name="T10"> Adobe Distiller not supported on Windows 2008. </text:span></text:p>
            <text:p><text:span text:style-name="T9">3</text:span><text:span text:style-name="T10">. Ghostscript supported in 32-bit mode only.</text:span></text:p>
            <text:p><text:span text:style-name="T9">4. </text:span><text:span text:style-name="T10">Ghostscript required to import content into Microsoft Word and PowerPoint.  </text:span></text:p>
          </table:table-cell>
          <table:covered-table-cell table:number-columns-repeated="3" table:style-name="ce115"/>
          <table:covered-table-cell table:number-columns-repeated="2" table:style-name="ce143"/>
          <table:table-cell table:style-name="ce152" table:number-columns-repeated="4"/>
          <table:table-cell table:style-name="ce162" table:number-columns-repeated="1008"/>
        </table:table-row>
        <table:table-row table:style-name="ro51" table:visibility="filter">
          <table:table-cell table:style-name="ce54" office:value-type="string" calcext:value-type="string">
            <text:p>11.1.2.0</text:p>
          </table:table-cell>
          <table:table-cell table:style-name="ce55" office:value-type="string" calcext:value-type="string">
            <text:p>Adobe or AFPL</text:p>
          </table:table-cell>
          <table:table-cell table:style-name="ce54" office:value-type="string" calcext:value-type="string" table:number-columns-spanned="2" table:number-rows-spanned="1">
            <text:p>Report Generation</text:p>
          </table:table-cell>
          <table:covered-table-cell table:style-name="ce87"/>
          <table:table-cell table:style-name="ce91" office:value-type="string" calcext:value-type="string" table:number-columns-spanned="2" table:number-rows-spanned="1">
            <text:p>Either: </text:p>
            <text:p>--Adobe Acrobat Distiller Server 8.0 or 6.0</text:p>
            <text:p>--GPL Ghostscript 8.63; AFPL Ghostscript 8.54 or 8.51; or GNU Ghostscript 7.0.6</text:p>
          </table:table-cell>
          <table:covered-table-cell table:style-name="ce96"/>
          <table:table-cell table:style-name="ce106" office:value-type="string" calcext:value-type="string" table:number-columns-spanned="6" table:number-rows-spanned="1">
            <text:p>1. <text:span text:style-name="T11">REQUIRED ONLY FOR: Financial Reporting.</text:span></text:p>
            <text:p><text:span text:style-name="T9">2.</text:span><text:span text:style-name="T10"> Adobe Distiller not supported on Windows 2008. </text:span></text:p>
            <text:p><text:span text:style-name="T9">3</text:span><text:span text:style-name="T10">. Ghostscript supported in 32-bit mode only.</text:span></text:p>
            <text:p><text:span text:style-name="T9">4. </text:span><text:span text:style-name="T10">Ghostscript required to import content into Microsoft Word and PowerPoint.  </text:span></text:p>
          </table:table-cell>
          <table:covered-table-cell table:number-columns-repeated="3" table:style-name="ce115"/>
          <table:covered-table-cell table:number-columns-repeated="2" table:style-name="ce143"/>
          <table:table-cell table:style-name="ce152" table:number-columns-repeated="4"/>
          <table:table-cell table:style-name="ce162" table:number-columns-repeated="1008"/>
        </table:table-row>
        <table:table-row table:style-name="ro52">
          <table:table-cell table:style-name="ce54" office:value-type="string" calcext:value-type="string">
            <text:p>11.1.2.3</text:p>
          </table:table-cell>
          <table:table-cell table:style-name="ce54" office:value-type="string" calcext:value-type="string">
            <text:p>Adobe</text:p>
          </table:table-cell>
          <table:table-cell table:style-name="ce54" office:value-type="string" calcext:value-type="string" table:number-columns-spanned="2" table:number-rows-spanned="1">
            <text:p>Electronic documents</text:p>
          </table:table-cell>
          <table:covered-table-cell table:style-name="ce87"/>
          <table:table-cell table:style-name="ce68" office:value-type="string" calcext:value-type="string" table:number-columns-spanned="2" table:number-rows-spanned="1">
            <text:p>Acrobat Reader 9+</text:p>
          </table:table-cell>
          <table:covered-table-cell table:style-name="ce97"/>
          <table:table-cell table:style-name="ce106" office:value-type="string" calcext:value-type="string" table:number-columns-spanned="6" table:number-rows-spanned="1">
            <text:p>1. <text:span text:style-name="T11">REQUIRED ONLY FOR: Interactive Reporting on UNIX platforms only.</text:span></text:p>
            <text:p><text:span text:style-name="T9">2. </text:span><text:span text:style-name="T10">If the installation location for Acrobat Reader is not in the PATH, set a new environment variable: PATH_TO_ACROREAD, where the path is the Acrobat Reader installation location.</text:span></text:p>
          </table:table-cell>
          <table:covered-table-cell table:number-columns-repeated="3" table:style-name="ce88"/>
          <table:covered-table-cell table:number-columns-repeated="2" table:style-name="ce64"/>
          <table:table-cell table:style-name="ce152" table:number-columns-repeated="4"/>
          <table:table-cell table:style-name="ce162" table:number-columns-repeated="1008"/>
        </table:table-row>
        <table:table-row table:style-name="ro52" table:visibility="filter">
          <table:table-cell table:style-name="ce54" office:value-type="string" calcext:value-type="string">
            <text:p>11.1.2.2</text:p>
          </table:table-cell>
          <table:table-cell table:style-name="ce54" office:value-type="string" calcext:value-type="string">
            <text:p>Adobe</text:p>
          </table:table-cell>
          <table:table-cell table:style-name="ce54" office:value-type="string" calcext:value-type="string" table:number-columns-spanned="2" table:number-rows-spanned="1">
            <text:p>Electronic documents</text:p>
          </table:table-cell>
          <table:covered-table-cell table:style-name="ce87"/>
          <table:table-cell table:style-name="ce68" office:value-type="string" calcext:value-type="string" table:number-columns-spanned="2" table:number-rows-spanned="1">
            <text:p>Acrobat Reader 9+</text:p>
          </table:table-cell>
          <table:covered-table-cell table:style-name="ce97"/>
          <table:table-cell table:style-name="ce106" office:value-type="string" calcext:value-type="string" table:number-columns-spanned="6" table:number-rows-spanned="1">
            <text:p>1. <text:span text:style-name="T11">REQUIRED ONLY FOR: Interactive Reporting on UNIX platforms only.</text:span></text:p>
            <text:p><text:span text:style-name="T9">2. </text:span><text:span text:style-name="T10">If the installation location for Acrobat Reader is not in the PATH, set a new environment variable: PATH_TO_ACROREAD, where the path is the Acrobat Reader installation location.</text:span></text:p>
          </table:table-cell>
          <table:covered-table-cell table:number-columns-repeated="3" table:style-name="ce88"/>
          <table:covered-table-cell table:number-columns-repeated="2" table:style-name="ce64"/>
          <table:table-cell table:style-name="ce152" table:number-columns-repeated="4"/>
          <table:table-cell table:style-name="ce162" table:number-columns-repeated="1008"/>
        </table:table-row>
        <table:table-row table:style-name="ro52" table:visibility="filter">
          <table:table-cell table:style-name="ce54" office:value-type="string" calcext:value-type="string">
            <text:p>11.1.2.1</text:p>
          </table:table-cell>
          <table:table-cell table:style-name="ce54" office:value-type="string" calcext:value-type="string">
            <text:p>Adobe</text:p>
          </table:table-cell>
          <table:table-cell table:style-name="ce54" office:value-type="string" calcext:value-type="string" table:number-columns-spanned="2" table:number-rows-spanned="1">
            <text:p>Electronic documents</text:p>
          </table:table-cell>
          <table:covered-table-cell table:style-name="ce87"/>
          <table:table-cell table:style-name="ce68" office:value-type="string" calcext:value-type="string" table:number-columns-spanned="2" table:number-rows-spanned="1">
            <text:p>Acrobat Reader 9+</text:p>
          </table:table-cell>
          <table:covered-table-cell table:style-name="ce97"/>
          <table:table-cell table:style-name="ce106" office:value-type="string" calcext:value-type="string" table:number-columns-spanned="6" table:number-rows-spanned="1">
            <text:p>1. <text:span text:style-name="T11">REQUIRED ONLY FOR: Interactive Reporting on UNIX platforms only.</text:span></text:p>
            <text:p><text:span text:style-name="T9">2. </text:span><text:span text:style-name="T10">If the installation location for Acrobat Reader is not in the PATH, set a new environment variable: PATH_TO_ACROREAD, where the path is the Acrobat Reader installation location.</text:span></text:p>
          </table:table-cell>
          <table:covered-table-cell table:number-columns-repeated="3" table:style-name="ce88"/>
          <table:covered-table-cell table:number-columns-repeated="2" table:style-name="ce64"/>
          <table:table-cell table:style-name="ce152" table:number-columns-repeated="4"/>
          <table:table-cell table:style-name="ce162" table:number-columns-repeated="1008"/>
        </table:table-row>
        <table:table-row table:style-name="ro52" table:visibility="filter">
          <table:table-cell table:style-name="ce54" office:value-type="string" calcext:value-type="string">
            <text:p>11.1.2.0</text:p>
          </table:table-cell>
          <table:table-cell table:style-name="ce54" office:value-type="string" calcext:value-type="string">
            <text:p>Adobe</text:p>
          </table:table-cell>
          <table:table-cell table:style-name="ce54" office:value-type="string" calcext:value-type="string" table:number-columns-spanned="2" table:number-rows-spanned="1">
            <text:p>Electronic documents</text:p>
          </table:table-cell>
          <table:covered-table-cell table:style-name="ce87"/>
          <table:table-cell table:style-name="ce68" office:value-type="string" calcext:value-type="string" table:number-columns-spanned="2" table:number-rows-spanned="1">
            <text:p>Acrobat Reader 9+</text:p>
          </table:table-cell>
          <table:covered-table-cell table:style-name="ce97"/>
          <table:table-cell table:style-name="ce106" office:value-type="string" calcext:value-type="string" table:number-columns-spanned="6" table:number-rows-spanned="1">
            <text:p>1. <text:span text:style-name="T11">REQUIRED ONLY FOR: Interactive Reporting on UNIX platforms only.</text:span></text:p>
            <text:p><text:span text:style-name="T9">2. </text:span><text:span text:style-name="T10">If the installation location for Acrobat Reader is not in the PATH, set a new environment variable: PATH_TO_ACROREAD, where the path is the Acrobat Reader installation location.</text:span></text:p>
          </table:table-cell>
          <table:covered-table-cell table:number-columns-repeated="3" table:style-name="ce88"/>
          <table:covered-table-cell table:number-columns-repeated="2" table:style-name="ce64"/>
          <table:table-cell table:style-name="ce152" table:number-columns-repeated="4"/>
          <table:table-cell table:style-name="ce162" table:number-columns-repeated="1008"/>
        </table:table-row>
        <table:table-row table:style-name="ro52">
          <table:table-cell table:style-name="ce54" office:value-type="string" calcext:value-type="string">
            <text:p>11.1.2.3</text:p>
          </table:table-cell>
          <table:table-cell table:style-name="ce54" office:value-type="string" calcext:value-type="string">
            <text:p>Xwindow</text:p>
          </table:table-cell>
          <table:table-cell table:style-name="ce54" office:value-type="string" calcext:value-type="string" table:number-columns-spanned="2" table:number-rows-spanned="1">
            <text:p>Display device to display chart generation in UNIX</text:p>
          </table:table-cell>
          <table:covered-table-cell table:style-name="ce87"/>
          <table:table-cell table:style-name="ce68" office:value-type="string" calcext:value-type="string" table:number-columns-spanned="2" table:number-rows-spanned="1">
            <text:p>X virtual frame buffer (X11 /. Xvfb) [recommended] or a hardware graphics display device</text:p>
          </table:table-cell>
          <table:covered-table-cell table:style-name="ce97"/>
          <table:table-cell table:style-name="ce106" office:value-type="string" calcext:value-type="string" table:number-columns-spanned="6" table:number-rows-spanned="1">
            <text:p>1. <text:span text:style-name="T11">SUPPORTED ONLY FOR: Financial Reporting and Production Reporting.</text:span></text:p>
            <text:p><text:span text:style-name="T9">2. </text:span><text:span text:style-name="T10">Oracle recommends an X virtual frame buffer since it performs all operations in memory and does not require that a screen or input device be attached to the computer.</text:span></text:p>
          </table:table-cell>
          <table:covered-table-cell table:number-columns-repeated="3" table:style-name="ce116"/>
          <table:covered-table-cell table:number-columns-repeated="2" table:style-name="ce64"/>
          <table:table-cell table:style-name="ce152" table:number-columns-repeated="4"/>
          <table:table-cell table:style-name="ce162" table:number-columns-repeated="1008"/>
        </table:table-row>
        <table:table-row table:style-name="ro52" table:visibility="filter">
          <table:table-cell table:style-name="ce54" office:value-type="string" calcext:value-type="string">
            <text:p>11.1.2.2</text:p>
          </table:table-cell>
          <table:table-cell table:style-name="ce54" office:value-type="string" calcext:value-type="string">
            <text:p>Xwindow</text:p>
          </table:table-cell>
          <table:table-cell table:style-name="ce54" office:value-type="string" calcext:value-type="string" table:number-columns-spanned="2" table:number-rows-spanned="1">
            <text:p>Display device to display chart generation in UNIX</text:p>
          </table:table-cell>
          <table:covered-table-cell table:style-name="ce87"/>
          <table:table-cell table:style-name="ce68" office:value-type="string" calcext:value-type="string" table:number-columns-spanned="2" table:number-rows-spanned="1">
            <text:p>X virtual frame buffer (X11 /. Xvfb) [recommended] or a hardware graphics display device</text:p>
          </table:table-cell>
          <table:covered-table-cell table:style-name="ce97"/>
          <table:table-cell table:style-name="ce106" office:value-type="string" calcext:value-type="string" table:number-columns-spanned="6" table:number-rows-spanned="1">
            <text:p>1. <text:span text:style-name="T11">SUPPORTED ONLY FOR: Financial Reporting, Production Reporting.</text:span></text:p>
            <text:p><text:span text:style-name="T9">2. </text:span><text:span text:style-name="T10">Oracle recommends an X virtual frame buffer since it performs all operations in memory and does not require that a screen or input device be attached to the computer.</text:span></text:p>
          </table:table-cell>
          <table:covered-table-cell table:number-columns-repeated="3" table:style-name="ce116"/>
          <table:covered-table-cell table:number-columns-repeated="2" table:style-name="ce64"/>
          <table:table-cell table:style-name="ce152" table:number-columns-repeated="4"/>
          <table:table-cell table:style-name="ce162" table:number-columns-repeated="1008"/>
        </table:table-row>
        <table:table-row table:style-name="ro52" table:visibility="filter">
          <table:table-cell table:style-name="ce54" office:value-type="string" calcext:value-type="string">
            <text:p>11.1.2.1</text:p>
          </table:table-cell>
          <table:table-cell table:style-name="ce54" office:value-type="string" calcext:value-type="string">
            <text:p>Xwindow</text:p>
          </table:table-cell>
          <table:table-cell table:style-name="ce54" office:value-type="string" calcext:value-type="string" table:number-columns-spanned="2" table:number-rows-spanned="1">
            <text:p>Display device to display chart generation in UNIX</text:p>
          </table:table-cell>
          <table:covered-table-cell table:style-name="ce87"/>
          <table:table-cell table:style-name="ce68" office:value-type="string" calcext:value-type="string" table:number-columns-spanned="2" table:number-rows-spanned="1">
            <text:p>X virtual frame buffer (X11 /. Xvfb) [recommended] or a hardware graphics display device</text:p>
          </table:table-cell>
          <table:covered-table-cell table:style-name="ce97"/>
          <table:table-cell table:style-name="ce106" office:value-type="string" calcext:value-type="string" table:number-columns-spanned="6" table:number-rows-spanned="1">
            <text:p>1. <text:span text:style-name="T11">SUPPORTED ONLY FOR: Financial Reporting, Production Reporting.</text:span></text:p>
            <text:p><text:span text:style-name="T9">2. </text:span><text:span text:style-name="T10">Oracle recommends an X virtual frame buffer since it performs all operations in memory and does not require that a screen or input device be attached to the computer.</text:span></text:p>
          </table:table-cell>
          <table:covered-table-cell table:number-columns-repeated="3" table:style-name="ce116"/>
          <table:covered-table-cell table:number-columns-repeated="2" table:style-name="ce64"/>
          <table:table-cell table:style-name="ce152" table:number-columns-repeated="4"/>
          <table:table-cell table:style-name="ce162" table:number-columns-repeated="1008"/>
        </table:table-row>
        <table:table-row table:style-name="ro52" table:visibility="filter">
          <table:table-cell table:style-name="ce54" office:value-type="string" calcext:value-type="string">
            <text:p>11.1.2.0</text:p>
          </table:table-cell>
          <table:table-cell table:style-name="ce54" office:value-type="string" calcext:value-type="string">
            <text:p>Xwindow</text:p>
          </table:table-cell>
          <table:table-cell table:style-name="ce54" office:value-type="string" calcext:value-type="string" table:number-columns-spanned="2" table:number-rows-spanned="1">
            <text:p>Display device to display chart generation in UNIX</text:p>
          </table:table-cell>
          <table:covered-table-cell table:style-name="ce87"/>
          <table:table-cell table:style-name="ce68" office:value-type="string" calcext:value-type="string" table:number-columns-spanned="2" table:number-rows-spanned="1">
            <text:p>X virtual frame buffer (X11 /. Xvfb) [recommended] or a hardware graphics display device</text:p>
          </table:table-cell>
          <table:covered-table-cell table:style-name="ce97"/>
          <table:table-cell table:style-name="ce106" office:value-type="string" calcext:value-type="string" table:number-columns-spanned="6" table:number-rows-spanned="1">
            <text:p>1. <text:span text:style-name="T11">SUPPORTED ONLY FOR: Financial Reporting, Production Reporting.</text:span></text:p>
            <text:p><text:span text:style-name="T9">2. </text:span><text:span text:style-name="T10">Oracle recommends an X virtual frame buffer since it performs all operations in memory and does not require that a screen or input device be attached to the computer.</text:span></text:p>
          </table:table-cell>
          <table:covered-table-cell table:number-columns-repeated="3" table:style-name="ce116"/>
          <table:covered-table-cell table:number-columns-repeated="2" table:style-name="ce64"/>
          <table:table-cell table:style-name="ce152" table:number-columns-repeated="4"/>
          <table:table-cell table:style-name="ce162" table:number-columns-repeated="1008"/>
        </table:table-row>
        <table:table-row table:style-name="ro52">
          <table:table-cell table:style-name="ce54" office:value-type="string" calcext:value-type="string">
            <text:p>11.1.2.3</text:p>
          </table:table-cell>
          <table:table-cell table:style-name="ce54" office:value-type="string" calcext:value-type="string">
            <text:p>Microsoft</text:p>
          </table:table-cell>
          <table:table-cell table:style-name="ce54" office:value-type="string" calcext:value-type="string" table:number-columns-spanned="2" table:number-rows-spanned="1">
            <text:p>MDAC (Microsoft Data Access Components)</text:p>
          </table:table-cell>
          <table:covered-table-cell table:style-name="ce87"/>
          <table:table-cell table:style-name="ce68" office:value-type="string" calcext:value-type="string" table:number-columns-spanned="2" table:number-rows-spanned="1">
            <text:p>MDAC 2.8</text:p>
          </table:table-cell>
          <table:covered-table-cell table:style-name="ce97"/>
          <table:table-cell table:style-name="ce103" office:value-type="string" calcext:value-type="string" table:number-columns-spanned="6" table:number-rows-spanned="1">
            <text:p>REQUIRED ONLY FOR: <text:s/>FDM Application Server and FDM Web Server (on Windows Server 2003, MDAC automatically installed).</text:p>
          </table:table-cell>
          <table:covered-table-cell table:number-columns-repeated="3" table:style-name="ce116"/>
          <table:covered-table-cell table:number-columns-repeated="2" table:style-name="ce64"/>
          <table:table-cell table:style-name="ce152" table:number-columns-repeated="4"/>
          <table:table-cell table:style-name="ce162" table:number-columns-repeated="1008"/>
        </table:table-row>
        <table:table-row table:style-name="ro52" table:visibility="filter">
          <table:table-cell table:style-name="ce54" office:value-type="string" calcext:value-type="string">
            <text:p>11.1.2.2</text:p>
          </table:table-cell>
          <table:table-cell table:style-name="ce54" office:value-type="string" calcext:value-type="string">
            <text:p>Microsoft</text:p>
          </table:table-cell>
          <table:table-cell table:style-name="ce54" office:value-type="string" calcext:value-type="string" table:number-columns-spanned="2" table:number-rows-spanned="1">
            <text:p>MDAC (Microsoft Data Access Components)</text:p>
          </table:table-cell>
          <table:covered-table-cell table:style-name="ce87"/>
          <table:table-cell table:style-name="ce68" office:value-type="string" calcext:value-type="string" table:number-columns-spanned="2" table:number-rows-spanned="1">
            <text:p>MDAC 2.8</text:p>
          </table:table-cell>
          <table:covered-table-cell table:style-name="ce97"/>
          <table:table-cell table:style-name="ce103" office:value-type="string" calcext:value-type="string" table:number-columns-spanned="6" table:number-rows-spanned="1">
            <text:p>REQUIRED ONLY FOR: <text:s/>FDM Application Server and FDM Web Server (on Windows Server 2003, MDAC automatically installed).</text:p>
          </table:table-cell>
          <table:covered-table-cell table:number-columns-repeated="3" table:style-name="ce116"/>
          <table:covered-table-cell table:number-columns-repeated="2" table:style-name="ce64"/>
          <table:table-cell table:style-name="ce152" table:number-columns-repeated="4"/>
          <table:table-cell table:style-name="ce162" table:number-columns-repeated="1008"/>
        </table:table-row>
        <table:table-row table:style-name="ro52" table:visibility="filter">
          <table:table-cell table:style-name="ce54" office:value-type="string" calcext:value-type="string">
            <text:p>11.1.2.1</text:p>
          </table:table-cell>
          <table:table-cell table:style-name="ce54" office:value-type="string" calcext:value-type="string">
            <text:p>Microsoft</text:p>
          </table:table-cell>
          <table:table-cell table:style-name="ce54" office:value-type="string" calcext:value-type="string" table:number-columns-spanned="2" table:number-rows-spanned="1">
            <text:p>MDAC (Microsoft Data Access Components)</text:p>
          </table:table-cell>
          <table:covered-table-cell table:style-name="ce87"/>
          <table:table-cell table:style-name="ce68" office:value-type="string" calcext:value-type="string" table:number-columns-spanned="2" table:number-rows-spanned="1">
            <text:p>MDAC 2.8</text:p>
          </table:table-cell>
          <table:covered-table-cell table:style-name="ce97"/>
          <table:table-cell table:style-name="ce103" office:value-type="string" calcext:value-type="string" table:number-columns-spanned="6" table:number-rows-spanned="1">
            <text:p>REQUIRED ONLY FOR: <text:s/>FDM Application Server and FDM Web Server (on Windows Server 2003, MDAC automatically installed).</text:p>
          </table:table-cell>
          <table:covered-table-cell table:number-columns-repeated="3" table:style-name="ce116"/>
          <table:covered-table-cell table:number-columns-repeated="2" table:style-name="ce64"/>
          <table:table-cell table:style-name="ce152" table:number-columns-repeated="4"/>
          <table:table-cell table:style-name="ce162" table:number-columns-repeated="1008"/>
        </table:table-row>
        <table:table-row table:style-name="ro52" table:visibility="filter">
          <table:table-cell table:style-name="ce54" office:value-type="string" calcext:value-type="string">
            <text:p>11.1.2.0</text:p>
          </table:table-cell>
          <table:table-cell table:style-name="ce54" office:value-type="string" calcext:value-type="string">
            <text:p>Microsoft</text:p>
          </table:table-cell>
          <table:table-cell table:style-name="ce54" office:value-type="string" calcext:value-type="string" table:number-columns-spanned="2" table:number-rows-spanned="1">
            <text:p>MDAC (Microsoft Data Access Components)</text:p>
          </table:table-cell>
          <table:covered-table-cell table:style-name="ce87"/>
          <table:table-cell table:style-name="ce68" office:value-type="string" calcext:value-type="string" table:number-columns-spanned="2" table:number-rows-spanned="1">
            <text:p>MDAC 2.8</text:p>
          </table:table-cell>
          <table:covered-table-cell table:style-name="ce97"/>
          <table:table-cell table:style-name="ce103" office:value-type="string" calcext:value-type="string" table:number-columns-spanned="6" table:number-rows-spanned="1">
            <text:p>REQUIRED ONLY FOR: <text:s/>FDM Application Server and FDM Web Server (on Windows Server 2003, MDAC automatically installed).</text:p>
          </table:table-cell>
          <table:covered-table-cell table:number-columns-repeated="3" table:style-name="ce116"/>
          <table:covered-table-cell table:number-columns-repeated="2" table:style-name="ce64"/>
          <table:table-cell table:style-name="ce152" table:number-columns-repeated="4"/>
          <table:table-cell table:style-name="ce162" table:number-columns-repeated="1008"/>
        </table:table-row>
        <table:table-row table:style-name="ro9">
          <table:table-cell table:style-name="ce54" office:value-type="string" calcext:value-type="string">
            <text:p>11.1.2.3</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able:number-columns-spanned="2" table:number-rows-spanned="1">
            <text:p>Office 2007 (all SP levels included) </text:p>
            <text:p>Office 2010 (all SP levels included)</text:p>
          </table:table-cell>
          <table:covered-table-cell table:style-name="ce96"/>
          <table:table-cell table:style-name="ce101" office:value-type="string" calcext:value-type="string" table:number-columns-spanned="6" table:number-rows-spanned="1">
            <text:p><text:span text:style-name="T9">1.</text:span><text:span text:style-name="T10"> REQUIRED ONLY FOR: Microsoft Excel required for FDM Server.</text:span></text:p>
            <text:p><text:span text:style-name="T9">2.</text:span><text:span text:style-name="T10"> Microsoft Office 2010 (32-bit only on 32 or 64-bit Operating Systems. 64-bit on 64-bit Operating Systems.)</text:span></text:p>
            <text:p><text:span text:style-name="T9">3. </text:span><text:span text:style-name="T10">EXCEPTION: FDM server only supports the 32 bit version of Office.</text:span></text:p>
          </table:table-cell>
          <table:covered-table-cell table:number-columns-repeated="5" table:style-name="ce117"/>
          <table:table-cell table:style-name="ce152" table:number-columns-repeated="4"/>
          <table:table-cell table:style-name="ce162" table:number-columns-repeated="1008"/>
        </table:table-row>
        <table:table-row table:style-name="ro53" table:visibility="filter">
          <table:table-cell table:style-name="ce54" office:value-type="string" calcext:value-type="string">
            <text:p>11.1.2.2</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able:number-columns-spanned="2" table:number-rows-spanned="1">
            <text:p>Office 2003 (all SP levels included) </text:p>
            <text:p>Office 2007 (all SP levels included) </text:p>
            <text:p>Office 2010 (all SP levels included)</text:p>
          </table:table-cell>
          <table:covered-table-cell table:style-name="ce96"/>
          <table:table-cell table:style-name="ce101" office:value-type="string" calcext:value-type="string" table:number-columns-spanned="6" table:number-rows-spanned="1">
            <text:p><text:span text:style-name="T9">1.</text:span><text:span text:style-name="T10"> REQUIRED ONLY FOR: Microsoft Excel required for FDM Server.</text:span></text:p>
            <text:p><text:span text:style-name="T9">2.</text:span><text:span text:style-name="T10"> Microsoft Office 2010 (32-bit only on 32 or 64-bit Operating Systems. 64-bit on 64-bit Operating Systems.)</text:span></text:p>
          </table:table-cell>
          <table:covered-table-cell table:number-columns-repeated="5" table:style-name="ce117"/>
          <table:table-cell table:style-name="ce152" table:number-columns-repeated="4"/>
          <table:table-cell table:style-name="ce162" table:number-columns-repeated="1008"/>
        </table:table-row>
        <table:table-row table:style-name="ro54" table:visibility="filter">
          <table:table-cell table:style-name="ce54" office:value-type="string" calcext:value-type="string">
            <text:p>11.1.2.1</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able:number-columns-spanned="2" table:number-rows-spanned="1">
            <text:p>Office 2003 (all SP levels included) </text:p>
            <text:p>Office 2007 (all SP levels included) </text:p>
            <text:p>Office 2010 (all SP levels included)</text:p>
          </table:table-cell>
          <table:covered-table-cell table:style-name="ce96"/>
          <table:table-cell table:style-name="ce101" office:value-type="string" calcext:value-type="string" table:number-columns-spanned="6" table:number-rows-spanned="1">
            <text:p><text:span text:style-name="T9">1</text:span><text:span text:style-name="T10">. REQUIRED: Microsoft Excel required for FDM Server.</text:span></text:p>
            <text:p><text:span text:style-name="T9">2</text:span><text:span text:style-name="T10">. OPTIONAL: Microsoft Office optional for Financial Reporting Print Server. </text:span></text:p>
            <text:p><text:span text:style-name="T9">3</text:span><text:span text:style-name="T10">. Microsoft Office 2010 (32-bit only on 32 or 64-bit Operating Systems.)  </text:span></text:p>
            <text:p><text:span text:style-name="T11"/></text:p>
          </table:table-cell>
          <table:covered-table-cell table:number-columns-repeated="5" table:style-name="ce117"/>
          <table:table-cell table:style-name="ce152" table:number-columns-repeated="4"/>
          <table:table-cell table:style-name="ce162" table:number-columns-repeated="1008"/>
        </table:table-row>
        <table:table-row table:style-name="ro55" table:visibility="filter">
          <table:table-cell table:style-name="ce54" office:value-type="string" calcext:value-type="string">
            <text:p>11.1.2.0</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able:number-columns-spanned="2" table:number-rows-spanned="1">
            <text:p>Office 2003 (all SP levels included) </text:p>
            <text:p>Office 2007 (all SP levels included) </text:p>
            <text:p>Office 2010 (all SP levels included)</text:p>
          </table:table-cell>
          <table:covered-table-cell table:style-name="ce96"/>
          <table:table-cell table:style-name="ce101" office:value-type="string" calcext:value-type="string" table:number-columns-spanned="6" table:number-rows-spanned="1">
            <text:p>1. REQUIRED: Microsoft Excel required for FDM Server.</text:p>
            <text:p>2. OPTIONAL: Microsoft Office optional for Financial Reporting Print Server. </text:p>
            <text:p>3. Microsoft Office 2010 (32-bit only on 32 or 64-bit Operating Systems.) </text:p>
            <text:p/>
          </table:table-cell>
          <table:covered-table-cell table:number-columns-repeated="5" table:style-name="ce117"/>
          <table:table-cell table:style-name="ce152" table:number-columns-repeated="4"/>
          <table:table-cell table:style-name="ce162" table:number-columns-repeated="1008"/>
        </table:table-row>
        <table:table-row table:style-name="ro12">
          <table:table-cell table:style-name="ce51" office:value-type="string" calcext:value-type="string" table:number-columns-spanned="12" table:number-rows-spanned="1">
            <text:p>Client Certification</text:p>
          </table:table-cell>
          <table:covered-table-cell table:number-columns-repeated="11" table:style-name="ce74"/>
          <table:table-cell table:style-name="ce152" table:number-columns-repeated="4"/>
          <table:table-cell table:style-name="ce158"/>
          <table:table-cell table:number-columns-repeated="1007"/>
        </table:table-row>
        <table:table-row table:style-name="ro12">
          <table:table-cell table:style-name="ce58" office:value-type="string" calcext:value-type="string">
            <text:p>Version Supported</text:p>
          </table:table-cell>
          <table:table-cell table:style-name="ce58" office:value-type="string" calcext:value-type="string">
            <text:p>Processor Type</text:p>
          </table:table-cell>
          <table:table-cell table:style-name="ce58" office:value-type="string" calcext:value-type="string">
            <text:p>OS Version</text:p>
          </table:table-cell>
          <table:table-cell table:style-name="ce58" office:value-type="string" calcext:value-type="string" table:number-columns-spanned="2" table:number-rows-spanned="1">
            <text:p>Client OS</text:p>
          </table:table-cell>
          <table:covered-table-cell table:style-name="ce92"/>
          <table:table-cell table:style-name="ce58" office:value-type="string" calcext:value-type="string">
            <text:p>Supported Browsers</text:p>
          </table:table-cell>
          <table:table-cell table:style-name="ce83" office:value-type="string" calcext:value-type="string" table:number-columns-spanned="6" table:number-rows-spanned="1">
            <text:p>Exceptions and Additional Information</text:p>
          </table:table-cell>
          <table:covered-table-cell table:style-name="ce116"/>
          <table:covered-table-cell table:number-columns-repeated="4" table:style-name="ce64"/>
          <table:table-cell table:style-name="ce152" table:number-columns-repeated="4"/>
          <table:table-cell table:style-name="ce158"/>
          <table:table-cell table:number-columns-repeated="1007"/>
        </table:table-row>
        <table:table-row table:style-name="ro24">
          <table:table-cell table:style-name="ce54" office:value-type="string" calcext:value-type="string">
            <text:p>11.1.2.3</text:p>
          </table:table-cell>
          <table:table-cell table:style-name="ce54" office:value-type="string" calcext:value-type="string">
            <text:p>x86 </text:p>
          </table:table-cell>
          <table:table-cell table:style-name="ce54" office:value-type="string" calcext:value-type="string">
            <text:p>Microsoft Windows</text:p>
          </table:table-cell>
          <table:table-cell table:style-name="ce54" office:value-type="string" calcext:value-type="string" table:number-columns-spanned="2" table:number-rows-spanned="1">
            <text:p>Windows Server 2008 with SP2+</text:p>
            <text:p>Windows Server 2003 with SP2/R2+, SP3+  </text:p>
            <text:p>Windows XP Professional with SP3+</text:p>
            <text:p>Windows Vista with SP1+ </text:p>
            <text:p>Windows 7 (all SP levels included) </text:p>
          </table:table-cell>
          <table:covered-table-cell table:style-name="ce56"/>
          <table:table-cell table:style-name="ce91" office:value-type="string" calcext:value-type="string">
            <text:p>Internet Explorer 7.x</text:p>
            <text:p>Internet Explorer 8.x</text:p>
            <text:p>Internet Explorer 9.x</text:p>
            <text:p>Firefox 17.x ESR </text:p>
            <text:p/>
            <text:p/>
          </table:table-cell>
          <table:table-cell table:style-name="ce107" office:value-type="string" calcext:value-type="string" table:number-columns-spanned="6" table:number-rows-spanned="1">
            <text:p>1<text:span text:style-name="T11">. 1.6 GHz minimum processor is required.</text:span></text:p>
            <text:p><text:span text:style-name="T9">2.</text:span><text:span text:style-name="T10"> EXCEPTION: Financial Management supports Windows Vista in compatibility mode only.</text:span></text:p>
            <text:p><text:span text:style-name="T9">3.</text:span><text:span text:style-name="T10"> EXCEPTION: Firefox is not supported for FDM, although it is supported for FDMEE.</text:span></text:p>
            <text:p><text:span text:style-name="T9">4.</text:span><text:span text:style-name="T10"> EXCEPTION: Firefox 17.x ESR requires Remote XUL Manager  1.0.1 Add-on, available at https://addons.mozilla.org/en-US/firefox/addon/remote-xul-manager/</text:span></text:p>
            <text:p><text:span text:style-name="T9">5. </text:span><text:span text:style-name="T10">EXCEPTION: Firefox 17.x ESR is not supported for Interactive Reporting. </text:span></text:p>
            <text:p><text:span text:style-name="T9">6.</text:span><text:span text:style-name="T10"> EXCEPTION:Internet Explorer 9.x or higher is not supported on Windows XP Professional SP3.</text:span></text:p>
            <text:p><text:span text:style-name="T9">7. </text:span><text:span text:style-name="T10">EXCEPTION: Internet Explorer 7.x and 8.x are not supported for Arabic.</text:span></text:p>
            <text:p><text:span text:style-name="T11">8</text:span><text:span text:style-name="T14">.</text:span><text:span text:style-name="T10"> EXCEPTION: To work on Internet Explorer and Firefox, Calculation Manager requires Adobe Flash Player v10+ to be installed.</text:span></text:p>
            <text:p><text:span text:style-name="T9">9.</text:span><text:span text:style-name="T10"> EXCEPTION: Data Relationship Management does not support Compatibility View mode in Internet Explorer 8.x and Internet Explorer 9.x. </text:span></text:p>
            <text:p><text:span text:style-name="T11"/></text:p>
            <text:p><text:span text:style-name="T11"/></text:p>
            <text:p><text:span text:style-name="T11"/></text:p>
            <text:p><text:span text:style-name="T11"/></text:p>
          </table:table-cell>
          <table:covered-table-cell table:style-name="ce118"/>
          <table:covered-table-cell table:number-columns-repeated="2" table:style-name="ce126"/>
          <table:covered-table-cell table:number-columns-repeated="2" table:style-name="ce117"/>
          <table:table-cell table:style-name="ce152" table:number-columns-repeated="4"/>
          <table:table-cell table:style-name="ce158"/>
          <table:table-cell table:number-columns-repeated="1007"/>
        </table:table-row>
        <table:table-row table:style-name="ro56" table:visibility="filter">
          <table:table-cell table:style-name="ce54" office:value-type="string" calcext:value-type="string">
            <text:p>11.1.2.2</text:p>
          </table:table-cell>
          <table:table-cell table:style-name="ce54" office:value-type="string" calcext:value-type="string">
            <text:p>x86 </text:p>
          </table:table-cell>
          <table:table-cell table:style-name="ce54" office:value-type="string" calcext:value-type="string">
            <text:p>Microsoft Windows</text:p>
          </table:table-cell>
          <table:table-cell table:style-name="ce54" office:value-type="string" calcext:value-type="string" table:number-columns-spanned="2" table:number-rows-spanned="1">
            <text:p>Windows Server 2008 with SP2+</text:p>
            <text:p>Windows Server 2003 with SP2/R2+, SP3+  </text:p>
            <text:p>Windows XP Professional with SP3+</text:p>
            <text:p>Windows Vista with SP1+ </text:p>
            <text:p>Windows 7 (all SP levels included) </text:p>
          </table:table-cell>
          <table:covered-table-cell table:style-name="ce56"/>
          <table:table-cell table:style-name="ce91" office:value-type="string" calcext:value-type="string">
            <text:p>Internet Explorer 7.x</text:p>
            <text:p>Internet Explorer 8.x</text:p>
            <text:p>Internet Explorer 9.x</text:p>
            <text:p>Firefox 10.x</text:p>
            <text:p/>
            <text:p/>
          </table:table-cell>
          <table:table-cell table:style-name="ce107" office:value-type="string" calcext:value-type="string" table:number-columns-spanned="6" table:number-rows-spanned="1">
            <text:p>1<text:span text:style-name="T11">. 1.6 GHz minimum processor is required.</text:span></text:p>
            <text:p><text:span text:style-name="T9">2.</text:span><text:span text:style-name="T10"> EXCEPTION: Financial Management supports Windows Vista in compatibility mode only.</text:span></text:p>
            <text:p><text:span text:style-name="T9">3.</text:span><text:span text:style-name="T10"> EXCEPTION: Firefox is not supported for FDM.</text:span></text:p>
            <text:p><text:span text:style-name="T9">4.</text:span><text:span text:style-name="T10"> Firefox 10.x requires Remote XUL Manager  1.0.1 Add-on, available at https://addons.mozilla.org/en-US/firefox/addon/remote-xul-manager/</text:span></text:p>
            <text:p><text:span text:style-name="T9">5.</text:span><text:span text:style-name="T10"> Internet Explorer 9.x is not supported on Windows XP Professional SP3.</text:span></text:p>
            <text:p><text:span text:style-name="T9">6.</text:span><text:span text:style-name="T10"> Internet Explorer 7.x and 8.x are not supported for Arabic.</text:span></text:p>
            <text:p><text:span text:style-name="T9">7. </text:span><text:span text:style-name="T10">EXCEPTION: Data Relationship Management does not support Compatibility View mode in Internet Explorer 8.x and Internet Explorer 9.x. </text:span></text:p>
            <text:p><text:span text:style-name="T11"/></text:p>
            <text:p><text:span text:style-name="T11"/></text:p>
            <text:p><text:span text:style-name="T11"/></text:p>
          </table:table-cell>
          <table:covered-table-cell table:style-name="ce118"/>
          <table:covered-table-cell table:number-columns-repeated="2" table:style-name="ce126"/>
          <table:covered-table-cell table:number-columns-repeated="2" table:style-name="ce117"/>
          <table:table-cell table:style-name="ce152" table:number-columns-repeated="4"/>
          <table:table-cell table:style-name="ce158"/>
          <table:table-cell table:number-columns-repeated="1007"/>
        </table:table-row>
        <table:table-row table:style-name="ro57" table:visibility="filter">
          <table:table-cell table:style-name="ce54" office:value-type="string" calcext:value-type="string">
            <text:p>11.1.2.1</text:p>
          </table:table-cell>
          <table:table-cell table:style-name="ce54" office:value-type="string" calcext:value-type="string">
            <text:p>x86 </text:p>
          </table:table-cell>
          <table:table-cell table:style-name="ce54" office:value-type="string" calcext:value-type="string">
            <text:p>Microsoft Windows</text:p>
          </table:table-cell>
          <table:table-cell table:style-name="ce54" office:value-type="string" calcext:value-type="string" table:number-columns-spanned="2" table:number-rows-spanned="1">
            <text:p>Windows Server 2008 with SP1+</text:p>
            <text:p>Windows Server 2003 with SP2/R2+, SP3+  </text:p>
            <text:p>Windows XP Professional with SP2+</text:p>
            <text:p>Windows Vista with SP1+ </text:p>
            <text:p>Windows 7 (all SP levels included) </text:p>
          </table:table-cell>
          <table:covered-table-cell table:style-name="ce56"/>
          <table:table-cell table:style-name="ce91" office:value-type="string" calcext:value-type="string">
            <text:p>Internet Explorer 7.x</text:p>
            <text:p>Internet Explorer 8.x</text:p>
            <text:p>Internet Explorer 9.x</text:p>
            <text:p>Firefox 10.x</text:p>
            <text:p/>
          </table:table-cell>
          <table:table-cell table:style-name="ce107" office:value-type="string" calcext:value-type="string" table:number-columns-spanned="6" table:number-rows-spanned="1">
            <text:p>1<text:span text:style-name="T11">. 1.6 GHz minimum processor is required.</text:span></text:p>
            <text:p><text:span text:style-name="T9">2.</text:span><text:span text:style-name="T10"> EXCEPTION: Firefox is not supported for FDM, Interactive Reporting.</text:span></text:p>
            <text:p><text:span text:style-name="T9">3</text:span><text:span text:style-name="T10">. EXCEPTION: Firefox 10.x requires Remote XUL Manager  1.0.1 Add-on, available at https://addons.mozilla.org/en-US/firefox/addon/remote-xul-manager/</text:span></text:p>
            <text:p><text:span text:style-name="T9">4.</text:span><text:span text:style-name="T10"> EXCEPTION: Financial Management supports Windows Vista in compatibility mode only.</text:span></text:p>
            <text:p><text:span text:style-name="T9">5</text:span><text:span text:style-name="T10">. For Internet Explorer 9.x, Shared Services, Performance Management Architect, Financial Management, Planning, EPM Workspace, Public Sector Budgeting, and Profitability and Cost Management require update level 11.1.2.1.600. Strategic Finance requires minimum update level 11.1.2.1.101. Data Relationship Management requires minimum update level 11.1.2.1.108. Financial Reporting requires minimum update level 11.1.2.1.127.  Financial Data Quality Management requires minimum update level 11.1.2.1.502. Interactive Reporting requires minimum update level 11.1.2.1.130.  SmartView for Office requires minimum update level 11.1.2.1.103. Calculation Manager requires minimum update level 11.1.2.1.104. </text:span></text:p>
            <text:p><text:span text:style-name="T9">6</text:span><text:span text:style-name="T10">. Internet Explorer 9.x is not supported on Windows XP Professional SP2+.</text:span></text:p>
            <text:p><text:span text:style-name="T9">7.</text:span><text:span text:style-name="T10"> EXCEPTION: Data Relationship Management does not support Compatibility View mode in Internet Explorer 8.x and Internet Explorer 9.x. </text:span></text:p>
            <text:p><text:span text:style-name="T11"/></text:p>
            <text:p><text:span text:style-name="T11"/></text:p>
          </table:table-cell>
          <table:covered-table-cell table:style-name="ce116"/>
          <table:covered-table-cell table:number-columns-repeated="2" table:style-name="ce88"/>
          <table:covered-table-cell table:number-columns-repeated="2" table:style-name="ce64"/>
          <table:table-cell table:style-name="ce152" table:number-columns-repeated="4"/>
          <table:table-cell table:style-name="ce158"/>
          <table:table-cell table:number-columns-repeated="1007"/>
        </table:table-row>
        <table:table-row table:style-name="ro58" table:visibility="filter">
          <table:table-cell table:style-name="ce54" office:value-type="string" calcext:value-type="string">
            <text:p>11.1.2.0</text:p>
          </table:table-cell>
          <table:table-cell table:style-name="ce54" office:value-type="string" calcext:value-type="string">
            <text:p>x86 </text:p>
          </table:table-cell>
          <table:table-cell table:style-name="ce54" office:value-type="string" calcext:value-type="string">
            <text:p>Microsoft Windows</text:p>
          </table:table-cell>
          <table:table-cell table:style-name="ce54" office:value-type="string" calcext:value-type="string" table:number-columns-spanned="2" table:number-rows-spanned="1">
            <text:p>Windows Server 2008 with SP1+</text:p>
            <text:p>Windows Server 2003 with SP2/R2+, SP3+  </text:p>
            <text:p>Windows XP Professional with SP2+</text:p>
            <text:p>Windows Vista with SP1+ </text:p>
            <text:p>Windows 7 (all SP levels included) </text:p>
          </table:table-cell>
          <table:covered-table-cell table:style-name="ce56"/>
          <table:table-cell table:style-name="ce91" office:value-type="string" calcext:value-type="string">
            <text:p>Internet Explorer 7.x</text:p>
            <text:p>Internet Explorer 8.x</text:p>
            <text:p>Firefox 3.5+<text:span text:style-name="T11">   </text:span></text:p>
            <text:p><text:span text:style-name="T11"/></text:p>
          </table:table-cell>
          <table:table-cell table:style-name="ce107" office:value-type="string" calcext:value-type="string" table:number-columns-spanned="6" table:number-rows-spanned="1">
            <text:p>1<text:span text:style-name="T11">. 1.6 GHz minimum processor is required.</text:span></text:p>
            <text:p><text:span text:style-name="T9">2.</text:span><text:span text:style-name="T10"> EXCEPTION: Firefox is not supported for FDM, Interactive Reporting.</text:span></text:p>
            <text:p><text:span text:style-name="T9">3.</text:span><text:span text:style-name="T10"> EXCEPTION: Financial Management supports Windows Vista in compatibility mode only.</text:span></text:p>
            <text:p><text:span text:style-name="T9">4. </text:span><text:span text:style-name="T10">EXCEPTION: Data Relationship Management does not support Compatibility View mode in Internet Explorer 8.x.</text:span></text:p>
            <text:p><text:span text:style-name="T11"/></text:p>
            <text:p><text:span text:style-name="T11"/></text:p>
          </table:table-cell>
          <table:covered-table-cell table:style-name="ce116"/>
          <table:covered-table-cell table:number-columns-repeated="2" table:style-name="ce88"/>
          <table:covered-table-cell table:number-columns-repeated="2" table:style-name="ce64"/>
          <table:table-cell table:style-name="ce152" table:number-columns-repeated="4"/>
          <table:table-cell table:style-name="ce158"/>
          <table:table-cell table:number-columns-repeated="1007"/>
        </table:table-row>
        <table:table-row table:style-name="ro24">
          <table:table-cell table:style-name="ce54" office:value-type="string" calcext:value-type="string">
            <text:p>11.1.2.3</text:p>
          </table:table-cell>
          <table:table-cell table:style-name="ce54" office:value-type="string" calcext:value-type="string">
            <text:p>x64</text:p>
          </table:table-cell>
          <table:table-cell table:style-name="ce54" office:value-type="string" calcext:value-type="string">
            <text:p>Microsoft Windows</text:p>
          </table:table-cell>
          <table:table-cell table:style-name="ce54" office:value-type="string" calcext:value-type="string" table:number-columns-spanned="2" table:number-rows-spanned="1">
            <text:p>Windows Server 2008 with SP2+</text:p>
            <text:p>Windows Server 2008 R2 (all SP levels included) </text:p>
            <text:p>Windows Server 2003 with SP2/R2+, SP3+  </text:p>
            <text:p>Windows XP Professional with SP3+</text:p>
            <text:p>Windows Vista with SP1+ </text:p>
            <text:p>Windows 7 (all SP levels included)</text:p>
          </table:table-cell>
          <table:covered-table-cell table:style-name="ce56"/>
          <table:table-cell table:style-name="ce91" office:value-type="string" calcext:value-type="string">
            <text:p>Internet Explorer 7.x</text:p>
            <text:p>Internet Explorer 8.x</text:p>
            <text:p>Internet Explorer 9.x</text:p>
            <text:p>Firefox 17.x ESR</text:p>
            <text:p/>
            <text:p/>
          </table:table-cell>
          <table:table-cell table:style-name="ce107" office:value-type="string" calcext:value-type="string" table:number-columns-spanned="6" table:number-rows-spanned="1">
            <text:p>1<text:span text:style-name="T11">. 1.6 GHz minimum processor is required.</text:span></text:p>
            <text:p><text:span text:style-name="T9">2.</text:span><text:span text:style-name="T10"> EXCEPTION: Financial Management supports Windows Vista in compatibility mode only.</text:span></text:p>
            <text:p><text:span text:style-name="T9">3.</text:span><text:span text:style-name="T10"> EXCEPTION: Firefox is not supported for FDM, although it is supported for FDMEE.</text:span></text:p>
            <text:p><text:span text:style-name="T9">4.</text:span><text:span text:style-name="T10"> Firefox 17.x ESR requires Remote XUL Manager  1.0.1 Add-on, available at https://addons.mozilla.org/en-US/firefox/addon/remote-xul-manager/</text:span></text:p>
            <text:p><text:span text:style-name="T9">5.</text:span><text:span text:style-name="T10"> EXCEPTION: Firefox 17.x ESR is not supported for Interactive Reporting.</text:span><text:span text:style-name="T16"> </text:span></text:p>
            <text:p><text:span text:style-name="T9">6.</text:span><text:span text:style-name="T10"> EXCEPTION: Internet Explorer 9.x or higher is not supported on Windows XP Professional SP3.</text:span></text:p>
            <text:p><text:span text:style-name="T11">7</text:span><text:span text:style-name="T14">.</text:span><text:span text:style-name="T10"> EXCEPTION: Internet Explorer 7.x and 8.x are not supported for Arabic.</text:span></text:p>
            <text:p><text:span text:style-name="T11">8</text:span><text:span text:style-name="T14">.</text:span><text:span text:style-name="T10"> EXCEPTION: To work on Internet Explorer and Firefox, Calculation Manager requires Adobe Flash Player v10+ to be installed.</text:span></text:p>
            <text:p><text:span text:style-name="T9">9. </text:span><text:span text:style-name="T10">EXCEPTION: Data Relationship Management does not support Compatibility View mode in Internet Explorer 8.x and Internet Explorer 9.x. </text:span></text:p>
            <text:p><text:span text:style-name="T11"/></text:p>
            <text:p><text:span text:style-name="T11"/></text:p>
            <text:p><text:span text:style-name="T11"/></text:p>
          </table:table-cell>
          <table:covered-table-cell table:style-name="ce118"/>
          <table:covered-table-cell table:number-columns-repeated="2" table:style-name="ce126"/>
          <table:covered-table-cell table:number-columns-repeated="2" table:style-name="ce117"/>
          <table:table-cell table:style-name="ce152" table:number-columns-repeated="4"/>
          <table:table-cell table:style-name="ce158"/>
          <table:table-cell table:number-columns-repeated="1007"/>
        </table:table-row>
        <table:table-row table:style-name="ro59" table:visibility="filter">
          <table:table-cell table:style-name="ce54" office:value-type="string" calcext:value-type="string">
            <text:p>11.1.2.2</text:p>
          </table:table-cell>
          <table:table-cell table:style-name="ce54" office:value-type="string" calcext:value-type="string">
            <text:p>x64</text:p>
          </table:table-cell>
          <table:table-cell table:style-name="ce54" office:value-type="string" calcext:value-type="string">
            <text:p>Microsoft Windows</text:p>
          </table:table-cell>
          <table:table-cell table:style-name="ce54" office:value-type="string" calcext:value-type="string" table:number-columns-spanned="2" table:number-rows-spanned="1">
            <text:p>Windows Server 2008 with SP2+</text:p>
            <text:p>Windows Server 2008 R2 (all SP levels included) </text:p>
            <text:p>Windows Server 2003 with SP2/R2+, SP3+  </text:p>
            <text:p>Windows XP Professional with SP3+</text:p>
            <text:p>Windows Vista with SP1+ </text:p>
            <text:p>Windows 7 (all SP levels included)</text:p>
          </table:table-cell>
          <table:covered-table-cell table:style-name="ce56"/>
          <table:table-cell table:style-name="ce91" office:value-type="string" calcext:value-type="string">
            <text:p>Internet Explorer 7.x</text:p>
            <text:p>Internet Explorer 8.x</text:p>
            <text:p>Internet Explorer 9.x</text:p>
            <text:p>Firefox 10.x</text:p>
            <text:p/>
            <text:p/>
          </table:table-cell>
          <table:table-cell table:style-name="ce107" office:value-type="string" calcext:value-type="string" table:number-columns-spanned="6" table:number-rows-spanned="1">
            <text:p>1<text:span text:style-name="T11">. 1.6 GHz minimum processor is required.</text:span></text:p>
            <text:p><text:span text:style-name="T9">2.</text:span><text:span text:style-name="T10"> EXCEPTION: Financial Management supports Windows Vista in compatibility mode only.</text:span></text:p>
            <text:p><text:span text:style-name="T9">3.</text:span><text:span text:style-name="T10"> EXCEPTION: Firefox is not supported for FDM.</text:span></text:p>
            <text:p><text:span text:style-name="T9">4.</text:span><text:span text:style-name="T10"> Firefox 10.x requires Remote XUL Manager  1.0.1 Add-on, available at https://addons.mozilla.org/en-US/firefox/addon/remote-xul-manager/</text:span></text:p>
            <text:p><text:span text:style-name="T9">5.</text:span><text:span text:style-name="T10"> Internet Explorer 9.x is not supported on Windows XP Professional SP3.</text:span></text:p>
            <text:p><text:span text:style-name="T9">6.</text:span><text:span text:style-name="T10"> Internet Explorer 7.x and 8.x are not supported for Arabic.</text:span></text:p>
            <text:p><text:span text:style-name="T9">7.</text:span><text:span text:style-name="T10"> EXCEPTION: Data Relationship Management does not support Compatibility View mode in Internet Explorer 8.x and Internet Explorer 9.x. </text:span></text:p>
            <text:p><text:span text:style-name="T11"/></text:p>
            <text:p><text:span text:style-name="T11"/></text:p>
            <text:p><text:span text:style-name="T11"/></text:p>
          </table:table-cell>
          <table:covered-table-cell table:style-name="ce118"/>
          <table:covered-table-cell table:number-columns-repeated="2" table:style-name="ce126"/>
          <table:covered-table-cell table:number-columns-repeated="2" table:style-name="ce117"/>
          <table:table-cell table:style-name="ce152" table:number-columns-repeated="4"/>
          <table:table-cell table:style-name="ce158"/>
          <table:table-cell table:number-columns-repeated="1007"/>
        </table:table-row>
        <table:table-row table:style-name="ro57" table:visibility="filter">
          <table:table-cell table:style-name="ce54" office:value-type="string" calcext:value-type="string">
            <text:p>11.1.2.1</text:p>
          </table:table-cell>
          <table:table-cell table:style-name="ce54" office:value-type="string" calcext:value-type="string">
            <text:p>x64</text:p>
          </table:table-cell>
          <table:table-cell table:style-name="ce54" office:value-type="string" calcext:value-type="string">
            <text:p>Microsoft Windows</text:p>
          </table:table-cell>
          <table:table-cell table:style-name="ce54" office:value-type="string" calcext:value-type="string" table:number-columns-spanned="2" table:number-rows-spanned="1">
            <text:p>Windows Server 2008 with SP1+</text:p>
            <text:p>Windows Server 2008 R2 (all SP levels included) </text:p>
            <text:p>Windows Server 2003 with SP2/R2+, SP3+  </text:p>
            <text:p>Windows XP Professional with SP2+</text:p>
            <text:p>Windows Vista with SP1+ </text:p>
            <text:p>Windows 7 (all SP levels included) </text:p>
          </table:table-cell>
          <table:covered-table-cell table:style-name="ce56"/>
          <table:table-cell table:style-name="ce91" office:value-type="string" calcext:value-type="string">
            <text:p>Internet Explorer 7.x</text:p>
            <text:p>Internet Explorer 8.x</text:p>
            <text:p>Internet Explorer 9.x</text:p>
            <text:p>Firefox 10.x</text:p>
            <text:p/>
          </table:table-cell>
          <table:table-cell table:style-name="ce107" office:value-type="string" calcext:value-type="string" table:number-columns-spanned="6" table:number-rows-spanned="1">
            <text:p>1<text:span text:style-name="T11">. 1.6 GHz minimum processor is required.</text:span></text:p>
            <text:p><text:span text:style-name="T9">2.</text:span><text:span text:style-name="T10"> EXCEPTION: Firefox is not supported for FDM, Interactive Reporting.</text:span></text:p>
            <text:p><text:span text:style-name="T9">3</text:span><text:span text:style-name="T10">. EXCEPTION: Firefox 10.x requires Remote XUL Manager  1.0.1 Add-on, available at https://addons.mozilla.org/en-US/firefox/addon/remote-xul-manager/</text:span></text:p>
            <text:p><text:span text:style-name="T9">4.</text:span><text:span text:style-name="T10"> EXCEPTION: Financial Management supports Windows Vista in compatibility mode only.</text:span></text:p>
            <text:p><text:span text:style-name="T9">5</text:span><text:span text:style-name="T10">. For Internet Explorer 9.x, Shared Services, Performance Management Architect, Financial Management, Planning, EPM Workspace, Public Sector Budgeting, and Profitability and Cost Management require update level 11.1.2.1.600. Strategic Finance requires minimum update level 11.1.2.1.101. Data Relationship Management requires minimum update level 11.1.2.1.108. Financial Reporting requires minimum update level 11.1.2.1.127. Financial Data Quality Management requires minimum update level 11.1.2.1.502. Interactive Reporting requires minimum update level 11.1.2.1.130. SmartView for Office requires minimum update level 11.1.2.1.103. Calculation Manager requires minimum update level 11.1.2.1.104. </text:span></text:p>
            <text:p><text:span text:style-name="T9">6</text:span><text:span text:style-name="T10">. Internet Explorer 9.x is not supported on Windows XP Professional SP2+ .</text:span></text:p>
            <text:p><text:span text:style-name="T9">7.</text:span><text:span text:style-name="T10"> EXCEPTION: Data Relationship Management does not support Compatibility View mode in Internet Explorer 8.x and Internet Explorer 9.x. </text:span></text:p>
            <text:p><text:span text:style-name="T11"/></text:p>
            <text:p><text:span text:style-name="T11"/></text:p>
          </table:table-cell>
          <table:covered-table-cell table:style-name="ce116"/>
          <table:covered-table-cell table:number-columns-repeated="2" table:style-name="ce88"/>
          <table:covered-table-cell table:number-columns-repeated="2" table:style-name="ce64"/>
          <table:table-cell table:style-name="ce152" table:number-columns-repeated="4"/>
          <table:table-cell table:style-name="ce158"/>
          <table:table-cell table:number-columns-repeated="1007"/>
        </table:table-row>
        <table:table-row table:style-name="ro60" table:visibility="filter">
          <table:table-cell table:style-name="ce54" office:value-type="string" calcext:value-type="string">
            <text:p>11.1.2.0</text:p>
          </table:table-cell>
          <table:table-cell table:style-name="ce54" office:value-type="string" calcext:value-type="string">
            <text:p>x64</text:p>
          </table:table-cell>
          <table:table-cell table:style-name="ce54" office:value-type="string" calcext:value-type="string">
            <text:p>Microsoft Windows</text:p>
          </table:table-cell>
          <table:table-cell table:style-name="ce54" office:value-type="string" calcext:value-type="string" table:number-columns-spanned="2" table:number-rows-spanned="1">
            <text:p>Windows Server 2008 with SP1+</text:p>
            <text:p>Windows Server 2003 with SP2/R2+, SP3+  </text:p>
            <text:p>Windows XP Professional with SP2+</text:p>
            <text:p>Windows Vista with SP1+ </text:p>
            <text:p>Windows 7 (all SP levels included) </text:p>
          </table:table-cell>
          <table:covered-table-cell table:style-name="ce56"/>
          <table:table-cell table:style-name="ce91" office:value-type="string" calcext:value-type="string">
            <text:p>Internet Explorer 7.x</text:p>
            <text:p>Internet Explorer 8.x</text:p>
            <text:p>Firefox 3.5+</text:p>
            <text:p/>
          </table:table-cell>
          <table:table-cell table:style-name="ce107" office:value-type="string" calcext:value-type="string" table:number-columns-spanned="6" table:number-rows-spanned="1">
            <text:p>1<text:span text:style-name="T11">. 1.6 GHz minimum processor is required.</text:span></text:p>
            <text:p><text:span text:style-name="T9">2.</text:span><text:span text:style-name="T10"> EXCEPTION: Firefox is not supported for FDM, Interactive Reporting.</text:span></text:p>
            <text:p><text:span text:style-name="T9">3.</text:span><text:span text:style-name="T10"> EXCEPTION: Financial Management supports Windows Vista in compatibility mode only.</text:span></text:p>
            <text:p><text:span text:style-name="T9">4.</text:span><text:span text:style-name="T10"> EXCEPTION: Data Relationship Management does not support Compatibility View mode in Internet Explorer 8.x.</text:span></text:p>
            <text:p><text:span text:style-name="T11"/></text:p>
            <text:p><text:span text:style-name="T11"/></text:p>
          </table:table-cell>
          <table:covered-table-cell table:style-name="ce116"/>
          <table:covered-table-cell table:number-columns-repeated="2" table:style-name="ce88"/>
          <table:covered-table-cell table:number-columns-repeated="2" table:style-name="ce64"/>
          <table:table-cell table:style-name="ce152" table:number-columns-repeated="4"/>
          <table:table-cell table:style-name="ce158"/>
          <table:table-cell table:number-columns-repeated="1007"/>
        </table:table-row>
        <table:table-row table:style-name="ro61">
          <table:table-cell table:style-name="ce54" office:value-type="string" calcext:value-type="string">
            <text:p>11.1.2.3</text:p>
          </table:table-cell>
          <table:table-cell table:style-name="ce55" office:value-type="string" calcext:value-type="string">
            <text:p>x86 and x64 </text:p>
          </table:table-cell>
          <table:table-cell table:style-name="ce55" office:value-type="string" calcext:value-type="string">
            <text:p>Linux </text:p>
          </table:table-cell>
          <table:table-cell table:style-name="ce54" office:value-type="string" calcext:value-type="string" table:number-columns-spanned="2" table:number-rows-spanned="1">
            <text:p>Red Hat EL 4 (UL7+)</text:p>
            <text:p>Red Hat EL 5 (UL5+)</text:p>
            <text:p>Oracle Linux 4 (UL7+)</text:p>
            <text:p>Oracle Linux 5 (UL5+)</text:p>
            <text:p>SLES 10 (SP4+) </text:p>
            <text:p>SLES 11 (all SP levels included) </text:p>
            <text:p/>
            <text:p/>
          </table:table-cell>
          <table:covered-table-cell table:style-name="ce56"/>
          <table:table-cell table:style-name="ce98" office:value-type="string" calcext:value-type="string">
            <text:p><text:span text:style-name="T11">Firefox 17.x ESR</text:span></text:p>
            <text:p><text:span text:style-name="T15"/></text:p>
          </table:table-cell>
          <table:table-cell table:style-name="ce107" office:value-type="string" calcext:value-type="string" table:number-columns-spanned="6" table:number-rows-spanned="1">
            <text:p>1<text:span text:style-name="T11">. For Web browser clients only.  </text:span></text:p>
            <text:p><text:span text:style-name="T9">2. </text:span><text:span text:style-name="T10">1.6 GHz minimum processor is required.</text:span></text:p>
            <text:p><text:span text:style-name="T9">3</text:span><text:span text:style-name="T10">. NOT SUPPORTED FOR: Disclosure Management.</text:span></text:p>
            <text:p><text:span text:style-name="T9">4</text:span><text:span text:style-name="T10">. EXCEPTION: Firefox is not supported for FDM, although it is supported for FDMEE.</text:span></text:p>
            <text:p><text:span text:style-name="T9">5</text:span><text:span text:style-name="T10">. EXCEPTION: Firefox 17.x ESR</text:span><text:span text:style-name="T14"> r</text:span><text:span text:style-name="T10">equires Remote XUL Manager  1.0.1 Add-on, available at https://addons.mozilla.org/en-US/firefox/addon/remote-xul-manager/</text:span></text:p>
            <text:p><text:span text:style-name="T9">6.</text:span><text:span text:style-name="T10"> EXCEPTION: Firefox 17.x ESR is not supported for Interactive Reporting. </text:span></text:p>
            <text:p><text:span text:style-name="T9"/></text:p>
            <text:p><text:span text:style-name="T9"/></text:p>
          </table:table-cell>
          <table:covered-table-cell table:number-columns-repeated="3" table:style-name="ce119"/>
          <table:covered-table-cell table:style-name="ce144"/>
          <table:covered-table-cell table:style-name="ce117"/>
          <table:table-cell table:style-name="ce152" table:number-columns-repeated="4"/>
          <table:table-cell table:style-name="ce158"/>
          <table:table-cell table:number-columns-repeated="1007"/>
        </table:table-row>
        <table:table-row table:style-name="ro62" table:visibility="filter">
          <table:table-cell table:style-name="ce54" office:value-type="string" calcext:value-type="string">
            <text:p>11.1.2.2</text:p>
          </table:table-cell>
          <table:table-cell table:style-name="ce55" office:value-type="string" calcext:value-type="string">
            <text:p>x86 and x64 </text:p>
          </table:table-cell>
          <table:table-cell table:style-name="ce55" office:value-type="string" calcext:value-type="string">
            <text:p>Linux </text:p>
          </table:table-cell>
          <table:table-cell table:style-name="ce54" office:value-type="string" calcext:value-type="string" table:number-columns-spanned="2" table:number-rows-spanned="1">
            <text:p>Red Hat EL 4 (UL7+)</text:p>
            <text:p>Red Hat EL 5 (UL5+)</text:p>
            <text:p>Oracle Linux 4 (UL7+)</text:p>
            <text:p>Oracle Linux 5 (UL5+)</text:p>
            <text:p>SLES 10 (SP1+) </text:p>
            <text:p>SLES 11 (all SP levels included) </text:p>
            <text:p/>
            <text:p/>
          </table:table-cell>
          <table:covered-table-cell table:style-name="ce56"/>
          <table:table-cell table:style-name="ce69" office:value-type="string" calcext:value-type="string">
            <text:p>Firefox 10.x</text:p>
            <text:p/>
          </table:table-cell>
          <table:table-cell table:style-name="ce107" office:value-type="string" calcext:value-type="string" table:number-columns-spanned="6" table:number-rows-spanned="1">
            <text:p>1<text:span text:style-name="T11">. For Web browser clients only.  </text:span></text:p>
            <text:p><text:span text:style-name="T9">2. </text:span><text:span text:style-name="T10">1.6 GHz minimum processor is required.</text:span></text:p>
            <text:p><text:span text:style-name="T9">3</text:span><text:span text:style-name="T10">. NOT SUPPORTED FOR: Disclosure Management.</text:span></text:p>
            <text:p><text:span text:style-name="T9">4</text:span><text:span text:style-name="T10">. EXCEPTION: Firefox is not supported for FDM.</text:span></text:p>
            <text:p><text:span text:style-name="T9">5</text:span><text:span text:style-name="T10">. Firefox 10.x requires Remote XUL Manager  1.0.1 Add-on, available at https://addons.mozilla.org/en-US/firefox/addon/remote-xul-manager/</text:span></text:p>
            <text:p><text:span text:style-name="T9"/></text:p>
            <text:p><text:span text:style-name="T9"/></text:p>
          </table:table-cell>
          <table:covered-table-cell table:number-columns-repeated="3" table:style-name="ce119"/>
          <table:covered-table-cell table:style-name="ce144"/>
          <table:covered-table-cell table:style-name="ce117"/>
          <table:table-cell table:style-name="ce152" table:number-columns-repeated="4"/>
          <table:table-cell table:style-name="ce158"/>
          <table:table-cell table:number-columns-repeated="1007"/>
        </table:table-row>
        <table:table-row table:style-name="ro63" table:visibility="filter">
          <table:table-cell table:style-name="ce54" office:value-type="string" calcext:value-type="string">
            <text:p>11.1.2.1</text:p>
          </table:table-cell>
          <table:table-cell table:style-name="ce55" office:value-type="string" calcext:value-type="string">
            <text:p>x86 and x64 </text:p>
          </table:table-cell>
          <table:table-cell table:style-name="ce55" office:value-type="string" calcext:value-type="string">
            <text:p>Linux </text:p>
          </table:table-cell>
          <table:table-cell table:style-name="ce54" office:value-type="string" calcext:value-type="string" table:number-columns-spanned="2" table:number-rows-spanned="1">
            <text:p>Red Hat EL 4 (UL7+)</text:p>
            <text:p>Red Hat EL 5 (UL3+)</text:p>
            <text:p>Oracle Linux 4 (UL7+)</text:p>
            <text:p>Oracle Linux 5 (UL3+)</text:p>
            <text:p>SLES 10 (SP1+) </text:p>
            <text:p>SLES 11 (all SP levels included) </text:p>
            <text:p/>
            <text:p/>
          </table:table-cell>
          <table:covered-table-cell table:style-name="ce56"/>
          <table:table-cell table:style-name="ce69" office:value-type="string" calcext:value-type="string">
            <text:p>Firefox 10.x</text:p>
            <text:p/>
          </table:table-cell>
          <table:table-cell table:style-name="ce107" office:value-type="string" calcext:value-type="string" table:number-columns-spanned="6" table:number-rows-spanned="1">
            <text:p>1<text:span text:style-name="T11">. For Web browser clients only.  </text:span></text:p>
            <text:p><text:span text:style-name="T9">2. </text:span><text:span text:style-name="T10">1.6 GHz minimum processor is required.</text:span></text:p>
            <text:p><text:span text:style-name="T9">3</text:span><text:span text:style-name="T10">. NOT SUPPORTED FOR: Administration Services Console, Disclosure Management.</text:span></text:p>
            <text:p><text:span text:style-name="T9">4</text:span><text:span text:style-name="T10">. EXCEPTION: Firefox is not supported for FDM, Interactive Reporting.</text:span></text:p>
            <text:p><text:span text:style-name="T9">5</text:span><text:span text:style-name="T10">. EXCEPTION: Firefox 10.x requires Remote XUL Manager  1.0.1 Add-on, available at https://addons.mozilla.org/en-US/firefox/addon/remote-xul-manager/</text:span></text:p>
            <text:p><text:span text:style-name="T9"/></text:p>
            <text:p><text:span text:style-name="T9"/></text:p>
          </table:table-cell>
          <table:covered-table-cell table:number-columns-repeated="3" table:style-name="ce119"/>
          <table:covered-table-cell table:style-name="ce144"/>
          <table:covered-table-cell table:style-name="ce64"/>
          <table:table-cell table:style-name="ce152" table:number-columns-repeated="4"/>
          <table:table-cell table:style-name="ce158"/>
          <table:table-cell table:number-columns-repeated="1007"/>
        </table:table-row>
        <table:table-row table:style-name="ro64" table:visibility="filter">
          <table:table-cell table:style-name="ce54" office:value-type="string" calcext:value-type="string">
            <text:p>11.1.2.0</text:p>
          </table:table-cell>
          <table:table-cell table:style-name="ce55" office:value-type="string" calcext:value-type="string">
            <text:p>x86 and x64 </text:p>
          </table:table-cell>
          <table:table-cell table:style-name="ce55" office:value-type="string" calcext:value-type="string">
            <text:p>Linux </text:p>
          </table:table-cell>
          <table:table-cell table:style-name="ce54" office:value-type="string" calcext:value-type="string" table:number-columns-spanned="2" table:number-rows-spanned="1">
            <text:p>Red Hat EL 4 (UL7+)</text:p>
            <text:p>Red Hat EL 5 (UL3+)</text:p>
            <text:p>Oracle Linux 4 (UL7+)</text:p>
            <text:p>Oracle Linux 5 (UL3+)</text:p>
            <text:p/>
            <text:p/>
            <text:p/>
          </table:table-cell>
          <table:covered-table-cell table:style-name="ce56"/>
          <table:table-cell table:style-name="ce69" office:value-type="string" calcext:value-type="string">
            <text:p>Firefox 3.5+</text:p>
            <text:p><text:span text:style-name="T11"/></text:p>
          </table:table-cell>
          <table:table-cell table:style-name="ce107" office:value-type="string" calcext:value-type="string" table:number-columns-spanned="6" table:number-rows-spanned="1">
            <text:p>1<text:span text:style-name="T11">. For Web browser clients only.  </text:span></text:p>
            <text:p><text:span text:style-name="T9">2. </text:span><text:span text:style-name="T10">1.6 GHz minimum processor is required.</text:span></text:p>
            <text:p><text:span text:style-name="T9">3</text:span><text:span text:style-name="T10">. NOT SUPPORTED FOR: Administration Services Console, Disclosure Management.</text:span></text:p>
            <text:p><text:span text:style-name="T9">4</text:span><text:span text:style-name="T10">. EXCEPTION: Firefox is not supported for FDM, Interactive Reporting.</text:span></text:p>
            <text:p><text:span text:style-name="T9"/></text:p>
            <text:p><text:span text:style-name="T9"/></text:p>
          </table:table-cell>
          <table:covered-table-cell table:number-columns-repeated="3" table:style-name="ce119"/>
          <table:covered-table-cell table:style-name="ce144"/>
          <table:covered-table-cell table:style-name="ce64"/>
          <table:table-cell table:style-name="ce152" table:number-columns-repeated="4"/>
          <table:table-cell table:style-name="ce158"/>
          <table:table-cell table:number-columns-repeated="1007"/>
        </table:table-row>
        <table:table-row table:style-name="ro65">
          <table:table-cell table:style-name="ce54" office:value-type="string" calcext:value-type="string">
            <text:p>11.1.2.3</text:p>
          </table:table-cell>
          <table:table-cell table:style-name="ce55" office:value-type="string" calcext:value-type="string">
            <text:p>x86 and x64 </text:p>
          </table:table-cell>
          <table:table-cell table:style-name="ce55" office:value-type="string" calcext:value-type="string">
            <text:p>Mac OS X</text:p>
          </table:table-cell>
          <table:table-cell table:style-name="ce54" office:value-type="string" calcext:value-type="string" table:number-columns-spanned="2" table:number-rows-spanned="1">
            <text:p>Apple Mac OS X <text:s/>Release 10.6.x </text:p>
          </table:table-cell>
          <table:covered-table-cell table:style-name="ce56"/>
          <table:table-cell table:style-name="ce69" office:value-type="string" calcext:value-type="string">
            <text:p>Firefox 10.x</text:p>
            <text:p/>
          </table:table-cell>
          <table:table-cell table:style-name="ce107" office:value-type="string" calcext:value-type="string" table:number-columns-spanned="6" table:number-rows-spanned="1">
            <text:p>1<text:span text:style-name="T11">. For Web browser clients only.</text:span></text:p>
            <text:p><text:span text:style-name="T9">2.</text:span><text:span text:style-name="T10"> Firefox 10.x</text:span><text:span text:style-name="T16"> </text:span><text:span text:style-name="T13">requires Remote XUL Manager  1.0.1 Add-on, available at https://addons.mozilla.org/en-US/firefox/addon/remote-xul-manager/</text:span></text:p>
            <text:p><text:span text:style-name="T9">3</text:span><text:span text:style-name="T10">. EXCEPTION: Firefox is not supported for FDM, although it is supported for FDMEE.</text:span></text:p>
            <text:p><text:span text:style-name="T9"/></text:p>
          </table:table-cell>
          <table:covered-table-cell table:number-columns-repeated="5" table:style-name="ce120"/>
          <table:table-cell table:style-name="ce152" table:number-columns-repeated="4"/>
          <table:table-cell table:style-name="ce158"/>
          <table:table-cell table:number-columns-repeated="1007"/>
        </table:table-row>
        <table:table-row table:style-name="ro65">
          <table:table-cell table:style-name="ce54" office:value-type="string" calcext:value-type="string">
            <text:p>11.1.2.3</text:p>
          </table:table-cell>
          <table:table-cell table:style-name="ce55" office:value-type="string" calcext:value-type="string">
            <text:p>JRE</text:p>
          </table:table-cell>
          <table:table-cell table:style-name="ce55"/>
          <table:table-cell table:style-name="ce54" office:value-type="string" calcext:value-type="string" table:number-columns-spanned="2" table:number-rows-spanned="1">
            <text:p>JRE Plug-in</text:p>
          </table:table-cell>
          <table:covered-table-cell table:style-name="ce56"/>
          <table:table-cell table:style-name="ce69" office:value-type="string" calcext:value-type="string">
            <text:p>JRE Plug-in 1.6.0_35+</text:p>
            <text:p>JRE Plug-in 1.7.0_07+  </text:p>
          </table:table-cell>
          <table:table-cell table:style-name="ce82" office:value-type="string" calcext:value-type="string" table:number-columns-spanned="6" table:number-rows-spanned="1">
            <text:p>1. REQUIRED ONLY FOR:  Web Analysis, Performance Scorecard, and Administration Services (only when launched from a browser)</text:p>
            <text:p>2. JavaFX 2.2.5 Runtime is required for EAS Console and is not installed with JRE 1.6.  JavaFX download is available to download at http://www.oracle.com/technetwork/java/javafx/downloads/index.html</text:p>
            <text:p/>
          </table:table-cell>
          <table:covered-table-cell table:number-columns-repeated="5" table:style-name="ce121"/>
          <table:table-cell table:style-name="ce152" table:number-columns-repeated="4"/>
          <table:table-cell table:style-name="ce158"/>
          <table:table-cell table:number-columns-repeated="1007"/>
        </table:table-row>
        <table:table-row table:style-name="ro65" table:visibility="filter">
          <table:table-cell table:style-name="ce54" office:value-type="string" calcext:value-type="string">
            <text:p>11.1.2.2</text:p>
          </table:table-cell>
          <table:table-cell table:style-name="ce55" office:value-type="string" calcext:value-type="string">
            <text:p>x86 and x64 </text:p>
          </table:table-cell>
          <table:table-cell table:style-name="ce55" office:value-type="string" calcext:value-type="string">
            <text:p>Mac OS X</text:p>
          </table:table-cell>
          <table:table-cell table:style-name="ce54" office:value-type="string" calcext:value-type="string" table:number-columns-spanned="2" table:number-rows-spanned="1">
            <text:p>Apple Mac OS X <text:s/>Release 10.6.x </text:p>
          </table:table-cell>
          <table:covered-table-cell table:style-name="ce56"/>
          <table:table-cell table:style-name="ce69" office:value-type="string" calcext:value-type="string">
            <text:p>Firefox 10.x</text:p>
            <text:p/>
          </table:table-cell>
          <table:table-cell table:style-name="ce107" office:value-type="string" calcext:value-type="string" table:number-columns-spanned="6" table:number-rows-spanned="1">
            <text:p>1<text:span text:style-name="T11">. For Web browser clients only.</text:span></text:p>
            <text:p><text:span text:style-name="T9">2.</text:span><text:span text:style-name="T10"> Firefox 10.x, requires Remote XUL Manager  1.0.1 Add-on, available at https://addons.mozilla.org/en-US/firefox/addon/remote-xul-manager/</text:span></text:p>
            <text:p><text:span text:style-name="T9">3</text:span><text:span text:style-name="T10">. EXCEPTION: Firefox is not supported for FDM.</text:span></text:p>
            <text:p><text:span text:style-name="T9"/></text:p>
          </table:table-cell>
          <table:covered-table-cell table:number-columns-repeated="5" table:style-name="ce120"/>
          <table:table-cell table:style-name="ce152" table:number-columns-repeated="4"/>
          <table:table-cell table:style-name="ce158"/>
          <table:table-cell table:number-columns-repeated="1007"/>
        </table:table-row>
        <table:table-row table:style-name="ro66" table:visibility="filter">
          <table:table-cell table:style-name="ce54" office:value-type="string" calcext:value-type="string">
            <text:p>11.1.2.1</text:p>
          </table:table-cell>
          <table:table-cell table:style-name="ce55" office:value-type="string" calcext:value-type="string">
            <text:p>x86 and x64 </text:p>
          </table:table-cell>
          <table:table-cell table:style-name="ce55" office:value-type="string" calcext:value-type="string">
            <text:p>Mac OS X</text:p>
          </table:table-cell>
          <table:table-cell table:style-name="ce54" office:value-type="string" calcext:value-type="string" table:number-columns-spanned="2" table:number-rows-spanned="1">
            <text:p>Apple Mac OS X <text:s/>Release 10.6.x </text:p>
          </table:table-cell>
          <table:covered-table-cell table:style-name="ce56"/>
          <table:table-cell table:style-name="ce69" office:value-type="string" calcext:value-type="string">
            <text:p>Firefox 10.x</text:p>
            <text:p/>
          </table:table-cell>
          <table:table-cell table:style-name="ce107" office:value-type="string" calcext:value-type="string" table:number-columns-spanned="6" table:number-rows-spanned="1">
            <text:p>1<text:span text:style-name="T11">. For Web browser clients only.</text:span></text:p>
            <text:p><text:span text:style-name="T9">2. </text:span><text:span text:style-name="T10">NOT SUPPORTED FOR: Administration Services Console, Disclosure Management, FDM, and Interactive Reporting.</text:span></text:p>
            <text:p><text:span text:style-name="T9">3</text:span><text:span text:style-name="T10">. EXCEPTION: Firefox 10.x requires Remote XUL Manager  1.0.1 Add-on, available at https://addons.mozilla.org/en-US/firefox/addon/remote-xul-manager/ </text:span></text:p>
            <text:p><text:span text:style-name="T9"/></text:p>
            <text:p><text:span text:style-name="T9"/></text:p>
          </table:table-cell>
          <table:covered-table-cell table:number-columns-repeated="5" table:style-name="ce120"/>
          <table:table-cell table:style-name="ce152" office:value-type="string" calcext:value-type="string">
            <text:p>A</text:p>
          </table:table-cell>
          <table:table-cell table:style-name="ce152" table:number-columns-repeated="3"/>
          <table:table-cell table:style-name="ce158"/>
          <table:table-cell table:number-columns-repeated="1007"/>
        </table:table-row>
        <table:table-row table:style-name="ro67" table:visibility="filter">
          <table:table-cell table:style-name="ce54" office:value-type="string" calcext:value-type="string">
            <text:p>11.1.2.0</text:p>
          </table:table-cell>
          <table:table-cell table:style-name="ce55" office:value-type="string" calcext:value-type="string">
            <text:p>x86 and x64 </text:p>
          </table:table-cell>
          <table:table-cell table:style-name="ce55" office:value-type="string" calcext:value-type="string">
            <text:p>Mac OS X</text:p>
          </table:table-cell>
          <table:table-cell table:style-name="ce54" office:value-type="string" calcext:value-type="string" table:number-columns-spanned="2" table:number-rows-spanned="1">
            <text:p>Apple Mac OS X <text:s/>Release 10.6.x </text:p>
          </table:table-cell>
          <table:covered-table-cell table:style-name="ce56"/>
          <table:table-cell table:style-name="ce69" office:value-type="string" calcext:value-type="string">
            <text:p>Firefox 3.5+</text:p>
            <text:p><text:span text:style-name="T11"/></text:p>
          </table:table-cell>
          <table:table-cell table:style-name="ce107" office:value-type="string" calcext:value-type="string" table:number-columns-spanned="6" table:number-rows-spanned="1">
            <text:p>1<text:span text:style-name="T11">. For Web browser clients only.</text:span></text:p>
            <text:p><text:span text:style-name="T9">2. </text:span><text:span text:style-name="T10">NOT SUPPORTED FOR: Administration Services Console, Disclosure Management, FDM, and Interactive Reporting </text:span></text:p>
            <text:p><text:span text:style-name="T9">3</text:span><text:span text:style-name="T10">. ONLY SUPPORTED FOR:  Financial Management, Financial Reporting (11.1.2.0.02), EPM Workspace. Other EPM System 11.1.2.0 products (including those that may be integrated in Workspace), are not certified on Mac OS X.</text:span></text:p>
            <text:p><text:span text:style-name="T9"/></text:p>
          </table:table-cell>
          <table:covered-table-cell table:number-columns-repeated="5" table:style-name="ce120"/>
          <table:table-cell table:style-name="ce152" office:value-type="string" calcext:value-type="string">
            <text:p>A</text:p>
          </table:table-cell>
          <table:table-cell table:style-name="ce152" table:number-columns-repeated="3"/>
          <table:table-cell table:style-name="ce158"/>
          <table:table-cell table:number-columns-repeated="1007"/>
        </table:table-row>
        <table:table-row table:style-name="ro50">
          <table:table-cell table:style-name="ce51" office:value-type="string" calcext:value-type="string" table:number-columns-spanned="12" table:number-rows-spanned="1">
            <text:p>Client Third Party Software</text:p>
          </table:table-cell>
          <table:covered-table-cell table:number-columns-repeated="11" table:style-name="ce64"/>
          <table:table-cell table:style-name="ce152" table:number-columns-repeated="4"/>
          <table:table-cell table:style-name="ce158"/>
          <table:table-cell table:style-name="ce166" table:number-columns-repeated="1007"/>
        </table:table-row>
        <table:table-row table:style-name="ro68">
          <table:table-cell table:style-name="ce58" office:value-type="string" calcext:value-type="string">
            <text:p>Version Supported</text:p>
          </table:table-cell>
          <table:table-cell table:style-name="ce58" office:value-type="string" calcext:value-type="string">
            <text:p>Vendor</text:p>
          </table:table-cell>
          <table:table-cell table:style-name="ce83" office:value-type="string" calcext:value-type="string" table:number-columns-spanned="2" table:number-rows-spanned="1">
            <text:p>Certification Type</text:p>
          </table:table-cell>
          <table:covered-table-cell table:style-name="ce64"/>
          <table:table-cell table:style-name="ce90" office:value-type="string" calcext:value-type="string">
            <text:p>Version</text:p>
          </table:table-cell>
          <table:table-cell table:style-name="ce99" office:value-type="string" calcext:value-type="string" table:number-columns-spanned="7" table:number-rows-spanned="1">
            <text:p>Exceptions and Additional Information</text:p>
          </table:table-cell>
          <table:covered-table-cell table:number-columns-repeated="2" table:style-name="ce108"/>
          <table:covered-table-cell table:number-columns-repeated="4" table:style-name="ce7"/>
          <table:table-cell table:style-name="ce152" table:number-columns-repeated="4"/>
          <table:table-cell table:number-columns-repeated="1008"/>
        </table:table-row>
        <table:table-row table:style-name="ro69">
          <table:table-cell table:style-name="ce54" office:value-type="string" calcext:value-type="string">
            <text:p>11.1.2.3</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ext:p>Office 2007 (all SP levels included) </text:p>
            <text:p>Office 2010 (all SP levels included)</text:p>
          </table:table-cell>
          <table:table-cell table:style-name="ce100" office:value-type="string" calcext:value-type="string" table:number-columns-spanned="7" table:number-rows-spanned="1">
            <text:p>1. <text:span text:style-name="T11">MICROSOFT OFFICE IS REQUIRED FOR: Smart View and Offline Planning when used with Reporting and Analysis, Financial Management, and Planning. Microsoft Office is also required for Disclosure Management, FDM, Financial Reporting Client, Performance Management Architect File Generator, and Strategic Finance. </text:span></text:p>
            <text:p><text:span text:style-name="T9">2. </text:span><text:span text:style-name="T10">Offline Planning and Excel must be installed on the same machine. </text:span></text:p>
            <text:p><text:span text:style-name="T9">3. </text:span><text:span text:style-name="T10">Microsoft Office 2010 (32-bit on 32 or 64-bit Operating Systems. Microsoft Office 2010 64-bit on 64-bit Operating Systems.)</text:span></text:p>
            <text:p><text:span text:style-name="T9">4</text:span><text:span text:style-name="T10">. EXCEPTION:  Disclosure Management has installation prerequisites. For Office 2007. See  http://support.microsoft.com/kb/970942.</text:span></text:p>
            <text:p><text:span text:style-name="T11">5. EXCEPTION: Microsoft PowerPoint 2010 is not supported for Financial Reporting.</text:span></text:p>
            <text:p><text:span text:style-name="T11">6. EXCEPTION: FDM server only supports the 32 bit version of Office.</text:span></text:p>
          </table:table-cell>
          <table:covered-table-cell table:style-name="ce109"/>
          <table:covered-table-cell table:style-name="ce118"/>
          <table:covered-table-cell table:number-columns-repeated="4" table:style-name="ce117"/>
          <table:table-cell table:style-name="ce152" table:number-columns-repeated="4"/>
          <table:table-cell table:number-columns-repeated="1008"/>
        </table:table-row>
        <table:table-row table:style-name="ro24" table:visibility="filter">
          <table:table-cell table:style-name="ce54" office:value-type="string" calcext:value-type="string">
            <text:p>11.1.2.2</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ext:p>Office 2003 (all SP levels included) </text:p>
            <text:p>Office 2007 (all SP levels included) </text:p>
            <text:p>Office 2010 (all SP levels included)</text:p>
          </table:table-cell>
          <table:table-cell table:style-name="ce100" office:value-type="string" calcext:value-type="string" table:number-columns-spanned="7" table:number-rows-spanned="1">
            <text:p>1. <text:span text:style-name="T11">MICROSOFT OFFICE IS REQUIRED FOR: Smart View, Oracle Essbase Spreadsheet Add-in, and Offline Planning with when used with Reporting and Analysis; Financial Management; Tax Provision; Planning; Essbase, and Oracle Quantitative Management and Reporting for Solvency II. Microsoft Office is also required for Disclosure Management, FDM, Financial Reporting Client, Performance Management Architect File Generator, and Strategic Finance, and Oracle Quantitative Management and Reporting for Solvency II. </text:span></text:p>
            <text:p><text:span text:style-name="T9">2. </text:span><text:span text:style-name="T10">Offline Planning and Excel must be installed on the same machine. </text:span></text:p>
            <text:p><text:span text:style-name="T9">3. </text:span><text:span text:style-name="T10">Microsoft Office 2010 (32-bit on 32 or 64-bit Operating Systems. Microsoft Office 2010 64-bit on 64-bit Operating Systems.)</text:span></text:p>
            <text:p><text:span text:style-name="T9">4</text:span><text:span text:style-name="T10">. EXCEPTION: Disclosure Management supports Office 2003 Professional Edition only. Starting with Office 2007, all editions are supported. Also, Disclosure Management has installation prerequisites. For Office 2003, see http://support.microsoft.com/kb/923618.  For Office 2007, see  http://support.microsoft.com/kb/970942.</text:span></text:p>
            <text:p><text:span text:style-name="T9">5</text:span><text:span text:style-name="T10">. EXCEPTION: Strategic Finance only supports Microsoft Office 2010 32-bit on either 32 or 64-bit operating systems.</text:span></text:p>
            <text:p><text:span text:style-name="T9">6</text:span><text:span text:style-name="T10">. EXCEPTION: Microsoft PowerPoint 2010 is not supported for Financial Reporting.</text:span></text:p>
            <text:p><text:span text:style-name="T11">7. EXCEPTION: FDM server only supports the 32 bit version of Office.</text:span></text:p>
            <text:p><text:span text:style-name="T9">8.</text:span><text:span text:style-name="T10"> EXCEPTION: Essbase Spreadsheet Add-In only supports 32-bit Microsoft Office.</text:span></text:p>
          </table:table-cell>
          <table:covered-table-cell table:style-name="ce109"/>
          <table:covered-table-cell table:style-name="ce118"/>
          <table:covered-table-cell table:number-columns-repeated="4" table:style-name="ce117"/>
          <table:table-cell table:style-name="ce152" table:number-columns-repeated="4"/>
          <table:table-cell table:number-columns-repeated="1008"/>
        </table:table-row>
        <table:table-row table:style-name="ro70" table:visibility="filter">
          <table:table-cell table:style-name="ce54" office:value-type="string" calcext:value-type="string">
            <text:p>11.1.2.1</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ext:p>Office 2003 (all SP levels included) </text:p>
            <text:p>Office 2007 (all SP levels included) </text:p>
            <text:p>Office 2010 (all SP levels included)</text:p>
          </table:table-cell>
          <table:table-cell table:style-name="ce100" office:value-type="string" calcext:value-type="string" table:number-columns-spanned="7" table:number-rows-spanned="1">
            <text:p>1. <text:span text:style-name="T11">MICROSOFT OFFICE IS REQUIRED FOR: Smart View, Oracle Essbase Spreadsheet Add-in, and Offline Planning with: Reporting and Analysis; Financial Management; Planning; and Essbase. Microsoft Office also required for Disclosure Management, FDM, Performance Management Architect File Generator, and Strategic Finance. </text:span></text:p>
            <text:p><text:span text:style-name="T9">2. </text:span><text:span text:style-name="T10">Offline Planning and Excel must be installed on the same machine. </text:span></text:p>
            <text:p><text:span text:style-name="T9">3. </text:span><text:span text:style-name="T10">Microsoft Office 2010 (32-bit only on 32 or 64-bit Operating Systems.)</text:span></text:p>
            <text:p><text:span text:style-name="T9">4</text:span><text:span text:style-name="T10">. EXCEPTION: Disclosure Management supports Office 2003 Professional Edition only. Starting with Office 2007, all editions are supported. Also, Disclosure Management has installation prerequisites. For Office 2003, see http://support.microsoft.com/kb/923618.  For Office 2007, see  http://support.microsoft.com/kb/970942.</text:span></text:p>
            <text:p><text:span text:style-name="T9">5</text:span><text:span text:style-name="T10">. EXCEPTION: Microsoft PowerPoint 2010 is not supported for Financial Reporting.</text:span></text:p>
            <text:p><text:span text:style-name="T9">6.</text:span><text:span text:style-name="T10"> EXCEPTION: Essbase Spreadsheet Add-In only supports 32-bit Microsoft Office.</text:span></text:p>
          </table:table-cell>
          <table:covered-table-cell table:style-name="ce109"/>
          <table:covered-table-cell table:style-name="ce118"/>
          <table:covered-table-cell table:number-columns-repeated="4" table:style-name="ce127"/>
          <table:table-cell table:style-name="ce152" table:number-columns-repeated="4"/>
          <table:table-cell table:number-columns-repeated="1008"/>
        </table:table-row>
        <table:table-row table:style-name="ro70" table:visibility="filter">
          <table:table-cell table:style-name="ce54" office:value-type="string" calcext:value-type="string">
            <text:p>11.1.2.0</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ext:p>Office 2003 (all SP levels included) </text:p>
            <text:p>Office 2007 (all SP levels included) </text:p>
            <text:p>Office 2010 (all SP levels included)</text:p>
          </table:table-cell>
          <table:table-cell table:style-name="ce100" office:value-type="string" calcext:value-type="string" table:number-columns-spanned="7" table:number-rows-spanned="1">
            <text:p>1. <text:span text:style-name="T11">MICROSOFT OFFICE IS REQUIRED FOR: Smart View, Oracle Essbase Spreadsheet Add-in, and Offline Planning with: Reporting and Analysis; Financial Management; Planning; and Essbase. Microsoft Office also required for Disclosure Management, FDM, Performance Management Architect File Generator, and Strategic Finance. </text:span></text:p>
            <text:p><text:span text:style-name="T9">2. </text:span><text:span text:style-name="T10">Offline Planning and Excel must be installed on the same machine. </text:span></text:p>
            <text:p><text:span text:style-name="T9">3. </text:span><text:span text:style-name="T10">Microsoft Office 2010 (32-bit only on 32 or 64-bit Operation Systems.) </text:span></text:p>
            <text:p><text:span text:style-name="T9">4</text:span><text:span text:style-name="T10">. EXCEPTION: Disclosure Management supports Office 2003 Professional Edition only. Starting with Office 2007, all editions are supported. Also, Disclosure Management has installation prerequisites. For Office 2003, see http://support.microsoft.com/kb/923618.  For Office 2007, see  http://support.microsoft.com/kb/970942.</text:span></text:p>
            <text:p><text:span text:style-name="T9">5</text:span><text:span text:style-name="T10">. EXCEPTION: Microsoft PowerPoint 2010 is not supported for Financial Reporting.</text:span></text:p>
            <text:p><text:span text:style-name="T9">6.</text:span><text:span text:style-name="T10"> EXCEPTION: Essbase Spreadsheet Add-In only supports 32-bit Microsoft Office.</text:span></text:p>
          </table:table-cell>
          <table:covered-table-cell table:style-name="ce109"/>
          <table:covered-table-cell table:style-name="ce118"/>
          <table:covered-table-cell table:number-columns-repeated="4" table:style-name="ce117"/>
          <table:table-cell table:style-name="ce152" table:number-columns-repeated="4"/>
          <table:table-cell table:number-columns-repeated="1008"/>
        </table:table-row>
        <table:table-row table:style-name="ro71">
          <table:table-cell table:style-name="ce54" office:value-type="string" calcext:value-type="string">
            <text:p>11.1.2.3</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ext:p>Office 2008</text:p>
          </table:table-cell>
          <table:table-cell table:style-name="ce101" office:value-type="string" calcext:value-type="string" table:number-columns-spanned="7" table:number-rows-spanned="1">
            <text:p>MICROSOFT OFFICE 2008 (for Mac OS) is supported only for: Financial Management and Financial Reporting. </text:p>
          </table:table-cell>
          <table:covered-table-cell table:style-name="ce110"/>
          <table:covered-table-cell table:style-name="ce116"/>
          <table:covered-table-cell table:number-columns-repeated="4" table:style-name="ce64"/>
          <table:table-cell table:style-name="ce152" table:number-columns-repeated="4"/>
          <table:table-cell table:number-columns-repeated="1008"/>
        </table:table-row>
        <table:table-row table:style-name="ro71" table:visibility="filter">
          <table:table-cell table:style-name="ce54" office:value-type="string" calcext:value-type="string">
            <text:p>11.1.2.2</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ext:p>Office 2008</text:p>
          </table:table-cell>
          <table:table-cell table:style-name="ce101" office:value-type="string" calcext:value-type="string" table:number-columns-spanned="7" table:number-rows-spanned="1">
            <text:p>MICROSOFT OFFICE 2008 (for Mac OS) is supported only for: Financial Management, Tax Provision, Financial Reporting, and Oracle Quantitative Management and Reporting for Solvency II. </text:p>
          </table:table-cell>
          <table:covered-table-cell table:style-name="ce110"/>
          <table:covered-table-cell table:style-name="ce116"/>
          <table:covered-table-cell table:number-columns-repeated="4" table:style-name="ce64"/>
          <table:table-cell table:style-name="ce152" table:number-columns-repeated="4"/>
          <table:table-cell table:number-columns-repeated="1008"/>
        </table:table-row>
        <table:table-row table:style-name="ro71" table:visibility="filter">
          <table:table-cell table:style-name="ce54" office:value-type="string" calcext:value-type="string">
            <text:p>11.1.2.1</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ext:p>Office 2008</text:p>
          </table:table-cell>
          <table:table-cell table:style-name="ce101" office:value-type="string" calcext:value-type="string" table:number-columns-spanned="7" table:number-rows-spanned="1">
            <text:p>MICROSOFT OFFICE 2008 (for Mac OS) is supported only for: Financial Management and Financial Reporting. </text:p>
          </table:table-cell>
          <table:covered-table-cell table:style-name="ce110"/>
          <table:covered-table-cell table:style-name="ce116"/>
          <table:covered-table-cell table:number-columns-repeated="4" table:style-name="ce64"/>
          <table:table-cell table:style-name="ce152" table:number-columns-repeated="4"/>
          <table:table-cell table:number-columns-repeated="1008"/>
        </table:table-row>
        <table:table-row table:style-name="ro71" table:visibility="filter">
          <table:table-cell table:style-name="ce54" office:value-type="string" calcext:value-type="string">
            <text:p>11.1.2.0</text:p>
          </table:table-cell>
          <table:table-cell table:style-name="ce55" office:value-type="string" calcext:value-type="string">
            <text:p>Microsoft</text:p>
          </table:table-cell>
          <table:table-cell table:style-name="ce82" office:value-type="string" calcext:value-type="string" table:number-columns-spanned="2" table:number-rows-spanned="1">
            <text:p>Office Productivity Suite</text:p>
          </table:table-cell>
          <table:covered-table-cell table:style-name="ce88"/>
          <table:table-cell table:style-name="ce91" office:value-type="string" calcext:value-type="string">
            <text:p>Office 2008</text:p>
          </table:table-cell>
          <table:table-cell table:style-name="ce101" office:value-type="string" calcext:value-type="string" table:number-columns-spanned="7" table:number-rows-spanned="1">
            <text:p>MICROSOFT OFFICE 2008 (for Mac OS) is supported only for: Financial Management and Financial Reporting. </text:p>
          </table:table-cell>
          <table:covered-table-cell table:style-name="ce110"/>
          <table:covered-table-cell table:style-name="ce116"/>
          <table:covered-table-cell table:number-columns-repeated="4" table:style-name="ce64"/>
          <table:table-cell table:style-name="ce152" table:number-columns-repeated="4"/>
          <table:table-cell table:number-columns-repeated="1008"/>
        </table:table-row>
        <table:table-row table:style-name="ro12">
          <table:table-cell table:style-name="ce54" office:value-type="string" calcext:value-type="string">
            <text:p>11.1.2.3</text:p>
          </table:table-cell>
          <table:table-cell table:style-name="ce54" office:value-type="string" calcext:value-type="string">
            <text:p>Adobe</text:p>
          </table:table-cell>
          <table:table-cell table:style-name="ce82" office:value-type="string" calcext:value-type="string" table:number-columns-spanned="2" table:number-rows-spanned="1">
            <text:p>Electronic documents</text:p>
          </table:table-cell>
          <table:covered-table-cell table:style-name="ce88"/>
          <table:table-cell table:style-name="ce68" office:value-type="string" calcext:value-type="string">
            <text:p>Acrobat Reader 9+</text:p>
          </table:table-cell>
          <table:table-cell table:style-name="ce102" table:number-columns-spanned="7" table:number-rows-spanned="1"/>
          <table:covered-table-cell table:style-name="ce111"/>
          <table:covered-table-cell table:style-name="ce88"/>
          <table:covered-table-cell table:number-columns-repeated="4" table:style-name="ce64"/>
          <table:table-cell table:style-name="ce152" table:number-columns-repeated="4"/>
          <table:table-cell table:number-columns-repeated="1008"/>
        </table:table-row>
        <table:table-row table:style-name="ro12" table:visibility="filter">
          <table:table-cell table:style-name="ce54" office:value-type="string" calcext:value-type="string">
            <text:p>11.1.2.2</text:p>
          </table:table-cell>
          <table:table-cell table:style-name="ce54" office:value-type="string" calcext:value-type="string">
            <text:p>Adobe</text:p>
          </table:table-cell>
          <table:table-cell table:style-name="ce82" office:value-type="string" calcext:value-type="string" table:number-columns-spanned="2" table:number-rows-spanned="1">
            <text:p>Electronic documents</text:p>
          </table:table-cell>
          <table:covered-table-cell table:style-name="ce88"/>
          <table:table-cell table:style-name="ce68" office:value-type="string" calcext:value-type="string">
            <text:p>Acrobat Reader 9+</text:p>
          </table:table-cell>
          <table:table-cell table:style-name="ce102" table:number-columns-spanned="7" table:number-rows-spanned="1"/>
          <table:covered-table-cell table:style-name="ce111"/>
          <table:covered-table-cell table:style-name="ce88"/>
          <table:covered-table-cell table:number-columns-repeated="4" table:style-name="ce64"/>
          <table:table-cell table:style-name="ce152" table:number-columns-repeated="4"/>
          <table:table-cell table:number-columns-repeated="1008"/>
        </table:table-row>
        <table:table-row table:style-name="ro12" table:visibility="filter">
          <table:table-cell table:style-name="ce54" office:value-type="string" calcext:value-type="string">
            <text:p>11.1.2.1</text:p>
          </table:table-cell>
          <table:table-cell table:style-name="ce54" office:value-type="string" calcext:value-type="string">
            <text:p>Adobe</text:p>
          </table:table-cell>
          <table:table-cell table:style-name="ce82" office:value-type="string" calcext:value-type="string" table:number-columns-spanned="2" table:number-rows-spanned="1">
            <text:p>Electronic documents</text:p>
          </table:table-cell>
          <table:covered-table-cell table:style-name="ce88"/>
          <table:table-cell table:style-name="ce68" office:value-type="string" calcext:value-type="string">
            <text:p>Acrobat Reader 9+</text:p>
          </table:table-cell>
          <table:table-cell table:style-name="ce102" table:number-columns-spanned="7" table:number-rows-spanned="1"/>
          <table:covered-table-cell table:style-name="ce111"/>
          <table:covered-table-cell table:style-name="ce88"/>
          <table:covered-table-cell table:number-columns-repeated="4" table:style-name="ce64"/>
          <table:table-cell table:style-name="ce152" table:number-columns-repeated="4"/>
          <table:table-cell table:number-columns-repeated="1008"/>
        </table:table-row>
        <table:table-row table:style-name="ro12" table:visibility="filter">
          <table:table-cell table:style-name="ce54" office:value-type="string" calcext:value-type="string">
            <text:p>11.1.2.0</text:p>
          </table:table-cell>
          <table:table-cell table:style-name="ce54" office:value-type="string" calcext:value-type="string">
            <text:p>Adobe</text:p>
          </table:table-cell>
          <table:table-cell table:style-name="ce82" office:value-type="string" calcext:value-type="string" table:number-columns-spanned="2" table:number-rows-spanned="1">
            <text:p>Electronic documents</text:p>
          </table:table-cell>
          <table:covered-table-cell table:style-name="ce88"/>
          <table:table-cell table:style-name="ce68" office:value-type="string" calcext:value-type="string">
            <text:p>Acrobat Reader 9+</text:p>
          </table:table-cell>
          <table:table-cell table:style-name="ce102" table:number-columns-spanned="7" table:number-rows-spanned="1"/>
          <table:covered-table-cell table:style-name="ce111"/>
          <table:covered-table-cell table:style-name="ce88"/>
          <table:covered-table-cell table:number-columns-repeated="4" table:style-name="ce64"/>
          <table:table-cell table:style-name="ce152" table:number-columns-repeated="4"/>
          <table:table-cell table:number-columns-repeated="1008"/>
        </table:table-row>
        <table:table-row table:style-name="ro12">
          <table:table-cell table:style-name="ce54" office:value-type="string" calcext:value-type="string">
            <text:p>11.1.2.3</text:p>
          </table:table-cell>
          <table:table-cell table:style-name="ce54" office:value-type="string" calcext:value-type="string">
            <text:p>Adobe</text:p>
          </table:table-cell>
          <table:table-cell table:style-name="ce82" office:value-type="string" calcext:value-type="string" table:number-columns-spanned="2" table:number-rows-spanned="1">
            <text:p>Animation</text:p>
          </table:table-cell>
          <table:covered-table-cell table:style-name="ce88"/>
          <table:table-cell table:style-name="ce68" office:value-type="string" calcext:value-type="string">
            <text:p>Flash Player 10+</text:p>
          </table:table-cell>
          <table:table-cell table:style-name="ce103" office:value-type="string" calcext:value-type="string" table:number-columns-spanned="7" table:number-rows-spanned="1">
            <text:p>REQUIRED ONLY FOR: Financial Close Management, Interactive Reporting clients (Designer desktop client; Web client plug in; and Workspace thin client), and Calculation Manager (Internet Explorer and Firefox).</text:p>
          </table:table-cell>
          <table:covered-table-cell table:style-name="ce110"/>
          <table:covered-table-cell table:style-name="ce116"/>
          <table:covered-table-cell table:number-columns-repeated="4" table:style-name="ce64"/>
          <table:table-cell table:style-name="ce152" table:number-columns-repeated="4"/>
          <table:table-cell table:number-columns-repeated="1008"/>
        </table:table-row>
        <table:table-row table:style-name="ro12" table:visibility="filter">
          <table:table-cell table:style-name="ce54" office:value-type="string" calcext:value-type="string">
            <text:p>11.1.2.2</text:p>
          </table:table-cell>
          <table:table-cell table:style-name="ce54" office:value-type="string" calcext:value-type="string">
            <text:p>Adobe</text:p>
          </table:table-cell>
          <table:table-cell table:style-name="ce82" office:value-type="string" calcext:value-type="string" table:number-columns-spanned="2" table:number-rows-spanned="1">
            <text:p>Animation</text:p>
          </table:table-cell>
          <table:covered-table-cell table:style-name="ce88"/>
          <table:table-cell table:style-name="ce68" office:value-type="string" calcext:value-type="string">
            <text:p>Flash Player 10</text:p>
          </table:table-cell>
          <table:table-cell table:style-name="ce103" office:value-type="string" calcext:value-type="string" table:number-columns-spanned="7" table:number-rows-spanned="1">
            <text:p>REQUIRED ONLY FOR: Financial Close Management, Interactive Reporting clients: (Designer desktop client; Web client plug in; and Workspace thin client)</text:p>
          </table:table-cell>
          <table:covered-table-cell table:style-name="ce110"/>
          <table:covered-table-cell table:style-name="ce116"/>
          <table:covered-table-cell table:number-columns-repeated="4" table:style-name="ce64"/>
          <table:table-cell table:style-name="ce152" table:number-columns-repeated="4"/>
          <table:table-cell table:number-columns-repeated="1008"/>
        </table:table-row>
        <table:table-row table:style-name="ro12" table:visibility="filter">
          <table:table-cell table:style-name="ce54" office:value-type="string" calcext:value-type="string">
            <text:p>11.1.2.1</text:p>
          </table:table-cell>
          <table:table-cell table:style-name="ce54" office:value-type="string" calcext:value-type="string">
            <text:p>Adobe</text:p>
          </table:table-cell>
          <table:table-cell table:style-name="ce82" office:value-type="string" calcext:value-type="string" table:number-columns-spanned="2" table:number-rows-spanned="1">
            <text:p>Animation</text:p>
          </table:table-cell>
          <table:covered-table-cell table:style-name="ce88"/>
          <table:table-cell table:style-name="ce68" office:value-type="string" calcext:value-type="string">
            <text:p>Flash Player 10</text:p>
          </table:table-cell>
          <table:table-cell table:style-name="ce103" office:value-type="string" calcext:value-type="string" table:number-columns-spanned="7" table:number-rows-spanned="1">
            <text:p>REQUIRED ONLY FOR: Financial Close Management, Interactive Reporting clients: (Designer desktop client; Web client plug in; and Workspace thin client)</text:p>
          </table:table-cell>
          <table:covered-table-cell table:style-name="ce110"/>
          <table:covered-table-cell table:style-name="ce116"/>
          <table:covered-table-cell table:number-columns-repeated="4" table:style-name="ce64"/>
          <table:table-cell table:style-name="ce152" table:number-columns-repeated="4"/>
          <table:table-cell table:number-columns-repeated="1008"/>
        </table:table-row>
        <table:table-row table:style-name="ro12" table:visibility="filter">
          <table:table-cell table:style-name="ce54" office:value-type="string" calcext:value-type="string">
            <text:p>11.1.2.0</text:p>
          </table:table-cell>
          <table:table-cell table:style-name="ce54" office:value-type="string" calcext:value-type="string">
            <text:p>Adobe</text:p>
          </table:table-cell>
          <table:table-cell table:style-name="ce82" office:value-type="string" calcext:value-type="string" table:number-columns-spanned="2" table:number-rows-spanned="1">
            <text:p>Animation</text:p>
          </table:table-cell>
          <table:covered-table-cell table:style-name="ce88"/>
          <table:table-cell table:style-name="ce68" office:value-type="string" calcext:value-type="string">
            <text:p>Flash Player 10</text:p>
          </table:table-cell>
          <table:table-cell table:style-name="ce103" office:value-type="string" calcext:value-type="string" table:number-columns-spanned="7" table:number-rows-spanned="1">
            <text:p>REQUIRED ONLY FOR: Financial Close Management, Interactive Reporting clients: (Designer desktop client; Web client plug in; and Workspace thin client)</text:p>
          </table:table-cell>
          <table:covered-table-cell table:style-name="ce110"/>
          <table:covered-table-cell table:style-name="ce116"/>
          <table:covered-table-cell table:number-columns-repeated="4" table:style-name="ce64"/>
          <table:table-cell table:style-name="ce152" table:number-columns-repeated="4"/>
          <table:table-cell table:number-columns-repeated="1008"/>
        </table:table-row>
        <table:table-row table:style-name="ro12" table:visibility="filter">
          <table:table-cell table:style-name="ce54" office:value-type="string" calcext:value-type="string">
            <text:p>11.1.2.2</text:p>
          </table:table-cell>
          <table:table-cell table:style-name="ce54" office:value-type="string" calcext:value-type="string">
            <text:p>JRE</text:p>
          </table:table-cell>
          <table:table-cell table:style-name="ce82" office:value-type="string" calcext:value-type="string" table:number-columns-spanned="2" table:number-rows-spanned="1">
            <text:p>JRE Plug-in</text:p>
          </table:table-cell>
          <table:covered-table-cell table:style-name="ce88"/>
          <table:table-cell table:style-name="ce68" office:value-type="string" calcext:value-type="string">
            <text:p>JRE Plug-in 1.6.0_22+</text:p>
          </table:table-cell>
          <table:table-cell table:style-name="ce103" office:value-type="string" calcext:value-type="string" table:number-columns-spanned="7" table:number-rows-spanned="1">
            <text:p>REQUIRED ONLY FOR: <text:s/>Web Analysis, Performance Scorecard</text:p>
          </table:table-cell>
          <table:covered-table-cell table:style-name="ce110"/>
          <table:covered-table-cell table:style-name="ce116"/>
          <table:covered-table-cell table:number-columns-repeated="4" table:style-name="ce64"/>
          <table:table-cell table:style-name="ce152" table:number-columns-repeated="4"/>
          <table:table-cell table:number-columns-repeated="1008"/>
        </table:table-row>
        <table:table-row table:style-name="ro12" table:visibility="filter">
          <table:table-cell table:style-name="ce54" office:value-type="string" calcext:value-type="string">
            <text:p>11.1.2.1</text:p>
          </table:table-cell>
          <table:table-cell table:style-name="ce54" office:value-type="string" calcext:value-type="string">
            <text:p>JRE</text:p>
          </table:table-cell>
          <table:table-cell table:style-name="ce82" office:value-type="string" calcext:value-type="string" table:number-columns-spanned="2" table:number-rows-spanned="1">
            <text:p>JRE Plug-in</text:p>
          </table:table-cell>
          <table:covered-table-cell table:style-name="ce88"/>
          <table:table-cell table:style-name="ce68" office:value-type="string" calcext:value-type="string">
            <text:p>JRE Plug-in 1.6.0_22+</text:p>
          </table:table-cell>
          <table:table-cell table:style-name="ce103" office:value-type="string" calcext:value-type="string" table:number-columns-spanned="7" table:number-rows-spanned="1">
            <text:p>REQUIRED ONLY FOR: <text:s/>Web Analysis, Performance Scorecard</text:p>
          </table:table-cell>
          <table:covered-table-cell table:style-name="ce110"/>
          <table:covered-table-cell table:style-name="ce116"/>
          <table:covered-table-cell table:number-columns-repeated="4" table:style-name="ce64"/>
          <table:table-cell table:style-name="ce152" table:number-columns-repeated="4"/>
          <table:table-cell table:number-columns-repeated="1008"/>
        </table:table-row>
        <table:table-row table:style-name="ro12" table:visibility="filter">
          <table:table-cell table:style-name="ce54" office:value-type="string" calcext:value-type="string">
            <text:p>11.1.2.0</text:p>
          </table:table-cell>
          <table:table-cell table:style-name="ce54" office:value-type="string" calcext:value-type="string">
            <text:p>JRE</text:p>
          </table:table-cell>
          <table:table-cell table:style-name="ce82" office:value-type="string" calcext:value-type="string" table:number-columns-spanned="2" table:number-rows-spanned="1">
            <text:p>JRE Plug-in</text:p>
          </table:table-cell>
          <table:covered-table-cell table:style-name="ce88"/>
          <table:table-cell table:style-name="ce68" office:value-type="string" calcext:value-type="string">
            <text:p>JRE Plug-in 1.6.0_22+</text:p>
          </table:table-cell>
          <table:table-cell table:style-name="ce103" office:value-type="string" calcext:value-type="string" table:number-columns-spanned="7" table:number-rows-spanned="1">
            <text:p>REQUIRED ONLY FOR: <text:s/>Web Analysis, Performance Scorecard</text:p>
          </table:table-cell>
          <table:covered-table-cell table:style-name="ce110"/>
          <table:covered-table-cell table:style-name="ce116"/>
          <table:covered-table-cell table:number-columns-repeated="4" table:style-name="ce64"/>
          <table:table-cell table:style-name="ce152" table:number-columns-repeated="4"/>
          <table:table-cell table:number-columns-repeated="1008"/>
        </table:table-row>
        <table:table-row table:style-name="ro53">
          <table:table-cell table:style-name="ce54" office:value-type="string" calcext:value-type="string">
            <text:p>11.1.2.3</text:p>
          </table:table-cell>
          <table:table-cell table:style-name="ce54" office:value-type="string" calcext:value-type="string">
            <text:p>Microsoft</text:p>
          </table:table-cell>
          <table:table-cell table:style-name="ce54" office:value-type="string" calcext:value-type="string" table:number-columns-spanned="2" table:number-rows-spanned="1">
            <text:p>DCOM (Distributed Component Object Model)</text:p>
          </table:table-cell>
          <table:covered-table-cell table:style-name="ce89"/>
          <table:table-cell table:style-name="ce68" office:value-type="string" calcext:value-type="string">
            <text:p>DCOM enabled on the client computer</text:p>
          </table:table-cell>
          <table:table-cell table:style-name="ce68" office:value-type="string" calcext:value-type="string" table:number-columns-spanned="7" table:number-rows-spanned="1">
            <text:p>REQUIRED ONLY FOR: <text:s/>Financial Management when the Financial Management Win32 client is running or when the Financial Reporting client is running against a Financial Management application. </text:p>
          </table:table-cell>
          <table:covered-table-cell table:style-name="ce112"/>
          <table:covered-table-cell table:style-name="ce122"/>
          <table:covered-table-cell table:number-columns-repeated="4" table:style-name="ce128"/>
          <table:table-cell table:style-name="ce152" table:number-columns-repeated="4"/>
          <table:table-cell table:style-name="ce163"/>
          <table:table-cell table:number-columns-repeated="1007"/>
        </table:table-row>
        <table:table-row table:style-name="ro53" table:visibility="filter">
          <table:table-cell table:style-name="ce54" office:value-type="string" calcext:value-type="string">
            <text:p>11.1.2.2</text:p>
          </table:table-cell>
          <table:table-cell table:style-name="ce54" office:value-type="string" calcext:value-type="string">
            <text:p>Microsoft</text:p>
          </table:table-cell>
          <table:table-cell table:style-name="ce54" office:value-type="string" calcext:value-type="string" table:number-columns-spanned="2" table:number-rows-spanned="1">
            <text:p>DCOM (Distributed Component Object Model)</text:p>
          </table:table-cell>
          <table:covered-table-cell table:style-name="ce89"/>
          <table:table-cell table:style-name="ce68" office:value-type="string" calcext:value-type="string">
            <text:p>DCOM enabled on the client computer</text:p>
          </table:table-cell>
          <table:table-cell table:style-name="ce68" office:value-type="string" calcext:value-type="string" table:number-columns-spanned="7" table:number-rows-spanned="1">
            <text:p>REQUIRED ONLY FOR: <text:s/>Financial Management when the Financial Management Win32 client is running or when the Financial Reporting client is running against a Financial Management application. </text:p>
          </table:table-cell>
          <table:covered-table-cell table:style-name="ce112"/>
          <table:covered-table-cell table:style-name="ce122"/>
          <table:covered-table-cell table:number-columns-repeated="4" table:style-name="ce128"/>
          <table:table-cell table:style-name="ce152" table:number-columns-repeated="4"/>
          <table:table-cell table:style-name="ce163"/>
          <table:table-cell table:number-columns-repeated="1007"/>
        </table:table-row>
        <table:table-row table:style-name="ro53" table:visibility="filter">
          <table:table-cell table:style-name="ce54" office:value-type="string" calcext:value-type="string">
            <text:p>11.1.2.1</text:p>
          </table:table-cell>
          <table:table-cell table:style-name="ce54" office:value-type="string" calcext:value-type="string">
            <text:p>Microsoft</text:p>
          </table:table-cell>
          <table:table-cell table:style-name="ce54" office:value-type="string" calcext:value-type="string" table:number-columns-spanned="2" table:number-rows-spanned="1">
            <text:p>DCOM (Distributed Component Object Model)</text:p>
          </table:table-cell>
          <table:covered-table-cell table:style-name="ce89"/>
          <table:table-cell table:style-name="ce68" office:value-type="string" calcext:value-type="string">
            <text:p>DCOM enabled on the client computer</text:p>
          </table:table-cell>
          <table:table-cell table:style-name="ce68" office:value-type="string" calcext:value-type="string" table:number-columns-spanned="7" table:number-rows-spanned="1">
            <text:p>REQUIRED ONLY FOR: <text:s/>Financial Management when the Financial Management Win32 client is running or when the Financial Reporting client is running against a Financial Management application. </text:p>
          </table:table-cell>
          <table:covered-table-cell table:style-name="ce112"/>
          <table:covered-table-cell table:style-name="ce122"/>
          <table:covered-table-cell table:number-columns-repeated="4" table:style-name="ce128"/>
          <table:table-cell table:style-name="ce152" table:number-columns-repeated="4"/>
          <table:table-cell table:style-name="ce163"/>
          <table:table-cell table:number-columns-repeated="1007"/>
        </table:table-row>
        <table:table-row table:style-name="ro53" table:visibility="filter">
          <table:table-cell table:style-name="ce54" office:value-type="string" calcext:value-type="string">
            <text:p>11.1.2.0</text:p>
          </table:table-cell>
          <table:table-cell table:style-name="ce54" office:value-type="string" calcext:value-type="string">
            <text:p>Microsoft</text:p>
          </table:table-cell>
          <table:table-cell table:style-name="ce54" office:value-type="string" calcext:value-type="string" table:number-columns-spanned="2" table:number-rows-spanned="1">
            <text:p>DCOM (Distributed Component Object Model)</text:p>
          </table:table-cell>
          <table:covered-table-cell table:style-name="ce89"/>
          <table:table-cell table:style-name="ce68" office:value-type="string" calcext:value-type="string">
            <text:p>DCOM enabled on the client computer</text:p>
          </table:table-cell>
          <table:table-cell table:style-name="ce68" office:value-type="string" calcext:value-type="string" table:number-columns-spanned="7" table:number-rows-spanned="1">
            <text:p>REQUIRED ONLY FOR: <text:s/>Financial Management when the Financial Management Win32 client is running or when the Financial Reporting client is running against a Financial Management application. </text:p>
          </table:table-cell>
          <table:covered-table-cell table:style-name="ce112"/>
          <table:covered-table-cell table:style-name="ce122"/>
          <table:covered-table-cell table:number-columns-repeated="4" table:style-name="ce128"/>
          <table:table-cell table:style-name="ce152" table:number-columns-repeated="4"/>
          <table:table-cell table:style-name="ce163"/>
          <table:table-cell table:number-columns-repeated="1007"/>
        </table:table-row>
        <table:table-row table:style-name="ro7">
          <table:table-cell table:style-name="ce59" table:number-columns-spanned="12" table:number-rows-spanned="22"/>
          <table:covered-table-cell table:number-columns-repeated="11" table:style-name="ce75"/>
          <table:table-cell table:style-name="ce153" table:number-columns-spanned="5" table:number-rows-spanned="22"/>
          <table:covered-table-cell table:number-columns-repeated="3" table:style-name="ce152"/>
          <table:covered-table-cell table:style-name="ce164"/>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0"/>
          <table:covered-table-cell table:number-columns-repeated="11" table:style-name="ce76"/>
          <table:covered-table-cell table:number-columns-repeated="4" table:style-name="ce152"/>
          <table:covered-table-cell table:style-name="ce158"/>
          <table:table-cell table:style-name="ce167" table:number-columns-repeated="1007"/>
        </table:table-row>
        <table:table-row table:style-name="ro7">
          <table:covered-table-cell table:style-name="ce61"/>
          <table:covered-table-cell table:number-columns-repeated="11" table:style-name="ce77"/>
          <table:covered-table-cell table:number-columns-repeated="4" table:style-name="ce154"/>
          <table:covered-table-cell table:style-name="ce153"/>
          <table:table-cell table:style-name="ce167" table:number-columns-repeated="1007"/>
        </table:table-row>
        <table:table-row table:style-name="ro7" table:number-rows-repeated="1048298">
          <table:table-cell table:number-columns-repeated="1024"/>
        </table:table-row>
        <table:table-row table:style-name="ro7">
          <table:table-cell table:number-columns-repeated="1024"/>
        </table:table-row>
        <table:named-expressions>
          <table:named-range table:name="Excel_BuiltIn_Print_Area" table:base-cell-address="$Menu.$A$1" table:cell-range-address="$'EPM System Basic Platform'.$B$1:.$L$255" table:range-usable-as="print-range"/>
          <table:named-range table:name="Excel_BuiltIn_Print_Titles" table:base-cell-address="$Menu.$A$1" table:cell-range-address="$'EPM System Basic Platform'.$A$1:.$AMJ$7" table:range-usable-as="repeat-column repeat-row"/>
          <table:named-range table:name="Excel_BuiltIn__FilterDatabase" table:base-cell-address="$Menu.$A$1" table:cell-range-address="$'EPM System Basic Platform'.$A$7:.$A$255"/>
        </table:named-expressions>
      </table:table>
      <table:table table:name="Non-Oracle DBs" table:style-name="ta3" table:print-ranges="'Non-Oracle DBs'.B1:'Non-Oracle DBs'.F114">
        <table:table-column table:style-name="co21" table:default-cell-style-name="ce172"/>
        <table:table-column table:style-name="co22" table:default-cell-style-name="ce62"/>
        <table:table-column table:style-name="co23" table:default-cell-style-name="ce62"/>
        <table:table-column table:style-name="co24" table:default-cell-style-name="ce62"/>
        <table:table-column table:style-name="co25" table:default-cell-style-name="ce62"/>
        <table:table-column table:style-name="co26" table:default-cell-style-name="ce62"/>
        <table:table-column table:style-name="co26" table:default-cell-style-name="ce196"/>
        <table:table-column table:style-name="co21" table:number-columns-repeated="11" table:default-cell-style-name="ce197"/>
        <table:table-column table:style-name="co21" table:default-cell-style-name="ce163"/>
        <table:table-column table:style-name="co20" table:number-columns-repeated="1005" table:default-cell-style-name="Default"/>
        <table:table-header-rows>
          <table:table-row table:style-name="ro51">
            <table:table-cell table:style-name="ce171" office:value-type="string" calcext:value-type="string" table:number-columns-spanned="5" table:number-rows-spanned="1">
              <text:p>Oracle EPM System 11.1.2.x Certification Matrix</text:p>
              <text:p>Non-Oracle Database Certifications</text:p>
            </table:table-cell>
            <table:covered-table-cell table:number-columns-repeated="3" table:style-name="ce64"/>
            <table:covered-table-cell table:style-name="ce86"/>
            <table:table-cell table:style-name="ce193" office:value-type="string" calcext:value-type="string">
              <text:p>Last Updated: <text:s/>June 26, 2013</text:p>
            </table:table-cell>
            <table:table-cell table:style-name="ce195" table:number-columns-spanned="1" table:number-rows-spanned="114"/>
            <table:table-cell table:style-name="ce195" table:number-columns-spanned="1" table:number-rows-spanned="114"/>
            <table:table-cell table:style-name="ce195" table:number-columns-spanned="1" table:number-rows-spanned="114"/>
            <table:table-cell table:style-name="ce195" table:number-columns-spanned="1" table:number-rows-spanned="114"/>
            <table:table-cell table:style-name="ce195" table:number-columns-spanned="1" table:number-rows-spanned="114"/>
            <table:table-cell table:style-name="ce195" table:number-columns-spanned="1" table:number-rows-spanned="114"/>
            <table:table-cell table:style-name="ce195" table:number-columns-spanned="1" table:number-rows-spanned="114"/>
            <table:table-cell table:number-columns-repeated="1011"/>
          </table:table-row>
          <table:table-row table:style-name="ro72">
            <table:table-cell table:style-name="ce58" office:value-type="string" calcext:value-type="string">
              <text:p>Version Supported</text:p>
            </table:table-cell>
            <table:table-cell table:style-name="ce58" office:value-type="string" calcext:value-type="string">
              <text:p>Database Type / Version</text:p>
            </table:table-cell>
            <table:table-cell table:style-name="ce58" office:value-type="string" calcext:value-type="string">
              <text:p>Type of Database Use</text:p>
            </table:table-cell>
            <table:table-cell table:style-name="ce58" office:value-type="string" calcext:value-type="string">
              <text:p>Database Client<text:span text:style-name="T11">*</text:span></text:p>
            </table:table-cell>
            <table:table-cell table:style-name="ce58" office:value-type="string" calcext:value-type="string" table:number-columns-spanned="2" table:number-rows-spanned="1">
              <text:p>Exceptions and Additional Information</text:p>
            </table:table-cell>
            <table:covered-table-cell table:style-name="ce86"/>
            <table:covered-table-cell table:number-columns-repeated="7" table:style-name="ce152"/>
            <table:table-cell table:number-columns-repeated="1011"/>
          </table:table-row>
        </table:table-header-rows>
        <table:table-row table:style-name="ro61">
          <table:table-cell table:style-name="ce53" office:value-type="string" calcext:value-type="string">
            <text:p>11.1.2.3</text:p>
          </table:table-cell>
          <table:table-cell table:style-name="ce70" office:value-type="string" calcext:value-type="string">
            <text:p>IBM DB2 9.7 and later FixPaks</text:p>
            <text:p>IBM DB2 9.5 </text:p>
          </table:table-cell>
          <table:table-cell table:style-name="ce70" office:value-type="string" calcext:value-type="string">
            <text:p>9.7-Repository &amp; Datasource </text:p>
            <text:p>9.5-Datasource (only)</text:p>
          </table:table-cell>
          <table:table-cell table:style-name="ce70" office:value-type="string" calcext:value-type="string">
            <text:p>Repository: DataDirect ODBC 7.0.x, JDBC from WebLogic Server</text:p>
            <text:p/>
            <text:p>Datasource: IBM Native driver (9.5 and 9.7), DataDirect ODBC 6, JDBC 4</text:p>
          </table:table-cell>
          <table:table-cell table:style-name="ce70" office:value-type="string" calcext:value-type="string" table:number-columns-spanned="2" table:number-rows-spanned="1">
            <text:p><text:span text:style-name="T9">1. </text:span><text:span text:style-name="T10">NOT SUPPORTED AS REPOSITORY FOR: Data Relationship Management, FDMEE, FDM, Financial Close Management, Profitability &amp; Cost Management</text:span></text:p>
            <text:p><text:span text:style-name="T9">2. </text:span><text:span text:style-name="T10">SUPPORTED AS DATASOURCE FOR:  Essbase SQL Interface, Essbase Studio, Integration Services, Interactive Reporting, Production Reporting, and Web Analysis.</text:span></text:p>
            <text:p><text:span text:style-name="T9">3. </text:span><text:span text:style-name="T10">SUPPORTED AS CATALOG FOR: Essbase Studio</text:span></text:p>
            <text:p><text:span text:style-name="T9">4</text:span><text:span text:style-name="T10">. Integration Services does not support JDBC from WebLogic Server, IBM Native driver, or JDBC 4.</text:span></text:p>
            <text:p><text:span text:style-name="T9">5</text:span><text:span text:style-name="T10">. For Strategic Finance: Supported for Data Export only.</text:span></text:p>
          </table:table-cell>
          <table:covered-table-cell table:style-name="ce163"/>
          <table:covered-table-cell table:number-columns-repeated="7" table:style-name="ce152"/>
          <table:table-cell table:number-columns-repeated="1011"/>
        </table:table-row>
        <table:table-row table:style-name="ro73" table:visibility="filter">
          <table:table-cell table:style-name="ce53" office:value-type="string" calcext:value-type="string">
            <text:p>11.1.2.2</text:p>
          </table:table-cell>
          <table:table-cell table:style-name="ce70" office:value-type="string" calcext:value-type="string">
            <text:p>IBM DB2 9.7 FP3a   </text:p>
            <text:p>IBM DB2 9.5 </text:p>
          </table:table-cell>
          <table:table-cell table:style-name="ce70" office:value-type="string" calcext:value-type="string">
            <text:p>9.7-Repository &amp; Datasource </text:p>
            <text:p>9.5-Datasource (only)</text:p>
          </table:table-cell>
          <table:table-cell table:style-name="ce70" office:value-type="string" calcext:value-type="string">
            <text:p>Repository: DataDirect ODBC 6.1, JDBC from WebLogic Server</text:p>
            <text:p/>
            <text:p>Datasource: IBM Native driver (9.5 and 9.7), DataDirect ODBC 6, JDBC 4</text:p>
          </table:table-cell>
          <table:table-cell table:style-name="ce70" office:value-type="string" calcext:value-type="string" table:number-columns-spanned="2" table:number-rows-spanned="1">
            <text:p><text:span text:style-name="T9">1. </text:span><text:span text:style-name="T10">NOT SUPPORTED AS REPOSITORY FOR: Data Relationship Management, ERP Integrator, FDM, Financial Close Management, Profitability &amp; Cost Management</text:span></text:p>
            <text:p><text:span text:style-name="T9">2. </text:span><text:span text:style-name="T10">SUPPORTED AS DATASOURCE FOR:  Essbase SQL Interface, Essbase Studio, Integration Services, Interactive Reporting, Production Reporting, and Web Analysis.</text:span></text:p>
            <text:p><text:span text:style-name="T9">3. </text:span><text:span text:style-name="T10">SUPPORTED AS CATALOG FOR: Essbase Studio</text:span></text:p>
            <text:p><text:span text:style-name="T9">4</text:span><text:span text:style-name="T10">. Integration Services does not support JDBC from WebLogic Server, IBM Native driver, or JDBC 4.</text:span></text:p>
          </table:table-cell>
          <table:covered-table-cell table:style-name="ce163"/>
          <table:covered-table-cell table:number-columns-repeated="7" table:style-name="ce152"/>
          <table:table-cell table:number-columns-repeated="1011"/>
        </table:table-row>
        <table:table-row table:style-name="ro73" table:visibility="filter">
          <table:table-cell table:style-name="ce53" office:value-type="string" calcext:value-type="string">
            <text:p>11.1.2.1</text:p>
          </table:table-cell>
          <table:table-cell table:style-name="ce70" office:value-type="string" calcext:value-type="string">
            <text:p>IBM DB2 9.7 FP3a   </text:p>
            <text:p>IBM DB2 9.5 </text:p>
          </table:table-cell>
          <table:table-cell table:style-name="ce70" office:value-type="string" calcext:value-type="string">
            <text:p>9.7-Repository &amp; Datasource </text:p>
            <text:p>9.5-Datasource (only)</text:p>
          </table:table-cell>
          <table:table-cell table:style-name="ce70" office:value-type="string" calcext:value-type="string">
            <text:p>Repository: DataDirect ODBC 6.0 SP2, JDBC from WebLogic Server</text:p>
            <text:p/>
            <text:p>Datasource: IBM Native driver (9.5 and 9.7), DataDirect ODBC 6, JDBC 4</text:p>
          </table:table-cell>
          <table:table-cell table:style-name="ce70" office:value-type="string" calcext:value-type="string" table:number-columns-spanned="2" table:number-rows-spanned="1">
            <text:p><text:span text:style-name="T9">1. </text:span><text:span text:style-name="T10">NOT SUPPORTED AS REPOSITORY FOR: Data Relationship Management, ERP Integrator, FDM, Financial Close Management, Profitability &amp; Cost Management</text:span></text:p>
            <text:p><text:span text:style-name="T9">2. </text:span><text:span text:style-name="T10">SUPPORTED AS DATASOURCE FOR:  Essbase SQL Interface, Essbase Studio, Integration Services, Interactive Reporting, Production Reporting, and Web Analysis.</text:span></text:p>
            <text:p><text:span text:style-name="T9">3. </text:span><text:span text:style-name="T10">SUPPORTED AS CATALOG FOR: Essbase Studio</text:span></text:p>
            <text:p><text:span text:style-name="T9">4</text:span><text:span text:style-name="T10">. Integration Services does not support JDBC from WebLogic Server, IBM Native driver, or JDBC 4.</text:span></text:p>
          </table:table-cell>
          <table:covered-table-cell table:style-name="ce163"/>
          <table:covered-table-cell table:number-columns-repeated="7" table:style-name="ce152"/>
          <table:table-cell table:number-columns-repeated="1011"/>
        </table:table-row>
        <table:table-row table:style-name="ro73" table:visibility="filter">
          <table:table-cell office:value-type="string" calcext:value-type="string">
            <text:p>11.1.2.0</text:p>
          </table:table-cell>
          <table:table-cell table:style-name="ce70" office:value-type="string" calcext:value-type="string">
            <text:p>IBM DB2 9.7 </text:p>
            <text:p>IBM DB2 9.5 </text:p>
          </table:table-cell>
          <table:table-cell table:style-name="ce70" office:value-type="string" calcext:value-type="string">
            <text:p>9.7-Repository &amp; Datasource </text:p>
            <text:p>9.5-Datasource (only)</text:p>
          </table:table-cell>
          <table:table-cell table:style-name="ce70" office:value-type="string" calcext:value-type="string">
            <text:p>Repository: DataDirect ODBC 6.0 SP2, JDBC from WebLogic Server</text:p>
            <text:p/>
            <text:p>Datasource: IBM Native driver (9.5 and 9.7), DataDirect ODBC 6, JDBC 4</text:p>
          </table:table-cell>
          <table:table-cell table:style-name="ce70" office:value-type="string" calcext:value-type="string" table:number-columns-spanned="2" table:number-rows-spanned="1">
            <text:p><text:span text:style-name="T9">1. </text:span><text:span text:style-name="T10">NOT SUPPORTED AS REPOSITORY FOR: Data Relationship Management, ERP Integrator, FDM, Financial Close Management, Profitability &amp; Cost Management</text:span></text:p>
            <text:p><text:span text:style-name="T9">2. </text:span><text:span text:style-name="T10">SUPPORTED AS DATASOURCE FOR:  Essbase SQL Interface, Essbase Studio, Integration Services, Interactive Reporting, Production Reporting, and Web Analysis.</text:span></text:p>
            <text:p><text:span text:style-name="T9">3. </text:span><text:span text:style-name="T10">SUPPORTED AS CATALOG FOR: Essbase Studio</text:span></text:p>
            <text:p><text:span text:style-name="T9">4</text:span><text:span text:style-name="T10">. Integration Services does not support JDBC from WebLogic Server, IBM Native driver, or JDBC 4.</text:span></text:p>
          </table:table-cell>
          <table:covered-table-cell table:style-name="ce163"/>
          <table:covered-table-cell table:number-columns-repeated="7" table:style-name="ce152"/>
          <table:table-cell table:number-columns-repeated="1011"/>
        </table:table-row>
        <table:table-row table:style-name="ro74">
          <table:table-cell table:style-name="ce53" office:value-type="string" calcext:value-type="string">
            <text:p>11.1.2.3</text:p>
          </table:table-cell>
          <table:table-cell table:style-name="ce70" office:value-type="string" calcext:value-type="string">
            <text:p>Microsoft SQL Server 2005 (all SP levels included)</text:p>
            <text:p>Microsoft SQL Server 2008 (all SP levels included)</text:p>
            <text:p>Microsoft SQL Server 2008 R2 (all SP levels included)</text:p>
          </table:table-cell>
          <table:table-cell table:style-name="ce70" office:value-type="string" calcext:value-type="string">
            <text:p>Repository and Datasource </text:p>
          </table:table-cell>
          <table:table-cell table:style-name="ce70" office:value-type="string" calcext:value-type="string">
            <text:p>Repository: DataDirect ODBC 7.0.x, JDBC from WebLogic Server</text:p>
            <text:p/>
            <text:p>Datasource: Microsoft  Native driver (2005 and 2008), DataDirect ODBC 6, JDBC 4</text:p>
          </table:table-cell>
          <table:table-cell table:style-name="ce186" office:value-type="string" calcext:value-type="string" table:number-columns-spanned="2" table:number-rows-spanned="1">
            <text:p>1. <text:span text:style-name="T11">By default, SQL Server 2005 disables TCP/IP connections to the database. Ensure that the TCP/IP connections are enabled.</text:span></text:p>
            <text:p><text:span text:style-name="T9">2</text:span><text:span text:style-name="T10">. SUPPORTED AS A DATASOURCE FOR: Essbase SQL Interface, Essbase Studio, Integration Services, Production Reporting, Interactive Reporting, Web Analysis, and Data Relationship Management. </text:span></text:p>
            <text:p><text:span text:style-name="T9">3</text:span><text:span text:style-name="T10">. Integration Services does not support JDBC from WebLogic Server, or JDBC </text:span></text:p>
            <text:p><text:span text:style-name="T9">4.</text:span><text:span text:style-name="T10"> For Microsoft SQL Server 2005: Includes support for SQL Server Cluster.</text:span></text:p>
            <text:p><text:span text:style-name="T9">5.</text:span><text:span text:style-name="T10"> For Strategic Finance: Supported for Data Export only.</text:span></text:p>
            <text:p><text:span text:style-name="T9">6.</text:span><text:span text:style-name="T10"> For Data Relationship Management: Supported for both data Import and data export.</text:span></text:p>
          </table:table-cell>
          <table:covered-table-cell table:style-name="ce163"/>
          <table:covered-table-cell table:number-columns-repeated="7" table:style-name="ce152"/>
          <table:table-cell table:number-columns-repeated="1011"/>
        </table:table-row>
        <table:table-row table:style-name="ro75" table:visibility="filter">
          <table:table-cell table:style-name="ce53" office:value-type="string" calcext:value-type="string">
            <text:p>11.1.2.2</text:p>
          </table:table-cell>
          <table:table-cell table:style-name="ce70" office:value-type="string" calcext:value-type="string">
            <text:p>Microsoft SQL Server 2005 (all SP levels included)</text:p>
            <text:p>Microsoft SQL Server 2008 (all SP levels included)</text:p>
            <text:p>Microsoft SQL Server 2008 R2 (all SP levels included)</text:p>
          </table:table-cell>
          <table:table-cell table:style-name="ce70" office:value-type="string" calcext:value-type="string">
            <text:p>Repository and Datasource </text:p>
          </table:table-cell>
          <table:table-cell table:style-name="ce70" office:value-type="string" calcext:value-type="string">
            <text:p>Repository: DataDirect ODBC 6.1, JDBC from WebLogic Server</text:p>
            <text:p/>
            <text:p>Datasource: Microsoft  Native driver (2005 and 2008), DataDirect ODBC 6, JDBC 4</text:p>
          </table:table-cell>
          <table:table-cell table:style-name="ce186" office:value-type="string" calcext:value-type="string" table:number-columns-spanned="2" table:number-rows-spanned="1">
            <text:p>1. <text:span text:style-name="T11">By default, SQL Server 2005 disables TCP/IP connections to the database. Ensure that the TCP/IP connections are enabled.</text:span></text:p>
            <text:p><text:span text:style-name="T9">2</text:span><text:span text:style-name="T10">. SUPPORTED AS A DATASOURCE FOR: Essbase SQL Interface, Essbase Studio, Integration Services, Production Reporting, Interactive Reporting, and Web Analysis. </text:span></text:p>
            <text:p><text:span text:style-name="T9">3</text:span><text:span text:style-name="T10">. Integration Services does not support JDBC from WebLogic Server, or JDBC </text:span></text:p>
            <text:p><text:span text:style-name="T11">4. For Microsoft SQL Server 2005: includes support for SQL Server Cluster.</text:span></text:p>
            <text:p><text:span text:style-name="T11"/></text:p>
          </table:table-cell>
          <table:covered-table-cell table:style-name="ce163"/>
          <table:covered-table-cell table:number-columns-repeated="7" table:style-name="ce152"/>
          <table:table-cell table:number-columns-repeated="1011"/>
        </table:table-row>
        <table:table-row table:style-name="ro75" table:visibility="filter">
          <table:table-cell table:style-name="ce53" office:value-type="string" calcext:value-type="string">
            <text:p>11.1.2.1</text:p>
          </table:table-cell>
          <table:table-cell table:style-name="ce70" office:value-type="string" calcext:value-type="string">
            <text:p>Microsoft SQL Server 2005 (all SP levels included)</text:p>
            <text:p>Microsoft SQL Server 2008 (all SP levels included)</text:p>
            <text:p>Microsoft SQL Server 2008 R2 (all SP levels included)</text:p>
          </table:table-cell>
          <table:table-cell table:style-name="ce70" office:value-type="string" calcext:value-type="string">
            <text:p>Repository and Datasource </text:p>
          </table:table-cell>
          <table:table-cell table:style-name="ce70" office:value-type="string" calcext:value-type="string">
            <text:p>Repository: DataDirect ODBC 6.0 SP2, JDBC from WebLogic Server</text:p>
            <text:p/>
            <text:p>Datasource: Microsoft  Native driver (2005 and 2008), DataDirect ODBC 6, JDBC 4</text:p>
          </table:table-cell>
          <table:table-cell table:style-name="ce186" office:value-type="string" calcext:value-type="string" table:number-columns-spanned="2" table:number-rows-spanned="1">
            <text:p>1. <text:span text:style-name="T11">By default, SQL Server 2005 disables TCP/IP connections to the database. Ensure that the TCP/IP connections are enabled.</text:span></text:p>
            <text:p><text:span text:style-name="T9">2</text:span><text:span text:style-name="T10">. SUPPORTED AS DATASOURCE FOR: Essbase SQL Interface, Essbase Studio, Integration Services, Production Reporting, Interactive Reporting, and Web Analysis. </text:span></text:p>
            <text:p><text:span text:style-name="T9">3</text:span><text:span text:style-name="T10">. Integration Services does not support JDBC from WebLogic Server, or JDBC 4.</text:span></text:p>
            <text:p><text:span text:style-name="T11">4. For Microsoft SQL Server 2005: includes support for SQL Server Cluster.</text:span></text:p>
            <text:p><text:span text:style-name="T11"/></text:p>
          </table:table-cell>
          <table:covered-table-cell table:style-name="ce163"/>
          <table:covered-table-cell table:number-columns-repeated="7" table:style-name="ce152"/>
          <table:table-cell table:number-columns-repeated="1011"/>
        </table:table-row>
        <table:table-row table:style-name="ro75" table:visibility="filter">
          <table:table-cell office:value-type="string" calcext:value-type="string">
            <text:p><text:s/>11.1.2.0</text:p>
          </table:table-cell>
          <table:table-cell table:style-name="ce70" office:value-type="string" calcext:value-type="string">
            <text:p>Microsoft SQL Server 2005 (all SP levels included)</text:p>
            <text:p>Microsoft SQL Server 2008 (all SP levels included)</text:p>
            <text:p>Microsoft SQL Server 2008 R2 (all SP levels included)</text:p>
          </table:table-cell>
          <table:table-cell table:style-name="ce70" office:value-type="string" calcext:value-type="string">
            <text:p>Repository and Datasource </text:p>
          </table:table-cell>
          <table:table-cell table:style-name="ce70" office:value-type="string" calcext:value-type="string">
            <text:p>Repository: DataDirect ODBC 6.0 SP2, JDBC from WebLogic Server</text:p>
            <text:p/>
            <text:p>Datasource: Microsoft  Native driver (2005 and 2008), DataDirect ODBC 6, JDBC 4</text:p>
          </table:table-cell>
          <table:table-cell table:style-name="ce186" office:value-type="string" calcext:value-type="string" table:number-columns-spanned="2" table:number-rows-spanned="1">
            <text:p>1. <text:span text:style-name="T11">By default, SQL Server 2005 disables TCP/IP connections to the database. Ensure that the TCP/IP connections are enabled.</text:span></text:p>
            <text:p><text:span text:style-name="T9">2</text:span><text:span text:style-name="T10">. SUPPORTED AS DATASOURCE FOR: Essbase SQL Interface, Essbase Studio, Integration Services, Production Reporting, Interactive Reporting, and Web Analysis. </text:span></text:p>
            <text:p><text:span text:style-name="T9">3</text:span><text:span text:style-name="T10">. Integration Services does not support JDBC from WebLogic Server, or JDBC 4.</text:span></text:p>
            <text:p><text:span text:style-name="T11"/></text:p>
          </table:table-cell>
          <table:covered-table-cell table:style-name="ce163"/>
          <table:covered-table-cell table:number-columns-repeated="7" table:style-name="ce152"/>
          <table:table-cell table:number-columns-repeated="1011"/>
        </table:table-row>
        <table:table-row table:style-name="ro76">
          <table:table-cell office:value-type="string" calcext:value-type="string">
            <text:p>11.1.2.3</text:p>
          </table:table-cell>
          <table:table-cell table:style-name="ce70" office:value-type="string" calcext:value-type="string">
            <text:p>IBM Informix Dynamic Server (IDS) 11.5+</text:p>
            <text:p/>
          </table:table-cell>
          <table:table-cell table:style-name="ce135" office:value-type="string" calcext:value-type="string">
            <text:p>Datasource</text:p>
          </table:table-cell>
          <table:table-cell table:style-name="ce70" office:value-type="string" calcext:value-type="string">
            <text:p>DataDirect ODBC 7.0.x<text:span text:style-name="T9">,</text:span><text:span text:style-name="T10"> IBM SDK 2.9.x</text:span></text:p>
          </table:table-cell>
          <table:table-cell table:style-name="ce91" office:value-type="string" calcext:value-type="string" table:number-columns-spanned="2" table:number-rows-spanned="1">
            <text:p>SUPPORTED ONLY FOR: Interactive Reporting and Production Reporting.</text:p>
          </table:table-cell>
          <table:covered-table-cell table:style-name="ce163"/>
          <table:covered-table-cell table:number-columns-repeated="7" table:style-name="ce152"/>
          <table:table-cell table:number-columns-repeated="1011"/>
        </table:table-row>
        <table:table-row table:style-name="ro76" table:visibility="filter">
          <table:table-cell office:value-type="string" calcext:value-type="string">
            <text:p>11.1.2.2</text:p>
          </table:table-cell>
          <table:table-cell table:style-name="ce70" office:value-type="string" calcext:value-type="string">
            <text:p>IBM Informix Dynamic Server (IDS) 11.10+ </text:p>
            <text:p/>
          </table:table-cell>
          <table:table-cell table:style-name="ce135" office:value-type="string" calcext:value-type="string">
            <text:p>Datasource</text:p>
          </table:table-cell>
          <table:table-cell table:style-name="ce70" office:value-type="string" calcext:value-type="string">
            <text:p>DataDirect ODBC 6.1, IBM SDK 2.9.x</text:p>
          </table:table-cell>
          <table:table-cell table:style-name="ce91" office:value-type="string" calcext:value-type="string" table:number-columns-spanned="2" table:number-rows-spanned="1">
            <text:p>SUPPORTED ONLY FOR: Interactive Reporting and Production Reporting.</text:p>
          </table:table-cell>
          <table:covered-table-cell table:style-name="ce163"/>
          <table:covered-table-cell table:number-columns-repeated="7" table:style-name="ce152"/>
          <table:table-cell table:number-columns-repeated="1011"/>
        </table:table-row>
        <table:table-row table:style-name="ro71" table:visibility="filter">
          <table:table-cell table:style-name="ce53" office:value-type="string" calcext:value-type="string">
            <text:p>11.1.2.1</text:p>
          </table:table-cell>
          <table:table-cell table:style-name="ce70" office:value-type="string" calcext:value-type="string">
            <text:p>IBM Informix Dynamic Server (IDS) 11.5</text:p>
            <text:p/>
          </table:table-cell>
          <table:table-cell table:style-name="ce135" office:value-type="string" calcext:value-type="string">
            <text:p>Datasource</text:p>
          </table:table-cell>
          <table:table-cell table:style-name="ce70" office:value-type="string" calcext:value-type="string">
            <text:p>IBM SDK 2.9.x</text:p>
          </table:table-cell>
          <table:table-cell table:style-name="ce91" office:value-type="string" calcext:value-type="string" table:number-columns-spanned="2" table:number-rows-spanned="1">
            <text:p>SUPPORTED ONLY FOR: Interactive Reporting and Production Reporting.</text:p>
          </table:table-cell>
          <table:covered-table-cell table:style-name="ce163"/>
          <table:covered-table-cell table:number-columns-repeated="7" table:style-name="ce152"/>
          <table:table-cell table:number-columns-repeated="1011"/>
        </table:table-row>
        <table:table-row table:style-name="ro71" table:visibility="filter">
          <table:table-cell table:style-name="ce53" office:value-type="string" calcext:value-type="string">
            <text:p>11.1.2.0</text:p>
          </table:table-cell>
          <table:table-cell table:style-name="ce70" office:value-type="string" calcext:value-type="string">
            <text:p>IBM Informix Dynamic Server (IDS) 11.5</text:p>
            <text:p/>
          </table:table-cell>
          <table:table-cell table:style-name="ce135" office:value-type="string" calcext:value-type="string">
            <text:p>Datasource</text:p>
          </table:table-cell>
          <table:table-cell table:style-name="ce70" office:value-type="string" calcext:value-type="string">
            <text:p>IBM SDK 2.9.x</text:p>
          </table:table-cell>
          <table:table-cell table:style-name="ce91" office:value-type="string" calcext:value-type="string" table:number-columns-spanned="2" table:number-rows-spanned="1">
            <text:p>SUPPORTED FOR: Interactive Reporting and Production Reporting.</text:p>
          </table:table-cell>
          <table:covered-table-cell table:style-name="ce163"/>
          <table:covered-table-cell table:number-columns-repeated="7" table:style-name="ce152"/>
          <table:table-cell table:number-columns-repeated="1011"/>
        </table:table-row>
        <table:table-row table:style-name="ro77">
          <table:table-cell office:value-type="string" calcext:value-type="string">
            <text:p>11.1.2.3</text:p>
          </table:table-cell>
          <table:table-cell table:style-name="ce70" office:value-type="string" calcext:value-type="string">
            <text:p>IBM DB2 for z/OS 10 </text:p>
          </table:table-cell>
          <table:table-cell table:style-name="ce135" office:value-type="string" calcext:value-type="string">
            <text:p>Datasource</text:p>
          </table:table-cell>
          <table:table-cell table:style-name="ce55" office:value-type="string" calcext:value-type="string">
            <text:p>DataDirect ODBC 7.0.x, JDBC 4, Native </text:p>
          </table:table-cell>
          <table:table-cell table:style-name="ce187" office:value-type="string" calcext:value-type="string" table:number-columns-spanned="2" table:number-rows-spanned="1">
            <text:p>1<text:span text:style-name="T11">. SUPPORTED ONLY FOR: Essbase SQL Interface, Essbase Studio, Integration Services, Interactive Reporting, Production Reporting and Web Analysis.</text:span></text:p>
            <text:p><text:span text:style-name="T9">2.</text:span><text:span text:style-name="T10"> IBM DB2 for z/OS is not supported as an OLAP Metadata catalog.</text:span></text:p>
            <text:p><text:span text:style-name="T9">3</text:span><text:span text:style-name="T10">. Integration Services does not support JDBC 4.</text:span></text:p>
          </table:table-cell>
          <table:covered-table-cell table:style-name="ce163"/>
          <table:covered-table-cell table:number-columns-repeated="7" table:style-name="ce152"/>
          <table:table-cell table:number-columns-repeated="1011"/>
        </table:table-row>
        <table:table-row table:style-name="ro77" table:visibility="filter">
          <table:table-cell office:value-type="string" calcext:value-type="string">
            <text:p>11.1.2.2</text:p>
          </table:table-cell>
          <table:table-cell table:style-name="ce70" office:value-type="string" calcext:value-type="string">
            <text:p>IBM DB2 for z/OS 10 </text:p>
          </table:table-cell>
          <table:table-cell table:style-name="ce135" office:value-type="string" calcext:value-type="string">
            <text:p>Datasource</text:p>
          </table:table-cell>
          <table:table-cell table:style-name="ce55" office:value-type="string" calcext:value-type="string">
            <text:p>DataDirect ODBC 6.1, JDBC 4, Native </text:p>
          </table:table-cell>
          <table:table-cell table:style-name="ce187" office:value-type="string" calcext:value-type="string" table:number-columns-spanned="2" table:number-rows-spanned="1">
            <text:p>1<text:span text:style-name="T11">. SUPPORTED ONLY FOR: Essbase SQL Interface, Integration Services, Interactive Reporting, Production Reporting and Web Analysis.</text:span></text:p>
            <text:p><text:span text:style-name="T9">2.</text:span><text:span text:style-name="T10"> IBM DB2 for z/OS is not supported as an OLAP Metadata catalog.</text:span></text:p>
            <text:p><text:span text:style-name="T9">3</text:span><text:span text:style-name="T10">. Integration Services does not support JDBC 4.</text:span></text:p>
          </table:table-cell>
          <table:covered-table-cell table:style-name="ce163"/>
          <table:covered-table-cell table:number-columns-repeated="7" table:style-name="ce152"/>
          <table:table-cell table:number-columns-repeated="1011"/>
        </table:table-row>
        <table:table-row table:style-name="ro67" table:visibility="filter">
          <table:table-cell table:style-name="ce53" office:value-type="string" calcext:value-type="string">
            <text:p>11.1.2.1</text:p>
          </table:table-cell>
          <table:table-cell table:style-name="ce70" office:value-type="string" calcext:value-type="string">
            <text:p>IBM DB2 for z/OS 8.1 and 9.1</text:p>
          </table:table-cell>
          <table:table-cell table:style-name="ce135" office:value-type="string" calcext:value-type="string">
            <text:p>Datasource</text:p>
          </table:table-cell>
          <table:table-cell table:style-name="ce55" office:value-type="string" calcext:value-type="string">
            <text:p>DataDirect ODBC 6.0 SP2, JDBC 4, Native </text:p>
          </table:table-cell>
          <table:table-cell table:style-name="ce187" office:value-type="string" calcext:value-type="string" table:number-columns-spanned="2" table:number-rows-spanned="1">
            <text:p>1<text:span text:style-name="T11">. SUPPORTED ONLY FOR: Essbase SQL Interface, Integration Services, Interactive Reporting, Production Reporting and Web Analysis.</text:span></text:p>
            <text:p><text:span text:style-name="T9">2.</text:span><text:span text:style-name="T10"> IBM DB2 for z/OS is not supported as an OLAP Metadata catalog.</text:span></text:p>
            <text:p><text:span text:style-name="T9">3</text:span><text:span text:style-name="T10">. Integration Services does not support JDBC 4.</text:span></text:p>
          </table:table-cell>
          <table:covered-table-cell table:style-name="ce163"/>
          <table:covered-table-cell table:number-columns-repeated="7" table:style-name="ce152"/>
          <table:table-cell table:number-columns-repeated="1011"/>
        </table:table-row>
        <table:table-row table:style-name="ro67" table:visibility="filter">
          <table:table-cell table:style-name="ce53" office:value-type="string" calcext:value-type="string">
            <text:p>11.1.2.0</text:p>
          </table:table-cell>
          <table:table-cell table:style-name="ce70" office:value-type="string" calcext:value-type="string">
            <text:p>IBM DB2 for z/OS 8.1 and 9.1</text:p>
          </table:table-cell>
          <table:table-cell table:style-name="ce135" office:value-type="string" calcext:value-type="string">
            <text:p>Datasource</text:p>
          </table:table-cell>
          <table:table-cell table:style-name="ce55" office:value-type="string" calcext:value-type="string">
            <text:p>DataDirect ODBC 6.0 SP2, JDBC 4, Native </text:p>
          </table:table-cell>
          <table:table-cell table:style-name="ce187" office:value-type="string" calcext:value-type="string" table:number-columns-spanned="2" table:number-rows-spanned="1">
            <text:p>1<text:span text:style-name="T11">. SUPPORTED FOR: Essbase SQL Interface, Integration Services, Interactive Reporting, Production Reporting and Web Analysis.</text:span></text:p>
            <text:p><text:span text:style-name="T9">2.</text:span><text:span text:style-name="T10"> IBM DB2 for z/OS is not supported as an OLAP Metadata catalog.</text:span></text:p>
            <text:p><text:span text:style-name="T9">3</text:span><text:span text:style-name="T10">. Integration Services does not support JDBC 4.</text:span></text:p>
          </table:table-cell>
          <table:covered-table-cell table:style-name="ce163"/>
          <table:covered-table-cell table:number-columns-repeated="7" table:style-name="ce152"/>
          <table:table-cell table:number-columns-repeated="1011"/>
        </table:table-row>
        <table:table-row table:style-name="ro78">
          <table:table-cell office:value-type="string" calcext:value-type="string">
            <text:p>11.1.2.3</text:p>
          </table:table-cell>
          <table:table-cell table:style-name="ce70" office:value-type="string" calcext:value-type="string">
            <text:p>Microsoft SQL Server 2005 Analysis Services 9.0 OLE DB Provider</text:p>
          </table:table-cell>
          <table:table-cell table:style-name="ce135" office:value-type="string" calcext:value-type="string">
            <text:p>Datasource</text:p>
          </table:table-cell>
          <table:table-cell table:style-name="ce55"/>
          <table:table-cell table:style-name="ce91" office:value-type="string" calcext:value-type="string" table:number-columns-spanned="2" table:number-rows-spanned="1">
            <text:p>SUPPORTED ONLY FOR: Web Analysis and Interactive Reporting (on Windows 32-bit only).</text:p>
          </table:table-cell>
          <table:covered-table-cell table:style-name="ce86"/>
          <table:covered-table-cell table:number-columns-repeated="7" table:style-name="ce152"/>
          <table:table-cell table:number-columns-repeated="1011"/>
        </table:table-row>
        <table:table-row table:style-name="ro78" table:visibility="filter">
          <table:table-cell office:value-type="string" calcext:value-type="string">
            <text:p>11.1.2.2</text:p>
          </table:table-cell>
          <table:table-cell table:style-name="ce70" office:value-type="string" calcext:value-type="string">
            <text:p>Microsoft SQL Server 2005 Analysis Services 9.0 OLE DB Provider</text:p>
          </table:table-cell>
          <table:table-cell table:style-name="ce135" office:value-type="string" calcext:value-type="string">
            <text:p>Datasource</text:p>
          </table:table-cell>
          <table:table-cell table:style-name="ce55"/>
          <table:table-cell table:style-name="ce91" office:value-type="string" calcext:value-type="string" table:number-columns-spanned="2" table:number-rows-spanned="1">
            <text:p>SUPPORTED ONLY FOR: Web Analysis and Interactive Reporting (on Windows 32-bit only).</text:p>
          </table:table-cell>
          <table:covered-table-cell table:style-name="ce86"/>
          <table:covered-table-cell table:number-columns-repeated="7" table:style-name="ce152"/>
          <table:table-cell table:number-columns-repeated="1011"/>
        </table:table-row>
        <table:table-row table:style-name="ro78" table:visibility="filter">
          <table:table-cell table:style-name="ce53" office:value-type="string" calcext:value-type="string">
            <text:p>11.1.2.1</text:p>
          </table:table-cell>
          <table:table-cell table:style-name="ce70" office:value-type="string" calcext:value-type="string">
            <text:p>Microsoft SQL Server 2005 Analysis Services 9.0 OLE DB Provider</text:p>
          </table:table-cell>
          <table:table-cell table:style-name="ce135" office:value-type="string" calcext:value-type="string">
            <text:p>Datasource</text:p>
          </table:table-cell>
          <table:table-cell table:style-name="ce55"/>
          <table:table-cell table:style-name="ce91" office:value-type="string" calcext:value-type="string" table:number-columns-spanned="2" table:number-rows-spanned="1">
            <text:p>SUPPORTED ONLY FOR: Web Analysis and Interactive Reporting (on Windows 32-bit only).</text:p>
          </table:table-cell>
          <table:covered-table-cell table:style-name="ce86"/>
          <table:covered-table-cell table:number-columns-repeated="7" table:style-name="ce152"/>
          <table:table-cell table:number-columns-repeated="1011"/>
        </table:table-row>
        <table:table-row table:style-name="ro78" table:visibility="filter">
          <table:table-cell table:style-name="ce53" office:value-type="string" calcext:value-type="string">
            <text:p>11.1.2.0</text:p>
          </table:table-cell>
          <table:table-cell table:style-name="ce70" office:value-type="string" calcext:value-type="string">
            <text:p>Microsoft SQL Server 2005 Analysis Services 9.0 OLE DB Provider</text:p>
          </table:table-cell>
          <table:table-cell table:style-name="ce135" office:value-type="string" calcext:value-type="string">
            <text:p>Datasource</text:p>
          </table:table-cell>
          <table:table-cell table:style-name="ce55"/>
          <table:table-cell table:style-name="ce91" office:value-type="string" calcext:value-type="string" table:number-columns-spanned="2" table:number-rows-spanned="1">
            <text:p>SUPPORTED FOR: Web Analysis and Interactive Reporting (on Windows 32-bit only).</text:p>
          </table:table-cell>
          <table:covered-table-cell table:style-name="ce86"/>
          <table:covered-table-cell table:number-columns-repeated="7" table:style-name="ce152"/>
          <table:table-cell table:number-columns-repeated="1011"/>
        </table:table-row>
        <table:table-row table:style-name="ro79">
          <table:table-cell office:value-type="string" calcext:value-type="string">
            <text:p>11.1.2.3</text:p>
          </table:table-cell>
          <table:table-cell table:style-name="ce70" office:value-type="string" calcext:value-type="string">
            <text:p>Microsoft SQL Server 2008 Analysis Services 10.0 OLE DB Provider</text:p>
          </table:table-cell>
          <table:table-cell table:style-name="ce135" office:value-type="string" calcext:value-type="string">
            <text:p>Datasource</text:p>
          </table:table-cell>
          <table:table-cell table:style-name="ce55"/>
          <table:table-cell table:style-name="ce91" office:value-type="string" calcext:value-type="string" table:number-columns-spanned="2" table:number-rows-spanned="1">
            <text:p>SUPPORTED ONLY FOR: Web Analysis and Interactive Reporting (on Windows 32-bit only).</text:p>
          </table:table-cell>
          <table:covered-table-cell table:style-name="ce86"/>
          <table:covered-table-cell table:number-columns-repeated="7" table:style-name="ce152"/>
          <table:table-cell table:number-columns-repeated="1011"/>
        </table:table-row>
        <table:table-row table:style-name="ro79" table:visibility="filter">
          <table:table-cell office:value-type="string" calcext:value-type="string">
            <text:p>11.1.2.2</text:p>
          </table:table-cell>
          <table:table-cell table:style-name="ce70" office:value-type="string" calcext:value-type="string">
            <text:p>Microsoft SQL Server 2008 Analysis Services 10.0 OLE DB Provider</text:p>
          </table:table-cell>
          <table:table-cell table:style-name="ce135" office:value-type="string" calcext:value-type="string">
            <text:p>Datasource</text:p>
          </table:table-cell>
          <table:table-cell table:style-name="ce55"/>
          <table:table-cell table:style-name="ce91" office:value-type="string" calcext:value-type="string" table:number-columns-spanned="2" table:number-rows-spanned="1">
            <text:p>SUPPORTED ONLY FOR: Web Analysis and Interactive Reporting (on Windows 32-bit only).</text:p>
          </table:table-cell>
          <table:covered-table-cell table:style-name="ce86"/>
          <table:covered-table-cell table:number-columns-repeated="7" table:style-name="ce152"/>
          <table:table-cell table:number-columns-repeated="1011"/>
        </table:table-row>
        <table:table-row table:style-name="ro79" table:visibility="filter">
          <table:table-cell table:style-name="ce53" office:value-type="string" calcext:value-type="string">
            <text:p>11.1.2.1</text:p>
          </table:table-cell>
          <table:table-cell table:style-name="ce70" office:value-type="string" calcext:value-type="string">
            <text:p>Microsoft SQL Server 2008 Analysis Services 10.0 OLE DB Provider</text:p>
          </table:table-cell>
          <table:table-cell table:style-name="ce135" office:value-type="string" calcext:value-type="string">
            <text:p>Datasource</text:p>
          </table:table-cell>
          <table:table-cell table:style-name="ce55"/>
          <table:table-cell table:style-name="ce91" office:value-type="string" calcext:value-type="string" table:number-columns-spanned="2" table:number-rows-spanned="1">
            <text:p>SUPPORTED ONLY FOR: Web Analysis and Interactive Reporting (on Windows 32-bit only).</text:p>
          </table:table-cell>
          <table:covered-table-cell table:style-name="ce86"/>
          <table:covered-table-cell table:number-columns-repeated="7" table:style-name="ce152"/>
          <table:table-cell table:number-columns-repeated="1011"/>
        </table:table-row>
        <table:table-row table:style-name="ro79" table:visibility="filter">
          <table:table-cell table:style-name="ce53" office:value-type="string" calcext:value-type="string">
            <text:p>11.1.2.0</text:p>
          </table:table-cell>
          <table:table-cell table:style-name="ce70" office:value-type="string" calcext:value-type="string">
            <text:p>Microsoft SQL Server 2008 Analysis Services 10.0 OLE DB Provider</text:p>
          </table:table-cell>
          <table:table-cell table:style-name="ce135" office:value-type="string" calcext:value-type="string">
            <text:p>Datasource</text:p>
          </table:table-cell>
          <table:table-cell table:style-name="ce55"/>
          <table:table-cell table:style-name="ce91" office:value-type="string" calcext:value-type="string" table:number-columns-spanned="2" table:number-rows-spanned="1">
            <text:p>SUPPORTED FOR: Web Analysis and Interactive Reporting (on Windows 32-bit only).</text:p>
          </table:table-cell>
          <table:covered-table-cell table:style-name="ce86"/>
          <table:covered-table-cell table:number-columns-repeated="7" table:style-name="ce152"/>
          <table:table-cell table:number-columns-repeated="1011"/>
        </table:table-row>
        <table:table-row table:style-name="ro80">
          <table:table-cell office:value-type="string" calcext:value-type="string">
            <text:p>11.1.2.3</text:p>
          </table:table-cell>
          <table:table-cell table:style-name="ce54" office:value-type="string" calcext:value-type="string">
            <text:p>SAP BW 3.1 through 3.5</text:p>
          </table:table-cell>
          <table:table-cell table:style-name="ce135" office:value-type="string" calcext:value-type="string">
            <text:p>Datasource</text:p>
          </table:table-cell>
          <table:table-cell table:style-name="ce55" office:value-type="string" calcext:value-type="string">
            <text:p>SAP JCO Version 2.1.7</text:p>
          </table:table-cell>
          <table:table-cell table:style-name="ce188" office:value-type="string" calcext:value-type="string" table:number-columns-spanned="2" table:number-rows-spanned="1">
            <text:p>1<text:span text:style-name="T11">. SUPPORTED ONLY FOR: Production Reporting (Windows only)  </text:span></text:p>
            <text:p><text:span text:style-name="T9">2</text:span><text:span text:style-name="T10">. Requires the use of SAP JCO 2.1.7</text:span></text:p>
          </table:table-cell>
          <table:covered-table-cell table:style-name="ce163"/>
          <table:covered-table-cell table:number-columns-repeated="7" table:style-name="ce152"/>
          <table:table-cell table:number-columns-repeated="1011"/>
        </table:table-row>
        <table:table-row table:style-name="ro80" table:visibility="filter">
          <table:table-cell office:value-type="string" calcext:value-type="string">
            <text:p>11.1.2.2</text:p>
          </table:table-cell>
          <table:table-cell table:style-name="ce54" office:value-type="string" calcext:value-type="string">
            <text:p>SAP BW 3.1 through 3.5</text:p>
          </table:table-cell>
          <table:table-cell table:style-name="ce135" office:value-type="string" calcext:value-type="string">
            <text:p>Datasource</text:p>
          </table:table-cell>
          <table:table-cell table:style-name="ce55" office:value-type="string" calcext:value-type="string">
            <text:p>SAP JCO Version 2.1.7</text:p>
          </table:table-cell>
          <table:table-cell table:style-name="ce188" office:value-type="string" calcext:value-type="string" table:number-columns-spanned="2" table:number-rows-spanned="1">
            <text:p>1<text:span text:style-name="T11">. SUPPORTED ONLY FOR: Web Analysis, Interactive Reporting (Windows, Solaris, AIX), Production Reporting (Windows only)  </text:span></text:p>
            <text:p><text:span text:style-name="T9">2</text:span><text:span text:style-name="T10">. Requires the use of SAP JCO 2.1.7</text:span></text:p>
          </table:table-cell>
          <table:covered-table-cell table:style-name="ce163"/>
          <table:covered-table-cell table:number-columns-repeated="7" table:style-name="ce152"/>
          <table:table-cell table:number-columns-repeated="1011"/>
        </table:table-row>
        <table:table-row table:style-name="ro80" table:visibility="filter">
          <table:table-cell table:style-name="ce53" office:value-type="string" calcext:value-type="string">
            <text:p>11.1.2.1</text:p>
          </table:table-cell>
          <table:table-cell table:style-name="ce54" office:value-type="string" calcext:value-type="string">
            <text:p>SAP BW 3.1 through 3.5</text:p>
          </table:table-cell>
          <table:table-cell table:style-name="ce135" office:value-type="string" calcext:value-type="string">
            <text:p>Datasource</text:p>
          </table:table-cell>
          <table:table-cell table:style-name="ce55" office:value-type="string" calcext:value-type="string">
            <text:p>SAP JCO Version 2.1.7</text:p>
          </table:table-cell>
          <table:table-cell table:style-name="ce188" office:value-type="string" calcext:value-type="string" table:number-columns-spanned="2" table:number-rows-spanned="1">
            <text:p>1<text:span text:style-name="T11">. SUPPORTED ONLY FOR: Interactive Reporting (Windows, Solaris, AIX), Production Reporting (Windows only)  </text:span></text:p>
            <text:p><text:span text:style-name="T9">2</text:span><text:span text:style-name="T10">. Requires the use of SAP JCO 2.1.7</text:span></text:p>
          </table:table-cell>
          <table:covered-table-cell table:style-name="ce163"/>
          <table:covered-table-cell table:number-columns-repeated="7" table:style-name="ce152"/>
          <table:table-cell table:number-columns-repeated="1011"/>
        </table:table-row>
        <table:table-row table:style-name="ro80" table:visibility="filter">
          <table:table-cell table:style-name="ce53" office:value-type="string" calcext:value-type="string">
            <text:p>11.1.2.0</text:p>
          </table:table-cell>
          <table:table-cell table:style-name="ce54" office:value-type="string" calcext:value-type="string">
            <text:p>SAP BW 3.1 through 3.5</text:p>
          </table:table-cell>
          <table:table-cell table:style-name="ce135" office:value-type="string" calcext:value-type="string">
            <text:p>Datasource</text:p>
          </table:table-cell>
          <table:table-cell table:style-name="ce55" office:value-type="string" calcext:value-type="string">
            <text:p>SAP JCO Version 2.1.7</text:p>
          </table:table-cell>
          <table:table-cell table:style-name="ce188" office:value-type="string" calcext:value-type="string" table:number-columns-spanned="2" table:number-rows-spanned="1">
            <text:p>1<text:span text:style-name="T11">. SUPPORTED FOR: Interactive Reporting (Windows, Solaris, AIX), Production Reporting (Windows only)  </text:span></text:p>
            <text:p><text:span text:style-name="T9">2</text:span><text:span text:style-name="T10">. Requires the use of SAP JCO 2.1.7</text:span></text:p>
          </table:table-cell>
          <table:covered-table-cell table:style-name="ce163"/>
          <table:covered-table-cell table:number-columns-repeated="7" table:style-name="ce152"/>
          <table:table-cell table:number-columns-repeated="1011"/>
        </table:table-row>
        <table:table-row table:style-name="ro55">
          <table:table-cell office:value-type="string" calcext:value-type="string">
            <text:p>11.1.2.3</text:p>
          </table:table-cell>
          <table:table-cell table:style-name="ce54" office:value-type="string" calcext:value-type="string">
            <text:p>SAP R/3 Enterprise (MySAP ERP) 4.6c through 6.x (6.x aka MySAP ERP 2005)</text:p>
          </table:table-cell>
          <table:table-cell table:style-name="ce135" office:value-type="string" calcext:value-type="string">
            <text:p>Datasource</text:p>
          </table:table-cell>
          <table:table-cell table:style-name="ce55"/>
          <table:table-cell table:style-name="ce188" office:value-type="string" calcext:value-type="string" table:number-columns-spanned="2" table:number-rows-spanned="1">
            <text:p>1. <text:span text:style-name="T11">SUPPORTED ONLY FOR: Production Reporting</text:span></text:p>
          </table:table-cell>
          <table:covered-table-cell table:style-name="ce163"/>
          <table:covered-table-cell table:number-columns-repeated="7" table:style-name="ce152"/>
          <table:table-cell table:number-columns-repeated="1011"/>
        </table:table-row>
        <table:table-row table:style-name="ro55" table:visibility="filter">
          <table:table-cell office:value-type="string" calcext:value-type="string">
            <text:p>11.1.2.2</text:p>
          </table:table-cell>
          <table:table-cell table:style-name="ce54" office:value-type="string" calcext:value-type="string">
            <text:p>SAP R/3 Enterprise (MySAP ERP) 4.6c through 6.x (6.x aka MySAP ERP 2005)</text:p>
          </table:table-cell>
          <table:table-cell table:style-name="ce135" office:value-type="string" calcext:value-type="string">
            <text:p>Datasource</text:p>
          </table:table-cell>
          <table:table-cell table:style-name="ce55"/>
          <table:table-cell table:style-name="ce188" office:value-type="string" calcext:value-type="string" table:number-columns-spanned="2" table:number-rows-spanned="1">
            <text:p>1. <text:span text:style-name="T11">SUPPORTED ONLY FOR: Production Reporting</text:span></text:p>
          </table:table-cell>
          <table:covered-table-cell table:style-name="ce163"/>
          <table:covered-table-cell table:number-columns-repeated="7" table:style-name="ce152"/>
          <table:table-cell table:number-columns-repeated="1011"/>
        </table:table-row>
        <table:table-row table:style-name="ro55" table:visibility="filter">
          <table:table-cell table:style-name="ce53" office:value-type="string" calcext:value-type="string">
            <text:p>11.1.2.1</text:p>
          </table:table-cell>
          <table:table-cell table:style-name="ce54" office:value-type="string" calcext:value-type="string">
            <text:p>SAP R/3 Enterprise (MySAP ERP) 4.6c through 6.x (6.x aka MySAP ERP 2005)</text:p>
          </table:table-cell>
          <table:table-cell table:style-name="ce135" office:value-type="string" calcext:value-type="string">
            <text:p>Datasource</text:p>
          </table:table-cell>
          <table:table-cell table:style-name="ce55"/>
          <table:table-cell table:style-name="ce188" office:value-type="string" calcext:value-type="string" table:number-columns-spanned="2" table:number-rows-spanned="1">
            <text:p>1. <text:span text:style-name="T11">SUPPORTED ONLY FOR: Production Reporting</text:span></text:p>
          </table:table-cell>
          <table:covered-table-cell table:style-name="ce163"/>
          <table:covered-table-cell table:number-columns-repeated="7" table:style-name="ce152"/>
          <table:table-cell table:number-columns-repeated="1011"/>
        </table:table-row>
        <table:table-row table:style-name="ro55" table:visibility="filter">
          <table:table-cell table:style-name="ce53" office:value-type="string" calcext:value-type="string">
            <text:p>11.1.2.0</text:p>
          </table:table-cell>
          <table:table-cell table:style-name="ce54" office:value-type="string" calcext:value-type="string">
            <text:p>SAP R/3 Enterprise (MySAP ERP) 4.6c through 6.x (6.x aka MySAP ERP 2005)</text:p>
          </table:table-cell>
          <table:table-cell table:style-name="ce135" office:value-type="string" calcext:value-type="string">
            <text:p>Datasource</text:p>
          </table:table-cell>
          <table:table-cell table:style-name="ce55"/>
          <table:table-cell table:style-name="ce188" office:value-type="string" calcext:value-type="string" table:number-columns-spanned="2" table:number-rows-spanned="1">
            <text:p>1. <text:span text:style-name="T11">SUPPORTED FOR: Production Reporting</text:span></text:p>
          </table:table-cell>
          <table:covered-table-cell table:style-name="ce163"/>
          <table:covered-table-cell table:number-columns-repeated="7" table:style-name="ce152"/>
          <table:table-cell table:number-columns-repeated="1011"/>
        </table:table-row>
        <table:table-row table:style-name="ro79">
          <table:table-cell office:value-type="string" calcext:value-type="string">
            <text:p>11.1.2.3</text:p>
          </table:table-cell>
          <table:table-cell table:style-name="ce54" office:value-type="string" calcext:value-type="string">
            <text:p>Sybase Adaptive Server Enterprise (ASE) <text:s/>15.x</text:p>
          </table:table-cell>
          <table:table-cell table:style-name="ce135" office:value-type="string" calcext:value-type="string">
            <text:p>Datasource</text:p>
          </table:table-cell>
          <table:table-cell table:style-name="ce70" office:value-type="string" calcext:value-type="string">
            <text:p>DataDirect ODBC 7.0.x<text:span text:style-name="T9">,</text:span><text:span text:style-name="T10"> JDBC 4.0</text:span></text:p>
            <text:p><text:span text:style-name="T11">Sybase SDK 15</text:span></text:p>
          </table:table-cell>
          <table:table-cell table:style-name="ce54" office:value-type="string" calcext:value-type="string" table:number-columns-spanned="2" table:number-rows-spanned="1">
            <text:p>SUPPORTED ONLY FOR: Interactive Reporting, Production Reporting, and Web Analysis.</text:p>
          </table:table-cell>
          <table:covered-table-cell table:style-name="ce163"/>
          <table:covered-table-cell table:number-columns-repeated="7" table:style-name="ce152"/>
          <table:table-cell table:number-columns-repeated="1011"/>
        </table:table-row>
        <table:table-row table:style-name="ro79" table:visibility="filter">
          <table:table-cell office:value-type="string" calcext:value-type="string">
            <text:p>11.1.2.2</text:p>
          </table:table-cell>
          <table:table-cell table:style-name="ce54" office:value-type="string" calcext:value-type="string">
            <text:p>Sybase Adaptive Server Enterprise (ASE) <text:s/>15.x</text:p>
          </table:table-cell>
          <table:table-cell table:style-name="ce135" office:value-type="string" calcext:value-type="string">
            <text:p>Datasource</text:p>
          </table:table-cell>
          <table:table-cell table:style-name="ce70" office:value-type="string" calcext:value-type="string">
            <text:p>DataDirect ODBC 6.1, JDBC 4.0</text:p>
            <text:p>Sybase SDK 15</text:p>
          </table:table-cell>
          <table:table-cell table:style-name="ce54" office:value-type="string" calcext:value-type="string" table:number-columns-spanned="2" table:number-rows-spanned="1">
            <text:p>SUPPORTED ONLY FOR: Interactive Reporting, Production Reporting, and Web Analysis.</text:p>
          </table:table-cell>
          <table:covered-table-cell table:style-name="ce163"/>
          <table:covered-table-cell table:number-columns-repeated="7" table:style-name="ce152"/>
          <table:table-cell table:number-columns-repeated="1011"/>
        </table:table-row>
        <table:table-row table:style-name="ro79" table:visibility="filter">
          <table:table-cell table:style-name="ce53" office:value-type="string" calcext:value-type="string">
            <text:p>11.1.2.1</text:p>
          </table:table-cell>
          <table:table-cell table:style-name="ce54" office:value-type="string" calcext:value-type="string">
            <text:p>Sybase Adaptive Server Enterprise (ASE) <text:s/>15.x</text:p>
          </table:table-cell>
          <table:table-cell table:style-name="ce135" office:value-type="string" calcext:value-type="string">
            <text:p>Datasource</text:p>
          </table:table-cell>
          <table:table-cell table:style-name="ce70" office:value-type="string" calcext:value-type="string">
            <text:p>DataDirect ODBC 6.0 SP2, JDBC 4.0</text:p>
            <text:p>Sybase SDK 15</text:p>
          </table:table-cell>
          <table:table-cell table:style-name="ce54" office:value-type="string" calcext:value-type="string" table:number-columns-spanned="2" table:number-rows-spanned="1">
            <text:p>SUPPORTED ONLY FOR: Interactive Reporting, Production Reporting, and Web Analysis.</text:p>
          </table:table-cell>
          <table:covered-table-cell table:style-name="ce163"/>
          <table:covered-table-cell table:number-columns-repeated="7" table:style-name="ce152"/>
          <table:table-cell table:number-columns-repeated="1011"/>
        </table:table-row>
        <table:table-row table:style-name="ro79" table:visibility="filter">
          <table:table-cell table:style-name="ce53" office:value-type="string" calcext:value-type="string">
            <text:p>11.1.2.0</text:p>
          </table:table-cell>
          <table:table-cell table:style-name="ce54" office:value-type="string" calcext:value-type="string">
            <text:p>Sybase Adaptive Server Enterprise (ASE) <text:s/>15.x</text:p>
          </table:table-cell>
          <table:table-cell table:style-name="ce135" office:value-type="string" calcext:value-type="string">
            <text:p>Datasource</text:p>
          </table:table-cell>
          <table:table-cell table:style-name="ce70" office:value-type="string" calcext:value-type="string">
            <text:p>DataDirect ODBC 6.0 SP2, JDBC 4.0</text:p>
            <text:p>Sybase SDK 15</text:p>
          </table:table-cell>
          <table:table-cell table:style-name="ce54" office:value-type="string" calcext:value-type="string" table:number-columns-spanned="2" table:number-rows-spanned="1">
            <text:p>SUPPORTED FOR: Interactive Reporting, Production Reporting, and Web Analysis.</text:p>
          </table:table-cell>
          <table:covered-table-cell table:style-name="ce163"/>
          <table:covered-table-cell table:number-columns-repeated="7" table:style-name="ce152"/>
          <table:table-cell table:number-columns-repeated="1011"/>
        </table:table-row>
        <table:table-row table:style-name="ro81">
          <table:table-cell office:value-type="string" calcext:value-type="string">
            <text:p>11.1.2.3</text:p>
          </table:table-cell>
          <table:table-cell table:style-name="ce54" office:value-type="string" calcext:value-type="string">
            <text:p>Sybase IQ 15.x </text:p>
          </table:table-cell>
          <table:table-cell table:style-name="ce135" office:value-type="string" calcext:value-type="string">
            <text:p>Datasource</text:p>
          </table:table-cell>
          <table:table-cell table:style-name="ce70" office:value-type="string" calcext:value-type="string">
            <text:p>Sybase IQ ODBC driver</text:p>
          </table:table-cell>
          <table:table-cell table:style-name="ce54" office:value-type="string" calcext:value-type="string" table:number-columns-spanned="2" table:number-rows-spanned="1">
            <text:p>SUPPORTED ONLY FOR: Interactive Reporting and Production Reporting.</text:p>
          </table:table-cell>
          <table:covered-table-cell table:style-name="ce163"/>
          <table:covered-table-cell table:number-columns-repeated="7" table:style-name="ce152"/>
          <table:table-cell table:number-columns-repeated="1011"/>
        </table:table-row>
        <table:table-row table:style-name="ro81" table:visibility="filter">
          <table:table-cell office:value-type="string" calcext:value-type="string">
            <text:p>11.1.2.2</text:p>
          </table:table-cell>
          <table:table-cell table:style-name="ce54" office:value-type="string" calcext:value-type="string">
            <text:p>Sybase IQ 15.x </text:p>
          </table:table-cell>
          <table:table-cell table:style-name="ce135" office:value-type="string" calcext:value-type="string">
            <text:p>Datasource</text:p>
          </table:table-cell>
          <table:table-cell table:style-name="ce70" office:value-type="string" calcext:value-type="string">
            <text:p>Sybase IQ ODBC driver</text:p>
          </table:table-cell>
          <table:table-cell table:style-name="ce54" office:value-type="string" calcext:value-type="string" table:number-columns-spanned="2" table:number-rows-spanned="1">
            <text:p>SUPPORTED ONLY FOR: Interactive Reporting and Production Reporting.</text:p>
          </table:table-cell>
          <table:covered-table-cell table:style-name="ce163"/>
          <table:covered-table-cell table:number-columns-repeated="7" table:style-name="ce152"/>
          <table:table-cell table:number-columns-repeated="1011"/>
        </table:table-row>
        <table:table-row table:style-name="ro82" table:visibility="filter">
          <table:table-cell table:style-name="ce53" office:value-type="string" calcext:value-type="string">
            <text:p>11.1.2.1</text:p>
          </table:table-cell>
          <table:table-cell table:style-name="ce54" office:value-type="string" calcext:value-type="string">
            <text:p>Sybase IQ 12.7, 15.x</text:p>
          </table:table-cell>
          <table:table-cell table:style-name="ce135" office:value-type="string" calcext:value-type="string">
            <text:p>Datasource</text:p>
          </table:table-cell>
          <table:table-cell table:style-name="ce70" office:value-type="string" calcext:value-type="string">
            <text:p>Sybase IQ ODBC driver</text:p>
          </table:table-cell>
          <table:table-cell table:style-name="ce54" office:value-type="string" calcext:value-type="string" table:number-columns-spanned="2" table:number-rows-spanned="1">
            <text:p>SUPPORTED ONLY FOR: Interactive Reporting and Production Reporting.</text:p>
          </table:table-cell>
          <table:covered-table-cell table:style-name="ce163"/>
          <table:covered-table-cell table:number-columns-repeated="7" table:style-name="ce152"/>
          <table:table-cell table:number-columns-repeated="1011"/>
        </table:table-row>
        <table:table-row table:style-name="ro82" table:visibility="filter">
          <table:table-cell table:style-name="ce53" office:value-type="string" calcext:value-type="string">
            <text:p>11.1.2.0</text:p>
          </table:table-cell>
          <table:table-cell table:style-name="ce54" office:value-type="string" calcext:value-type="string">
            <text:p>Sybase IQ 12.7, 15.x</text:p>
          </table:table-cell>
          <table:table-cell table:style-name="ce135" office:value-type="string" calcext:value-type="string">
            <text:p>Datasource</text:p>
          </table:table-cell>
          <table:table-cell table:style-name="ce70" office:value-type="string" calcext:value-type="string">
            <text:p>Sybase IQ ODBC driver</text:p>
          </table:table-cell>
          <table:table-cell table:style-name="ce54" office:value-type="string" calcext:value-type="string" table:number-columns-spanned="2" table:number-rows-spanned="1">
            <text:p>SUPPORTED FOR: Interactive Reporting and Production Reporting.</text:p>
          </table:table-cell>
          <table:covered-table-cell table:style-name="ce163"/>
          <table:covered-table-cell table:number-columns-repeated="7" table:style-name="ce152"/>
          <table:table-cell table:number-columns-repeated="1011"/>
        </table:table-row>
        <table:table-row table:style-name="ro77">
          <table:table-cell office:value-type="string" calcext:value-type="string">
            <text:p>11.1.2.3</text:p>
          </table:table-cell>
          <table:table-cell table:style-name="ce54" office:value-type="string" calcext:value-type="string">
            <text:p>Teradata 13, 14 (TTU 14)</text:p>
          </table:table-cell>
          <table:table-cell table:style-name="ce135" office:value-type="string" calcext:value-type="string">
            <text:p>Datasource</text:p>
          </table:table-cell>
          <table:table-cell table:style-name="ce70" office:value-type="string" calcext:value-type="string">
            <text:p>Teradata Native ODBC and JDBC driver</text:p>
            <text:p>Native CLI v2</text:p>
          </table:table-cell>
          <table:table-cell table:style-name="ce188" office:value-type="string" calcext:value-type="string" table:number-columns-spanned="2" table:number-rows-spanned="1">
            <text:p>1. <text:span text:style-name="T11">SUPPORTED ONLY FOR:  Essbase SQL Interface, Essbase Studio, Integration Services, Interactive Reporting, Production Reporting and Web Analysis.</text:span></text:p>
            <text:p><text:span text:style-name="T9">2.</text:span><text:span text:style-name="T10"> Essbase supports Teradata Parallel Transporter (TPT) 14 and 14.10. See the Oracle Essbase SQL Interface Guide.</text:span></text:p>
            <text:p><text:span text:style-name="T11"/></text:p>
          </table:table-cell>
          <table:covered-table-cell table:style-name="ce163"/>
          <table:covered-table-cell table:number-columns-repeated="7" table:style-name="ce152"/>
          <table:table-cell table:number-columns-repeated="1011"/>
        </table:table-row>
        <table:table-row table:style-name="ro77" table:visibility="filter">
          <table:table-cell office:value-type="string" calcext:value-type="string">
            <text:p>11.1.2.2</text:p>
          </table:table-cell>
          <table:table-cell table:style-name="ce54" office:value-type="string" calcext:value-type="string">
            <text:p>Teradata 13, 14 (TTU 14)</text:p>
          </table:table-cell>
          <table:table-cell table:style-name="ce135" office:value-type="string" calcext:value-type="string">
            <text:p>Datasource</text:p>
          </table:table-cell>
          <table:table-cell table:style-name="ce70" office:value-type="string" calcext:value-type="string">
            <text:p>Teradata Native ODBC and JDBC driver</text:p>
            <text:p>Native CLI v2</text:p>
          </table:table-cell>
          <table:table-cell table:style-name="ce188" office:value-type="string" calcext:value-type="string" table:number-columns-spanned="2" table:number-rows-spanned="1">
            <text:p>1. <text:span text:style-name="T11">SUPPORTED ONLY FOR:  Essbase SQL Interface, Essbase Studio, Integration Services, Interactive Reporting, Production Reporting and Web Analysis.</text:span></text:p>
            <text:p><text:span text:style-name="T9">2.</text:span><text:span text:style-name="T10"> Essbase supports Teradata Parallel Transporter (TPT) 14. See the Oracle Essbase SQL Interface Guide.</text:span></text:p>
            <text:p><text:span text:style-name="T11"/></text:p>
          </table:table-cell>
          <table:covered-table-cell table:style-name="ce163"/>
          <table:covered-table-cell table:number-columns-repeated="7" table:style-name="ce152"/>
          <table:table-cell table:number-columns-repeated="1011"/>
        </table:table-row>
        <table:table-row table:style-name="ro77" table:visibility="filter">
          <table:table-cell table:style-name="ce53" office:value-type="string" calcext:value-type="string">
            <text:p>11.1.2.1</text:p>
          </table:table-cell>
          <table:table-cell table:style-name="ce54" office:value-type="string" calcext:value-type="string">
            <text:p>Teradata 12, 13, 14 (TTU 13.10)</text:p>
          </table:table-cell>
          <table:table-cell table:style-name="ce135" office:value-type="string" calcext:value-type="string">
            <text:p>Datasource</text:p>
          </table:table-cell>
          <table:table-cell table:style-name="ce70" office:value-type="string" calcext:value-type="string">
            <text:p>Teradata Native ODBC and JDBC driver</text:p>
            <text:p>Native CLI v2</text:p>
          </table:table-cell>
          <table:table-cell table:style-name="ce188" office:value-type="string" calcext:value-type="string" table:number-columns-spanned="2" table:number-rows-spanned="1">
            <text:p>1. <text:span text:style-name="T11">SUPPORTED ONLY FOR:  Essbase SQL Interface, Essbase Studio, Integration Services, Interactive Reporting, Production Reporting and Web Analysis.</text:span></text:p>
            <text:p><text:span text:style-name="T9">2. </text:span><text:span text:style-name="T10">Essbase supports Teradata Parallel Transporter (TPT) 12, which can connect to Teradata V12 databases. See the </text:span><text:span text:style-name="T18">Oracle Essbase SQL Interface Guide</text:span><text:span text:style-name="T19">.</text:span></text:p>
          </table:table-cell>
          <table:covered-table-cell table:style-name="ce163"/>
          <table:covered-table-cell table:number-columns-repeated="7" table:style-name="ce152"/>
          <table:table-cell table:number-columns-repeated="1011"/>
        </table:table-row>
        <table:table-row table:style-name="ro77" table:visibility="filter">
          <table:table-cell table:style-name="ce53" office:value-type="string" calcext:value-type="string">
            <text:p>11.1.2.0</text:p>
          </table:table-cell>
          <table:table-cell table:style-name="ce54" office:value-type="string" calcext:value-type="string">
            <text:p>Teradata 12, 13</text:p>
          </table:table-cell>
          <table:table-cell table:style-name="ce135" office:value-type="string" calcext:value-type="string">
            <text:p>Datasource</text:p>
          </table:table-cell>
          <table:table-cell table:style-name="ce70" office:value-type="string" calcext:value-type="string">
            <text:p>Teradata Native ODBC and JDBC driver</text:p>
            <text:p>Native CLI v2</text:p>
          </table:table-cell>
          <table:table-cell table:style-name="ce188" office:value-type="string" calcext:value-type="string" table:number-columns-spanned="2" table:number-rows-spanned="1">
            <text:p>1. <text:span text:style-name="T11">SUPPORTED FOR:  Essbase SQL Interface, Essbase Studio, Integration Services, Interactive Reporting, Production Reporting and Web Analysis.</text:span></text:p>
            <text:p><text:span text:style-name="T9">2. </text:span><text:span text:style-name="T10">Essbase supports Teradata Parallel Transporter (TPT) 12, which can connect to Teradata V12 databases. See the </text:span><text:span text:style-name="T18">Oracle Essbase SQL Interface Guide</text:span><text:span text:style-name="T19">.</text:span></text:p>
          </table:table-cell>
          <table:covered-table-cell table:style-name="ce163"/>
          <table:covered-table-cell table:number-columns-repeated="7" table:style-name="ce152"/>
          <table:table-cell table:number-columns-repeated="1011"/>
        </table:table-row>
        <table:table-row table:style-name="ro83">
          <table:table-cell office:value-type="string" calcext:value-type="string">
            <text:p>11.1.2.3</text:p>
          </table:table-cell>
          <table:table-cell table:style-name="ce54" office:value-type="string" calcext:value-type="string">
            <text:p>MySQL 5.5.14+  </text:p>
          </table:table-cell>
          <table:table-cell table:style-name="ce135" office:value-type="string" calcext:value-type="string">
            <text:p>Datasource</text:p>
          </table:table-cell>
          <table:table-cell table:style-name="ce70" office:value-type="string" calcext:value-type="string">
            <text:p>DataDirect ODBC 7.0.x, DataDirect MySQL JDBC 4.0 (for MySQL Enterprise Server)    </text:p>
            <text:p>MySQL Connector ODBC Driver, DataDirect MySQL JDBC 4.0 (for MySQL Community Server) </text:p>
          </table:table-cell>
          <table:table-cell table:style-name="ce186" office:value-type="string" calcext:value-type="string" table:number-columns-spanned="2" table:number-rows-spanned="1">
            <text:p>1<text:span text:style-name="T11">. SUPPORTED ONLY FOR: Essbase Studio, Integration Services. </text:span></text:p>
            <text:p><text:span text:style-name="T9">2</text:span><text:span text:style-name="T10">. Essbase, Essbase Studio, and MySQL may each be installed on different machines; however the MySQL ODBC driver must be installed on the machine where Essbase resides.</text:span></text:p>
            <text:p><text:span text:style-name="T9">3</text:span><text:span text:style-name="T10">. Integration Services does not support MySQL JDBC, MySQL Connector ODBC Driver.  DataDirect MySQL JDBC 4.0 (for MySQL Community Server). </text:span></text:p>
          </table:table-cell>
          <table:covered-table-cell table:style-name="ce163"/>
          <table:covered-table-cell table:number-columns-repeated="7" table:style-name="ce152"/>
          <table:table-cell table:number-columns-repeated="1011"/>
        </table:table-row>
        <table:table-row table:style-name="ro83" table:visibility="filter">
          <table:table-cell office:value-type="string" calcext:value-type="string">
            <text:p>11.1.2.2</text:p>
          </table:table-cell>
          <table:table-cell table:style-name="ce54" office:value-type="string" calcext:value-type="string">
            <text:p>MySQL 5.5.14+  </text:p>
          </table:table-cell>
          <table:table-cell table:style-name="ce135" office:value-type="string" calcext:value-type="string">
            <text:p>Datasource</text:p>
          </table:table-cell>
          <table:table-cell table:style-name="ce70" office:value-type="string" calcext:value-type="string">
            <text:p>DataDirect ODBC 6.1, DataDirect MySQL JDBC 4.0 (for MySQL Enterprise Server)    </text:p>
            <text:p>MySQL Connector ODBC Driver, DataDirect MySQL JDBC 4.0 (for MySQL Community Server) </text:p>
          </table:table-cell>
          <table:table-cell table:style-name="ce186" office:value-type="string" calcext:value-type="string" table:number-columns-spanned="2" table:number-rows-spanned="1">
            <text:p>1<text:span text:style-name="T11">. SUPPORTED ONLY FOR: Essbase Studio, Integration Services. </text:span></text:p>
            <text:p><text:span text:style-name="T9">2</text:span><text:span text:style-name="T10">. Essbase, Essbase Studio, and MySQL may each be installed on different machines; however the MySQL ODBC driver must be installed on the machine where Essbase resides.</text:span></text:p>
            <text:p><text:span text:style-name="T9">3</text:span><text:span text:style-name="T10">. Integration Services does not support MySQL JDBC, MySQL Connector ODBC Driver.  DataDirect MySQL JDBC 4.0 (for MySQL Community Server). </text:span></text:p>
          </table:table-cell>
          <table:covered-table-cell table:style-name="ce163"/>
          <table:covered-table-cell table:number-columns-repeated="7" table:style-name="ce152"/>
          <table:table-cell table:number-columns-repeated="1011"/>
        </table:table-row>
        <table:table-row table:style-name="ro83" table:visibility="filter">
          <table:table-cell table:style-name="ce53" office:value-type="string" calcext:value-type="string">
            <text:p>11.1.2.1</text:p>
          </table:table-cell>
          <table:table-cell table:style-name="ce54" office:value-type="string" calcext:value-type="string">
            <text:p>MySQL 5.x <text:s/></text:p>
          </table:table-cell>
          <table:table-cell table:style-name="ce135" office:value-type="string" calcext:value-type="string">
            <text:p>Datasource</text:p>
          </table:table-cell>
          <table:table-cell table:style-name="ce70" office:value-type="string" calcext:value-type="string">
            <text:p>DataDirect ODBC 6.0 SP2, DataDirect MySQL JDBC 4.0 (for MySQL Enterprise Server)    </text:p>
            <text:p>MySQL Connector ODBC Driver, DataDirect MySQL JDBC 4.0 (for MySQL Community Server) </text:p>
          </table:table-cell>
          <table:table-cell table:style-name="ce186" office:value-type="string" calcext:value-type="string" table:number-columns-spanned="2" table:number-rows-spanned="1">
            <text:p>1<text:span text:style-name="T11">. SUPPORTED ONLY FOR: Essbase Studio, Essbase Integration Services. </text:span></text:p>
            <text:p><text:span text:style-name="T9">2</text:span><text:span text:style-name="T10">. Essbase, Essbase Studio, and MySQL may each be installed on different machines; however the MySQL ODBC driver must be installed on the machine where Essbase resides.</text:span></text:p>
            <text:p><text:span text:style-name="T9">3</text:span><text:span text:style-name="T10">. Integration Services does not support MySQL JDBC, MySQL Connector ODBC Driver.  DataDirect MySQL JDBC 4.0 (for MySQL Community Server). </text:span></text:p>
          </table:table-cell>
          <table:covered-table-cell table:style-name="ce163"/>
          <table:covered-table-cell table:number-columns-repeated="7" table:style-name="ce152"/>
          <table:table-cell table:number-columns-repeated="1011"/>
        </table:table-row>
        <table:table-row table:style-name="ro83" table:visibility="filter">
          <table:table-cell table:style-name="ce53" office:value-type="string" calcext:value-type="string">
            <text:p>11.1.2.0</text:p>
          </table:table-cell>
          <table:table-cell table:style-name="ce54" office:value-type="string" calcext:value-type="string">
            <text:p>MySQL 5.x <text:s/></text:p>
          </table:table-cell>
          <table:table-cell table:style-name="ce135" office:value-type="string" calcext:value-type="string">
            <text:p>Datasource</text:p>
          </table:table-cell>
          <table:table-cell table:style-name="ce70" office:value-type="string" calcext:value-type="string">
            <text:p>DataDirect ODBC 6.0 SP2, DataDirect MySQL JDBC 4.0 (for MySQL Enterprise Server)    </text:p>
            <text:p>MySQL Connector ODBC Driver, DataDirect MySQL JDBC 4.0 (for MySQL Community Server) </text:p>
          </table:table-cell>
          <table:table-cell table:style-name="ce186" office:value-type="string" calcext:value-type="string" table:number-columns-spanned="2" table:number-rows-spanned="1">
            <text:p>1<text:span text:style-name="T11">. SUPPORTED FOR: Essbase Studio, Essbase Integration Services. </text:span></text:p>
            <text:p><text:span text:style-name="T9">2</text:span><text:span text:style-name="T10">. Essbase, Essbase Studio, and MySQL may each be installed on different machines; however the MySQL ODBC driver must be installed on the machine where Essbase resides.</text:span></text:p>
            <text:p><text:span text:style-name="T9">3</text:span><text:span text:style-name="T10">. Integration Services does not support MySQL JDBC, MySQL Connector ODBC Driver.  DataDirect MySQL JDBC 4.0 (for MySQL Community Server). </text:span></text:p>
          </table:table-cell>
          <table:covered-table-cell table:style-name="ce163"/>
          <table:covered-table-cell table:number-columns-repeated="7" table:style-name="ce152"/>
          <table:table-cell table:number-columns-repeated="1011"/>
        </table:table-row>
        <table:table-row table:style-name="ro84">
          <table:table-cell office:value-type="string" calcext:value-type="string">
            <text:p>11.1.2.3</text:p>
          </table:table-cell>
          <table:table-cell table:style-name="ce54" office:value-type="string" calcext:value-type="string">
            <text:p>Progress 9.1.E04+</text:p>
          </table:table-cell>
          <table:table-cell table:style-name="ce135" office:value-type="string" calcext:value-type="string">
            <text:p>Datasource</text:p>
          </table:table-cell>
          <table:table-cell table:style-name="ce70" office:value-type="string" calcext:value-type="string">
            <text:p>Progress Native Driver</text:p>
          </table:table-cell>
          <table:table-cell table:style-name="ce54" office:value-type="string" calcext:value-type="string" table:number-columns-spanned="2" table:number-rows-spanned="1">
            <text:p>SUPPORTED ONLY FOR: Production Reporting.</text:p>
          </table:table-cell>
          <table:covered-table-cell table:style-name="ce163"/>
          <table:covered-table-cell table:number-columns-repeated="7" table:style-name="ce152"/>
          <table:table-cell table:number-columns-repeated="1011"/>
        </table:table-row>
        <table:table-row table:style-name="ro84" table:visibility="filter">
          <table:table-cell office:value-type="string" calcext:value-type="string">
            <text:p>11.1.2.2</text:p>
          </table:table-cell>
          <table:table-cell table:style-name="ce54" office:value-type="string" calcext:value-type="string">
            <text:p>Progress 9.1.E04+</text:p>
          </table:table-cell>
          <table:table-cell table:style-name="ce135" office:value-type="string" calcext:value-type="string">
            <text:p>Datasource</text:p>
          </table:table-cell>
          <table:table-cell table:style-name="ce70" office:value-type="string" calcext:value-type="string">
            <text:p>Progress Native Driver</text:p>
          </table:table-cell>
          <table:table-cell table:style-name="ce54" office:value-type="string" calcext:value-type="string" table:number-columns-spanned="2" table:number-rows-spanned="1">
            <text:p>SUPPORTED ONLY FOR: Production Reporting.</text:p>
          </table:table-cell>
          <table:covered-table-cell table:style-name="ce163"/>
          <table:covered-table-cell table:number-columns-repeated="7" table:style-name="ce152"/>
          <table:table-cell table:number-columns-repeated="1011"/>
        </table:table-row>
        <table:table-row table:style-name="ro84" table:visibility="filter">
          <table:table-cell table:style-name="ce53" office:value-type="string" calcext:value-type="string">
            <text:p>11.1.2.1</text:p>
          </table:table-cell>
          <table:table-cell table:style-name="ce54" office:value-type="string" calcext:value-type="string">
            <text:p>Progress 9.1.E04+</text:p>
          </table:table-cell>
          <table:table-cell table:style-name="ce135" office:value-type="string" calcext:value-type="string">
            <text:p>Datasource</text:p>
          </table:table-cell>
          <table:table-cell table:style-name="ce70" office:value-type="string" calcext:value-type="string">
            <text:p>Progress Native Driver</text:p>
          </table:table-cell>
          <table:table-cell table:style-name="ce54" office:value-type="string" calcext:value-type="string" table:number-columns-spanned="2" table:number-rows-spanned="1">
            <text:p>SUPPORTED ONLY FOR: Production Reporting.</text:p>
          </table:table-cell>
          <table:covered-table-cell table:style-name="ce163"/>
          <table:covered-table-cell table:number-columns-repeated="7" table:style-name="ce152"/>
          <table:table-cell table:number-columns-repeated="1011"/>
        </table:table-row>
        <table:table-row table:style-name="ro84" table:visibility="filter">
          <table:table-cell table:style-name="ce53" office:value-type="string" calcext:value-type="string">
            <text:p>11.1.2.0</text:p>
          </table:table-cell>
          <table:table-cell table:style-name="ce54" office:value-type="string" calcext:value-type="string">
            <text:p>Progress 9.1.E04+</text:p>
          </table:table-cell>
          <table:table-cell table:style-name="ce135" office:value-type="string" calcext:value-type="string">
            <text:p>Datasource</text:p>
          </table:table-cell>
          <table:table-cell table:style-name="ce70" office:value-type="string" calcext:value-type="string">
            <text:p>Progress Native Driver</text:p>
          </table:table-cell>
          <table:table-cell table:style-name="ce54" office:value-type="string" calcext:value-type="string" table:number-columns-spanned="2" table:number-rows-spanned="1">
            <text:p>SUPPORTED FOR: Production Reporting.</text:p>
          </table:table-cell>
          <table:covered-table-cell table:style-name="ce163"/>
          <table:covered-table-cell table:number-columns-repeated="7" table:style-name="ce152"/>
          <table:table-cell table:number-columns-repeated="1011"/>
        </table:table-row>
        <table:table-row table:style-name="ro85">
          <table:table-cell office:value-type="string" calcext:value-type="string">
            <text:p>11.1.2.3</text:p>
          </table:table-cell>
          <table:table-cell table:style-name="ce135" office:value-type="string" calcext:value-type="string">
            <text:p>Progress OpenEdge 10.2</text:p>
          </table:table-cell>
          <table:table-cell table:style-name="ce135" office:value-type="string" calcext:value-type="string">
            <text:p>Datasource</text:p>
          </table:table-cell>
          <table:table-cell table:style-name="ce70" office:value-type="string" calcext:value-type="string">
            <text:p>Progress Native Driver</text:p>
          </table:table-cell>
          <table:table-cell table:style-name="ce54" office:value-type="string" calcext:value-type="string" table:number-columns-spanned="2" table:number-rows-spanned="1">
            <text:p>SUPPORTED ONLY FOR: Interactive Reporting and Production Reporting</text:p>
          </table:table-cell>
          <table:covered-table-cell table:style-name="ce163"/>
          <table:covered-table-cell table:number-columns-repeated="7" table:style-name="ce152"/>
          <table:table-cell table:number-columns-repeated="1011"/>
        </table:table-row>
        <table:table-row table:style-name="ro85" table:visibility="filter">
          <table:table-cell office:value-type="string" calcext:value-type="string">
            <text:p>11.1.2.2</text:p>
          </table:table-cell>
          <table:table-cell table:style-name="ce135" office:value-type="string" calcext:value-type="string">
            <text:p>Progress OpenEdge 10.1B+</text:p>
          </table:table-cell>
          <table:table-cell table:style-name="ce135" office:value-type="string" calcext:value-type="string">
            <text:p>Datasource</text:p>
          </table:table-cell>
          <table:table-cell table:style-name="ce70" office:value-type="string" calcext:value-type="string">
            <text:p>Progress Native Driver</text:p>
          </table:table-cell>
          <table:table-cell table:style-name="ce54" office:value-type="string" calcext:value-type="string" table:number-columns-spanned="2" table:number-rows-spanned="1">
            <text:p>SUPPORTED ONLY FOR: Interactive Reporting and Production Reporting</text:p>
          </table:table-cell>
          <table:covered-table-cell table:style-name="ce163"/>
          <table:covered-table-cell table:number-columns-repeated="7" table:style-name="ce152"/>
          <table:table-cell table:number-columns-repeated="1011"/>
        </table:table-row>
        <table:table-row table:style-name="ro85" table:visibility="filter">
          <table:table-cell table:style-name="ce53" office:value-type="string" calcext:value-type="string">
            <text:p>11.1.2.1</text:p>
          </table:table-cell>
          <table:table-cell table:style-name="ce135" office:value-type="string" calcext:value-type="string">
            <text:p>Progress OpenEdge 10.1B+</text:p>
          </table:table-cell>
          <table:table-cell table:style-name="ce135" office:value-type="string" calcext:value-type="string">
            <text:p>Datasource</text:p>
          </table:table-cell>
          <table:table-cell table:style-name="ce70" office:value-type="string" calcext:value-type="string">
            <text:p>Progress Native Driver</text:p>
          </table:table-cell>
          <table:table-cell table:style-name="ce54" office:value-type="string" calcext:value-type="string" table:number-columns-spanned="2" table:number-rows-spanned="1">
            <text:p>SUPPORTED ONLY FOR: Interactive Reporting and Production Reporting</text:p>
          </table:table-cell>
          <table:covered-table-cell table:style-name="ce163"/>
          <table:covered-table-cell table:number-columns-repeated="7" table:style-name="ce152"/>
          <table:table-cell table:number-columns-repeated="1011"/>
        </table:table-row>
        <table:table-row table:style-name="ro85" table:visibility="filter">
          <table:table-cell table:style-name="ce53" office:value-type="string" calcext:value-type="string">
            <text:p>11.1.2.0</text:p>
          </table:table-cell>
          <table:table-cell table:style-name="ce135" office:value-type="string" calcext:value-type="string">
            <text:p>Progress OpenEdge 10.1B+</text:p>
          </table:table-cell>
          <table:table-cell table:style-name="ce135" office:value-type="string" calcext:value-type="string">
            <text:p>Datasource</text:p>
          </table:table-cell>
          <table:table-cell table:style-name="ce70" office:value-type="string" calcext:value-type="string">
            <text:p>Progress Native Driver</text:p>
          </table:table-cell>
          <table:table-cell table:style-name="ce54" office:value-type="string" calcext:value-type="string" table:number-columns-spanned="2" table:number-rows-spanned="1">
            <text:p>SUPPORTED FOR: Interactive Reporting and Production Reporting</text:p>
          </table:table-cell>
          <table:covered-table-cell table:style-name="ce163"/>
          <table:covered-table-cell table:number-columns-repeated="7" table:style-name="ce152"/>
          <table:table-cell table:number-columns-repeated="1011"/>
        </table:table-row>
        <table:table-row table:style-name="ro86">
          <table:table-cell office:value-type="string" calcext:value-type="string">
            <text:p>11.1.2.3</text:p>
          </table:table-cell>
          <table:table-cell table:style-name="ce54" office:value-type="string" calcext:value-type="string">
            <text:p>Netezza 6 </text:p>
          </table:table-cell>
          <table:table-cell table:style-name="ce135" office:value-type="string" calcext:value-type="string">
            <text:p>Datasource</text:p>
          </table:table-cell>
          <table:table-cell table:style-name="ce70" office:value-type="string" calcext:value-type="string">
            <text:p>Netezza Native Driver</text:p>
          </table:table-cell>
          <table:table-cell table:style-name="ce188" office:value-type="string" calcext:value-type="string" table:number-columns-spanned="2" table:number-rows-spanned="1">
            <text:p><text:span text:style-name="T11">SUPPORTED ONLY FOR:  Interactive Reporting, Production Reporting, and Essbase Studio</text:span></text:p>
            <text:p><text:span text:style-name="T11"/></text:p>
          </table:table-cell>
          <table:covered-table-cell table:style-name="ce163"/>
          <table:covered-table-cell table:number-columns-repeated="7" table:style-name="ce152"/>
          <table:table-cell table:number-columns-repeated="1011"/>
        </table:table-row>
        <table:table-row table:style-name="ro86" table:visibility="filter">
          <table:table-cell office:value-type="string" calcext:value-type="string">
            <text:p>11.1.2.2</text:p>
          </table:table-cell>
          <table:table-cell table:style-name="ce54" office:value-type="string" calcext:value-type="string">
            <text:p>Netezza 6 </text:p>
          </table:table-cell>
          <table:table-cell table:style-name="ce135" office:value-type="string" calcext:value-type="string">
            <text:p>Datasource</text:p>
          </table:table-cell>
          <table:table-cell table:style-name="ce70" office:value-type="string" calcext:value-type="string">
            <text:p>Netezza Native Driver</text:p>
          </table:table-cell>
          <table:table-cell table:style-name="ce188" office:value-type="string" calcext:value-type="string" table:number-columns-spanned="2" table:number-rows-spanned="1">
            <text:p><text:span text:style-name="T11">SUPPORTED ONLY FOR:  Interactive Reporting, Production Reporting, and Essbase Studio</text:span></text:p>
            <text:p><text:span text:style-name="T11"/></text:p>
          </table:table-cell>
          <table:covered-table-cell table:style-name="ce163"/>
          <table:covered-table-cell table:number-columns-repeated="7" table:style-name="ce152"/>
          <table:table-cell table:number-columns-repeated="1011"/>
        </table:table-row>
        <table:table-row table:style-name="ro87" table:visibility="filter">
          <table:table-cell table:style-name="ce53" office:value-type="string" calcext:value-type="string">
            <text:p>11.1.2.1</text:p>
          </table:table-cell>
          <table:table-cell table:style-name="ce54" office:value-type="string" calcext:value-type="string">
            <text:p>Netezza NPS 3.1, 4 and 5</text:p>
          </table:table-cell>
          <table:table-cell table:style-name="ce135" office:value-type="string" calcext:value-type="string">
            <text:p>Datasource</text:p>
          </table:table-cell>
          <table:table-cell table:style-name="ce70" office:value-type="string" calcext:value-type="string">
            <text:p>Netezza Native Driver</text:p>
          </table:table-cell>
          <table:table-cell table:style-name="ce188" office:value-type="string" calcext:value-type="string" table:number-columns-spanned="2" table:number-rows-spanned="1">
            <text:p>1. <text:span text:style-name="T11">SUPPORTED ONLY FOR:  Essbase Studio, Interactive Reporting, and Production Reporting.</text:span></text:p>
            <text:p><text:span text:style-name="T9">2. </text:span><text:span text:style-name="T10">Netezza 5 is not supported for Essbase Studio.</text:span></text:p>
          </table:table-cell>
          <table:covered-table-cell table:style-name="ce163"/>
          <table:covered-table-cell table:number-columns-repeated="7" table:style-name="ce152"/>
          <table:table-cell table:number-columns-repeated="1011"/>
        </table:table-row>
        <table:table-row table:style-name="ro87" table:visibility="filter">
          <table:table-cell table:style-name="ce53" office:value-type="string" calcext:value-type="string">
            <text:p>11.1.2.0</text:p>
          </table:table-cell>
          <table:table-cell table:style-name="ce54" office:value-type="string" calcext:value-type="string">
            <text:p>Netezza NPS 3.1, 4 and 5</text:p>
          </table:table-cell>
          <table:table-cell table:style-name="ce135" office:value-type="string" calcext:value-type="string">
            <text:p>Datasource</text:p>
          </table:table-cell>
          <table:table-cell table:style-name="ce70" office:value-type="string" calcext:value-type="string">
            <text:p>Netezza Native Driver</text:p>
          </table:table-cell>
          <table:table-cell table:style-name="ce188" office:value-type="string" calcext:value-type="string" table:number-columns-spanned="2" table:number-rows-spanned="1">
            <text:p>1. <text:span text:style-name="T11">SUPPORTED FOR:  Essbase Studio, Interactive Reporting, and Production Reporting.</text:span></text:p>
            <text:p><text:span text:style-name="T9">2. </text:span><text:span text:style-name="T10">Netezza 5 is not supported for Essbase Studio.</text:span></text:p>
          </table:table-cell>
          <table:covered-table-cell table:style-name="ce163"/>
          <table:covered-table-cell table:number-columns-repeated="7" table:style-name="ce152"/>
          <table:table-cell table:number-columns-repeated="1011"/>
        </table:table-row>
        <table:table-row table:style-name="ro68" table:visibility="filter">
          <table:table-cell table:style-name="ce135" office:value-type="string" calcext:value-type="string" table:number-columns-spanned="1" table:number-rows-spanned="4">
            <text:p>11.1.2.1</text:p>
          </table:table-cell>
          <table:table-cell table:style-name="ce177" office:value-type="string" calcext:value-type="string" table:number-columns-spanned="1" table:number-rows-spanned="4">
            <text:p>Essbase 11.1.2.1</text:p>
          </table:table-cell>
          <table:table-cell table:style-name="ce135" office:value-type="string" calcext:value-type="string">
            <text:p>Datasource</text:p>
          </table:table-cell>
          <table:table-cell table:style-name="ce70" office:value-type="string" calcext:value-type="string">
            <text:p>Essbase Runtime Client (RTC)</text:p>
            <text:p>Connectivity: C API / MDX</text:p>
          </table:table-cell>
          <table:table-cell table:style-name="ce177" office:value-type="string" calcext:value-type="string" table:number-columns-spanned="2" table:number-rows-spanned="1">
            <text:p>SUPPORTED ONLY FOR: <text:s/>Interactive Reporting</text:p>
          </table:table-cell>
          <table:covered-table-cell table:style-name="ce87"/>
          <table:covered-table-cell table:number-columns-repeated="7" table:style-name="ce152"/>
          <table:table-cell table:number-columns-repeated="1011"/>
        </table:table-row>
        <table:table-row table:style-name="ro53" table:visibility="filter">
          <table:covered-table-cell table:style-name="ce173"/>
          <table:covered-table-cell table:style-name="ce178"/>
          <table:table-cell table:style-name="ce135" office:value-type="string" calcext:value-type="string">
            <text:p>Datasource</text:p>
          </table:table-cell>
          <table:table-cell table:style-name="ce70" office:value-type="string" calcext:value-type="string">
            <text:p>Essbase Java API (also known as Essbase APS Driver)</text:p>
            <text:p>Connectivity:  ADM</text:p>
          </table:table-cell>
          <table:table-cell table:style-name="ce177" office:value-type="string" calcext:value-type="string" table:number-columns-spanned="2" table:number-rows-spanned="1">
            <text:p>SUPPORTED ONLY FOR: <text:s/>Financial Reporting</text:p>
          </table:table-cell>
          <table:covered-table-cell table:style-name="ce87"/>
          <table:covered-table-cell table:number-columns-repeated="7" table:style-name="ce152"/>
          <table:table-cell table:number-columns-repeated="1011"/>
        </table:table-row>
        <table:table-row table:style-name="ro53" table:visibility="filter">
          <table:covered-table-cell table:style-name="ce173"/>
          <table:covered-table-cell table:style-name="ce178"/>
          <table:table-cell table:style-name="ce135" office:value-type="string" calcext:value-type="string">
            <text:p>Datasource</text:p>
          </table:table-cell>
          <table:table-cell table:style-name="ce70" office:value-type="string" calcext:value-type="string">
            <text:p>Native Essbase driver </text:p>
            <text:p>Essbase Runtime Client (RTC)</text:p>
            <text:p>Connectivity:  ADM</text:p>
          </table:table-cell>
          <table:table-cell table:style-name="ce177" office:value-type="string" calcext:value-type="string" table:number-columns-spanned="2" table:number-rows-spanned="1">
            <text:p>SUPPORTED ONLY FOR: Web Analysis</text:p>
          </table:table-cell>
          <table:covered-table-cell table:style-name="ce87"/>
          <table:covered-table-cell table:number-columns-repeated="7" table:style-name="ce152"/>
          <table:table-cell table:number-columns-repeated="1011"/>
        </table:table-row>
        <table:table-row table:style-name="ro68" table:visibility="filter">
          <table:covered-table-cell table:style-name="ce134"/>
          <table:covered-table-cell table:style-name="ce179"/>
          <table:table-cell table:style-name="ce135" office:value-type="string" calcext:value-type="string">
            <text:p>Datasource</text:p>
          </table:table-cell>
          <table:table-cell table:style-name="ce185" office:value-type="string" calcext:value-type="string">
            <text:p>Essbase Runtime Client (RTC)</text:p>
            <text:p>Connectivity: DDO</text:p>
          </table:table-cell>
          <table:table-cell table:style-name="ce177" office:value-type="string" calcext:value-type="string" table:number-columns-spanned="2" table:number-rows-spanned="1">
            <text:p>SUPPORTED ONLY FOR: <text:s/>Production Reporting</text:p>
          </table:table-cell>
          <table:covered-table-cell table:style-name="ce87"/>
          <table:covered-table-cell table:number-columns-repeated="7" table:style-name="ce152"/>
          <table:table-cell table:number-columns-repeated="1011"/>
        </table:table-row>
        <table:table-row table:style-name="ro80" table:visibility="filter">
          <table:table-cell office:value-type="string" calcext:value-type="string">
            <text:p>11.1.2.1</text:p>
          </table:table-cell>
          <table:table-cell table:style-name="ce70" office:value-type="string" calcext:value-type="string">
            <text:p>Financial Management 11.1.2.1, 11.1.1.3.500, plus required Patch 12843958, 9.3.3.1 <text:s text:c="3"/></text:p>
          </table:table-cell>
          <table:table-cell table:style-name="ce135" office:value-type="string" calcext:value-type="string">
            <text:p>Datasource</text:p>
          </table:table-cell>
          <table:table-cell table:style-name="ce70" office:value-type="string" calcext:value-type="string">
            <text:p>Native Financial Management driver</text:p>
            <text:p>Connectivity: ADM</text:p>
          </table:table-cell>
          <table:table-cell table:style-name="ce94" office:value-type="string" calcext:value-type="string" table:number-columns-spanned="2" table:number-rows-spanned="1">
            <text:p>1<text:span text:style-name="T11">. SUPPORTED ONLY FOR:  Financial Reporting, Web Analysis. </text:span></text:p>
            <text:p><text:span text:style-name="T9">2</text:span><text:span text:style-name="T10">. The version of Financial Management ADM must match the version of Financial Management server.</text:span></text:p>
            <text:p><text:span text:style-name="T9">3</text:span><text:span text:style-name="T10">. Financial Management is not supported as a data source on a UNIX platform.</text:span></text:p>
          </table:table-cell>
          <table:covered-table-cell table:style-name="ce194"/>
          <table:covered-table-cell table:number-columns-repeated="7" table:style-name="ce152"/>
          <table:table-cell table:number-columns-repeated="1011"/>
        </table:table-row>
        <table:table-row table:style-name="ro67" table:visibility="filter">
          <table:table-cell office:value-type="string" calcext:value-type="string">
            <text:p>11.1.2.1</text:p>
          </table:table-cell>
          <table:table-cell table:style-name="ce177" office:value-type="string" calcext:value-type="string">
            <text:p>Planning 11.1.2.1 <text:s text:c="2"/></text:p>
          </table:table-cell>
          <table:table-cell table:style-name="ce135" office:value-type="string" calcext:value-type="string">
            <text:p>Datasource</text:p>
          </table:table-cell>
          <table:table-cell table:style-name="ce70" office:value-type="string" calcext:value-type="string">
            <text:p>Native Planning driver (Financial Reporting only) </text:p>
            <text:p>Native Essbase driver (Web Analysis)</text:p>
            <text:p>Connectivity: ADM</text:p>
          </table:table-cell>
          <table:table-cell table:style-name="ce189" office:value-type="string" calcext:value-type="string" table:number-columns-spanned="2" table:number-rows-spanned="1">
            <text:p>1.<text:span text:style-name="T11"> SUPPORTED ONLY FOR:  Financial Reporting, Web Analysis.</text:span></text:p>
            <text:p><text:span text:style-name="T9">2.</text:span><text:span text:style-name="T10"> Planning datasource only applies to Financial Reporting.</text:span></text:p>
            <text:p><text:span text:style-name="T9">3.</text:span><text:span text:style-name="T10"> Web Analysis supports Planning only for access to Essbase cubes.</text:span></text:p>
            <text:p><text:span text:style-name="T9">4.</text:span><text:span text:style-name="T10"> The version of Planning ADM must match the release of the Planning server.</text:span></text:p>
          </table:table-cell>
          <table:covered-table-cell table:style-name="ce87"/>
          <table:covered-table-cell table:number-columns-repeated="7" table:style-name="ce152"/>
          <table:table-cell table:number-columns-repeated="1011"/>
        </table:table-row>
        <table:table-row table:style-name="ro68">
          <table:table-cell table:style-name="ce135" office:value-type="string" calcext:value-type="string" table:number-columns-spanned="1" table:number-rows-spanned="4">
            <text:p>11.1.2.3</text:p>
          </table:table-cell>
          <table:table-cell table:style-name="ce177" office:value-type="string" calcext:value-type="string" table:number-columns-spanned="1" table:number-rows-spanned="4">
            <text:p>Essbase 11.1.2.2</text:p>
          </table:table-cell>
          <table:table-cell table:style-name="ce135" office:value-type="string" calcext:value-type="string">
            <text:p>Datasource</text:p>
          </table:table-cell>
          <table:table-cell table:style-name="ce70" office:value-type="string" calcext:value-type="string">
            <text:p>Essbase Runtime Client (RTC)</text:p>
            <text:p>Connectivity: C API / MDX</text:p>
          </table:table-cell>
          <table:table-cell table:style-name="ce177" office:value-type="string" calcext:value-type="string" table:number-columns-spanned="2" table:number-rows-spanned="1">
            <text:p>SUPPORTED ONLY FOR: <text:s/>Interactive Reporting</text:p>
          </table:table-cell>
          <table:covered-table-cell table:style-name="ce87"/>
          <table:covered-table-cell table:number-columns-repeated="7" table:style-name="ce152"/>
          <table:table-cell table:number-columns-repeated="1011"/>
        </table:table-row>
        <table:table-row table:style-name="ro53" table:visibility="filter">
          <table:covered-table-cell table:style-name="ce173"/>
          <table:covered-table-cell table:style-name="ce178"/>
          <table:table-cell table:style-name="ce135" office:value-type="string" calcext:value-type="string">
            <text:p>Datasource</text:p>
          </table:table-cell>
          <table:table-cell table:style-name="ce70" office:value-type="string" calcext:value-type="string">
            <text:p>Essbase Java API (also known as Essbase APS Driver)</text:p>
            <text:p>Connectivity:  ADM</text:p>
          </table:table-cell>
          <table:table-cell table:style-name="ce177" office:value-type="string" calcext:value-type="string" table:number-columns-spanned="2" table:number-rows-spanned="1">
            <text:p>SUPPORTED ONLY FOR: <text:s/>Financial Reporting</text:p>
          </table:table-cell>
          <table:covered-table-cell table:style-name="ce87"/>
          <table:covered-table-cell table:number-columns-repeated="7" table:style-name="ce152"/>
          <table:table-cell table:number-columns-repeated="1011"/>
        </table:table-row>
        <table:table-row table:style-name="ro53" table:visibility="filter">
          <table:covered-table-cell table:style-name="ce173"/>
          <table:covered-table-cell table:style-name="ce178"/>
          <table:table-cell table:style-name="ce135" office:value-type="string" calcext:value-type="string">
            <text:p>Datasource</text:p>
          </table:table-cell>
          <table:table-cell table:style-name="ce70" office:value-type="string" calcext:value-type="string">
            <text:p>Native Essbase driver </text:p>
            <text:p>Essbase Runtime Client (RTC)</text:p>
            <text:p>Connectivity:  ADM</text:p>
          </table:table-cell>
          <table:table-cell table:style-name="ce177" office:value-type="string" calcext:value-type="string" table:number-columns-spanned="2" table:number-rows-spanned="1">
            <text:p>SUPPORTED ONLY FOR: Web Analysis</text:p>
          </table:table-cell>
          <table:covered-table-cell table:style-name="ce87"/>
          <table:covered-table-cell table:number-columns-repeated="7" table:style-name="ce152"/>
          <table:table-cell table:number-columns-repeated="1011"/>
        </table:table-row>
        <table:table-row table:style-name="ro68" table:visibility="filter">
          <table:covered-table-cell table:style-name="ce134"/>
          <table:covered-table-cell table:style-name="ce179"/>
          <table:table-cell table:style-name="ce135" office:value-type="string" calcext:value-type="string">
            <text:p>Datasource</text:p>
          </table:table-cell>
          <table:table-cell table:style-name="ce185" office:value-type="string" calcext:value-type="string">
            <text:p>Essbase Runtime Client (RTC)</text:p>
            <text:p>Connectivity: DDO</text:p>
          </table:table-cell>
          <table:table-cell table:style-name="ce177" office:value-type="string" calcext:value-type="string" table:number-columns-spanned="2" table:number-rows-spanned="1">
            <text:p>SUPPORTED ONLY FOR: <text:s/>Production Reporting</text:p>
          </table:table-cell>
          <table:covered-table-cell table:style-name="ce87"/>
          <table:covered-table-cell table:number-columns-repeated="7" table:style-name="ce152"/>
          <table:table-cell table:number-columns-repeated="1011"/>
        </table:table-row>
        <table:table-row table:style-name="ro68" table:visibility="filter">
          <table:table-cell table:style-name="ce135" office:value-type="string" calcext:value-type="string" table:number-columns-spanned="1" table:number-rows-spanned="4">
            <text:p>11.1.2.2</text:p>
          </table:table-cell>
          <table:table-cell table:style-name="ce177" office:value-type="string" calcext:value-type="string" table:number-columns-spanned="1" table:number-rows-spanned="4">
            <text:p>Essbase 11.1.2.2</text:p>
          </table:table-cell>
          <table:table-cell table:style-name="ce135" office:value-type="string" calcext:value-type="string">
            <text:p>Datasource</text:p>
          </table:table-cell>
          <table:table-cell table:style-name="ce70" office:value-type="string" calcext:value-type="string">
            <text:p>Essbase Runtime Client (RTC)</text:p>
            <text:p>Connectivity: C API / MDX</text:p>
          </table:table-cell>
          <table:table-cell table:style-name="ce177" office:value-type="string" calcext:value-type="string" table:number-columns-spanned="2" table:number-rows-spanned="1">
            <text:p>SUPPORTED ONLY FOR: <text:s/>Interactive Reporting</text:p>
          </table:table-cell>
          <table:covered-table-cell table:style-name="ce87"/>
          <table:covered-table-cell table:number-columns-repeated="7" table:style-name="ce152"/>
          <table:table-cell table:number-columns-repeated="1011"/>
        </table:table-row>
        <table:table-row table:style-name="ro53" table:visibility="filter">
          <table:covered-table-cell table:style-name="ce173"/>
          <table:covered-table-cell table:style-name="ce178"/>
          <table:table-cell table:style-name="ce135" office:value-type="string" calcext:value-type="string">
            <text:p>Datasource</text:p>
          </table:table-cell>
          <table:table-cell table:style-name="ce70" office:value-type="string" calcext:value-type="string">
            <text:p>Essbase Java API (also known as Essbase APS Driver)</text:p>
            <text:p>Connectivity:  ADM</text:p>
          </table:table-cell>
          <table:table-cell table:style-name="ce177" office:value-type="string" calcext:value-type="string" table:number-columns-spanned="2" table:number-rows-spanned="1">
            <text:p>SUPPORTED ONLY FOR: <text:s/>Financial Reporting</text:p>
          </table:table-cell>
          <table:covered-table-cell table:style-name="ce87"/>
          <table:covered-table-cell table:number-columns-repeated="7" table:style-name="ce152"/>
          <table:table-cell table:number-columns-repeated="1011"/>
        </table:table-row>
        <table:table-row table:style-name="ro53" table:visibility="filter">
          <table:covered-table-cell table:style-name="ce173"/>
          <table:covered-table-cell table:style-name="ce178"/>
          <table:table-cell table:style-name="ce135" office:value-type="string" calcext:value-type="string">
            <text:p>Datasource</text:p>
          </table:table-cell>
          <table:table-cell table:style-name="ce70" office:value-type="string" calcext:value-type="string">
            <text:p>Native Essbase driver </text:p>
            <text:p>Essbase Runtime Client (RTC)</text:p>
            <text:p>Connectivity:  ADM</text:p>
          </table:table-cell>
          <table:table-cell table:style-name="ce177" office:value-type="string" calcext:value-type="string" table:number-columns-spanned="2" table:number-rows-spanned="1">
            <text:p>SUPPORTED ONLY FOR: Web Analysis</text:p>
          </table:table-cell>
          <table:covered-table-cell table:style-name="ce87"/>
          <table:covered-table-cell table:number-columns-repeated="7" table:style-name="ce152"/>
          <table:table-cell table:number-columns-repeated="1011"/>
        </table:table-row>
        <table:table-row table:style-name="ro68" table:visibility="filter">
          <table:covered-table-cell table:style-name="ce134"/>
          <table:covered-table-cell table:style-name="ce179"/>
          <table:table-cell table:style-name="ce135" office:value-type="string" calcext:value-type="string">
            <text:p>Datasource</text:p>
          </table:table-cell>
          <table:table-cell table:style-name="ce185" office:value-type="string" calcext:value-type="string">
            <text:p>Essbase Runtime Client (RTC)</text:p>
            <text:p>Connectivity: DDO</text:p>
          </table:table-cell>
          <table:table-cell table:style-name="ce177" office:value-type="string" calcext:value-type="string" table:number-columns-spanned="2" table:number-rows-spanned="1">
            <text:p>SUPPORTED ONLY FOR: <text:s/>Production Reporting</text:p>
          </table:table-cell>
          <table:covered-table-cell table:style-name="ce87"/>
          <table:covered-table-cell table:number-columns-repeated="7" table:style-name="ce152"/>
          <table:table-cell table:number-columns-repeated="1011"/>
        </table:table-row>
        <table:table-row table:style-name="ro88">
          <table:table-cell office:value-type="string" calcext:value-type="string">
            <text:p>11.1.2.3</text:p>
          </table:table-cell>
          <table:table-cell table:style-name="ce70" office:value-type="string" calcext:value-type="string">
            <text:p>Financial Management 11.1.2.2</text:p>
          </table:table-cell>
          <table:table-cell table:style-name="ce135" office:value-type="string" calcext:value-type="string">
            <text:p>Datasource</text:p>
          </table:table-cell>
          <table:table-cell table:style-name="ce70" office:value-type="string" calcext:value-type="string">
            <text:p>Native Financial Management driver</text:p>
            <text:p>Connectivity: ADM</text:p>
          </table:table-cell>
          <table:table-cell table:style-name="ce94" office:value-type="string" calcext:value-type="string" table:number-columns-spanned="2" table:number-rows-spanned="1">
            <text:p>1<text:span text:style-name="T11">. SUPPORTED ONLY FOR: Financial Reporting, Web Analysis. </text:span></text:p>
            <text:p><text:span text:style-name="T9">2</text:span><text:span text:style-name="T10">. The version of Financial Management ADM must match the version of Financial Management server.</text:span></text:p>
            <text:p><text:span text:style-name="T9">3</text:span><text:span text:style-name="T10">. Financial Management is not supported as a data source on a UNIX platform.</text:span></text:p>
          </table:table-cell>
          <table:covered-table-cell table:style-name="ce194"/>
          <table:covered-table-cell table:number-columns-repeated="7" table:style-name="ce152"/>
          <table:table-cell table:number-columns-repeated="1011"/>
        </table:table-row>
        <table:table-row table:style-name="ro88" table:visibility="filter">
          <table:table-cell office:value-type="string" calcext:value-type="string">
            <text:p>11.1.2.2</text:p>
          </table:table-cell>
          <table:table-cell table:style-name="ce70" office:value-type="string" calcext:value-type="string">
            <text:p>Financial Management 11.1.2.2</text:p>
          </table:table-cell>
          <table:table-cell table:style-name="ce135" office:value-type="string" calcext:value-type="string">
            <text:p>Datasource</text:p>
          </table:table-cell>
          <table:table-cell table:style-name="ce70" office:value-type="string" calcext:value-type="string">
            <text:p>Native Financial Management driver</text:p>
            <text:p>Connectivity: ADM</text:p>
          </table:table-cell>
          <table:table-cell table:style-name="ce94" office:value-type="string" calcext:value-type="string" table:number-columns-spanned="2" table:number-rows-spanned="1">
            <text:p>1<text:span text:style-name="T11">. SUPPORTED ONLY FOR:  Financial Reporting, Web Analysis. </text:span></text:p>
            <text:p><text:span text:style-name="T9">2</text:span><text:span text:style-name="T10">. The version of Financial Management ADM must match the version of Financial Management server.</text:span></text:p>
            <text:p><text:span text:style-name="T9">3</text:span><text:span text:style-name="T10">. Financial Management is not supported as a data source on a UNIX platform.</text:span></text:p>
          </table:table-cell>
          <table:covered-table-cell table:style-name="ce194"/>
          <table:covered-table-cell table:number-columns-repeated="7" table:style-name="ce152"/>
          <table:table-cell table:number-columns-repeated="1011"/>
        </table:table-row>
        <table:table-row table:style-name="ro67">
          <table:table-cell office:value-type="string" calcext:value-type="string">
            <text:p>11.1.2.3</text:p>
          </table:table-cell>
          <table:table-cell table:style-name="ce177" office:value-type="string" calcext:value-type="string">
            <text:p>Planning 11.1.2.2</text:p>
          </table:table-cell>
          <table:table-cell table:style-name="ce135" office:value-type="string" calcext:value-type="string">
            <text:p>Datasource</text:p>
          </table:table-cell>
          <table:table-cell table:style-name="ce70" office:value-type="string" calcext:value-type="string">
            <text:p>Native Planning driver (Financial Reporting only) </text:p>
            <text:p>Native Essbase driver (Web Analysis)</text:p>
            <text:p>Connectivity: ADM</text:p>
          </table:table-cell>
          <table:table-cell table:style-name="ce189" office:value-type="string" calcext:value-type="string" table:number-columns-spanned="2" table:number-rows-spanned="1">
            <text:p>1.<text:span text:style-name="T11"> SUPPORTED ONLY FOR:  Financial Reporting, Web Analysis.</text:span></text:p>
            <text:p><text:span text:style-name="T9">2.</text:span><text:span text:style-name="T10"> Planning datasource only applies to Financial Reporting.</text:span></text:p>
            <text:p><text:span text:style-name="T9">3.</text:span><text:span text:style-name="T10"> Web Analysis supports Planning only for access to Essbase cubes.</text:span></text:p>
            <text:p><text:span text:style-name="T9">4.</text:span><text:span text:style-name="T10"> The version of Planning ADM must match the release of the Planning server.</text:span></text:p>
          </table:table-cell>
          <table:covered-table-cell table:style-name="ce87"/>
          <table:covered-table-cell table:number-columns-repeated="7" table:style-name="ce152"/>
          <table:table-cell table:number-columns-repeated="1011"/>
        </table:table-row>
        <table:table-row table:style-name="ro67" table:visibility="filter">
          <table:table-cell office:value-type="string" calcext:value-type="string">
            <text:p>11.1.2.2</text:p>
          </table:table-cell>
          <table:table-cell table:style-name="ce177" office:value-type="string" calcext:value-type="string">
            <text:p>Planning 11.1.2.2</text:p>
          </table:table-cell>
          <table:table-cell table:style-name="ce135" office:value-type="string" calcext:value-type="string">
            <text:p>Datasource</text:p>
          </table:table-cell>
          <table:table-cell table:style-name="ce70" office:value-type="string" calcext:value-type="string">
            <text:p>Native Planning driver (Financial Reporting only) </text:p>
            <text:p>Native Essbase driver (Web Analysis)</text:p>
            <text:p>Connectivity: ADM</text:p>
          </table:table-cell>
          <table:table-cell table:style-name="ce189" office:value-type="string" calcext:value-type="string" table:number-columns-spanned="2" table:number-rows-spanned="1">
            <text:p>1.<text:span text:style-name="T11"> SUPPORTED ONLY FOR:  Financial Reporting, Web Analysis.</text:span></text:p>
            <text:p><text:span text:style-name="T9">2.</text:span><text:span text:style-name="T10"> Planning datasource only applies to Financial Reporting.</text:span></text:p>
            <text:p><text:span text:style-name="T9">3.</text:span><text:span text:style-name="T10"> Web Analysis supports Planning only for access to Essbase cubes.</text:span></text:p>
            <text:p><text:span text:style-name="T9">4.</text:span><text:span text:style-name="T10"> The version of Planning ADM must match the release of the Planning server.</text:span></text:p>
          </table:table-cell>
          <table:covered-table-cell table:style-name="ce87"/>
          <table:covered-table-cell table:number-columns-repeated="7" table:style-name="ce152"/>
          <table:table-cell table:number-columns-repeated="1011"/>
        </table:table-row>
        <table:table-row table:style-name="ro87" table:visibility="filter">
          <table:table-cell table:style-name="ce135" office:value-type="string" calcext:value-type="string" table:number-columns-spanned="1" table:number-rows-spanned="4">
            <text:p>11.1.2.0</text:p>
          </table:table-cell>
          <table:table-cell table:style-name="ce135" office:value-type="string" calcext:value-type="string" table:number-columns-spanned="1" table:number-rows-spanned="4">
            <text:p>Essbase 11.1.2.0</text:p>
          </table:table-cell>
          <table:table-cell table:style-name="ce172" office:value-type="string" calcext:value-type="string">
            <text:p>Datasource</text:p>
          </table:table-cell>
          <table:table-cell table:style-name="ce53" office:value-type="string" calcext:value-type="string">
            <text:p>Essbase Runtime Client (RTC)</text:p>
            <text:p>Connectivity: C API / MDX</text:p>
          </table:table-cell>
          <table:table-cell table:style-name="ce135" office:value-type="string" calcext:value-type="string" table:number-columns-spanned="2" table:number-rows-spanned="1">
            <text:p>SUPPORTED FOR: <text:s/>Interactive Reporting</text:p>
          </table:table-cell>
          <table:covered-table-cell table:style-name="ce87"/>
          <table:covered-table-cell table:number-columns-repeated="7" table:style-name="ce152"/>
          <table:table-cell table:number-columns-repeated="1011"/>
        </table:table-row>
        <table:table-row table:style-name="ro53" table:visibility="filter">
          <table:covered-table-cell table:number-columns-repeated="2" table:style-name="ce173"/>
          <table:table-cell table:style-name="ce172" office:value-type="string" calcext:value-type="string">
            <text:p>Datasource</text:p>
          </table:table-cell>
          <table:table-cell table:style-name="ce53" office:value-type="string" calcext:value-type="string">
            <text:p>Essbase Java API (also known as Essbase APS Driver)</text:p>
            <text:p>Connectivity:  ADM</text:p>
          </table:table-cell>
          <table:table-cell table:style-name="ce135" office:value-type="string" calcext:value-type="string" table:number-columns-spanned="2" table:number-rows-spanned="1">
            <text:p>SUPPORTED ONLY FOR: <text:s/>Financial Reporting</text:p>
          </table:table-cell>
          <table:covered-table-cell table:style-name="ce87"/>
          <table:covered-table-cell table:number-columns-repeated="7" table:style-name="ce152"/>
          <table:table-cell table:number-columns-repeated="1011"/>
        </table:table-row>
        <table:table-row table:style-name="ro89" table:visibility="filter">
          <table:covered-table-cell table:number-columns-repeated="2" table:style-name="ce173"/>
          <table:table-cell table:style-name="ce172" office:value-type="string" calcext:value-type="string">
            <text:p>Datasource</text:p>
          </table:table-cell>
          <table:table-cell table:style-name="ce53" office:value-type="string" calcext:value-type="string">
            <text:p>Native Essbase driver </text:p>
            <text:p>Essbase Runtime Client (RTC)</text:p>
            <text:p>Connectivity:  ADM</text:p>
          </table:table-cell>
          <table:table-cell table:style-name="ce135" office:value-type="string" calcext:value-type="string" table:number-columns-spanned="2" table:number-rows-spanned="1">
            <text:p>SUPPORTED ONLY FOR: Web Analysis</text:p>
          </table:table-cell>
          <table:covered-table-cell table:style-name="ce87"/>
          <table:covered-table-cell table:number-columns-repeated="7" table:style-name="ce152"/>
          <table:table-cell table:number-columns-repeated="1011"/>
        </table:table-row>
        <table:table-row table:style-name="ro90" table:visibility="filter">
          <table:covered-table-cell table:number-columns-repeated="2" table:style-name="ce134"/>
          <table:table-cell table:style-name="ce172" office:value-type="string" calcext:value-type="string">
            <text:p>Datasource</text:p>
          </table:table-cell>
          <table:table-cell table:style-name="ce53" office:value-type="string" calcext:value-type="string">
            <text:p>Essbase Runtime Client (RTC)</text:p>
            <text:p>Connectivity: DDO</text:p>
          </table:table-cell>
          <table:table-cell table:style-name="ce135" office:value-type="string" calcext:value-type="string" table:number-columns-spanned="2" table:number-rows-spanned="1">
            <text:p>SUPPORTED ONLY FOR: <text:s/>Production Reporting</text:p>
          </table:table-cell>
          <table:covered-table-cell table:style-name="ce87"/>
          <table:covered-table-cell table:number-columns-repeated="7" table:style-name="ce152"/>
          <table:table-cell table:number-columns-repeated="1011"/>
        </table:table-row>
        <table:table-row table:style-name="ro91" table:visibility="filter">
          <table:table-cell office:value-type="string" calcext:value-type="string">
            <text:p>11.1.2.0</text:p>
          </table:table-cell>
          <table:table-cell table:style-name="ce172" office:value-type="string" calcext:value-type="string">
            <text:p>Financial Management 11.1.2.0</text:p>
          </table:table-cell>
          <table:table-cell table:style-name="ce172" office:value-type="string" calcext:value-type="string">
            <text:p>Datasource</text:p>
          </table:table-cell>
          <table:table-cell table:style-name="ce53" office:value-type="string" calcext:value-type="string">
            <text:p>Native Financial Management driver</text:p>
            <text:p>Connectivity: ADM</text:p>
          </table:table-cell>
          <table:table-cell table:style-name="ce54" office:value-type="string" calcext:value-type="string" table:number-columns-spanned="2" table:number-rows-spanned="1">
            <text:p>1. SUPPORTED FOR:  Financial Reporting, Web Analysis. </text:p>
            <text:p>2. The version of Financial Management ADM must match the version of Financial Management server.</text:p>
            <text:p>3. Financial Management is not supported as a data source on a UNIX platform.</text:p>
          </table:table-cell>
          <table:covered-table-cell table:style-name="ce87"/>
          <table:covered-table-cell table:number-columns-repeated="7" table:style-name="ce152"/>
          <table:table-cell table:number-columns-repeated="1011"/>
        </table:table-row>
        <table:table-row table:style-name="ro92" table:visibility="filter">
          <table:table-cell office:value-type="string" calcext:value-type="string">
            <text:p>11.1.2.0</text:p>
          </table:table-cell>
          <table:table-cell table:style-name="ce172" office:value-type="string" calcext:value-type="string">
            <text:p>Planning 11.1.2.0</text:p>
          </table:table-cell>
          <table:table-cell table:style-name="ce172" office:value-type="string" calcext:value-type="string">
            <text:p>Datasource</text:p>
          </table:table-cell>
          <table:table-cell table:style-name="ce53" office:value-type="string" calcext:value-type="string">
            <text:p>Native Planning driver (Financial Reporting only) </text:p>
            <text:p>Native Essbase driver (Web Analysis)</text:p>
            <text:p>Connectivity: ADM</text:p>
          </table:table-cell>
          <table:table-cell table:style-name="ce190" office:value-type="string" calcext:value-type="string" table:number-columns-spanned="2" table:number-rows-spanned="1">
            <text:p>1. SUPPORTED FOR:  Financial Reporting, Web Analysis.</text:p>
            <text:p>2. Planning datasource only applies to Financial Reporting.</text:p>
            <text:p>3. Web Analysis supports Planning only for access to Essbase cubes.</text:p>
            <text:p>4. The version of Planning ADM must match the release of the Planning server.</text:p>
          </table:table-cell>
          <table:covered-table-cell table:style-name="ce87"/>
          <table:covered-table-cell table:number-columns-repeated="7" table:style-name="ce152"/>
          <table:table-cell table:number-columns-repeated="1011"/>
        </table:table-row>
        <table:table-row table:style-name="ro93">
          <table:table-cell office:value-type="string" calcext:value-type="string">
            <text:p>11.1.2.3</text:p>
          </table:table-cell>
          <table:table-cell table:style-name="ce70" office:value-type="string" calcext:value-type="string">
            <text:p>Oracle Business Intelligence Enterprise Edition (OBIEE) 10.1.3.4.1, 11.1.1.5+</text:p>
          </table:table-cell>
          <table:table-cell table:style-name="ce135" office:value-type="string" calcext:value-type="string">
            <text:p>Datasource</text:p>
          </table:table-cell>
          <table:table-cell table:style-name="ce70" office:value-type="string" calcext:value-type="string">
            <text:p>Oracle BI Server ODBC 10.1.3.4.1, 11.1.1.5+</text:p>
          </table:table-cell>
          <table:table-cell table:style-name="ce189" office:value-type="string" calcext:value-type="string" table:number-columns-spanned="2" table:number-rows-spanned="1">
            <text:p><text:span text:style-name="T11">SUPPORTED ONLY FOR: Essbase, Essbase Studio</text:span></text:p>
          </table:table-cell>
          <table:covered-table-cell table:style-name="ce87"/>
          <table:covered-table-cell table:number-columns-repeated="7" table:style-name="ce152"/>
          <table:table-cell table:number-columns-repeated="1011"/>
        </table:table-row>
        <table:table-row table:style-name="ro93" table:visibility="filter">
          <table:table-cell office:value-type="string" calcext:value-type="string">
            <text:p>11.1.2.2</text:p>
          </table:table-cell>
          <table:table-cell table:style-name="ce70" office:value-type="string" calcext:value-type="string">
            <text:p>Oracle Business Intelligence Enterprise Edition (OBIEE) 10.1.3.4.1 </text:p>
          </table:table-cell>
          <table:table-cell table:style-name="ce135" office:value-type="string" calcext:value-type="string">
            <text:p>Datasource</text:p>
          </table:table-cell>
          <table:table-cell table:style-name="ce70" office:value-type="string" calcext:value-type="string">
            <text:p>Oracle BI Server ODBC 10.1.3.4.1</text:p>
          </table:table-cell>
          <table:table-cell table:style-name="ce189" office:value-type="string" calcext:value-type="string" table:number-columns-spanned="2" table:number-rows-spanned="1">
            <text:p><text:span text:style-name="T11">SUPPORTED ONLY FOR: Essbase, Essbase Studio</text:span></text:p>
          </table:table-cell>
          <table:covered-table-cell table:style-name="ce87"/>
          <table:covered-table-cell table:number-columns-repeated="7" table:style-name="ce152"/>
          <table:table-cell table:number-columns-repeated="1011"/>
        </table:table-row>
        <table:table-row table:style-name="ro93" table:visibility="filter">
          <table:table-cell table:style-name="ce53" office:value-type="string" calcext:value-type="string">
            <text:p>11.1.2.1</text:p>
          </table:table-cell>
          <table:table-cell table:style-name="ce70" office:value-type="string" calcext:value-type="string">
            <text:p>Oracle Business Intelligence Enterprise Edition (OBIEE) 10.1.3.4.1</text:p>
          </table:table-cell>
          <table:table-cell table:style-name="ce135" office:value-type="string" calcext:value-type="string">
            <text:p>Datasource</text:p>
          </table:table-cell>
          <table:table-cell table:style-name="ce70" office:value-type="string" calcext:value-type="string">
            <text:p>Oracle BI Server ODBC 10.1.3.4.1</text:p>
          </table:table-cell>
          <table:table-cell table:style-name="ce189" office:value-type="string" calcext:value-type="string" table:number-columns-spanned="2" table:number-rows-spanned="1">
            <text:p><text:span text:style-name="T11">SUPPORTED ONLY FOR: Essbase, Essbase Studio</text:span></text:p>
          </table:table-cell>
          <table:covered-table-cell table:style-name="ce87"/>
          <table:covered-table-cell table:number-columns-repeated="7" table:style-name="ce152"/>
          <table:table-cell table:number-columns-repeated="1011"/>
        </table:table-row>
        <table:table-row table:style-name="ro93" table:visibility="filter">
          <table:table-cell table:style-name="ce53" office:value-type="string" calcext:value-type="string">
            <text:p>11.1.2.0</text:p>
          </table:table-cell>
          <table:table-cell table:style-name="ce70" office:value-type="string" calcext:value-type="string">
            <text:p>Oracle Business Intelligence Enterprise Edition (OBIEE) 10.1.3.4.1</text:p>
          </table:table-cell>
          <table:table-cell table:style-name="ce135" office:value-type="string" calcext:value-type="string">
            <text:p>Datasource</text:p>
          </table:table-cell>
          <table:table-cell table:style-name="ce70" office:value-type="string" calcext:value-type="string">
            <text:p>Oracle BI Server ODBC 10.1.3.4.1</text:p>
          </table:table-cell>
          <table:table-cell table:style-name="ce189" office:value-type="string" calcext:value-type="string" table:number-columns-spanned="2" table:number-rows-spanned="1">
            <text:p><text:span text:style-name="T11">SUPPORTED FOR: Essbase, Essbase Studio</text:span></text:p>
          </table:table-cell>
          <table:covered-table-cell table:style-name="ce87"/>
          <table:covered-table-cell table:number-columns-repeated="7" table:style-name="ce152"/>
          <table:table-cell table:number-columns-repeated="1011"/>
        </table:table-row>
        <table:table-row table:style-name="ro55" table:visibility="filter">
          <table:table-cell office:value-type="string" calcext:value-type="string">
            <text:p>11.1.2.2</text:p>
          </table:table-cell>
          <table:table-cell table:style-name="ce70" office:value-type="string" calcext:value-type="string">
            <text:p>Oracle PeopleSoft Enterprise Financial Management 9.0, 9.1</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ONLY FOR: ERP Integrator (on Oracle, SQL Server, and DB2 database)</text:p>
          </table:table-cell>
          <table:covered-table-cell table:style-name="ce87"/>
          <table:covered-table-cell table:number-columns-repeated="7" table:style-name="ce152"/>
          <table:table-cell table:number-columns-repeated="1011"/>
        </table:table-row>
        <table:table-row table:style-name="ro55" table:visibility="filter">
          <table:table-cell table:style-name="ce53" office:value-type="string" calcext:value-type="string">
            <text:p>11.1.2.1</text:p>
          </table:table-cell>
          <table:table-cell table:style-name="ce70" office:value-type="string" calcext:value-type="string">
            <text:p>Oracle PeopleSoft Enterprise Financial Management 9.0, 9.1</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ONLY FOR: ERP Integrator (on Oracle, SQL Server, and DB2 database)</text:p>
          </table:table-cell>
          <table:covered-table-cell table:style-name="ce87"/>
          <table:covered-table-cell table:number-columns-repeated="7" table:style-name="ce152"/>
          <table:table-cell table:number-columns-repeated="1011"/>
        </table:table-row>
        <table:table-row table:style-name="ro55" table:visibility="filter">
          <table:table-cell table:style-name="ce53" office:value-type="string" calcext:value-type="string">
            <text:p>11.1.2.0</text:p>
          </table:table-cell>
          <table:table-cell table:style-name="ce70" office:value-type="string" calcext:value-type="string">
            <text:p>Oracle PeopleSoft Enterprise Financial Management 9.0, 9.1</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FOR: ERP Integrator (on Oracle, SQL Server, and DB2 database)</text:p>
          </table:table-cell>
          <table:covered-table-cell table:style-name="ce87"/>
          <table:covered-table-cell table:number-columns-repeated="7" table:style-name="ce152"/>
          <table:table-cell table:number-columns-repeated="1011"/>
        </table:table-row>
        <table:table-row table:style-name="ro78">
          <table:table-cell office:value-type="string" calcext:value-type="string">
            <text:p>11.1.2.3</text:p>
          </table:table-cell>
          <table:table-cell table:style-name="ce70" office:value-type="string" calcext:value-type="string">
            <text:p>Oracle PeopleSoft Human Capital Management 9.0, 9.1</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ONLY FOR: FDMEE for Public Sector Planning and Budgeting</text:p>
          </table:table-cell>
          <table:covered-table-cell table:style-name="ce87"/>
          <table:covered-table-cell table:number-columns-repeated="7" table:style-name="ce152"/>
          <table:table-cell table:number-columns-repeated="1011"/>
        </table:table-row>
        <table:table-row table:style-name="ro78" table:visibility="filter">
          <table:table-cell office:value-type="string" calcext:value-type="string">
            <text:p>11.1.2.2</text:p>
          </table:table-cell>
          <table:table-cell table:style-name="ce70" office:value-type="string" calcext:value-type="string">
            <text:p>Oracle PeopleSoft Human Capital Management 9.0, 9.1</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ONLY FOR: ERP Integrator for Public Sector Planning and Budgeting (on Oracle, SQL Server, and DB2 database)</text:p>
          </table:table-cell>
          <table:covered-table-cell table:style-name="ce87"/>
          <table:covered-table-cell table:number-columns-repeated="7" table:style-name="ce152"/>
          <table:table-cell table:number-columns-repeated="1011"/>
        </table:table-row>
        <table:table-row table:style-name="ro78" table:visibility="filter">
          <table:table-cell table:style-name="ce53" office:value-type="string" calcext:value-type="string">
            <text:p>11.1.2.1</text:p>
          </table:table-cell>
          <table:table-cell table:style-name="ce70" office:value-type="string" calcext:value-type="string">
            <text:p>Oracle PeopleSoft Human Capital Management 9.0, 9.1</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ONLY FOR: ERP Integrator for Public Sector Planning and Budgeting (on Oracle, SQL Server, and DB2 database)</text:p>
          </table:table-cell>
          <table:covered-table-cell table:style-name="ce87"/>
          <table:covered-table-cell table:number-columns-repeated="7" table:style-name="ce152"/>
          <table:table-cell table:number-columns-repeated="1011"/>
        </table:table-row>
        <table:table-row table:style-name="ro78" table:visibility="filter">
          <table:table-cell table:style-name="ce53" office:value-type="string" calcext:value-type="string">
            <text:p>11.1.2.0</text:p>
          </table:table-cell>
          <table:table-cell table:style-name="ce70" office:value-type="string" calcext:value-type="string">
            <text:p>Oracle PeopleSoft Human Capital Management 9.0, 9.1</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FOR: ERP Integrator for Public Sector Planning and Budgeting (on Oracle, SQL Server, and DB2 database)</text:p>
          </table:table-cell>
          <table:covered-table-cell table:style-name="ce87"/>
          <table:covered-table-cell table:number-columns-repeated="7" table:style-name="ce152"/>
          <table:table-cell table:number-columns-repeated="1011"/>
        </table:table-row>
        <table:table-row table:style-name="ro78">
          <table:table-cell table:style-name="ce53" office:value-type="string" calcext:value-type="string">
            <text:p>11.1.2.3</text:p>
          </table:table-cell>
          <table:table-cell table:style-name="ce70" office:value-type="string" calcext:value-type="string">
            <text:p>Oracle PeopleSoft Enterprise Financial Management 9.0, 9.1</text:p>
          </table:table-cell>
          <table:table-cell table:style-name="ce135" office:value-type="string" calcext:value-type="string">
            <text:p>Datasource</text:p>
          </table:table-cell>
          <table:table-cell table:style-name="ce70" office:value-type="string" calcext:value-type="string">
            <text:p><text:s/>JDBC drivers included with ODI</text:p>
          </table:table-cell>
          <table:table-cell table:style-name="ce191" office:value-type="string" calcext:value-type="string" table:number-columns-spanned="2" table:number-rows-spanned="1">
            <text:p>SUPPORTED ONLY FOR: FDMEE (on Oracle, SQL Server, and DB2 database)</text:p>
          </table:table-cell>
          <table:covered-table-cell table:style-name="ce87"/>
          <table:covered-table-cell table:number-columns-repeated="7" table:style-name="ce152"/>
          <table:table-cell table:number-columns-repeated="1011"/>
        </table:table-row>
        <table:table-row table:style-name="ro55">
          <table:table-cell office:value-type="string" calcext:value-type="string">
            <text:p>11.1.2.3</text:p>
          </table:table-cell>
          <table:table-cell table:style-name="ce172" office:value-type="string" calcext:value-type="string">
            <text:p>Oracle E-Business Suite 11.5.10 </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ONLY FOR: FDMEE</text:p>
          </table:table-cell>
          <table:covered-table-cell table:style-name="ce87"/>
          <table:covered-table-cell table:number-columns-repeated="7" table:style-name="ce152"/>
          <table:table-cell table:number-columns-repeated="1011"/>
        </table:table-row>
        <table:table-row table:style-name="ro55" table:visibility="filter">
          <table:table-cell office:value-type="string" calcext:value-type="string">
            <text:p>11.1.2.2</text:p>
          </table:table-cell>
          <table:table-cell table:style-name="ce172" office:value-type="string" calcext:value-type="string">
            <text:p>Oracle E-Business Suite 11.5.10 </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ONLY FOR: ERP Integrator</text:p>
          </table:table-cell>
          <table:covered-table-cell table:style-name="ce87"/>
          <table:covered-table-cell table:number-columns-repeated="7" table:style-name="ce152"/>
          <table:table-cell table:number-columns-repeated="1011"/>
        </table:table-row>
        <table:table-row table:style-name="ro55" table:visibility="filter">
          <table:table-cell table:style-name="ce53" office:value-type="string" calcext:value-type="string">
            <text:p>11.1.2.1</text:p>
          </table:table-cell>
          <table:table-cell table:style-name="ce172" office:value-type="string" calcext:value-type="string">
            <text:p>Oracle E-Business Suite 11.5.10 </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ONLY FOR: ERP Integrator</text:p>
          </table:table-cell>
          <table:covered-table-cell table:style-name="ce87"/>
          <table:covered-table-cell table:number-columns-repeated="7" table:style-name="ce152"/>
          <table:table-cell table:number-columns-repeated="1011"/>
        </table:table-row>
        <table:table-row table:style-name="ro55" table:visibility="filter">
          <table:table-cell table:style-name="ce53" office:value-type="string" calcext:value-type="string">
            <text:p>11.1.2.0</text:p>
          </table:table-cell>
          <table:table-cell table:style-name="ce172" office:value-type="string" calcext:value-type="string">
            <text:p>Oracle E-Business Suite 11.5.10 </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FOR: ERP Integrator (on Oracle database only)</text:p>
          </table:table-cell>
          <table:covered-table-cell table:style-name="ce87"/>
          <table:covered-table-cell table:number-columns-repeated="7" table:style-name="ce152"/>
          <table:table-cell table:number-columns-repeated="1011"/>
        </table:table-row>
        <table:table-row table:style-name="ro55">
          <table:table-cell office:value-type="string" calcext:value-type="string">
            <text:p>11.1.2.3</text:p>
          </table:table-cell>
          <table:table-cell table:style-name="ce70" office:value-type="string" calcext:value-type="string">
            <text:p>Oracle E-Business Suite 12.0, 12.1,<text:span text:style-name="T12"> </text:span><text:span text:style-name="T13">12.2</text:span></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ONLY FOR: FDMEE</text:p>
          </table:table-cell>
          <table:covered-table-cell table:style-name="ce87"/>
          <table:covered-table-cell table:number-columns-repeated="7" table:style-name="ce152"/>
          <table:table-cell table:number-columns-repeated="1011"/>
        </table:table-row>
        <table:table-row table:style-name="ro55" table:visibility="filter">
          <table:table-cell office:value-type="string" calcext:value-type="string">
            <text:p>11.1.2.2</text:p>
          </table:table-cell>
          <table:table-cell table:style-name="ce70" office:value-type="string" calcext:value-type="string">
            <text:p>Oracle E-Business Suite 12.0, 12.1</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ONLY FOR: ERP Integrator</text:p>
          </table:table-cell>
          <table:covered-table-cell table:style-name="ce87"/>
          <table:covered-table-cell table:number-columns-repeated="7" table:style-name="ce152"/>
          <table:table-cell table:number-columns-repeated="1011"/>
        </table:table-row>
        <table:table-row table:style-name="ro55">
          <table:table-cell office:value-type="string" calcext:value-type="string">
            <text:p>11.1.2.3</text:p>
          </table:table-cell>
          <table:table-cell table:style-name="ce180" office:value-type="string" calcext:value-type="string">
            <text:p><text:span text:style-name="T11">Oracle Fusion Financials General Ledger 11.1.2, 11.1.3  </text:span></text:p>
            <text:p><text:span text:style-name="T11">(Changed from "Oracle Fusion Accounting Hub  11.1.2, 11.1.3")</text:span></text:p>
          </table:table-cell>
          <table:table-cell table:style-name="ce135" office:value-type="string" calcext:value-type="string">
            <text:p>Datasource</text:p>
          </table:table-cell>
          <table:table-cell table:style-name="ce172" office:value-type="string" calcext:value-type="string">
            <text:p>JDBC drivers included with ODI</text:p>
          </table:table-cell>
          <table:table-cell table:style-name="ce191" office:value-type="string" calcext:value-type="string" table:number-columns-spanned="2" table:number-rows-spanned="1">
            <text:p>SUPPORTED ONLY FOR: FDMEE</text:p>
          </table:table-cell>
          <table:covered-table-cell table:style-name="ce87"/>
          <table:covered-table-cell table:number-columns-repeated="7" table:style-name="ce152"/>
          <table:table-cell table:number-columns-repeated="1011"/>
        </table:table-row>
        <table:table-row table:style-name="ro55" table:visibility="filter">
          <table:table-cell office:value-type="string" calcext:value-type="string">
            <text:p>11.1.2.2</text:p>
          </table:table-cell>
          <table:table-cell table:style-name="ce172" office:value-type="string" calcext:value-type="string">
            <text:p>Oracle Fusion Accounting Hub  11.1.2, 11.1.3</text:p>
          </table:table-cell>
          <table:table-cell table:style-name="ce135" office:value-type="string" calcext:value-type="string">
            <text:p>Datasource</text:p>
          </table:table-cell>
          <table:table-cell table:style-name="ce172" office:value-type="string" calcext:value-type="string">
            <text:p>JDBC drivers included with ODI</text:p>
          </table:table-cell>
          <table:table-cell table:style-name="ce191" office:value-type="string" calcext:value-type="string" table:number-columns-spanned="2" table:number-rows-spanned="1">
            <text:p>SUPPORTED ONLY FOR: ERP Integrator</text:p>
          </table:table-cell>
          <table:covered-table-cell table:style-name="ce87"/>
          <table:covered-table-cell table:number-columns-repeated="7" table:style-name="ce152"/>
          <table:table-cell table:number-columns-repeated="1011"/>
        </table:table-row>
        <table:table-row table:style-name="ro72">
          <table:table-cell office:value-type="string" calcext:value-type="string">
            <text:p>11.1.2.3</text:p>
          </table:table-cell>
          <table:table-cell table:style-name="ce53" office:value-type="string" calcext:value-type="string">
            <text:p>Oracle JD Edwards EnterpriseOne 9.0 and 9.1 with Tools 9.1</text:p>
          </table:table-cell>
          <table:table-cell table:style-name="ce135" office:value-type="string" calcext:value-type="string">
            <text:p>Datasource</text:p>
          </table:table-cell>
          <table:table-cell table:style-name="ce172" office:value-type="string" calcext:value-type="string">
            <text:p>JD Edwards Data Access Driver</text:p>
          </table:table-cell>
          <table:table-cell table:style-name="ce191" office:value-type="string" calcext:value-type="string" table:number-columns-spanned="2" table:number-rows-spanned="1">
            <text:p>SUPPORTED ONLY FOR: FDMEE</text:p>
          </table:table-cell>
          <table:covered-table-cell table:style-name="ce87"/>
          <table:covered-table-cell table:number-columns-repeated="7" table:style-name="ce152"/>
          <table:table-cell table:number-columns-repeated="1011"/>
        </table:table-row>
        <table:table-row table:style-name="ro72" table:visibility="filter">
          <table:table-cell office:value-type="string" calcext:value-type="string">
            <text:p>11.1.2.2</text:p>
          </table:table-cell>
          <table:table-cell table:style-name="ce53" office:value-type="string" calcext:value-type="string">
            <text:p>Oracle JD Edwards EnterpriseOne 9.0 and 9.1 with Tools 9.1</text:p>
          </table:table-cell>
          <table:table-cell table:style-name="ce135" office:value-type="string" calcext:value-type="string">
            <text:p>Datasource</text:p>
          </table:table-cell>
          <table:table-cell table:style-name="ce172" office:value-type="string" calcext:value-type="string">
            <text:p>JD Edwards Data Access Driver</text:p>
          </table:table-cell>
          <table:table-cell table:style-name="ce191" office:value-type="string" calcext:value-type="string" table:number-columns-spanned="2" table:number-rows-spanned="1">
            <text:p>SUPPORTED ONLY FOR: ERP Integrator</text:p>
          </table:table-cell>
          <table:covered-table-cell table:style-name="ce87"/>
          <table:covered-table-cell table:number-columns-repeated="7" table:style-name="ce152"/>
          <table:table-cell table:number-columns-repeated="1011"/>
        </table:table-row>
        <table:table-row table:style-name="ro72" table:visibility="filter">
          <table:table-cell table:style-name="ce53" office:value-type="string" calcext:value-type="string">
            <text:p>11.1.2.1</text:p>
          </table:table-cell>
          <table:table-cell table:style-name="ce70" office:value-type="string" calcext:value-type="string">
            <text:p>Oracle E-Business Suite 12.0, 12.1</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ONLY FOR: ERP Integrator</text:p>
          </table:table-cell>
          <table:covered-table-cell table:style-name="ce87"/>
          <table:covered-table-cell table:number-columns-repeated="7" table:style-name="ce152"/>
          <table:table-cell table:number-columns-repeated="1011"/>
        </table:table-row>
        <table:table-row table:style-name="ro72" table:visibility="filter">
          <table:table-cell table:style-name="ce53" office:value-type="string" calcext:value-type="string">
            <text:p>11.1.2.0</text:p>
          </table:table-cell>
          <table:table-cell table:style-name="ce70" office:value-type="string" calcext:value-type="string">
            <text:p>Oracle E-Business Suite 12.0, 12.1</text:p>
          </table:table-cell>
          <table:table-cell table:style-name="ce135" office:value-type="string" calcext:value-type="string">
            <text:p>Datasource</text:p>
          </table:table-cell>
          <table:table-cell table:style-name="ce70" office:value-type="string" calcext:value-type="string">
            <text:p>JDBC drivers included with ODI</text:p>
          </table:table-cell>
          <table:table-cell table:style-name="ce191" office:value-type="string" calcext:value-type="string" table:number-columns-spanned="2" table:number-rows-spanned="1">
            <text:p>SUPPORTED FOR: ERP Integrator (on Oracle database only)</text:p>
          </table:table-cell>
          <table:covered-table-cell table:style-name="ce87"/>
          <table:covered-table-cell table:number-columns-repeated="7" table:style-name="ce152"/>
          <table:table-cell table:number-columns-repeated="1011"/>
        </table:table-row>
        <table:table-row table:style-name="ro72">
          <table:table-cell table:style-name="ce53" office:value-type="string" calcext:value-type="string">
            <text:p>11.1.2.3</text:p>
          </table:table-cell>
          <table:table-cell table:style-name="ce70" office:value-type="string" calcext:value-type="string">
            <text:p>SAP ERP Financials 4.6c, 4.7, ECC 6.0, Enhancement Pack 3.0 and up</text:p>
          </table:table-cell>
          <table:table-cell table:style-name="ce135" office:value-type="string" calcext:value-type="string">
            <text:p>Datasource</text:p>
          </table:table-cell>
          <table:table-cell table:style-name="ce70" office:value-type="string" calcext:value-type="string">
            <text:p>SAP JCO Version 3.0.7</text:p>
          </table:table-cell>
          <table:table-cell table:style-name="ce191" office:value-type="string" calcext:value-type="string" table:number-columns-spanned="2" table:number-rows-spanned="1">
            <text:p>SUPPORTED ONLY FOR: FDMEE</text:p>
          </table:table-cell>
          <table:covered-table-cell table:style-name="ce87"/>
          <table:covered-table-cell table:number-columns-repeated="7" table:style-name="ce152"/>
          <table:table-cell table:number-columns-repeated="1011"/>
        </table:table-row>
        <table:table-row table:style-name="ro72" table:visibility="filter">
          <table:table-cell table:style-name="ce53" office:value-type="string" calcext:value-type="string">
            <text:p>11.1.2.2</text:p>
          </table:table-cell>
          <table:table-cell table:style-name="ce70" office:value-type="string" calcext:value-type="string">
            <text:p>SAP ERP Financials 4.6c, 4.7, ECC 6.0, Enhancement Pack <text:s/>3.0 and up </text:p>
          </table:table-cell>
          <table:table-cell table:style-name="ce135" office:value-type="string" calcext:value-type="string">
            <text:p>Datasource</text:p>
          </table:table-cell>
          <table:table-cell table:style-name="ce70" office:value-type="string" calcext:value-type="string">
            <text:p>SAP JCO Version 2.1.7</text:p>
          </table:table-cell>
          <table:table-cell table:style-name="ce191" office:value-type="string" calcext:value-type="string" table:number-columns-spanned="2" table:number-rows-spanned="1">
            <text:p>SUPPORTED ONLY FOR: ERP Integrator (Oracle databases only)</text:p>
          </table:table-cell>
          <table:covered-table-cell table:style-name="ce87"/>
          <table:covered-table-cell table:number-columns-repeated="7" table:style-name="ce152"/>
          <table:table-cell table:number-columns-repeated="1011"/>
        </table:table-row>
        <table:table-row table:style-name="ro72">
          <table:table-cell table:style-name="ce53" office:value-type="string" calcext:value-type="string">
            <text:p>11.1.2.3</text:p>
          </table:table-cell>
          <table:table-cell table:style-name="ce172" office:value-type="string" calcext:value-type="string">
            <text:p>SAP BW 7.0</text:p>
          </table:table-cell>
          <table:table-cell table:style-name="ce135" office:value-type="string" calcext:value-type="string">
            <text:p>Datasource</text:p>
          </table:table-cell>
          <table:table-cell table:style-name="ce70" office:value-type="string" calcext:value-type="string">
            <text:p>SAP JCO Version 3.0.7</text:p>
          </table:table-cell>
          <table:table-cell table:style-name="ce191" office:value-type="string" calcext:value-type="string" table:number-columns-spanned="2" table:number-rows-spanned="1">
            <text:p>SUPPORTED ONLY FOR: FDMEE</text:p>
          </table:table-cell>
          <table:covered-table-cell table:style-name="ce87"/>
          <table:covered-table-cell table:number-columns-repeated="7" table:style-name="ce152"/>
          <table:table-cell table:number-columns-repeated="1011"/>
        </table:table-row>
        <table:table-row table:style-name="ro82" table:visibility="filter">
          <table:table-cell/>
          <table:table-cell table:style-name="ce181" office:value-type="string" calcext:value-type="string" table:number-columns-spanned="3" table:number-rows-spanned="1">
            <text:p>*<text:span text:style-name="T11">ODBC drivers used to connect datasources with Essbase must reside on the same machine as Essbase resides. </text:span></text:p>
          </table:table-cell>
          <table:covered-table-cell table:number-columns-repeated="2" table:style-name="ce64"/>
          <table:table-cell table:style-name="ce192" table:number-columns-spanned="2" table:number-rows-spanned="1"/>
          <table:covered-table-cell table:style-name="ce87"/>
          <table:covered-table-cell table:number-columns-repeated="7" table:style-name="ce154"/>
          <table:table-cell table:number-columns-repeated="1011"/>
        </table:table-row>
        <table:table-row table:style-name="ro7">
          <table:table-cell table:style-name="ce174" table:number-columns-spanned="2" table:number-rows-spanned="18"/>
          <table:covered-table-cell table:style-name="ce182"/>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5"/>
          <table:covered-table-cell table:style-name="ce183"/>
          <table:table-cell table:style-name="ce152" table:number-columns-repeated="3"/>
          <table:table-cell table:style-name="ce158"/>
          <table:table-cell table:style-name="ce152"/>
          <table:table-cell table:number-columns-repeated="1017"/>
        </table:table-row>
        <table:table-row table:style-name="ro7">
          <table:covered-table-cell table:style-name="ce176"/>
          <table:covered-table-cell table:style-name="ce184"/>
          <table:table-cell table:style-name="ce152" table:number-columns-repeated="3"/>
          <table:table-cell table:style-name="ce158"/>
          <table:table-cell table:style-name="ce152"/>
          <table:table-cell table:number-columns-repeated="1017"/>
        </table:table-row>
        <table:table-row table:style-name="ro94">
          <table:table-cell table:number-columns-repeated="3"/>
          <table:table-cell table:style-name="ce162"/>
          <table:table-cell table:number-columns-repeated="1020"/>
        </table:table-row>
        <table:table-row table:style-name="ro7" table:number-rows-repeated="3">
          <table:table-cell table:number-columns-repeated="3"/>
          <table:table-cell table:style-name="ce162"/>
          <table:table-cell table:number-columns-repeated="1020"/>
        </table:table-row>
        <table:table-row table:style-name="ro7" table:number-rows-repeated="1048439">
          <table:table-cell table:number-columns-repeated="1024"/>
        </table:table-row>
        <table:table-row table:style-name="ro7">
          <table:table-cell table:number-columns-repeated="1024"/>
        </table:table-row>
        <table:named-expressions>
          <table:named-range table:name="Excel_BuiltIn_Print_Area" table:base-cell-address="$Menu.$A$1" table:cell-range-address="$'Non-Oracle DBs'.$B$1:.$F$114" table:range-usable-as="print-range"/>
          <table:named-range table:name="Excel_BuiltIn_Print_Titles" table:base-cell-address="$Menu.$A$1" table:cell-range-address="$'Non-Oracle DBs'.$A$1:.$AMJ$2" table:range-usable-as="repeat-column repeat-row"/>
          <table:named-range table:name="Excel_BuiltIn__FilterDatabase" table:base-cell-address="$Menu.$A$1" table:cell-range-address="$'Non-Oracle DBs'.$A$2:.$A$114"/>
        </table:named-expressions>
      </table:table>
      <table:table table:name="Web and Application Servers" table:style-name="ta4" table:print-ranges="'Web and Application Servers'.B1:'Web and Application Servers'.E18">
        <table:table-column table:style-name="co27" table:default-cell-style-name="ce205"/>
        <table:table-column table:style-name="co28" table:default-cell-style-name="ce62"/>
        <table:table-column table:style-name="co29" table:default-cell-style-name="ce196"/>
        <table:table-column table:style-name="co30" table:default-cell-style-name="ce44"/>
        <table:table-column table:style-name="co31" table:default-cell-style-name="ce163"/>
        <table:table-column table:style-name="co20" table:number-columns-repeated="1019" table:default-cell-style-name="Default"/>
        <table:table-row table:style-name="ro84">
          <table:table-cell table:style-name="ce198" office:value-type="string" calcext:value-type="string" table:number-columns-spanned="4" table:number-rows-spanned="1">
            <text:p>Oracle EPM System 11.1.2.x Certification Matrix</text:p>
            <text:p>Web and Application Servers Certifications</text:p>
          </table:table-cell>
          <table:covered-table-cell table:number-columns-repeated="2" table:style-name="ce64"/>
          <table:covered-table-cell table:style-name="ce86"/>
          <table:table-cell table:style-name="ce193" office:value-type="string" calcext:value-type="string">
            <text:p>Last Updated: June 27, 2013</text:p>
          </table:table-cell>
          <table:table-cell table:style-name="ce152" table:number-columns-repeated="11"/>
          <table:table-cell table:style-name="ce163"/>
          <table:table-cell table:number-columns-repeated="1007"/>
        </table:table-row>
        <table:table-row table:style-name="ro1">
          <table:table-cell table:style-name="ce58" office:value-type="string" calcext:value-type="string">
            <text:p>Version Supported</text:p>
          </table:table-cell>
          <table:table-cell table:style-name="ce206" office:value-type="string" calcext:value-type="string">
            <text:p>Application Server / Version </text:p>
          </table:table-cell>
          <table:table-cell table:style-name="ce83" office:value-type="string" calcext:value-type="string">
            <text:p>Web Server<text:span text:style-name="T8">*</text:span><text:span text:style-name="T23"> / Version</text:span></text:p>
          </table:table-cell>
          <table:table-cell table:style-name="ce99" office:value-type="string" calcext:value-type="string">
            <text:p>Exceptions and Additional Information</text:p>
          </table:table-cell>
          <table:table-cell table:style-name="ce216"/>
          <table:table-cell table:style-name="ce152" table:number-columns-repeated="11"/>
          <table:table-cell table:style-name="ce163"/>
          <table:table-cell table:number-columns-repeated="1007"/>
        </table:table-row>
        <table:table-row table:style-name="ro2">
          <table:table-cell table:style-name="ce199" office:value-type="string" calcext:value-type="string">
            <text:p>11.1.2.3</text:p>
          </table:table-cell>
          <table:table-cell table:style-name="ce207" office:value-type="string" calcext:value-type="string">
            <text:p>Oracle WebLogic Server 11<text:span text:style-name="T20">g</text:span><text:span text:style-name="T21">R1 (10.3.5 and 10.3.6)  </text:span></text:p>
            <text:p><text:span text:style-name="T11"/></text:p>
          </table:table-cell>
          <table:table-cell table:style-name="ce82" office:value-type="string" calcext:value-type="string">
            <text:p>Oracle HTTP Server 11<text:span text:style-name="T20">g</text:span><text:span text:style-name="T21">R1 (32-bit and 64-bit)</text:span></text:p>
            <text:p><text:span text:style-name="T11"/></text:p>
          </table:table-cell>
          <table:table-cell table:style-name="ce207" office:value-type="string" calcext:value-type="string" table:number-columns-spanned="2" table:number-rows-spanned="1">
            <text:p><text:span text:style-name="T9">1</text:span><text:span text:style-name="T10">. Financial Management Java Web Application is only supported on Windows for WebLogic Server.  </text:span></text:p>
            <text:p><text:span text:style-name="T9">2</text:span><text:span text:style-name="T10">. When using Financial Reporting with Financial Management, WebLogic Server is only supported on Windows.</text:span></text:p>
          </table:table-cell>
          <table:covered-table-cell table:style-name="ce217"/>
          <table:table-cell table:style-name="ce152" table:number-columns-repeated="11"/>
          <table:table-cell table:style-name="ce163"/>
          <table:table-cell table:number-columns-repeated="1007"/>
        </table:table-row>
        <table:table-row table:style-name="ro61">
          <table:table-cell table:style-name="ce199" office:value-type="string" calcext:value-type="string">
            <text:p>11.1.2.3</text:p>
          </table:table-cell>
          <table:table-cell table:style-name="ce207"/>
          <table:table-cell table:style-name="ce210" office:value-type="string" calcext:value-type="string">
            <text:p>Microsoft Internet Information Server (IIS) 6.0+</text:p>
            <text:p>Microsoft Internet Information Server (IIS) 7.x</text:p>
          </table:table-cell>
          <table:table-cell table:style-name="ce105" office:value-type="string" calcext:value-type="string" table:number-columns-spanned="2" table:number-rows-spanned="1">
            <text:p><text:span text:style-name="T9">1</text:span><text:span text:style-name="T10">. NOT SUPPORTED FOR:  Financial Close Management </text:span></text:p>
            <text:p><text:span text:style-name="T9">2</text:span><text:span text:style-name="T10">. FDM and Strategic Finance require IIS 6.0 compatibility mode when running IIS 7.0.</text:span></text:p>
            <text:p><text:span text:style-name="T9">3</text:span><text:span text:style-name="T10">. Financial Management Web Application is only supported on Windows for WebLogic Server.  </text:span></text:p>
            <text:p><text:span text:style-name="T9">4</text:span><text:span text:style-name="T10">. When using Financial Reporting with Financial Management, WebLogic Server is only supported on Windows.</text:span></text:p>
            <text:p><text:span text:style-name="T11">5</text:span><text:span text:style-name="T14">. </text:span><text:span text:style-name="T10">EXCEPTION: For Data Relationship Management, Oracle Access Manager 10 Webgate for IIS is required for use with Oracle Access Manager 11g.</text:span></text:p>
          </table:table-cell>
          <table:covered-table-cell table:style-name="ce218"/>
          <table:table-cell table:style-name="ce152" table:number-columns-repeated="11"/>
          <table:table-cell table:style-name="ce163"/>
          <table:table-cell table:number-columns-repeated="1007"/>
        </table:table-row>
        <table:table-row table:style-name="ro59">
          <table:table-cell table:style-name="ce200" office:value-type="string" calcext:value-type="string">
            <text:p>11.1.2.3</text:p>
          </table:table-cell>
          <table:table-cell table:style-name="ce54" office:value-type="string" calcext:value-type="string">
            <text:p>IBM WebSphere 7.0.0.23+ AS, ND</text:p>
          </table:table-cell>
          <table:table-cell table:style-name="ce54" office:value-type="string" calcext:value-type="string">
            <text:p>IBM HTTP Server 7.0+</text:p>
          </table:table-cell>
          <table:table-cell table:style-name="ce105" office:value-type="string" calcext:value-type="string" table:number-columns-spanned="2" table:number-rows-spanned="1">
            <text:p><text:span text:style-name="T9">1</text:span><text:span text:style-name="T10">. NOT SUPPORTED FOR:  Data Relationship Management and Financial Close Management</text:span></text:p>
            <text:p><text:span text:style-name="T9">2. </text:span><text:span text:style-name="T10">NOT SUPPORTED ON: HP-UX </text:span></text:p>
            <text:p><text:span text:style-name="T9">3</text:span><text:span text:style-name="T10">. Financial Management Web Application is only supported on Windows for WebSphere Server.  </text:span></text:p>
            <text:p><text:span text:style-name="T9">4</text:span><text:span text:style-name="T10">. When using Financial Reporting with Financial Management, WebSphere Server is only supported on Windows.</text:span></text:p>
            <text:p><text:span text:style-name="T9">5.</text:span><text:span text:style-name="T10"> Database certification only for Oracle and IBM DB2.</text:span></text:p>
            <text:p><text:span text:style-name="T9">6. </text:span><text:span text:style-name="T10">WebSphere AS is not a choice for production, since it is limited to a single box.  Customers wanting to distribute web applications across multiple boxes must use WebSphere ND.</text:span></text:p>
            <text:p><text:span text:style-name="T11"/></text:p>
            <text:p><text:span text:style-name="T11"/></text:p>
          </table:table-cell>
          <table:covered-table-cell table:style-name="ce218"/>
          <table:table-cell table:style-name="ce152" table:number-columns-repeated="11"/>
          <table:table-cell table:style-name="ce44"/>
          <table:table-cell table:number-columns-repeated="1007"/>
        </table:table-row>
        <table:table-row table:style-name="ro2" table:visibility="filter">
          <table:table-cell table:style-name="ce199" office:value-type="string" calcext:value-type="string">
            <text:p>11.1.2.2</text:p>
          </table:table-cell>
          <table:table-cell table:style-name="ce207" office:value-type="string" calcext:value-type="string">
            <text:p>Oracle WebLogic Server 11<text:span text:style-name="T20">g</text:span><text:span text:style-name="T21">R1 (10.3.5 and 10.3.6)  </text:span></text:p>
            <text:p><text:span text:style-name="T11"/></text:p>
          </table:table-cell>
          <table:table-cell table:style-name="ce82" office:value-type="string" calcext:value-type="string">
            <text:p>Oracle HTTP Server 11<text:span text:style-name="T20">g</text:span><text:span text:style-name="T21">R1 (32-bit and 64-bit)</text:span></text:p>
            <text:p><text:span text:style-name="T11"/></text:p>
          </table:table-cell>
          <table:table-cell table:style-name="ce207" office:value-type="string" calcext:value-type="string" table:number-columns-spanned="2" table:number-rows-spanned="1">
            <text:p><text:span text:style-name="T9">1</text:span><text:span text:style-name="T10">. Financial Management Java Web Application is only supported on Windows for WebLogic Server.  </text:span></text:p>
            <text:p><text:span text:style-name="T9">2</text:span><text:span text:style-name="T10">. When using Financial Reporting with Financial Management, WebLogic Server is only supported on Windows.</text:span></text:p>
          </table:table-cell>
          <table:covered-table-cell table:style-name="ce217"/>
          <table:table-cell table:style-name="ce152" table:number-columns-repeated="11"/>
          <table:table-cell table:style-name="ce163"/>
          <table:table-cell table:number-columns-repeated="1007"/>
        </table:table-row>
        <table:table-row table:style-name="ro95" table:visibility="filter">
          <table:table-cell table:style-name="ce199" office:value-type="string" calcext:value-type="string">
            <text:p>11.1.2.2</text:p>
          </table:table-cell>
          <table:table-cell table:style-name="ce207"/>
          <table:table-cell table:style-name="ce210" office:value-type="string" calcext:value-type="string">
            <text:p>Microsoft Internet Information Server (IIS) 6.0+</text:p>
            <text:p>Microsoft Internet Information Server (IIS) 7.x</text:p>
          </table:table-cell>
          <table:table-cell table:style-name="ce105" office:value-type="string" calcext:value-type="string" table:number-columns-spanned="2" table:number-rows-spanned="1">
            <text:p><text:span text:style-name="T9">1</text:span><text:span text:style-name="T10">. NOT SUPPORTED FOR:  Financial Close Management </text:span></text:p>
            <text:p><text:span text:style-name="T9">2</text:span><text:span text:style-name="T10">. FDM and Strategic Finance require IIS 6.0 compatibility mode when running IIS 7.0.</text:span></text:p>
            <text:p><text:span text:style-name="T9">3</text:span><text:span text:style-name="T10">. Financial Management Web Application is only supported on Windows for WebLogic Server.  </text:span></text:p>
            <text:p><text:span text:style-name="T9">4</text:span><text:span text:style-name="T10">. When using Financial Reporting with Financial Management, WebLogic Server is only supported on Windows.</text:span></text:p>
          </table:table-cell>
          <table:covered-table-cell table:style-name="ce218"/>
          <table:table-cell table:style-name="ce152" table:number-columns-repeated="11"/>
          <table:table-cell table:style-name="ce163"/>
          <table:table-cell table:number-columns-repeated="1007"/>
        </table:table-row>
        <table:table-row table:style-name="ro83" table:visibility="filter">
          <table:table-cell table:style-name="ce200" office:value-type="string" calcext:value-type="string">
            <text:p>11.1.2.2</text:p>
          </table:table-cell>
          <table:table-cell table:style-name="ce54" office:value-type="string" calcext:value-type="string">
            <text:p>IBM WebSphere 7.0.0.19+ AS, ND</text:p>
          </table:table-cell>
          <table:table-cell table:style-name="ce54" office:value-type="string" calcext:value-type="string">
            <text:p>IBM HTTP Server 7.0+</text:p>
          </table:table-cell>
          <table:table-cell table:style-name="ce105" office:value-type="string" calcext:value-type="string" table:number-columns-spanned="2" table:number-rows-spanned="1">
            <text:p><text:span text:style-name="T9">1</text:span><text:span text:style-name="T10">. NOT SUPPORTED FOR:  Data Relationship Management and Financial Close Management</text:span></text:p>
            <text:p><text:span text:style-name="T9">2. </text:span><text:span text:style-name="T10">NOT SUPPORTED ON: HP-UX </text:span></text:p>
            <text:p><text:span text:style-name="T9">3</text:span><text:span text:style-name="T10">. Financial Management Web Application is only supported on Windows for WebSphere Server.  </text:span></text:p>
            <text:p><text:span text:style-name="T9">4</text:span><text:span text:style-name="T10">. When using Financial Reporting with Financial Management, WebSphere Server is only supported on Windows.</text:span></text:p>
            <text:p><text:span text:style-name="T9">5.</text:span><text:span text:style-name="T10"> Database certification only for Oracle and IBM DB2.</text:span></text:p>
            <text:p><text:span text:style-name="T11"/></text:p>
            <text:p><text:span text:style-name="T11"/></text:p>
          </table:table-cell>
          <table:covered-table-cell table:style-name="ce218"/>
          <table:table-cell table:style-name="ce152" table:number-columns-repeated="11"/>
          <table:table-cell table:style-name="ce44"/>
          <table:table-cell table:number-columns-repeated="1007"/>
        </table:table-row>
        <table:table-row table:style-name="ro96" table:visibility="filter">
          <table:table-cell table:style-name="ce200" office:value-type="string" calcext:value-type="string">
            <text:p>11.1.2.1</text:p>
          </table:table-cell>
          <table:table-cell table:style-name="ce207" office:value-type="string" calcext:value-type="string">
            <text:p>Oracle WebLogic Server 11gR1 (10.3.4)</text:p>
            <text:p/>
          </table:table-cell>
          <table:table-cell table:style-name="ce82" office:value-type="string" calcext:value-type="string">
            <text:p>Oracle HTTP Server 11<text:span text:style-name="T20">g</text:span><text:span text:style-name="T21">R1 (32-bit and 64-bit)</text:span></text:p>
            <text:p><text:span text:style-name="T11"/></text:p>
          </table:table-cell>
          <table:table-cell table:style-name="ce128" table:number-columns-spanned="2" table:number-rows-spanned="1"/>
          <table:covered-table-cell table:style-name="ce86"/>
          <table:table-cell table:style-name="ce152" table:number-columns-repeated="11"/>
          <table:table-cell table:style-name="ce163"/>
          <table:table-cell table:number-columns-repeated="1007"/>
        </table:table-row>
        <table:table-row table:style-name="ro86" table:visibility="filter">
          <table:table-cell table:style-name="ce199" office:value-type="string" calcext:value-type="string">
            <text:p>11.1.2.1</text:p>
          </table:table-cell>
          <table:table-cell table:style-name="ce122"/>
          <table:table-cell table:style-name="ce210" office:value-type="string" calcext:value-type="string">
            <text:p>Microsoft Internet Information Server (IIS) 6.0+</text:p>
            <text:p>Microsoft Internet Information Server (IIS) 7.x</text:p>
          </table:table-cell>
          <table:table-cell table:style-name="ce91" office:value-type="string" calcext:value-type="string" table:number-columns-spanned="2" table:number-rows-spanned="1">
            <text:p><text:span text:style-name="T9">1</text:span><text:span text:style-name="T10">. NOT SUPPORTED FOR:  Financial Close Management </text:span></text:p>
            <text:p><text:span text:style-name="T9">2</text:span><text:span text:style-name="T10">. FDM and Strategic Finance require IIS 6.0 compatibility mode when running IIS 7.0.</text:span></text:p>
          </table:table-cell>
          <table:covered-table-cell table:style-name="ce87"/>
          <table:table-cell table:style-name="ce152" table:number-columns-repeated="11"/>
          <table:table-cell table:style-name="ce163"/>
          <table:table-cell table:number-columns-repeated="1007"/>
        </table:table-row>
        <table:table-row table:style-name="ro97" table:visibility="filter">
          <table:table-cell table:style-name="ce201" office:value-type="string" calcext:value-type="string">
            <text:p>11.1.2.0</text:p>
          </table:table-cell>
          <table:table-cell table:style-name="ce70" office:value-type="string" calcext:value-type="string">
            <text:p>Oracle WebLogic Server 11gR1 (10.3.2) </text:p>
            <text:p/>
            <text:p/>
          </table:table-cell>
          <table:table-cell table:style-name="ce121" office:value-type="string" calcext:value-type="string">
            <text:p>Oracle HTTP Server 11<text:span text:style-name="T20">g</text:span><text:span text:style-name="T21">R1 (32-bit and 64-bit)</text:span></text:p>
            <text:p><text:span text:style-name="T11"/></text:p>
          </table:table-cell>
          <table:table-cell table:style-name="ce213" table:number-columns-spanned="2" table:number-rows-spanned="1"/>
          <table:covered-table-cell table:style-name="ce219"/>
          <table:table-cell table:style-name="ce152" table:number-columns-repeated="11"/>
          <table:table-cell table:style-name="ce163"/>
          <table:table-cell table:number-columns-repeated="1007"/>
        </table:table-row>
        <table:table-row table:style-name="ro10" table:visibility="filter">
          <table:table-cell table:style-name="ce199" office:value-type="string" calcext:value-type="string">
            <text:p>11.1.2.0</text:p>
          </table:table-cell>
          <table:table-cell table:style-name="ce208"/>
          <table:table-cell table:style-name="ce210" office:value-type="string" calcext:value-type="string">
            <text:p>Microsoft Internet Information Server (IIS) 6.0+</text:p>
            <text:p>Microsoft Internet Information Server (IIS) 7.x</text:p>
          </table:table-cell>
          <table:table-cell table:style-name="ce105" office:value-type="string" calcext:value-type="string" table:number-columns-spanned="2" table:number-rows-spanned="1">
            <text:p><text:span text:style-name="T9">1</text:span><text:span text:style-name="T10">. NOT SUPPORTED FOR:  Financial Close Management </text:span></text:p>
            <text:p><text:span text:style-name="T9">2</text:span><text:span text:style-name="T10">. FDM and Strategic Finance require IIS 6.0 compatibility mode when running IIS 7.0.</text:span></text:p>
          </table:table-cell>
          <table:covered-table-cell table:style-name="ce87"/>
          <table:table-cell table:style-name="ce152" table:number-columns-repeated="11"/>
          <table:table-cell table:style-name="ce163"/>
          <table:table-cell table:number-columns-repeated="1007"/>
        </table:table-row>
        <table:table-row table:style-name="ro71" table:visibility="filter">
          <table:table-cell table:style-name="ce202" office:value-type="string" calcext:value-type="string" table:number-columns-spanned="2" table:number-rows-spanned="1">
            <text:p>Other</text:p>
          </table:table-cell>
          <table:covered-table-cell table:style-name="ce64"/>
          <table:table-cell table:style-name="ce211" table:number-columns-repeated="2"/>
          <table:table-cell table:style-name="ce220"/>
          <table:table-cell table:style-name="ce152" table:number-columns-repeated="11"/>
          <table:table-cell table:style-name="ce44"/>
          <table:table-cell table:number-columns-repeated="1007"/>
        </table:table-row>
        <table:table-row table:style-name="ro98">
          <table:table-cell table:style-name="ce135" office:value-type="string" calcext:value-type="string">
            <text:p>11.1.2.3</text:p>
          </table:table-cell>
          <table:table-cell table:style-name="ce54" office:value-type="string" calcext:value-type="string">
            <text:p>Microsoft .NET Framework 4.0</text:p>
            <text:p/>
          </table:table-cell>
          <table:table-cell table:style-name="ce54"/>
          <table:table-cell table:style-name="ce107" office:value-type="string" calcext:value-type="string" table:number-columns-spanned="2" table:number-rows-spanned="1">
            <text:p>1<text:span text:style-name="T11">. REQUIRED ONLY FOR: Data Relationship Management, Disclosure Management, Financial Management, Performance Management Architect Dimension Server, Smart View, and Strategic Finance.</text:span></text:p>
            <text:p><text:span text:style-name="T9">2.</text:span><text:span text:style-name="T10"> EXCEPTION: FDM does not support .NET 4.0</text:span><text:span text:style-name="T24">; </text:span><text:span text:style-name="T25">use .NET SP2 - 2.2.307293 instead.  </text:span></text:p>
            <text:p><text:span text:style-name="T9">3.</text:span><text:span text:style-name="T10"> EXCEPTION: Disclosure Management uses .NET 1.1 for Taxonomy Designer.  </text:span></text:p>
          </table:table-cell>
          <table:covered-table-cell table:style-name="ce88"/>
          <table:table-cell table:style-name="ce152" table:number-columns-repeated="11"/>
          <table:table-cell table:style-name="ce44"/>
          <table:table-cell table:number-columns-repeated="1007"/>
        </table:table-row>
        <table:table-row table:style-name="ro98" table:visibility="filter">
          <table:table-cell table:style-name="ce135" office:value-type="string" calcext:value-type="string">
            <text:p>11.1.2.2</text:p>
          </table:table-cell>
          <table:table-cell table:style-name="ce54" office:value-type="string" calcext:value-type="string">
            <text:p>Microsoft .NET Framework 3.5 </text:p>
            <text:p/>
          </table:table-cell>
          <table:table-cell table:style-name="ce210"/>
          <table:table-cell table:style-name="ce107" office:value-type="string" calcext:value-type="string" table:number-columns-spanned="2" table:number-rows-spanned="1">
            <text:p>1<text:span text:style-name="T11">. REQUIRED ONLY FOR: Data Relationship Management, Disclosure Management, FDM, Financial Management, Performance Management Architect Dimension Server, Smart View, and Strategic Finance.</text:span></text:p>
            <text:p><text:span text:style-name="T9">2. </text:span><text:span text:style-name="T10">EXCEPTIONS: FDM does not support .NET 3.5 (use .NET SP2 - 2.2.307293 instead).  Disclosure Management uses .NET 1.1 for Taxonomy Designer  </text:span></text:p>
          </table:table-cell>
          <table:covered-table-cell table:style-name="ce88"/>
          <table:table-cell table:style-name="ce152" table:number-columns-repeated="11"/>
          <table:table-cell table:style-name="ce44"/>
          <table:table-cell table:number-columns-repeated="1007"/>
        </table:table-row>
        <table:table-row table:style-name="ro98" table:visibility="filter">
          <table:table-cell table:style-name="ce54" office:value-type="string" calcext:value-type="string">
            <text:p>11.1.2.1</text:p>
          </table:table-cell>
          <table:table-cell table:style-name="ce54" office:value-type="string" calcext:value-type="string">
            <text:p>Microsoft .NET Framework SP2 - 2.2.307293 </text:p>
            <text:p/>
          </table:table-cell>
          <table:table-cell table:style-name="ce121"/>
          <table:table-cell table:style-name="ce107" office:value-type="string" calcext:value-type="string" table:number-columns-spanned="2" table:number-rows-spanned="1">
            <text:p>1<text:span text:style-name="T11">. REQUIRED ONLY FOR: Data Relationship Management, Disclosure Management, FDM, Financial Management, Performance Management Architect Dimension Server, Smart View, and Strategic Finance.</text:span></text:p>
            <text:p><text:span text:style-name="T9">2. </text:span><text:span text:style-name="T10">EXCEPTIONS: Data Relationship Management uses .NET 3.5; Disclosure Management uses .NET 1.1 for Taxonomy Designer</text:span></text:p>
          </table:table-cell>
          <table:covered-table-cell table:style-name="ce88"/>
          <table:table-cell table:style-name="ce152" table:number-columns-repeated="11"/>
          <table:table-cell table:style-name="ce44"/>
          <table:table-cell table:number-columns-repeated="1007"/>
        </table:table-row>
        <table:table-row table:style-name="ro98" table:visibility="filter">
          <table:table-cell table:style-name="ce54" office:value-type="string" calcext:value-type="string">
            <text:p>11.1.2.0</text:p>
          </table:table-cell>
          <table:table-cell table:style-name="ce54" office:value-type="string" calcext:value-type="string">
            <text:p>Microsoft .NET Framework SP2 - 2.2.307293 </text:p>
            <text:p/>
          </table:table-cell>
          <table:table-cell table:style-name="ce121"/>
          <table:table-cell table:style-name="ce107" office:value-type="string" calcext:value-type="string" table:number-columns-spanned="2" table:number-rows-spanned="1">
            <text:p>1<text:span text:style-name="T11">. REQUIRED ONLY FOR: Data Relationship Management, Disclosure Management, FDM, Financial Management, Performance Management Architect Dimension Server, Smart View, and Strategic Finance.</text:span></text:p>
            <text:p><text:span text:style-name="T9">2. </text:span><text:span text:style-name="T10">EXCEPTIONS: Data Relationship Management uses .NET 3.5; Disclosure Management uses .NET 1.1 for Taxonomy Designer</text:span></text:p>
          </table:table-cell>
          <table:covered-table-cell table:style-name="ce88"/>
          <table:table-cell table:style-name="ce152" table:number-columns-repeated="11"/>
          <table:table-cell table:style-name="ce44"/>
          <table:table-cell table:number-columns-repeated="1007"/>
        </table:table-row>
        <table:table-row table:style-name="ro99" table:visibility="filter">
          <table:table-cell table:style-name="ce203"/>
          <table:table-cell table:style-name="ce209" office:value-type="string" calcext:value-type="string" table:number-columns-spanned="4" table:number-rows-spanned="1">
            <text:p>*<text:span text:style-name="T11">EPM System supports 32-bit JVMs for all 32-bit platforms and 64-bit JVMs for all 64-bit platforms. </text:span><text:span text:style-name="T22"> </text:span></text:p>
          </table:table-cell>
          <table:covered-table-cell table:number-columns-repeated="3" table:style-name="ce212"/>
          <table:table-cell table:style-name="ce152" table:number-columns-repeated="11"/>
          <table:table-cell table:style-name="ce44" table:number-columns-repeated="1008"/>
        </table:table-row>
        <table:table-row table:style-name="ro100" table:visibility="filter">
          <table:table-cell table:style-name="ce204" office:value-type="string" calcext:value-type="string">
            <text:p/>
            <text:p/>
            <text:p/>
          </table:table-cell>
          <table:table-cell table:style-name="ce76" table:number-columns-repeated="4"/>
          <table:table-cell table:style-name="ce152" table:number-columns-repeated="11"/>
          <table:table-cell table:style-name="ce221" table:number-columns-repeated="1008"/>
        </table:table-row>
        <table:table-row table:style-name="ro101">
          <table:table-cell table:style-name="ce76" table:number-columns-repeated="5"/>
          <table:table-cell table:style-name="ce152" table:number-columns-repeated="11"/>
          <table:table-cell table:style-name="ce221" table:number-columns-repeated="1008"/>
        </table:table-row>
        <table:table-row table:style-name="ro7">
          <table:table-cell table:style-name="ce76" table:number-columns-repeated="5"/>
          <table:table-cell table:style-name="ce152" table:number-columns-repeated="11"/>
          <table:table-cell table:style-name="ce221" table:number-columns-repeated="1008"/>
        </table:table-row>
        <table:table-row table:style-name="ro100">
          <table:table-cell table:style-name="ce76" table:number-columns-repeated="5"/>
          <table:table-cell table:style-name="ce152" table:number-columns-repeated="11"/>
          <table:table-cell table:style-name="ce221" table:number-columns-repeated="1008"/>
        </table:table-row>
        <table:table-row table:style-name="ro7" table:number-rows-repeated="8">
          <table:table-cell table:style-name="ce76" table:number-columns-repeated="5"/>
          <table:table-cell table:style-name="ce152" table:number-columns-repeated="11"/>
          <table:table-cell table:style-name="ce221" table:number-columns-repeated="1008"/>
        </table:table-row>
        <table:table-row table:style-name="ro7" table:number-rows-repeated="7">
          <table:table-cell table:style-name="ce76" table:number-columns-repeated="5"/>
          <table:table-cell table:style-name="ce152" table:number-columns-repeated="11"/>
          <table:table-cell table:style-name="ce222"/>
          <table:table-cell table:style-name="ce223" table:number-columns-repeated="1007"/>
        </table:table-row>
        <table:table-row table:style-name="ro7">
          <table:table-cell table:style-name="ce76" table:number-columns-repeated="5"/>
          <table:table-cell table:style-name="ce152" table:number-columns-repeated="11"/>
          <table:table-cell table:style-name="ce223" table:number-columns-repeated="1008"/>
        </table:table-row>
        <table:table-row table:style-name="ro102">
          <table:table-cell table:style-name="ce204" office:value-type="string" calcext:value-type="string">
            <text:p/>
            <text:p/>
            <text:p/>
          </table:table-cell>
          <table:table-cell table:style-name="ce76" table:number-columns-repeated="4"/>
          <table:table-cell table:style-name="ce152" table:number-columns-spanned="11" table:number-rows-spanned="10"/>
          <table:covered-table-cell table:number-columns-repeated="10" table:style-name="ce152"/>
          <table:table-cell table:style-name="ce223" table:number-columns-repeated="1008"/>
        </table:table-row>
        <table:table-row table:style-name="ro7">
          <table:table-cell table:style-name="ce197" table:number-columns-repeated="5"/>
          <table:covered-table-cell table:number-columns-repeated="11" table:style-name="ce152"/>
          <table:table-cell table:style-name="ce223" table:number-columns-repeated="1008"/>
        </table:table-row>
        <table:table-row table:style-name="ro7">
          <table:table-cell table:style-name="ce197" table:number-columns-repeated="5"/>
          <table:covered-table-cell table:number-columns-repeated="11" table:style-name="ce152"/>
          <table:table-cell table:style-name="ce223"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table-cell table:style-name="ce152" table:number-columns-spanned="11" table:number-rows-spanned="10"/>
          <table:covered-table-cell table:number-columns-repeated="10"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table-cell table:style-name="ce197" table:number-columns-repeated="5"/>
          <table:covered-table-cell table:number-columns-repeated="11" table:style-name="ce152"/>
          <table:table-cell table:number-columns-repeated="1008"/>
        </table:table-row>
        <table:table-row table:style-name="ro7" table:number-rows-repeated="12">
          <table:table-cell table:number-columns-repeated="3"/>
          <table:table-cell table:style-name="ce196" table:number-columns-repeated="2"/>
          <table:table-cell table:number-columns-repeated="1019"/>
        </table:table-row>
        <table:table-row table:style-name="ro7" table:number-rows-repeated="21">
          <table:table-cell table:number-columns-repeated="3"/>
          <table:table-cell table:style-name="ce214"/>
          <table:table-cell table:number-columns-repeated="1020"/>
        </table:table-row>
        <table:table-row table:style-name="ro7">
          <table:table-cell table:number-columns-repeated="3"/>
          <table:table-cell table:style-name="ce215"/>
          <table:table-cell table:number-columns-repeated="1020"/>
        </table:table-row>
        <table:table-row table:style-name="ro7" table:number-rows-repeated="1048483">
          <table:table-cell table:number-columns-repeated="1024"/>
        </table:table-row>
        <table:table-row table:style-name="ro7">
          <table:table-cell table:number-columns-repeated="1024"/>
        </table:table-row>
        <table:named-expressions>
          <table:named-range table:name="Excel_BuiltIn_Print_Area" table:base-cell-address="$Menu.$A$1" table:cell-range-address="$'Web and Application Servers'.$B$1:.$E$18" table:range-usable-as="print-range"/>
          <table:named-range table:name="Excel_BuiltIn__FilterDatabase" table:base-cell-address="$Menu.$A$1" table:cell-range-address="$'Web and Application Servers'.$A$2:.$A$19"/>
        </table:named-expressions>
      </table:table>
      <table:table table:name="Non-Oracle ID and Access Mgmt" table:style-name="ta5" table:print-ranges="'Non-Oracle ID and Access Mgmt'.B1:'Non-Oracle ID and Access Mgmt'.E37">
        <table:table-column table:style-name="co21" table:default-cell-style-name="ce205"/>
        <table:table-column table:style-name="co8" table:default-cell-style-name="ce62"/>
        <table:table-column table:style-name="co32" table:default-cell-style-name="ce62"/>
        <table:table-column table:style-name="co33" table:default-cell-style-name="ce196"/>
        <table:table-column table:style-name="co34" table:default-cell-style-name="ce161"/>
        <table:table-column table:style-name="co35" table:number-columns-repeated="2" table:default-cell-style-name="ce163"/>
        <table:table-column table:style-name="co15" table:default-cell-style-name="ce62"/>
        <table:table-column table:style-name="co36" table:default-cell-style-name="ce62"/>
        <table:table-column table:style-name="co4" table:default-cell-style-name="ce62"/>
        <table:table-column table:style-name="co37" table:default-cell-style-name="ce62"/>
        <table:table-column table:style-name="co20" table:number-columns-repeated="1013" table:default-cell-style-name="Default"/>
        <table:table-row table:style-name="ro92">
          <table:table-cell table:style-name="ce171" office:value-type="string" calcext:value-type="string" table:number-columns-spanned="4" table:number-rows-spanned="1">
            <text:p>Oracle EPM System 11.1.2.x Certification Matrix</text:p>
            <text:p>Non-Oracle ID and Access Management Certifications</text:p>
          </table:table-cell>
          <table:covered-table-cell table:number-columns-repeated="2" table:style-name="ce225"/>
          <table:covered-table-cell table:style-name="ce228"/>
          <table:table-cell table:style-name="ce230" office:value-type="string" calcext:value-type="string">
            <text:p>Last Updated: April 1, 2013</text:p>
          </table:table-cell>
          <table:table-cell table:style-name="ce152" table:number-columns-spanned="1" table:number-rows-spanned="37"/>
          <table:table-cell table:style-name="ce236" office:value-type="string" calcext:value-type="string" table:number-columns-spanned="11" table:number-rows-spanned="57">
            <text:p>`</text:p>
          </table:table-cell>
          <table:covered-table-cell table:number-columns-repeated="10" table:style-name="ce44"/>
          <table:table-cell table:style-name="ce44" table:number-columns-repeated="22"/>
          <table:table-cell table:style-name="ce163"/>
          <table:table-cell table:number-columns-repeated="984"/>
        </table:table-row>
        <table:table-row table:style-name="ro102">
          <table:table-cell table:style-name="ce58" office:value-type="string" calcext:value-type="string">
            <text:p>Version Supported</text:p>
          </table:table-cell>
          <table:table-cell table:style-name="ce58" office:value-type="string" calcext:value-type="string">
            <text:p>Vendor</text:p>
          </table:table-cell>
          <table:table-cell table:style-name="ce83" office:value-type="string" calcext:value-type="string">
            <text:p>Type of Use</text:p>
          </table:table-cell>
          <table:table-cell table:style-name="ce229" office:value-type="string" calcext:value-type="string">
            <text:p><text:s/></text:p>
          </table:table-cell>
          <table:table-cell table:style-name="ce58" office:value-type="string" calcext:value-type="string">
            <text:p>Exceptions and Additional Information</text:p>
          </table:table-cell>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103" table:visibility="filter">
          <table:table-cell table:style-name="ce172" office:value-type="string" calcext:value-type="string">
            <text:p>11.1.2.1</text:p>
          </table:table-cell>
          <table:table-cell table:style-name="ce54" office:value-type="string" calcext:value-type="string">
            <text:p>Oracle </text:p>
          </table:table-cell>
          <table:table-cell table:style-name="ce82" office:value-type="string" calcext:value-type="string">
            <text:p>User Directory</text:p>
          </table:table-cell>
          <table:table-cell table:style-name="ce91" office:value-type="string" calcext:value-type="string">
            <text:p>Oracle Directory Server Enterprise Edition (ODSEE) 11<text:span text:style-name="T20">g</text:span><text:span text:style-name="T21">R1 (11.1.1.3+) </text:span></text:p>
            <text:p><text:span text:style-name="T11">(previously called Sun Java Directory Service 6.3)   </text:span></text:p>
          </table:table-cell>
          <table:table-cell table:style-name="ce93"/>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10">
          <table:table-cell table:style-name="ce172" office:value-type="string" calcext:value-type="string">
            <text:p>11.1.2.3</text:p>
          </table:table-cell>
          <table:table-cell table:style-name="ce54" office:value-type="string" calcext:value-type="string">
            <text:p>Oracle </text:p>
          </table:table-cell>
          <table:table-cell table:style-name="ce82" office:value-type="string" calcext:value-type="string">
            <text:p>User Directory</text:p>
          </table:table-cell>
          <table:table-cell table:style-name="ce91" office:value-type="string" calcext:value-type="string">
            <text:p>Oracle Directory Server Enterprise Edition (ODSEE) 11<text:span text:style-name="T20">g</text:span><text:span text:style-name="T21">R1 (11.1.1.3+) </text:span></text:p>
            <text:p><text:span text:style-name="T11">(previously called Sun Java Directory Service 7.0)</text:span></text:p>
          </table:table-cell>
          <table:table-cell table:style-name="ce93"/>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84">
          <table:table-cell table:style-name="ce172" office:value-type="string" calcext:value-type="string">
            <text:p>11.1.2.3</text:p>
          </table:table-cell>
          <table:table-cell table:style-name="ce54" office:value-type="string" calcext:value-type="string">
            <text:p>Microsoft</text:p>
          </table:table-cell>
          <table:table-cell table:style-name="ce82" office:value-type="string" calcext:value-type="string">
            <text:p>User Directory</text:p>
          </table:table-cell>
          <table:table-cell table:style-name="ce101" office:value-type="string" calcext:value-type="string">
            <text:p>Active Directory 2003 (including Active Directory Application Mode - ADAM); </text:p>
            <text:p>Active Directory 2008, 2008 R2 (including Active Directory Lightweight Directory Services - ADLDS) </text:p>
          </table:table-cell>
          <table:table-cell table:style-name="ce53"/>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10" table:visibility="filter">
          <table:table-cell table:style-name="ce172" office:value-type="string" calcext:value-type="string">
            <text:p>11.1.2.2</text:p>
          </table:table-cell>
          <table:table-cell table:style-name="ce54" office:value-type="string" calcext:value-type="string">
            <text:p>Oracle </text:p>
          </table:table-cell>
          <table:table-cell table:style-name="ce82" office:value-type="string" calcext:value-type="string">
            <text:p>User Directory</text:p>
          </table:table-cell>
          <table:table-cell table:style-name="ce91" office:value-type="string" calcext:value-type="string">
            <text:p>Oracle Directory Server Enterprise Edition (ODSEE) 11<text:span text:style-name="T20">g</text:span><text:span text:style-name="T21">R1 (11.1.1.3+) </text:span></text:p>
            <text:p><text:span text:style-name="T11">(previously called Sun Java Directory Service 7.0)</text:span></text:p>
          </table:table-cell>
          <table:table-cell table:style-name="ce93"/>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84" table:visibility="filter">
          <table:table-cell table:style-name="ce172" office:value-type="string" calcext:value-type="string">
            <text:p>11.1.2.2</text:p>
          </table:table-cell>
          <table:table-cell table:style-name="ce54" office:value-type="string" calcext:value-type="string">
            <text:p>Microsoft</text:p>
          </table:table-cell>
          <table:table-cell table:style-name="ce82" office:value-type="string" calcext:value-type="string">
            <text:p>User Directory</text:p>
          </table:table-cell>
          <table:table-cell table:style-name="ce101" office:value-type="string" calcext:value-type="string">
            <text:p>Active Directory 2003 (including Active Directory Application Mode - ADAM); </text:p>
            <text:p>Active Directory 2008, 2008 R2 (including Active Directory Lightweight Directory Services - ADLDS) </text:p>
          </table:table-cell>
          <table:table-cell table:style-name="ce53"/>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93" table:visibility="filter">
          <table:table-cell table:style-name="ce172" office:value-type="string" calcext:value-type="string">
            <text:p>11.1.2.1</text:p>
          </table:table-cell>
          <table:table-cell table:style-name="ce54" office:value-type="string" calcext:value-type="string">
            <text:p>Microsoft</text:p>
          </table:table-cell>
          <table:table-cell table:style-name="ce82" office:value-type="string" calcext:value-type="string">
            <text:p>User Directory</text:p>
          </table:table-cell>
          <table:table-cell table:style-name="ce101" office:value-type="string" calcext:value-type="string">
            <text:p>Active Directory 2003 (including Active Directory Application Mode - ADAM); </text:p>
            <text:p>Active Directory 2008, 2008 R2 (including Active Directory Lightweight Directory Services - ADLDS) </text:p>
          </table:table-cell>
          <table:table-cell table:style-name="ce93"/>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93" table:visibility="filter">
          <table:table-cell table:style-name="ce53" office:value-type="string" calcext:value-type="string">
            <text:p>11.1.2.0</text:p>
          </table:table-cell>
          <table:table-cell table:style-name="ce54" office:value-type="string" calcext:value-type="string">
            <text:p>Microsoft</text:p>
          </table:table-cell>
          <table:table-cell table:style-name="ce82" office:value-type="string" calcext:value-type="string">
            <text:p>User Directory</text:p>
          </table:table-cell>
          <table:table-cell table:style-name="ce101" office:value-type="string" calcext:value-type="string">
            <text:p>Active Directory 2003, 2008, 2008 R2 (all versions include Active Directory Application Mode - ADAM)</text:p>
          </table:table-cell>
          <table:table-cell table:style-name="ce93"/>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97" table:visibility="filter">
          <table:table-cell table:style-name="ce53" office:value-type="string" calcext:value-type="string">
            <text:p>11.1.2.0</text:p>
          </table:table-cell>
          <table:table-cell table:style-name="ce54" office:value-type="string" calcext:value-type="string">
            <text:p>IBM</text:p>
          </table:table-cell>
          <table:table-cell table:style-name="ce82" office:value-type="string" calcext:value-type="string">
            <text:p>User Directory</text:p>
          </table:table-cell>
          <table:table-cell table:style-name="ce101" office:value-type="string" calcext:value-type="string">
            <text:p>Tivoli Directory Server 6.2 </text:p>
          </table:table-cell>
          <table:table-cell table:style-name="ce231"/>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97" table:visibility="filter">
          <table:table-cell table:style-name="ce172" office:value-type="string" calcext:value-type="string">
            <text:p>11.1.2.1</text:p>
          </table:table-cell>
          <table:table-cell table:style-name="ce54" office:value-type="string" calcext:value-type="string">
            <text:p>IBM</text:p>
          </table:table-cell>
          <table:table-cell table:style-name="ce82" office:value-type="string" calcext:value-type="string">
            <text:p>User Directory</text:p>
          </table:table-cell>
          <table:table-cell table:style-name="ce101" office:value-type="string" calcext:value-type="string">
            <text:p>Tivoli Directory Server 6.2 </text:p>
          </table:table-cell>
          <table:table-cell table:style-name="ce231"/>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104">
          <table:table-cell table:style-name="ce172" office:value-type="string" calcext:value-type="string">
            <text:p>11.1.2.3</text:p>
          </table:table-cell>
          <table:table-cell table:style-name="ce54" office:value-type="string" calcext:value-type="string">
            <text:p>IBM</text:p>
          </table:table-cell>
          <table:table-cell table:style-name="ce82" office:value-type="string" calcext:value-type="string">
            <text:p>User Directory</text:p>
          </table:table-cell>
          <table:table-cell table:style-name="ce101" office:value-type="string" calcext:value-type="string">
            <text:p>Tivoli Directory Server 6.3 </text:p>
          </table:table-cell>
          <table:table-cell table:style-name="ce231"/>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104" table:visibility="filter">
          <table:table-cell table:style-name="ce172" office:value-type="string" calcext:value-type="string">
            <text:p>11.1.2.2</text:p>
          </table:table-cell>
          <table:table-cell table:style-name="ce54" office:value-type="string" calcext:value-type="string">
            <text:p>IBM</text:p>
          </table:table-cell>
          <table:table-cell table:style-name="ce82" office:value-type="string" calcext:value-type="string">
            <text:p>User Directory</text:p>
          </table:table-cell>
          <table:table-cell table:style-name="ce101" office:value-type="string" calcext:value-type="string">
            <text:p>Tivoli Directory Server 6.3 </text:p>
          </table:table-cell>
          <table:table-cell table:style-name="ce231"/>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82" table:visibility="filter">
          <table:table-cell table:style-name="ce53" office:value-type="string" calcext:value-type="string">
            <text:p>11.1.2.0</text:p>
          </table:table-cell>
          <table:table-cell table:style-name="ce54" office:value-type="string" calcext:value-type="string">
            <text:p>Novell</text:p>
          </table:table-cell>
          <table:table-cell table:style-name="ce82" office:value-type="string" calcext:value-type="string">
            <text:p>User Directory</text:p>
          </table:table-cell>
          <table:table-cell table:style-name="ce101" office:value-type="string" calcext:value-type="string">
            <text:p>eDirectory 8.8</text:p>
          </table:table-cell>
          <table:table-cell table:style-name="ce232"/>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82" table:visibility="filter">
          <table:table-cell table:style-name="ce172" office:value-type="string" calcext:value-type="string">
            <text:p>11.1.2.1</text:p>
          </table:table-cell>
          <table:table-cell table:style-name="ce54" office:value-type="string" calcext:value-type="string">
            <text:p>Novell</text:p>
          </table:table-cell>
          <table:table-cell table:style-name="ce82" office:value-type="string" calcext:value-type="string">
            <text:p>User Directory</text:p>
          </table:table-cell>
          <table:table-cell table:style-name="ce101" office:value-type="string" calcext:value-type="string">
            <text:p>eDirectory 8.8</text:p>
          </table:table-cell>
          <table:table-cell table:style-name="ce232"/>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104">
          <table:table-cell table:style-name="ce172" office:value-type="string" calcext:value-type="string">
            <text:p>11.1.2.3</text:p>
          </table:table-cell>
          <table:table-cell table:style-name="ce54" office:value-type="string" calcext:value-type="string">
            <text:p>Novell</text:p>
          </table:table-cell>
          <table:table-cell table:style-name="ce82" office:value-type="string" calcext:value-type="string">
            <text:p>User Directory</text:p>
          </table:table-cell>
          <table:table-cell table:style-name="ce101" office:value-type="string" calcext:value-type="string">
            <text:p>eDirectory 8.8 SP6 </text:p>
          </table:table-cell>
          <table:table-cell table:style-name="ce232"/>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104" table:visibility="filter">
          <table:table-cell table:style-name="ce172" office:value-type="string" calcext:value-type="string">
            <text:p>11.1.2.2</text:p>
          </table:table-cell>
          <table:table-cell table:style-name="ce54" office:value-type="string" calcext:value-type="string">
            <text:p>Novell</text:p>
          </table:table-cell>
          <table:table-cell table:style-name="ce82" office:value-type="string" calcext:value-type="string">
            <text:p>User Directory</text:p>
          </table:table-cell>
          <table:table-cell table:style-name="ce101" office:value-type="string" calcext:value-type="string">
            <text:p>eDirectory 8.8 SP6 </text:p>
          </table:table-cell>
          <table:table-cell table:style-name="ce232"/>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71" table:visibility="filter">
          <table:table-cell table:style-name="ce53" office:value-type="string" calcext:value-type="string">
            <text:p>11.1.2.0</text:p>
          </table:table-cell>
          <table:table-cell table:style-name="ce54" office:value-type="string" calcext:value-type="string">
            <text:p>SAP</text:p>
          </table:table-cell>
          <table:table-cell table:style-name="ce82" office:value-type="string" calcext:value-type="string">
            <text:p>User Directory</text:p>
          </table:table-cell>
          <table:table-cell table:style-name="ce103" office:value-type="string" calcext:value-type="string">
            <text:p>SAP R/3 Enterprise 5.0</text:p>
            <text:p/>
          </table:table-cell>
          <table:table-cell table:style-name="ce54"/>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71" table:visibility="filter">
          <table:table-cell table:style-name="ce172" office:value-type="string" calcext:value-type="string">
            <text:p>11.1.2.1</text:p>
          </table:table-cell>
          <table:table-cell table:style-name="ce54" office:value-type="string" calcext:value-type="string">
            <text:p>SAP</text:p>
          </table:table-cell>
          <table:table-cell table:style-name="ce82" office:value-type="string" calcext:value-type="string">
            <text:p>User Directory</text:p>
          </table:table-cell>
          <table:table-cell table:style-name="ce103" office:value-type="string" calcext:value-type="string">
            <text:p>SAP R/3 Enterprise 5.0</text:p>
            <text:p/>
          </table:table-cell>
          <table:table-cell table:style-name="ce54"/>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105">
          <table:table-cell table:style-name="ce172" office:value-type="string" calcext:value-type="string">
            <text:p>11.1.2.3</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54" office:value-type="string" calcext:value-type="string">
            <text:p>Oracle Database 10.2.0.4+, 11.1.0.7+, 11.2.0.1+</text:p>
          </table:table-cell>
          <table:table-cell table:style-name="ce54" office:value-type="string" calcext:value-type="string">
            <text:p>For high load conditions (10 or more logins per second), Oracle recommends a minimum of 4 GB of memory on the machine that hosts the Oracle Database used as the provider. For conditions with 5 logins per second, 2 GB of memory is sufficient.</text:p>
          </table:table-cell>
          <table:covered-table-cell table:style-name="ce152"/>
          <table:covered-table-cell table:number-columns-repeated="11" table:style-name="ce44"/>
          <table:table-cell table:style-name="ce44" table:number-columns-repeated="22"/>
          <table:table-cell table:style-name="ce237"/>
          <table:table-cell table:style-name="ce160" table:number-columns-repeated="984"/>
        </table:table-row>
        <table:table-row table:style-name="ro105" table:visibility="filter">
          <table:table-cell table:style-name="ce172" office:value-type="string" calcext:value-type="string">
            <text:p>11.1.2.2</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54" office:value-type="string" calcext:value-type="string">
            <text:p>Oracle Database 10.2.0.4+, 11.1.0.7+, 11.2.0.1+</text:p>
          </table:table-cell>
          <table:table-cell table:style-name="ce54" office:value-type="string" calcext:value-type="string">
            <text:p>For high load conditions (10 or more logins per second), Oracle recommends a minimum of 4 GB of memory on the machine that hosts the Oracle Database used as the provider. For conditions with 5 logins per second, 2 GB of memory is sufficient.</text:p>
          </table:table-cell>
          <table:covered-table-cell table:style-name="ce152"/>
          <table:covered-table-cell table:number-columns-repeated="11" table:style-name="ce44"/>
          <table:table-cell table:style-name="ce44" table:number-columns-repeated="22"/>
          <table:table-cell table:style-name="ce237"/>
          <table:table-cell table:style-name="ce160" table:number-columns-repeated="984"/>
        </table:table-row>
        <table:table-row table:style-name="ro105" table:visibility="filter">
          <table:table-cell table:style-name="ce172" office:value-type="string" calcext:value-type="string">
            <text:p>11.1.2.1</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54" office:value-type="string" calcext:value-type="string">
            <text:p>Oracle Database 10.2.0.4+, 11.1.0.7+, 11.2.0.1+</text:p>
          </table:table-cell>
          <table:table-cell table:style-name="ce54" office:value-type="string" calcext:value-type="string">
            <text:p>For high load conditions (10 or more logins per second), Oracle recommends a minimum of 4 GB of memory on the machine that hosts the Oracle Database used as the provider. For conditions with 5 logins per second, 2 GB of memory is sufficient.</text:p>
          </table:table-cell>
          <table:covered-table-cell table:style-name="ce152"/>
          <table:covered-table-cell table:number-columns-repeated="11" table:style-name="ce44"/>
          <table:table-cell table:style-name="ce44" table:number-columns-repeated="22"/>
          <table:table-cell table:style-name="ce237"/>
          <table:table-cell table:style-name="ce160" table:number-columns-repeated="984"/>
        </table:table-row>
        <table:table-row table:style-name="ro105" table:visibility="filter">
          <table:table-cell table:style-name="ce53" office:value-type="string" calcext:value-type="string">
            <text:p>11.1.2.0</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54" office:value-type="string" calcext:value-type="string">
            <text:p>Oracle Database 10.2.0.4+, 11.1.0.7+, 11.2.0.1+</text:p>
          </table:table-cell>
          <table:table-cell table:style-name="ce54" office:value-type="string" calcext:value-type="string">
            <text:p>For high load conditions (10 or more logins per second), Oracle recommends a minimum of 4 GB of memory on the machine that hosts the Oracle Database used as the provider. For conditions with 5 logins per second, 2 GB of memory is sufficient.</text:p>
          </table:table-cell>
          <table:covered-table-cell table:style-name="ce152"/>
          <table:covered-table-cell table:number-columns-repeated="11" table:style-name="ce44"/>
          <table:table-cell table:style-name="ce44" table:number-columns-repeated="22"/>
          <table:table-cell table:style-name="ce237"/>
          <table:table-cell table:style-name="ce160" table:number-columns-repeated="984"/>
        </table:table-row>
        <table:table-row table:style-name="ro85">
          <table:table-cell table:style-name="ce172" office:value-type="string" calcext:value-type="string">
            <text:p>11.1.2.3</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91" office:value-type="string" calcext:value-type="string">
            <text:p>IBM DB2 9.5, 9.7</text:p>
          </table:table-cell>
          <table:table-cell/>
          <table:covered-table-cell table:style-name="ce152"/>
          <table:covered-table-cell table:number-columns-repeated="11" table:style-name="ce44"/>
          <table:table-cell table:style-name="ce44" table:number-columns-repeated="1007"/>
        </table:table-row>
        <table:table-row table:style-name="ro85" table:visibility="filter">
          <table:table-cell table:style-name="ce172" office:value-type="string" calcext:value-type="string">
            <text:p>11.1.2.2</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91" office:value-type="string" calcext:value-type="string">
            <text:p>IBM DB2 9.5, 9.7</text:p>
          </table:table-cell>
          <table:table-cell/>
          <table:covered-table-cell table:style-name="ce152"/>
          <table:covered-table-cell table:number-columns-repeated="11" table:style-name="ce44"/>
          <table:table-cell table:style-name="ce44" table:number-columns-repeated="1007"/>
        </table:table-row>
        <table:table-row table:style-name="ro85" table:visibility="filter">
          <table:table-cell table:style-name="ce172" office:value-type="string" calcext:value-type="string">
            <text:p>11.1.2.1</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91" office:value-type="string" calcext:value-type="string">
            <text:p>IBM DB2 9.5, 9.7</text:p>
          </table:table-cell>
          <table:table-cell/>
          <table:covered-table-cell table:style-name="ce152"/>
          <table:covered-table-cell table:number-columns-repeated="11" table:style-name="ce44"/>
          <table:table-cell table:style-name="ce44" table:number-columns-repeated="1007"/>
        </table:table-row>
        <table:table-row table:style-name="ro85" table:visibility="filter">
          <table:table-cell table:style-name="ce53" office:value-type="string" calcext:value-type="string">
            <text:p>11.1.2.0</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91" office:value-type="string" calcext:value-type="string">
            <text:p>IBM DB2 9.5, 9.7</text:p>
          </table:table-cell>
          <table:table-cell/>
          <table:covered-table-cell table:style-name="ce152"/>
          <table:covered-table-cell table:number-columns-repeated="11" table:style-name="ce44"/>
          <table:table-cell table:style-name="ce44" table:number-columns-repeated="1007"/>
        </table:table-row>
        <table:table-row table:style-name="ro10">
          <table:table-cell table:style-name="ce172" office:value-type="string" calcext:value-type="string">
            <text:p>11.1.2.3</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91" office:value-type="string" calcext:value-type="string">
            <text:p>Microsoft SQL Server 2005, 2008</text:p>
          </table:table-cell>
          <table:table-cell/>
          <table:covered-table-cell table:style-name="ce152"/>
          <table:covered-table-cell table:number-columns-repeated="11" table:style-name="ce44"/>
          <table:table-cell table:style-name="ce44" table:number-columns-repeated="1007"/>
        </table:table-row>
        <table:table-row table:style-name="ro10" table:visibility="filter">
          <table:table-cell table:style-name="ce172" office:value-type="string" calcext:value-type="string">
            <text:p>11.1.2.2</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91" office:value-type="string" calcext:value-type="string">
            <text:p>Microsoft SQL Server 2005, 2008</text:p>
          </table:table-cell>
          <table:table-cell/>
          <table:covered-table-cell table:style-name="ce152"/>
          <table:covered-table-cell table:number-columns-repeated="11" table:style-name="ce44"/>
          <table:table-cell table:style-name="ce44" table:number-columns-repeated="1007"/>
        </table:table-row>
        <table:table-row table:style-name="ro10" table:visibility="filter">
          <table:table-cell table:style-name="ce172" office:value-type="string" calcext:value-type="string">
            <text:p>11.1.2.1</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91" office:value-type="string" calcext:value-type="string">
            <text:p>Microsoft SQL Server 2005, 2008</text:p>
          </table:table-cell>
          <table:table-cell/>
          <table:covered-table-cell table:style-name="ce152"/>
          <table:covered-table-cell table:number-columns-repeated="11" table:style-name="ce44"/>
          <table:table-cell table:style-name="ce44" table:number-columns-repeated="1007"/>
        </table:table-row>
        <table:table-row table:style-name="ro10" table:visibility="filter">
          <table:table-cell table:style-name="ce53" office:value-type="string" calcext:value-type="string">
            <text:p>11.1.2.0</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91" office:value-type="string" calcext:value-type="string">
            <text:p>Microsoft SQL Server 2005, 2008</text:p>
          </table:table-cell>
          <table:table-cell/>
          <table:covered-table-cell table:style-name="ce152"/>
          <table:covered-table-cell table:number-columns-repeated="11" table:style-name="ce44"/>
          <table:table-cell table:style-name="ce44" table:number-columns-repeated="1007"/>
        </table:table-row>
        <table:table-row table:style-name="ro1">
          <table:table-cell table:style-name="ce53" office:value-type="string" calcext:value-type="string">
            <text:p>11.1.2.3</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91" office:value-type="string" calcext:value-type="string">
            <text:p>Microsoft SQL Server 2008 R2 </text:p>
          </table:table-cell>
          <table:table-cell table:style-name="ce233"/>
          <table:covered-table-cell table:style-name="ce152"/>
          <table:covered-table-cell table:number-columns-repeated="11" table:style-name="ce44"/>
          <table:table-cell table:style-name="ce44" table:number-columns-repeated="1007"/>
        </table:table-row>
        <table:table-row table:style-name="ro53">
          <table:table-cell table:style-name="ce53" office:value-type="string" calcext:value-type="string">
            <text:p>11.1.2.3</text:p>
          </table:table-cell>
          <table:table-cell table:style-name="ce70" office:value-type="string" calcext:value-type="string">
            <text:p>CA</text:p>
          </table:table-cell>
          <table:table-cell table:style-name="ce227" office:value-type="string" calcext:value-type="string">
            <text:p>Identity and Access Mgmt</text:p>
          </table:table-cell>
          <table:table-cell table:style-name="ce103" office:value-type="string" calcext:value-type="string">
            <text:p>SiteMinder 6</text:p>
            <text:p>SiteMinder 12.x</text:p>
          </table:table-cell>
          <table:table-cell table:style-name="ce68" office:value-type="string" calcext:value-type="string">
            <text:p>NOT SUPPORTED FOR: Data Relationship Management, FDM, Strategic Finance</text:p>
          </table:table-cell>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1" table:visibility="filter">
          <table:table-cell table:style-name="ce53" office:value-type="string" calcext:value-type="string">
            <text:p>11.1.2.2</text:p>
          </table:table-cell>
          <table:table-cell table:style-name="ce226" office:value-type="string" calcext:value-type="string">
            <text:p>Database providers for user directories</text:p>
            <text:p/>
            <text:p/>
          </table:table-cell>
          <table:table-cell table:style-name="ce226" office:value-type="string" calcext:value-type="string">
            <text:p>User Directory</text:p>
          </table:table-cell>
          <table:table-cell table:style-name="ce91" office:value-type="string" calcext:value-type="string">
            <text:p>Microsoft SQL Server 2008 R2 </text:p>
          </table:table-cell>
          <table:table-cell table:style-name="ce233"/>
          <table:covered-table-cell table:style-name="ce152"/>
          <table:covered-table-cell table:number-columns-repeated="11" table:style-name="ce44"/>
          <table:table-cell table:style-name="ce44" table:number-columns-repeated="1007"/>
        </table:table-row>
        <table:table-row table:style-name="ro53" table:visibility="filter">
          <table:table-cell table:style-name="ce53" office:value-type="string" calcext:value-type="string">
            <text:p>11.1.2.2</text:p>
          </table:table-cell>
          <table:table-cell table:style-name="ce70" office:value-type="string" calcext:value-type="string">
            <text:p>CA</text:p>
          </table:table-cell>
          <table:table-cell table:style-name="ce227" office:value-type="string" calcext:value-type="string">
            <text:p>Identity and Access Mgmt</text:p>
          </table:table-cell>
          <table:table-cell table:style-name="ce103" office:value-type="string" calcext:value-type="string">
            <text:p>SiteMinder 6</text:p>
            <text:p>SiteMinder 12.x</text:p>
          </table:table-cell>
          <table:table-cell table:style-name="ce68" office:value-type="string" calcext:value-type="string">
            <text:p>NOT SUPPORTED FOR: Data Relationship Management, FDM, Strategic Finance</text:p>
          </table:table-cell>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53" table:visibility="filter">
          <table:table-cell table:style-name="ce172" office:value-type="string" calcext:value-type="string">
            <text:p>11.1.2.1</text:p>
          </table:table-cell>
          <table:table-cell table:style-name="ce70" office:value-type="string" calcext:value-type="string">
            <text:p>CA</text:p>
          </table:table-cell>
          <table:table-cell table:style-name="ce227" office:value-type="string" calcext:value-type="string">
            <text:p>Identity and Access Mgmt</text:p>
          </table:table-cell>
          <table:table-cell table:style-name="ce103" office:value-type="string" calcext:value-type="string">
            <text:p>SiteMinder 6</text:p>
            <text:p>SiteMinder 12.x</text:p>
          </table:table-cell>
          <table:table-cell table:style-name="ce68" office:value-type="string" calcext:value-type="string">
            <text:p>NOT SUPPORTED FOR: Data Relationship Management, FDM, Strategic Finance</text:p>
          </table:table-cell>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53" table:visibility="filter">
          <table:table-cell table:style-name="ce53" office:value-type="string" calcext:value-type="string">
            <text:p>11.1.2.0</text:p>
          </table:table-cell>
          <table:table-cell table:style-name="ce70" office:value-type="string" calcext:value-type="string">
            <text:p>CA</text:p>
          </table:table-cell>
          <table:table-cell table:style-name="ce227" office:value-type="string" calcext:value-type="string">
            <text:p>Identity and Access Mgmt</text:p>
          </table:table-cell>
          <table:table-cell table:style-name="ce103" office:value-type="string" calcext:value-type="string">
            <text:p>SiteMinder 6</text:p>
            <text:p>SiteMinder 12.x</text:p>
          </table:table-cell>
          <table:table-cell table:style-name="ce68" office:value-type="string" calcext:value-type="string">
            <text:p>NOT SUPPORTED FOR: Data Relationship Management, FDM, Strategic Finance</text:p>
          </table:table-cell>
          <table:covered-table-cell table:style-name="ce152"/>
          <table:covered-table-cell table:number-columns-repeated="11" table:style-name="ce44"/>
          <table:table-cell table:style-name="ce44" table:number-columns-repeated="22"/>
          <table:table-cell table:style-name="ce163"/>
          <table:table-cell table:number-columns-repeated="984"/>
        </table:table-row>
        <table:table-row table:style-name="ro7">
          <table:table-cell table:style-name="ce224" table:number-columns-spanned="5" table:number-rows-spanned="20"/>
          <table:covered-table-cell table:number-columns-repeated="3" table:style-name="ce75"/>
          <table:covered-table-cell table:style-name="ce234"/>
          <table:table-cell table:style-name="ce152"/>
          <table:covered-table-cell table:number-columns-repeated="11" table:style-name="ce44"/>
          <table:table-cell table:number-columns-repeated="1007"/>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007"/>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007"/>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007"/>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007"/>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covered-table-cell table:number-columns-repeated="4" table:style-name="ce76"/>
          <table:covered-table-cell table:style-name="ce235"/>
          <table:table-cell table:style-name="ce152"/>
          <table:covered-table-cell table:number-columns-repeated="11" table:style-name="ce44"/>
          <table:table-cell table:style-name="ce44" table:number-columns-repeated="119"/>
          <table:table-cell table:number-columns-repeated="888"/>
        </table:table-row>
        <table:table-row table:style-name="ro7" table:number-rows-repeated="289">
          <table:table-cell/>
          <table:table-cell table:style-name="ce44" table:number-columns-repeated="135"/>
          <table:table-cell table:number-columns-repeated="888"/>
        </table:table-row>
        <table:table-row table:style-name="ro7" table:number-rows-repeated="1048229">
          <table:table-cell table:number-columns-repeated="1024"/>
        </table:table-row>
        <table:table-row table:style-name="ro7">
          <table:table-cell table:number-columns-repeated="1024"/>
        </table:table-row>
        <table:named-expressions>
          <table:named-range table:name="Excel_BuiltIn_Print_Area" table:base-cell-address="$Menu.$A$1" table:cell-range-address="$'Non-Oracle ID and Access Mgmt'.$B$1:.$E$37" table:range-usable-as="print-range"/>
          <table:named-range table:name="Excel_BuiltIn__FilterDatabase" table:base-cell-address="$Menu.$A$1" table:cell-range-address="$'Non-Oracle ID and Access Mgmt'.$A$2:.$A$37"/>
        </table:named-expressions>
      </table:table>
      <table:table table:name="IPv6 Certification " table:style-name="ta6">
        <table:table-column table:style-name="co21" table:default-cell-style-name="ce5"/>
        <table:table-column table:style-name="co38" table:default-cell-style-name="ce245"/>
        <table:table-column table:style-name="co27" table:default-cell-style-name="ce245"/>
        <table:table-column table:style-name="co39" table:default-cell-style-name="ce245"/>
        <table:table-column table:style-name="co40" table:default-cell-style-name="ce245"/>
        <table:table-column table:style-name="co11" table:default-cell-style-name="ce254"/>
        <table:table-column table:style-name="co41" table:default-cell-style-name="ce254"/>
        <table:table-column table:style-name="co21" table:number-columns-repeated="250" table:default-cell-style-name="ce5"/>
        <table:table-column table:style-name="co21" table:number-columns-repeated="767" table:default-cell-style-name="Default"/>
        <table:table-header-rows>
          <table:table-row table:style-name="ro79">
            <table:table-cell table:style-name="ce238" office:value-type="string" calcext:value-type="string" table:number-columns-spanned="6" table:number-rows-spanned="1">
              <text:p>Oracle EPM System 11.1.2.x Certification Matrix</text:p>
              <text:p>IPv6 Certifications</text:p>
            </table:table-cell>
            <table:covered-table-cell table:number-columns-repeated="4" table:style-name="ce197"/>
            <table:covered-table-cell table:style-name="ce252"/>
            <table:table-cell table:style-name="ce255" office:value-type="string" calcext:value-type="string">
              <text:p>Last updated: April 1, 2013</text:p>
            </table:table-cell>
            <table:table-cell table:style-name="ce260" table:number-columns-repeated="8"/>
            <table:table-cell table:number-columns-repeated="1009"/>
          </table:table-row>
          <table:table-row table:style-name="ro82">
            <table:table-cell table:style-name="ce239" office:value-type="string" calcext:value-type="string" table:number-columns-spanned="7" table:number-rows-spanned="1">
              <text:p>The column Dual Stack shows whether a component supports using both IPv6 and IPv4 for communication. For example, some components might not support internal communication with other components that do not support IPv6.</text:p>
            </table:table-cell>
            <table:covered-table-cell table:number-columns-repeated="6" table:style-name="ce243"/>
            <table:table-cell table:style-name="ce260" table:number-columns-repeated="8"/>
            <table:table-cell table:number-columns-repeated="1009"/>
          </table:table-row>
          <table:table-row table:style-name="ro77">
            <table:table-cell table:style-name="ce240" office:value-type="string" calcext:value-type="string">
              <text:p>Version Supported</text:p>
            </table:table-cell>
            <table:table-cell table:style-name="ce52" office:value-type="string" calcext:value-type="string">
              <text:p>EPM System Product/Component</text:p>
            </table:table-cell>
            <table:table-cell table:style-name="ce246" office:value-type="string" calcext:value-type="string">
              <text:p>Protocol</text:p>
            </table:table-cell>
            <table:table-cell table:style-name="ce246" office:value-type="string" calcext:value-type="string">
              <text:p>IPv4-only</text:p>
            </table:table-cell>
            <table:table-cell table:style-name="ce246" office:value-type="string" calcext:value-type="string">
              <text:p>IPv6-only</text:p>
            </table:table-cell>
            <table:table-cell table:style-name="ce246" office:value-type="string" calcext:value-type="string">
              <text:p>IPv4 / IPv6 Dual-stack <text:s text:c="2"/></text:p>
            </table:table-cell>
            <table:table-cell table:style-name="ce256" office:value-type="string" calcext:value-type="string">
              <text:p>Exceptions and Additional Information</text:p>
            </table:table-cell>
            <table:table-cell table:style-name="ce261" table:number-columns-repeated="8"/>
            <table:table-cell table:number-columns-repeated="1009"/>
          </table:table-row>
        </table:table-header-rows>
        <table:table-row table:style-name="ro71">
          <table:table-cell table:style-name="ce53" office:value-type="string" calcext:value-type="string">
            <text:p>11.1.2.x</text:p>
          </table:table-cell>
          <table:table-cell table:style-name="ce54" office:value-type="string" calcext:value-type="string">
            <text:p>EPM System Installer</text:p>
            <text:p/>
          </table:table-cell>
          <table:table-cell table:style-name="ce247" office:value-type="string" calcext:value-type="string">
            <text:p>HTTP, HTTPS</text:p>
          </table:table-cell>
          <table:table-cell table:number-columns-repeated="3" table:style-name="ce249" office:value-type="string" calcext:value-type="string">
            <text:p>x</text:p>
          </table:table-cell>
          <table:table-cell table:style-name="ce257" office:value-type="string" calcext:value-type="string">
            <text:p><text:span text:style-name="T9">1. </text:span><text:span text:style-name="T10">IPv4 only for Windows Server 2003 with SP2/R2+ (server and clients)</text:span></text:p>
            <text:p><text:span text:style-name="T9">2</text:span><text:span text:style-name="T10">. IPv4 only for Windows XP with SP2+ (clients)</text:span></text:p>
          </table:table-cell>
          <table:table-cell table:style-name="ce261" table:number-columns-repeated="8"/>
          <table:table-cell table:style-name="ce263" table:number-columns-repeated="1009"/>
        </table:table-row>
        <table:table-row table:style-name="ro71">
          <table:table-cell table:style-name="ce53" office:value-type="string" calcext:value-type="string">
            <text:p>11.1.2.x</text:p>
          </table:table-cell>
          <table:table-cell table:style-name="ce53" office:value-type="string" calcext:value-type="string">
            <text:p>Foundation Services (Shared Services and Workspace)</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4 only for Windows Server 2003 with SP2/R2+ (server and clients)</text:span></text:p>
            <text:p><text:span text:style-name="T9">2</text:span><text:span text:style-name="T10">. IPv4 only for Windows XP with SP2+ (clients)</text:span></text:p>
          </table:table-cell>
          <table:table-cell table:style-name="ce262"/>
          <table:table-cell table:style-name="ce260" table:number-columns-repeated="7"/>
          <table:table-cell table:style-name="ce263" table:number-columns-repeated="1009"/>
        </table:table-row>
        <table:table-row table:style-name="ro76">
          <table:table-cell table:style-name="ce53" office:value-type="string" calcext:value-type="string">
            <text:p>11.1.2.x</text:p>
          </table:table-cell>
          <table:table-cell table:style-name="ce53" office:value-type="string" calcext:value-type="string">
            <text:p>Calculation Manager</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4 only for Windows Server 2003 with SP2/R2+ (server and clients)</text:span></text:p>
            <text:p><text:span text:style-name="T9">2</text:span><text:span text:style-name="T10">. IPv4 only for Windows XP with SP2+ (clients)</text:span></text:p>
          </table:table-cell>
          <table:table-cell table:style-name="ce262"/>
          <table:table-cell table:style-name="ce260" table:number-columns-repeated="7"/>
          <table:table-cell table:style-name="ce263" table:number-columns-repeated="1009"/>
        </table:table-row>
        <table:table-row table:style-name="ro76">
          <table:table-cell table:style-name="ce53" office:value-type="string" calcext:value-type="string">
            <text:p>11.1.2.x</text:p>
          </table:table-cell>
          <table:table-cell table:style-name="ce53" office:value-type="string" calcext:value-type="string">
            <text:p>Smart View</text:p>
          </table:table-cell>
          <table:table-cell table:style-name="ce247" office:value-type="string" calcext:value-type="string">
            <text:p>HTTP, HTTPS</text:p>
          </table:table-cell>
          <table:table-cell table:number-columns-repeated="3" table:style-name="ce249" office:value-type="string" calcext:value-type="string">
            <text:p>x</text:p>
          </table:table-cell>
          <table:table-cell table:style-name="ce257" office:value-type="string" calcext:value-type="string">
            <text:p><text:span text:style-name="T9">1. </text:span><text:span text:style-name="T10">IPv4 only for Windows Server 2003 with SP2/R2+ (server and clients)</text:span></text:p>
            <text:p><text:span text:style-name="T9">2</text:span><text:span text:style-name="T10">. IPv4 only for Windows XP with SP2+ (clients)</text:span></text:p>
          </table:table-cell>
          <table:table-cell table:style-name="ce262"/>
          <table:table-cell table:style-name="ce260" table:number-columns-repeated="7"/>
          <table:table-cell table:style-name="ce263" table:number-columns-repeated="1009"/>
        </table:table-row>
        <table:table-row table:style-name="ro76">
          <table:table-cell table:style-name="ce53" office:value-type="string" calcext:value-type="string">
            <text:p>11.1.2.x</text:p>
          </table:table-cell>
          <table:table-cell table:style-name="ce53" office:value-type="string" calcext:value-type="string">
            <text:p>Essbase</text:p>
          </table:table-cell>
          <table:table-cell table:style-name="ce247" office:value-type="string" calcext:value-type="string">
            <text:p>HTTP, HTTPS</text:p>
          </table:table-cell>
          <table:table-cell table:number-columns-repeated="3" table:style-name="ce249" office:value-type="string" calcext:value-type="string">
            <text:p>x</text:p>
          </table:table-cell>
          <table:table-cell table:style-name="ce257" office:value-type="string" calcext:value-type="string">
            <text:p><text:span text:style-name="T9">1. </text:span><text:span text:style-name="T10">IPv4 only for Windows Server 2003 with SP2/R2+ (server and clients)</text:span></text:p>
            <text:p><text:span text:style-name="T9">2</text:span><text:span text:style-name="T10">. IPv4 only for Windows XP with SP2+ (clients)</text:span></text:p>
          </table:table-cell>
          <table:table-cell table:style-name="ce260" table:number-columns-repeated="8"/>
          <table:table-cell table:number-columns-repeated="1009"/>
        </table:table-row>
        <table:table-row table:style-name="ro80">
          <table:table-cell table:style-name="ce53" office:value-type="string" calcext:value-type="string">
            <text:p>11.1.2.x</text:p>
          </table:table-cell>
          <table:table-cell table:style-name="ce53" office:value-type="string" calcext:value-type="string">
            <text:p>Administration Services (includes Business Rules for Release 11.1.2.1 and 11.1.2.0)</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0" table:number-columns-repeated="8"/>
          <table:table-cell table:number-columns-repeated="1009"/>
        </table:table-row>
        <table:table-row table:style-name="ro96">
          <table:table-cell table:style-name="ce53" office:value-type="string" calcext:value-type="string">
            <text:p>11.1.2.x</text:p>
          </table:table-cell>
          <table:table-cell table:style-name="ce53" office:value-type="string" calcext:value-type="string">
            <text:p>Provider Services</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0" table:number-columns-repeated="8"/>
          <table:table-cell table:number-columns-repeated="1009"/>
        </table:table-row>
        <table:table-row table:style-name="ro10">
          <table:table-cell table:style-name="ce53" office:value-type="string" calcext:value-type="string">
            <text:p>11.1.2.x</text:p>
          </table:table-cell>
          <table:table-cell table:style-name="ce53" office:value-type="string" calcext:value-type="string">
            <text:p>Integration Services</text:p>
          </table:table-cell>
          <table:table-cell table:style-name="ce247" office:value-type="string" calcext:value-type="string">
            <text:p>HTTP, HTTPS</text:p>
          </table:table-cell>
          <table:table-cell table:style-name="ce250" office:value-type="string" calcext:value-type="string">
            <text:p>x</text:p>
          </table:table-cell>
          <table:table-cell table:style-name="ce250" table:number-columns-repeated="2"/>
          <table:table-cell table:style-name="ce257" office:value-type="string" calcext:value-type="string">
            <text:p><text:span text:style-name="T9">1</text:span><text:span text:style-name="T10">. IPv4 only for Windows XP with SP2+ (clients)</text:span></text:p>
            <text:p><text:span text:style-name="T9">2.</text:span><text:span text:style-name="T10"> IPv6 not supported for Integration Services </text:span></text:p>
          </table:table-cell>
          <table:table-cell table:style-name="ce260" table:number-columns-repeated="8"/>
          <table:table-cell table:number-columns-repeated="1009"/>
        </table:table-row>
        <table:table-row table:style-name="ro106">
          <table:table-cell table:style-name="ce53" office:value-type="string" calcext:value-type="string">
            <text:p>11.1.2.x</text:p>
          </table:table-cell>
          <table:table-cell table:style-name="ce53" office:value-type="string" calcext:value-type="string">
            <text:p>Essbase Studio</text:p>
          </table:table-cell>
          <table:table-cell table:style-name="ce247" office:value-type="string" calcext:value-type="string">
            <text:p>HTTP, HTTPS</text:p>
          </table:table-cell>
          <table:table-cell table:style-name="ce249" office:value-type="string" calcext:value-type="string">
            <text:p>x</text:p>
          </table:table-cell>
          <table:table-cell table:style-name="ce250" office:value-type="string" calcext:value-type="string">
            <text:p>x</text:p>
          </table:table-cell>
          <table:table-cell table:style-name="ce249"/>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4 only for Windows XP with SP2+ (clients)</text:span></text:p>
            <text:p><text:span text:style-name="T9">3.</text:span><text:span text:style-name="T10"> IPv6 not support for Windows 7, Windows Server 2008 SP1+/R2+ (server and </text:span></text:p>
            <text:p><text:span text:style-name="T11">clients)</text:span></text:p>
          </table:table-cell>
          <table:table-cell table:style-name="ce260"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Interactive Reporting</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0"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Financial Reporting</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0"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Web Analysis</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0"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Production Reporting</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0"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Planning</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1"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Public Sector Planning and Budgeting</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1"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Financial Management</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1" table:number-columns-repeated="8"/>
          <table:table-cell table:number-columns-repeated="1009"/>
        </table:table-row>
        <table:table-row table:style-name="ro10">
          <table:table-cell table:style-name="ce53" office:value-type="string" calcext:value-type="string">
            <text:p>11.1.2.x</text:p>
          </table:table-cell>
          <table:table-cell table:style-name="ce53" office:value-type="string" calcext:value-type="string">
            <text:p>Financial Close Management</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ext:p><text:span text:style-name="T9">3</text:span><text:span text:style-name="T10">. IPv6 not supported for Windows 2008 SP1+ (EPM System 11.1.2.0 only)</text:span></text:p>
          </table:table-cell>
          <table:table-cell table:style-name="ce261"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Disclosure Management</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1"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Performance Scorecard</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1"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Strategic Finance</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1"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Profitability &amp; Cost Management</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1"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FDM</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1"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FDM EE</text:p>
          </table:table-cell>
          <table:table-cell table:style-name="ce247" office:value-type="string" calcext:value-type="string">
            <text:p>HTTP, HTTPS</text:p>
          </table:table-cell>
          <table:table-cell table:number-columns-repeated="3" table:style-name="ce250" office:value-type="string" calcext:value-type="string">
            <text:p>x</text:p>
          </table:table-cell>
          <table:table-cell table:style-name="ce257"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1" table:number-columns-repeated="8"/>
          <table:table-cell table:number-columns-repeated="1009"/>
        </table:table-row>
        <table:table-row table:style-name="ro68">
          <table:table-cell table:style-name="ce53" office:value-type="string" calcext:value-type="string">
            <text:p>11.1.2.x</text:p>
          </table:table-cell>
          <table:table-cell table:style-name="ce53" office:value-type="string" calcext:value-type="string">
            <text:p>Data Relationship Management</text:p>
          </table:table-cell>
          <table:table-cell table:style-name="ce248" office:value-type="string" calcext:value-type="string">
            <text:p>HTTP, HTTPS</text:p>
          </table:table-cell>
          <table:table-cell table:number-columns-repeated="3" table:style-name="ce249" office:value-type="string" calcext:value-type="string">
            <text:p>x</text:p>
          </table:table-cell>
          <table:table-cell table:style-name="ce258" office:value-type="string" calcext:value-type="string">
            <text:p><text:span text:style-name="T9">1. </text:span><text:span text:style-name="T10">IPv6 not supported for Windows Server 2003 with SP2/R2+ (server and clients)</text:span></text:p>
            <text:p><text:span text:style-name="T9">2</text:span><text:span text:style-name="T10">. IPv6 not supported for Windows XP with SP2+ (clients)</text:span></text:p>
          </table:table-cell>
          <table:table-cell table:style-name="ce261" table:number-columns-repeated="8"/>
          <table:table-cell table:number-columns-repeated="1009"/>
        </table:table-row>
        <table:table-row table:style-name="ro68">
          <table:table-cell table:style-name="ce241" office:value-type="string" calcext:value-type="string">
            <text:p>11.1.2.x</text:p>
          </table:table-cell>
          <table:table-cell table:style-name="ce244" office:value-type="string" calcext:value-type="string">
            <text:p>Performance Management Architect</text:p>
          </table:table-cell>
          <table:table-cell table:style-name="ce244" office:value-type="string" calcext:value-type="string">
            <text:p>HTTP, HTTPS</text:p>
          </table:table-cell>
          <table:table-cell table:number-columns-repeated="3" table:style-name="ce251" office:value-type="string" calcext:value-type="string">
            <text:p>x</text:p>
          </table:table-cell>
          <table:table-cell table:style-name="ce259" office:value-type="string" calcext:value-type="string">
            <text:p>1.<text:span text:style-name="T11"> IPv6 not supported for Windows Server 2003 with SP2/R2+ (server and clients)</text:span></text:p>
            <text:p><text:span text:style-name="T9">2.</text:span><text:span text:style-name="T10"> IPv6 not supported for Windows XP with SP2+ (clients)</text:span></text:p>
          </table:table-cell>
          <table:table-cell table:style-name="ce261" table:number-columns-repeated="8"/>
          <table:table-cell table:number-columns-repeated="1009"/>
        </table:table-row>
        <table:table-row table:style-name="ro7">
          <table:table-cell table:style-name="ce242" table:number-columns-repeated="5"/>
          <table:table-cell table:style-name="ce253" table:number-columns-repeated="2"/>
          <table:table-cell table:style-name="ce261" table:number-columns-repeated="8"/>
          <table:table-cell table:number-columns-repeated="1009"/>
        </table:table-row>
        <table:table-row table:style-name="ro7" table:number-rows-repeated="13">
          <table:table-cell table:style-name="ce242" table:number-columns-repeated="5"/>
          <table:table-cell table:style-name="ce253" table:number-columns-repeated="2"/>
          <table:table-cell table:style-name="ce261" table:number-columns-repeated="8"/>
          <table:table-cell table:number-columns-repeated="1009"/>
        </table:table-row>
        <table:table-row table:style-name="ro7" table:number-rows-repeated="1048533">
          <table:table-cell table:number-columns-repeated="1024"/>
        </table:table-row>
        <table:table-row table:style-name="ro7">
          <table:table-cell table:number-columns-repeated="1024"/>
        </table:table-row>
        <table:named-expressions>
          <table:named-expression table:name="Additional_Info_Windows" table:base-cell-address="$Menu.$A$1" table:expression="['http://ias.us.oracle.com/pls/portal/docs/PAGE/ORACLE9IAS/RELEASEDETAILS/CERTIFICATION/DB2_PLANNED%20SYSTEM%20CONFIGURATION_11GRELEASE1.XLS'#$'System Certification'.$AB$28]"/>
          <table:named-expression table:name="Browsers_Linux" table:base-cell-address="$Menu.$A$1" table:expression="['https://stbeehive.oracle.com/Documents%20and%20Settings%5Cbfox%5CLocal%20Settings%5CTemporary%20Internet%20Files%5CContent.Outlook%5CJ7WBV825%5CCopy%20of%20fmw-11gr1certmatrix_taken_Nov_9.xls'#$''.$E$31]"/>
          <table:named-expression table:name="Browsers_Windows" table:base-cell-address="$Menu.$A$1" table:expression="['http://ias.us.oracle.com/pls/portal/docs/PAGE/ORACLE9IAS/RELEASEDETAILS/CERTIFICATION/DB2_PLANNED%20SYSTEM%20CONFIGURATION_11GRELEASE1.XLS'#$'System Certification'.$AB$28]"/>
          <table:named-expression table:name="Client_OS_Linux" table:base-cell-address="$Menu.$A$1" table:expression="['https://stbeehive.oracle.com/Documents%20and%20Settings%5Cbfox%5CLocal%20Settings%5CTemporary%20Internet%20Files%5CContent.Outlook%5CJ7WBV825%5CCopy%20of%20fmw-11gr1certmatrix_taken_Nov_9.xls'#$''.$C$31]"/>
          <table:named-expression table:name="Client_OS_Windows" table:base-cell-address="$Menu.$A$1" table:expression="['http://ias.us.oracle.com/pls/portal/docs/PAGE/ORACLE9IAS/RELEASEDETAILS/CERTIFICATION/DB2_PLANNED%20SYSTEM%20CONFIGURATION_11GRELEASE1.XLS'#$'System Certification'.$AB$28]"/>
          <table:named-range table:name="Excel_BuiltIn_Print_Titles" table:base-cell-address="$Menu.$A$1" table:cell-range-address="$'IPv6 Certification '.$A$1:.$AMJ$3" table:range-usable-as="repeat-column repeat-row"/>
          <table:named-range table:name="Excel_BuiltIn__FilterDatabase" table:base-cell-address="$Menu.$A$1" table:cell-range-address="$'IPv6 Certification '.$C$3:.$C$9"/>
          <table:named-expression table:name="Planned_Date_Linux" table:base-cell-address="$Menu.$A$1" table:expression="['https://stbeehive.oracle.com/Documents%20and%20Settings%5Cbfox%5CLocal%20Settings%5CTemporary%20Internet%20Files%5CContent.Outlook%5CJ7WBV825%5CCopy%20of%20fmw-11gr1certmatrix_taken_Nov_9.xls'#$''.$H$31]"/>
          <table:named-expression table:name="Planned_Date_Windows" table:base-cell-address="$Menu.$A$1" table:expression="['http://ias.us.oracle.com/pls/portal/docs/PAGE/ORACLE9IAS/RELEASEDETAILS/CERTIFICATION/DB2_PLANNED%20SYSTEM%20CONFIGURATION_11GRELEASE1.XLS'#$'System Certification'.$AB$28]"/>
        </table:named-expressions>
      </table:table>
      <table:table table:name="Translation Support" table:style-name="ta7" table:print-ranges="'Translation Support'.A1:'Translation Support'.AH34">
        <table:table-column table:style-name="co42" table:default-cell-style-name="ce53"/>
        <table:table-column table:style-name="co27" table:number-columns-repeated="15" table:default-cell-style-name="ce53"/>
        <table:table-column table:style-name="co2" table:default-cell-style-name="ce53"/>
        <table:table-column table:style-name="co43" table:number-columns-repeated="13" table:default-cell-style-name="ce53"/>
        <table:table-column table:style-name="co44" table:number-columns-repeated="3" table:default-cell-style-name="ce172"/>
        <table:table-column table:style-name="co2" table:default-cell-style-name="ce155"/>
        <table:table-column table:style-name="co20" table:number-columns-repeated="990" table:default-cell-style-name="Default"/>
        <table:table-header-rows>
          <table:table-row table:style-name="ro92">
            <table:table-cell table:style-name="ce264" office:value-type="string" calcext:value-type="string" table:number-columns-spanned="34" table:number-rows-spanned="1">
              <text:p>Oracle Enterprise Performance Management System 11.1.2.x Certification Matrix</text:p>
              <text:p>Translation Support  </text:p>
            </table:table-cell>
            <table:covered-table-cell table:number-columns-repeated="33" table:style-name="ce271"/>
            <table:table-cell table:style-name="ce282" table:number-columns-spanned="8" table:number-rows-spanned="59"/>
            <table:covered-table-cell table:number-columns-repeated="6" table:style-name="ce285"/>
            <table:covered-table-cell table:style-name="ce164"/>
            <table:table-cell table:number-columns-repeated="982"/>
          </table:table-row>
          <table:table-row table:style-name="ro107">
            <table:table-cell table:style-name="ce265" office:value-type="string" calcext:value-type="string" table:number-columns-spanned="34" table:number-rows-spanned="1">
              <text:p>This document covers translation support for the user interface for EPM System.</text:p>
            </table:table-cell>
            <table:covered-table-cell table:number-columns-repeated="33" table:style-name="ce272"/>
            <table:covered-table-cell table:style-name="ce283"/>
            <table:covered-table-cell table:number-columns-repeated="6" table:style-name="ce152"/>
            <table:covered-table-cell table:style-name="ce158"/>
            <table:table-cell table:number-columns-repeated="982"/>
          </table:table-row>
        </table:table-header-rows>
        <table:table-row table:style-name="ro63">
          <table:table-cell table:style-name="ce266" office:value-type="string" calcext:value-type="string">
            <text:p>EPM System Product</text:p>
          </table:table-cell>
          <table:table-cell table:style-name="ce266" office:value-type="string" calcext:value-type="string">
            <text:p>Arabic (EPM System 11.1.2.1)</text:p>
          </table:table-cell>
          <table:table-cell table:style-name="ce266" office:value-type="string" calcext:value-type="string">
            <text:p>Arabic (EPM System 11.1.2.2)</text:p>
          </table:table-cell>
          <table:table-cell table:style-name="ce266" office:value-type="string" calcext:value-type="string">
            <text:p>Arabic (EPM System 11.1.2.3)</text:p>
          </table:table-cell>
          <table:table-cell table:style-name="ce266" office:value-type="string" calcext:value-type="string">
            <text:p>Chinese - Simplified </text:p>
          </table:table-cell>
          <table:table-cell table:style-name="ce266" office:value-type="string" calcext:value-type="string">
            <text:p>Chinese - Traditional </text:p>
          </table:table-cell>
          <table:table-cell table:style-name="ce240" office:value-type="string" calcext:value-type="string">
            <text:p>Czech</text:p>
          </table:table-cell>
          <table:table-cell table:style-name="ce266" office:value-type="string" calcext:value-type="string">
            <text:p>Danish</text:p>
          </table:table-cell>
          <table:table-cell table:style-name="ce266" office:value-type="string" calcext:value-type="string">
            <text:p>Dutch</text:p>
          </table:table-cell>
          <table:table-cell table:style-name="ce266" office:value-type="string" calcext:value-type="string">
            <text:p>Finnish</text:p>
          </table:table-cell>
          <table:table-cell table:style-name="ce266" office:value-type="string" calcext:value-type="string">
            <text:p>French</text:p>
          </table:table-cell>
          <table:table-cell table:style-name="ce240" office:value-type="string" calcext:value-type="string">
            <text:p>French Canadian</text:p>
          </table:table-cell>
          <table:table-cell table:style-name="ce266" office:value-type="string" calcext:value-type="string">
            <text:p>German</text:p>
          </table:table-cell>
          <table:table-cell table:style-name="ce240" office:value-type="string" calcext:value-type="string">
            <text:p>Greek</text:p>
          </table:table-cell>
          <table:table-cell table:style-name="ce240" office:value-type="string" calcext:value-type="string">
            <text:p>Hebrew</text:p>
          </table:table-cell>
          <table:table-cell table:style-name="ce240" office:value-type="string" calcext:value-type="string">
            <text:p>Hungarian</text:p>
          </table:table-cell>
          <table:table-cell table:style-name="ce266" office:value-type="string" calcext:value-type="string">
            <text:p>Italian</text:p>
          </table:table-cell>
          <table:table-cell table:style-name="ce266" office:value-type="string" calcext:value-type="string">
            <text:p>Japanese</text:p>
          </table:table-cell>
          <table:table-cell table:style-name="ce279" office:value-type="string" calcext:value-type="string">
            <text:p>Korean</text:p>
          </table:table-cell>
          <table:table-cell table:style-name="ce266" office:value-type="string" calcext:value-type="string">
            <text:p>Norwegian (EPM System 11.1.2.1)</text:p>
          </table:table-cell>
          <table:table-cell table:style-name="ce266" office:value-type="string" calcext:value-type="string">
            <text:p>Norwegian (EPM System 11.1.2.2)</text:p>
          </table:table-cell>
          <table:table-cell table:style-name="ce266" office:value-type="string" calcext:value-type="string">
            <text:p>Norwegian (EPM System 11.1.2.3)</text:p>
          </table:table-cell>
          <table:table-cell table:style-name="ce266" office:value-type="string" calcext:value-type="string">
            <text:p>Polish (EPM System 11.1.2.1)</text:p>
          </table:table-cell>
          <table:table-cell table:style-name="ce266" office:value-type="string" calcext:value-type="string">
            <text:p>Polish (EPM System 11.1.2.2)</text:p>
          </table:table-cell>
          <table:table-cell table:style-name="ce266" office:value-type="string" calcext:value-type="string">
            <text:p>Polish (EPM System 11.1.2.3)</text:p>
          </table:table-cell>
          <table:table-cell table:style-name="ce266" office:value-type="string" calcext:value-type="string">
            <text:p>Portuguese - Brazilian <text:s/></text:p>
          </table:table-cell>
          <table:table-cell table:style-name="ce240" office:value-type="string" calcext:value-type="string">
            <text:p>Portuguese - Portugal</text:p>
          </table:table-cell>
          <table:table-cell table:style-name="ce240" office:value-type="string" calcext:value-type="string">
            <text:p>Romanian</text:p>
          </table:table-cell>
          <table:table-cell table:style-name="ce266" office:value-type="string" calcext:value-type="string">
            <text:p>Russian</text:p>
          </table:table-cell>
          <table:table-cell table:style-name="ce240" office:value-type="string" calcext:value-type="string">
            <text:p>Slovak</text:p>
          </table:table-cell>
          <table:table-cell table:style-name="ce266" office:value-type="string" calcext:value-type="string">
            <text:p>Spanish</text:p>
          </table:table-cell>
          <table:table-cell table:style-name="ce240" office:value-type="string" calcext:value-type="string">
            <text:p>Swedish</text:p>
          </table:table-cell>
          <table:table-cell table:style-name="ce240" office:value-type="string" calcext:value-type="string">
            <text:p>Thai</text:p>
          </table:table-cell>
          <table:table-cell table:style-name="ce266" office:value-type="string" calcext:value-type="string">
            <text:p>Turkish</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Installation</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10"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Shared Services</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10"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Workspace</text:p>
          </table:table-cell>
          <table:table-cell table:style-name="ce274"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10"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Calculation Manager</text:p>
          </table:table-cell>
          <table:table-cell table:style-name="ce274"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10"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68">
          <table:table-cell table:style-name="ce267" office:value-type="string" calcext:value-type="string">
            <text:p>Data Relationship Management</text:p>
          </table:table-cell>
          <table:table-cell table:number-columns-repeated="2" table:style-name="ce273" office:value-type="string" calcext:value-type="string">
            <text:p>NA</text:p>
          </table:table-cell>
          <table:table-cell table:style-name="ce277" office:value-type="string" calcext:value-type="string">
            <text:p>N/A</text:p>
          </table:table-cell>
          <table:table-cell table:style-name="ce273" office:value-type="string" calcext:value-type="string">
            <text:p>X</text:p>
          </table:table-cell>
          <table:table-cell table:number-columns-repeated="5"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4" table:style-name="ce273" office:value-type="string" calcext:value-type="string">
            <text:p>NA</text:p>
          </table:table-cell>
          <table:table-cell table:number-columns-repeated="2" table:style-name="ce273" office:value-type="string" calcext:value-type="string">
            <text:p>X</text:p>
          </table:table-cell>
          <table:table-cell table:number-columns-repeated="12" table:style-name="ce273" office:value-type="string" calcext:value-type="string">
            <text:p>NA</text:p>
          </table:table-cell>
          <table:table-cell table:style-name="ce278" office:value-type="string" calcext:value-type="string">
            <text:p>NA</text:p>
          </table:table-cell>
          <table:table-cell table:number-columns-repeated="2" table:style-name="ce273" office:value-type="string" calcext:value-type="string">
            <text:p>NA</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Disclosure Management</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number-columns-repeated="3" table:style-name="ce273" office:value-type="string" calcext:value-type="string">
            <text:p>NA</text:p>
          </table:table-cell>
          <table:table-cell table:number-columns-repeated="4"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Essbase</text:p>
          </table:table-cell>
          <table:table-cell table:number-columns-repeated="5" table:style-name="ce273" office:value-type="string" calcext:value-type="string">
            <text:p>X</text:p>
          </table:table-cell>
          <table:table-cell table:style-name="ce278" office:value-type="string" calcext:value-type="string">
            <text:p>X</text:p>
          </table:table-cell>
          <table:table-cell table:number-columns-repeated="4" table:style-name="ce273" office:value-type="string" calcext:value-type="string">
            <text:p>X</text:p>
          </table:table-cell>
          <table:table-cell table:style-name="ce278" office:value-type="string" calcext:value-type="string">
            <text:p>N/A</text:p>
          </table:table-cell>
          <table:table-cell table:style-name="ce273" office:value-type="string" calcext:value-type="string">
            <text:p>X</text:p>
          </table:table-cell>
          <table:table-cell table:number-columns-repeated="3" table:style-name="ce278" office:value-type="string" calcext:value-type="string">
            <text:p>X</text:p>
          </table:table-cell>
          <table:table-cell table:number-columns-repeated="10" table:style-name="ce273" office:value-type="string" calcext:value-type="string">
            <text:p>X</text:p>
          </table:table-cell>
          <table:table-cell table:number-columns-repeated="2" table:style-name="ce278" office:value-type="string" calcext:value-type="string">
            <text:p>X</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X</text:p>
          </table:table-cell>
          <table:table-cell table:number-columns-repeated="2" table:style-name="ce278" office:value-type="string" calcext:value-type="string">
            <text:p>X</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108">
          <table:table-cell table:style-name="ce267" office:value-type="string" calcext:value-type="string">
            <text:p>Administration Services* (includes Business Rules for Release 11.1.2.1 and 11.1.2.0 only)</text:p>
          </table:table-cell>
          <table:table-cell table:number-columns-repeated="2" table:style-name="ce273" office:value-type="string" calcext:value-type="string">
            <text:p>NA</text:p>
          </table:table-cell>
          <table:table-cell table:style-name="ce278" office:value-type="string" calcext:value-type="string">
            <text:p>X</text:p>
          </table:table-cell>
          <table:table-cell table:style-name="ce273" office:value-type="string" calcext:value-type="string">
            <text:p>X</text:p>
          </table:table-cell>
          <table:table-cell table:style-name="ce273" office:value-type="string" calcext:value-type="string">
            <text:p>X<text:span text:style-name="T9">*</text:span></text:p>
          </table:table-cell>
          <table:table-cell table:number-columns-repeated="11" table:style-name="ce278" office:value-type="string" calcext:value-type="string">
            <text:p>X</text:p>
          </table:table-cell>
          <table:table-cell table:style-name="ce273" office:value-type="string" calcext:value-type="string">
            <text:p>X</text:p>
          </table:table-cell>
          <table:table-cell table:style-name="ce273" office:value-type="string" calcext:value-type="string">
            <text:p>X<text:span text:style-name="T9">*</text:span></text:p>
          </table:table-cell>
          <table:table-cell table:number-columns-repeated="2" table:style-name="ce273" office:value-type="string" calcext:value-type="string">
            <text:p>NA</text:p>
          </table:table-cell>
          <table:table-cell table:style-name="ce278" office:value-type="string" calcext:value-type="string">
            <text:p>X</text:p>
          </table:table-cell>
          <table:table-cell table:number-columns-repeated="2" table:style-name="ce273" office:value-type="string" calcext:value-type="string">
            <text:p>NA</text:p>
          </table:table-cell>
          <table:table-cell table:number-columns-repeated="10" table:style-name="ce278"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Integration Services</text:p>
          </table:table-cell>
          <table:table-cell table:number-columns-repeated="2" table:style-name="ce273" office:value-type="string" calcext:value-type="string">
            <text:p>N/A</text:p>
          </table:table-cell>
          <table:table-cell table:style-name="ce278" office:value-type="string" calcext:value-type="string">
            <text:p>N/A</text:p>
          </table:table-cell>
          <table:table-cell table:number-columns-repeated="2" table:style-name="ce273" office:value-type="string" calcext:value-type="string">
            <text:p>N/A</text:p>
          </table:table-cell>
          <table:table-cell table:style-name="ce278" office:value-type="string" calcext:value-type="string">
            <text:p>N/A</text:p>
          </table:table-cell>
          <table:table-cell table:style-name="ce273" office:value-type="string" calcext:value-type="string">
            <text:p>NA</text:p>
          </table:table-cell>
          <table:table-cell table:number-columns-repeated="9" table:style-name="ce278" office:value-type="string" calcext:value-type="string">
            <text:p>N/A</text:p>
          </table:table-cell>
          <table:table-cell table:number-columns-repeated="4" table:style-name="ce273" office:value-type="string" calcext:value-type="string">
            <text:p>N/A</text:p>
          </table:table-cell>
          <table:table-cell table:style-name="ce278" office:value-type="string" calcext:value-type="string">
            <text:p>N/A</text:p>
          </table:table-cell>
          <table:table-cell table:number-columns-repeated="2" table:style-name="ce273" office:value-type="string" calcext:value-type="string">
            <text:p>N/A</text:p>
          </table:table-cell>
          <table:table-cell table:number-columns-repeated="4" table:style-name="ce278" office:value-type="string" calcext:value-type="string">
            <text:p>N/A</text:p>
          </table:table-cell>
          <table:table-cell table:style-name="ce273" office:value-type="string" calcext:value-type="string">
            <text:p>NA</text:p>
          </table:table-cell>
          <table:table-cell table:number-columns-repeated="2" table:style-name="ce278" office:value-type="string" calcext:value-type="string">
            <text:p>N/A</text:p>
          </table:table-cell>
          <table:table-cell table:style-name="ce273" office:value-type="string" calcext:value-type="string">
            <text:p>NA</text:p>
          </table:table-cell>
          <table:table-cell table:style-name="ce278" office:value-type="string" calcext:value-type="string">
            <text:p>N/A</text:p>
          </table:table-cell>
          <table:table-cell table:style-name="ce273" office:value-type="string" calcext:value-type="string">
            <text:p>NA</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Provider Services</text:p>
          </table:table-cell>
          <table:table-cell table:number-columns-repeated="5" table:style-name="ce273" office:value-type="string" calcext:value-type="string">
            <text:p>X</text:p>
          </table:table-cell>
          <table:table-cell table:style-name="ce278" office:value-type="string" calcext:value-type="string">
            <text:p>X</text:p>
          </table:table-cell>
          <table:table-cell table:number-columns-repeated="4"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X</text:p>
          </table:table-cell>
          <table:table-cell table:number-columns-repeated="3" table:style-name="ce278" office:value-type="string" calcext:value-type="string">
            <text:p>X</text:p>
          </table:table-cell>
          <table:table-cell table:number-columns-repeated="3" table:style-name="ce273" office:value-type="string" calcext:value-type="string">
            <text:p>X</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X</text:p>
          </table:table-cell>
          <table:table-cell table:number-columns-repeated="2" table:style-name="ce278" office:value-type="string" calcext:value-type="string">
            <text:p>X</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X</text:p>
          </table:table-cell>
          <table:table-cell table:number-columns-repeated="2" table:style-name="ce278" office:value-type="string" calcext:value-type="string">
            <text:p>X</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Essbase Studio</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style-name="ce278" office:value-type="string" calcext:value-type="string">
            <text:p>X</text:p>
          </table:table-cell>
          <table:table-cell table:number-columns-repeated="4"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X</text:p>
          </table:table-cell>
          <table:table-cell table:number-columns-repeated="3" table:style-name="ce278" office:value-type="string" calcext:value-type="string">
            <text:p>X</text:p>
          </table:table-cell>
          <table:table-cell table:number-columns-repeated="3" table:style-name="ce273" office:value-type="string" calcext:value-type="string">
            <text:p>X</text:p>
          </table:table-cell>
          <table:table-cell table:number-columns-repeated="3" table:style-name="ce273" office:value-type="string" calcext:value-type="string">
            <text:p>NA</text:p>
          </table:table-cell>
          <table:table-cell table:number-columns-repeated="4" table:style-name="ce273" office:value-type="string" calcext:value-type="string">
            <text:p>X</text:p>
          </table:table-cell>
          <table:table-cell table:number-columns-repeated="2" table:style-name="ce278" office:value-type="string" calcext:value-type="string">
            <text:p>X</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X</text:p>
          </table:table-cell>
          <table:table-cell table:number-columns-repeated="2" table:style-name="ce278" office:value-type="string" calcext:value-type="string">
            <text:p>X</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FDM</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number-columns-repeated="3" table:style-name="ce273" office:value-type="string" calcext:value-type="string">
            <text:p>NA</text:p>
          </table:table-cell>
          <table:table-cell table:number-columns-repeated="4"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FDMEE</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number-columns-repeated="3" table:style-name="ce273" office:value-type="string" calcext:value-type="string">
            <text:p>NA</text:p>
          </table:table-cell>
          <table:table-cell table:number-columns-repeated="4"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68">
          <table:table-cell table:style-name="ce267" office:value-type="string" calcext:value-type="string">
            <text:p>Financial Close Management</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number-columns-repeated="3" table:style-name="ce273" office:value-type="string" calcext:value-type="string">
            <text:p>NA</text:p>
          </table:table-cell>
          <table:table-cell table:number-columns-repeated="4"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Financial Management</text:p>
          </table:table-cell>
          <table:table-cell table:number-columns-repeated="2" table:style-name="ce273" office:value-type="string" calcext:value-type="string">
            <text:p>NA</text:p>
          </table:table-cell>
          <table:table-cell table:number-columns-repeated="3"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number-columns-repeated="3" table:style-name="ce273" office:value-type="string" calcext:value-type="string">
            <text:p>NA</text:p>
          </table:table-cell>
          <table:table-cell table:number-columns-repeated="4"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Financial Reporting</text:p>
          </table:table-cell>
          <table:table-cell table:style-name="ce274"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style-name="ce274" office:value-type="string" calcext:value-type="string">
            <text:p>NA</text:p>
          </table:table-cell>
          <table:table-cell table:number-columns-repeated="6"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Interactive Reporting</text:p>
          </table:table-cell>
          <table:table-cell table:style-name="ce274" office:value-type="string" calcext:value-type="string">
            <text:p>NA</text:p>
          </table:table-cell>
          <table:table-cell table:number-columns-repeated="2" table:style-name="ce273" office:value-type="string" calcext:value-type="string">
            <text:p>NA</text:p>
          </table:table-cell>
          <table:table-cell table:number-columns-repeated="2" table:style-name="ce273" office:value-type="string" calcext:value-type="string">
            <text:p>X</text:p>
          </table:table-cell>
          <table:table-cell table:number-columns-repeated="4"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number-columns-repeated="6" table:style-name="ce273" office:value-type="string" calcext:value-type="string">
            <text:p>NA</text:p>
          </table:table-cell>
          <table:table-cell table:style-name="ce273" office:value-type="string" calcext:value-type="string">
            <text:p>X</text:p>
          </table:table-cell>
          <table:table-cell table:number-columns-repeated="4"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NA</text:p>
          </table:table-cell>
          <table:table-cell table:number-columns-repeated="2" table:style-name="ce273" office:value-type="string" calcext:value-type="string">
            <text:p>NA</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Production Reporting</text:p>
          </table:table-cell>
          <table:table-cell table:number-columns-repeated="3" table:style-name="ce273" office:value-type="string" calcext:value-type="string">
            <text:p>NA</text:p>
          </table:table-cell>
          <table:table-cell table:style-name="ce273" office:value-type="string" calcext:value-type="string">
            <text:p>X</text:p>
          </table:table-cell>
          <table:table-cell table:number-columns-repeated="2" table:style-name="ce273" office:value-type="string" calcext:value-type="string">
            <text:p>NA</text:p>
          </table:table-cell>
          <table:table-cell table:style-name="ce278" office:value-type="string" calcext:value-type="string">
            <text:p>NA</text:p>
          </table:table-cell>
          <table:table-cell table:number-columns-repeated="23" table:style-name="ce273" office:value-type="string" calcext:value-type="string">
            <text:p>NA</text:p>
          </table:table-cell>
          <table:table-cell table:style-name="ce278" office:value-type="string" calcext:value-type="string">
            <text:p>NA</text:p>
          </table:table-cell>
          <table:table-cell table:number-columns-repeated="2" table:style-name="ce273" office:value-type="string" calcext:value-type="string">
            <text:p>NA</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Web Analysis</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number-columns-repeated="6" table:style-name="ce273" office:value-type="string" calcext:value-type="string">
            <text:p>NA</text:p>
          </table:table-cell>
          <table:table-cell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68">
          <table:table-cell table:style-name="ce267" office:value-type="string" calcext:value-type="string">
            <text:p>Performance Management Architect</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10"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Performance Scorecard</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number-columns-repeated="4"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number-columns-repeated="6" table:style-name="ce273" office:value-type="string" calcext:value-type="string">
            <text:p>NA</text:p>
          </table:table-cell>
          <table:table-cell table:style-name="ce273" office:value-type="string" calcext:value-type="string">
            <text:p>X</text:p>
          </table:table-cell>
          <table:table-cell table:number-columns-repeated="4"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Planning</text:p>
          </table:table-cell>
          <table:table-cell table:number-columns-repeated="3" table:style-name="ce274" office:value-type="string" calcext:value-type="string">
            <text:p>X</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10"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68">
          <table:table-cell table:style-name="ce267" office:value-type="string" calcext:value-type="string">
            <text:p>Profitability &amp; Cost Management</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number-columns-repeated="2" table:style-name="ce273" office:value-type="string" calcext:value-type="string">
            <text:p>NA</text:p>
          </table:table-cell>
          <table:table-cell table:number-columns-repeated="5"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Project Financial Planning</text:p>
          </table:table-cell>
          <table:table-cell table:style-name="ce273" office:value-type="string" calcext:value-type="string">
            <text:p>NA</text:p>
          </table:table-cell>
          <table:table-cell table:number-columns-repeated="2" table:style-name="ce274"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number-columns-repeated="3" table:style-name="ce273" office:value-type="string" calcext:value-type="string">
            <text:p>X</text:p>
          </table:table-cell>
          <table:table-cell table:number-columns-repeated="10" table:style-name="ce273" office:value-type="string" calcext:value-type="string">
            <text:p>NA</text:p>
          </table:table-cell>
          <table:table-cell table:number-columns-repeated="2" table:style-name="ce273" office:value-type="string" calcext:value-type="string">
            <text:p>X</text:p>
          </table:table-cell>
          <table:table-cell table:style-name="ce273" office:value-type="string" calcext:value-type="string">
            <text:p>NA</text:p>
          </table:table-cell>
          <table:table-cell table:number-columns-repeated="2" table:style-name="ce273" office:value-type="string" calcext:value-type="string">
            <text:p>X</text:p>
          </table:table-cell>
          <table:table-cell table:number-columns-repeated="3" table:style-name="ce273" office:value-type="string" calcext:value-type="string">
            <text:p>NA</text:p>
          </table:table-cell>
          <table:table-cell table:style-name="ce273" office:value-type="string" calcext:value-type="string">
            <text:p>X</text:p>
          </table:table-cell>
          <table:table-cell table:number-columns-repeated="2" table:style-name="ce273" office:value-type="string" calcext:value-type="string">
            <text:p>NA</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68">
          <table:table-cell table:style-name="ce267" office:value-type="string" calcext:value-type="string">
            <text:p>Public Sector Planning and Budgeting</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number-columns-repeated="4"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style-name="ce273" office:value-type="string" calcext:value-type="string">
            <text:p>NA</text:p>
          </table:table-cell>
          <table:table-cell table:number-columns-repeated="6"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100">
          <table:table-cell table:style-name="ce267" office:value-type="string" calcext:value-type="string">
            <text:p>Smart View</text:p>
          </table:table-cell>
          <table:table-cell table:number-columns-repeated="5" table:style-name="ce273" office:value-type="string" calcext:value-type="string">
            <text:p>X</text:p>
          </table:table-cell>
          <table:table-cell table:style-name="ce278" office:value-type="string" calcext:value-type="string">
            <text:p>X</text:p>
          </table:table-cell>
          <table:table-cell table:number-columns-repeated="4" table:style-name="ce273" office:value-type="string" calcext:value-type="string">
            <text:p>X</text:p>
          </table:table-cell>
          <table:table-cell table:style-name="ce278" office:value-type="string" calcext:value-type="string">
            <text:p>X</text:p>
          </table:table-cell>
          <table:table-cell table:style-name="ce273" office:value-type="string" calcext:value-type="string">
            <text:p>X</text:p>
          </table:table-cell>
          <table:table-cell table:number-columns-repeated="3" table:style-name="ce278" office:value-type="string" calcext:value-type="string">
            <text:p>X</text:p>
          </table:table-cell>
          <table:table-cell table:number-columns-repeated="10" table:style-name="ce273" office:value-type="string" calcext:value-type="string">
            <text:p>X</text:p>
          </table:table-cell>
          <table:table-cell table:number-columns-repeated="2" table:style-name="ce280" office:value-type="string" calcext:value-type="string">
            <text:p>X</text:p>
          </table:table-cell>
          <table:table-cell table:style-name="ce273" office:value-type="string" calcext:value-type="string">
            <text:p>X</text:p>
          </table:table-cell>
          <table:table-cell table:style-name="ce280" office:value-type="string" calcext:value-type="string">
            <text:p>X</text:p>
          </table:table-cell>
          <table:table-cell table:style-name="ce273" office:value-type="string" calcext:value-type="string">
            <text:p>X</text:p>
          </table:table-cell>
          <table:table-cell table:style-name="ce278" office:value-type="string" calcext:value-type="string">
            <text:p>X</text:p>
          </table:table-cell>
          <table:table-cell table:style-name="ce280" office:value-type="string" calcext:value-type="string">
            <text:p>X</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Strategic Finance</text:p>
          </table:table-cell>
          <table:table-cell table:number-columns-repeated="3" table:style-name="ce273" office:value-type="string" calcext:value-type="string">
            <text:p>NA</text:p>
          </table:table-cell>
          <table:table-cell table:number-columns-repeated="2" table:style-name="ce273" office:value-type="string" calcext:value-type="string">
            <text:p>X</text:p>
          </table:table-cell>
          <table:table-cell table:number-columns-repeated="2" table:style-name="ce273" office:value-type="string" calcext:value-type="string">
            <text:p>NA</text:p>
          </table:table-cell>
          <table:table-cell table:number-columns-repeated="3"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number-columns-repeated="3" table:style-name="ce273" office:value-type="string" calcext:value-type="string">
            <text:p>NA</text:p>
          </table:table-cell>
          <table:table-cell table:number-columns-repeated="3" table:style-name="ce273" office:value-type="string" calcext:value-type="string">
            <text:p>X</text:p>
          </table:table-cell>
          <table:table-cell table:number-columns-repeated="6" table:style-name="ce273" office:value-type="string" calcext:value-type="string">
            <text:p>NA</text:p>
          </table:table-cell>
          <table:table-cell table:style-name="ce273" office:value-type="string" calcext:value-type="string">
            <text:p>X</text:p>
          </table:table-cell>
          <table:table-cell table:number-columns-repeated="2" table:style-name="ce273" office:value-type="string" calcext:value-type="string">
            <text:p>NA</text:p>
          </table:table-cell>
          <table:table-cell table:style-name="ce273" office:value-type="string" calcext:value-type="string">
            <text:p>X</text:p>
          </table:table-cell>
          <table:table-cell table:style-name="ce273" office:value-type="string" calcext:value-type="string">
            <text:p>NA</text:p>
          </table:table-cell>
          <table:table-cell table:style-name="ce273" office:value-type="string" calcext:value-type="string">
            <text:p>X</text:p>
          </table:table-cell>
          <table:table-cell table:style-name="ce278" office:value-type="string" calcext:value-type="string">
            <text:p>NA</text:p>
          </table:table-cell>
          <table:table-cell table:style-name="ce273" office:value-type="string" calcext:value-type="string">
            <text:p>NA</text:p>
          </table:table-cell>
          <table:table-cell table:style-name="ce273" office:value-type="string" calcext:value-type="string">
            <text:p>X</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Migration Utility</text:p>
          </table:table-cell>
          <table:table-cell table:number-columns-repeated="16" table:style-name="ce273" office:value-type="string" calcext:value-type="string">
            <text:p>NA</text:p>
          </table:table-cell>
          <table:table-cell table:style-name="ce273" office:value-type="string" calcext:value-type="string">
            <text:p>X</text:p>
          </table:table-cell>
          <table:table-cell table:number-columns-repeated="13" table:style-name="ce273" office:value-type="string" calcext:value-type="string">
            <text:p>NA</text:p>
          </table:table-cell>
          <table:table-cell table:style-name="ce278" office:value-type="string" calcext:value-type="string">
            <text:p>NA</text:p>
          </table:table-cell>
          <table:table-cell table:number-columns-repeated="2" table:style-name="ce273" office:value-type="string" calcext:value-type="string">
            <text:p>NA</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office:value-type="string" calcext:value-type="string">
            <text:p><text:s/>Translation Manager</text:p>
          </table:table-cell>
          <table:table-cell table:number-columns-repeated="30" table:style-name="ce273" office:value-type="string" calcext:value-type="string">
            <text:p>NA</text:p>
          </table:table-cell>
          <table:table-cell table:style-name="ce278" office:value-type="string" calcext:value-type="string">
            <text:p>NA</text:p>
          </table:table-cell>
          <table:table-cell table:number-columns-repeated="2" table:style-name="ce273" office:value-type="string" calcext:value-type="string">
            <text:p>NA</text:p>
          </table:table-cell>
          <table:covered-table-cell table:style-name="ce283"/>
          <table:covered-table-cell table:number-columns-repeated="6" table:style-name="ce152"/>
          <table:covered-table-cell table:style-name="ce158"/>
          <table:table-cell table:number-columns-repeated="982"/>
        </table:table-row>
        <table:table-row table:style-name="ro7">
          <table:table-cell table:style-name="ce267"/>
          <table:table-cell table:style-name="ce273" table:number-columns-repeated="30"/>
          <table:table-cell table:style-name="ce281"/>
          <table:table-cell table:style-name="ce273" table:number-columns-repeated="2"/>
          <table:covered-table-cell table:style-name="ce283"/>
          <table:covered-table-cell table:number-columns-repeated="6" table:style-name="ce152"/>
          <table:covered-table-cell table:style-name="ce158"/>
          <table:table-cell table:number-columns-repeated="982"/>
        </table:table-row>
        <table:table-row table:style-name="ro109">
          <table:table-cell table:style-name="ce107" office:value-type="string" calcext:value-type="string" table:number-columns-spanned="34" table:number-rows-spanned="1">
            <text:p>*<text:span text:style-name="T11"> EXCEPTION:  Administration Services 11.1.2.1 and 11.1.2.0 includes Business Rules.  However, Business Rules does not support Korean or Traditional Chinese.</text:span></text:p>
          </table:table-cell>
          <table:covered-table-cell table:number-columns-repeated="32" table:style-name="ce126"/>
          <table:covered-table-cell table:style-name="ce88"/>
          <table:covered-table-cell table:style-name="ce283"/>
          <table:covered-table-cell table:number-columns-repeated="6" table:style-name="ce152"/>
          <table:covered-table-cell table:style-name="ce158"/>
          <table:table-cell table:number-columns-repeated="982"/>
        </table:table-row>
        <table:table-row table:style-name="ro7">
          <table:table-cell table:style-name="ce268" table:number-columns-spanned="34" table:number-rows-spanned="25"/>
          <table:covered-table-cell table:number-columns-repeated="33" table:style-name="ce275"/>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69"/>
          <table:covered-table-cell table:number-columns-repeated="33" table:style-name="ce236"/>
          <table:covered-table-cell table:style-name="ce283"/>
          <table:covered-table-cell table:number-columns-repeated="6" table:style-name="ce152"/>
          <table:covered-table-cell table:style-name="ce158"/>
          <table:table-cell table:number-columns-repeated="982"/>
        </table:table-row>
        <table:table-row table:style-name="ro7">
          <table:covered-table-cell table:style-name="ce270"/>
          <table:covered-table-cell table:number-columns-repeated="33" table:style-name="ce276"/>
          <table:covered-table-cell table:style-name="ce284"/>
          <table:covered-table-cell table:number-columns-repeated="6" table:style-name="ce154"/>
          <table:covered-table-cell table:style-name="ce153"/>
          <table:table-cell table:number-columns-repeated="982"/>
        </table:table-row>
        <table:table-row table:style-name="ro7" table:number-rows-repeated="1048516">
          <table:table-cell table:number-columns-repeated="1024"/>
        </table:table-row>
        <table:table-row table:style-name="ro7">
          <table:table-cell table:number-columns-repeated="1024"/>
        </table:table-row>
        <table:named-expressions>
          <table:named-range table:name="Excel_BuiltIn_Print_Area" table:base-cell-address="$Menu.$A$1" table:cell-range-address="$'Translation Support'.$A$1:.$AH$34" table:range-usable-as="print-range"/>
          <table:named-range table:name="Excel_BuiltIn_Print_Titles" table:base-cell-address="$Menu.$A$1" table:cell-range-address="$'Translation Support'.$A$1:.$AMJ$2" table:range-usable-as="repeat-column repeat-row"/>
          <table:named-range table:name="Excel_BuiltIn__FilterDatabase" table:base-cell-address="$Menu.$A$1" table:cell-range-address="$'Translation Support'.$#REF!$#REF!:.$#REF!$#REF!"/>
        </table:named-expressions>
      </table:table>
      <table:table table:name="Mobile Certification" table:style-name="ta8">
        <table:table-column table:style-name="co1" table:number-columns-repeated="3" table:default-cell-style-name="ce62"/>
        <table:table-column table:style-name="co45" table:default-cell-style-name="ce62"/>
        <table:table-column table:style-name="co1" table:number-columns-repeated="2" table:default-cell-style-name="ce62"/>
        <table:table-column table:style-name="co20" table:number-columns-repeated="1018" table:default-cell-style-name="Default"/>
        <table:table-row table:style-name="ro92">
          <table:table-cell table:style-name="ce286" office:value-type="string" calcext:value-type="string" table:number-columns-spanned="4" table:number-rows-spanned="1">
            <text:p>Oracle EPM System 11.1.2.3 Certification Matrix</text:p>
            <text:p>Mobile Certification</text:p>
          </table:table-cell>
          <table:covered-table-cell table:style-name="ce288"/>
          <table:covered-table-cell table:style-name="ce290"/>
          <table:covered-table-cell table:style-name="ce288"/>
          <table:table-cell table:style-name="ce293" office:value-type="string" calcext:value-type="string" table:number-columns-spanned="2" table:number-rows-spanned="1">
            <text:p>Last updated: April 1, 2013</text:p>
          </table:table-cell>
          <table:covered-table-cell table:style-name="ce296"/>
          <table:table-cell table:style-name="ce44" table:number-columns-repeated="1018"/>
        </table:table-row>
        <table:table-row table:style-name="ro7">
          <table:table-cell table:style-name="ce58" office:value-type="string" calcext:value-type="string">
            <text:p>OS</text:p>
          </table:table-cell>
          <table:table-cell table:style-name="ce58" office:value-type="string" calcext:value-type="string">
            <text:p>Client OS</text:p>
          </table:table-cell>
          <table:table-cell table:style-name="ce229" office:value-type="string" calcext:value-type="string">
            <text:p>Additional Information</text:p>
          </table:table-cell>
          <table:table-cell table:style-name="ce292"/>
          <table:table-cell table:style-name="ce294" table:number-columns-spanned="2" table:number-rows-spanned="1"/>
          <table:covered-table-cell table:style-name="ce294"/>
          <table:table-cell table:style-name="ce44" table:number-columns-repeated="1018"/>
        </table:table-row>
        <table:table-row table:style-name="ro96">
          <table:table-cell table:style-name="ce287" office:value-type="string" calcext:value-type="string">
            <text:p>Apple</text:p>
          </table:table-cell>
          <table:table-cell table:style-name="ce289" office:value-type="string" calcext:value-type="string">
            <text:p>iOS5</text:p>
            <text:p>iOS6</text:p>
          </table:table-cell>
          <table:table-cell table:style-name="ce291" office:value-type="string" calcext:value-type="string" table:number-columns-spanned="2" table:number-rows-spanned="1">
            <text:p>Financial Reporting only support <text:span text:style-name="T11">Native Browser only</text:span></text:p>
          </table:table-cell>
          <table:covered-table-cell table:style-name="ce291"/>
          <table:table-cell table:style-name="ce44" table:number-columns-spanned="2" table:number-rows-spanned="1"/>
          <table:covered-table-cell table:style-name="ce44"/>
          <table:table-cell table:style-name="ce44" table:number-columns-repeated="1018"/>
        </table:table-row>
        <table:table-row table:style-name="ro68">
          <table:table-cell table:style-name="ce287" office:value-type="string" calcext:value-type="string">
            <text:p>Android</text:p>
          </table:table-cell>
          <table:table-cell table:style-name="ce289" office:value-type="string" calcext:value-type="string">
            <text:p>3.x</text:p>
            <text:p>4.x</text:p>
          </table:table-cell>
          <table:table-cell table:style-name="ce289" office:value-type="string" calcext:value-type="string" table:number-columns-spanned="2" table:number-rows-spanned="1">
            <text:p>Financial Reporting only support <text:span text:style-name="T11">Native Browser Only</text:span></text:p>
          </table:table-cell>
          <table:covered-table-cell table:style-name="ce57"/>
          <table:table-cell table:style-name="ce295" table:number-columns-spanned="2" table:number-rows-spanned="1"/>
          <table:covered-table-cell table:style-name="ce295"/>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100">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287" table:number-columns-spanned="2" table:number-rows-spanned="1"/>
          <table:covered-table-cell table:style-name="ce287"/>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44" table:number-columns-spanned="2" table:number-rows-spanned="1"/>
          <table:covered-table-cell table:style-name="ce44"/>
          <table:table-cell table:style-name="ce44" table:number-columns-spanned="2" table:number-rows-spanned="1"/>
          <table:covered-table-cell table:style-name="ce44"/>
          <table:table-cell table:style-name="ce44" table:number-columns-repeated="1018"/>
        </table:table-row>
        <table:table-row table:style-name="ro7">
          <table:table-cell table:style-name="ce44" table:number-columns-repeated="2"/>
          <table:table-cell table:style-name="ce44" table:number-columns-spanned="2" table:number-rows-spanned="1"/>
          <table:covered-table-cell table:style-name="ce44"/>
          <table:table-cell table:style-name="ce44" table:number-columns-spanned="2" table:number-rows-spanned="1"/>
          <table:covered-table-cell table:style-name="ce44"/>
          <table:table-cell table:style-name="ce44" table:number-columns-repeated="1018"/>
        </table:table-row>
        <table:table-row table:style-name="ro7" table:number-rows-repeated="221">
          <table:table-cell table:style-name="ce44" table:number-columns-repeated="1024"/>
        </table:table-row>
        <table:table-row table:style-name="ro7" table:number-rows-repeated="1048321">
          <table:table-cell table:number-columns-repeated="1024"/>
        </table:table-row>
        <table:table-row table:style-name="ro7">
          <table:table-cell table:number-columns-repeated="1024"/>
        </table:table-row>
      </table:table>
      <table:table table:name="11.1.2.0 Release Compatibility" table:style-name="ta9" table:print-ranges="'11.1.2.0 Release Compatibility'.A1:'11.1.2.0 Release Compatibility'.Z32">
        <table:table-column table:style-name="co46" table:default-cell-style-name="ce62"/>
        <table:table-column table:style-name="co47" table:default-cell-style-name="ce62"/>
        <table:table-column table:style-name="co48" table:default-cell-style-name="ce62"/>
        <table:table-column table:style-name="co49" table:default-cell-style-name="ce62"/>
        <table:table-column table:style-name="co45" table:default-cell-style-name="ce62"/>
        <table:table-column table:style-name="co49" table:default-cell-style-name="ce62"/>
        <table:table-column table:style-name="co50" table:default-cell-style-name="ce62"/>
        <table:table-column table:style-name="co48" table:default-cell-style-name="ce196"/>
        <table:table-column table:style-name="co15" table:default-cell-style-name="ce161"/>
        <table:table-column table:style-name="co48" table:number-columns-repeated="2" table:default-cell-style-name="ce163"/>
        <table:table-column table:style-name="co20" table:default-cell-style-name="Default"/>
        <table:table-column table:style-name="co51" table:default-cell-style-name="ce196"/>
        <table:table-column table:style-name="co51" table:default-cell-style-name="ce161"/>
        <table:table-column table:style-name="co52" table:default-cell-style-name="ce163"/>
        <table:table-column table:style-name="co53" table:default-cell-style-name="ce62"/>
        <table:table-column table:style-name="co43" table:default-cell-style-name="ce62"/>
        <table:table-column table:style-name="co48" table:default-cell-style-name="ce62"/>
        <table:table-column table:style-name="co15" table:default-cell-style-name="ce62"/>
        <table:table-column table:style-name="co5" table:default-cell-style-name="ce62"/>
        <table:table-column table:style-name="co54" table:default-cell-style-name="ce62"/>
        <table:table-column table:style-name="co40" table:default-cell-style-name="ce62"/>
        <table:table-column table:style-name="co48" table:default-cell-style-name="ce62"/>
        <table:table-column table:style-name="co16" table:default-cell-style-name="ce62"/>
        <table:table-column table:style-name="co55" table:default-cell-style-name="ce62"/>
        <table:table-column table:style-name="co20" table:number-columns-repeated="999" table:default-cell-style-name="Default"/>
        <table:table-header-rows>
          <table:table-row table:style-name="ro110">
            <table:table-cell table:style-name="ce297"/>
            <table:table-cell table:style-name="ce316" office:value-type="string" calcext:value-type="string" table:number-columns-spanned="16" table:number-rows-spanned="1">
              <text:p>Oracle Enterprise Performance Management System Certification Matrix Release 11.1.2.0  </text:p>
              <text:p>Release Compatibility</text:p>
            </table:table-cell>
            <table:covered-table-cell table:number-columns-repeated="15" table:style-name="ce318"/>
            <table:table-cell table:style-name="ce340" table:number-columns-repeated="2"/>
            <table:table-cell table:style-name="ce343"/>
            <table:table-cell table:style-name="ce346"/>
            <table:table-cell table:style-name="ce347" office:value-type="string" calcext:value-type="string">
              <text:p>Last Updated: June 20, 2013</text:p>
            </table:table-cell>
            <table:table-cell table:style-name="ce349"/>
            <table:table-cell table:style-name="ce350" table:number-columns-repeated="2"/>
            <table:table-cell table:style-name="ce351"/>
            <table:table-cell table:style-name="ce283"/>
            <table:table-cell table:style-name="ce152" table:number-columns-repeated="9"/>
            <table:table-cell table:style-name="ce44" table:number-columns-repeated="6"/>
            <table:table-cell table:style-name="ce163"/>
            <table:table-cell table:number-columns-repeated="981"/>
          </table:table-row>
          <table:table-row table:style-name="ro99">
            <table:table-cell table:style-name="ce298" office:value-type="string" calcext:value-type="string">
              <text:p>Read down each column to identify the earlier versions of EPM System products compatible with Release 11.1.2.0. <text:s text:c="2"/>This document reflects the interaction between EPM System products and does not reflect co-deployment requirements.</text:p>
            </table:table-cell>
            <table:table-cell table:style-name="ce317"/>
            <table:table-cell table:style-name="ce319" table:number-columns-repeated="13"/>
            <table:table-cell table:style-name="ce338" table:number-columns-repeated="3"/>
            <table:table-cell table:style-name="ce342"/>
            <table:table-cell table:style-name="ce344" table:number-columns-repeated="2"/>
            <table:table-cell table:style-name="ce348"/>
            <table:table-cell table:style-name="ce344" table:number-columns-repeated="4"/>
            <table:table-cell table:style-name="ce152" table:number-columns-repeated="10"/>
            <table:table-cell table:style-name="ce44" table:number-columns-repeated="6"/>
            <table:table-cell table:style-name="ce163"/>
            <table:table-cell table:number-columns-repeated="981"/>
          </table:table-row>
          <table:table-row table:style-name="ro111">
            <table:table-cell table:style-name="ce299"/>
            <table:table-cell table:style-name="ce64"/>
            <table:table-cell table:style-name="ce320"/>
            <table:table-cell table:style-name="ce320" office:value-type="string" calcext:value-type="string">
              <text:p>Foundation Services</text:p>
            </table:table-cell>
            <table:table-cell table:style-name="ce320" table:number-columns-repeated="3"/>
            <table:table-cell table:style-name="ce325"/>
            <table:table-cell table:style-name="ce327"/>
            <table:table-cell table:style-name="ce329" office:value-type="string" calcext:value-type="string">
              <text:p>Essbase</text:p>
            </table:table-cell>
            <table:table-cell table:style-name="ce330"/>
            <table:table-cell table:style-name="ce331"/>
            <table:table-cell table:style-name="ce332"/>
            <table:table-cell table:style-name="ce320" office:value-type="string" calcext:value-type="string">
              <text:p>Reporting</text:p>
            </table:table-cell>
            <table:table-cell table:style-name="ce320" office:value-type="string" calcext:value-type="string">
              <text:p>&amp; Analysis</text:p>
            </table:table-cell>
            <table:table-cell table:style-name="ce339"/>
            <table:table-cell table:style-name="ce332"/>
            <table:table-cell table:style-name="ce341"/>
            <table:table-cell table:style-name="ce320"/>
            <table:table-cell table:style-name="ce345" office:value-type="string" calcext:value-type="string">
              <text:p>Financial Performance Management Applications</text:p>
            </table:table-cell>
            <table:table-cell table:style-name="ce345"/>
            <table:table-cell table:style-name="ce64"/>
            <table:table-cell table:style-name="ce345"/>
            <table:table-cell table:style-name="ce332"/>
            <table:table-cell table:style-name="ce345" office:value-type="string" calcext:value-type="string">
              <text:p>Data Management</text:p>
            </table:table-cell>
            <table:table-cell table:style-name="ce352"/>
            <table:table-cell table:style-name="ce283"/>
            <table:table-cell table:style-name="ce152" table:number-columns-repeated="9"/>
            <table:table-cell table:style-name="ce44" table:number-columns-repeated="6"/>
            <table:table-cell table:style-name="ce237"/>
            <table:table-cell table:style-name="ce160" table:number-columns-repeated="981"/>
          </table:table-row>
          <table:table-row table:style-name="ro112">
            <table:table-cell table:style-name="ce300" table:number-columns-spanned="2" table:number-rows-spanned="1"/>
            <table:covered-table-cell table:style-name="ce208"/>
            <table:table-cell table:style-name="ce321" office:value-type="string" calcext:value-type="string">
              <text:p>Shared Services 11.1.2.0</text:p>
            </table:table-cell>
            <table:table-cell table:style-name="ce321" office:value-type="string" calcext:value-type="string">
              <text:p>EPM Workspace 11.1.2.0</text:p>
            </table:table-cell>
            <table:table-cell table:style-name="ce321" office:value-type="string" calcext:value-type="string">
              <text:p>EPM Architect 11.1.2.0</text:p>
            </table:table-cell>
            <table:table-cell table:style-name="ce321" office:value-type="string" calcext:value-type="string">
              <text:p>Calc Manager 11.1.2.0</text:p>
            </table:table-cell>
            <table:table-cell table:style-name="ce321" office:value-type="string" calcext:value-type="string">
              <text:p>Smart View 11.1.2.0</text:p>
            </table:table-cell>
            <table:table-cell table:style-name="ce326" office:value-type="string" calcext:value-type="string">
              <text:p>Essbase </text:p>
              <text:p>11.1.2.0</text:p>
            </table:table-cell>
            <table:table-cell table:style-name="ce326" office:value-type="string" calcext:value-type="string">
              <text:p>Administration Services 11.1.2.0</text:p>
            </table:table-cell>
            <table:table-cell table:style-name="ce321" office:value-type="string" calcext:value-type="string">
              <text:p>Provider Services 11.1.2.0</text:p>
            </table:table-cell>
            <table:table-cell table:style-name="ce321" office:value-type="string" calcext:value-type="string">
              <text:p>Integration Services 11.1.2.0</text:p>
            </table:table-cell>
            <table:table-cell table:style-name="ce321" office:value-type="string" calcext:value-type="string">
              <text:p>Essbase Studio 11.1.2.0</text:p>
            </table:table-cell>
            <table:table-cell table:style-name="ce333" office:value-type="string" calcext:value-type="string">
              <text:p>Financial Reporting 11.1.2.0</text:p>
            </table:table-cell>
            <table:table-cell table:style-name="ce321" office:value-type="string" calcext:value-type="string">
              <text:p>Interactive Reporting 11.1.2.0</text:p>
            </table:table-cell>
            <table:table-cell table:style-name="ce336" office:value-type="string" calcext:value-type="string">
              <text:p>SQR Production Reporting 11.1.2.0</text:p>
            </table:table-cell>
            <table:table-cell table:style-name="ce321" office:value-type="string" calcext:value-type="string">
              <text:p>Web Analysis 11.1.2.0</text:p>
            </table:table-cell>
            <table:table-cell table:style-name="ce321" office:value-type="string" calcext:value-type="string">
              <text:p>Planning 11.1.2.0</text:p>
            </table:table-cell>
            <table:table-cell table:style-name="ce321" office:value-type="string" calcext:value-type="string">
              <text:p>Financial Management 11.1.2.0</text:p>
            </table:table-cell>
            <table:table-cell table:style-name="ce321" office:value-type="string" calcext:value-type="string">
              <text:p>Performance Scorecard 11.1.2.0</text:p>
            </table:table-cell>
            <table:table-cell table:style-name="ce321" office:value-type="string" calcext:value-type="string">
              <text:p>Strategic Finance 11.1.2.0</text:p>
            </table:table-cell>
            <table:table-cell table:style-name="ce321" office:value-type="string" calcext:value-type="string">
              <text:p>Profitability &amp; Cost Management 11.1.2.0</text:p>
            </table:table-cell>
            <table:table-cell table:style-name="ce326" office:value-type="string" calcext:value-type="string">
              <text:p>Financial Close Management 11.1.2.0</text:p>
            </table:table-cell>
            <table:table-cell table:style-name="ce326" office:value-type="string" calcext:value-type="string">
              <text:p>Disclosure Management 11.1.2.0</text:p>
            </table:table-cell>
            <table:table-cell table:style-name="ce321" office:value-type="string" calcext:value-type="string">
              <text:p>Data Relationship Management 11.1.2.0</text:p>
            </table:table-cell>
            <table:table-cell table:style-name="ce321" office:value-type="string" calcext:value-type="string">
              <text:p>FDM </text:p>
              <text:p>11.1.2.0</text:p>
            </table:table-cell>
            <table:table-cell table:style-name="ce321" office:value-type="string" calcext:value-type="string">
              <text:p>ERP Integrator 11.1.2.0</text:p>
            </table:table-cell>
            <table:table-cell table:style-name="ce283"/>
            <table:table-cell table:style-name="ce152" table:number-columns-repeated="9"/>
            <table:table-cell table:style-name="ce44" table:number-columns-repeated="988"/>
          </table:table-row>
        </table:table-header-rows>
        <table:table-row table:style-name="ro100">
          <table:table-cell table:style-name="ce301" office:value-type="string" calcext:value-type="string">
            <text:p>Foundation Services</text:p>
          </table:table-cell>
          <table:table-cell table:style-name="ce54" office:value-type="string" calcext:value-type="string">
            <text:p>Shared Services</text:p>
          </table:table-cell>
          <table:table-cell table:style-name="ce322" office:value-type="string" calcext:value-type="string">
            <text:p>NA</text:p>
          </table:table-cell>
          <table:table-cell table:number-columns-repeated="3" table:style-name="ce322" office:value-type="string" calcext:value-type="string">
            <text:p>11.1.2.0</text:p>
          </table:table-cell>
          <table:table-cell table:style-name="ce322" office:value-type="string" calcext:value-type="string">
            <text:p>NA</text:p>
          </table:table-cell>
          <table:table-cell table:number-columns-repeated="3"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style-name="ce334" office:value-type="string" calcext:value-type="string">
            <text:p>11.1.2.0</text:p>
          </table:table-cell>
          <table:table-cell table:style-name="ce322" office:value-type="string" calcext:value-type="string">
            <text:p>11.1.2.0</text:p>
          </table:table-cell>
          <table:table-cell table:style-name="ce337" office:value-type="string" calcext:value-type="string">
            <text:p>11.1.2.0</text:p>
          </table:table-cell>
          <table:table-cell table:number-columns-repeated="11" table:style-name="ce322" office:value-type="string" calcext:value-type="string">
            <text:p>11.1.2.0</text:p>
          </table:table-cell>
          <table:table-cell table:style-name="ce283"/>
          <table:table-cell table:style-name="ce152" table:number-columns-repeated="9"/>
          <table:table-cell table:style-name="ce44" table:number-columns-repeated="3"/>
          <table:table-cell table:style-name="ce237"/>
          <table:table-cell table:style-name="ce160" table:number-columns-repeated="984"/>
        </table:table-row>
        <table:table-row table:style-name="ro100">
          <table:table-cell table:style-name="ce302"/>
          <table:table-cell table:style-name="ce54" office:value-type="string" calcext:value-type="string">
            <text:p>EPM Workspace</text:p>
          </table:table-cell>
          <table:table-cell table:style-name="ce322" office:value-type="string" calcext:value-type="string">
            <text:p>11.1.2.0</text:p>
          </table:table-cell>
          <table:table-cell table:style-name="ce322" office:value-type="string" calcext:value-type="string">
            <text:p>NA</text:p>
          </table:table-cell>
          <table:table-cell table:number-columns-repeated="3" table:style-name="ce322" office:value-type="string" calcext:value-type="string">
            <text:p>11.1.2.0</text:p>
          </table:table-cell>
          <table:table-cell table:number-columns-repeated="5" table:style-name="ce322" office:value-type="string" calcext:value-type="string">
            <text:p>NA</text:p>
          </table:table-cell>
          <table:table-cell table:style-name="ce334" office:value-type="string" calcext:value-type="string">
            <text:p>11.1.2.0</text:p>
          </table:table-cell>
          <table:table-cell table:style-name="ce322" office:value-type="string" calcext:value-type="string">
            <text:p>11.1.2.0</text:p>
          </table:table-cell>
          <table:table-cell table:style-name="ce337" office:value-type="string" calcext:value-type="string">
            <text:p>11.1.2.0</text:p>
          </table:table-cell>
          <table:table-cell table:number-columns-repeated="4" table:style-name="ce322" office:value-type="string" calcext:value-type="string">
            <text:p>11.1.2.0</text:p>
          </table:table-cell>
          <table:table-cell table:style-name="ce322" office:value-type="string" calcext:value-type="string">
            <text:p>NA</text:p>
          </table:table-cell>
          <table:table-cell table:number-columns-repeated="3" table:style-name="ce322" office:value-type="string" calcext:value-type="string">
            <text:p>11.1.2.0</text:p>
          </table:table-cell>
          <table:table-cell table:number-columns-repeated="2" table:style-name="ce322" office:value-type="string" calcext:value-type="string">
            <text:p>NA</text:p>
          </table:table-cell>
          <table:table-cell table:style-name="ce322" office:value-type="string" calcext:value-type="string">
            <text:p>11.1.2.0</text:p>
          </table:table-cell>
          <table:table-cell table:style-name="ce283"/>
          <table:table-cell table:style-name="ce152" table:number-columns-repeated="9"/>
          <table:table-cell table:style-name="ce44" table:number-columns-repeated="988"/>
        </table:table-row>
        <table:table-row table:style-name="ro54">
          <table:table-cell table:style-name="ce302"/>
          <table:table-cell table:style-name="ce54" office:value-type="string" calcext:value-type="string">
            <text:p>EPM Architect </text:p>
          </table:table-cell>
          <table:table-cell table:number-columns-repeated="2"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number-columns-repeated="3" table:style-name="ce322" office:value-type="string" calcext:value-type="string">
            <text:p>NA</text:p>
          </table:table-cell>
          <table:table-cell table:style-name="ce322" office:value-type="string" calcext:value-type="string">
            <text:p>11.1.2.0</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11.1.2.0</text:p>
          </table:table-cell>
          <table:table-cell table:number-columns-repeated="2" table:style-name="ce322" office:value-type="string" calcext:value-type="string">
            <text:p>NA</text:p>
          </table:table-cell>
          <table:table-cell table:style-name="ce322" office:value-type="string" calcext:value-type="string">
            <text:p>11.1.2.0</text:p>
          </table:table-cell>
          <table:table-cell table:number-columns-repeated="2" table:style-name="ce322" office:value-type="string" calcext:value-type="string">
            <text:p>NA</text:p>
          </table:table-cell>
          <table:table-cell table:style-name="ce322" office:value-type="string" calcext:value-type="string">
            <text:p>All versions through flat files </text:p>
          </table:table-cell>
          <table:table-cell table:style-name="ce322" office:value-type="string" calcext:value-type="string">
            <text:p>NA</text:p>
          </table:table-cell>
          <table:table-cell table:style-name="ce322" office:value-type="string" calcext:value-type="string">
            <text:p>11.1.2.0</text:p>
          </table:table-cell>
          <table:table-cell table:style-name="ce283"/>
          <table:table-cell table:style-name="ce152" table:number-columns-repeated="9"/>
          <table:table-cell table:style-name="ce44" table:number-columns-repeated="988"/>
        </table:table-row>
        <table:table-row table:style-name="ro99">
          <table:table-cell table:style-name="ce302"/>
          <table:table-cell table:style-name="ce54" office:value-type="string" calcext:value-type="string">
            <text:p>Calculation Manager</text:p>
          </table:table-cell>
          <table:table-cell table:number-columns-repeated="3" table:style-name="ce322" office:value-type="string" calcext:value-type="string">
            <text:p>11.1.2.0</text:p>
          </table:table-cell>
          <table:table-cell table:number-columns-repeated="4" table:style-name="ce322" office:value-type="string" calcext:value-type="string">
            <text:p>NA</text:p>
          </table:table-cell>
          <table:table-cell table:style-name="ce322" office:value-type="string" calcext:value-type="string">
            <text:p>11.1.2.0</text:p>
          </table:table-cell>
          <table:table-cell table:number-columns-repeated="2"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11.1.2.0</text:p>
          </table:table-cell>
          <table:table-cell table:number-columns-repeated="8"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54">
          <table:table-cell table:style-name="ce303"/>
          <table:table-cell table:style-name="ce54" office:value-type="string" calcext:value-type="string">
            <text:p>Smart View </text:p>
          </table:table-cell>
          <table:table-cell table:style-name="ce322" office:value-type="string" calcext:value-type="string">
            <text:p>NA</text:p>
          </table:table-cell>
          <table:table-cell table:style-name="ce322" office:value-type="string" calcext:value-type="string">
            <text:p>11.1.2.0</text:p>
          </table:table-cell>
          <table:table-cell table:number-columns-repeated="3"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 (needed for drill-through reports. <text:s/></text:p>
          </table:table-cell>
          <table:table-cell table:style-name="ce334" office:value-type="string" calcext:value-type="string">
            <text:p>11.1.2.0</text:p>
          </table:table-cell>
          <table:table-cell table:style-name="ce322" office:value-type="string" calcext:value-type="string">
            <text:p>11.1.2.0</text:p>
          </table:table-cell>
          <table:table-cell table:style-name="ce337" office:value-type="string" calcext:value-type="string">
            <text:p>11.1.2.0</text:p>
          </table:table-cell>
          <table:table-cell table:number-columns-repeated="3" table:style-name="ce322" office:value-type="string" calcext:value-type="string">
            <text:p>11.1.2.0</text:p>
          </table:table-cell>
          <table:table-cell table:number-columns-repeated="2" table:style-name="ce322" office:value-type="string" calcext:value-type="string">
            <text:p>NA</text:p>
          </table:table-cell>
          <table:table-cell table:style-name="ce322" office:value-type="string" calcext:value-type="string">
            <text:p>11.1.2.0 (deployed with Essbase)</text:p>
          </table:table-cell>
          <table:table-cell table:style-name="ce322" office:value-type="string" calcext:value-type="string">
            <text:p>NA</text:p>
          </table:table-cell>
          <table:table-cell table:style-name="ce322" office:value-type="string" calcext:value-type="string">
            <text:p>11.1.2.0</text:p>
          </table:table-cell>
          <table:table-cell table:number-columns-repeated="2" table:style-name="ce322" office:value-type="string" calcext:value-type="string">
            <text:p>NA</text:p>
          </table:table-cell>
          <table:table-cell table:style-name="ce322" office:value-type="string" calcext:value-type="string">
            <text:p>11.1.2.0 </text:p>
            <text:p>(for drill-through)</text:p>
          </table:table-cell>
          <table:table-cell table:style-name="ce283"/>
          <table:table-cell table:style-name="ce152" table:number-columns-repeated="9"/>
          <table:table-cell table:style-name="ce44" table:number-columns-repeated="988"/>
        </table:table-row>
        <table:table-row table:style-name="ro108">
          <table:table-cell table:style-name="ce301" office:value-type="string" calcext:value-type="string">
            <text:p>Essbase</text:p>
          </table:table-cell>
          <table:table-cell table:style-name="ce54" office:value-type="string" calcext:value-type="string">
            <text:p>Essbase</text:p>
          </table:table-cell>
          <table:table-cell table:style-name="ce322" office:value-type="string" calcext:value-type="string">
            <text:p>11.1.2.0</text:p>
          </table:table-cell>
          <table:table-cell table:style-name="ce322" office:value-type="string" calcext:value-type="string">
            <text:p>NA</text:p>
          </table:table-cell>
          <table:table-cell table:number-columns-repeated="2" table:style-name="ce322" office:value-type="string" calcext:value-type="string">
            <text:p>11.1.2.0</text:p>
          </table:table-cell>
          <table:table-cell table:style-name="ce322" office:value-type="string" calcext:value-type="string">
            <text:p>11.1.2.0</text:p>
            <text:p>9.3.3</text:p>
            <text:p>9.3.1</text:p>
          </table:table-cell>
          <table:table-cell table:style-name="ce322" office:value-type="string" calcext:value-type="string">
            <text:p>NA</text:p>
          </table:table-cell>
          <table:table-cell table:number-columns-repeated="4" table:style-name="ce322" office:value-type="string" calcext:value-type="string">
            <text:p>11.1.2.0</text:p>
          </table:table-cell>
          <table:table-cell table:style-name="ce322" office:value-type="string" calcext:value-type="string">
            <text:p>11.1.2.0</text:p>
            <text:p>9.3.3</text:p>
            <text:p>9.3.1</text:p>
          </table:table-cell>
          <table:table-cell table:style-name="ce322" office:value-type="string" calcext:value-type="string">
            <text:p>11.1.2.0</text:p>
          </table:table-cell>
          <table:table-cell table:style-name="ce337" office:value-type="string" calcext:value-type="string">
            <text:p>11.1.2.0</text:p>
          </table:table-cell>
          <table:table-cell table:number-columns-repeated="2" table:style-name="ce322" office:value-type="string" calcext:value-type="string">
            <text:p>11.1.2.0</text:p>
          </table:table-cell>
          <table:table-cell table:number-columns-repeated="2" table:style-name="ce322" office:value-type="string" calcext:value-type="string">
            <text:p>NA</text:p>
          </table:table-cell>
          <table:table-cell table:number-columns-repeated="2"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ext:p>9.3.3</text:p>
          </table:table-cell>
          <table:table-cell table:style-name="ce322" office:value-type="string" calcext:value-type="string">
            <text:p>All versions through flat files </text:p>
          </table:table-cell>
          <table:table-cell table:style-name="ce322" office:value-type="string" calcext:value-type="string">
            <text:p>11.1.2.0</text:p>
          </table:table-cell>
          <table:table-cell table:style-name="ce322" office:value-type="string" calcext:value-type="string">
            <text:p>11.1.2.0 (required if using Classic) </text:p>
          </table:table-cell>
          <table:table-cell table:style-name="ce283"/>
          <table:table-cell table:style-name="ce152" table:number-columns-repeated="9"/>
          <table:table-cell table:style-name="ce44" table:number-columns-repeated="988"/>
        </table:table-row>
        <table:table-row table:style-name="ro113">
          <table:table-cell table:style-name="ce304"/>
          <table:table-cell table:style-name="ce68" office:value-type="string" calcext:value-type="string">
            <text:p>Administration Services</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number-columns-repeated="2"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style-name="ce322" office:value-type="string" calcext:value-type="string">
            <text:p>11.1.2.0</text:p>
          </table:table-cell>
          <table:table-cell table:number-columns-repeated="3" table:style-name="ce322" office:value-type="string" calcext:value-type="string">
            <text:p>NA</text:p>
          </table:table-cell>
          <table:table-cell table:style-name="ce322" office:value-type="string" calcext:value-type="string">
            <text:p>11.1.2.0</text:p>
          </table:table-cell>
          <table:table-cell table:number-columns-repeated="2" table:style-name="ce322" office:value-type="string" calcext:value-type="string">
            <text:p>NA</text:p>
          </table:table-cell>
          <table:table-cell table:style-name="ce328" office:value-type="string" calcext:value-type="string">
            <text:p>All versions through flat files or interface tables</text:p>
          </table:table-cell>
          <table:table-cell table:number-columns-repeated="2"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7">
          <table:table-cell table:style-name="ce304"/>
          <table:table-cell table:style-name="ce68" office:value-type="string" calcext:value-type="string">
            <text:p>Provider Services</text:p>
          </table:table-cell>
          <table:table-cell table:style-name="ce322" office:value-type="string" calcext:value-type="string">
            <text:p>11.1.2.0</text:p>
          </table:table-cell>
          <table:table-cell table:number-columns-repeated="2" table:style-name="ce322" office:value-type="string" calcext:value-type="string">
            <text:p>NA</text:p>
          </table:table-cell>
          <table:table-cell table:number-columns-repeated="4" table:style-name="ce322" office:value-type="string" calcext:value-type="string">
            <text:p>11.1.2.0</text:p>
          </table:table-cell>
          <table:table-cell table:style-name="ce322" office:value-type="string" calcext:value-type="string">
            <text:p>NA</text:p>
          </table:table-cell>
          <table:table-cell table:number-columns-repeated="2" table:style-name="ce322" office:value-type="string" calcext:value-type="string">
            <text:p>11.1.2.0</text:p>
          </table:table-cell>
          <table:table-cell table:style-name="ce334" office:value-type="string" calcext:value-type="string">
            <text:p>11.1.2.0</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11.1.2.0</text:p>
          </table:table-cell>
          <table:table-cell table:number-columns-repeated="3"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number-columns-repeated="2" table:style-name="ce322" office:value-type="string" calcext:value-type="string">
            <text:p>NA</text:p>
          </table:table-cell>
          <table:table-cell table:style-name="ce322" office:value-type="string" calcext:value-type="string">
            <text:p>11.1.2.0</text:p>
          </table:table-cell>
          <table:table-cell table:style-name="ce283"/>
          <table:table-cell table:style-name="ce152" table:number-columns-repeated="9"/>
          <table:table-cell table:style-name="ce44" table:number-columns-repeated="988"/>
        </table:table-row>
        <table:table-row table:style-name="ro113">
          <table:table-cell table:style-name="ce304"/>
          <table:table-cell table:style-name="ce70" office:value-type="string" calcext:value-type="string">
            <text:p>Integration Services</text:p>
          </table:table-cell>
          <table:table-cell table:number-columns-repeated="5" table:style-name="ce322" office:value-type="string" calcext:value-type="string">
            <text:p>NA</text:p>
          </table:table-cell>
          <table:table-cell table:style-name="ce322" office:value-type="string" calcext:value-type="string">
            <text:p>11.1.2.0</text:p>
          </table:table-cell>
          <table:table-cell table:number-columns-repeated="3" table:style-name="ce322" office:value-type="string" calcext:value-type="string">
            <text:p>NA</text:p>
          </table:table-cell>
          <table:table-cell table:style-name="ce322" office:value-type="string" calcext:value-type="string">
            <text:p>11.1.2.0</text:p>
          </table:table-cell>
          <table:table-cell table:style-name="ce334" office:value-type="string" calcext:value-type="string">
            <text:p>11.1.2.0</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0</text:p>
          </table:table-cell>
          <table:table-cell table:number-columns-repeated="4" table:style-name="ce322" office:value-type="string" calcext:value-type="string">
            <text:p>NA</text:p>
          </table:table-cell>
          <table:table-cell table:style-name="ce322" office:value-type="string" calcext:value-type="string">
            <text:p>11.1.2.0</text:p>
          </table:table-cell>
          <table:table-cell table:number-columns-repeated="2" table:style-name="ce322" office:value-type="string" calcext:value-type="string">
            <text:p>NA</text:p>
          </table:table-cell>
          <table:table-cell table:style-name="ce322" office:value-type="string" calcext:value-type="string">
            <text:p>All versions through flat files or interface tables</text:p>
          </table:table-cell>
          <table:table-cell table:number-columns-repeated="2"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113">
          <table:table-cell table:style-name="ce304"/>
          <table:table-cell table:style-name="ce68" office:value-type="string" calcext:value-type="string">
            <text:p>Essbase Studio</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number-columns-repeated="4" table:style-name="ce322" office:value-type="string" calcext:value-type="string">
            <text:p>11.1.2.0</text:p>
          </table:table-cell>
          <table:table-cell table:number-columns-repeated="2" table:style-name="ce322" office:value-type="string" calcext:value-type="string">
            <text:p>NA</text:p>
          </table:table-cell>
          <table:table-cell table:style-name="ce335"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0</text:p>
          </table:table-cell>
          <table:table-cell table:number-columns-repeated="4" table:style-name="ce322" office:value-type="string" calcext:value-type="string">
            <text:p>NA</text:p>
          </table:table-cell>
          <table:table-cell table:style-name="ce328" office:value-type="string" calcext:value-type="string">
            <text:p>NA</text:p>
          </table:table-cell>
          <table:table-cell table:number-columns-repeated="2" table:style-name="ce322" office:value-type="string" calcext:value-type="string">
            <text:p>NA</text:p>
          </table:table-cell>
          <table:table-cell table:style-name="ce322" office:value-type="string" calcext:value-type="string">
            <text:p>All versions through flat files or interface tables</text:p>
          </table:table-cell>
          <table:table-cell table:style-name="ce322" office:value-type="string" calcext:value-type="string">
            <text:p>11.1.2.0</text:p>
          </table:table-cell>
          <table:table-cell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102">
          <table:table-cell table:style-name="ce305" office:value-type="string" calcext:value-type="string">
            <text:p>Reporting and Analysis</text:p>
          </table:table-cell>
          <table:table-cell table:style-name="ce68" office:value-type="string" calcext:value-type="string">
            <text:p>Financial Reporting</text:p>
          </table:table-cell>
          <table:table-cell table:number-columns-repeated="2" table:style-name="ce322" office:value-type="string" calcext:value-type="string">
            <text:p>11.1.2.0</text:p>
          </table:table-cell>
          <table:table-cell table:number-columns-repeated="2" table:style-name="ce322" office:value-type="string" calcext:value-type="string">
            <text:p>NA</text:p>
          </table:table-cell>
          <table:table-cell table:number-columns-repeated="2"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number-columns-repeated="2"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11.1.2.0</text:p>
          </table:table-cell>
          <table:table-cell table:style-name="ce337" office:value-type="string" calcext:value-type="string">
            <text:p>11.1.2.0</text:p>
          </table:table-cell>
          <table:table-cell table:number-columns-repeated="3" table:style-name="ce322" office:value-type="string" calcext:value-type="string">
            <text:p>11.1.2.0</text:p>
          </table:table-cell>
          <table:table-cell table:number-columns-repeated="2" table:style-name="ce322" office:value-type="string" calcext:value-type="string">
            <text:p>NA</text:p>
          </table:table-cell>
          <table:table-cell table:number-columns-repeated="3"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 </text:p>
            <text:p>(for drill-through)</text:p>
          </table:table-cell>
          <table:table-cell table:style-name="ce322" office:value-type="string" calcext:value-type="string">
            <text:p>11.1.2.0 </text:p>
            <text:p>(for drill-through)</text:p>
          </table:table-cell>
          <table:table-cell table:style-name="ce283"/>
          <table:table-cell table:style-name="ce152" table:number-columns-repeated="9"/>
          <table:table-cell table:style-name="ce44" table:number-columns-repeated="988"/>
        </table:table-row>
        <table:table-row table:style-name="ro68">
          <table:table-cell table:style-name="ce306"/>
          <table:table-cell table:style-name="ce68" office:value-type="string" calcext:value-type="string">
            <text:p>SQR Production Reporting</text:p>
          </table:table-cell>
          <table:table-cell table:number-columns-repeated="2" table:style-name="ce322" office:value-type="string" calcext:value-type="string">
            <text:p>11.1.2.0</text:p>
          </table:table-cell>
          <table:table-cell table:number-columns-repeated="2" table:style-name="ce322" office:value-type="string" calcext:value-type="string">
            <text:p>NA</text:p>
          </table:table-cell>
          <table:table-cell table:number-columns-repeated="2" table:style-name="ce322" office:value-type="string" calcext:value-type="string">
            <text:p>11.1.2.0</text:p>
          </table:table-cell>
          <table:table-cell table:number-columns-repeated="4" table:style-name="ce322" office:value-type="string" calcext:value-type="string">
            <text:p>NA</text:p>
          </table:table-cell>
          <table:table-cell table:style-name="ce334" office:value-type="string" calcext:value-type="string">
            <text:p>11.1.2.0</text:p>
          </table:table-cell>
          <table:table-cell table:style-name="ce322" office:value-type="string" calcext:value-type="string">
            <text:p>11.1.2.0</text:p>
          </table:table-cell>
          <table:table-cell table:style-name="ce337" office:value-type="string" calcext:value-type="string">
            <text:p>NA</text:p>
          </table:table-cell>
          <table:table-cell table:style-name="ce322" office:value-type="string" calcext:value-type="string">
            <text:p>11.1.2.0</text:p>
          </table:table-cell>
          <table:table-cell table:number-columns-repeated="10"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68">
          <table:table-cell table:style-name="ce306"/>
          <table:table-cell table:style-name="ce68" office:value-type="string" calcext:value-type="string">
            <text:p>Interactive Reporting</text:p>
          </table:table-cell>
          <table:table-cell table:number-columns-repeated="2" table:style-name="ce322" office:value-type="string" calcext:value-type="string">
            <text:p>11.1.2.0</text:p>
          </table:table-cell>
          <table:table-cell table:number-columns-repeated="2" table:style-name="ce322" office:value-type="string" calcext:value-type="string">
            <text:p>NA</text:p>
          </table:table-cell>
          <table:table-cell table:number-columns-repeated="2" table:style-name="ce322" office:value-type="string" calcext:value-type="string">
            <text:p>11.1.2.0</text:p>
          </table:table-cell>
          <table:table-cell table:number-columns-repeated="4" table:style-name="ce322" office:value-type="string" calcext:value-type="string">
            <text:p>NA</text:p>
          </table:table-cell>
          <table:table-cell table:style-name="ce334" office:value-type="string" calcext:value-type="string">
            <text:p>11.1.2.0</text:p>
          </table:table-cell>
          <table:table-cell table:style-name="ce322" office:value-type="string" calcext:value-type="string">
            <text:p>NA</text:p>
          </table:table-cell>
          <table:table-cell table:style-name="ce337" office:value-type="string" calcext:value-type="string">
            <text:p>11.1.2.0</text:p>
          </table:table-cell>
          <table:table-cell table:style-name="ce322" office:value-type="string" calcext:value-type="string">
            <text:p>11.1.2.0</text:p>
          </table:table-cell>
          <table:table-cell table:number-columns-repeated="2" table:style-name="ce322" office:value-type="string" calcext:value-type="string">
            <text:p>NA</text:p>
          </table:table-cell>
          <table:table-cell table:style-name="ce322" office:value-type="string" calcext:value-type="string">
            <text:p>Through IR Smartcuts</text:p>
          </table:table-cell>
          <table:table-cell table:number-columns-repeated="7"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102">
          <table:table-cell table:style-name="ce307"/>
          <table:table-cell table:style-name="ce68" office:value-type="string" calcext:value-type="string">
            <text:p>Web Analysis</text:p>
          </table:table-cell>
          <table:table-cell table:number-columns-repeated="2" table:style-name="ce322" office:value-type="string" calcext:value-type="string">
            <text:p>11.1.2.0</text:p>
          </table:table-cell>
          <table:table-cell table:number-columns-repeated="2" table:style-name="ce322" office:value-type="string" calcext:value-type="string">
            <text:p>NA</text:p>
          </table:table-cell>
          <table:table-cell table:number-columns-repeated="2" table:style-name="ce322" office:value-type="string" calcext:value-type="string">
            <text:p>11.1.2.0</text:p>
          </table:table-cell>
          <table:table-cell table:number-columns-repeated="3" table:style-name="ce322" office:value-type="string" calcext:value-type="string">
            <text:p>NA</text:p>
          </table:table-cell>
          <table:table-cell table:style-name="ce322" office:value-type="string" calcext:value-type="string">
            <text:p>11.1.2.0</text:p>
          </table:table-cell>
          <table:table-cell table:style-name="ce334" office:value-type="string" calcext:value-type="string">
            <text:p>11.1.2.0</text:p>
          </table:table-cell>
          <table:table-cell table:style-name="ce322" office:value-type="string" calcext:value-type="string">
            <text:p>11.1.2.0</text:p>
          </table:table-cell>
          <table:table-cell table:style-name="ce337" office:value-type="string" calcext:value-type="string">
            <text:p>11.1.2.0</text:p>
          </table:table-cell>
          <table:table-cell table:style-name="ce322" office:value-type="string" calcext:value-type="string">
            <text:p>NA</text:p>
          </table:table-cell>
          <table:table-cell table:number-columns-repeated="2" table:style-name="ce322" office:value-type="string" calcext:value-type="string">
            <text:p>11.1.2.0</text:p>
          </table:table-cell>
          <table:table-cell table:style-name="ce322" office:value-type="string" calcext:value-type="string">
            <text:p>Through Extended Analytics</text:p>
          </table:table-cell>
          <table:table-cell table:style-name="ce322" office:value-type="string" calcext:value-type="string">
            <text:p>NA</text:p>
          </table:table-cell>
          <table:table-cell table:style-name="ce322" office:value-type="string" calcext:value-type="string">
            <text:p>11.1.2.0</text:p>
          </table:table-cell>
          <table:table-cell table:number-columns-repeated="5"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113">
          <table:table-cell table:style-name="ce308" office:value-type="string" calcext:value-type="string">
            <text:p>Financial Performance Management Applications</text:p>
          </table:table-cell>
          <table:table-cell table:style-name="ce68" office:value-type="string" calcext:value-type="string">
            <text:p>Planning</text:p>
          </table:table-cell>
          <table:table-cell table:number-columns-repeated="4" table:style-name="ce322" office:value-type="string" calcext:value-type="string">
            <text:p>11.1.2.0</text:p>
          </table:table-cell>
          <table:table-cell table:style-name="ce322" office:value-type="string" calcext:value-type="string">
            <text:p>11.1.2.0</text:p>
            <text:p>9.3.3</text:p>
            <text:p/>
          </table:table-cell>
          <table:table-cell table:number-columns-repeated="2" table:style-name="ce322" office:value-type="string" calcext:value-type="string">
            <text:p>11.1.2.0</text:p>
          </table:table-cell>
          <table:table-cell table:style-name="ce322" office:value-type="string" calcext:value-type="string">
            <text:p>11.1.2.0 through Smart View Client</text:p>
          </table:table-cell>
          <table:table-cell table:number-columns-repeated="2" table:style-name="ce322" office:value-type="string" calcext:value-type="string">
            <text:p>NA</text:p>
          </table:table-cell>
          <table:table-cell table:style-name="ce322" office:value-type="string" calcext:value-type="string">
            <text:p>11.1.2.0</text:p>
            <text:p>9.3.3</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number-columns-repeated="2"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ext:p>9.3.3</text:p>
          </table:table-cell>
          <table:table-cell table:style-name="ce322" office:value-type="string" calcext:value-type="string">
            <text:p>All versions through flat files (Requires ODI)</text:p>
          </table:table-cell>
          <table:table-cell table:number-columns-repeated="2" table:style-name="ce322" office:value-type="string" calcext:value-type="string">
            <text:p>11.1.2.0</text:p>
          </table:table-cell>
          <table:table-cell table:style-name="ce283"/>
          <table:table-cell table:style-name="ce152" table:number-columns-repeated="9"/>
          <table:table-cell table:style-name="ce44" table:number-columns-repeated="988"/>
        </table:table-row>
        <table:table-row table:style-name="ro98">
          <table:table-cell table:style-name="ce309"/>
          <table:table-cell table:style-name="ce68" office:value-type="string" calcext:value-type="string">
            <text:p>Financial Management</text:p>
          </table:table-cell>
          <table:table-cell table:number-columns-repeated="4" table:style-name="ce322" office:value-type="string" calcext:value-type="string">
            <text:p>11.1.2.0</text:p>
          </table:table-cell>
          <table:table-cell table:style-name="ce322" office:value-type="string" calcext:value-type="string">
            <text:p>11.1.2.0</text:p>
            <text:p>9.3.3</text:p>
            <text:p>9.3.1</text:p>
          </table:table-cell>
          <table:table-cell table:style-name="ce322" office:value-type="string" calcext:value-type="string">
            <text:p>11.1.2.0</text:p>
            <text:p>For Extended Analytics</text:p>
          </table:table-cell>
          <table:table-cell table:number-columns-repeated="4" table:style-name="ce322" office:value-type="string" calcext:value-type="string">
            <text:p>NA</text:p>
          </table:table-cell>
          <table:table-cell table:style-name="ce322" office:value-type="string" calcext:value-type="string">
            <text:p>11.1.2.0</text:p>
            <text:p>9.3.3</text:p>
            <text:p>9.3.1</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11.1.2.0</text:p>
          </table:table-cell>
          <table:table-cell table:number-columns-repeated="2" table:style-name="ce322" office:value-type="string" calcext:value-type="string">
            <text:p>NA</text:p>
          </table:table-cell>
          <table:table-cell table:number-columns-repeated="2" table:style-name="ce322" office:value-type="string" calcext:value-type="string">
            <text:p>11.1.2.0</text:p>
          </table:table-cell>
          <table:table-cell table:style-name="ce322" office:value-type="string" calcext:value-type="string">
            <text:p>11.1.2.0</text:p>
            <text:p>9.3.3</text:p>
          </table:table-cell>
          <table:table-cell table:style-name="ce322" office:value-type="string" calcext:value-type="string">
            <text:p>11.1.2.0</text:p>
            <text:p>9.3.3</text:p>
          </table:table-cell>
          <table:table-cell table:style-name="ce322" office:value-type="string" calcext:value-type="string">
            <text:p>All versions through flat files (Requires ODI)</text:p>
          </table:table-cell>
          <table:table-cell table:style-name="ce322" office:value-type="string" calcext:value-type="string">
            <text:p>11.1.2.0</text:p>
            <text:p/>
          </table:table-cell>
          <table:table-cell table:style-name="ce322" office:value-type="string" calcext:value-type="string">
            <text:p>11.1.2.0</text:p>
          </table:table-cell>
          <table:table-cell table:style-name="ce283"/>
          <table:table-cell table:style-name="ce152" table:number-columns-repeated="9"/>
          <table:table-cell table:style-name="ce44" table:number-columns-repeated="988"/>
        </table:table-row>
        <table:table-row table:style-name="ro68">
          <table:table-cell table:style-name="ce309"/>
          <table:table-cell table:style-name="ce68" office:value-type="string" calcext:value-type="string">
            <text:p>Performance Scorecard</text:p>
          </table:table-cell>
          <table:table-cell table:number-columns-repeated="2" table:style-name="ce322" office:value-type="string" calcext:value-type="string">
            <text:p>11.1.2.0</text:p>
          </table:table-cell>
          <table:table-cell table:number-columns-repeated="3" table:style-name="ce322" office:value-type="string" calcext:value-type="string">
            <text:p>NA</text:p>
          </table:table-cell>
          <table:table-cell table:style-name="ce322" office:value-type="string" calcext:value-type="string">
            <text:p>11.1.2.0</text:p>
          </table:table-cell>
          <table:table-cell table:number-columns-repeated="4"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number-columns-repeated="11"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7">
          <table:table-cell table:style-name="ce309"/>
          <table:table-cell table:style-name="ce68" office:value-type="string" calcext:value-type="string">
            <text:p>Strategic Finance</text:p>
          </table:table-cell>
          <table:table-cell table:style-name="ce322" office:value-type="string" calcext:value-type="string">
            <text:p>11.1.2.0</text:p>
          </table:table-cell>
          <table:table-cell table:number-columns-repeated="4" table:style-name="ce322" office:value-type="string" calcext:value-type="string">
            <text:p>NA</text:p>
          </table:table-cell>
          <table:table-cell table:style-name="ce322" office:value-type="string" calcext:value-type="string">
            <text:p>11.1.2.0</text:p>
          </table:table-cell>
          <table:table-cell table:number-columns-repeated="4"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11.1.2.0</text:p>
          </table:table-cell>
          <table:table-cell table:number-columns-repeated="6"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8"/>
        </table:table-row>
        <table:table-row table:style-name="ro68">
          <table:table-cell table:style-name="ce309"/>
          <table:table-cell table:style-name="ce68" office:value-type="string" calcext:value-type="string">
            <text:p>Profitability &amp; Cost Management</text:p>
          </table:table-cell>
          <table:table-cell table:number-columns-repeated="3" table:style-name="ce322" office:value-type="string" calcext:value-type="string">
            <text:p>11.1.2.0</text:p>
          </table:table-cell>
          <table:table-cell table:style-name="ce322" office:value-type="string" calcext:value-type="string">
            <text:p>NA</text:p>
          </table:table-cell>
          <table:table-cell table:number-columns-repeated="5" table:style-name="ce322" office:value-type="string" calcext:value-type="string">
            <text:p>11.1.2.0</text:p>
          </table:table-cell>
          <table:table-cell table:style-name="ce322" office:value-type="string" calcext:value-type="string">
            <text:p>NA</text:p>
          </table:table-cell>
          <table:table-cell table:style-name="ce334" office:value-type="string" calcext:value-type="string">
            <text:p>11.1.2.0</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0</text:p>
          </table:table-cell>
          <table:table-cell table:number-columns-repeated="10"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8"/>
        </table:table-row>
        <table:table-row table:style-name="ro68">
          <table:table-cell table:style-name="ce309"/>
          <table:table-cell table:style-name="ce68" office:value-type="string" calcext:value-type="string">
            <text:p>Financial Close Management</text:p>
          </table:table-cell>
          <table:table-cell table:number-columns-repeated="2" table:style-name="ce322" office:value-type="string" calcext:value-type="string">
            <text:p>11.1.2.0</text:p>
          </table:table-cell>
          <table:table-cell table:number-columns-repeated="8" table:style-name="ce322" office:value-type="string" calcext:value-type="string">
            <text:p>NA</text:p>
          </table:table-cell>
          <table:table-cell table:style-name="ce334" office:value-type="string" calcext:value-type="string">
            <text:p>11.1.2.0</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NA</text:p>
          </table:table-cell>
          <table:table-cell table:style-name="ce322" office:value-type="string" calcext:value-type="string">
            <text:p>11.1.2.0</text:p>
          </table:table-cell>
          <table:table-cell table:number-columns-repeated="4"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8"/>
        </table:table-row>
        <table:table-row table:style-name="ro114">
          <table:table-cell table:style-name="ce310"/>
          <table:table-cell table:style-name="ce68" office:value-type="string" calcext:value-type="string">
            <text:p>Disclosure Management</text:p>
          </table:table-cell>
          <table:table-cell table:number-columns-repeated="2" table:style-name="ce322" office:value-type="string" calcext:value-type="string">
            <text:p>11.1.2.0</text:p>
          </table:table-cell>
          <table:table-cell table:number-columns-repeated="2" table:style-name="ce322" office:value-type="string" calcext:value-type="string">
            <text:p>NA</text:p>
          </table:table-cell>
          <table:table-cell table:number-columns-repeated="2"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number-columns-repeated="2" table:style-name="ce322" office:value-type="string" calcext:value-type="string">
            <text:p>NA</text:p>
          </table:table-cell>
          <table:table-cell table:style-name="ce334" office:value-type="string" calcext:value-type="string">
            <text:p>11.1.2.0</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11.1.2.0</text:p>
          </table:table-cell>
          <table:table-cell table:number-columns-repeated="3" table:style-name="ce322" office:value-type="string" calcext:value-type="string">
            <text:p>NA</text:p>
          </table:table-cell>
          <table:table-cell table:style-name="ce322" office:value-type="string" calcext:value-type="string">
            <text:p>11.1.2.0</text:p>
          </table:table-cell>
          <table:table-cell table:number-columns-repeated="4"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8"/>
        </table:table-row>
        <table:table-row table:style-name="ro115">
          <table:table-cell table:style-name="ce311" office:value-type="string" calcext:value-type="string">
            <text:p>Data Management</text:p>
          </table:table-cell>
          <table:table-cell table:style-name="ce68" office:value-type="string" calcext:value-type="string">
            <text:p>Data Relationship Management</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All versions through flat files </text:p>
          </table:table-cell>
          <table:table-cell table:number-columns-repeated="2" table:style-name="ce322" office:value-type="string" calcext:value-type="string">
            <text:p>NA</text:p>
          </table:table-cell>
          <table:table-cell table:style-name="ce322" office:value-type="string" calcext:value-type="string">
            <text:p>All versions through flat files </text:p>
          </table:table-cell>
          <table:table-cell table:style-name="ce328" office:value-type="string" calcext:value-type="string">
            <text:p>All versions through flat files or interface tables</text:p>
          </table:table-cell>
          <table:table-cell table:style-name="ce322" office:value-type="string" calcext:value-type="string">
            <text:p>NA</text:p>
          </table:table-cell>
          <table:table-cell table:number-columns-repeated="2" table:style-name="ce322" office:value-type="string" calcext:value-type="string">
            <text:p>All versions through flat files or interface tables</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All versions through flat files (Requires ODI)</text:p>
          </table:table-cell>
          <table:table-cell table:number-columns-repeated="8"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8"/>
        </table:table-row>
        <table:table-row table:style-name="ro116">
          <table:table-cell table:style-name="ce306"/>
          <table:table-cell table:style-name="ce68" office:value-type="string" calcext:value-type="string">
            <text:p>FDM</text:p>
          </table:table-cell>
          <table:table-cell table:style-name="ce322" office:value-type="string" calcext:value-type="string">
            <text:p>11.1.2.0</text:p>
          </table:table-cell>
          <table:table-cell table:number-columns-repeated="3" table:style-name="ce322" office:value-type="string" calcext:value-type="string">
            <text:p>NA</text:p>
          </table:table-cell>
          <table:table-cell table:style-name="ce322" office:value-type="string" calcext:value-type="string">
            <text:p>11.1.2.0 </text:p>
            <text:p>(for drill-through)</text:p>
          </table:table-cell>
          <table:table-cell table:style-name="ce322" office:value-type="string" calcext:value-type="string">
            <text:p>11.1.2.0</text:p>
          </table:table-cell>
          <table:table-cell table:number-columns-repeated="3" table:style-name="ce322" office:value-type="string" calcext:value-type="string">
            <text:p>NA</text:p>
          </table:table-cell>
          <table:table-cell table:style-name="ce322" office:value-type="string" calcext:value-type="string">
            <text:p>11.1.2.0</text:p>
          </table:table-cell>
          <table:table-cell table:style-name="ce334" office:value-type="string" calcext:value-type="string">
            <text:p>11.1.2.0 </text:p>
            <text:p>(for drill-through)</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text:p>
            <text:p>9.3.3</text:p>
            <text:p>Note: FDM and FM version must match.</text:p>
          </table:table-cell>
          <table:table-cell table:number-columns-repeated="3" table:style-name="ce322" office:value-type="string" calcext:value-type="string">
            <text:p>NA</text:p>
          </table:table-cell>
          <table:table-cell table:style-name="ce322" office:value-type="string" calcext:value-type="string">
            <text:p>11.1.2.0</text:p>
          </table:table-cell>
          <table:table-cell table:style-name="ce283"/>
          <table:table-cell table:style-name="ce152" table:number-columns-repeated="9"/>
          <table:table-cell table:style-name="ce44" table:number-columns-repeated="100"/>
          <table:table-cell table:number-columns-repeated="888"/>
        </table:table-row>
        <table:table-row table:style-name="ro102">
          <table:table-cell table:style-name="ce312"/>
          <table:table-cell table:style-name="ce68" office:value-type="string" calcext:value-type="string">
            <text:p>ERP Integrator</text:p>
          </table:table-cell>
          <table:table-cell table:number-columns-repeated="3" table:style-name="ce322" office:value-type="string" calcext:value-type="string">
            <text:p>11.1.2.0</text:p>
          </table:table-cell>
          <table:table-cell table:style-name="ce322" office:value-type="string" calcext:value-type="string">
            <text:p>NA</text:p>
          </table:table-cell>
          <table:table-cell table:style-name="ce322" office:value-type="string" calcext:value-type="string">
            <text:p>11.1.2.0 </text:p>
            <text:p>(for drill-through)</text:p>
          </table:table-cell>
          <table:table-cell table:number-columns-repeated="3" table:style-name="ce322" office:value-type="string" calcext:value-type="string">
            <text:p>11.1.2.0</text:p>
          </table:table-cell>
          <table:table-cell table:number-columns-repeated="2" table:style-name="ce322" office:value-type="string" calcext:value-type="string">
            <text:p>NA</text:p>
          </table:table-cell>
          <table:table-cell table:style-name="ce334" office:value-type="string" calcext:value-type="string">
            <text:p>11.1.2.0</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style-name="ce322" office:value-type="string" calcext:value-type="string">
            <text:p>11.1.2.0</text:p>
            <text:p/>
          </table:table-cell>
          <table:table-cell table:style-name="ce322" office:value-type="string" calcext:value-type="string">
            <text:p>11.1.2.0</text:p>
          </table:table-cell>
          <table:table-cell table:number-columns-repeated="6" table:style-name="ce322" office:value-type="string" calcext:value-type="string">
            <text:p>NA</text:p>
          </table:table-cell>
          <table:table-cell table:style-name="ce322" office:value-type="string" calcext:value-type="string">
            <text:p>11.1.2.0</text:p>
            <text:p/>
          </table:table-cell>
          <table:table-cell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8"/>
        </table:table-row>
        <table:table-row table:style-name="ro117">
          <table:table-cell table:style-name="ce308" office:value-type="string" calcext:value-type="string">
            <text:p>Other Oracle Products</text:p>
          </table:table-cell>
          <table:table-cell table:style-name="ce68" office:value-type="string" calcext:value-type="string">
            <text:p>OBIEE and BI Publisher</text:p>
          </table:table-cell>
          <table:table-cell table:style-name="ce322" office:value-type="string" calcext:value-type="string">
            <text:p>NA</text:p>
          </table:table-cell>
          <table:table-cell table:style-name="ce322" office:value-type="string" calcext:value-type="string">
            <text:p>10.1.3.4.x</text:p>
            <text:p><text:span text:style-name="T9">*See footnote</text:span></text:p>
          </table:table-cell>
          <table:table-cell table:number-columns-repeated="3" table:style-name="ce322" office:value-type="string" calcext:value-type="string">
            <text:p>NA</text:p>
          </table:table-cell>
          <table:table-cell table:style-name="ce322" office:value-type="string" calcext:value-type="string">
            <text:p>10.1.3.3.2</text:p>
            <text:p>10.1.3.4.x</text:p>
            <text:p>11.1.1.3</text:p>
            <text:p>11.1.1.5</text:p>
            <text:p>11.1.1.6 </text:p>
            <text:p>11.1.1.7</text:p>
            <text:p><text:span text:style-name="T9">*See footnote</text:span></text:p>
          </table:table-cell>
          <table:table-cell table:number-columns-repeated="3" table:style-name="ce322" office:value-type="string" calcext:value-type="string">
            <text:p>NA</text:p>
          </table:table-cell>
          <table:table-cell table:style-name="ce322" office:value-type="string" calcext:value-type="string">
            <text:p>10.1.3.4.1</text:p>
            <text:p><text:span text:style-name="T9">*See footnote</text:span></text:p>
          </table:table-cell>
          <table:table-cell table:style-name="ce334" office:value-type="string" calcext:value-type="string">
            <text:p>10.1.3.4.1 </text:p>
            <text:p>11.1.1.3</text:p>
            <text:p>11.1.1.5</text:p>
            <text:p>11.1.1.6</text:p>
            <text:p>11.1.1.7</text:p>
            <text:p><text:span text:style-name="T9">*See footnote</text:span></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NA</text:p>
          </table:table-cell>
          <table:table-cell table:style-name="ce322" office:value-type="string" calcext:value-type="string">
            <text:p>11.1.1.3</text:p>
            <text:p>11.1.1.5</text:p>
            <text:p>11.1.1.6</text:p>
            <text:p>11.1.1.7</text:p>
            <text:p><text:span text:style-name="T9">*See footnote</text:span></text:p>
          </table:table-cell>
          <table:table-cell table:number-columns-repeated="8" table:style-name="ce322" office:value-type="string" calcext:value-type="string">
            <text:p>NA</text:p>
          </table:table-cell>
          <table:table-cell table:style-name="ce283"/>
          <table:table-cell table:style-name="ce152" table:number-columns-repeated="9"/>
          <table:table-cell table:style-name="ce44" table:number-columns-repeated="23"/>
          <table:table-cell table:style-name="ce161" table:number-columns-repeated="965"/>
        </table:table-row>
        <table:table-row table:style-name="ro113">
          <table:table-cell table:style-name="ce313"/>
          <table:table-cell table:style-name="ce68" office:value-type="string" calcext:value-type="string">
            <text:p>Oracle Data Integrator (ODI)</text:p>
          </table:table-cell>
          <table:table-cell table:number-columns-repeated="5" table:style-name="ce322" office:value-type="string" calcext:value-type="string">
            <text:p>NA</text:p>
          </table:table-cell>
          <table:table-cell table:style-name="ce322" office:value-type="string" calcext:value-type="string">
            <text:p>10.1.3.6</text:p>
            <text:p>11.1.1.3</text:p>
          </table:table-cell>
          <table:table-cell table:number-columns-repeated="4"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style-name="ce322" office:value-type="string" calcext:value-type="string">
            <text:p>10.1.3.6</text:p>
            <text:p>11.1.1.3</text:p>
          </table:table-cell>
          <table:table-cell table:style-name="ce322" office:value-type="string" calcext:value-type="string">
            <text:p>10.1.3.6</text:p>
            <text:p>11.1.1.3</text:p>
          </table:table-cell>
          <table:table-cell table:number-columns-repeated="5" table:style-name="ce322" office:value-type="string" calcext:value-type="string">
            <text:p>NA</text:p>
          </table:table-cell>
          <table:table-cell table:style-name="ce322" office:value-type="string" calcext:value-type="string">
            <text:p>All versions through flat files or interface tables</text:p>
          </table:table-cell>
          <table:table-cell table:style-name="ce322" office:value-type="string" calcext:value-type="string">
            <text:p>NA</text:p>
          </table:table-cell>
          <table:table-cell table:style-name="ce328" office:value-type="string" calcext:value-type="string">
            <text:p>10.1.3.6 </text:p>
            <text:p/>
          </table:table-cell>
          <table:table-cell table:style-name="ce283"/>
          <table:table-cell table:style-name="ce152" table:number-columns-repeated="9"/>
          <table:table-cell table:style-name="ce44"/>
          <table:table-cell table:style-name="ce354" table:number-columns-repeated="22"/>
          <table:table-cell table:style-name="ce215" table:number-columns-repeated="965"/>
        </table:table-row>
        <table:table-row table:style-name="ro102">
          <table:table-cell table:style-name="ce314" table:number-columns-spanned="1" table:number-rows-spanned="2"/>
          <table:table-cell table:style-name="ce68" office:value-type="string" calcext:value-type="string">
            <text:p>Oracle Universal Content Management</text:p>
          </table:table-cell>
          <table:table-cell table:number-columns-repeated="10"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number-columns-repeated="6" table:style-name="ce322" office:value-type="string" calcext:value-type="string">
            <text:p>NA</text:p>
          </table:table-cell>
          <table:table-cell table:number-columns-repeated="2" table:style-name="ce322" office:value-type="string" calcext:value-type="string">
            <text:p>10.1.3</text:p>
          </table:table-cell>
          <table:table-cell table:number-columns-repeated="3" table:style-name="ce322" office:value-type="string" calcext:value-type="string">
            <text:p>NA</text:p>
          </table:table-cell>
          <table:table-cell table:style-name="ce284"/>
          <table:table-cell table:style-name="ce154" table:number-columns-repeated="9"/>
          <table:table-cell table:style-name="ce354"/>
          <table:table-cell table:style-name="ce44" table:number-columns-repeated="99"/>
          <table:table-cell table:style-name="ce215" table:number-columns-repeated="888"/>
        </table:table-row>
        <table:table-row table:style-name="ro68">
          <table:covered-table-cell table:style-name="ce314"/>
          <table:table-cell table:style-name="ce68" office:value-type="string" calcext:value-type="string">
            <text:p>Oracle Essbase Analytics Link</text:p>
          </table:table-cell>
          <table:table-cell table:number-columns-repeated="5" table:style-name="ce322" office:value-type="string" calcext:value-type="string">
            <text:p>NA</text:p>
          </table:table-cell>
          <table:table-cell table:style-name="ce322" office:value-type="string" calcext:value-type="string">
            <text:p>11.1.1.3.501</text:p>
          </table:table-cell>
          <table:table-cell table:number-columns-repeated="4"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NA</text:p>
          </table:table-cell>
          <table:table-cell table:style-name="ce322" office:value-type="string" calcext:value-type="string">
            <text:p>11.1.1.3.501</text:p>
          </table:table-cell>
          <table:table-cell table:number-columns-repeated="8" table:style-name="ce322" office:value-type="string" calcext:value-type="string">
            <text:p>NA</text:p>
          </table:table-cell>
          <table:table-cell table:style-name="ce284"/>
          <table:table-cell table:style-name="ce154" table:number-columns-repeated="9"/>
          <table:table-cell table:style-name="ce354"/>
          <table:table-cell table:style-name="ce44" table:number-columns-repeated="99"/>
          <table:table-cell table:style-name="ce215" table:number-columns-repeated="888"/>
        </table:table-row>
        <table:table-row table:style-name="ro7">
          <table:table-cell table:style-name="ce315" table:number-columns-repeated="2"/>
          <table:table-cell table:style-name="ce323" office:value-type="string" calcext:value-type="string" table:number-columns-spanned="24" table:number-rows-spanned="1">
            <text:p><text:span text:style-name="T6"><text:a xlink:href="http://www.oracle.com/technetwork/middleware/bi-foundation/obi-epm-integration-355043.pdf" xlink:type="simple">* Click here for more details on the integration points among these products.</text:a></text:span></text:p>
          </table:table-cell>
          <table:covered-table-cell table:number-columns-repeated="23" table:style-name="ce324"/>
          <table:table-cell table:style-name="ce353" table:number-columns-repeated="110"/>
          <table:table-cell table:style-name="ce355" table:number-columns-repeated="888"/>
        </table:table-row>
        <table:table-row table:style-name="ro7">
          <table:table-cell table:style-name="ce152" table:number-columns-spanned="36" table:number-rows-spanned="21"/>
          <table:covered-table-cell table:number-columns-repeated="35"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number-rows-repeated="218">
          <table:table-cell table:style-name="ce44" table:number-columns-repeated="13"/>
          <table:table-cell table:style-name="ce214"/>
          <table:table-cell table:style-name="ce44" table:number-columns-repeated="125"/>
          <table:table-cell table:number-columns-repeated="885"/>
        </table:table-row>
        <table:table-row table:style-name="ro7" table:number-rows-repeated="1048303">
          <table:table-cell table:number-columns-repeated="1024"/>
        </table:table-row>
        <table:table-row table:style-name="ro7">
          <table:table-cell table:number-columns-repeated="1024"/>
        </table:table-row>
        <table:named-expressions>
          <table:named-range table:name="Excel_BuiltIn_Print_Area" table:base-cell-address="$Menu.$A$1" table:cell-range-address="$'11.1.2.0 Release Compatibility'.$A$1:.$Z$32" table:range-usable-as="print-range"/>
          <table:named-range table:name="Excel_BuiltIn_Print_Titles" table:base-cell-address="$Menu.$A$1" table:cell-range-address="$'11.1.2.0 Release Compatibility'.$A$1:.$AMJ$4" table:range-usable-as="repeat-column repeat-row"/>
        </table:named-expressions>
      </table:table>
      <table:table table:name="11.1.2.1 Release Compatibility" table:style-name="ta10" table:print-ranges="'11.1.2.1 Release Compatibility'.A1:'11.1.2.1 Release Compatibility'.AP33">
        <table:table-column table:style-name="co46" table:default-cell-style-name="ce374"/>
        <table:table-column table:style-name="co47" table:default-cell-style-name="ce374"/>
        <table:table-column table:style-name="co48" table:number-columns-repeated="2" table:default-cell-style-name="ce374"/>
        <table:table-column table:style-name="co49" table:number-columns-repeated="2" table:default-cell-style-name="ce374"/>
        <table:table-column table:style-name="co45" table:default-cell-style-name="ce374"/>
        <table:table-column table:style-name="co49" table:number-columns-repeated="3" table:default-cell-style-name="ce374"/>
        <table:table-column table:style-name="co48" table:number-columns-repeated="2" table:default-cell-style-name="ce374"/>
        <table:table-column table:style-name="co46" table:default-cell-style-name="ce400"/>
        <table:table-column table:style-name="co56" table:default-cell-style-name="ce406"/>
        <table:table-column table:style-name="co48" table:number-columns-repeated="2" table:default-cell-style-name="ce408"/>
        <table:table-column table:style-name="co21" table:default-cell-style-name="ce374"/>
        <table:table-column table:style-name="co57" table:default-cell-style-name="ce374"/>
        <table:table-column table:style-name="co51" table:number-columns-repeated="2" table:default-cell-style-name="ce400"/>
        <table:table-column table:style-name="co51" table:default-cell-style-name="ce406"/>
        <table:table-column table:style-name="co51" table:default-cell-style-name="ce408"/>
        <table:table-column table:style-name="co52" table:default-cell-style-name="ce408"/>
        <table:table-column table:style-name="co53" table:default-cell-style-name="ce374"/>
        <table:table-column table:style-name="co58" table:number-columns-repeated="2" table:default-cell-style-name="ce374"/>
        <table:table-column table:style-name="co59" table:number-columns-repeated="2" table:default-cell-style-name="ce374"/>
        <table:table-column table:style-name="co60" table:default-cell-style-name="ce374"/>
        <table:table-column table:style-name="co61" table:default-cell-style-name="ce374"/>
        <table:table-column table:style-name="co49" table:default-cell-style-name="ce374"/>
        <table:table-column table:style-name="co54" table:number-columns-repeated="2" table:default-cell-style-name="ce374"/>
        <table:table-column table:style-name="co46" table:number-columns-repeated="2" table:default-cell-style-name="ce374"/>
        <table:table-column table:style-name="co60" table:default-cell-style-name="ce374"/>
        <table:table-column table:style-name="co56" table:number-columns-repeated="2" table:default-cell-style-name="ce374"/>
        <table:table-column table:style-name="co55" table:default-cell-style-name="ce374"/>
        <table:table-column table:style-name="co49" table:default-cell-style-name="ce374"/>
        <table:table-column table:style-name="co62" table:number-columns-repeated="2" table:default-cell-style-name="ce374"/>
        <table:table-column table:style-name="co21" table:number-columns-repeated="215" table:default-cell-style-name="ce374"/>
        <table:table-column table:style-name="co21" table:number-columns-repeated="767" table:default-cell-style-name="Default"/>
        <table:table-header-rows>
          <table:table-row table:style-name="ro110">
            <table:table-cell table:style-name="ce356" office:value-type="string" calcext:value-type="string" table:number-columns-spanned="32" table:number-rows-spanned="1">
              <text:p> Oracle Enterprise Performance Management System Certification Matrix Release 11.1.2.1 </text:p>
              <text:p>Release Compatibility</text:p>
            </table:table-cell>
            <table:covered-table-cell table:number-columns-repeated="31" table:style-name="ce295"/>
            <table:table-cell table:style-name="ce424"/>
            <table:table-cell table:style-name="ce425" office:value-type="string" calcext:value-type="string">
              <text:p>Last Updated: <text:s/>June 20, 2013</text:p>
            </table:table-cell>
            <table:table-cell table:style-name="ce425" table:number-columns-repeated="2"/>
            <table:table-cell table:style-name="ce424" table:number-columns-repeated="5"/>
            <table:table-cell table:style-name="ce429"/>
            <table:table-cell table:style-name="ce430"/>
            <table:table-cell table:style-name="ce372" table:number-columns-repeated="9"/>
            <table:table-cell table:style-name="ce373" table:number-columns-repeated="6"/>
            <table:table-cell table:style-name="ce408"/>
            <table:table-cell table:number-columns-repeated="965"/>
          </table:table-row>
          <table:table-row table:style-name="ro82">
            <table:table-cell table:style-name="ce357" office:value-type="string" calcext:value-type="string" table:number-columns-spanned="42" table:number-rows-spanned="1">
              <text:p>Read down each column to identify the earlier versions of EPM System products compatible with Release 11.1.2.1. <text:s text:c="2"/>This document reflects the interaction between EPM System products and does not reflect co-deployment requirements. <text:s/></text:p>
            </table:table-cell>
            <table:covered-table-cell table:number-columns-repeated="32" table:style-name="ce375"/>
            <table:covered-table-cell table:number-columns-repeated="9" table:style-name="ce426"/>
            <table:table-cell table:style-name="ce430"/>
            <table:table-cell table:style-name="ce372" table:number-columns-repeated="9"/>
            <table:table-cell table:style-name="ce373" table:number-columns-repeated="6"/>
            <table:table-cell table:style-name="ce408"/>
            <table:table-cell table:number-columns-repeated="965"/>
          </table:table-row>
          <table:table-row table:style-name="ro118">
            <table:table-cell table:style-name="ce358" table:number-columns-spanned="2" table:number-rows-spanned="1"/>
            <table:covered-table-cell table:style-name="ce376"/>
            <table:table-cell table:style-name="ce382" office:value-type="string" calcext:value-type="string" table:number-columns-spanned="9" table:number-rows-spanned="1">
              <text:p>Foundation Services</text:p>
            </table:table-cell>
            <table:covered-table-cell table:number-columns-repeated="8" table:style-name="ce385"/>
            <table:table-cell table:style-name="ce385"/>
            <table:table-cell table:style-name="ce394" office:value-type="string" calcext:value-type="string" table:number-columns-spanned="6" table:number-rows-spanned="1">
              <text:p>Essbase</text:p>
            </table:table-cell>
            <table:covered-table-cell table:number-columns-repeated="4" table:style-name="ce401"/>
            <table:covered-table-cell table:style-name="ce409"/>
            <table:table-cell table:style-name="ce412" office:value-type="string" calcext:value-type="string" table:number-columns-spanned="6" table:number-rows-spanned="1">
              <text:p>Reporting and Analysis</text:p>
            </table:table-cell>
            <table:covered-table-cell table:number-columns-repeated="4" table:style-name="ce385"/>
            <table:covered-table-cell table:style-name="ce420"/>
            <table:table-cell table:style-name="ce394" office:value-type="string" calcext:value-type="string" table:number-columns-spanned="12" table:number-rows-spanned="1">
              <text:p>Financial Performance Management Applications</text:p>
            </table:table-cell>
            <table:covered-table-cell table:number-columns-repeated="10" table:style-name="ce401"/>
            <table:covered-table-cell table:style-name="ce428"/>
            <table:table-cell table:style-name="ce412" office:value-type="string" calcext:value-type="string" table:number-columns-spanned="6" table:number-rows-spanned="1">
              <text:p>Data Management</text:p>
            </table:table-cell>
            <table:covered-table-cell table:number-columns-repeated="4" table:style-name="ce385"/>
            <table:covered-table-cell table:style-name="ce420"/>
            <table:table-cell table:style-name="ce430"/>
            <table:table-cell table:style-name="ce372" table:number-columns-repeated="9"/>
            <table:table-cell table:style-name="ce373" table:number-columns-repeated="6"/>
            <table:table-cell table:style-name="ce435"/>
            <table:table-cell table:style-name="ce436" table:number-columns-repeated="965"/>
          </table:table-row>
          <table:table-row table:style-name="ro88">
            <table:table-cell table:style-name="ce359" table:number-columns-spanned="2" table:number-rows-spanned="1"/>
            <table:covered-table-cell table:style-name="ce377"/>
            <table:table-cell table:style-name="ce383" office:value-type="string" calcext:value-type="string">
              <text:p>Shared Services 11.1.2.1</text:p>
            </table:table-cell>
            <table:table-cell table:style-name="ce383" office:value-type="string" calcext:value-type="string">
              <text:p>Shared Services 11.1.2.1.600</text:p>
            </table:table-cell>
            <table:table-cell table:style-name="ce383" office:value-type="string" calcext:value-type="string">
              <text:p>EPM Workspace 11.1.2.1</text:p>
            </table:table-cell>
            <table:table-cell table:style-name="ce383" office:value-type="string" calcext:value-type="string">
              <text:p>EPM Workspace 11.1.2.1.600</text:p>
            </table:table-cell>
            <table:table-cell table:style-name="ce383" office:value-type="string" calcext:value-type="string">
              <text:p>EPM Architect 11.1.2.1</text:p>
            </table:table-cell>
            <table:table-cell table:style-name="ce383" office:value-type="string" calcext:value-type="string">
              <text:p>EPM Architect 11.1.2.1.600</text:p>
            </table:table-cell>
            <table:table-cell table:style-name="ce383" office:value-type="string" calcext:value-type="string">
              <text:p>Calc Manager 11.1.2.1</text:p>
            </table:table-cell>
            <table:table-cell table:style-name="ce383" office:value-type="string" calcext:value-type="string">
              <text:p>Calc Manager 11.1.2.1.104</text:p>
            </table:table-cell>
            <table:table-cell table:style-name="ce383" office:value-type="string" calcext:value-type="string">
              <text:p>Smart View 11.1.2.1</text:p>
            </table:table-cell>
            <table:table-cell table:style-name="ce393" office:value-type="string" calcext:value-type="string">
              <text:p>Smart View 11.1.2.1.103</text:p>
            </table:table-cell>
            <table:table-cell table:style-name="ce395" office:value-type="string" calcext:value-type="string">
              <text:p>Essbase 11.1.2.1</text:p>
            </table:table-cell>
            <table:table-cell table:style-name="ce395" office:value-type="string" calcext:value-type="string">
              <text:p>Administration Services 11.1.2.1</text:p>
            </table:table-cell>
            <table:table-cell table:style-name="ce395" office:value-type="string" calcext:value-type="string">
              <text:p>Provider Services 11.1.2.1</text:p>
            </table:table-cell>
            <table:table-cell table:style-name="ce395" office:value-type="string" calcext:value-type="string">
              <text:p>Integration Services 11.1.2.1</text:p>
            </table:table-cell>
            <table:table-cell table:style-name="ce395" office:value-type="string" calcext:value-type="string">
              <text:p>Essbase Studio 11.1.2.1</text:p>
            </table:table-cell>
            <table:table-cell table:style-name="ce410" office:value-type="string" calcext:value-type="string">
              <text:p>Essbase Spreadsheet Add-In 11.1.2.1</text:p>
            </table:table-cell>
            <table:table-cell table:style-name="ce413" office:value-type="string" calcext:value-type="string">
              <text:p>Financial Reporting 11.1.2.1</text:p>
            </table:table-cell>
            <table:table-cell table:style-name="ce413" office:value-type="string" calcext:value-type="string">
              <text:p>Financial Reporting 11.1.2.1.127</text:p>
            </table:table-cell>
            <table:table-cell table:style-name="ce414" office:value-type="string" calcext:value-type="string">
              <text:p>Interactive Reporting 11.1.2.1</text:p>
            </table:table-cell>
            <table:table-cell table:style-name="ce414" office:value-type="string" calcext:value-type="string">
              <text:p>Interactive Reporting 11.1.2.1.122</text:p>
            </table:table-cell>
            <table:table-cell table:style-name="ce418" office:value-type="string" calcext:value-type="string">
              <text:p>SQR Production Reporting 11.1.2.1</text:p>
            </table:table-cell>
            <table:table-cell table:style-name="ce421" office:value-type="string" calcext:value-type="string">
              <text:p>Web Analysis 11.1.2.1</text:p>
            </table:table-cell>
            <table:table-cell table:style-name="ce421" office:value-type="string" calcext:value-type="string">
              <text:p>Planning 11.1.2.1</text:p>
            </table:table-cell>
            <table:table-cell table:style-name="ce421" office:value-type="string" calcext:value-type="string">
              <text:p>Planning 11.1.2.1.600</text:p>
            </table:table-cell>
            <table:table-cell table:style-name="ce421" office:value-type="string" calcext:value-type="string">
              <text:p>Financial Management 11.1.2.1</text:p>
            </table:table-cell>
            <table:table-cell table:style-name="ce421" office:value-type="string" calcext:value-type="string">
              <text:p>Financial Management 11.1.2.1.600</text:p>
            </table:table-cell>
            <table:table-cell table:style-name="ce421" office:value-type="string" calcext:value-type="string">
              <text:p>Performance Scorecard 11.1.2.1</text:p>
            </table:table-cell>
            <table:table-cell table:style-name="ce421" office:value-type="string" calcext:value-type="string">
              <text:p>Strategic Finance 11.1.2.1</text:p>
            </table:table-cell>
            <table:table-cell table:style-name="ce421" office:value-type="string" calcext:value-type="string">
              <text:p>Strategic Finance 11.1.2.1.101</text:p>
            </table:table-cell>
            <table:table-cell table:style-name="ce421" office:value-type="string" calcext:value-type="string">
              <text:p>Profitability &amp; Cost Management 11.1.2.1</text:p>
            </table:table-cell>
            <table:table-cell table:style-name="ce421" office:value-type="string" calcext:value-type="string">
              <text:p>Profitability &amp; Cost Management 11.1.2.1.600</text:p>
            </table:table-cell>
            <table:table-cell table:style-name="ce421" office:value-type="string" calcext:value-type="string">
              <text:p>Financial Close Management 11.1.2.1</text:p>
            </table:table-cell>
            <table:table-cell table:style-name="ce421" office:value-type="string" calcext:value-type="string">
              <text:p>Financial Close Management 11.1.2.1.103</text:p>
            </table:table-cell>
            <table:table-cell table:style-name="ce421" office:value-type="string" calcext:value-type="string">
              <text:p>Disclosure Management 11.1.2.1</text:p>
            </table:table-cell>
            <table:table-cell table:style-name="ce421" office:value-type="string" calcext:value-type="string">
              <text:p>Data Relationship Management 11.1.2.1</text:p>
            </table:table-cell>
            <table:table-cell table:style-name="ce421" office:value-type="string" calcext:value-type="string">
              <text:p>Data Relationship Management 11.1.2.1.108</text:p>
            </table:table-cell>
            <table:table-cell table:style-name="ce421" office:value-type="string" calcext:value-type="string">
              <text:p>FDM </text:p>
              <text:p>11.1.2.1</text:p>
            </table:table-cell>
            <table:table-cell table:style-name="ce421" office:value-type="string" calcext:value-type="string">
              <text:p>FDM </text:p>
              <text:p>11.1.2.1.502</text:p>
            </table:table-cell>
            <table:table-cell table:style-name="ce421" office:value-type="string" calcext:value-type="string">
              <text:p>ERP Integrator 11.1.2.1</text:p>
            </table:table-cell>
            <table:table-cell table:style-name="ce421" office:value-type="string" calcext:value-type="string">
              <text:p>ERP Integrator 11.1.2.1.502</text:p>
            </table:table-cell>
            <table:table-cell table:style-name="ce430"/>
            <table:table-cell table:style-name="ce372" table:number-columns-repeated="9"/>
            <table:table-cell table:style-name="ce373" table:number-columns-repeated="972"/>
          </table:table-row>
        </table:table-header-rows>
        <table:table-row table:style-name="ro100">
          <table:table-cell table:style-name="ce360" office:value-type="string" calcext:value-type="string">
            <text:p>Foundation Services</text:p>
          </table:table-cell>
          <table:table-cell table:style-name="ce378" office:value-type="string" calcext:value-type="string">
            <text:p>Shared Services</text:p>
          </table:table-cell>
          <table:table-cell table:number-columns-repeated="2"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number-columns-repeated="2" table:style-name="ce384" office:value-type="string" calcext:value-type="string">
            <text:p>NA</text:p>
          </table:table-cell>
          <table:table-cell table:number-columns-repeated="3" table:style-name="ce384" office:value-type="string" calcext:value-type="string">
            <text:p>11.1.2.1</text:p>
          </table:table-cell>
          <table:table-cell table:style-name="ce384" office:value-type="string" calcext:value-type="string">
            <text:p>NA</text:p>
          </table:table-cell>
          <table:table-cell table:style-name="ce384" office:value-type="string" calcext:value-type="string">
            <text:p>11.1.2.1</text:p>
          </table:table-cell>
          <table:table-cell table:style-name="ce387" office:value-type="string" calcext:value-type="string">
            <text:p>NA</text:p>
          </table:table-cell>
          <table:table-cell table:style-name="ce387"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7" office:value-type="string" calcext:value-type="string">
            <text:p>11.1.2.1.600</text:p>
          </table:table-cell>
          <table:table-cell table:style-name="ce417" office:value-type="string" calcext:value-type="string">
            <text:p>11.1.2.1</text:p>
          </table:table-cell>
          <table:table-cell table:number-columns-repeated="2" table:style-name="ce384"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7" office:value-type="string" calcext:value-type="string">
            <text:p>11.1.2.1.600</text:p>
          </table:table-cell>
          <table:table-cell table:number-columns-repeated="2" table:style-name="ce384"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7" office:value-type="string" calcext:value-type="string">
            <text:p>11.1.2.1.600</text:p>
          </table:table-cell>
          <table:table-cell table:number-columns-repeated="2" table:style-name="ce384"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7" office:value-type="string" calcext:value-type="string">
            <text:p>11.1.2.1.600</text:p>
          </table:table-cell>
          <table:table-cell table:style-name="ce430"/>
          <table:table-cell table:style-name="ce372" table:number-columns-repeated="9"/>
          <table:table-cell table:style-name="ce373" table:number-columns-repeated="3"/>
          <table:table-cell table:style-name="ce435"/>
          <table:table-cell table:style-name="ce436" table:number-columns-repeated="968"/>
        </table:table-row>
        <table:table-row table:style-name="ro100">
          <table:table-cell table:style-name="ce361"/>
          <table:table-cell table:style-name="ce378" office:value-type="string" calcext:value-type="string">
            <text:p>EPM Workspace</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NA</text:p>
          </table:table-cell>
          <table:table-cell table:style-name="ce384"/>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number-columns-repeated="5" table:style-name="ce384" office:value-type="string" calcext:value-type="string">
            <text:p>NA</text:p>
          </table:table-cell>
          <table:table-cell table:style-name="ce387" office:value-type="string" calcext:value-type="string">
            <text:p>NA</text:p>
          </table:table-cell>
          <table:table-cell table:style-name="ce387"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7" office:value-type="string" calcext:value-type="string">
            <text:p>11.1.2.1.600</text:p>
          </table:table-cell>
          <table:table-cell table:style-name="ce417" office:value-type="string" calcext:value-type="string">
            <text:p>11.1.2.1</text:p>
          </table:table-cell>
          <table:table-cell table:number-columns-repeated="2" table:style-name="ce384"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4" office:value-type="string" calcext:value-type="string">
            <text:p>NA</text:p>
          </table:table-cell>
          <table:table-cell table:style-name="ce387" office:value-type="string" calcext:value-type="string">
            <text:p>11.1.2.1.600</text:p>
          </table:table-cell>
          <table:table-cell table:style-name="ce384"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4" office:value-type="string" calcext:value-type="string">
            <text:p>NA</text:p>
          </table:table-cell>
          <table:table-cell table:style-name="ce387" office:value-type="string" calcext:value-type="string">
            <text:p>11.1.2.1.600</text:p>
          </table:table-cell>
          <table:table-cell table:style-name="ce384" office:value-type="string" calcext:value-type="string">
            <text:p>NA</text:p>
          </table:table-cell>
          <table:table-cell table:style-name="ce387" office:value-type="string" calcext:value-type="string">
            <text:p>NA</text:p>
          </table:table-cell>
          <table:table-cell table:style-name="ce384" office:value-type="string" calcext:value-type="string">
            <text:p>11.1.2.1</text:p>
          </table:table-cell>
          <table:table-cell table:style-name="ce387" office:value-type="string" calcext:value-type="string">
            <text:p>11.1.2.1.600</text:p>
          </table:table-cell>
          <table:table-cell table:style-name="ce430"/>
          <table:table-cell table:style-name="ce372" table:number-columns-repeated="9"/>
          <table:table-cell table:style-name="ce373" table:number-columns-repeated="972"/>
        </table:table-row>
        <table:table-row table:style-name="ro76">
          <table:table-cell table:style-name="ce361"/>
          <table:table-cell table:style-name="ce378" office:value-type="string" calcext:value-type="string">
            <text:p>EPM Architect </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number-columns-repeated="2"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600</text:p>
          </table:table-cell>
          <table:table-cell table:number-columns-repeated="2" table:style-name="ce384" office:value-type="string" calcext:value-type="string">
            <text:p>NA</text:p>
          </table:table-cell>
          <table:table-cell table:style-name="ce384" office:value-type="string" calcext:value-type="string">
            <text:p>11.1.2.1</text:p>
          </table:table-cell>
          <table:table-cell table:number-columns-repeated="3" table:style-name="ce384" office:value-type="string" calcext:value-type="string">
            <text:p>NA</text:p>
          </table:table-cell>
          <table:table-cell table:style-name="ce384" office:value-type="string" calcext:value-type="string">
            <text:p>11.1.2.1</text:p>
          </table:table-cell>
          <table:table-cell table:number-columns-repeated="3" table:style-name="ce387"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NA</text:p>
          </table:table-cell>
          <table:table-cell table:style-name="ce384" office:value-type="string" calcext:value-type="string">
            <text:p>11.1.2.1</text:p>
          </table:table-cell>
          <table:table-cell table:style-name="ce387" office:value-type="string" calcext:value-type="string">
            <text:p>11.1.2.1.600</text:p>
          </table:table-cell>
          <table:table-cell table:style-name="ce384" office:value-type="string" calcext:value-type="string">
            <text:p>11.1.2.1</text:p>
          </table:table-cell>
          <table:table-cell table:style-name="ce387" office:value-type="string" calcext:value-type="string">
            <text:p>11.1.2.1.600</text:p>
          </table:table-cell>
          <table:table-cell table:number-columns-repeated="2" table:style-name="ce384" office:value-type="string" calcext:value-type="string">
            <text:p>NA</text:p>
          </table:table-cell>
          <table:table-cell table:style-name="ce387" office:value-type="string" calcext:value-type="string">
            <text:p>NA</text:p>
          </table:table-cell>
          <table:table-cell table:style-name="ce384" office:value-type="string" calcext:value-type="string">
            <text:p>11.1.2.1</text:p>
          </table:table-cell>
          <table:table-cell table:style-name="ce387" office:value-type="string" calcext:value-type="string">
            <text:p>11.1.2.1.600</text:p>
          </table:table-cell>
          <table:table-cell table:number-columns-repeated="3" table:style-name="ce384" office:value-type="string" calcext:value-type="string">
            <text:p>NA</text:p>
          </table:table-cell>
          <table:table-cell table:number-columns-repeated="2" table:style-name="ce384" office:value-type="string" calcext:value-type="string">
            <text:p>All versions through flat files </text:p>
          </table:table-cell>
          <table:table-cell table:number-columns-repeated="2" table:style-name="ce384" office:value-type="string" calcext:value-type="string">
            <text:p>NA</text:p>
          </table:table-cell>
          <table:table-cell table:style-name="ce384" office:value-type="string" calcext:value-type="string">
            <text:p>11.1.2.1</text:p>
          </table:table-cell>
          <table:table-cell table:style-name="ce387" office:value-type="string" calcext:value-type="string">
            <text:p>11.1.2.1.600</text:p>
          </table:table-cell>
          <table:table-cell table:style-name="ce430"/>
          <table:table-cell table:style-name="ce372" table:number-columns-repeated="9"/>
          <table:table-cell table:style-name="ce373" table:number-columns-repeated="972"/>
        </table:table-row>
        <table:table-row table:style-name="ro66">
          <table:table-cell table:style-name="ce361"/>
          <table:table-cell table:style-name="ce378" office:value-type="string" calcext:value-type="string">
            <text:p>Calculation Manager</text:p>
          </table:table-cell>
          <table:table-cell table:style-name="ce384" office:value-type="string" calcext:value-type="string">
            <text:p>11.1.2.1</text:p>
          </table:table-cell>
          <table:table-cell table:style-name="ce384" office:value-type="string" calcext:value-type="string">
            <text:p>11.1.2.1.104</text:p>
          </table:table-cell>
          <table:table-cell table:style-name="ce384" office:value-type="string" calcext:value-type="string">
            <text:p>11.1.2.1</text:p>
          </table:table-cell>
          <table:table-cell table:style-name="ce384" office:value-type="string" calcext:value-type="string">
            <text:p>11.1.2.1.104</text:p>
          </table:table-cell>
          <table:table-cell table:style-name="ce384" office:value-type="string" calcext:value-type="string">
            <text:p>11.1.2.1</text:p>
          </table:table-cell>
          <table:table-cell table:style-name="ce384" office:value-type="string" calcext:value-type="string">
            <text:p>11.1.2.1.104</text:p>
          </table:table-cell>
          <table:table-cell table:number-columns-repeated="6" table:style-name="ce384" office:value-type="string" calcext:value-type="string">
            <text:p>NA</text:p>
          </table:table-cell>
          <table:table-cell table:style-name="ce384" office:value-type="string" calcext:value-type="string">
            <text:p>11.1.2.1</text:p>
          </table:table-cell>
          <table:table-cell table:number-columns-repeated="2" table:style-name="ce384" office:value-type="string" calcext:value-type="string">
            <text:p>NA</text:p>
          </table:table-cell>
          <table:table-cell table:number-columns-repeated="3" table:style-name="ce387"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104</text:p>
          </table:table-cell>
          <table:table-cell table:style-name="ce384" office:value-type="string" calcext:value-type="string">
            <text:p>11.1.2.1</text:p>
          </table:table-cell>
          <table:table-cell table:style-name="ce384" office:value-type="string" calcext:value-type="string">
            <text:p>11.1.2.1.104</text:p>
          </table:table-cell>
          <table:table-cell table:number-columns-repeated="3" table:style-name="ce384" office:value-type="string" calcext:value-type="string">
            <text:p>NA</text:p>
          </table:table-cell>
          <table:table-cell table:style-name="ce384" office:value-type="string" calcext:value-type="string">
            <text:p>11.1.2.1 (deployed with Essbase)</text:p>
          </table:table-cell>
          <table:table-cell table:style-name="ce384" office:value-type="string" calcext:value-type="string">
            <text:p>11.1.2.1.104 (deployed with Essbase)</text:p>
          </table:table-cell>
          <table:table-cell table:number-columns-repeated="9" table:style-name="ce384" office:value-type="string" calcext:value-type="string">
            <text:p>NA</text:p>
          </table:table-cell>
          <table:table-cell table:style-name="ce430"/>
          <table:table-cell table:style-name="ce372" table:number-columns-repeated="9"/>
          <table:table-cell table:style-name="ce373" table:number-columns-repeated="972"/>
        </table:table-row>
        <table:table-row table:style-name="ro54">
          <table:table-cell table:style-name="ce362"/>
          <table:table-cell table:style-name="ce378" office:value-type="string" calcext:value-type="string">
            <text:p>Smart View </text:p>
          </table:table-cell>
          <table:table-cell table:number-columns-repeated="2"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103</text:p>
          </table:table-cell>
          <table:table-cell table:number-columns-repeated="6"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NA</text:p>
          </table:table-cell>
          <table:table-cell table:style-name="ce384" office:value-type="string" calcext:value-type="string">
            <text:p>11.1.2.1</text:p>
          </table:table-cell>
          <table:table-cell table:number-columns-repeated="2" table:style-name="ce384" office:value-type="string" calcext:value-type="string">
            <text:p>NA</text:p>
          </table:table-cell>
          <table:table-cell table:style-name="ce387" office:value-type="string" calcext:value-type="string">
            <text:p>NA</text:p>
          </table:table-cell>
          <table:table-cell table:style-name="ce387" office:value-type="string" calcext:value-type="string">
            <text:p>11.1.2.1</text:p>
          </table:table-cell>
          <table:table-cell table:style-name="ce387" office:value-type="string" calcext:value-type="string">
            <text:p>11.1.2.103</text:p>
          </table:table-cell>
          <table:table-cell table:style-name="ce384" office:value-type="string" calcext:value-type="string">
            <text:p>11.1.2.1</text:p>
          </table:table-cell>
          <table:table-cell table:style-name="ce384" office:value-type="string" calcext:value-type="string">
            <text:p>11.1.2.103</text:p>
          </table:table-cell>
          <table:table-cell table:style-name="ce417" office:value-type="string" calcext:value-type="string">
            <text:p>11.1.2.1</text:p>
          </table:table-cell>
          <table:table-cell table:number-columns-repeated="2" table:style-name="ce384" office:value-type="string" calcext:value-type="string">
            <text:p>11.1.2.1</text:p>
          </table:table-cell>
          <table:table-cell table:style-name="ce384" office:value-type="string" calcext:value-type="string">
            <text:p>11.1.2.1.103</text:p>
          </table:table-cell>
          <table:table-cell table:style-name="ce384" office:value-type="string" calcext:value-type="string">
            <text:p>11.1.2.1</text:p>
          </table:table-cell>
          <table:table-cell table:style-name="ce384" office:value-type="string" calcext:value-type="string">
            <text:p>11.1.2.1.103</text:p>
          </table:table-cell>
          <table:table-cell table:number-columns-repeated="3" table:style-name="ce384" office:value-type="string" calcext:value-type="string">
            <text:p>NA</text:p>
          </table:table-cell>
          <table:table-cell table:style-name="ce384" office:value-type="string" calcext:value-type="string">
            <text:p>11.1.2.1 (deployed with Essbase)</text:p>
          </table:table-cell>
          <table:table-cell table:style-name="ce384" office:value-type="string" calcext:value-type="string">
            <text:p>11.1.2.1.103 (deployed with Essbase)</text:p>
          </table:table-cell>
          <table:table-cell table:number-columns-repeated="2" table:style-name="ce384" office:value-type="string" calcext:value-type="string">
            <text:p>NA</text:p>
          </table:table-cell>
          <table:table-cell table:style-name="ce407" office:value-type="string" calcext:value-type="string">
            <text:p>11.1.2.1</text:p>
          </table:table-cell>
          <table:table-cell table:number-columns-repeated="4" table:style-name="ce384" office:value-type="string" calcext:value-type="string">
            <text:p>NA</text:p>
          </table:table-cell>
          <table:table-cell table:style-name="ce384" office:value-type="string" calcext:value-type="string">
            <text:p>11.1.2.1 </text:p>
            <text:p>(for drill-through)</text:p>
          </table:table-cell>
          <table:table-cell table:style-name="ce384" office:value-type="string" calcext:value-type="string">
            <text:p>11.1.2.1 .103</text:p>
            <text:p>(for drill-through)</text:p>
          </table:table-cell>
          <table:table-cell table:style-name="ce430"/>
          <table:table-cell table:style-name="ce372" table:number-columns-repeated="9"/>
          <table:table-cell table:style-name="ce373" table:number-columns-repeated="972"/>
        </table:table-row>
        <table:table-row table:style-name="ro119">
          <table:table-cell table:style-name="ce360" office:value-type="string" calcext:value-type="string">
            <text:p>Essbase</text:p>
          </table:table-cell>
          <table:table-cell table:style-name="ce378" office:value-type="string" calcext:value-type="string">
            <text:p>Essbase</text:p>
          </table:table-cell>
          <table:table-cell table:number-columns-repeated="2" table:style-name="ce384" office:value-type="string" calcext:value-type="string">
            <text:p>11.1.2.1</text:p>
          </table:table-cell>
          <table:table-cell table:number-columns-repeated="2" table:style-name="ce384" office:value-type="string" calcext:value-type="string">
            <text:p>NA</text:p>
          </table:table-cell>
          <table:table-cell table:number-columns-repeated="4" table:style-name="ce384" office:value-type="string" calcext:value-type="string">
            <text:p>11.1.2.1</text:p>
          </table:table-cell>
          <table:table-cell table:style-name="ce387" office:value-type="string" calcext:value-type="string">
            <text:p>11.1.2.x</text:p>
            <text:p>11.1.1.3.500 (included with EPM 11.1.1.4) </text:p>
            <text:p>9.3.3</text:p>
            <text:p>9.2.1</text:p>
          </table:table-cell>
          <table:table-cell table:style-name="ce387" office:value-type="string" calcext:value-type="string">
            <text:p>11.1.2.x</text:p>
            <text:p>11.1.1.3.500 (included with EPM 11.1.1.4) </text:p>
            <text:p>9.3.3</text:p>
            <text:p>9.2.</text:p>
          </table:table-cell>
          <table:table-cell table:style-name="ce384" office:value-type="string" calcext:value-type="string">
            <text:p>NA</text:p>
          </table:table-cell>
          <table:table-cell table:number-columns-repeated="4" table:style-name="ce384" office:value-type="string" calcext:value-type="string">
            <text:p>11.1.2.1</text:p>
          </table:table-cell>
          <table:table-cell table:style-name="ce387" office:value-type="string" calcext:value-type="string">
            <text:p>11.1.2.x</text:p>
            <text:p>11.1.1.3.500 (included with EPM 11.1.1.4) </text:p>
            <text:p>9.3.x</text:p>
            <text:p>9.2.1</text:p>
          </table:table-cell>
          <table:table-cell table:style-name="ce387" office:value-type="string" calcext:value-type="string">
            <text:p>11.1.2.1</text:p>
            <text:p>9.3.3</text:p>
          </table:table-cell>
          <table:table-cell table:style-name="ce387" office:value-type="string" calcext:value-type="string">
            <text:p>11.1.2.1</text:p>
            <text:p>9.3.3</text:p>
          </table:table-cell>
          <table:table-cell table:style-name="ce384" office:value-type="string" calcext:value-type="string">
            <text:p>11.1.2.1</text:p>
          </table:table-cell>
          <table:table-cell table:number-columns-repeated="2" table:style-name="ce417" office:value-type="string" calcext:value-type="string">
            <text:p>11.1.2.1</text:p>
          </table:table-cell>
          <table:table-cell table:number-columns-repeated="3" table:style-name="ce384" office:value-type="string" calcext:value-type="string">
            <text:p>11.1.2.1</text:p>
          </table:table-cell>
          <table:table-cell table:number-columns-repeated="3" table:style-name="ce384" office:value-type="string" calcext:value-type="string">
            <text:p>NA</text:p>
          </table:table-cell>
          <table:table-cell table:number-columns-repeated="4" table:style-name="ce384" office:value-type="string" calcext:value-type="string">
            <text:p>11.1.2.1</text:p>
          </table:table-cell>
          <table:table-cell table:number-columns-repeated="2" table:style-name="ce384" office:value-type="string" calcext:value-type="string">
            <text:p>NA</text:p>
          </table:table-cell>
          <table:table-cell table:style-name="ce384" office:value-type="string" calcext:value-type="string">
            <text:p>11.1.2.1</text:p>
            <text:p>9.3.3</text:p>
          </table:table-cell>
          <table:table-cell table:number-columns-repeated="2" table:style-name="ce384" office:value-type="string" calcext:value-type="string">
            <text:p>All versions through flat files </text:p>
          </table:table-cell>
          <table:table-cell table:number-columns-repeated="2" table:style-name="ce384" office:value-type="string" calcext:value-type="string">
            <text:p>11.1.2.1</text:p>
          </table:table-cell>
          <table:table-cell table:number-columns-repeated="2" table:style-name="ce384" office:value-type="string" calcext:value-type="string">
            <text:p>11.1.2.1 (required if using Classic) </text:p>
          </table:table-cell>
          <table:table-cell table:style-name="ce430"/>
          <table:table-cell table:style-name="ce372" table:number-columns-repeated="9"/>
          <table:table-cell table:style-name="ce373" table:number-columns-repeated="972"/>
        </table:table-row>
        <table:table-row table:style-name="ro108">
          <table:table-cell table:style-name="ce363"/>
          <table:table-cell table:style-name="ce79" office:value-type="string" calcext:value-type="string">
            <text:p>Administration Services</text:p>
          </table:table-cell>
          <table:table-cell table:number-columns-repeated="2" table:style-name="ce384" office:value-type="string" calcext:value-type="string">
            <text:p>11.1.2.1</text:p>
          </table:table-cell>
          <table:table-cell table:number-columns-repeated="2" table:style-name="ce384" office:value-type="string" calcext:value-type="string">
            <text:p>NA</text:p>
          </table:table-cell>
          <table:table-cell table:number-columns-repeated="2" table:style-name="ce384" office:value-type="string" calcext:value-type="string">
            <text:p>11.1.2.1</text:p>
          </table:table-cell>
          <table:table-cell table:number-columns-repeated="4"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NA</text:p>
          </table:table-cell>
          <table:table-cell table:style-name="ce384" office:value-type="string" calcext:value-type="string">
            <text:p>11.1.2.1</text:p>
          </table:table-cell>
          <table:table-cell table:number-columns-repeated="2" table:style-name="ce384" office:value-type="string" calcext:value-type="string">
            <text:p>NA</text:p>
          </table:table-cell>
          <table:table-cell table:number-columns-repeated="3" table:style-name="ce387"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NA</text:p>
          </table:table-cell>
          <table:table-cell table:number-columns-repeated="2" table:style-name="ce384" office:value-type="string" calcext:value-type="string">
            <text:p>11.1.2.1</text:p>
          </table:table-cell>
          <table:table-cell table:number-columns-repeated="5" table:style-name="ce384" office:value-type="string" calcext:value-type="string">
            <text:p>NA</text:p>
          </table:table-cell>
          <table:table-cell table:number-columns-repeated="2" table:style-name="ce384" office:value-type="string" calcext:value-type="string">
            <text:p>11.1.2.1</text:p>
          </table:table-cell>
          <table:table-cell table:number-columns-repeated="3" table:style-name="ce384" office:value-type="string" calcext:value-type="string">
            <text:p>NA</text:p>
          </table:table-cell>
          <table:table-cell table:number-columns-repeated="2" table:style-name="ce402" office:value-type="string" calcext:value-type="string">
            <text:p>All versions through flat files or interface tables</text:p>
          </table:table-cell>
          <table:table-cell table:number-columns-repeated="4" table:style-name="ce384" office:value-type="string" calcext:value-type="string">
            <text:p>NA</text:p>
          </table:table-cell>
          <table:table-cell table:style-name="ce430"/>
          <table:table-cell table:style-name="ce372" table:number-columns-repeated="9"/>
          <table:table-cell table:style-name="ce373" table:number-columns-repeated="972"/>
        </table:table-row>
        <table:table-row table:style-name="ro110">
          <table:table-cell table:style-name="ce363"/>
          <table:table-cell table:style-name="ce79" office:value-type="string" calcext:value-type="string">
            <text:p>Provider Services</text:p>
          </table:table-cell>
          <table:table-cell table:number-columns-repeated="2" table:style-name="ce384" office:value-type="string" calcext:value-type="string">
            <text:p>11.1.2.1</text:p>
          </table:table-cell>
          <table:table-cell table:number-columns-repeated="4" table:style-name="ce384" office:value-type="string" calcext:value-type="string">
            <text:p>NA</text:p>
          </table:table-cell>
          <table:table-cell table:number-columns-repeated="2" table:style-name="ce384" office:value-type="string" calcext:value-type="string">
            <text:p>11.1.2.1</text:p>
          </table:table-cell>
          <table:table-cell table:style-name="ce384" office:value-type="string" calcext:value-type="string">
            <text:p>11.1.2.x</text:p>
            <text:p>11.1.1.4</text:p>
            <text:p>11.1.1.3.500</text:p>
            <text:p>9.3.3</text:p>
          </table:table-cell>
          <table:table-cell table:style-name="ce384" office:value-type="string" calcext:value-type="string">
            <text:p>11.1.2.x</text:p>
            <text:p>11.1.1.4</text:p>
            <text:p>11.1.1.3.500</text:p>
            <text:p>9.3.3</text:p>
          </table:table-cell>
          <table:table-cell table:number-columns-repeated="2" table:style-name="ce384" office:value-type="string" calcext:value-type="string">
            <text:p>11.1.2.1</text:p>
          </table:table-cell>
          <table:table-cell table:style-name="ce384" office:value-type="string" calcext:value-type="string">
            <text:p>NA</text:p>
          </table:table-cell>
          <table:table-cell table:number-columns-repeated="2" table:style-name="ce384" office:value-type="string" calcext:value-type="string">
            <text:p>11.1.2.1</text:p>
          </table:table-cell>
          <table:table-cell table:style-name="ce387" office:value-type="string" calcext:value-type="string">
            <text:p>NA</text:p>
          </table:table-cell>
          <table:table-cell table:style-name="ce387" office:value-type="string" calcext:value-type="string">
            <text:p>11.1.2.1</text:p>
          </table:table-cell>
          <table:table-cell table:style-name="ce384" office:value-type="string" calcext:value-type="string">
            <text:p>11.1.2.1</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number-columns-repeated="3" table:style-name="ce384" office:value-type="string" calcext:value-type="string">
            <text:p>11.1.2.1</text:p>
          </table:table-cell>
          <table:table-cell table:number-columns-repeated="5" table:style-name="ce384" office:value-type="string" calcext:value-type="string">
            <text:p>NA</text:p>
          </table:table-cell>
          <table:table-cell table:number-columns-repeated="2" table:style-name="ce384" office:value-type="string" calcext:value-type="string">
            <text:p>11.1.2.1</text:p>
          </table:table-cell>
          <table:table-cell table:number-columns-repeated="2" table:style-name="ce384" office:value-type="string" calcext:value-type="string">
            <text:p>NA</text:p>
          </table:table-cell>
          <table:table-cell table:style-name="ce384" office:value-type="string" calcext:value-type="string">
            <text:p>11.1.2.1</text:p>
          </table:table-cell>
          <table:table-cell table:number-columns-repeated="4" table:style-name="ce384" office:value-type="string" calcext:value-type="string">
            <text:p>NA</text:p>
          </table:table-cell>
          <table:table-cell table:number-columns-repeated="2" table:style-name="ce384" office:value-type="string" calcext:value-type="string">
            <text:p>11.1.2.1</text:p>
          </table:table-cell>
          <table:table-cell table:style-name="ce430"/>
          <table:table-cell table:style-name="ce372" table:number-columns-repeated="9"/>
          <table:table-cell table:style-name="ce373" table:number-columns-repeated="972"/>
        </table:table-row>
        <table:table-row table:style-name="ro108">
          <table:table-cell table:style-name="ce363"/>
          <table:table-cell table:style-name="ce379" office:value-type="string" calcext:value-type="string">
            <text:p>Integration Services</text:p>
          </table:table-cell>
          <table:table-cell table:number-columns-repeated="10" table:style-name="ce384" office:value-type="string" calcext:value-type="string">
            <text:p>NA</text:p>
          </table:table-cell>
          <table:table-cell table:style-name="ce384" office:value-type="string" calcext:value-type="string">
            <text:p>11.1.2.1</text:p>
          </table:table-cell>
          <table:table-cell table:number-columns-repeated="3" table:style-name="ce384" office:value-type="string" calcext:value-type="string">
            <text:p>NA</text:p>
          </table:table-cell>
          <table:table-cell table:style-name="ce384" office:value-type="string" calcext:value-type="string">
            <text:p>11.1.2.1 (for catalog migration) </text:p>
          </table:table-cell>
          <table:table-cell table:style-name="ce387" office:value-type="string" calcext:value-type="string">
            <text:p>11.1.2.x</text:p>
            <text:p>11.1.1.3</text:p>
            <text:p>9.3.x</text:p>
            <text:p>9.2.1</text:p>
          </table:table-cell>
          <table:table-cell table:number-columns-repeated="2" table:style-name="ce387" office:value-type="string" calcext:value-type="string">
            <text:p>11.1.2.1</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11.1.2.1</text:p>
          </table:table-cell>
          <table:table-cell table:number-columns-repeated="7" table:style-name="ce384" office:value-type="string" calcext:value-type="string">
            <text:p>NA</text:p>
          </table:table-cell>
          <table:table-cell table:style-name="ce384" office:value-type="string" calcext:value-type="string">
            <text:p>11.1.2.1</text:p>
          </table:table-cell>
          <table:table-cell table:style-name="ce387" office:value-type="string" calcext:value-type="string">
            <text:p>11.1.2.1</text:p>
          </table:table-cell>
          <table:table-cell table:number-columns-repeated="3" table:style-name="ce384" office:value-type="string" calcext:value-type="string">
            <text:p>NA</text:p>
          </table:table-cell>
          <table:table-cell table:number-columns-repeated="2" table:style-name="ce384" office:value-type="string" calcext:value-type="string">
            <text:p>All versions through flat files or interface tables</text:p>
          </table:table-cell>
          <table:table-cell table:number-columns-repeated="4" table:style-name="ce384" office:value-type="string" calcext:value-type="string">
            <text:p>NA</text:p>
          </table:table-cell>
          <table:table-cell table:style-name="ce430"/>
          <table:table-cell table:style-name="ce372" table:number-columns-repeated="9"/>
          <table:table-cell table:style-name="ce373" table:number-columns-repeated="972"/>
        </table:table-row>
        <table:table-row table:style-name="ro108">
          <table:table-cell table:style-name="ce363"/>
          <table:table-cell table:style-name="ce79" office:value-type="string" calcext:value-type="string">
            <text:p>Essbase Studio</text:p>
          </table:table-cell>
          <table:table-cell table:number-columns-repeated="2" table:style-name="ce384" office:value-type="string" calcext:value-type="string">
            <text:p>11.1.2.1</text:p>
          </table:table-cell>
          <table:table-cell table:number-columns-repeated="2" table:style-name="ce384" office:value-type="string" calcext:value-type="string">
            <text:p>NA</text:p>
          </table:table-cell>
          <table:table-cell table:number-columns-repeated="2" table:style-name="ce384" office:value-type="string" calcext:value-type="string">
            <text:p>11.1.2.1</text:p>
          </table:table-cell>
          <table:table-cell table:number-columns-repeated="4"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NA</text:p>
          </table:table-cell>
          <table:table-cell table:style-name="ce384" office:value-type="string" calcext:value-type="string">
            <text:p>11.1.2.1</text:p>
          </table:table-cell>
          <table:table-cell table:number-columns-repeated="2" table:style-name="ce384" office:value-type="string" calcext:value-type="string">
            <text:p>NA</text:p>
          </table:table-cell>
          <table:table-cell table:style-name="ce387" office:value-type="string" calcext:value-type="string">
            <text:p>11.1.2.x</text:p>
            <text:p>11.1.1.3</text:p>
            <text:p/>
          </table:table-cell>
          <table:table-cell table:number-columns-repeated="2" table:style-name="ce411"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11.1.2.1</text:p>
          </table:table-cell>
          <table:table-cell table:number-columns-repeated="6" table:style-name="ce384" office:value-type="string" calcext:value-type="string">
            <text:p>NA</text:p>
          </table:table-cell>
          <table:table-cell table:number-columns-repeated="3" table:style-name="ce402" office:value-type="string" calcext:value-type="string">
            <text:p>NA</text:p>
          </table:table-cell>
          <table:table-cell table:number-columns-repeated="3" table:style-name="ce384" office:value-type="string" calcext:value-type="string">
            <text:p>NA</text:p>
          </table:table-cell>
          <table:table-cell table:number-columns-repeated="2" table:style-name="ce384" office:value-type="string" calcext:value-type="string">
            <text:p>All versions through flat files or interface tables</text:p>
          </table:table-cell>
          <table:table-cell table:number-columns-repeated="2" table:style-name="ce384" office:value-type="string" calcext:value-type="string">
            <text:p>11.1.2.1</text:p>
          </table:table-cell>
          <table:table-cell table:number-columns-repeated="2" table:style-name="ce384" office:value-type="string" calcext:value-type="string">
            <text:p>NA</text:p>
          </table:table-cell>
          <table:table-cell table:style-name="ce430"/>
          <table:table-cell table:style-name="ce372" table:number-columns-repeated="9"/>
          <table:table-cell table:style-name="ce373" table:number-columns-repeated="972"/>
        </table:table-row>
        <table:table-row table:style-name="ro68">
          <table:table-cell table:style-name="ce364"/>
          <table:table-cell table:style-name="ce79" office:value-type="string" calcext:value-type="string">
            <text:p>Essbase Spreadsheet Add-In</text:p>
          </table:table-cell>
          <table:table-cell table:number-columns-repeated="10" table:style-name="ce384" office:value-type="string" calcext:value-type="string">
            <text:p>NA</text:p>
          </table:table-cell>
          <table:table-cell table:style-name="ce384" office:value-type="string" calcext:value-type="string">
            <text:p>11.1.2.1</text:p>
          </table:table-cell>
          <table:table-cell table:number-columns-repeated="2" table:style-name="ce384" office:value-type="string" calcext:value-type="string">
            <text:p>NA</text:p>
          </table:table-cell>
          <table:table-cell table:number-columns-repeated="2" table:style-name="ce384" office:value-type="string" calcext:value-type="string">
            <text:p>11.1.2.1</text:p>
          </table:table-cell>
          <table:table-cell table:number-columns-repeated="3" table:style-name="ce411"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number-columns-repeated="7" table:style-name="ce384" office:value-type="string" calcext:value-type="string">
            <text:p>NA</text:p>
          </table:table-cell>
          <table:table-cell table:number-columns-repeated="3" table:style-name="ce402" office:value-type="string" calcext:value-type="string">
            <text:p>NA</text:p>
          </table:table-cell>
          <table:table-cell table:number-columns-repeated="9" table:style-name="ce384" office:value-type="string" calcext:value-type="string">
            <text:p>NA</text:p>
          </table:table-cell>
          <table:table-cell table:style-name="ce430"/>
          <table:table-cell table:style-name="ce372" table:number-columns-repeated="9"/>
          <table:table-cell table:style-name="ce373" table:number-columns-repeated="972"/>
        </table:table-row>
        <table:table-row table:style-name="ro108">
          <table:table-cell table:style-name="ce365" office:value-type="string" calcext:value-type="string">
            <text:p>Reporting and Analysis</text:p>
          </table:table-cell>
          <table:table-cell table:style-name="ce380" office:value-type="string" calcext:value-type="string">
            <text:p>Financial Reporting</text:p>
          </table:table-cell>
          <table:table-cell table:style-name="ce384" office:value-type="string" calcext:value-type="string">
            <text:p>11.1.2.1</text:p>
          </table:table-cell>
          <table:table-cell table:style-name="ce384" office:value-type="string" calcext:value-type="string">
            <text:p>11.1.2.1.127</text:p>
          </table:table-cell>
          <table:table-cell table:style-name="ce384" office:value-type="string" calcext:value-type="string">
            <text:p>11.1.2.1</text:p>
          </table:table-cell>
          <table:table-cell table:style-name="ce384" office:value-type="string" calcext:value-type="string">
            <text:p>11.1.2.1.127</text:p>
          </table:table-cell>
          <table:table-cell table:number-columns-repeated="4" table:style-name="ce384" office:value-type="string" calcext:value-type="string">
            <text:p>NA</text:p>
          </table:table-cell>
          <table:table-cell table:number-columns-repeated="2" table:style-name="ce384" office:value-type="string" calcext:value-type="string">
            <text:p>11.1.2.x</text:p>
          </table:table-cell>
          <table:table-cell table:style-name="ce384" office:value-type="string" calcext:value-type="string">
            <text:p>11.1.2.1</text:p>
          </table:table-cell>
          <table:table-cell table:style-name="ce384" office:value-type="string" calcext:value-type="string">
            <text:p>NA</text:p>
          </table:table-cell>
          <table:table-cell table:style-name="ce384" office:value-type="string" calcext:value-type="string">
            <text:p>11.1.2.1</text:p>
          </table:table-cell>
          <table:table-cell table:number-columns-repeated="3" table:style-name="ce384" office:value-type="string" calcext:value-type="string">
            <text:p>NA</text:p>
          </table:table-cell>
          <table:table-cell table:number-columns-repeated="2" table:style-name="ce387" office:value-type="string" calcext:value-type="string">
            <text:p>NA</text:p>
          </table:table-cell>
          <table:table-cell table:style-name="ce384" office:value-type="string" calcext:value-type="string">
            <text:p>11.1.2.1</text:p>
          </table:table-cell>
          <table:table-cell table:style-name="ce384" office:value-type="string" calcext:value-type="string">
            <text:p>11.1.2.1.127</text:p>
          </table:table-cell>
          <table:table-cell table:style-name="ce417" office:value-type="string" calcext:value-type="string">
            <text:p>11.1.2.1</text:p>
          </table:table-cell>
          <table:table-cell table:number-columns-repeated="2" table:style-name="ce384" office:value-type="string" calcext:value-type="string">
            <text:p>11.1.2.1</text:p>
          </table:table-cell>
          <table:table-cell table:style-name="ce384" office:value-type="string" calcext:value-type="string">
            <text:p>11.1.2.1.127</text:p>
          </table:table-cell>
          <table:table-cell table:style-name="ce384" office:value-type="string" calcext:value-type="string">
            <text:p>11.1.2.1</text:p>
          </table:table-cell>
          <table:table-cell table:style-name="ce384" office:value-type="string" calcext:value-type="string">
            <text:p>11.1.2.1.127</text:p>
          </table:table-cell>
          <table:table-cell table:number-columns-repeated="3"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127</text:p>
          </table:table-cell>
          <table:table-cell table:style-name="ce384" office:value-type="string" calcext:value-type="string">
            <text:p>11.1.2.1</text:p>
            <text:p>9.3.3</text:p>
          </table:table-cell>
          <table:table-cell table:style-name="ce407" office:value-type="string" calcext:value-type="string">
            <text:p>11.1.2.1.600</text:p>
            <text:p>11.1.2.1</text:p>
            <text:p>9.3.3</text:p>
          </table:table-cell>
          <table:table-cell table:style-name="ce384" office:value-type="string" calcext:value-type="string">
            <text:p>11.1.2.1</text:p>
          </table:table-cell>
          <table:table-cell table:number-columns-repeated="2" table:style-name="ce384" office:value-type="string" calcext:value-type="string">
            <text:p>NA</text:p>
          </table:table-cell>
          <table:table-cell table:style-name="ce384" office:value-type="string" calcext:value-type="string">
            <text:p>11.1.2.1 </text:p>
            <text:p>(for drill-through)</text:p>
          </table:table-cell>
          <table:table-cell table:style-name="ce384" office:value-type="string" calcext:value-type="string">
            <text:p>11.1.2.1 .600</text:p>
            <text:p>(for drill-through)</text:p>
          </table:table-cell>
          <table:table-cell table:style-name="ce384" office:value-type="string" calcext:value-type="string">
            <text:p>11.1.2.1 </text:p>
            <text:p>(for drill-through)</text:p>
          </table:table-cell>
          <table:table-cell table:style-name="ce384" office:value-type="string" calcext:value-type="string">
            <text:p>11.1.2.1 .600</text:p>
            <text:p>(for drill-through)</text:p>
          </table:table-cell>
          <table:table-cell table:style-name="ce430"/>
          <table:table-cell table:style-name="ce372" table:number-columns-repeated="9"/>
          <table:table-cell table:style-name="ce373" table:number-columns-repeated="972"/>
        </table:table-row>
        <table:table-row table:style-name="ro68">
          <table:table-cell table:style-name="ce366"/>
          <table:table-cell table:style-name="ce380" office:value-type="string" calcext:value-type="string">
            <text:p>SQR Production Reporting</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number-columns-repeated="4" table:style-name="ce384" office:value-type="string" calcext:value-type="string">
            <text:p>NA</text:p>
          </table:table-cell>
          <table:table-cell table:number-columns-repeated="2" table:style-name="ce384" office:value-type="string" calcext:value-type="string">
            <text:p>11.1.2.x</text:p>
          </table:table-cell>
          <table:table-cell table:style-name="ce384" office:value-type="string" calcext:value-type="string">
            <text:p>11.1.2.1</text:p>
          </table:table-cell>
          <table:table-cell table:number-columns-repeated="5" table:style-name="ce384" office:value-type="string" calcext:value-type="string">
            <text:p>NA</text:p>
          </table:table-cell>
          <table:table-cell table:style-name="ce387" office:value-type="string" calcext:value-type="string">
            <text:p>11.1.2.1</text:p>
          </table:table-cell>
          <table:table-cell table:number-columns-repeated="3" table:style-name="ce384" office:value-type="string" calcext:value-type="string">
            <text:p>11.1.2.1</text:p>
          </table:table-cell>
          <table:table-cell table:style-name="ce417" office:value-type="string" calcext:value-type="string">
            <text:p>NA</text:p>
          </table:table-cell>
          <table:table-cell table:style-name="ce384" office:value-type="string" calcext:value-type="string">
            <text:p>11.1.2.1</text:p>
          </table:table-cell>
          <table:table-cell table:number-columns-repeated="18" table:style-name="ce384" office:value-type="string" calcext:value-type="string">
            <text:p>NA</text:p>
          </table:table-cell>
          <table:table-cell table:style-name="ce430"/>
          <table:table-cell table:style-name="ce372" table:number-columns-repeated="9"/>
          <table:table-cell table:style-name="ce373" table:number-columns-repeated="972"/>
        </table:table-row>
        <table:table-row table:style-name="ro68">
          <table:table-cell table:style-name="ce366"/>
          <table:table-cell table:style-name="ce380" office:value-type="string" calcext:value-type="string">
            <text:p>Interactive Reporting</text:p>
          </table:table-cell>
          <table:table-cell table:style-name="ce384" office:value-type="string" calcext:value-type="string">
            <text:p>11.1.2.1</text:p>
          </table:table-cell>
          <table:table-cell table:style-name="ce384" office:value-type="string" calcext:value-type="string">
            <text:p>11.1.2.1.122</text:p>
          </table:table-cell>
          <table:table-cell table:style-name="ce384" office:value-type="string" calcext:value-type="string">
            <text:p>11.1.2.1</text:p>
          </table:table-cell>
          <table:table-cell table:style-name="ce384" office:value-type="string" calcext:value-type="string">
            <text:p>11.1.2.1.122</text:p>
          </table:table-cell>
          <table:table-cell table:number-columns-repeated="4" table:style-name="ce384" office:value-type="string" calcext:value-type="string">
            <text:p>NA</text:p>
          </table:table-cell>
          <table:table-cell table:number-columns-repeated="2" table:style-name="ce384" office:value-type="string" calcext:value-type="string">
            <text:p>11.1.2.x</text:p>
          </table:table-cell>
          <table:table-cell table:style-name="ce384" office:value-type="string" calcext:value-type="string">
            <text:p>11.1.2.1</text:p>
          </table:table-cell>
          <table:table-cell table:number-columns-repeated="5" table:style-name="ce384" office:value-type="string" calcext:value-type="string">
            <text:p>NA</text:p>
          </table:table-cell>
          <table:table-cell table:style-name="ce387" office:value-type="string" calcext:value-type="string">
            <text:p>11.1.2.1</text:p>
          </table:table-cell>
          <table:table-cell table:style-name="ce387" office:value-type="string" calcext:value-type="string">
            <text:p>11.1.2.1.122</text:p>
          </table:table-cell>
          <table:table-cell table:style-name="ce384" office:value-type="string" calcext:value-type="string">
            <text:p>NA</text:p>
          </table:table-cell>
          <table:table-cell table:style-name="ce417" office:value-type="string" calcext:value-type="string">
            <text:p>NA</text:p>
          </table:table-cell>
          <table:table-cell table:style-name="ce417" office:value-type="string" calcext:value-type="string">
            <text:p>11.1.2.1</text:p>
          </table:table-cell>
          <table:table-cell table:style-name="ce384" office:value-type="string" calcext:value-type="string">
            <text:p>11.1.2.1</text:p>
          </table:table-cell>
          <table:table-cell table:style-name="ce384" office:value-type="string" calcext:value-type="string">
            <text:p>NA</text:p>
          </table:table-cell>
          <table:table-cell table:style-name="ce387" office:value-type="string" calcext:value-type="string">
            <text:p>11.1.2.1.122</text:p>
          </table:table-cell>
          <table:table-cell table:number-columns-repeated="2" table:style-name="ce384" office:value-type="string" calcext:value-type="string">
            <text:p>NA</text:p>
          </table:table-cell>
          <table:table-cell table:style-name="ce384" office:value-type="string" calcext:value-type="string">
            <text:p>Through IR Smartcuts</text:p>
          </table:table-cell>
          <table:table-cell table:number-columns-repeated="13" table:style-name="ce384" office:value-type="string" calcext:value-type="string">
            <text:p>NA</text:p>
          </table:table-cell>
          <table:table-cell table:style-name="ce430"/>
          <table:table-cell table:style-name="ce372" table:number-columns-repeated="9"/>
          <table:table-cell table:style-name="ce373" table:number-columns-repeated="972"/>
        </table:table-row>
        <table:table-row table:style-name="ro102">
          <table:table-cell table:style-name="ce367"/>
          <table:table-cell table:style-name="ce380" office:value-type="string" calcext:value-type="string">
            <text:p>Web Analysis</text:p>
          </table:table-cell>
          <table:table-cell table:number-columns-repeated="4" table:style-name="ce384" office:value-type="string" calcext:value-type="string">
            <text:p>11.1.2.1</text:p>
          </table:table-cell>
          <table:table-cell table:number-columns-repeated="4" table:style-name="ce384" office:value-type="string" calcext:value-type="string">
            <text:p>NA</text:p>
          </table:table-cell>
          <table:table-cell table:number-columns-repeated="2" table:style-name="ce384" office:value-type="string" calcext:value-type="string">
            <text:p>11.1.2.x</text:p>
          </table:table-cell>
          <table:table-cell table:style-name="ce384" office:value-type="string" calcext:value-type="string">
            <text:p>11.1.2.1</text:p>
          </table:table-cell>
          <table:table-cell table:number-columns-repeated="3"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NA</text:p>
          </table:table-cell>
          <table:table-cell table:number-columns-repeated="2" table:style-name="ce387" office:value-type="string" calcext:value-type="string">
            <text:p>11.1.2.1</text:p>
          </table:table-cell>
          <table:table-cell table:style-name="ce384" office:value-type="string" calcext:value-type="string">
            <text:p>11.1.2.1</text:p>
          </table:table-cell>
          <table:table-cell table:style-name="ce387" office:value-type="string" calcext:value-type="string">
            <text:p>11.1.2.1</text:p>
          </table:table-cell>
          <table:table-cell table:style-name="ce417" office:value-type="string" calcext:value-type="string">
            <text:p>11.1.2.1</text:p>
          </table:table-cell>
          <table:table-cell table:style-name="ce384" office:value-type="string" calcext:value-type="string">
            <text:p>NA</text:p>
          </table:table-cell>
          <table:table-cell table:style-name="ce384" office:value-type="string" calcext:value-type="string">
            <text:p>11.1.2.1</text:p>
          </table:table-cell>
          <table:table-cell table:style-name="ce387" office:value-type="string" calcext:value-type="string">
            <text:p>11.1.2.1</text:p>
          </table:table-cell>
          <table:table-cell table:style-name="ce384" office:value-type="string" calcext:value-type="string">
            <text:p>11.1.2.1</text:p>
          </table:table-cell>
          <table:table-cell table:style-name="ce387" office:value-type="string" calcext:value-type="string">
            <text:p>11.1.2.1</text:p>
          </table:table-cell>
          <table:table-cell table:style-name="ce384" office:value-type="string" calcext:value-type="string">
            <text:p>Through Extended Analytics</text:p>
          </table:table-cell>
          <table:table-cell table:number-columns-repeated="2" table:style-name="ce384" office:value-type="string" calcext:value-type="string">
            <text:p>NA</text:p>
          </table:table-cell>
          <table:table-cell table:style-name="ce384" office:value-type="string" calcext:value-type="string">
            <text:p>11.1.2.1</text:p>
          </table:table-cell>
          <table:table-cell table:style-name="ce387" office:value-type="string" calcext:value-type="string">
            <text:p>11.1.2.1</text:p>
          </table:table-cell>
          <table:table-cell table:number-columns-repeated="9" table:style-name="ce384" office:value-type="string" calcext:value-type="string">
            <text:p>NA</text:p>
          </table:table-cell>
          <table:table-cell table:style-name="ce430"/>
          <table:table-cell table:style-name="ce372" table:number-columns-repeated="9"/>
          <table:table-cell table:style-name="ce373" table:number-columns-repeated="972"/>
        </table:table-row>
        <table:table-row table:style-name="ro115">
          <table:table-cell table:style-name="ce365" office:value-type="string" calcext:value-type="string">
            <text:p>Financial Performance Management Applications</text:p>
          </table:table-cell>
          <table:table-cell table:style-name="ce79" office:value-type="string" calcext:value-type="string">
            <text:p>Planning</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387" office:value-type="string" calcext:value-type="string">
            <text:p>11.1.2.x</text:p>
            <text:p>11.1.1.4</text:p>
            <text:p>11.1.1.3</text:p>
            <text:p>9.3.3</text:p>
            <text:p>9.2.1</text:p>
          </table:table-cell>
          <table:table-cell table:style-name="ce387" office:value-type="string" calcext:value-type="string">
            <text:p>11.1.2.x</text:p>
            <text:p>11.1.1.4</text:p>
            <text:p>11.1.1.3</text:p>
            <text:p>9.3.3</text:p>
            <text:p>9.2.1</text:p>
          </table:table-cell>
          <table:table-cell table:number-columns-repeated="2" table:style-name="ce384" office:value-type="string" calcext:value-type="string">
            <text:p>11.1.2.1</text:p>
          </table:table-cell>
          <table:table-cell table:style-name="ce407" office:value-type="string" calcext:value-type="string">
            <text:p>11.1.2.1.600</text:p>
            <text:p>11.1.2.1 through Smart View Client</text:p>
          </table:table-cell>
          <table:table-cell table:number-columns-repeated="3" table:style-name="ce384" office:value-type="string" calcext:value-type="string">
            <text:p>NA</text:p>
          </table:table-cell>
          <table:table-cell table:style-name="ce384" office:value-type="string" calcext:value-type="string">
            <text:p>11.1.2.1</text:p>
            <text:p>9.3.3</text:p>
          </table:table-cell>
          <table:table-cell table:style-name="ce407" office:value-type="string" calcext:value-type="string">
            <text:p>11.1.2.1.600 </text:p>
            <text:p>11.1.2.1</text:p>
            <text:p>9.3.3</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11.1.2.1</text:p>
          </table:table-cell>
          <table:table-cell table:number-columns-repeated="2"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number-columns-repeated="2" table:style-name="ce384" office:value-type="string" calcext:value-type="string">
            <text:p>NA</text:p>
          </table:table-cell>
          <table:table-cell table:style-name="ce384" office:value-type="string" calcext:value-type="string">
            <text:p>11.1.2.1</text:p>
            <text:p>9.3.3</text:p>
          </table:table-cell>
          <table:table-cell table:number-columns-repeated="2" table:style-name="ce384" office:value-type="string" calcext:value-type="string">
            <text:p>All versions through flat files or interface tables through ODI</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430"/>
          <table:table-cell table:style-name="ce372" table:number-columns-repeated="9"/>
          <table:table-cell table:style-name="ce373" table:number-columns-repeated="972"/>
        </table:table-row>
        <table:table-row table:style-name="ro117">
          <table:table-cell table:style-name="ce366"/>
          <table:table-cell table:style-name="ce79" office:value-type="string" calcext:value-type="string">
            <text:p>Financial Management</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387" office:value-type="string" calcext:value-type="string">
            <text:p>11.1.2.x</text:p>
            <text:p>11.1.1.4</text:p>
            <text:p>11.1.1.3</text:p>
            <text:p>9.3.3</text:p>
            <text:p>9.2.1</text:p>
          </table:table-cell>
          <table:table-cell table:style-name="ce387" office:value-type="string" calcext:value-type="string">
            <text:p>11.1.2.x</text:p>
            <text:p>11.1.1.4</text:p>
            <text:p>11.1.1.3</text:p>
            <text:p>9.3.3</text:p>
            <text:p>9.2.1</text:p>
          </table:table-cell>
          <table:table-cell table:style-name="ce384" office:value-type="string" calcext:value-type="string">
            <text:p>11.1.2.1</text:p>
            <text:p>For Extended Analytics</text:p>
          </table:table-cell>
          <table:table-cell table:number-columns-repeated="5" table:style-name="ce384" office:value-type="string" calcext:value-type="string">
            <text:p>NA</text:p>
          </table:table-cell>
          <table:table-cell table:style-name="ce384" office:value-type="string" calcext:value-type="string">
            <text:p>11.1.2.1</text:p>
            <text:p>9.3.3</text:p>
          </table:table-cell>
          <table:table-cell table:style-name="ce407" office:value-type="string" calcext:value-type="string">
            <text:p>11.1.2.1.600 </text:p>
            <text:p>11.1.2.1</text:p>
            <text:p>9.3.3</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number-columns-repeated="2" table:style-name="ce384" office:value-type="string" calcext:value-type="string">
            <text:p>11.1.2.1</text:p>
          </table:table-cell>
          <table:table-cell table:style-name="ce384" office:value-type="string" calcext:value-type="string">
            <text:p>11.1.2.1.600</text:p>
          </table:table-cell>
          <table:table-cell table:number-columns-repeated="3"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ext:p>9.3.3</text:p>
          </table:table-cell>
          <table:table-cell table:style-name="ce407" office:value-type="string" calcext:value-type="string">
            <text:p>11.1.2.1.600</text:p>
            <text:p>11.1.2.1</text:p>
            <text:p>9.3.3</text:p>
          </table:table-cell>
          <table:table-cell table:style-name="ce384" office:value-type="string" calcext:value-type="string">
            <text:p>11.1.2.1</text:p>
            <text:p>9.3.3</text:p>
          </table:table-cell>
          <table:table-cell table:number-columns-repeated="2" table:style-name="ce384" office:value-type="string" calcext:value-type="string">
            <text:p>All versions through flat files or interface tables through ODI</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430"/>
          <table:table-cell table:style-name="ce372" table:number-columns-repeated="9"/>
          <table:table-cell table:style-name="ce373" table:number-columns-repeated="972"/>
        </table:table-row>
        <table:table-row table:style-name="ro68">
          <table:table-cell table:style-name="ce366"/>
          <table:table-cell table:style-name="ce79" office:value-type="string" calcext:value-type="string">
            <text:p>Performance Scorecard</text:p>
          </table:table-cell>
          <table:table-cell table:number-columns-repeated="4" table:style-name="ce384" office:value-type="string" calcext:value-type="string">
            <text:p>11.1.2.1</text:p>
          </table:table-cell>
          <table:table-cell table:number-columns-repeated="6" table:style-name="ce384" office:value-type="string" calcext:value-type="string">
            <text:p>NA</text:p>
          </table:table-cell>
          <table:table-cell table:style-name="ce384" office:value-type="string" calcext:value-type="string">
            <text:p>11.1.2.1</text:p>
          </table:table-cell>
          <table:table-cell table:number-columns-repeated="5" table:style-name="ce384" office:value-type="string" calcext:value-type="string">
            <text:p>NA</text:p>
          </table:table-cell>
          <table:table-cell table:number-columns-repeated="2" table:style-name="ce387"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number-columns-repeated="19" table:style-name="ce384" office:value-type="string" calcext:value-type="string">
            <text:p>NA</text:p>
          </table:table-cell>
          <table:table-cell table:style-name="ce430"/>
          <table:table-cell table:style-name="ce372" table:number-columns-repeated="9"/>
          <table:table-cell table:style-name="ce373" table:number-columns-repeated="972"/>
        </table:table-row>
        <table:table-row table:style-name="ro68">
          <table:table-cell table:style-name="ce366"/>
          <table:table-cell table:style-name="ce79" office:value-type="string" calcext:value-type="string">
            <text:p>Strategic Finance</text:p>
          </table:table-cell>
          <table:table-cell table:style-name="ce384" office:value-type="string" calcext:value-type="string">
            <text:p>11.1.2.1</text:p>
          </table:table-cell>
          <table:table-cell table:style-name="ce384" office:value-type="string" calcext:value-type="string">
            <text:p>11.1.2.1.101</text:p>
          </table:table-cell>
          <table:table-cell table:number-columns-repeated="8" table:style-name="ce384" office:value-type="string" calcext:value-type="string">
            <text:p>NA</text:p>
          </table:table-cell>
          <table:table-cell table:style-name="ce384" office:value-type="string" calcext:value-type="string">
            <text:p>11.1.2.1</text:p>
          </table:table-cell>
          <table:table-cell table:number-columns-repeated="5" table:style-name="ce384" office:value-type="string" calcext:value-type="string">
            <text:p>NA</text:p>
          </table:table-cell>
          <table:table-cell table:number-columns-repeated="2" table:style-name="ce387"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101</text:p>
          </table:table-cell>
          <table:table-cell table:style-name="ce384" office:value-type="string" calcext:value-type="string">
            <text:p>11.1.2.1</text:p>
          </table:table-cell>
          <table:table-cell table:style-name="ce384" office:value-type="string" calcext:value-type="string">
            <text:p>11.1.2.1.101</text:p>
          </table:table-cell>
          <table:table-cell table:number-columns-repeated="10"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101</text:p>
          </table:table-cell>
          <table:table-cell table:number-columns-repeated="2" table:style-name="ce384" office:value-type="string" calcext:value-type="string">
            <text:p>NA</text:p>
          </table:table-cell>
          <table:table-cell table:style-name="ce430"/>
          <table:table-cell table:style-name="ce372" table:number-columns-repeated="9"/>
          <table:table-cell table:style-name="ce373" table:number-columns-repeated="100"/>
          <table:table-cell table:number-columns-repeated="872"/>
        </table:table-row>
        <table:table-row table:style-name="ro68">
          <table:table-cell table:style-name="ce366"/>
          <table:table-cell table:style-name="ce79" office:value-type="string" calcext:value-type="string">
            <text:p>Profitability &amp; Cost Management</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style-name="ce384" office:value-type="string" calcext:value-type="string">
            <text:p>11.1.2.1</text:p>
          </table:table-cell>
          <table:table-cell table:style-name="ce384" office:value-type="string" calcext:value-type="string">
            <text:p>11.1.2.1.600</text:p>
          </table:table-cell>
          <table:table-cell table:number-columns-repeated="2"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600</text:p>
          </table:table-cell>
          <table:table-cell table:number-columns-repeated="4" table:style-name="ce384" office:value-type="string" calcext:value-type="string">
            <text:p>11.1.2.1</text:p>
          </table:table-cell>
          <table:table-cell table:number-columns-repeated="2" table:style-name="ce384" office:value-type="string" calcext:value-type="string">
            <text:p>NA</text:p>
          </table:table-cell>
          <table:table-cell table:style-name="ce387" office:value-type="string" calcext:value-type="string">
            <text:p>11.1.2.1</text:p>
          </table:table-cell>
          <table:table-cell table:style-name="ce384" office:value-type="string" calcext:value-type="string">
            <text:p>11.1.2.1.600</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11.1.2.1</text:p>
          </table:table-cell>
          <table:table-cell table:number-columns-repeated="18" table:style-name="ce384" office:value-type="string" calcext:value-type="string">
            <text:p>NA</text:p>
          </table:table-cell>
          <table:table-cell table:style-name="ce430"/>
          <table:table-cell table:style-name="ce372" table:number-columns-repeated="9"/>
          <table:table-cell table:style-name="ce373" table:number-columns-repeated="100"/>
          <table:table-cell table:number-columns-repeated="872"/>
        </table:table-row>
        <table:table-row table:style-name="ro68">
          <table:table-cell table:style-name="ce366"/>
          <table:table-cell table:style-name="ce79" office:value-type="string" calcext:value-type="string">
            <text:p>Financial Close Management</text:p>
          </table:table-cell>
          <table:table-cell table:style-name="ce384" office:value-type="string" calcext:value-type="string">
            <text:p>11.1.2.1</text:p>
          </table:table-cell>
          <table:table-cell table:style-name="ce384" office:value-type="string" calcext:value-type="string">
            <text:p>11.1.2.1.103</text:p>
          </table:table-cell>
          <table:table-cell table:style-name="ce384" office:value-type="string" calcext:value-type="string">
            <text:p>11.1.2.1</text:p>
          </table:table-cell>
          <table:table-cell table:style-name="ce384" office:value-type="string" calcext:value-type="string">
            <text:p>11.1.2.1.103</text:p>
          </table:table-cell>
          <table:table-cell table:number-columns-repeated="12" table:style-name="ce384" office:value-type="string" calcext:value-type="string">
            <text:p>NA</text:p>
          </table:table-cell>
          <table:table-cell table:style-name="ce387" office:value-type="string" calcext:value-type="string">
            <text:p>11.1.2.1</text:p>
          </table:table-cell>
          <table:table-cell table:style-name="ce387" office:value-type="string" calcext:value-type="string">
            <text:p>11.1.2.1.103</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number-columns-repeated="3"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103</text:p>
          </table:table-cell>
          <table:table-cell table:number-columns-repeated="10"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103</text:p>
          </table:table-cell>
          <table:table-cell table:number-columns-repeated="2" table:style-name="ce384" office:value-type="string" calcext:value-type="string">
            <text:p>NA</text:p>
          </table:table-cell>
          <table:table-cell table:style-name="ce430"/>
          <table:table-cell table:style-name="ce372" table:number-columns-repeated="9"/>
          <table:table-cell table:style-name="ce373" table:number-columns-repeated="100"/>
          <table:table-cell table:number-columns-repeated="872"/>
        </table:table-row>
        <table:table-row table:style-name="ro114">
          <table:table-cell table:style-name="ce366"/>
          <table:table-cell table:style-name="ce79" office:value-type="string" calcext:value-type="string">
            <text:p>Disclosure Management</text:p>
          </table:table-cell>
          <table:table-cell table:number-columns-repeated="4" table:style-name="ce384" office:value-type="string" calcext:value-type="string">
            <text:p>11.1.2.1</text:p>
          </table:table-cell>
          <table:table-cell table:number-columns-repeated="4" table:style-name="ce384" office:value-type="string" calcext:value-type="string">
            <text:p>NA</text:p>
          </table:table-cell>
          <table:table-cell table:number-columns-repeated="3" table:style-name="ce384" office:value-type="string" calcext:value-type="string">
            <text:p>11.1.2.1</text:p>
          </table:table-cell>
          <table:table-cell table:style-name="ce384" office:value-type="string" calcext:value-type="string">
            <text:p>NA</text:p>
          </table:table-cell>
          <table:table-cell table:style-name="ce384" office:value-type="string" calcext:value-type="string">
            <text:p>11.1.2.1</text:p>
          </table:table-cell>
          <table:table-cell table:number-columns-repeated="3" table:style-name="ce384" office:value-type="string" calcext:value-type="string">
            <text:p>NA</text:p>
          </table:table-cell>
          <table:table-cell table:style-name="ce387" office:value-type="string" calcext:value-type="string">
            <text:p>11.1.2.1</text:p>
          </table:table-cell>
          <table:table-cell table:style-name="ce384" office:value-type="string" calcext:value-type="string">
            <text:p>11.1.2.1</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NA</text:p>
          </table:table-cell>
          <table:table-cell table:number-columns-repeated="4" table:style-name="ce384" office:value-type="string" calcext:value-type="string">
            <text:p>11.1.2.1</text:p>
          </table:table-cell>
          <table:table-cell table:number-columns-repeated="14" table:style-name="ce384" office:value-type="string" calcext:value-type="string">
            <text:p>NA</text:p>
          </table:table-cell>
          <table:table-cell table:style-name="ce430"/>
          <table:table-cell table:style-name="ce372" table:number-columns-repeated="9"/>
          <table:table-cell table:style-name="ce373" table:number-columns-repeated="100"/>
          <table:table-cell table:number-columns-repeated="872"/>
        </table:table-row>
        <table:table-row table:style-name="ro113">
          <table:table-cell table:style-name="ce365" office:value-type="string" calcext:value-type="string">
            <text:p>Data Management</text:p>
          </table:table-cell>
          <table:table-cell table:style-name="ce380" office:value-type="string" calcext:value-type="string">
            <text:p>Data Relationship Management</text:p>
          </table:table-cell>
          <table:table-cell table:style-name="ce384" office:value-type="string" calcext:value-type="string">
            <text:p>11.1.2.1</text:p>
          </table:table-cell>
          <table:table-cell table:style-name="ce384" office:value-type="string" calcext:value-type="string">
            <text:p>11.1.2.1.108</text:p>
          </table:table-cell>
          <table:table-cell table:number-columns-repeated="2" table:style-name="ce384" office:value-type="string" calcext:value-type="string">
            <text:p>NA</text:p>
          </table:table-cell>
          <table:table-cell table:number-columns-repeated="2" table:style-name="ce384" office:value-type="string" calcext:value-type="string">
            <text:p>All versions through flat files </text:p>
          </table:table-cell>
          <table:table-cell table:number-columns-repeated="4" table:style-name="ce384" office:value-type="string" calcext:value-type="string">
            <text:p>NA</text:p>
          </table:table-cell>
          <table:table-cell table:style-name="ce384" office:value-type="string" calcext:value-type="string">
            <text:p>All versions through flat files </text:p>
          </table:table-cell>
          <table:table-cell table:style-name="ce402" office:value-type="string" calcext:value-type="string">
            <text:p>All versions through flat files or interface tables</text:p>
          </table:table-cell>
          <table:table-cell table:style-name="ce384" office:value-type="string" calcext:value-type="string">
            <text:p>NA</text:p>
          </table:table-cell>
          <table:table-cell table:number-columns-repeated="2" table:style-name="ce384" office:value-type="string" calcext:value-type="string">
            <text:p>All versions through flat files or interface tables</text:p>
          </table:table-cell>
          <table:table-cell table:style-name="ce384" office:value-type="string" calcext:value-type="string">
            <text:p>NA</text:p>
          </table:table-cell>
          <table:table-cell table:number-columns-repeated="2" table:style-name="ce387"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NA</text:p>
          </table:table-cell>
          <table:table-cell table:number-columns-repeated="4" table:style-name="ce384" office:value-type="string" calcext:value-type="string">
            <text:p>All versions through flat files (Requires ODI)</text:p>
          </table:table-cell>
          <table:table-cell table:number-columns-repeated="3" table:style-name="ce384" office:value-type="string" calcext:value-type="string">
            <text:p>NA</text:p>
          </table:table-cell>
          <table:table-cell table:number-columns-repeated="2" table:style-name="ce423" office:value-type="string" calcext:value-type="string">
            <text:p>All versions through flat files (Requires Performance Management Architect)</text:p>
          </table:table-cell>
          <table:table-cell table:number-columns-repeated="9" table:style-name="ce384" office:value-type="string" calcext:value-type="string">
            <text:p>NA</text:p>
          </table:table-cell>
          <table:table-cell table:style-name="ce430"/>
          <table:table-cell table:style-name="ce372" table:number-columns-repeated="9"/>
          <table:table-cell table:style-name="ce373" table:number-columns-repeated="100"/>
          <table:table-cell table:number-columns-repeated="872"/>
        </table:table-row>
        <table:table-row table:style-name="ro120">
          <table:table-cell table:style-name="ce366"/>
          <table:table-cell table:style-name="ce380" office:value-type="string" calcext:value-type="string">
            <text:p>FDM</text:p>
          </table:table-cell>
          <table:table-cell table:style-name="ce384" office:value-type="string" calcext:value-type="string">
            <text:p>11.1.2.1</text:p>
          </table:table-cell>
          <table:table-cell table:style-name="ce384" office:value-type="string" calcext:value-type="string">
            <text:p>11.1.2.1.502</text:p>
          </table:table-cell>
          <table:table-cell table:number-columns-repeated="6" table:style-name="ce384" office:value-type="string" calcext:value-type="string">
            <text:p>NA</text:p>
          </table:table-cell>
          <table:table-cell table:style-name="ce384" office:value-type="string" calcext:value-type="string">
            <text:p>11.1.2.1 </text:p>
            <text:p>(for drill-through)</text:p>
          </table:table-cell>
          <table:table-cell table:style-name="ce387" office:value-type="string" calcext:value-type="string">
            <text:p>11.1.2.1.502</text:p>
            <text:p>(for drill-through)</text:p>
          </table:table-cell>
          <table:table-cell table:style-name="ce384" office:value-type="string" calcext:value-type="string">
            <text:p>11.1.2.1</text:p>
          </table:table-cell>
          <table:table-cell table:number-columns-repeated="3"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NA</text:p>
          </table:table-cell>
          <table:table-cell table:style-name="ce387" office:value-type="string" calcext:value-type="string">
            <text:p>11.1.2.1 </text:p>
            <text:p>(for drill-through)</text:p>
          </table:table-cell>
          <table:table-cell table:style-name="ce387" office:value-type="string" calcext:value-type="string">
            <text:p>11.1.2.1.502</text:p>
            <text:p>(for drill-through)</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502</text:p>
          </table:table-cell>
          <table:table-cell table:style-name="ce384" office:value-type="string" calcext:value-type="string">
            <text:p>11.1.2.1</text:p>
          </table:table-cell>
          <table:table-cell table:style-name="ce384" office:value-type="string" calcext:value-type="string">
            <text:p>11.1.2.1.502</text:p>
          </table:table-cell>
          <table:table-cell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502</text:p>
          </table:table-cell>
          <table:table-cell table:style-name="ce423" office:value-type="string" calcext:value-type="string">
            <text:p>11.1.2.1 (deployed with Essbase)</text:p>
          </table:table-cell>
          <table:table-cell table:style-name="ce423" office:value-type="string" calcext:value-type="string">
            <text:p>11.1.2.1.502 (deployed with Essbase)</text:p>
          </table:table-cell>
          <table:table-cell table:style-name="ce384" office:value-type="string" calcext:value-type="string">
            <text:p>11.1.2.1</text:p>
            <text:p>9.3.3</text:p>
            <text:p>Note: FDM and FM version must match</text:p>
          </table:table-cell>
          <table:table-cell table:style-name="ce407" office:value-type="string" calcext:value-type="string">
            <text:p>11.1.2.1.502</text:p>
            <text:p>11.1.2.1</text:p>
            <text:p>9.3.3</text:p>
            <text:p>Note: FDM and FM version must match</text:p>
          </table:table-cell>
          <table:table-cell table:number-columns-repeated="5" table:style-name="ce384" office:value-type="string" calcext:value-type="string">
            <text:p>NA</text:p>
          </table:table-cell>
          <table:table-cell table:style-name="ce384" office:value-type="string" calcext:value-type="string">
            <text:p>11.1.2.1</text:p>
          </table:table-cell>
          <table:table-cell table:style-name="ce384" office:value-type="string" calcext:value-type="string">
            <text:p>11.1.2.1.502</text:p>
          </table:table-cell>
          <table:table-cell table:style-name="ce430"/>
          <table:table-cell table:style-name="ce372" table:number-columns-repeated="9"/>
          <table:table-cell table:style-name="ce373" table:number-columns-repeated="100"/>
          <table:table-cell table:number-columns-repeated="872"/>
        </table:table-row>
        <table:table-row table:style-name="ro102">
          <table:table-cell table:style-name="ce366"/>
          <table:table-cell table:style-name="ce380" office:value-type="string" calcext:value-type="string">
            <text:p>ERP Integrator</text:p>
          </table:table-cell>
          <table:table-cell table:style-name="ce384" office:value-type="string" calcext:value-type="string">
            <text:p>11.1.2.1</text:p>
          </table:table-cell>
          <table:table-cell table:style-name="ce384" office:value-type="string" calcext:value-type="string">
            <text:p>11.1.2.1.502</text:p>
          </table:table-cell>
          <table:table-cell table:style-name="ce384" office:value-type="string" calcext:value-type="string">
            <text:p>11.1.2.1</text:p>
          </table:table-cell>
          <table:table-cell table:style-name="ce384" office:value-type="string" calcext:value-type="string">
            <text:p>11.1.2.1.502</text:p>
          </table:table-cell>
          <table:table-cell table:style-name="ce384" office:value-type="string" calcext:value-type="string">
            <text:p>11.1.2.1</text:p>
          </table:table-cell>
          <table:table-cell table:style-name="ce384" office:value-type="string" calcext:value-type="string">
            <text:p>11.1.2.1.502</text:p>
          </table:table-cell>
          <table:table-cell table:number-columns-repeated="2" table:style-name="ce384" office:value-type="string" calcext:value-type="string">
            <text:p>NA</text:p>
          </table:table-cell>
          <table:table-cell table:style-name="ce384" office:value-type="string" calcext:value-type="string">
            <text:p>11.1.2.1 </text:p>
            <text:p>(for drill-through)</text:p>
          </table:table-cell>
          <table:table-cell table:style-name="ce384" office:value-type="string" calcext:value-type="string">
            <text:p>11.1.2.1.502</text:p>
            <text:p>(for drill-through)</text:p>
          </table:table-cell>
          <table:table-cell table:number-columns-repeated="3" table:style-name="ce384" office:value-type="string" calcext:value-type="string">
            <text:p>11.1.2.1</text:p>
          </table:table-cell>
          <table:table-cell table:number-columns-repeated="3" table:style-name="ce384" office:value-type="string" calcext:value-type="string">
            <text:p>NA</text:p>
          </table:table-cell>
          <table:table-cell table:style-name="ce387" office:value-type="string" calcext:value-type="string">
            <text:p>11.1.2.1</text:p>
          </table:table-cell>
          <table:table-cell table:style-name="ce387" office:value-type="string" calcext:value-type="string">
            <text:p>11.1.2.1.502</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NA</text:p>
          </table:table-cell>
          <table:table-cell table:style-name="ce384" office:value-type="string" calcext:value-type="string">
            <text:p>11.1.2.1</text:p>
            <text:p/>
          </table:table-cell>
          <table:table-cell table:style-name="ce384" office:value-type="string" calcext:value-type="string">
            <text:p>11.1.2.1.502</text:p>
          </table:table-cell>
          <table:table-cell table:style-name="ce384" office:value-type="string" calcext:value-type="string">
            <text:p>11.1.2.1</text:p>
          </table:table-cell>
          <table:table-cell table:style-name="ce384" office:value-type="string" calcext:value-type="string">
            <text:p>11.1.2.1.502</text:p>
          </table:table-cell>
          <table:table-cell table:number-columns-repeated="10" table:style-name="ce384" office:value-type="string" calcext:value-type="string">
            <text:p>NA</text:p>
          </table:table-cell>
          <table:table-cell table:style-name="ce384" office:value-type="string" calcext:value-type="string">
            <text:p>11.1.2.1</text:p>
            <text:p/>
          </table:table-cell>
          <table:table-cell table:style-name="ce384" office:value-type="string" calcext:value-type="string">
            <text:p>11.1.2.1.502</text:p>
          </table:table-cell>
          <table:table-cell table:number-columns-repeated="2" table:style-name="ce384" office:value-type="string" calcext:value-type="string">
            <text:p>NA</text:p>
          </table:table-cell>
          <table:table-cell table:style-name="ce430"/>
          <table:table-cell table:style-name="ce372" table:number-columns-repeated="9"/>
          <table:table-cell table:style-name="ce373" table:number-columns-repeated="100"/>
          <table:table-cell table:number-columns-repeated="872"/>
        </table:table-row>
        <table:table-row table:style-name="ro119">
          <table:table-cell table:style-name="ce365" office:value-type="string" calcext:value-type="string">
            <text:p>Other Oracle Products</text:p>
          </table:table-cell>
          <table:table-cell table:style-name="ce380" office:value-type="string" calcext:value-type="string">
            <text:p>OBIEE and BI Publisher</text:p>
          </table:table-cell>
          <table:table-cell table:number-columns-repeated="2" table:style-name="ce384" office:value-type="string" calcext:value-type="string">
            <text:p>NA</text:p>
          </table:table-cell>
          <table:table-cell table:style-name="ce384" office:value-type="string" calcext:value-type="string">
            <text:p>10.1.3.4.x</text:p>
            <text:p><text:span text:style-name="T9">*See footnote</text:span></text:p>
          </table:table-cell>
          <table:table-cell table:style-name="ce384" office:value-type="string" calcext:value-type="string">
            <text:p>10.1.3.4.x</text:p>
            <text:p><text:span text:style-name="T9">*See footnote</text:span></text:p>
          </table:table-cell>
          <table:table-cell table:number-columns-repeated="6" table:style-name="ce384" office:value-type="string" calcext:value-type="string">
            <text:p>NA</text:p>
          </table:table-cell>
          <table:table-cell table:style-name="ce322" office:value-type="string" calcext:value-type="string">
            <text:p>10.1.3.3.2</text:p>
            <text:p>10.1.3.4.x</text:p>
            <text:p>11.1.1.3</text:p>
            <text:p>11.1.1.5</text:p>
            <text:p>11.1.1.6 </text:p>
            <text:p>11.1.1.7</text:p>
            <text:p><text:span text:style-name="T9">*See footnote</text:span></text:p>
          </table:table-cell>
          <table:table-cell table:number-columns-repeated="3" table:style-name="ce384" office:value-type="string" calcext:value-type="string">
            <text:p>NA</text:p>
          </table:table-cell>
          <table:table-cell table:style-name="ce384" office:value-type="string" calcext:value-type="string">
            <text:p>10.1.3.4.1</text:p>
            <text:p><text:span text:style-name="T9">*See footnote</text:span></text:p>
          </table:table-cell>
          <table:table-cell table:style-name="ce387" office:value-type="string" calcext:value-type="string">
            <text:p>NA</text:p>
          </table:table-cell>
          <table:table-cell table:style-name="ce334" office:value-type="string" calcext:value-type="string">
            <text:p>10.1.3.4.1 </text:p>
            <text:p>11.1.1.3</text:p>
            <text:p>11.1.1.5</text:p>
            <text:p>11.1.1.6</text:p>
            <text:p>11.1.1.7</text:p>
            <text:p><text:span text:style-name="T9">*See footnote</text:span></text:p>
          </table:table-cell>
          <table:table-cell table:style-name="ce334" office:value-type="string" calcext:value-type="string">
            <text:p>10.1.3.4.1 </text:p>
            <text:p>11.1.1.3</text:p>
            <text:p>11.1.1.5</text:p>
            <text:p>11.1.1.6</text:p>
            <text:p>11.1.1.7</text:p>
            <text:p><text:span text:style-name="T9">*See footnote</text:span></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number-columns-repeated="3" table:style-name="ce384" office:value-type="string" calcext:value-type="string">
            <text:p>NA</text:p>
          </table:table-cell>
          <table:table-cell table:style-name="ce322" office:value-type="string" calcext:value-type="string">
            <text:p>11.1.1.3</text:p>
            <text:p>11.1.1.5</text:p>
            <text:p>11.1.1.6</text:p>
            <text:p>11.1.1.7</text:p>
            <text:p><text:span text:style-name="T9">*See footnote</text:span></text:p>
          </table:table-cell>
          <table:table-cell table:style-name="ce322" office:value-type="string" calcext:value-type="string">
            <text:p>11.1.1.3</text:p>
            <text:p>11.1.1.5</text:p>
            <text:p>11.1.1.6</text:p>
            <text:p>11.1.1.7</text:p>
            <text:p><text:span text:style-name="T9">*See footnote </text:span></text:p>
          </table:table-cell>
          <table:table-cell table:number-columns-repeated="14" table:style-name="ce384" office:value-type="string" calcext:value-type="string">
            <text:p>NA</text:p>
          </table:table-cell>
          <table:table-cell table:style-name="ce430"/>
          <table:table-cell table:style-name="ce372" table:number-columns-repeated="9"/>
          <table:table-cell table:style-name="ce373" table:number-columns-repeated="23"/>
          <table:table-cell table:style-name="ce406" table:number-columns-repeated="949"/>
        </table:table-row>
        <table:table-row table:style-name="ro73">
          <table:table-cell table:style-name="ce368"/>
          <table:table-cell table:style-name="ce380" office:value-type="string" calcext:value-type="string">
            <text:p>Oracle Data Integrator (ODI)</text:p>
          </table:table-cell>
          <table:table-cell table:number-columns-repeated="10" table:style-name="ce384" office:value-type="string" calcext:value-type="string">
            <text:p>NA</text:p>
          </table:table-cell>
          <table:table-cell table:style-name="ce384" office:value-type="string" calcext:value-type="string">
            <text:p>10.1.3.6</text:p>
            <text:p>11.1.1.3+</text:p>
          </table:table-cell>
          <table:table-cell table:number-columns-repeated="5" table:style-name="ce384" office:value-type="string" calcext:value-type="string">
            <text:p>NA</text:p>
          </table:table-cell>
          <table:table-cell table:number-columns-repeated="2" table:style-name="ce387"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style-name="ce384" office:value-type="string" calcext:value-type="string">
            <text:p>NA</text:p>
          </table:table-cell>
          <table:table-cell table:style-name="ce384" office:value-type="string" calcext:value-type="string">
            <text:p>10.1.3.6</text:p>
            <text:p>11.1.1.3+</text:p>
          </table:table-cell>
          <table:table-cell table:style-name="ce384" office:value-type="string" calcext:value-type="string">
            <text:p>10.1.3.6</text:p>
            <text:p>11.1.1.3+</text:p>
          </table:table-cell>
          <table:table-cell table:style-name="ce384" office:value-type="string" calcext:value-type="string">
            <text:p>10.1.3.6</text:p>
            <text:p>11.1.1.3+</text:p>
          </table:table-cell>
          <table:table-cell table:style-name="ce384" office:value-type="string" calcext:value-type="string">
            <text:p>10.1.3.6</text:p>
            <text:p>11.1.1.3+</text:p>
          </table:table-cell>
          <table:table-cell table:number-columns-repeated="3" table:style-name="ce384" office:value-type="string" calcext:value-type="string">
            <text:p>NA</text:p>
          </table:table-cell>
          <table:table-cell table:style-name="ce384" office:value-type="string" calcext:value-type="string">
            <text:p>10.1.3.6</text:p>
            <text:p>11.1.1.3+</text:p>
          </table:table-cell>
          <table:table-cell table:style-name="ce384" office:value-type="string" calcext:value-type="string">
            <text:p>10.1.3.6</text:p>
            <text:p>11.1.1.3+</text:p>
          </table:table-cell>
          <table:table-cell table:number-columns-repeated="3" table:style-name="ce384" office:value-type="string" calcext:value-type="string">
            <text:p>NA</text:p>
          </table:table-cell>
          <table:table-cell table:number-columns-repeated="2" table:style-name="ce384" office:value-type="string" calcext:value-type="string">
            <text:p>All versions through flat files or interface tables</text:p>
          </table:table-cell>
          <table:table-cell table:style-name="ce384" office:value-type="string" calcext:value-type="string">
            <text:p>NA</text:p>
          </table:table-cell>
          <table:table-cell table:style-name="ce402" office:value-type="string" calcext:value-type="string">
            <text:p>NA</text:p>
          </table:table-cell>
          <table:table-cell table:style-name="ce402" office:value-type="string" calcext:value-type="string">
            <text:p>10.1.3.6 </text:p>
            <text:p>11.1.1.5 </text:p>
            <text:p>(ODI 11.1.1.5 only supported for ERPI 11.1.2.1.501)</text:p>
            <text:p/>
          </table:table-cell>
          <table:table-cell table:style-name="ce402" office:value-type="string" calcext:value-type="string">
            <text:p>10.1.3.6 </text:p>
            <text:p>11.1.1.5 </text:p>
            <text:p>(ODI 11.1.1.5 only supported for ERPI 11.1.2.1.501)</text:p>
            <text:p/>
          </table:table-cell>
          <table:table-cell table:style-name="ce430"/>
          <table:table-cell table:style-name="ce372" table:number-columns-repeated="9"/>
          <table:table-cell table:style-name="ce373"/>
          <table:table-cell table:style-name="ce434" table:number-columns-repeated="22"/>
          <table:table-cell table:style-name="ce437" table:number-columns-repeated="949"/>
        </table:table-row>
        <table:table-row table:style-name="ro102">
          <table:table-cell table:style-name="ce369" table:number-columns-spanned="1" table:number-rows-spanned="3"/>
          <table:table-cell table:style-name="ce380" office:value-type="string" calcext:value-type="string">
            <text:p>Oracle Universal Content Management</text:p>
          </table:table-cell>
          <table:table-cell table:number-columns-repeated="16" table:style-name="ce384" office:value-type="string" calcext:value-type="string">
            <text:p>NA</text:p>
          </table:table-cell>
          <table:table-cell table:number-columns-repeated="2" table:style-name="ce387"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number-columns-repeated="10" table:style-name="ce384" office:value-type="string" calcext:value-type="string">
            <text:p>NA</text:p>
          </table:table-cell>
          <table:table-cell table:number-columns-repeated="3" table:style-name="ce384" office:value-type="string" calcext:value-type="string">
            <text:p>10.1.3</text:p>
          </table:table-cell>
          <table:table-cell table:number-columns-repeated="6" table:style-name="ce384" office:value-type="string" calcext:value-type="string">
            <text:p>NA</text:p>
          </table:table-cell>
          <table:table-cell table:style-name="ce431"/>
          <table:table-cell table:style-name="ce432" table:number-columns-repeated="9"/>
          <table:table-cell table:style-name="ce434"/>
          <table:table-cell table:style-name="ce373" table:number-columns-repeated="99"/>
          <table:table-cell table:style-name="ce437" table:number-columns-repeated="872"/>
        </table:table-row>
        <table:table-row table:style-name="ro68">
          <table:covered-table-cell table:style-name="ce370"/>
          <table:table-cell table:style-name="ce380" office:value-type="string" calcext:value-type="string">
            <text:p>Oracle Essbase Analytics Link</text:p>
          </table:table-cell>
          <table:table-cell table:number-columns-repeated="10" table:style-name="ce384" office:value-type="string" calcext:value-type="string">
            <text:p>NA</text:p>
          </table:table-cell>
          <table:table-cell table:style-name="ce384" office:value-type="string" calcext:value-type="string">
            <text:p>11.1.1.3.501</text:p>
            <text:p>11.1.1.4</text:p>
          </table:table-cell>
          <table:table-cell table:number-columns-repeated="5" table:style-name="ce384" office:value-type="string" calcext:value-type="string">
            <text:p>NA</text:p>
          </table:table-cell>
          <table:table-cell table:number-columns-repeated="2" table:style-name="ce387"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number-columns-repeated="3" table:style-name="ce384" office:value-type="string" calcext:value-type="string">
            <text:p>NA</text:p>
          </table:table-cell>
          <table:table-cell table:style-name="ce384" office:value-type="string" calcext:value-type="string">
            <text:p>11.1.1.3.501</text:p>
            <text:p>11.1.1.4</text:p>
          </table:table-cell>
          <table:table-cell table:style-name="ce384" office:value-type="string" calcext:value-type="string">
            <text:p>11.1.1.3.501</text:p>
            <text:p>11.1.1.4</text:p>
          </table:table-cell>
          <table:table-cell table:number-columns-repeated="14" table:style-name="ce384" office:value-type="string" calcext:value-type="string">
            <text:p>NA</text:p>
          </table:table-cell>
          <table:table-cell table:style-name="ce372" table:number-columns-repeated="10"/>
          <table:table-cell table:style-name="ce434"/>
          <table:table-cell table:style-name="ce373" table:number-columns-repeated="99"/>
          <table:table-cell table:style-name="ce437" table:number-columns-repeated="872"/>
        </table:table-row>
        <table:table-row table:style-name="ro121">
          <table:covered-table-cell table:style-name="ce213"/>
          <table:table-cell table:style-name="ce381" office:value-type="string" calcext:value-type="string">
            <text:p>OFMA</text:p>
          </table:table-cell>
          <table:table-cell table:number-columns-repeated="16" table:style-name="ce384" office:value-type="string" calcext:value-type="string">
            <text:p>NA</text:p>
          </table:table-cell>
          <table:table-cell table:number-columns-repeated="2" table:style-name="ce387" office:value-type="string" calcext:value-type="string">
            <text:p>NA</text:p>
          </table:table-cell>
          <table:table-cell table:style-name="ce384" office:value-type="string" calcext:value-type="string">
            <text:p>NA</text:p>
          </table:table-cell>
          <table:table-cell table:number-columns-repeated="2" table:style-name="ce417" office:value-type="string" calcext:value-type="string">
            <text:p>NA</text:p>
          </table:table-cell>
          <table:table-cell table:number-columns-repeated="4" table:style-name="ce384" office:value-type="string" calcext:value-type="string">
            <text:p>NA</text:p>
          </table:table-cell>
          <table:table-cell table:style-name="ce422" office:value-type="string" calcext:value-type="string">
            <text:p>11.1.2.1 </text:p>
            <text:p>11.1.2.1.101 </text:p>
            <text:p>11.1.2.2 </text:p>
            <text:p>11.1.2.2.300 </text:p>
            <text:p/>
          </table:table-cell>
          <table:table-cell table:number-columns-repeated="5" table:style-name="ce384" office:value-type="string" calcext:value-type="string">
            <text:p>NA</text:p>
          </table:table-cell>
          <table:table-cell table:style-name="ce427" office:value-type="string" calcext:value-type="string">
            <text:p>11.1.2.1 </text:p>
            <text:p>11.1.2.1.101 </text:p>
            <text:p/>
          </table:table-cell>
          <table:table-cell table:style-name="ce427" office:value-type="string" calcext:value-type="string">
            <text:p>11.1.2.1 </text:p>
            <text:p>11.1.2.1.101 </text:p>
          </table:table-cell>
          <table:table-cell table:number-columns-repeated="7" table:style-name="ce384" office:value-type="string" calcext:value-type="string">
            <text:p>NA</text:p>
          </table:table-cell>
          <table:table-cell table:style-name="ce372" table:number-columns-repeated="10"/>
          <table:table-cell table:number-columns-repeated="972"/>
        </table:table-row>
        <table:table-row table:style-name="ro7">
          <table:table-cell table:style-name="ce371" table:number-columns-repeated="2"/>
          <table:table-cell table:style-name="ce323" office:value-type="string" calcext:value-type="string" table:number-columns-spanned="40" table:number-rows-spanned="1">
            <text:p><text:span text:style-name="T6"><text:a xlink:href="http://www.oracle.com/technetwork/middleware/bi-foundation/obi-epm-integration-355043.pdf" xlink:type="simple">* Click here for more details on the integration points among these products.</text:a></text:span></text:p>
          </table:table-cell>
          <table:covered-table-cell table:number-columns-repeated="39" table:style-name="ce386"/>
          <table:table-cell table:style-name="ce372" table:number-columns-repeated="9"/>
          <table:table-cell table:style-name="ce433" table:number-columns-repeated="101"/>
          <table:table-cell table:style-name="ce438" table:number-columns-repeated="872"/>
        </table:table-row>
        <table:table-row table:style-name="ro122">
          <table:table-cell table:style-name="ce372" table:number-columns-repeated="10"/>
          <table:table-cell table:style-name="ce388" table:number-columns-repeated="2"/>
          <table:table-cell table:style-name="ce396"/>
          <table:table-cell table:style-name="ce403" table:number-columns-repeated="7"/>
          <table:table-cell table:style-name="ce415" table:number-columns-repeated="3"/>
          <table:table-cell table:style-name="ce372" table:number-columns-repeated="29"/>
          <table:table-cell table:style-name="ce373" table:number-columns-repeated="103"/>
          <table:table-cell table:number-columns-repeated="869"/>
        </table:table-row>
        <table:table-row table:style-name="ro100">
          <table:table-cell table:style-name="ce372" table:number-columns-repeated="10"/>
          <table:table-cell table:style-name="ce389" table:number-columns-repeated="13"/>
          <table:table-cell table:style-name="ce372" table:number-columns-repeated="29"/>
          <table:table-cell table:style-name="ce373" table:number-columns-repeated="103"/>
          <table:table-cell table:number-columns-repeated="869"/>
        </table:table-row>
        <table:table-row table:style-name="ro84">
          <table:table-cell table:style-name="ce372" table:number-columns-repeated="10"/>
          <table:table-cell table:style-name="ce390" table:number-columns-spanned="13" table:number-rows-spanned="1"/>
          <table:covered-table-cell table:style-name="ce390"/>
          <table:covered-table-cell table:number-columns-repeated="11" table:style-name="ce397"/>
          <table:table-cell table:style-name="ce372" table:number-columns-repeated="29"/>
          <table:table-cell table:style-name="ce373" table:number-columns-repeated="103"/>
          <table:table-cell table:number-columns-repeated="869"/>
        </table:table-row>
        <table:table-row table:style-name="ro3">
          <table:table-cell table:style-name="ce372" table:number-columns-repeated="10"/>
          <table:table-cell table:style-name="ce390" table:number-columns-repeated="2"/>
          <table:table-cell table:style-name="ce397" table:number-columns-repeated="11"/>
          <table:table-cell table:style-name="ce372" table:number-columns-repeated="29"/>
          <table:table-cell table:style-name="ce373" table:number-columns-repeated="103"/>
          <table:table-cell table:number-columns-repeated="869"/>
        </table:table-row>
        <table:table-row table:style-name="ro54">
          <table:table-cell table:style-name="ce372" table:number-columns-repeated="10"/>
          <table:table-cell table:style-name="ce389" table:number-columns-repeated="3"/>
          <table:table-cell table:style-name="ce404" table:number-columns-spanned="2" table:number-rows-spanned="1"/>
          <table:covered-table-cell table:style-name="ce404"/>
          <table:table-cell table:style-name="ce404" table:number-columns-spanned="2" table:number-rows-spanned="1"/>
          <table:covered-table-cell table:style-name="ce404"/>
          <table:table-cell table:style-name="ce404" table:number-columns-spanned="2" table:number-rows-spanned="1"/>
          <table:covered-table-cell table:style-name="ce404"/>
          <table:table-cell table:style-name="ce404"/>
          <table:table-cell table:style-name="ce404" table:number-columns-spanned="3" table:number-rows-spanned="1"/>
          <table:covered-table-cell table:style-name="ce404"/>
          <table:covered-table-cell table:style-name="ce419"/>
          <table:table-cell table:style-name="ce372" table:number-columns-repeated="30"/>
          <table:table-cell table:style-name="ce373" table:number-columns-repeated="103"/>
          <table:table-cell table:number-columns-repeated="868"/>
        </table:table-row>
        <table:table-row table:style-name="ro118">
          <table:table-cell table:style-name="ce372" table:number-columns-repeated="10"/>
          <table:table-cell table:style-name="ce391" table:number-columns-repeated="2"/>
          <table:table-cell table:style-name="ce398"/>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table-cell table:style-name="ce405" table:number-columns-spanned="3" table:number-rows-spanned="1"/>
          <table:covered-table-cell table:style-name="ce405"/>
          <table:covered-table-cell table:style-name="ce389"/>
          <table:table-cell table:style-name="ce372" table:number-columns-repeated="30"/>
          <table:table-cell table:style-name="ce373" table:number-columns-repeated="103"/>
          <table:table-cell table:number-columns-repeated="868"/>
        </table:table-row>
        <table:table-row table:style-name="ro118">
          <table:table-cell table:style-name="ce372" table:number-columns-repeated="10"/>
          <table:table-cell table:style-name="ce389" table:number-columns-repeated="2"/>
          <table:table-cell table:style-name="ce399"/>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table-cell table:style-name="ce405" table:number-columns-spanned="3" table:number-rows-spanned="1"/>
          <table:covered-table-cell table:style-name="ce405"/>
          <table:covered-table-cell table:style-name="ce389"/>
          <table:table-cell table:style-name="ce372" table:number-columns-repeated="30"/>
          <table:table-cell table:style-name="ce373" table:number-columns-repeated="103"/>
          <table:table-cell table:number-columns-repeated="868"/>
        </table:table-row>
        <table:table-row table:style-name="ro53">
          <table:table-cell table:style-name="ce372" table:number-columns-repeated="10"/>
          <table:table-cell table:style-name="ce389" table:number-columns-repeated="2"/>
          <table:table-cell table:style-name="ce399"/>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table-cell table:style-name="ce405" table:number-columns-spanned="3" table:number-rows-spanned="1"/>
          <table:covered-table-cell table:style-name="ce405"/>
          <table:covered-table-cell table:style-name="ce389"/>
          <table:table-cell table:style-name="ce372" table:number-columns-repeated="30"/>
          <table:table-cell table:style-name="ce373" table:number-columns-repeated="103"/>
          <table:table-cell table:number-columns-repeated="868"/>
        </table:table-row>
        <table:table-row table:style-name="ro1">
          <table:table-cell table:style-name="ce372" table:number-columns-repeated="10"/>
          <table:table-cell table:style-name="ce389" table:number-columns-repeated="2"/>
          <table:table-cell table:style-name="ce398"/>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table-cell table:style-name="ce405" table:number-columns-spanned="3" table:number-rows-spanned="1"/>
          <table:covered-table-cell table:style-name="ce405"/>
          <table:covered-table-cell table:style-name="ce389"/>
          <table:table-cell table:style-name="ce372" table:number-columns-repeated="30"/>
          <table:table-cell table:style-name="ce373" table:number-columns-repeated="103"/>
          <table:table-cell table:number-columns-repeated="868"/>
        </table:table-row>
        <table:table-row table:style-name="ro90">
          <table:table-cell table:style-name="ce372" table:number-columns-repeated="10"/>
          <table:table-cell table:style-name="ce389" table:number-columns-repeated="2"/>
          <table:table-cell table:style-name="ce399"/>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table-cell table:style-name="ce405" table:number-columns-spanned="3" table:number-rows-spanned="1"/>
          <table:covered-table-cell table:style-name="ce405"/>
          <table:covered-table-cell table:style-name="ce389"/>
          <table:table-cell table:style-name="ce372" table:number-columns-repeated="30"/>
          <table:table-cell table:style-name="ce373" table:number-columns-repeated="103"/>
          <table:table-cell table:number-columns-repeated="868"/>
        </table:table-row>
        <table:table-row table:style-name="ro7">
          <table:table-cell table:style-name="ce372" table:number-columns-repeated="10"/>
          <table:table-cell table:style-name="ce389" table:number-columns-repeated="2"/>
          <table:table-cell table:style-name="ce399"/>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table-cell table:style-name="ce405" table:number-columns-spanned="3" table:number-rows-spanned="1"/>
          <table:covered-table-cell table:number-columns-repeated="2" table:style-name="ce405"/>
          <table:table-cell table:style-name="ce372" table:number-columns-repeated="30"/>
          <table:table-cell table:style-name="ce373" table:number-columns-repeated="103"/>
          <table:table-cell table:number-columns-repeated="868"/>
        </table:table-row>
        <table:table-row table:style-name="ro7">
          <table:table-cell table:style-name="ce372" table:number-columns-repeated="10"/>
          <table:table-cell table:style-name="ce392" table:number-columns-repeated="2"/>
          <table:table-cell table:style-name="ce399"/>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number-columns-spanned="2" table:number-rows-spanned="1"/>
          <table:covered-table-cell table:style-name="ce405"/>
          <table:table-cell table:style-name="ce405"/>
          <table:table-cell table:style-name="ce405" table:number-columns-spanned="3" table:number-rows-spanned="1"/>
          <table:covered-table-cell table:number-columns-repeated="2" table:style-name="ce405"/>
          <table:table-cell table:style-name="ce372" table:number-columns-repeated="30"/>
          <table:table-cell table:style-name="ce373" table:number-columns-repeated="103"/>
          <table:table-cell table:number-columns-repeated="868"/>
        </table:table-row>
        <table:table-row table:style-name="ro7" table:number-rows-repeated="11">
          <table:table-cell table:style-name="ce372" table:number-columns-repeated="52"/>
          <table:table-cell table:style-name="ce373" table:number-columns-repeated="103"/>
          <table:table-cell table:number-columns-repeated="869"/>
        </table:table-row>
        <table:table-row table:style-name="ro7" table:number-rows-repeated="218">
          <table:table-cell table:style-name="ce373" table:number-columns-repeated="20"/>
          <table:table-cell table:style-name="ce416"/>
          <table:table-cell table:style-name="ce373" table:number-columns-repeated="134"/>
          <table:table-cell table:number-columns-repeated="869"/>
        </table:table-row>
        <table:table-row table:style-name="ro7" table:number-rows-repeated="1048299">
          <table:table-cell table:number-columns-repeated="1024"/>
        </table:table-row>
        <table:table-row table:style-name="ro7">
          <table:table-cell table:number-columns-repeated="1024"/>
        </table:table-row>
        <table:named-expressions>
          <table:named-range table:name="Excel_BuiltIn_Print_Area" table:base-cell-address="$Menu.$A$1" table:cell-range-address="$'11.1.2.1 Release Compatibility'.$A$1:.$AP$33" table:range-usable-as="print-range"/>
          <table:named-range table:name="Excel_BuiltIn_Print_Titles" table:base-cell-address="$Menu.$A$1" table:cell-range-address="$'11.1.2.1 Release Compatibility'.$A$1:.$AMJ$4" table:range-usable-as="repeat-column repeat-row"/>
        </table:named-expressions>
      </table:table>
      <table:table table:name="11.1.2.2 Release Compatibility" table:style-name="ta11" table:print-ranges="'11.1.2.2 Release Compatibility'.A1:'11.1.2.2 Release Compatibility'.AC35">
        <table:table-column table:style-name="co46" table:default-cell-style-name="ce62"/>
        <table:table-column table:style-name="co47" table:default-cell-style-name="ce62"/>
        <table:table-column table:style-name="co48" table:default-cell-style-name="ce62"/>
        <table:table-column table:style-name="co49" table:default-cell-style-name="ce62"/>
        <table:table-column table:style-name="co45" table:default-cell-style-name="ce62"/>
        <table:table-column table:style-name="co49" table:default-cell-style-name="ce62"/>
        <table:table-column table:style-name="co51" table:default-cell-style-name="ce62"/>
        <table:table-column table:style-name="co51" table:default-cell-style-name="ce196"/>
        <table:table-column table:style-name="co15" table:default-cell-style-name="ce161"/>
        <table:table-column table:style-name="co48" table:number-columns-repeated="2" table:default-cell-style-name="ce163"/>
        <table:table-column table:style-name="co15" table:default-cell-style-name="ce62"/>
        <table:table-column table:style-name="co57" table:default-cell-style-name="ce62"/>
        <table:table-column table:style-name="co51" table:default-cell-style-name="ce196"/>
        <table:table-column table:style-name="co51" table:default-cell-style-name="ce161"/>
        <table:table-column table:style-name="co52" table:default-cell-style-name="ce163"/>
        <table:table-column table:style-name="co53" table:default-cell-style-name="ce62"/>
        <table:table-column table:style-name="co58" table:default-cell-style-name="ce62"/>
        <table:table-column table:style-name="co63" table:number-columns-repeated="3" table:default-cell-style-name="ce62"/>
        <table:table-column table:style-name="co60" table:default-cell-style-name="ce62"/>
        <table:table-column table:style-name="co61" table:default-cell-style-name="ce62"/>
        <table:table-column table:style-name="co54" table:default-cell-style-name="ce62"/>
        <table:table-column table:style-name="co46" table:default-cell-style-name="ce62"/>
        <table:table-column table:style-name="co60" table:default-cell-style-name="ce62"/>
        <table:table-column table:style-name="co56" table:default-cell-style-name="ce62"/>
        <table:table-column table:style-name="co2" table:default-cell-style-name="ce62"/>
        <table:table-column table:style-name="co20" table:number-columns-repeated="996" table:default-cell-style-name="Default"/>
        <table:table-header-rows>
          <table:table-row table:style-name="ro110">
            <table:table-cell table:style-name="ce171" office:value-type="string" calcext:value-type="string" table:number-columns-spanned="24" table:number-rows-spanned="1">
              <text:p> Oracle Enterprise Performance Management System Certification Matrix Release 11.1.2.2</text:p>
              <text:p>Release Compatibility</text:p>
            </table:table-cell>
            <table:covered-table-cell table:number-columns-repeated="22" table:style-name="ce443"/>
            <table:covered-table-cell table:style-name="ce453"/>
            <table:table-cell table:style-name="ce454" office:value-type="string" calcext:value-type="string">
              <text:p>Last Updated: <text:s/>July 18, 2013</text:p>
            </table:table-cell>
            <table:table-cell table:style-name="ce455"/>
            <table:table-cell table:style-name="ce457" table:number-columns-repeated="2"/>
            <table:table-cell table:style-name="ce459"/>
            <table:table-cell table:style-name="ce283"/>
            <table:table-cell table:style-name="ce152" table:number-columns-repeated="9"/>
            <table:table-cell table:style-name="ce44" table:number-columns-repeated="6"/>
            <table:table-cell table:style-name="ce163"/>
            <table:table-cell table:number-columns-repeated="978"/>
          </table:table-row>
          <table:table-row table:style-name="ro11">
            <table:table-cell table:style-name="ce299" office:value-type="string" calcext:value-type="string" table:number-columns-spanned="29" table:number-rows-spanned="1">
              <text:p>Read down each column to identify the earlier versions of EPM System products compatible with Release 11.1.2.2. <text:s text:c="2"/>This document reflects the interaction between EPM System products and does not reflect co-deployment requirements.</text:p>
            </table:table-cell>
            <table:covered-table-cell table:number-columns-repeated="28" table:style-name="ce338"/>
            <table:table-cell table:style-name="ce283"/>
            <table:table-cell table:style-name="ce152" table:number-columns-repeated="9"/>
            <table:table-cell table:style-name="ce44" table:number-columns-repeated="6"/>
            <table:table-cell table:style-name="ce163"/>
            <table:table-cell table:number-columns-repeated="978"/>
          </table:table-row>
          <table:table-row table:style-name="ro118">
            <table:table-cell table:style-name="ce439" table:number-columns-spanned="2" table:number-rows-spanned="1"/>
            <table:covered-table-cell table:style-name="ce444"/>
            <table:table-cell table:style-name="ce445" office:value-type="string" calcext:value-type="string" table:number-columns-spanned="5" table:number-rows-spanned="1">
              <text:p>Foundation Services</text:p>
            </table:table-cell>
            <table:covered-table-cell table:number-columns-repeated="3" table:style-name="ce320"/>
            <table:covered-table-cell table:style-name="ce339"/>
            <table:table-cell table:style-name="ce447" office:value-type="string" calcext:value-type="string" table:number-columns-spanned="6" table:number-rows-spanned="1">
              <text:p>Essbase</text:p>
            </table:table-cell>
            <table:covered-table-cell table:number-columns-repeated="4" table:style-name="ce329"/>
            <table:covered-table-cell table:style-name="ce449"/>
            <table:table-cell table:style-name="ce445" office:value-type="string" calcext:value-type="string" table:number-columns-spanned="4" table:number-rows-spanned="1">
              <text:p>Reporting and Analysis</text:p>
            </table:table-cell>
            <table:covered-table-cell table:number-columns-repeated="2" table:style-name="ce320"/>
            <table:covered-table-cell table:style-name="ce339"/>
            <table:table-cell table:style-name="ce447" office:value-type="string" calcext:value-type="string" table:number-columns-spanned="9" table:number-rows-spanned="1">
              <text:p>Financial Performance Management Applications</text:p>
            </table:table-cell>
            <table:covered-table-cell table:number-columns-repeated="7" table:style-name="ce329"/>
            <table:covered-table-cell table:style-name="ce456"/>
            <table:table-cell table:style-name="ce445" office:value-type="string" calcext:value-type="string" table:number-columns-spanned="3" table:number-rows-spanned="1">
              <text:p>Data Management</text:p>
            </table:table-cell>
            <table:covered-table-cell table:style-name="ce320"/>
            <table:covered-table-cell table:style-name="ce339"/>
            <table:table-cell table:style-name="ce283"/>
            <table:table-cell table:style-name="ce152" table:number-columns-repeated="9"/>
            <table:table-cell table:style-name="ce44" table:number-columns-repeated="6"/>
            <table:table-cell table:style-name="ce237"/>
            <table:table-cell table:style-name="ce160" table:number-columns-repeated="978"/>
          </table:table-row>
          <table:table-row table:style-name="ro60">
            <table:table-cell table:style-name="ce300" table:number-columns-spanned="2" table:number-rows-spanned="1"/>
            <table:covered-table-cell table:style-name="ce122"/>
            <table:table-cell table:style-name="ce446" office:value-type="string" calcext:value-type="string">
              <text:p>Shared Services 11.1.2.2</text:p>
            </table:table-cell>
            <table:table-cell table:style-name="ce446" office:value-type="string" calcext:value-type="string">
              <text:p>EPM Workspace 11.1.2.2</text:p>
            </table:table-cell>
            <table:table-cell table:style-name="ce446" office:value-type="string" calcext:value-type="string">
              <text:p>EPM Architect 11.1.2.2</text:p>
            </table:table-cell>
            <table:table-cell table:style-name="ce446" office:value-type="string" calcext:value-type="string">
              <text:p>Calc Manager 11.1.2.2</text:p>
            </table:table-cell>
            <table:table-cell table:style-name="ce383" office:value-type="string" calcext:value-type="string">
              <text:p>Smart View 11.1.2.2</text:p>
            </table:table-cell>
            <table:table-cell table:style-name="ce448" office:value-type="string" calcext:value-type="string">
              <text:p>Essbase 11.1.2.2.100</text:p>
            </table:table-cell>
            <table:table-cell table:style-name="ce448" office:value-type="string" calcext:value-type="string">
              <text:p>Administration Services 11.1.2.2.100</text:p>
            </table:table-cell>
            <table:table-cell table:style-name="ce448" office:value-type="string" calcext:value-type="string">
              <text:p>Provider Services 11.1.2.2.100</text:p>
            </table:table-cell>
            <table:table-cell table:style-name="ce448" office:value-type="string" calcext:value-type="string">
              <text:p>Integration Services 11.1.2.2.100</text:p>
            </table:table-cell>
            <table:table-cell table:style-name="ce448" office:value-type="string" calcext:value-type="string">
              <text:p>Essbase Studio 11.1.2.2.100</text:p>
            </table:table-cell>
            <table:table-cell table:style-name="ce450" office:value-type="string" calcext:value-type="string">
              <text:p>Essbase Spreadsheet Add-In 11.1.2.2.100</text:p>
            </table:table-cell>
            <table:table-cell table:style-name="ce333" office:value-type="string" calcext:value-type="string">
              <text:p>Financial Reporting 11.1.2.2</text:p>
            </table:table-cell>
            <table:table-cell table:style-name="ce451" office:value-type="string" calcext:value-type="string">
              <text:p>Interactive Reporting 11.1.2.2</text:p>
            </table:table-cell>
            <table:table-cell table:style-name="ce336" office:value-type="string" calcext:value-type="string">
              <text:p>SQR Production Reporting 11.1.2.2</text:p>
            </table:table-cell>
            <table:table-cell table:style-name="ce321" office:value-type="string" calcext:value-type="string">
              <text:p>Web Analysis 11.1.2.2</text:p>
            </table:table-cell>
            <table:table-cell table:style-name="ce321" office:value-type="string" calcext:value-type="string">
              <text:p>Planning 11.1.2.2</text:p>
            </table:table-cell>
            <table:table-cell table:style-name="ce321" office:value-type="string" calcext:value-type="string">
              <text:p>Financial Management 11.1.2.2</text:p>
            </table:table-cell>
            <table:table-cell table:style-name="ce321" office:value-type="string" calcext:value-type="string">
              <text:p>Tax Provision 11.1.2.2</text:p>
            </table:table-cell>
            <table:table-cell table:style-name="ce321" office:value-type="string" calcext:value-type="string">
              <text:p> Oracle Quantitative Management and Reporting for Solvency II</text:p>
              <text:p/>
            </table:table-cell>
            <table:table-cell table:style-name="ce321" office:value-type="string" calcext:value-type="string">
              <text:p>Performance Scorecard 11.1.2.2</text:p>
            </table:table-cell>
            <table:table-cell table:style-name="ce321" office:value-type="string" calcext:value-type="string">
              <text:p>Strategic Finance 11.1.2.2</text:p>
            </table:table-cell>
            <table:table-cell table:style-name="ce321" office:value-type="string" calcext:value-type="string">
              <text:p>Profitability &amp; Cost Management 11.1.2.2</text:p>
            </table:table-cell>
            <table:table-cell table:style-name="ce321" office:value-type="string" calcext:value-type="string">
              <text:p>Financial Close Management 11.1.2.2</text:p>
            </table:table-cell>
            <table:table-cell table:style-name="ce321" office:value-type="string" calcext:value-type="string">
              <text:p>Disclosure Management 11.1.2.2</text:p>
            </table:table-cell>
            <table:table-cell table:style-name="ce321" office:value-type="string" calcext:value-type="string">
              <text:p>Data Relationship Management 11.1.2.2</text:p>
            </table:table-cell>
            <table:table-cell table:style-name="ce321" office:value-type="string" calcext:value-type="string">
              <text:p>FDM </text:p>
              <text:p>11.1.2.2</text:p>
            </table:table-cell>
            <table:table-cell table:style-name="ce333" office:value-type="string" calcext:value-type="string">
              <text:p>ERP Integrator 11.1.2.2</text:p>
            </table:table-cell>
            <table:table-cell table:style-name="ce152" table:number-columns-repeated="10"/>
            <table:table-cell table:style-name="ce44" table:number-columns-repeated="985"/>
          </table:table-row>
        </table:table-header-rows>
        <table:table-row table:style-name="ro100">
          <table:table-cell table:style-name="ce440" office:value-type="string" calcext:value-type="string">
            <text:p>Foundation Services</text:p>
          </table:table-cell>
          <table:table-cell table:style-name="ce54" office:value-type="string" calcext:value-type="string">
            <text:p>Shared Services</text:p>
          </table:table-cell>
          <table:table-cell table:style-name="ce322" office:value-type="string" calcext:value-type="string">
            <text:p>NA</text:p>
          </table:table-cell>
          <table:table-cell table:number-columns-repeated="3" table:style-name="ce322" office:value-type="string" calcext:value-type="string">
            <text:p>11.1.2.2</text:p>
          </table:table-cell>
          <table:table-cell table:style-name="ce384" office:value-type="string" calcext:value-type="string">
            <text:p>NA</text:p>
          </table:table-cell>
          <table:table-cell table:number-columns-repeated="3"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able:table-cell>
          <table:table-cell table:style-name="ce334" office:value-type="string" calcext:value-type="string">
            <text:p>NA</text:p>
          </table:table-cell>
          <table:table-cell table:style-name="ce334" office:value-type="string" calcext:value-type="string">
            <text:p>11.1.2.2</text:p>
          </table:table-cell>
          <table:table-cell table:style-name="ce322" office:value-type="string" calcext:value-type="string">
            <text:p>11.1.2.2</text:p>
          </table:table-cell>
          <table:table-cell table:style-name="ce337" office:value-type="string" calcext:value-type="string">
            <text:p>11.1.2.2</text:p>
          </table:table-cell>
          <table:table-cell table:number-columns-repeated="12" table:style-name="ce322" office:value-type="string" calcext:value-type="string">
            <text:p>11.1.2.2</text:p>
          </table:table-cell>
          <table:table-cell table:style-name="ce334" office:value-type="string" calcext:value-type="string">
            <text:p>11.1.2.2</text:p>
          </table:table-cell>
          <table:table-cell table:style-name="ce152" table:number-columns-repeated="10"/>
          <table:table-cell table:style-name="ce44" table:number-columns-repeated="3"/>
          <table:table-cell table:style-name="ce237"/>
          <table:table-cell table:style-name="ce160" table:number-columns-repeated="981"/>
        </table:table-row>
        <table:table-row table:style-name="ro100">
          <table:table-cell table:style-name="ce302"/>
          <table:table-cell table:style-name="ce54" office:value-type="string" calcext:value-type="string">
            <text:p>EPM Workspace</text:p>
          </table:table-cell>
          <table:table-cell table:style-name="ce322" office:value-type="string" calcext:value-type="string">
            <text:p>11.1.2.2</text:p>
          </table:table-cell>
          <table:table-cell table:style-name="ce322" office:value-type="string" calcext:value-type="string">
            <text:p>NA</text:p>
          </table:table-cell>
          <table:table-cell table:number-columns-repeated="2" table:style-name="ce322" office:value-type="string" calcext:value-type="string">
            <text:p>11.1.2.2</text:p>
          </table:table-cell>
          <table:table-cell table:style-name="ce384" office:value-type="string" calcext:value-type="string">
            <text:p>11.1.2.2</text:p>
          </table:table-cell>
          <table:table-cell table:number-columns-repeated="5" table:style-name="ce322" office:value-type="string" calcext:value-type="string">
            <text:p>NA</text:p>
          </table:table-cell>
          <table:table-cell table:style-name="ce334" office:value-type="string" calcext:value-type="string">
            <text:p>NA</text:p>
          </table:table-cell>
          <table:table-cell table:style-name="ce334" office:value-type="string" calcext:value-type="string">
            <text:p>11.1.2.2</text:p>
          </table:table-cell>
          <table:table-cell table:style-name="ce322" office:value-type="string" calcext:value-type="string">
            <text:p>11.1.2.2</text:p>
          </table:table-cell>
          <table:table-cell table:style-name="ce337" office:value-type="string" calcext:value-type="string">
            <text:p>11.1.2.2</text:p>
          </table:table-cell>
          <table:table-cell table:number-columns-repeated="6" table:style-name="ce322" office:value-type="string" calcext:value-type="string">
            <text:p>11.1.2.2</text:p>
          </table:table-cell>
          <table:table-cell table:style-name="ce322" office:value-type="string" calcext:value-type="string">
            <text:p>NA</text:p>
          </table:table-cell>
          <table:table-cell table:number-columns-repeated="3" table:style-name="ce322" office:value-type="string" calcext:value-type="string">
            <text:p>11.1.2.2</text:p>
          </table:table-cell>
          <table:table-cell table:number-columns-repeated="2" table:style-name="ce322" office:value-type="string" calcext:value-type="string">
            <text:p>NA</text:p>
          </table:table-cell>
          <table:table-cell table:style-name="ce322" office:value-type="string" calcext:value-type="string">
            <text:p>11.1.2.2</text:p>
          </table:table-cell>
          <table:table-cell table:style-name="ce283"/>
          <table:table-cell table:style-name="ce152" table:number-columns-repeated="9"/>
          <table:table-cell table:style-name="ce44" table:number-columns-repeated="985"/>
        </table:table-row>
        <table:table-row table:style-name="ro76">
          <table:table-cell table:style-name="ce302"/>
          <table:table-cell table:style-name="ce54" office:value-type="string" calcext:value-type="string">
            <text:p>EPM Architect </text:p>
          </table:table-cell>
          <table:table-cell table:number-columns-repeated="2"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able:table-cell>
          <table:table-cell table:style-name="ce384" office:value-type="string" calcext:value-type="string">
            <text:p>NA</text:p>
          </table:table-cell>
          <table:table-cell table:style-name="ce322" office:value-type="string" calcext:value-type="string">
            <text:p>11.1.2.2</text:p>
          </table:table-cell>
          <table:table-cell table:number-columns-repeated="3" table:style-name="ce322" office:value-type="string" calcext:value-type="string">
            <text:p>NA</text:p>
          </table:table-cell>
          <table:table-cell table:style-name="ce322" office:value-type="string" calcext:value-type="string">
            <text:p>11.1.2.2</text:p>
          </table:table-cell>
          <table:table-cell table:number-columns-repeated="2"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4" table:style-name="ce322" office:value-type="string" calcext:value-type="string">
            <text:p>11.1.2.2</text:p>
          </table:table-cell>
          <table:table-cell table:number-columns-repeated="2" table:style-name="ce322" office:value-type="string" calcext:value-type="string">
            <text:p>NA</text:p>
          </table:table-cell>
          <table:table-cell table:style-name="ce322" office:value-type="string" calcext:value-type="string">
            <text:p>11.1.2.2</text:p>
          </table:table-cell>
          <table:table-cell table:number-columns-repeated="2" table:style-name="ce322" office:value-type="string" calcext:value-type="string">
            <text:p>NA</text:p>
          </table:table-cell>
          <table:table-cell table:style-name="ce458"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able:table-cell>
          <table:table-cell table:style-name="ce283"/>
          <table:table-cell table:style-name="ce152" table:number-columns-repeated="9"/>
          <table:table-cell table:style-name="ce44" table:number-columns-repeated="985"/>
        </table:table-row>
        <table:table-row table:style-name="ro66">
          <table:table-cell table:style-name="ce302"/>
          <table:table-cell table:style-name="ce54" office:value-type="string" calcext:value-type="string">
            <text:p>Calculation Manager</text:p>
          </table:table-cell>
          <table:table-cell table:number-columns-repeated="3" table:style-name="ce322" office:value-type="string" calcext:value-type="string">
            <text:p>11.1.2.2</text:p>
          </table:table-cell>
          <table:table-cell table:style-name="ce322" office:value-type="string" calcext:value-type="string">
            <text:p>NA</text:p>
          </table:table-cell>
          <table:table-cell table:style-name="ce384" office:value-type="string" calcext:value-type="string">
            <text:p>NA</text:p>
          </table:table-cell>
          <table:table-cell table:number-columns-repeated="2" table:style-name="ce322" office:value-type="string" calcext:value-type="string">
            <text:p>NA</text:p>
          </table:table-cell>
          <table:table-cell table:style-name="ce322" office:value-type="string" calcext:value-type="string">
            <text:p>11.1.2.2</text:p>
          </table:table-cell>
          <table:table-cell table:number-columns-repeated="2" table:style-name="ce322" office:value-type="string" calcext:value-type="string">
            <text:p>NA</text:p>
          </table:table-cell>
          <table:table-cell table:number-columns-repeated="2"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4" table:style-name="ce322" office:value-type="string" calcext:value-type="string">
            <text:p>11.1.2.2</text:p>
          </table:table-cell>
          <table:table-cell table:number-columns-repeated="2" table:style-name="ce322" office:value-type="string" calcext:value-type="string">
            <text:p>NA</text:p>
          </table:table-cell>
          <table:table-cell table:style-name="ce322" office:value-type="string" calcext:value-type="string">
            <text:p>11.1.2.2 (deployed with Essbase)</text:p>
          </table:table-cell>
          <table:table-cell table:number-columns-repeated="5" table:style-name="ce322" office:value-type="string" calcext:value-type="string">
            <text:p>NA</text:p>
          </table:table-cell>
          <table:table-cell table:style-name="ce283"/>
          <table:table-cell table:style-name="ce152" table:number-columns-repeated="9"/>
          <table:table-cell table:style-name="ce44" table:number-columns-repeated="985"/>
        </table:table-row>
        <table:table-row table:style-name="ro54">
          <table:table-cell table:style-name="ce303"/>
          <table:table-cell table:style-name="ce54" office:value-type="string" calcext:value-type="string">
            <text:p>Smart View </text:p>
          </table:table-cell>
          <table:table-cell table:style-name="ce322" office:value-type="string" calcext:value-type="string">
            <text:p>NA</text:p>
          </table:table-cell>
          <table:table-cell table:style-name="ce322" office:value-type="string" calcext:value-type="string">
            <text:p>11.1.2.2</text:p>
          </table:table-cell>
          <table:table-cell table:number-columns-repeated="2"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able:table-cell>
          <table:table-cell table:number-columns-repeated="2" table:style-name="ce322" office:value-type="string" calcext:value-type="string">
            <text:p>NA</text:p>
          </table:table-cell>
          <table:table-cell table:style-name="ce334" office:value-type="string" calcext:value-type="string">
            <text:p>NA</text:p>
          </table:table-cell>
          <table:table-cell table:style-name="ce334" office:value-type="string" calcext:value-type="string">
            <text:p>11.1.2.2</text:p>
          </table:table-cell>
          <table:table-cell table:style-name="ce322" office:value-type="string" calcext:value-type="string">
            <text:p>11.1.2.2</text:p>
          </table:table-cell>
          <table:table-cell table:style-name="ce337" office:value-type="string" calcext:value-type="string">
            <text:p>11.1.2.2</text:p>
          </table:table-cell>
          <table:table-cell table:number-columns-repeated="5" table:style-name="ce322" office:value-type="string" calcext:value-type="string">
            <text:p>11.1.2.2</text:p>
          </table:table-cell>
          <table:table-cell table:number-columns-repeated="2" table:style-name="ce322" office:value-type="string" calcext:value-type="string">
            <text:p>NA</text:p>
          </table:table-cell>
          <table:table-cell table:style-name="ce322" office:value-type="string" calcext:value-type="string">
            <text:p>11.1.2.2 (deployed with Essbase)</text:p>
          </table:table-cell>
          <table:table-cell table:style-name="ce322" office:value-type="string" calcext:value-type="string">
            <text:p>NA</text:p>
          </table:table-cell>
          <table:table-cell table:style-name="ce322" office:value-type="string" calcext:value-type="string">
            <text:p>11.1.2.2</text:p>
          </table:table-cell>
          <table:table-cell table:number-columns-repeated="2" table:style-name="ce322" office:value-type="string" calcext:value-type="string">
            <text:p>NA</text:p>
          </table:table-cell>
          <table:table-cell table:style-name="ce322" office:value-type="string" calcext:value-type="string">
            <text:p>11.1.2.2 </text:p>
            <text:p>(for drill-through)</text:p>
          </table:table-cell>
          <table:table-cell table:style-name="ce283"/>
          <table:table-cell table:style-name="ce152" table:number-columns-repeated="9"/>
          <table:table-cell table:style-name="ce44" table:number-columns-repeated="985"/>
        </table:table-row>
        <table:table-row table:style-name="ro60">
          <table:table-cell table:style-name="ce440" office:value-type="string" calcext:value-type="string">
            <text:p>Essbase</text:p>
          </table:table-cell>
          <table:table-cell table:style-name="ce54" office:value-type="string" calcext:value-type="string">
            <text:p>Essbase</text:p>
          </table:table-cell>
          <table:table-cell table:style-name="ce322" office:value-type="string" calcext:value-type="string">
            <text:p>11.1.2.2</text:p>
          </table:table-cell>
          <table:table-cell table:style-name="ce322" office:value-type="string" calcext:value-type="string">
            <text:p>NA</text:p>
          </table:table-cell>
          <table:table-cell table:number-columns-repeated="2" table:style-name="ce322" office:value-type="string" calcext:value-type="string">
            <text:p>11.1.2.2</text:p>
          </table:table-cell>
          <table:table-cell table:style-name="ce387" office:value-type="string" calcext:value-type="string">
            <text:p>11.1.2.x</text:p>
            <text:p>11.1.1.3.500 (included with EPM 11.1.1.4) </text:p>
            <text:p>9.3.3</text:p>
            <text:p/>
          </table:table-cell>
          <table:table-cell table:style-name="ce322" office:value-type="string" calcext:value-type="string">
            <text:p>NA</text:p>
          </table:table-cell>
          <table:table-cell table:number-columns-repeated="4" table:style-name="ce322" office:value-type="string" calcext:value-type="string">
            <text:p>11.1.2.2.100</text:p>
          </table:table-cell>
          <table:table-cell table:style-name="ce334" office:value-type="string" calcext:value-type="string">
            <text:p>11.1.2.x</text:p>
            <text:p>11.1.1.3.500 (included with EPM 11.1.1.4) </text:p>
            <text:p>9.3.3</text:p>
          </table:table-cell>
          <table:table-cell table:style-name="ce334" office:value-type="string" calcext:value-type="string">
            <text:p>11.1.2.2</text:p>
            <text:p>9.3.3</text:p>
          </table:table-cell>
          <table:table-cell table:style-name="ce322" office:value-type="string" calcext:value-type="string">
            <text:p>11.1.2.2</text:p>
          </table:table-cell>
          <table:table-cell table:style-name="ce337" office:value-type="string" calcext:value-type="string">
            <text:p>11.1.2.2</text:p>
          </table:table-cell>
          <table:table-cell table:number-columns-repeated="2" table:style-name="ce322" office:value-type="string" calcext:value-type="string">
            <text:p>11.1.2.2</text:p>
          </table:table-cell>
          <table:table-cell table:number-columns-repeated="4" table:style-name="ce322" office:value-type="string" calcext:value-type="string">
            <text:p>NA</text:p>
          </table:table-cell>
          <table:table-cell table:number-columns-repeated="2"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ext:p>9.3.3</text:p>
          </table:table-cell>
          <table:table-cell table:style-name="ce322" office:value-type="string" calcext:value-type="string">
            <text:p>All versions through flat files </text:p>
          </table:table-cell>
          <table:table-cell table:style-name="ce322" office:value-type="string" calcext:value-type="string">
            <text:p>11.1.2.2</text:p>
          </table:table-cell>
          <table:table-cell table:style-name="ce322" office:value-type="string" calcext:value-type="string">
            <text:p>11.1.2.2 (required if using Classic) </text:p>
          </table:table-cell>
          <table:table-cell table:style-name="ce283"/>
          <table:table-cell table:style-name="ce152" table:number-columns-repeated="9"/>
          <table:table-cell table:style-name="ce44" table:number-columns-repeated="985"/>
        </table:table-row>
        <table:table-row table:style-name="ro108">
          <table:table-cell table:style-name="ce304"/>
          <table:table-cell table:style-name="ce68" office:value-type="string" calcext:value-type="string">
            <text:p>Administration Services</text:p>
          </table:table-cell>
          <table:table-cell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able:table-cell>
          <table:table-cell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2.100</text:p>
          </table:table-cell>
          <table:table-cell table:style-name="ce322" office:value-type="string" calcext:value-type="string">
            <text:p>NA</text:p>
          </table:table-cell>
          <table:table-cell table:style-name="ce322" office:value-type="string" calcext:value-type="string">
            <text:p>11.1.2.2.100</text:p>
          </table:table-cell>
          <table:table-cell table:number-columns-repeated="2" table:style-name="ce322" office:value-type="string" calcext:value-type="string">
            <text:p>NA</text:p>
          </table:table-cell>
          <table:table-cell table:number-columns-repeated="2"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style-name="ce322" office:value-type="string" calcext:value-type="string">
            <text:p>11.1.2.2</text:p>
          </table:table-cell>
          <table:table-cell table:number-columns-repeated="5" table:style-name="ce322" office:value-type="string" calcext:value-type="string">
            <text:p>NA</text:p>
          </table:table-cell>
          <table:table-cell table:style-name="ce322" office:value-type="string" calcext:value-type="string">
            <text:p>11.1.2.2</text:p>
          </table:table-cell>
          <table:table-cell table:number-columns-repeated="2" table:style-name="ce322" office:value-type="string" calcext:value-type="string">
            <text:p>NA</text:p>
          </table:table-cell>
          <table:table-cell table:style-name="ce328" office:value-type="string" calcext:value-type="string">
            <text:p>All versions through flat files or interface tables</text:p>
          </table:table-cell>
          <table:table-cell table:number-columns-repeated="2" table:style-name="ce322" office:value-type="string" calcext:value-type="string">
            <text:p>NA</text:p>
          </table:table-cell>
          <table:table-cell table:style-name="ce283"/>
          <table:table-cell table:style-name="ce152" table:number-columns-repeated="9"/>
          <table:table-cell table:style-name="ce44" table:number-columns-repeated="985"/>
        </table:table-row>
        <table:table-row table:style-name="ro92">
          <table:table-cell table:style-name="ce304"/>
          <table:table-cell table:style-name="ce68" office:value-type="string" calcext:value-type="string">
            <text:p>Provider Services</text:p>
          </table:table-cell>
          <table:table-cell table:style-name="ce322" office:value-type="string" calcext:value-type="string">
            <text:p>11.1.2.2</text:p>
          </table:table-cell>
          <table:table-cell table:number-columns-repeated="2" table:style-name="ce322" office:value-type="string" calcext:value-type="string">
            <text:p>NA</text:p>
          </table:table-cell>
          <table:table-cell table:style-name="ce322" office:value-type="string" calcext:value-type="string">
            <text:p>11.1.2.2</text:p>
          </table:table-cell>
          <table:table-cell table:style-name="ce384" office:value-type="string" calcext:value-type="string">
            <text:p>11.1.2.x</text:p>
            <text:p>11.1.1.4</text:p>
            <text:p>11.1.1.3.500</text:p>
            <text:p>9.3.3</text:p>
          </table:table-cell>
          <table:table-cell table:number-columns-repeated="2" table:style-name="ce322" office:value-type="string" calcext:value-type="string">
            <text:p>11.1.2.2.100</text:p>
          </table:table-cell>
          <table:table-cell table:style-name="ce322" office:value-type="string" calcext:value-type="string">
            <text:p>NA</text:p>
          </table:table-cell>
          <table:table-cell table:number-columns-repeated="2" table:style-name="ce322" office:value-type="string" calcext:value-type="string">
            <text:p>11.1.2.2.100</text:p>
          </table:table-cell>
          <table:table-cell table:style-name="ce334" office:value-type="string" calcext:value-type="string">
            <text:p>NA</text:p>
          </table:table-cell>
          <table:table-cell table:style-name="ce334" office:value-type="string" calcext:value-type="string">
            <text:p>11.1.2.2</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11.1.2.2</text:p>
          </table:table-cell>
          <table:table-cell table:number-columns-repeated="5" table:style-name="ce322" office:value-type="string" calcext:value-type="string">
            <text:p>NA</text:p>
          </table:table-cell>
          <table:table-cell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able:table-cell>
          <table:table-cell table:number-columns-repeated="2" table:style-name="ce322" office:value-type="string" calcext:value-type="string">
            <text:p>NA</text:p>
          </table:table-cell>
          <table:table-cell table:style-name="ce322" office:value-type="string" calcext:value-type="string">
            <text:p>11.1.2.2</text:p>
          </table:table-cell>
          <table:table-cell table:style-name="ce283"/>
          <table:table-cell table:style-name="ce152" table:number-columns-repeated="9"/>
          <table:table-cell table:style-name="ce44" table:number-columns-repeated="985"/>
        </table:table-row>
        <table:table-row table:style-name="ro108">
          <table:table-cell table:style-name="ce304"/>
          <table:table-cell table:style-name="ce70" office:value-type="string" calcext:value-type="string">
            <text:p>Integration Services</text:p>
          </table:table-cell>
          <table:table-cell table:number-columns-repeated="4"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2.100</text:p>
          </table:table-cell>
          <table:table-cell table:number-columns-repeated="3" table:style-name="ce322" office:value-type="string" calcext:value-type="string">
            <text:p>NA</text:p>
          </table:table-cell>
          <table:table-cell table:style-name="ce322" office:value-type="string" calcext:value-type="string">
            <text:p>11.1.2.2.100 (for catalog migration) </text:p>
          </table:table-cell>
          <table:table-cell table:style-name="ce334" office:value-type="string" calcext:value-type="string">
            <text:p>11.1.2.x</text:p>
            <text:p>11.1.1.4</text:p>
            <text:p>11.1.1.3</text:p>
            <text:p>9.3.x</text:p>
          </table:table-cell>
          <table:table-cell table:style-name="ce334" office:value-type="string" calcext:value-type="string">
            <text:p>11.1.2.2</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2</text:p>
          </table:table-cell>
          <table:table-cell table:number-columns-repeated="6" table:style-name="ce322" office:value-type="string" calcext:value-type="string">
            <text:p>NA</text:p>
          </table:table-cell>
          <table:table-cell table:style-name="ce322" office:value-type="string" calcext:value-type="string">
            <text:p>11.1.2.2</text:p>
          </table:table-cell>
          <table:table-cell table:number-columns-repeated="2" table:style-name="ce322" office:value-type="string" calcext:value-type="string">
            <text:p>NA</text:p>
          </table:table-cell>
          <table:table-cell table:style-name="ce322" office:value-type="string" calcext:value-type="string">
            <text:p>All versions through flat files or interface tables</text:p>
          </table:table-cell>
          <table:table-cell table:number-columns-repeated="2" table:style-name="ce322" office:value-type="string" calcext:value-type="string">
            <text:p>NA</text:p>
          </table:table-cell>
          <table:table-cell table:style-name="ce283"/>
          <table:table-cell table:style-name="ce152" table:number-columns-repeated="9"/>
          <table:table-cell table:style-name="ce44" table:number-columns-repeated="985"/>
        </table:table-row>
        <table:table-row table:style-name="ro108">
          <table:table-cell table:style-name="ce304"/>
          <table:table-cell table:style-name="ce68" office:value-type="string" calcext:value-type="string">
            <text:p>Essbase Studio</text:p>
          </table:table-cell>
          <table:table-cell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able:table-cell>
          <table:table-cell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2.100</text:p>
          </table:table-cell>
          <table:table-cell table:style-name="ce322" office:value-type="string" calcext:value-type="string">
            <text:p>NA</text:p>
          </table:table-cell>
          <table:table-cell table:style-name="ce322" office:value-type="string" calcext:value-type="string">
            <text:p>11.1.2.2.100</text:p>
          </table:table-cell>
          <table:table-cell table:number-columns-repeated="2" table:style-name="ce322" office:value-type="string" calcext:value-type="string">
            <text:p>NA</text:p>
          </table:table-cell>
          <table:table-cell table:style-name="ce334" office:value-type="string" calcext:value-type="string">
            <text:p>11.1.2.x</text:p>
            <text:p>11.1.1.3</text:p>
            <text:p/>
          </table:table-cell>
          <table:table-cell table:style-name="ce335"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2</text:p>
          </table:table-cell>
          <table:table-cell table:number-columns-repeated="6" table:style-name="ce322" office:value-type="string" calcext:value-type="string">
            <text:p>NA</text:p>
          </table:table-cell>
          <table:table-cell table:style-name="ce328" office:value-type="string" calcext:value-type="string">
            <text:p>NA</text:p>
          </table:table-cell>
          <table:table-cell table:number-columns-repeated="2" table:style-name="ce322" office:value-type="string" calcext:value-type="string">
            <text:p>NA</text:p>
          </table:table-cell>
          <table:table-cell table:style-name="ce322" office:value-type="string" calcext:value-type="string">
            <text:p>All versions through flat files or interface tables</text:p>
          </table:table-cell>
          <table:table-cell table:style-name="ce322" office:value-type="string" calcext:value-type="string">
            <text:p>11.1.2.2</text:p>
          </table:table-cell>
          <table:table-cell table:style-name="ce322" office:value-type="string" calcext:value-type="string">
            <text:p>NA</text:p>
          </table:table-cell>
          <table:table-cell table:style-name="ce283"/>
          <table:table-cell table:style-name="ce152" table:number-columns-repeated="9"/>
          <table:table-cell table:style-name="ce44" table:number-columns-repeated="985"/>
        </table:table-row>
        <table:table-row table:style-name="ro68">
          <table:table-cell table:style-name="ce441"/>
          <table:table-cell table:style-name="ce68" office:value-type="string" calcext:value-type="string">
            <text:p>Essbase Spreadsheet Add-In</text:p>
          </table:table-cell>
          <table:table-cell table:number-columns-repeated="4"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2.100</text:p>
          </table:table-cell>
          <table:table-cell table:number-columns-repeated="2" table:style-name="ce322" office:value-type="string" calcext:value-type="string">
            <text:p>NA</text:p>
          </table:table-cell>
          <table:table-cell table:number-columns-repeated="2" table:style-name="ce322" office:value-type="string" calcext:value-type="string">
            <text:p>11.1.2.2.100</text:p>
          </table:table-cell>
          <table:table-cell table:number-columns-repeated="2" table:style-name="ce335"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number-columns-repeated="7" table:style-name="ce322" office:value-type="string" calcext:value-type="string">
            <text:p>NA</text:p>
          </table:table-cell>
          <table:table-cell table:style-name="ce328" office:value-type="string" calcext:value-type="string">
            <text:p>NA</text:p>
          </table:table-cell>
          <table:table-cell table:number-columns-repeated="5" table:style-name="ce322" office:value-type="string" calcext:value-type="string">
            <text:p>NA</text:p>
          </table:table-cell>
          <table:table-cell table:style-name="ce283"/>
          <table:table-cell table:style-name="ce152" table:number-columns-repeated="9"/>
          <table:table-cell table:style-name="ce44" table:number-columns-repeated="985"/>
        </table:table-row>
        <table:table-row table:style-name="ro102">
          <table:table-cell table:style-name="ce442" office:value-type="string" calcext:value-type="string">
            <text:p>Reporting and Analysis</text:p>
          </table:table-cell>
          <table:table-cell table:style-name="ce97" office:value-type="string" calcext:value-type="string">
            <text:p>Financial Reporting</text:p>
          </table:table-cell>
          <table:table-cell table:number-columns-repeated="2" table:style-name="ce322" office:value-type="string" calcext:value-type="string">
            <text:p>11.1.2.2</text:p>
          </table:table-cell>
          <table:table-cell table:number-columns-repeated="2" table:style-name="ce322" office:value-type="string" calcext:value-type="string">
            <text:p>NA</text:p>
          </table:table-cell>
          <table:table-cell table:style-name="ce384" office:value-type="string" calcext:value-type="string">
            <text:p>11.1.2.x</text:p>
          </table:table-cell>
          <table:table-cell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able:table-cell>
          <table:table-cell table:number-columns-repeated="3"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11.1.2.2</text:p>
          </table:table-cell>
          <table:table-cell table:style-name="ce337" office:value-type="string" calcext:value-type="string">
            <text:p>11.1.2.2</text:p>
          </table:table-cell>
          <table:table-cell table:number-columns-repeated="5" table:style-name="ce322" office:value-type="string" calcext:value-type="string">
            <text:p>11.1.2.2</text:p>
          </table:table-cell>
          <table:table-cell table:number-columns-repeated="2" table:style-name="ce322" office:value-type="string" calcext:value-type="string">
            <text:p>NA</text:p>
          </table:table-cell>
          <table:table-cell table:style-name="ce322" office:value-type="string" calcext:value-type="string">
            <text:p>11.1.2.2</text:p>
          </table:table-cell>
          <table:table-cell table:style-name="ce322" office:value-type="string" calcext:value-type="string">
            <text:p>11.1.2.2</text:p>
            <text:p>9.3.3</text:p>
          </table:table-cell>
          <table:table-cell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 </text:p>
            <text:p>(for drill-through)</text:p>
          </table:table-cell>
          <table:table-cell table:style-name="ce322" office:value-type="string" calcext:value-type="string">
            <text:p>11.1.2.2 </text:p>
            <text:p>(for drill-through)</text:p>
          </table:table-cell>
          <table:table-cell table:style-name="ce283"/>
          <table:table-cell table:style-name="ce152" table:number-columns-repeated="9"/>
          <table:table-cell table:style-name="ce44" table:number-columns-repeated="985"/>
        </table:table-row>
        <table:table-row table:style-name="ro68">
          <table:table-cell table:style-name="ce309"/>
          <table:table-cell table:style-name="ce97" office:value-type="string" calcext:value-type="string">
            <text:p>SQR Production Reporting</text:p>
          </table:table-cell>
          <table:table-cell table:number-columns-repeated="2" table:style-name="ce322" office:value-type="string" calcext:value-type="string">
            <text:p>11.1.2.2</text:p>
          </table:table-cell>
          <table:table-cell table:number-columns-repeated="2" table:style-name="ce322" office:value-type="string" calcext:value-type="string">
            <text:p>NA</text:p>
          </table:table-cell>
          <table:table-cell table:style-name="ce384" office:value-type="string" calcext:value-type="string">
            <text:p>11.1.2.x</text:p>
          </table:table-cell>
          <table:table-cell table:style-name="ce322" office:value-type="string" calcext:value-type="string">
            <text:p>11.1.2.2</text:p>
          </table:table-cell>
          <table:table-cell table:number-columns-repeated="5" table:style-name="ce322" office:value-type="string" calcext:value-type="string">
            <text:p>NA</text:p>
          </table:table-cell>
          <table:table-cell table:style-name="ce334" office:value-type="string" calcext:value-type="string">
            <text:p>11.1.2.2</text:p>
          </table:table-cell>
          <table:table-cell table:style-name="ce322" office:value-type="string" calcext:value-type="string">
            <text:p>11.1.2.2</text:p>
          </table:table-cell>
          <table:table-cell table:style-name="ce337" office:value-type="string" calcext:value-type="string">
            <text:p>NA</text:p>
          </table:table-cell>
          <table:table-cell table:style-name="ce322" office:value-type="string" calcext:value-type="string">
            <text:p>11.1.2.2</text:p>
          </table:table-cell>
          <table:table-cell table:number-columns-repeated="12" table:style-name="ce322" office:value-type="string" calcext:value-type="string">
            <text:p>NA</text:p>
          </table:table-cell>
          <table:table-cell table:style-name="ce283"/>
          <table:table-cell table:style-name="ce152" table:number-columns-repeated="9"/>
          <table:table-cell table:style-name="ce44" table:number-columns-repeated="985"/>
        </table:table-row>
        <table:table-row table:style-name="ro68">
          <table:table-cell table:style-name="ce309"/>
          <table:table-cell table:style-name="ce97" office:value-type="string" calcext:value-type="string">
            <text:p>Interactive Reporting</text:p>
          </table:table-cell>
          <table:table-cell table:number-columns-repeated="2" table:style-name="ce322" office:value-type="string" calcext:value-type="string">
            <text:p>11.1.2.2</text:p>
          </table:table-cell>
          <table:table-cell table:number-columns-repeated="2" table:style-name="ce322" office:value-type="string" calcext:value-type="string">
            <text:p>NA</text:p>
          </table:table-cell>
          <table:table-cell table:style-name="ce384" office:value-type="string" calcext:value-type="string">
            <text:p>11.1.2.x</text:p>
          </table:table-cell>
          <table:table-cell table:style-name="ce322" office:value-type="string" calcext:value-type="string">
            <text:p>11.1.2.2</text:p>
          </table:table-cell>
          <table:table-cell table:number-columns-repeated="5" table:style-name="ce322" office:value-type="string" calcext:value-type="string">
            <text:p>NA</text:p>
          </table:table-cell>
          <table:table-cell table:style-name="ce334" office:value-type="string" calcext:value-type="string">
            <text:p>11.1.2.2</text:p>
          </table:table-cell>
          <table:table-cell table:style-name="ce322" office:value-type="string" calcext:value-type="string">
            <text:p>NA</text:p>
          </table:table-cell>
          <table:table-cell table:style-name="ce337" office:value-type="string" calcext:value-type="string">
            <text:p>11.1.2.2</text:p>
          </table:table-cell>
          <table:table-cell table:style-name="ce322" office:value-type="string" calcext:value-type="string">
            <text:p>11.1.2.2</text:p>
          </table:table-cell>
          <table:table-cell table:number-columns-repeated="4" table:style-name="ce322" office:value-type="string" calcext:value-type="string">
            <text:p>NA</text:p>
          </table:table-cell>
          <table:table-cell table:style-name="ce322" office:value-type="string" calcext:value-type="string">
            <text:p>Through IR Smartcuts</text:p>
          </table:table-cell>
          <table:table-cell table:number-columns-repeated="7" table:style-name="ce322" office:value-type="string" calcext:value-type="string">
            <text:p>NA</text:p>
          </table:table-cell>
          <table:table-cell table:style-name="ce283"/>
          <table:table-cell table:style-name="ce152" table:number-columns-repeated="9"/>
          <table:table-cell table:style-name="ce44" table:number-columns-repeated="985"/>
        </table:table-row>
        <table:table-row table:style-name="ro102">
          <table:table-cell table:style-name="ce310"/>
          <table:table-cell table:style-name="ce97" office:value-type="string" calcext:value-type="string">
            <text:p>Web Analysis</text:p>
          </table:table-cell>
          <table:table-cell table:number-columns-repeated="2" table:style-name="ce322" office:value-type="string" calcext:value-type="string">
            <text:p>11.1.2.2</text:p>
          </table:table-cell>
          <table:table-cell table:number-columns-repeated="2" table:style-name="ce322" office:value-type="string" calcext:value-type="string">
            <text:p>NA</text:p>
          </table:table-cell>
          <table:table-cell table:style-name="ce384" office:value-type="string" calcext:value-type="string">
            <text:p>11.1.2.x</text:p>
          </table:table-cell>
          <table:table-cell table:style-name="ce322" office:value-type="string" calcext:value-type="string">
            <text:p>11.1.2.2</text:p>
          </table:table-cell>
          <table:table-cell table:number-columns-repeated="3" table:style-name="ce322" office:value-type="string" calcext:value-type="string">
            <text:p>NA</text:p>
          </table:table-cell>
          <table:table-cell table:style-name="ce322" office:value-type="string" calcext:value-type="string">
            <text:p>11.1.2.2</text:p>
          </table:table-cell>
          <table:table-cell table:style-name="ce322" office:value-type="string" calcext:value-type="string">
            <text:p>NA</text:p>
          </table:table-cell>
          <table:table-cell table:style-name="ce334" office:value-type="string" calcext:value-type="string">
            <text:p>11.1.2.2</text:p>
          </table:table-cell>
          <table:table-cell table:style-name="ce322" office:value-type="string" calcext:value-type="string">
            <text:p>11.1.2.2</text:p>
          </table:table-cell>
          <table:table-cell table:style-name="ce337" office:value-type="string" calcext:value-type="string">
            <text:p>11.1.2.2</text:p>
          </table:table-cell>
          <table:table-cell table:style-name="ce322" office:value-type="string" calcext:value-type="string">
            <text:p>NA</text:p>
          </table:table-cell>
          <table:table-cell table:number-columns-repeated="4" table:style-name="ce322" office:value-type="string" calcext:value-type="string">
            <text:p>11.1.2.2</text:p>
          </table:table-cell>
          <table:table-cell table:style-name="ce322" office:value-type="string" calcext:value-type="string">
            <text:p>Through Extended Analytics</text:p>
          </table:table-cell>
          <table:table-cell table:style-name="ce322" office:value-type="string" calcext:value-type="string">
            <text:p>NA</text:p>
          </table:table-cell>
          <table:table-cell table:style-name="ce322" office:value-type="string" calcext:value-type="string">
            <text:p>11.1.2.2</text:p>
          </table:table-cell>
          <table:table-cell table:number-columns-repeated="5" table:style-name="ce322" office:value-type="string" calcext:value-type="string">
            <text:p>NA</text:p>
          </table:table-cell>
          <table:table-cell table:style-name="ce283"/>
          <table:table-cell table:style-name="ce152" table:number-columns-repeated="9"/>
          <table:table-cell table:style-name="ce44" table:number-columns-repeated="985"/>
        </table:table-row>
        <table:table-row table:style-name="ro115">
          <table:table-cell table:style-name="ce442" office:value-type="string" calcext:value-type="string">
            <text:p>Financial Performance Management Applications</text:p>
          </table:table-cell>
          <table:table-cell table:style-name="ce68" office:value-type="string" calcext:value-type="string">
            <text:p>Planning</text:p>
          </table:table-cell>
          <table:table-cell table:number-columns-repeated="4" table:style-name="ce322" office:value-type="string" calcext:value-type="string">
            <text:p>11.1.2.2</text:p>
          </table:table-cell>
          <table:table-cell table:style-name="ce387" office:value-type="string" calcext:value-type="string">
            <text:p>11.1.2.x</text:p>
            <text:p>11.1.1.4</text:p>
            <text:p>11.1.1.3</text:p>
            <text:p>9.3.3</text:p>
            <text:p/>
          </table:table-cell>
          <table:table-cell table:number-columns-repeated="2" table:style-name="ce322" office:value-type="string" calcext:value-type="string">
            <text:p>11.1.2.2</text:p>
          </table:table-cell>
          <table:table-cell table:style-name="ce322" office:value-type="string" calcext:value-type="string">
            <text:p>11.1.2.2 through Smart View Client</text:p>
          </table:table-cell>
          <table:table-cell table:number-columns-repeated="3" table:style-name="ce322" office:value-type="string" calcext:value-type="string">
            <text:p>NA</text:p>
          </table:table-cell>
          <table:table-cell table:style-name="ce322" office:value-type="string" calcext:value-type="string">
            <text:p>11.1.2.2</text:p>
            <text:p>9.3.3</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2</text:p>
          </table:table-cell>
          <table:table-cell table:style-name="ce322" office:value-type="string" calcext:value-type="string">
            <text:p>NA</text:p>
          </table:table-cell>
          <table:table-cell table:number-columns-repeated="3" table:style-name="ce322" office:value-type="string" calcext:value-type="string">
            <text:p>11.1.2.2</text:p>
          </table:table-cell>
          <table:table-cell table:style-name="ce322" office:value-type="string" calcext:value-type="string">
            <text:p>NA</text:p>
          </table:table-cell>
          <table:table-cell table:number-columns-repeated="2"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ext:p>9.3.3</text:p>
          </table:table-cell>
          <table:table-cell table:style-name="ce322" office:value-type="string" calcext:value-type="string">
            <text:p>All versions through flat files or interface tables through ODI</text:p>
          </table:table-cell>
          <table:table-cell table:number-columns-repeated="2" table:style-name="ce322" office:value-type="string" calcext:value-type="string">
            <text:p>11.1.2.2</text:p>
          </table:table-cell>
          <table:table-cell table:style-name="ce283"/>
          <table:table-cell table:style-name="ce152" table:number-columns-repeated="9"/>
          <table:table-cell table:style-name="ce44" table:number-columns-repeated="985"/>
        </table:table-row>
        <table:table-row table:style-name="ro83">
          <table:table-cell table:style-name="ce309"/>
          <table:table-cell table:style-name="ce68" office:value-type="string" calcext:value-type="string">
            <text:p>Financial Management</text:p>
          </table:table-cell>
          <table:table-cell table:number-columns-repeated="4" table:style-name="ce322" office:value-type="string" calcext:value-type="string">
            <text:p>11.1.2.2</text:p>
          </table:table-cell>
          <table:table-cell table:style-name="ce387" office:value-type="string" calcext:value-type="string">
            <text:p>11.1.2.x</text:p>
            <text:p>11.1.1.4</text:p>
            <text:p>11.1.1.3</text:p>
            <text:p>9.3.3</text:p>
            <text:p/>
          </table:table-cell>
          <table:table-cell table:style-name="ce322" office:value-type="string" calcext:value-type="string">
            <text:p>11.1.2.2</text:p>
            <text:p>For Extended Analytics</text:p>
          </table:table-cell>
          <table:table-cell table:number-columns-repeated="5" table:style-name="ce322" office:value-type="string" calcext:value-type="string">
            <text:p>NA</text:p>
          </table:table-cell>
          <table:table-cell table:style-name="ce322" office:value-type="string" calcext:value-type="string">
            <text:p>11.1.2.2</text:p>
            <text:p>9.3.3</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11.1.2.2</text:p>
          </table:table-cell>
          <table:table-cell table:number-columns-repeated="4" table:style-name="ce322" office:value-type="string" calcext:value-type="string">
            <text:p>NA</text:p>
          </table:table-cell>
          <table:table-cell table:number-columns-repeated="2" table:style-name="ce322" office:value-type="string" calcext:value-type="string">
            <text:p>11.1.2.2</text:p>
          </table:table-cell>
          <table:table-cell table:style-name="ce322" office:value-type="string" calcext:value-type="string">
            <text:p>11.1.2.2</text:p>
            <text:p>9.3.3</text:p>
          </table:table-cell>
          <table:table-cell table:style-name="ce322" office:value-type="string" calcext:value-type="string">
            <text:p>11.1.2.2</text:p>
            <text:p>9.3.3</text:p>
          </table:table-cell>
          <table:table-cell table:style-name="ce322" office:value-type="string" calcext:value-type="string">
            <text:p>All versions through flat files or interface tables through ODI</text:p>
          </table:table-cell>
          <table:table-cell table:number-columns-repeated="2" table:style-name="ce322" office:value-type="string" calcext:value-type="string">
            <text:p>11.1.2.2</text:p>
          </table:table-cell>
          <table:table-cell table:style-name="ce283"/>
          <table:table-cell table:style-name="ce152" table:number-columns-repeated="9"/>
          <table:table-cell table:style-name="ce44" table:number-columns-repeated="985"/>
        </table:table-row>
        <table:table-row table:style-name="ro83">
          <table:table-cell table:style-name="ce309"/>
          <table:table-cell table:style-name="ce68" office:value-type="string" calcext:value-type="string">
            <text:p>Tax Provision</text:p>
          </table:table-cell>
          <table:table-cell table:number-columns-repeated="4" table:style-name="ce322" office:value-type="string" calcext:value-type="string">
            <text:p>11.1.2.2</text:p>
          </table:table-cell>
          <table:table-cell table:style-name="ce387" office:value-type="string" calcext:value-type="string">
            <text:p>11.1.2.x</text:p>
            <text:p>11.1.1.4</text:p>
            <text:p>11.1.1.3</text:p>
            <text:p>9.3.3</text:p>
            <text:p/>
          </table:table-cell>
          <table:table-cell table:style-name="ce322" office:value-type="string" calcext:value-type="string">
            <text:p>11.1.2.2</text:p>
            <text:p>For Extended Analytics</text:p>
          </table:table-cell>
          <table:table-cell table:number-columns-repeated="5" table:style-name="ce322" office:value-type="string" calcext:value-type="string">
            <text:p>NA</text:p>
          </table:table-cell>
          <table:table-cell table:style-name="ce322" office:value-type="string" calcext:value-type="string">
            <text:p>11.1.2.2</text:p>
            <text:p>9.3.3</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11.1.2.2</text:p>
          </table:table-cell>
          <table:table-cell table:number-columns-repeated="4" table:style-name="ce322" office:value-type="string" calcext:value-type="string">
            <text:p>NA</text:p>
          </table:table-cell>
          <table:table-cell table:number-columns-repeated="2" table:style-name="ce322" office:value-type="string" calcext:value-type="string">
            <text:p>11.1.2.2</text:p>
          </table:table-cell>
          <table:table-cell table:style-name="ce322" office:value-type="string" calcext:value-type="string">
            <text:p>11.1.2.2</text:p>
            <text:p>9.3.3</text:p>
          </table:table-cell>
          <table:table-cell table:style-name="ce322" office:value-type="string" calcext:value-type="string">
            <text:p>11.1.2.2</text:p>
            <text:p>9.3.3</text:p>
          </table:table-cell>
          <table:table-cell table:style-name="ce322" office:value-type="string" calcext:value-type="string">
            <text:p>All versions through flat files or interface tables through ODI</text:p>
          </table:table-cell>
          <table:table-cell table:number-columns-repeated="2" table:style-name="ce322" office:value-type="string" calcext:value-type="string">
            <text:p>11.1.2.2</text:p>
          </table:table-cell>
          <table:table-cell table:style-name="ce283"/>
          <table:table-cell table:style-name="ce152" table:number-columns-repeated="9"/>
          <table:table-cell table:style-name="ce44" table:number-columns-repeated="985"/>
        </table:table-row>
        <table:table-row table:style-name="ro83">
          <table:table-cell table:style-name="ce309"/>
          <table:table-cell table:style-name="ce68" office:value-type="string" calcext:value-type="string">
            <text:p>Oracle Quantitative Management and Reporting for Solvency II</text:p>
          </table:table-cell>
          <table:table-cell table:number-columns-repeated="4" table:style-name="ce322" office:value-type="string" calcext:value-type="string">
            <text:p>11.1.2.2</text:p>
          </table:table-cell>
          <table:table-cell table:style-name="ce387" office:value-type="string" calcext:value-type="string">
            <text:p>11.1.2.x</text:p>
            <text:p>11.1.1.4</text:p>
            <text:p>11.1.1.3</text:p>
            <text:p>9.3.3</text:p>
            <text:p/>
          </table:table-cell>
          <table:table-cell table:style-name="ce322" office:value-type="string" calcext:value-type="string">
            <text:p>11.1.2.2</text:p>
            <text:p>For Extended Analytics</text:p>
          </table:table-cell>
          <table:table-cell table:number-columns-repeated="5" table:style-name="ce322" office:value-type="string" calcext:value-type="string">
            <text:p>NA</text:p>
          </table:table-cell>
          <table:table-cell table:style-name="ce322" office:value-type="string" calcext:value-type="string">
            <text:p>11.1.2.2</text:p>
            <text:p>9.3.3</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11.1.2.2</text:p>
          </table:table-cell>
          <table:table-cell table:number-columns-repeated="4" table:style-name="ce322" office:value-type="string" calcext:value-type="string">
            <text:p>NA</text:p>
          </table:table-cell>
          <table:table-cell table:number-columns-repeated="2" table:style-name="ce322" office:value-type="string" calcext:value-type="string">
            <text:p>11.1.2.2</text:p>
          </table:table-cell>
          <table:table-cell table:style-name="ce322" office:value-type="string" calcext:value-type="string">
            <text:p>11.1.2.2</text:p>
            <text:p>9.3.3</text:p>
          </table:table-cell>
          <table:table-cell table:style-name="ce322" office:value-type="string" calcext:value-type="string">
            <text:p>11.1.2.2</text:p>
            <text:p>9.3.3</text:p>
          </table:table-cell>
          <table:table-cell table:style-name="ce322" office:value-type="string" calcext:value-type="string">
            <text:p>All versions through flat files or interface tables through ODI</text:p>
          </table:table-cell>
          <table:table-cell table:number-columns-repeated="2" table:style-name="ce322" office:value-type="string" calcext:value-type="string">
            <text:p>11.1.2.2</text:p>
          </table:table-cell>
          <table:table-cell table:style-name="ce283"/>
          <table:table-cell table:style-name="ce152" table:number-columns-repeated="9"/>
          <table:table-cell table:style-name="ce44" table:number-columns-repeated="985"/>
        </table:table-row>
        <table:table-row table:style-name="ro68">
          <table:table-cell table:style-name="ce309"/>
          <table:table-cell table:style-name="ce68" office:value-type="string" calcext:value-type="string">
            <text:p>Performance Scorecard</text:p>
          </table:table-cell>
          <table:table-cell table:number-columns-repeated="2" table:style-name="ce322" office:value-type="string" calcext:value-type="string">
            <text:p>11.1.2.2</text:p>
          </table:table-cell>
          <table:table-cell table:number-columns-repeated="2"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2</text:p>
          </table:table-cell>
          <table:table-cell table:number-columns-repeated="5"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number-columns-repeated="13" table:style-name="ce322" office:value-type="string" calcext:value-type="string">
            <text:p>NA</text:p>
          </table:table-cell>
          <table:table-cell table:style-name="ce283"/>
          <table:table-cell table:style-name="ce152" table:number-columns-repeated="9"/>
          <table:table-cell table:style-name="ce44" table:number-columns-repeated="985"/>
        </table:table-row>
        <table:table-row table:style-name="ro7">
          <table:table-cell table:style-name="ce309"/>
          <table:table-cell table:style-name="ce68" office:value-type="string" calcext:value-type="string">
            <text:p>Strategic Finance</text:p>
          </table:table-cell>
          <table:table-cell table:style-name="ce322" office:value-type="string" calcext:value-type="string">
            <text:p>11.1.2.2</text:p>
          </table:table-cell>
          <table:table-cell table:number-columns-repeated="3"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2</text:p>
          </table:table-cell>
          <table:table-cell table:number-columns-repeated="5"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4" table:style-name="ce322" office:value-type="string" calcext:value-type="string">
            <text:p>11.1.2.2</text:p>
          </table:table-cell>
          <table:table-cell table:number-columns-repeated="6" table:style-name="ce322" office:value-type="string" calcext:value-type="string">
            <text:p>NA</text:p>
          </table:table-cell>
          <table:table-cell table:style-name="ce322" office:value-type="string" calcext:value-type="string">
            <text:p>11.1.2.2</text:p>
          </table:table-cell>
          <table:table-cell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5"/>
        </table:table-row>
        <table:table-row table:style-name="ro68">
          <table:table-cell table:style-name="ce309"/>
          <table:table-cell table:style-name="ce68" office:value-type="string" calcext:value-type="string">
            <text:p>Profitability &amp; Cost Management</text:p>
          </table:table-cell>
          <table:table-cell table:number-columns-repeated="3" table:style-name="ce322" office:value-type="string" calcext:value-type="string">
            <text:p>11.1.2.2</text:p>
          </table:table-cell>
          <table:table-cell table:style-name="ce322" office:value-type="string" calcext:value-type="string">
            <text:p>NA</text:p>
          </table:table-cell>
          <table:table-cell table:number-columns-repeated="5" table:style-name="ce322" office:value-type="string" calcext:value-type="string">
            <text:p>11.1.2.2</text:p>
          </table:table-cell>
          <table:table-cell table:number-columns-repeated="2" table:style-name="ce322" office:value-type="string" calcext:value-type="string">
            <text:p>NA</text:p>
          </table:table-cell>
          <table:table-cell table:style-name="ce334" office:value-type="string" calcext:value-type="string">
            <text:p>11.1.2.2</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2</text:p>
          </table:table-cell>
          <table:table-cell table:number-columns-repeated="12"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5"/>
        </table:table-row>
        <table:table-row table:style-name="ro68">
          <table:table-cell table:style-name="ce309"/>
          <table:table-cell table:style-name="ce68" office:value-type="string" calcext:value-type="string">
            <text:p>Financial Close Management</text:p>
          </table:table-cell>
          <table:table-cell table:number-columns-repeated="2" table:style-name="ce322" office:value-type="string" calcext:value-type="string">
            <text:p>11.1.2.2</text:p>
          </table:table-cell>
          <table:table-cell table:number-columns-repeated="2" table:style-name="ce322" office:value-type="string" calcext:value-type="string">
            <text:p>NA</text:p>
          </table:table-cell>
          <table:table-cell table:style-name="ce384" office:value-type="string" calcext:value-type="string">
            <text:p>NA</text:p>
          </table:table-cell>
          <table:table-cell table:number-columns-repeated="6" table:style-name="ce322" office:value-type="string" calcext:value-type="string">
            <text:p>NA</text:p>
          </table:table-cell>
          <table:table-cell table:style-name="ce334" office:value-type="string" calcext:value-type="string">
            <text:p>11.1.2.2</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NA</text:p>
          </table:table-cell>
          <table:table-cell table:number-columns-repeated="3" table:style-name="ce322" office:value-type="string" calcext:value-type="string">
            <text:p>11.1.2.2</text:p>
          </table:table-cell>
          <table:table-cell table:number-columns-repeated="6" table:style-name="ce322" office:value-type="string" calcext:value-type="string">
            <text:p>NA</text:p>
          </table:table-cell>
          <table:table-cell table:number-columns-repeated="2" table:style-name="ce322" office:value-type="string" calcext:value-type="string">
            <text:p>11.1.2.2</text:p>
          </table:table-cell>
          <table:table-cell table:style-name="ce283"/>
          <table:table-cell table:style-name="ce152" table:number-columns-repeated="9"/>
          <table:table-cell table:style-name="ce44" table:number-columns-repeated="100"/>
          <table:table-cell table:number-columns-repeated="885"/>
        </table:table-row>
        <table:table-row table:style-name="ro114">
          <table:table-cell table:style-name="ce309"/>
          <table:table-cell table:style-name="ce68" office:value-type="string" calcext:value-type="string">
            <text:p>Disclosure Management</text:p>
          </table:table-cell>
          <table:table-cell table:number-columns-repeated="2" table:style-name="ce322" office:value-type="string" calcext:value-type="string">
            <text:p>11.1.2.2</text:p>
          </table:table-cell>
          <table:table-cell table:number-columns-repeated="2" table:style-name="ce322" office:value-type="string" calcext:value-type="string">
            <text:p>NA</text:p>
          </table:table-cell>
          <table:table-cell table:number-columns-repeated="2"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able:table-cell>
          <table:table-cell table:number-columns-repeated="3" table:style-name="ce322" office:value-type="string" calcext:value-type="string">
            <text:p>NA</text:p>
          </table:table-cell>
          <table:table-cell table:style-name="ce334" office:value-type="string" calcext:value-type="string">
            <text:p>11.1.2.2</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4" table:style-name="ce322" office:value-type="string" calcext:value-type="string">
            <text:p>11.1.2.2</text:p>
          </table:table-cell>
          <table:table-cell table:number-columns-repeated="8"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5"/>
        </table:table-row>
        <table:table-row table:style-name="ro113">
          <table:table-cell table:style-name="ce442" office:value-type="string" calcext:value-type="string">
            <text:p>Data Management</text:p>
          </table:table-cell>
          <table:table-cell table:style-name="ce97" office:value-type="string" calcext:value-type="string">
            <text:p>Data Relationship Management</text:p>
          </table:table-cell>
          <table:table-cell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All versions through flat files </text:p>
          </table:table-cell>
          <table:table-cell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All versions through flat files </text:p>
          </table:table-cell>
          <table:table-cell table:style-name="ce328" office:value-type="string" calcext:value-type="string">
            <text:p>All versions through flat files or interface tables</text:p>
          </table:table-cell>
          <table:table-cell table:style-name="ce322" office:value-type="string" calcext:value-type="string">
            <text:p>NA</text:p>
          </table:table-cell>
          <table:table-cell table:number-columns-repeated="2" table:style-name="ce322" office:value-type="string" calcext:value-type="string">
            <text:p>All versions through flat files or interface tables</text:p>
          </table:table-cell>
          <table:table-cell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4" table:style-name="ce322" office:value-type="string" calcext:value-type="string">
            <text:p>All versions through flat files (Requires ODI)</text:p>
          </table:table-cell>
          <table:table-cell table:number-columns-repeated="2" table:style-name="ce322" office:value-type="string" calcext:value-type="string">
            <text:p>NA</text:p>
          </table:table-cell>
          <table:table-cell table:style-name="ce53" office:value-type="string" calcext:value-type="string">
            <text:p>All versions through flat files (Requires Performance Management Architect)</text:p>
          </table:table-cell>
          <table:table-cell table:number-columns-repeated="5"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5"/>
        </table:table-row>
        <table:table-row table:style-name="ro120">
          <table:table-cell table:style-name="ce309"/>
          <table:table-cell table:style-name="ce97" office:value-type="string" calcext:value-type="string">
            <text:p>FDM</text:p>
          </table:table-cell>
          <table:table-cell table:style-name="ce322" office:value-type="string" calcext:value-type="string">
            <text:p>11.1.2.2</text:p>
          </table:table-cell>
          <table:table-cell table:number-columns-repeated="3" table:style-name="ce322" office:value-type="string" calcext:value-type="string">
            <text:p>NA</text:p>
          </table:table-cell>
          <table:table-cell table:style-name="ce384" office:value-type="string" calcext:value-type="string">
            <text:p>11.1.2.2</text:p>
            <text:p>(for drill-through)</text:p>
          </table:table-cell>
          <table:table-cell table:style-name="ce322" office:value-type="string" calcext:value-type="string">
            <text:p>11.1.2.2</text:p>
          </table:table-cell>
          <table:table-cell table:number-columns-repeated="3" table:style-name="ce322" office:value-type="string" calcext:value-type="string">
            <text:p>NA</text:p>
          </table:table-cell>
          <table:table-cell table:style-name="ce322" office:value-type="string" calcext:value-type="string">
            <text:p>11.1.2.2</text:p>
          </table:table-cell>
          <table:table-cell table:style-name="ce322" office:value-type="string" calcext:value-type="string">
            <text:p>NA</text:p>
          </table:table-cell>
          <table:table-cell table:style-name="ce334" office:value-type="string" calcext:value-type="string">
            <text:p>11.1.2.2 </text:p>
            <text:p>(for drill-through)</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4" table:style-name="ce322" office:value-type="string" calcext:value-type="string">
            <text:p>11.1.2.2</text:p>
          </table:table-cell>
          <table:table-cell table:style-name="ce322" office:value-type="string" calcext:value-type="string">
            <text:p>NA</text:p>
          </table:table-cell>
          <table:table-cell table:style-name="ce322" office:value-type="string" calcext:value-type="string">
            <text:p>11.1.2.2</text:p>
          </table:table-cell>
          <table:table-cell table:style-name="ce53" office:value-type="string" calcext:value-type="string">
            <text:p>11.1.2.2 (deployed with Essbase)</text:p>
          </table:table-cell>
          <table:table-cell table:style-name="ce322" office:value-type="string" calcext:value-type="string">
            <text:p>11.1.2.2</text:p>
            <text:p>9.3.3</text:p>
            <text:p>Note: FDM and FM version must match</text:p>
          </table:table-cell>
          <table:table-cell table:number-columns-repeated="3" table:style-name="ce322" office:value-type="string" calcext:value-type="string">
            <text:p>NA</text:p>
          </table:table-cell>
          <table:table-cell table:style-name="ce322" office:value-type="string" calcext:value-type="string">
            <text:p>11.1.2.2</text:p>
          </table:table-cell>
          <table:table-cell table:style-name="ce283"/>
          <table:table-cell table:style-name="ce152" table:number-columns-repeated="9"/>
          <table:table-cell table:style-name="ce44" table:number-columns-repeated="100"/>
          <table:table-cell table:number-columns-repeated="885"/>
        </table:table-row>
        <table:table-row table:style-name="ro102">
          <table:table-cell table:style-name="ce309"/>
          <table:table-cell table:style-name="ce97" office:value-type="string" calcext:value-type="string">
            <text:p>ERP Integrator</text:p>
          </table:table-cell>
          <table:table-cell table:number-columns-repeated="3" table:style-name="ce322" office:value-type="string" calcext:value-type="string">
            <text:p>11.1.2.2</text:p>
          </table:table-cell>
          <table:table-cell table:style-name="ce322" office:value-type="string" calcext:value-type="string">
            <text:p>NA</text:p>
          </table:table-cell>
          <table:table-cell table:style-name="ce384" office:value-type="string" calcext:value-type="string">
            <text:p>11.1.2.2 </text:p>
            <text:p>(for drill-through)</text:p>
          </table:table-cell>
          <table:table-cell table:number-columns-repeated="3" table:style-name="ce322" office:value-type="string" calcext:value-type="string">
            <text:p>11.1.2.2</text:p>
          </table:table-cell>
          <table:table-cell table:number-columns-repeated="3" table:style-name="ce322" office:value-type="string" calcext:value-type="string">
            <text:p>NA</text:p>
          </table:table-cell>
          <table:table-cell table:style-name="ce334" office:value-type="string" calcext:value-type="string">
            <text:p>11.1.2.2</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style-name="ce322" office:value-type="string" calcext:value-type="string">
            <text:p>11.1.2.2</text:p>
            <text:p/>
          </table:table-cell>
          <table:table-cell table:number-columns-repeated="3" table:style-name="ce322" office:value-type="string" calcext:value-type="string">
            <text:p>11.1.2.2</text:p>
          </table:table-cell>
          <table:table-cell table:number-columns-repeated="3" table:style-name="ce322" office:value-type="string" calcext:value-type="string">
            <text:p>NA</text:p>
          </table:table-cell>
          <table:table-cell table:style-name="ce322" office:value-type="string" calcext:value-type="string">
            <text:p>11.1.2.2</text:p>
          </table:table-cell>
          <table:table-cell table:number-columns-repeated="2" table:style-name="ce322" office:value-type="string" calcext:value-type="string">
            <text:p>NA</text:p>
          </table:table-cell>
          <table:table-cell table:style-name="ce322" office:value-type="string" calcext:value-type="string">
            <text:p>11.1.2.2</text:p>
            <text:p/>
          </table:table-cell>
          <table:table-cell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5"/>
        </table:table-row>
        <table:table-row table:style-name="ro123">
          <table:table-cell table:style-name="ce442" office:value-type="string" calcext:value-type="string">
            <text:p>Other Oracle Products</text:p>
          </table:table-cell>
          <table:table-cell table:style-name="ce380" office:value-type="string" calcext:value-type="string">
            <text:p>OBIEE and BI Publisher</text:p>
          </table:table-cell>
          <table:table-cell table:style-name="ce384" office:value-type="string" calcext:value-type="string">
            <text:p>NA</text:p>
          </table:table-cell>
          <table:table-cell table:style-name="ce384" office:value-type="string" calcext:value-type="string">
            <text:p>10.1.3.4.x</text:p>
            <text:p>11.1.1.7</text:p>
            <text:p><text:span text:style-name="T9">*See footnote</text:span></text:p>
          </table:table-cell>
          <table:table-cell table:number-columns-repeated="3" table:style-name="ce384" office:value-type="string" calcext:value-type="string">
            <text:p>NA</text:p>
          </table:table-cell>
          <table:table-cell table:style-name="ce384" office:value-type="string" calcext:value-type="string">
            <text:p>10.1.3.3.2</text:p>
            <text:p>10.1.3.4.x</text:p>
            <text:p>11.1.1.3</text:p>
            <text:p>11.1.1.5</text:p>
            <text:p>11.1.1.6</text:p>
            <text:p>11.1.1.7</text:p>
            <text:p><text:span text:style-name="T9">*See footnote</text:span></text:p>
          </table:table-cell>
          <table:table-cell table:number-columns-repeated="3" table:style-name="ce384" office:value-type="string" calcext:value-type="string">
            <text:p>NA</text:p>
          </table:table-cell>
          <table:table-cell table:style-name="ce384" office:value-type="string" calcext:value-type="string">
            <text:p>10.1.3.4.1</text:p>
            <text:p><text:span text:style-name="T9">*See footnote</text:span></text:p>
          </table:table-cell>
          <table:table-cell table:style-name="ce387" office:value-type="string" calcext:value-type="string">
            <text:p>NA</text:p>
          </table:table-cell>
          <table:table-cell table:style-name="ce387" office:value-type="string" calcext:value-type="string">
            <text:p>10.1.3.4.1 </text:p>
            <text:p>11.1.1.3</text:p>
            <text:p>11.1.1.5</text:p>
            <text:p>11.1.1.6</text:p>
            <text:p>11.1.1.7</text:p>
            <text:p><text:span text:style-name="T9">*See footnote</text:span></text:p>
          </table:table-cell>
          <table:table-cell table:style-name="ce384" office:value-type="string" calcext:value-type="string">
            <text:p>NA</text:p>
          </table:table-cell>
          <table:table-cell table:style-name="ce417" office:value-type="string" calcext:value-type="string">
            <text:p>NA</text:p>
          </table:table-cell>
          <table:table-cell table:number-columns-repeated="2" table:style-name="ce384" office:value-type="string" calcext:value-type="string">
            <text:p>NA</text:p>
          </table:table-cell>
          <table:table-cell table:style-name="ce384" office:value-type="string" calcext:value-type="string">
            <text:p>11.1.1.3</text:p>
            <text:p>11.1.1.5</text:p>
            <text:p>11.1.1.6</text:p>
            <text:p>11.1.1.7</text:p>
            <text:p><text:span text:style-name="T9">*See footnote</text:span></text:p>
          </table:table-cell>
          <table:table-cell table:style-name="ce384" office:value-type="string" calcext:value-type="string">
            <text:p>11.1.1.3</text:p>
            <text:p>11.1.1.5</text:p>
            <text:p>11.1.1.6</text:p>
            <text:p>11.1.1.7</text:p>
            <text:p><text:span text:style-name="T9">*See footnote</text:span></text:p>
          </table:table-cell>
          <table:table-cell table:style-name="ce384" office:value-type="string" calcext:value-type="string">
            <text:p>11.1.1.3</text:p>
            <text:p>11.1.1.5</text:p>
            <text:p>11.1.1.6</text:p>
            <text:p>11.1.1.7</text:p>
            <text:p><text:span text:style-name="T9">*See footnote</text:span></text:p>
          </table:table-cell>
          <table:table-cell table:number-columns-repeated="8" table:style-name="ce384" office:value-type="string" calcext:value-type="string">
            <text:p>NA</text:p>
          </table:table-cell>
          <table:table-cell table:style-name="ce283"/>
          <table:table-cell table:style-name="ce152" table:number-columns-repeated="9"/>
          <table:table-cell table:style-name="ce44" table:number-columns-repeated="23"/>
          <table:table-cell table:style-name="ce161" table:number-columns-repeated="962"/>
        </table:table-row>
        <table:table-row table:style-name="ro108">
          <table:table-cell table:style-name="ce313"/>
          <table:table-cell table:style-name="ce97" office:value-type="string" calcext:value-type="string">
            <text:p>Oracle Data Integrator (ODI)</text:p>
          </table:table-cell>
          <table:table-cell table:number-columns-repeated="4" table:style-name="ce322" office:value-type="string" calcext:value-type="string">
            <text:p>NA</text:p>
          </table:table-cell>
          <table:table-cell table:style-name="ce384" office:value-type="string" calcext:value-type="string">
            <text:p>NA</text:p>
          </table:table-cell>
          <table:table-cell table:style-name="ce328" office:value-type="string" calcext:value-type="string">
            <text:p>11.1.1.6</text:p>
            <text:p/>
          </table:table-cell>
          <table:table-cell table:number-columns-repeated="5"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style-name="ce328" office:value-type="string" calcext:value-type="string">
            <text:p>11.1.1.6</text:p>
            <text:p/>
          </table:table-cell>
          <table:table-cell table:style-name="ce328" office:value-type="string" calcext:value-type="string">
            <text:p>11.1.1.6</text:p>
            <text:p/>
          </table:table-cell>
          <table:table-cell table:style-name="ce328" office:value-type="string" calcext:value-type="string">
            <text:p>11.1.1.6</text:p>
            <text:p/>
          </table:table-cell>
          <table:table-cell table:style-name="ce328" office:value-type="string" calcext:value-type="string">
            <text:p>11.1.1.6</text:p>
            <text:p/>
          </table:table-cell>
          <table:table-cell table:number-columns-repeated="2" table:style-name="ce322" office:value-type="string" calcext:value-type="string">
            <text:p>NA</text:p>
          </table:table-cell>
          <table:table-cell table:style-name="ce328" office:value-type="string" calcext:value-type="string">
            <text:p>11.1.1.6</text:p>
            <text:p/>
          </table:table-cell>
          <table:table-cell table:style-name="ce328" office:value-type="string" calcext:value-type="string">
            <text:p>11.1.1.6</text:p>
            <text:p/>
          </table:table-cell>
          <table:table-cell table:style-name="ce322" office:value-type="string" calcext:value-type="string">
            <text:p>NA</text:p>
          </table:table-cell>
          <table:table-cell table:style-name="ce322" office:value-type="string" calcext:value-type="string">
            <text:p>All versions through flat files or interface tables</text:p>
          </table:table-cell>
          <table:table-cell table:style-name="ce322" office:value-type="string" calcext:value-type="string">
            <text:p>NA</text:p>
          </table:table-cell>
          <table:table-cell table:style-name="ce328" office:value-type="string" calcext:value-type="string">
            <text:p>11.1.1.6</text:p>
            <text:p/>
          </table:table-cell>
          <table:table-cell table:style-name="ce283"/>
          <table:table-cell table:style-name="ce152" table:number-columns-repeated="9"/>
          <table:table-cell table:style-name="ce44"/>
          <table:table-cell table:style-name="ce354" table:number-columns-repeated="22"/>
          <table:table-cell table:style-name="ce215" table:number-columns-repeated="962"/>
        </table:table-row>
        <table:table-row table:style-name="ro102">
          <table:table-cell table:style-name="ce314" table:number-columns-spanned="1" table:number-rows-spanned="3"/>
          <table:table-cell table:style-name="ce97" office:value-type="string" calcext:value-type="string">
            <text:p>Oracle Universal Content Management</text:p>
          </table:table-cell>
          <table:table-cell table:number-columns-repeated="4" table:style-name="ce322" office:value-type="string" calcext:value-type="string">
            <text:p>NA</text:p>
          </table:table-cell>
          <table:table-cell table:style-name="ce384" office:value-type="string" calcext:value-type="string">
            <text:p>NA</text:p>
          </table:table-cell>
          <table:table-cell table:number-columns-repeated="6"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number-columns-repeated="8" table:style-name="ce322" office:value-type="string" calcext:value-type="string">
            <text:p>NA</text:p>
          </table:table-cell>
          <table:table-cell table:style-name="ce322" office:value-type="string" calcext:value-type="string">
            <text:p>10.1.3</text:p>
            <text:p>11.1.1</text:p>
          </table:table-cell>
          <table:table-cell table:style-name="ce322" office:value-type="string" calcext:value-type="string">
            <text:p>10.1.3</text:p>
            <text:p>11.1.1</text:p>
          </table:table-cell>
          <table:table-cell table:number-columns-repeated="3" table:style-name="ce322" office:value-type="string" calcext:value-type="string">
            <text:p>NA</text:p>
          </table:table-cell>
          <table:table-cell table:style-name="ce284"/>
          <table:table-cell table:style-name="ce154" table:number-columns-repeated="9"/>
          <table:table-cell table:style-name="ce354"/>
          <table:table-cell table:style-name="ce44" table:number-columns-repeated="99"/>
          <table:table-cell table:style-name="ce215" table:number-columns-repeated="885"/>
        </table:table-row>
        <table:table-row table:style-name="ro68">
          <table:covered-table-cell table:style-name="ce370"/>
          <table:table-cell table:style-name="ce97" office:value-type="string" calcext:value-type="string">
            <text:p>Oracle Essbase Analytics Link</text:p>
          </table:table-cell>
          <table:table-cell table:number-columns-repeated="4"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2</text:p>
          </table:table-cell>
          <table:table-cell table:number-columns-repeated="5"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NA</text:p>
          </table:table-cell>
          <table:table-cell table:number-columns-repeated="3" table:style-name="ce322" office:value-type="string" calcext:value-type="string">
            <text:p>11.1.2.2</text:p>
          </table:table-cell>
          <table:table-cell table:number-columns-repeated="8" table:style-name="ce322" office:value-type="string" calcext:value-type="string">
            <text:p>NA</text:p>
          </table:table-cell>
          <table:table-cell table:style-name="ce283"/>
          <table:table-cell table:style-name="ce152" table:number-columns-repeated="9"/>
          <table:table-cell table:style-name="ce354"/>
          <table:table-cell table:style-name="ce44" table:number-columns-repeated="99"/>
          <table:table-cell table:style-name="ce215" table:number-columns-repeated="885"/>
        </table:table-row>
        <table:table-row table:style-name="ro124">
          <table:covered-table-cell table:style-name="ce213"/>
          <table:table-cell table:style-name="ce68" office:value-type="string" calcext:value-type="string">
            <text:p>OFMA</text:p>
          </table:table-cell>
          <table:table-cell table:number-columns-repeated="4" table:style-name="ce322" office:value-type="string" calcext:value-type="string">
            <text:p>NA</text:p>
          </table:table-cell>
          <table:table-cell table:number-columns-repeated="12" table:style-name="ce384" office:value-type="string" calcext:value-type="string">
            <text:p>NA</text:p>
          </table:table-cell>
          <table:table-cell table:style-name="ce452" office:value-type="string" calcext:value-type="string">
            <text:p>11.1.2.2 </text:p>
            <text:p>11.1.2.2.300 (supported with Financial Management 11.1.2.2.300 </text:p>
            <text:p>11.1.2.3) (supported with Financial Management 11.1.2.2.300) </text:p>
            <text:p> </text:p>
          </table:table-cell>
          <table:table-cell table:number-columns-repeated="5" table:style-name="ce384" office:value-type="string" calcext:value-type="string">
            <text:p>NA</text:p>
          </table:table-cell>
          <table:table-cell table:style-name="ce452" office:value-type="string" calcext:value-type="string">
            <text:p>11.1.2.2 </text:p>
            <text:p>11.1.2.2.300 (supported with Financial Close Management 11.1.2.2.300) </text:p>
            <text:p/>
          </table:table-cell>
          <table:table-cell table:number-columns-repeated="2" table:style-name="ce384" office:value-type="string" calcext:value-type="string">
            <text:p>NA</text:p>
          </table:table-cell>
          <table:table-cell table:style-name="ce452" office:value-type="string" calcext:value-type="string">
            <text:p>11.1.2.2.300 (supported with FDM 11.1.2.2.300) </text:p>
            <text:p/>
          </table:table-cell>
          <table:table-cell table:style-name="ce384" office:value-type="string" calcext:value-type="string">
            <text:p>NA</text:p>
          </table:table-cell>
          <table:table-cell table:style-name="ce152" table:number-columns-repeated="10"/>
          <table:table-cell table:style-name="ce163"/>
          <table:table-cell table:number-columns-repeated="984"/>
        </table:table-row>
        <table:table-row table:style-name="ro7">
          <table:table-cell table:style-name="ce315" table:number-columns-repeated="2"/>
          <table:table-cell table:style-name="ce323" office:value-type="string" calcext:value-type="string" table:number-columns-spanned="27" table:number-rows-spanned="1">
            <text:p><text:span text:style-name="T6"><text:a xlink:href="http://www.oracle.com/technetwork/middleware/bi-foundation/obi-epm-integration-355043.pdf" xlink:type="simple">* Click here for more details on the integration points among these products.</text:a></text:span></text:p>
          </table:table-cell>
          <table:covered-table-cell table:number-columns-repeated="26" table:style-name="ce324"/>
          <table:table-cell table:style-name="ce353" table:number-columns-repeated="110"/>
          <table:table-cell table:style-name="ce355" table:number-columns-repeated="885"/>
        </table:table-row>
        <table:table-row table:style-name="ro7">
          <table:table-cell table:style-name="ce152" table:number-columns-spanned="39" table:number-rows-spanned="21"/>
          <table:covered-table-cell table:number-columns-repeated="38"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covered-table-cell table:number-columns-repeated="39" table:style-name="ce152"/>
          <table:table-cell table:style-name="ce44" table:number-columns-repeated="103"/>
          <table:table-cell table:number-columns-repeated="882"/>
        </table:table-row>
        <table:table-row table:style-name="ro7" table:number-rows-repeated="218">
          <table:table-cell table:style-name="ce44" table:number-columns-repeated="14"/>
          <table:table-cell table:style-name="ce214"/>
          <table:table-cell table:style-name="ce44" table:number-columns-repeated="127"/>
          <table:table-cell table:number-columns-repeated="882"/>
        </table:table-row>
        <table:table-row table:style-name="ro7" table:number-rows-repeated="1048299">
          <table:table-cell table:number-columns-repeated="1024"/>
        </table:table-row>
        <table:table-row table:style-name="ro7">
          <table:table-cell table:number-columns-repeated="1024"/>
        </table:table-row>
        <table:named-expressions>
          <table:named-range table:name="Excel_BuiltIn_Print_Area" table:base-cell-address="$Menu.$A$1" table:cell-range-address="$'11.1.2.2 Release Compatibility'.$A$1:.$AC$35" table:range-usable-as="print-range"/>
          <table:named-range table:name="Excel_BuiltIn_Print_Titles" table:base-cell-address="$Menu.$A$1" table:cell-range-address="$'11.1.2.2 Release Compatibility'.$A$1:.$AMJ$4" table:range-usable-as="repeat-column repeat-row"/>
        </table:named-expressions>
      </table:table>
      <table:table table:name="11.1.2.3 Release Compatibility" table:style-name="ta12">
        <table:table-column table:style-name="co46" table:default-cell-style-name="ce62"/>
        <table:table-column table:style-name="co47" table:default-cell-style-name="ce62"/>
        <table:table-column table:style-name="co48" table:default-cell-style-name="ce62"/>
        <table:table-column table:style-name="co49" table:default-cell-style-name="ce62"/>
        <table:table-column table:style-name="co45" table:default-cell-style-name="ce62"/>
        <table:table-column table:style-name="co49" table:default-cell-style-name="ce62"/>
        <table:table-column table:style-name="co51" table:default-cell-style-name="ce62"/>
        <table:table-column table:style-name="co51" table:default-cell-style-name="ce196"/>
        <table:table-column table:style-name="co15" table:default-cell-style-name="ce161"/>
        <table:table-column table:style-name="co48" table:number-columns-repeated="2" table:default-cell-style-name="ce163"/>
        <table:table-column table:style-name="co15" table:default-cell-style-name="ce62"/>
        <table:table-column table:style-name="co51" table:default-cell-style-name="ce196"/>
        <table:table-column table:style-name="co51" table:default-cell-style-name="ce161"/>
        <table:table-column table:style-name="co52" table:default-cell-style-name="ce163"/>
        <table:table-column table:style-name="co53" table:default-cell-style-name="ce62"/>
        <table:table-column table:style-name="co58" table:default-cell-style-name="ce62"/>
        <table:table-column table:style-name="co63" table:default-cell-style-name="ce62"/>
        <table:table-column table:style-name="co60" table:default-cell-style-name="ce62"/>
        <table:table-column table:style-name="co61" table:default-cell-style-name="ce62"/>
        <table:table-column table:style-name="co54" table:default-cell-style-name="ce62"/>
        <table:table-column table:style-name="co46" table:default-cell-style-name="ce62"/>
        <table:table-column table:style-name="co60" table:default-cell-style-name="ce62"/>
        <table:table-column table:style-name="co56" table:default-cell-style-name="ce62"/>
        <table:table-column table:style-name="co55" table:default-cell-style-name="ce62"/>
        <table:table-column table:style-name="co20" table:number-columns-repeated="999" table:default-cell-style-name="Default"/>
        <table:table-row table:style-name="ro110">
          <table:table-cell table:style-name="ce171" office:value-type="string" calcext:value-type="string" table:number-columns-spanned="21" table:number-rows-spanned="1">
            <text:p> Oracle Enterprise Performance Management System Certification Matrix Release 11.1.2.3</text:p>
            <text:p>Release Compatibility</text:p>
          </table:table-cell>
          <table:covered-table-cell table:number-columns-repeated="19" table:style-name="ce443"/>
          <table:covered-table-cell table:style-name="ce453"/>
          <table:table-cell table:style-name="ce454" office:value-type="string" calcext:value-type="string">
            <text:p>Last Updated: <text:s/>June 20, 2013</text:p>
          </table:table-cell>
          <table:table-cell table:style-name="ce455"/>
          <table:table-cell table:style-name="ce457" table:number-columns-repeated="2"/>
          <table:table-cell table:style-name="ce459"/>
          <table:table-cell table:style-name="ce283"/>
          <table:table-cell table:style-name="ce152" table:number-columns-repeated="9"/>
          <table:table-cell table:style-name="ce44" table:number-columns-repeated="6"/>
          <table:table-cell table:style-name="ce163"/>
          <table:table-cell table:number-columns-repeated="981"/>
        </table:table-row>
        <table:table-row table:style-name="ro11">
          <table:table-cell table:style-name="ce299" office:value-type="string" calcext:value-type="string" table:number-columns-spanned="26" table:number-rows-spanned="1">
            <text:p>Read down each column to identify the earlier versions of EPM System products compatible with Release 11.1.2.3. <text:s text:c="2"/>This document reflects the interaction between EPM System products and does not reflect co-deployment requirements.</text:p>
          </table:table-cell>
          <table:covered-table-cell table:number-columns-repeated="25" table:style-name="ce338"/>
          <table:table-cell table:style-name="ce283"/>
          <table:table-cell table:style-name="ce152" table:number-columns-repeated="9"/>
          <table:table-cell table:style-name="ce44" table:number-columns-repeated="6"/>
          <table:table-cell table:style-name="ce163"/>
          <table:table-cell table:number-columns-repeated="981"/>
        </table:table-row>
        <table:table-row table:style-name="ro118">
          <table:table-cell table:style-name="ce439" table:number-columns-spanned="2" table:number-rows-spanned="1"/>
          <table:covered-table-cell table:style-name="ce444"/>
          <table:table-cell table:style-name="ce445" office:value-type="string" calcext:value-type="string" table:number-columns-spanned="5" table:number-rows-spanned="1">
            <text:p>Foundation Services</text:p>
          </table:table-cell>
          <table:covered-table-cell table:number-columns-repeated="3" table:style-name="ce320"/>
          <table:covered-table-cell table:style-name="ce339"/>
          <table:table-cell table:style-name="ce461" office:value-type="string" calcext:value-type="string" table:number-columns-spanned="5" table:number-rows-spanned="1">
            <text:p>Essbase</text:p>
          </table:table-cell>
          <table:covered-table-cell table:number-columns-repeated="4" table:style-name="ce329"/>
          <table:table-cell table:style-name="ce445" office:value-type="string" calcext:value-type="string" table:number-columns-spanned="4" table:number-rows-spanned="1">
            <text:p>Reporting and Analysis</text:p>
          </table:table-cell>
          <table:covered-table-cell table:number-columns-repeated="2" table:style-name="ce320"/>
          <table:covered-table-cell table:style-name="ce339"/>
          <table:table-cell table:style-name="ce447" office:value-type="string" calcext:value-type="string" table:number-columns-spanned="7" table:number-rows-spanned="1">
            <text:p>Financial Performance Management Applications</text:p>
          </table:table-cell>
          <table:covered-table-cell table:number-columns-repeated="5" table:style-name="ce329"/>
          <table:covered-table-cell table:style-name="ce456"/>
          <table:table-cell table:style-name="ce445" office:value-type="string" calcext:value-type="string" table:number-columns-spanned="3" table:number-rows-spanned="1">
            <text:p>Data Management</text:p>
          </table:table-cell>
          <table:covered-table-cell table:style-name="ce320"/>
          <table:covered-table-cell table:style-name="ce339"/>
          <table:table-cell table:style-name="ce283"/>
          <table:table-cell table:style-name="ce152" table:number-columns-repeated="9"/>
          <table:table-cell table:style-name="ce44" table:number-columns-repeated="6"/>
          <table:table-cell table:style-name="ce237"/>
          <table:table-cell table:style-name="ce160" table:number-columns-repeated="981"/>
        </table:table-row>
        <table:table-row table:style-name="ro88">
          <table:table-cell table:style-name="ce300" table:number-columns-spanned="2" table:number-rows-spanned="1"/>
          <table:covered-table-cell table:style-name="ce122"/>
          <table:table-cell table:style-name="ce446" office:value-type="string" calcext:value-type="string">
            <text:p>Shared Services 11.1.2.3</text:p>
          </table:table-cell>
          <table:table-cell table:style-name="ce446" office:value-type="string" calcext:value-type="string">
            <text:p>EPM Workspace 11.1.2.3</text:p>
          </table:table-cell>
          <table:table-cell table:style-name="ce446" office:value-type="string" calcext:value-type="string">
            <text:p>EPM Architect 11.1.2.3</text:p>
          </table:table-cell>
          <table:table-cell table:style-name="ce446" office:value-type="string" calcext:value-type="string">
            <text:p>Calc Manager 11.1.2.3</text:p>
          </table:table-cell>
          <table:table-cell table:style-name="ce383" office:value-type="string" calcext:value-type="string">
            <text:p>Smart View 11.1.2.3</text:p>
          </table:table-cell>
          <table:table-cell table:style-name="ce448" office:value-type="string" calcext:value-type="string">
            <text:p>Essbase 11.1.2.3</text:p>
          </table:table-cell>
          <table:table-cell table:style-name="ce448" office:value-type="string" calcext:value-type="string">
            <text:p>Administration Services 11.1.2.3</text:p>
          </table:table-cell>
          <table:table-cell table:style-name="ce448" office:value-type="string" calcext:value-type="string">
            <text:p>Provider Services 11.1.2.3</text:p>
          </table:table-cell>
          <table:table-cell table:style-name="ce448" office:value-type="string" calcext:value-type="string">
            <text:p>Integration Services 11.1.2.3</text:p>
          </table:table-cell>
          <table:table-cell table:style-name="ce448" office:value-type="string" calcext:value-type="string">
            <text:p>Essbase Studio 11.1.2.3</text:p>
          </table:table-cell>
          <table:table-cell table:style-name="ce333" office:value-type="string" calcext:value-type="string">
            <text:p>Financial Reporting 11.1.2.3</text:p>
          </table:table-cell>
          <table:table-cell table:style-name="ce451" office:value-type="string" calcext:value-type="string">
            <text:p>Interactive Reporting 11.1.2.3</text:p>
          </table:table-cell>
          <table:table-cell table:style-name="ce336" office:value-type="string" calcext:value-type="string">
            <text:p>SQR Production Reporting 11.1.2.3</text:p>
          </table:table-cell>
          <table:table-cell table:style-name="ce321" office:value-type="string" calcext:value-type="string">
            <text:p>Web Analysis 11.1.2.3</text:p>
          </table:table-cell>
          <table:table-cell table:style-name="ce321" office:value-type="string" calcext:value-type="string">
            <text:p>Planning 11.1.2.3</text:p>
          </table:table-cell>
          <table:table-cell table:style-name="ce321" office:value-type="string" calcext:value-type="string">
            <text:p>Financial Management 11.1.2.3</text:p>
          </table:table-cell>
          <table:table-cell table:style-name="ce321" office:value-type="string" calcext:value-type="string">
            <text:p>Performance Scorecard 11.1.2.3</text:p>
          </table:table-cell>
          <table:table-cell table:style-name="ce321" office:value-type="string" calcext:value-type="string">
            <text:p>Strategic Finance 11.1.2.3</text:p>
          </table:table-cell>
          <table:table-cell table:style-name="ce321" office:value-type="string" calcext:value-type="string">
            <text:p>Profitability &amp; Cost Management 11.1.2.3</text:p>
          </table:table-cell>
          <table:table-cell table:style-name="ce321" office:value-type="string" calcext:value-type="string">
            <text:p>Financial Close Management 11.1.2.3</text:p>
          </table:table-cell>
          <table:table-cell table:style-name="ce321" office:value-type="string" calcext:value-type="string">
            <text:p>Disclosure Management 11.1.2.3</text:p>
          </table:table-cell>
          <table:table-cell table:style-name="ce321" office:value-type="string" calcext:value-type="string">
            <text:p>Data Relationship Management 11.1.2.3</text:p>
          </table:table-cell>
          <table:table-cell table:style-name="ce321" office:value-type="string" calcext:value-type="string">
            <text:p>FDM </text:p>
            <text:p>11.1.2.3</text:p>
          </table:table-cell>
          <table:table-cell table:style-name="ce321" office:value-type="string" calcext:value-type="string">
            <text:p>FDMEE 11.1.2.3</text:p>
          </table:table-cell>
          <table:table-cell table:style-name="ce283"/>
          <table:table-cell table:style-name="ce152" table:number-columns-repeated="9"/>
          <table:table-cell table:style-name="ce44" table:number-columns-repeated="988"/>
        </table:table-row>
        <table:table-row table:style-name="ro100">
          <table:table-cell table:style-name="ce440" office:value-type="string" calcext:value-type="string">
            <text:p>Foundation Services</text:p>
          </table:table-cell>
          <table:table-cell table:style-name="ce54" office:value-type="string" calcext:value-type="string">
            <text:p>Shared Services</text:p>
          </table:table-cell>
          <table:table-cell table:style-name="ce322" office:value-type="string" calcext:value-type="string">
            <text:p>NA</text:p>
          </table:table-cell>
          <table:table-cell table:number-columns-repeated="3" table:style-name="ce322" office:value-type="string" calcext:value-type="string">
            <text:p>11.1.2.3</text:p>
          </table:table-cell>
          <table:table-cell table:style-name="ce384" office:value-type="string" calcext:value-type="string">
            <text:p>NA</text:p>
          </table:table-cell>
          <table:table-cell table:number-columns-repeated="3"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style-name="ce334" office:value-type="string" calcext:value-type="string">
            <text:p>11.1.2.3</text:p>
          </table:table-cell>
          <table:table-cell table:style-name="ce322" office:value-type="string" calcext:value-type="string">
            <text:p>11.1.2.3</text:p>
          </table:table-cell>
          <table:table-cell table:style-name="ce337" office:value-type="string" calcext:value-type="string">
            <text:p>11.1.2.3</text:p>
          </table:table-cell>
          <table:table-cell table:number-columns-repeated="11" table:style-name="ce322" office:value-type="string" calcext:value-type="string">
            <text:p>11.1.2.3</text:p>
          </table:table-cell>
          <table:table-cell table:style-name="ce283"/>
          <table:table-cell table:style-name="ce152" table:number-columns-repeated="9"/>
          <table:table-cell table:style-name="ce44" table:number-columns-repeated="3"/>
          <table:table-cell table:style-name="ce237"/>
          <table:table-cell table:style-name="ce160" table:number-columns-repeated="984"/>
        </table:table-row>
        <table:table-row table:style-name="ro100">
          <table:table-cell table:style-name="ce302"/>
          <table:table-cell table:style-name="ce54" office:value-type="string" calcext:value-type="string">
            <text:p>EPM Workspace</text:p>
          </table:table-cell>
          <table:table-cell table:style-name="ce322" office:value-type="string" calcext:value-type="string">
            <text:p>11.1.2.3</text:p>
          </table:table-cell>
          <table:table-cell table:style-name="ce322" office:value-type="string" calcext:value-type="string">
            <text:p>NA</text:p>
          </table:table-cell>
          <table:table-cell table:number-columns-repeated="2" table:style-name="ce322" office:value-type="string" calcext:value-type="string">
            <text:p>11.1.2.3</text:p>
          </table:table-cell>
          <table:table-cell table:style-name="ce384" office:value-type="string" calcext:value-type="string">
            <text:p>11.1.2.3</text:p>
          </table:table-cell>
          <table:table-cell table:number-columns-repeated="5" table:style-name="ce322" office:value-type="string" calcext:value-type="string">
            <text:p>NA</text:p>
          </table:table-cell>
          <table:table-cell table:style-name="ce334" office:value-type="string" calcext:value-type="string">
            <text:p>11.1.2.3</text:p>
          </table:table-cell>
          <table:table-cell table:style-name="ce322" office:value-type="string" calcext:value-type="string">
            <text:p>11.1.2.3</text:p>
          </table:table-cell>
          <table:table-cell table:style-name="ce337" office:value-type="string" calcext:value-type="string">
            <text:p>11.1.2.3</text:p>
          </table:table-cell>
          <table:table-cell table:number-columns-repeated="4" table:style-name="ce322" office:value-type="string" calcext:value-type="string">
            <text:p>11.1.2.3</text:p>
          </table:table-cell>
          <table:table-cell table:style-name="ce322" office:value-type="string" calcext:value-type="string">
            <text:p>NA</text:p>
          </table:table-cell>
          <table:table-cell table:number-columns-repeated="3" table:style-name="ce322" office:value-type="string" calcext:value-type="string">
            <text:p>11.1.2.3</text:p>
          </table:table-cell>
          <table:table-cell table:number-columns-repeated="2" table:style-name="ce322" office:value-type="string" calcext:value-type="string">
            <text:p>NA</text:p>
          </table:table-cell>
          <table:table-cell table:style-name="ce322" office:value-type="string" calcext:value-type="string">
            <text:p>11.1.2.3</text:p>
          </table:table-cell>
          <table:table-cell table:style-name="ce283"/>
          <table:table-cell table:style-name="ce152" table:number-columns-repeated="9"/>
          <table:table-cell table:style-name="ce44" table:number-columns-repeated="988"/>
        </table:table-row>
        <table:table-row table:style-name="ro76">
          <table:table-cell table:style-name="ce302"/>
          <table:table-cell table:style-name="ce54" office:value-type="string" calcext:value-type="string">
            <text:p>EPM Architect </text:p>
          </table:table-cell>
          <table:table-cell table:number-columns-repeated="2"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style-name="ce384" office:value-type="string" calcext:value-type="string">
            <text:p>NA</text:p>
          </table:table-cell>
          <table:table-cell table:style-name="ce322" office:value-type="string" calcext:value-type="string">
            <text:p>11.1.2.3</text:p>
          </table:table-cell>
          <table:table-cell table:number-columns-repeated="3" table:style-name="ce322" office:value-type="string" calcext:value-type="string">
            <text:p>NA</text:p>
          </table:table-cell>
          <table:table-cell table:style-name="ce322" office:value-type="string" calcext:value-type="string">
            <text:p>11.1.2.3</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11.1.2.3</text:p>
          </table:table-cell>
          <table:table-cell table:number-columns-repeated="2"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style-name="ce283"/>
          <table:table-cell table:style-name="ce152" table:number-columns-repeated="9"/>
          <table:table-cell table:style-name="ce44" table:number-columns-repeated="988"/>
        </table:table-row>
        <table:table-row table:style-name="ro66">
          <table:table-cell table:style-name="ce302"/>
          <table:table-cell table:style-name="ce54" office:value-type="string" calcext:value-type="string">
            <text:p>Calculation Manager</text:p>
          </table:table-cell>
          <table:table-cell table:number-columns-repeated="3" table:style-name="ce322" office:value-type="string" calcext:value-type="string">
            <text:p>11.1.2.3</text:p>
          </table:table-cell>
          <table:table-cell table:style-name="ce322" office:value-type="string" calcext:value-type="string">
            <text:p>NA</text:p>
          </table:table-cell>
          <table:table-cell table:style-name="ce384" office:value-type="string" calcext:value-type="string">
            <text:p>NA</text:p>
          </table:table-cell>
          <table:table-cell table:number-columns-repeated="2"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11.1.2.3</text:p>
          </table:table-cell>
          <table:table-cell table:number-columns-repeated="2" table:style-name="ce322" office:value-type="string" calcext:value-type="string">
            <text:p>NA</text:p>
          </table:table-cell>
          <table:table-cell table:style-name="ce322" office:value-type="string" calcext:value-type="string">
            <text:p>11.1.2.3 (deployed with Essbase)</text:p>
          </table:table-cell>
          <table:table-cell table:number-columns-repeated="5"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54">
          <table:table-cell table:style-name="ce303"/>
          <table:table-cell table:style-name="ce54" office:value-type="string" calcext:value-type="string">
            <text:p>Smart View </text:p>
          </table:table-cell>
          <table:table-cell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34" office:value-type="string" calcext:value-type="string">
            <text:p>11.1.2.3</text:p>
          </table:table-cell>
          <table:table-cell table:style-name="ce322" office:value-type="string" calcext:value-type="string">
            <text:p>11.1.2.3</text:p>
          </table:table-cell>
          <table:table-cell table:style-name="ce337" office:value-type="string" calcext:value-type="string">
            <text:p>11.1.2.3</text:p>
          </table:table-cell>
          <table:table-cell table:number-columns-repeated="3"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style-name="ce322" office:value-type="string" calcext:value-type="string">
            <text:p>11.1.2.3 (deployed with Essbase)</text:p>
          </table:table-cell>
          <table:table-cell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22" office:value-type="string" calcext:value-type="string">
            <text:p>11.1.2.3</text:p>
            <text:p>(for drill-through)</text:p>
          </table:table-cell>
          <table:table-cell table:style-name="ce283"/>
          <table:table-cell table:style-name="ce152" table:number-columns-repeated="9"/>
          <table:table-cell table:style-name="ce44" table:number-columns-repeated="988"/>
        </table:table-row>
        <table:table-row table:style-name="ro110">
          <table:table-cell table:style-name="ce440" office:value-type="string" calcext:value-type="string">
            <text:p>Essbase</text:p>
          </table:table-cell>
          <table:table-cell table:style-name="ce54" office:value-type="string" calcext:value-type="string">
            <text:p>Essbase</text:p>
          </table:table-cell>
          <table:table-cell table:style-name="ce322" office:value-type="string" calcext:value-type="string">
            <text:p>11.1.2.3</text:p>
          </table:table-cell>
          <table:table-cell table:style-name="ce322" office:value-type="string" calcext:value-type="string">
            <text:p>NA</text:p>
          </table:table-cell>
          <table:table-cell table:number-columns-repeated="2" table:style-name="ce322" office:value-type="string" calcext:value-type="string">
            <text:p>11.1.2.3</text:p>
          </table:table-cell>
          <table:table-cell table:style-name="ce387" office:value-type="string" calcext:value-type="string">
            <text:p>11.1.2.x</text:p>
            <text:p>11.1.1.4</text:p>
            <text:p>11.1.1.3.500</text:p>
            <text:p/>
          </table:table-cell>
          <table:table-cell table:style-name="ce322" office:value-type="string" calcext:value-type="string">
            <text:p>NA</text:p>
          </table:table-cell>
          <table:table-cell table:number-columns-repeated="4" table:style-name="ce322" office:value-type="string" calcext:value-type="string">
            <text:p>11.1.2.3</text:p>
          </table:table-cell>
          <table:table-cell table:style-name="ce334" office:value-type="string" calcext:value-type="string">
            <text:p>11.1.2.3</text:p>
          </table:table-cell>
          <table:table-cell table:style-name="ce322" office:value-type="string" calcext:value-type="string">
            <text:p>11.1.2.3</text:p>
          </table:table-cell>
          <table:table-cell table:style-name="ce337" office:value-type="string" calcext:value-type="string">
            <text:p>11.1.2.3</text:p>
          </table:table-cell>
          <table:table-cell table:number-columns-repeated="2" table:style-name="ce322" office:value-type="string" calcext:value-type="string">
            <text:p>11.1.2.3</text:p>
          </table:table-cell>
          <table:table-cell table:number-columns-repeated="2" table:style-name="ce322" office:value-type="string" calcext:value-type="string">
            <text:p>NA</text:p>
          </table:table-cell>
          <table:table-cell table:number-columns-repeated="2"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style-name="ce322" office:value-type="string" calcext:value-type="string">
            <text:p>All versions through flat files </text:p>
          </table:table-cell>
          <table:table-cell table:style-name="ce322" office:value-type="string" calcext:value-type="string">
            <text:p>11.1.2.3</text:p>
          </table:table-cell>
          <table:table-cell table:style-name="ce322" office:value-type="string" calcext:value-type="string">
            <text:p>11.1.2.3 (required if using Classic) </text:p>
          </table:table-cell>
          <table:table-cell table:style-name="ce283"/>
          <table:table-cell table:style-name="ce152" table:number-columns-repeated="9"/>
          <table:table-cell table:style-name="ce44" table:number-columns-repeated="988"/>
        </table:table-row>
        <table:table-row table:style-name="ro108">
          <table:table-cell table:style-name="ce304"/>
          <table:table-cell table:style-name="ce68" office:value-type="string" calcext:value-type="string">
            <text:p>Administration Services</text:p>
          </table:table-cell>
          <table:table-cell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style-name="ce322" office:value-type="string" calcext:value-type="string">
            <text:p>11.1.2.3</text:p>
          </table:table-cell>
          <table:table-cell table:number-columns-repeated="3"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28" office:value-type="string" calcext:value-type="string">
            <text:p>All versions through flat files or interface tables</text:p>
          </table:table-cell>
          <table:table-cell table:number-columns-repeated="2"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92">
          <table:table-cell table:style-name="ce304"/>
          <table:table-cell table:style-name="ce68" office:value-type="string" calcext:value-type="string">
            <text:p>Provider Services</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22" office:value-type="string" calcext:value-type="string">
            <text:p>11.1.2.3</text:p>
          </table:table-cell>
          <table:table-cell table:style-name="ce384" office:value-type="string" calcext:value-type="string">
            <text:p>11.1.2.x</text:p>
            <text:p>11.1.1.4</text:p>
            <text:p>11.1.1.3.500</text:p>
          </table:table-cell>
          <table:table-cell table:number-columns-repeated="2" table:style-name="ce322" office:value-type="string" calcext:value-type="string">
            <text:p>11.1.2.3</text:p>
          </table:table-cell>
          <table:table-cell table:style-name="ce322" office:value-type="string" calcext:value-type="string">
            <text:p>NA</text:p>
          </table:table-cell>
          <table:table-cell table:number-columns-repeated="2" table:style-name="ce322" office:value-type="string" calcext:value-type="string">
            <text:p>11.1.2.3</text:p>
          </table:table-cell>
          <table:table-cell table:style-name="ce334" office:value-type="string" calcext:value-type="string">
            <text:p>11.1.2.3</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3</text:p>
          </table:table-cell>
          <table:table-cell table:style-name="ce322" office:value-type="string" calcext:value-type="string">
            <text:p>11.1.2.3 </text:p>
          </table:table-cell>
          <table:table-cell table:number-columns-repeated="3" table:style-name="ce322"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22" office:value-type="string" calcext:value-type="string">
            <text:p>11.1.2.3</text:p>
          </table:table-cell>
          <table:table-cell table:style-name="ce283"/>
          <table:table-cell table:style-name="ce152" table:number-columns-repeated="9"/>
          <table:table-cell table:style-name="ce44" table:number-columns-repeated="988"/>
        </table:table-row>
        <table:table-row table:style-name="ro108">
          <table:table-cell table:style-name="ce304"/>
          <table:table-cell table:style-name="ce70" office:value-type="string" calcext:value-type="string">
            <text:p>Integration Services</text:p>
          </table:table-cell>
          <table:table-cell table:number-columns-repeated="4"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3</text:p>
          </table:table-cell>
          <table:table-cell table:number-columns-repeated="3" table:style-name="ce322" office:value-type="string" calcext:value-type="string">
            <text:p>NA</text:p>
          </table:table-cell>
          <table:table-cell table:style-name="ce322" office:value-type="string" calcext:value-type="string">
            <text:p>11.1.2.3 (for catalog migration) </text:p>
          </table:table-cell>
          <table:table-cell table:style-name="ce334" office:value-type="string" calcext:value-type="string">
            <text:p>11.1.2.3</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3</text:p>
          </table:table-cell>
          <table:table-cell table:number-columns-repeated="4"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22" office:value-type="string" calcext:value-type="string">
            <text:p>All versions through flat files or interface tables</text:p>
          </table:table-cell>
          <table:table-cell table:number-columns-repeated="2"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108">
          <table:table-cell table:style-name="ce304"/>
          <table:table-cell table:style-name="ce68" office:value-type="string" calcext:value-type="string">
            <text:p>Essbase Studio</text:p>
          </table:table-cell>
          <table:table-cell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35"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3</text:p>
          </table:table-cell>
          <table:table-cell table:number-columns-repeated="4" table:style-name="ce322" office:value-type="string" calcext:value-type="string">
            <text:p>NA</text:p>
          </table:table-cell>
          <table:table-cell table:style-name="ce328" office:value-type="string" calcext:value-type="string">
            <text:p>NA</text:p>
          </table:table-cell>
          <table:table-cell table:number-columns-repeated="2" table:style-name="ce322" office:value-type="string" calcext:value-type="string">
            <text:p>NA</text:p>
          </table:table-cell>
          <table:table-cell table:style-name="ce322" office:value-type="string" calcext:value-type="string">
            <text:p>All versions through flat files or interface tables</text:p>
          </table:table-cell>
          <table:table-cell table:style-name="ce322" office:value-type="string" calcext:value-type="string">
            <text:p>11.1.2.3</text:p>
          </table:table-cell>
          <table:table-cell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102">
          <table:table-cell table:style-name="ce442" office:value-type="string" calcext:value-type="string">
            <text:p>Reporting and Analysis</text:p>
          </table:table-cell>
          <table:table-cell table:style-name="ce97" office:value-type="string" calcext:value-type="string">
            <text:p>Financial Reporting</text:p>
          </table:table-cell>
          <table:table-cell table:number-columns-repeated="2" table:style-name="ce322" office:value-type="string" calcext:value-type="string">
            <text:p>11.1.2.3</text:p>
          </table:table-cell>
          <table:table-cell table:number-columns-repeated="2" table:style-name="ce322" office:value-type="string" calcext:value-type="string">
            <text:p>NA</text:p>
          </table:table-cell>
          <table:table-cell table:style-name="ce384" office:value-type="string" calcext:value-type="string">
            <text:p>11.1.2.x</text:p>
          </table:table-cell>
          <table:table-cell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11.1.2.3</text:p>
          </table:table-cell>
          <table:table-cell table:style-name="ce337" office:value-type="string" calcext:value-type="string">
            <text:p>11.1.2.3</text:p>
          </table:table-cell>
          <table:table-cell table:number-columns-repeated="3" table:style-name="ce322" office:value-type="string" calcext:value-type="string">
            <text:p>11.1.2.3</text:p>
          </table:table-cell>
          <table:table-cell table:number-columns-repeated="2" table:style-name="ce322" office:value-type="string" calcext:value-type="string">
            <text:p>NA</text:p>
          </table:table-cell>
          <table:table-cell table:number-columns-repeated="3"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ext:p>(for drill-through)</text:p>
          </table:table-cell>
          <table:table-cell table:style-name="ce322" office:value-type="string" calcext:value-type="string">
            <text:p>11.1.2.3 </text:p>
            <text:p>(for drill-through)</text:p>
          </table:table-cell>
          <table:table-cell table:style-name="ce283"/>
          <table:table-cell table:style-name="ce152" table:number-columns-repeated="9"/>
          <table:table-cell table:style-name="ce44" table:number-columns-repeated="988"/>
        </table:table-row>
        <table:table-row table:style-name="ro68">
          <table:table-cell table:style-name="ce309"/>
          <table:table-cell table:style-name="ce97" office:value-type="string" calcext:value-type="string">
            <text:p>SQR Production Reporting</text:p>
          </table:table-cell>
          <table:table-cell table:number-columns-repeated="2" table:style-name="ce322" office:value-type="string" calcext:value-type="string">
            <text:p>11.1.2.3</text:p>
          </table:table-cell>
          <table:table-cell table:number-columns-repeated="2" table:style-name="ce322" office:value-type="string" calcext:value-type="string">
            <text:p>NA</text:p>
          </table:table-cell>
          <table:table-cell table:style-name="ce384" office:value-type="string" calcext:value-type="string">
            <text:p>11.1.2.x</text:p>
          </table:table-cell>
          <table:table-cell table:style-name="ce322" office:value-type="string" calcext:value-type="string">
            <text:p>11.1.2.3</text:p>
          </table:table-cell>
          <table:table-cell table:number-columns-repeated="4" table:style-name="ce322" office:value-type="string" calcext:value-type="string">
            <text:p>NA</text:p>
          </table:table-cell>
          <table:table-cell table:style-name="ce334" office:value-type="string" calcext:value-type="string">
            <text:p>11.1.2.3</text:p>
          </table:table-cell>
          <table:table-cell table:style-name="ce322" office:value-type="string" calcext:value-type="string">
            <text:p>11.1.2.3</text:p>
          </table:table-cell>
          <table:table-cell table:style-name="ce337" office:value-type="string" calcext:value-type="string">
            <text:p>NA</text:p>
          </table:table-cell>
          <table:table-cell table:style-name="ce322" office:value-type="string" calcext:value-type="string">
            <text:p>11.1.2.3</text:p>
          </table:table-cell>
          <table:table-cell table:number-columns-repeated="10"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68">
          <table:table-cell table:style-name="ce309"/>
          <table:table-cell table:style-name="ce97" office:value-type="string" calcext:value-type="string">
            <text:p>Interactive Reporting</text:p>
          </table:table-cell>
          <table:table-cell table:number-columns-repeated="2" table:style-name="ce322" office:value-type="string" calcext:value-type="string">
            <text:p>11.1.2.3</text:p>
          </table:table-cell>
          <table:table-cell table:number-columns-repeated="2" table:style-name="ce322" office:value-type="string" calcext:value-type="string">
            <text:p>NA</text:p>
          </table:table-cell>
          <table:table-cell table:style-name="ce384" office:value-type="string" calcext:value-type="string">
            <text:p>11.1.2.x</text:p>
          </table:table-cell>
          <table:table-cell table:style-name="ce322" office:value-type="string" calcext:value-type="string">
            <text:p>11.1.2.3</text:p>
          </table:table-cell>
          <table:table-cell table:number-columns-repeated="4" table:style-name="ce322" office:value-type="string" calcext:value-type="string">
            <text:p>NA</text:p>
          </table:table-cell>
          <table:table-cell table:style-name="ce334" office:value-type="string" calcext:value-type="string">
            <text:p>11.1.2.3</text:p>
          </table:table-cell>
          <table:table-cell table:style-name="ce322" office:value-type="string" calcext:value-type="string">
            <text:p>NA</text:p>
          </table:table-cell>
          <table:table-cell table:style-name="ce337" office:value-type="string" calcext:value-type="string">
            <text:p>11.1.2.3</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22" office:value-type="string" calcext:value-type="string">
            <text:p>Through IR Smartcuts</text:p>
          </table:table-cell>
          <table:table-cell table:number-columns-repeated="7"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102">
          <table:table-cell table:style-name="ce310"/>
          <table:table-cell table:style-name="ce97" office:value-type="string" calcext:value-type="string">
            <text:p>Web Analysis</text:p>
          </table:table-cell>
          <table:table-cell table:number-columns-repeated="2" table:style-name="ce322" office:value-type="string" calcext:value-type="string">
            <text:p>11.1.2.3</text:p>
          </table:table-cell>
          <table:table-cell table:number-columns-repeated="2" table:style-name="ce322" office:value-type="string" calcext:value-type="string">
            <text:p>NA</text:p>
          </table:table-cell>
          <table:table-cell table:style-name="ce384" office:value-type="string" calcext:value-type="string">
            <text:p>11.1.2.x</text:p>
          </table:table-cell>
          <table:table-cell table:style-name="ce322" office:value-type="string" calcext:value-type="string">
            <text:p>11.1.2.3</text:p>
          </table:table-cell>
          <table:table-cell table:number-columns-repeated="3" table:style-name="ce322" office:value-type="string" calcext:value-type="string">
            <text:p>NA</text:p>
          </table:table-cell>
          <table:table-cell table:style-name="ce322" office:value-type="string" calcext:value-type="string">
            <text:p>11.1.2.3</text:p>
          </table:table-cell>
          <table:table-cell table:style-name="ce334" office:value-type="string" calcext:value-type="string">
            <text:p>11.1.2.3</text:p>
          </table:table-cell>
          <table:table-cell table:style-name="ce322" office:value-type="string" calcext:value-type="string">
            <text:p>11.1.2.3</text:p>
          </table:table-cell>
          <table:table-cell table:style-name="ce337" office:value-type="string" calcext:value-type="string">
            <text:p>11.1.2.3</text:p>
          </table:table-cell>
          <table:table-cell table:style-name="ce322" office:value-type="string" calcext:value-type="string">
            <text:p>NA</text:p>
          </table:table-cell>
          <table:table-cell table:number-columns-repeated="2" table:style-name="ce322" office:value-type="string" calcext:value-type="string">
            <text:p>11.1.2.3</text:p>
          </table:table-cell>
          <table:table-cell table:style-name="ce322" office:value-type="string" calcext:value-type="string">
            <text:p>Through Extended Analytics</text:p>
          </table:table-cell>
          <table:table-cell table:style-name="ce322" office:value-type="string" calcext:value-type="string">
            <text:p>NA</text:p>
          </table:table-cell>
          <table:table-cell table:style-name="ce322" office:value-type="string" calcext:value-type="string">
            <text:p>11.1.2.3</text:p>
          </table:table-cell>
          <table:table-cell table:number-columns-repeated="5"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108">
          <table:table-cell table:style-name="ce442" office:value-type="string" calcext:value-type="string">
            <text:p>Financial Performance Management Applications</text:p>
          </table:table-cell>
          <table:table-cell table:style-name="ce68" office:value-type="string" calcext:value-type="string">
            <text:p>Planning</text:p>
          </table:table-cell>
          <table:table-cell table:number-columns-repeated="4" table:style-name="ce322" office:value-type="string" calcext:value-type="string">
            <text:p>11.1.2.3</text:p>
          </table:table-cell>
          <table:table-cell table:style-name="ce387" office:value-type="string" calcext:value-type="string">
            <text:p>11.1.2.x</text:p>
            <text:p>11.1.1.4</text:p>
            <text:p>11.1.1.3</text:p>
            <text:p/>
          </table:table-cell>
          <table:table-cell table:number-columns-repeated="2" table:style-name="ce322" office:value-type="string" calcext:value-type="string">
            <text:p>11.1.2.3</text:p>
          </table:table-cell>
          <table:table-cell table:style-name="ce322" office:value-type="string" calcext:value-type="string">
            <text:p>11.1.2.3 through Smart View Client</text:p>
          </table:table-cell>
          <table:table-cell table:number-columns-repeated="2" table:style-name="ce322"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number-columns-repeated="2"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style-name="ce322" office:value-type="string" calcext:value-type="string">
            <text:p>All versions through flat files</text:p>
          </table:table-cell>
          <table:table-cell table:number-columns-repeated="2" table:style-name="ce322" office:value-type="string" calcext:value-type="string">
            <text:p>11.1.2.3</text:p>
          </table:table-cell>
          <table:table-cell table:style-name="ce283"/>
          <table:table-cell table:style-name="ce152" table:number-columns-repeated="9"/>
          <table:table-cell table:style-name="ce44" table:number-columns-repeated="988"/>
        </table:table-row>
        <table:table-row table:style-name="ro83">
          <table:table-cell table:style-name="ce309"/>
          <table:table-cell table:style-name="ce68" office:value-type="string" calcext:value-type="string">
            <text:p>Financial Management</text:p>
          </table:table-cell>
          <table:table-cell table:number-columns-repeated="4" table:style-name="ce322" office:value-type="string" calcext:value-type="string">
            <text:p>11.1.2.3</text:p>
          </table:table-cell>
          <table:table-cell table:style-name="ce387" office:value-type="string" calcext:value-type="string">
            <text:p>11.1.2.x</text:p>
            <text:p>11.1.1.4</text:p>
            <text:p>11.1.1.3</text:p>
            <text:p/>
          </table:table-cell>
          <table:table-cell table:style-name="ce322" office:value-type="string" calcext:value-type="string">
            <text:p>11.1.2.3</text:p>
            <text:p>For Extended Analytics</text:p>
          </table:table-cell>
          <table:table-cell table:number-columns-repeated="4" table:style-name="ce322"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11.1.2.3</text:p>
          </table:table-cell>
          <table:table-cell table:number-columns-repeated="2" table:style-name="ce322" office:value-type="string" calcext:value-type="string">
            <text:p>NA</text:p>
          </table:table-cell>
          <table:table-cell table:number-columns-repeated="4" table:style-name="ce322" office:value-type="string" calcext:value-type="string">
            <text:p>11.1.2.3</text:p>
          </table:table-cell>
          <table:table-cell table:style-name="ce322" office:value-type="string" calcext:value-type="string">
            <text:p>All versions through flat files or interface tables through ODI</text:p>
          </table:table-cell>
          <table:table-cell table:number-columns-repeated="2" table:style-name="ce322" office:value-type="string" calcext:value-type="string">
            <text:p>11.1.2.3</text:p>
          </table:table-cell>
          <table:table-cell table:style-name="ce283"/>
          <table:table-cell table:style-name="ce152" table:number-columns-repeated="9"/>
          <table:table-cell table:style-name="ce44" table:number-columns-repeated="988"/>
        </table:table-row>
        <table:table-row table:style-name="ro68">
          <table:table-cell table:style-name="ce309"/>
          <table:table-cell table:style-name="ce68" office:value-type="string" calcext:value-type="string">
            <text:p>Performance Scorecard</text:p>
          </table:table-cell>
          <table:table-cell table:number-columns-repeated="2" table:style-name="ce322" office:value-type="string" calcext:value-type="string">
            <text:p>11.1.2.3</text:p>
          </table:table-cell>
          <table:table-cell table:number-columns-repeated="2"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3</text:p>
          </table:table-cell>
          <table:table-cell table:number-columns-repeated="4"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number-columns-repeated="11" table:style-name="ce322" office:value-type="string" calcext:value-type="string">
            <text:p>NA</text:p>
          </table:table-cell>
          <table:table-cell table:style-name="ce283"/>
          <table:table-cell table:style-name="ce152" table:number-columns-repeated="9"/>
          <table:table-cell table:style-name="ce44" table:number-columns-repeated="988"/>
        </table:table-row>
        <table:table-row table:style-name="ro7">
          <table:table-cell table:style-name="ce309"/>
          <table:table-cell table:style-name="ce68" office:value-type="string" calcext:value-type="string">
            <text:p>Strategic Finance</text:p>
          </table:table-cell>
          <table:table-cell table:style-name="ce322" office:value-type="string" calcext:value-type="string">
            <text:p>11.1.2.3</text:p>
          </table:table-cell>
          <table:table-cell table:number-columns-repeated="3" table:style-name="ce322" office:value-type="string" calcext:value-type="string">
            <text:p>NA</text:p>
          </table:table-cell>
          <table:table-cell table:style-name="ce384" office:value-type="string" calcext:value-type="string">
            <text:p>11.1.2.3</text:p>
          </table:table-cell>
          <table:table-cell table:style-name="ce322" office:value-type="string" calcext:value-type="string">
            <text:p>11.1.2.3</text:p>
          </table:table-cell>
          <table:table-cell table:number-columns-repeated="4"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11.1.2.3</text:p>
          </table:table-cell>
          <table:table-cell table:number-columns-repeated="6" table:style-name="ce322" office:value-type="string" calcext:value-type="string">
            <text:p>NA</text:p>
          </table:table-cell>
          <table:table-cell table:style-name="ce322" office:value-type="string" calcext:value-type="string">
            <text:p>11.1.2.3</text:p>
          </table:table-cell>
          <table:table-cell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8"/>
        </table:table-row>
        <table:table-row table:style-name="ro68">
          <table:table-cell table:style-name="ce309"/>
          <table:table-cell table:style-name="ce68" office:value-type="string" calcext:value-type="string">
            <text:p>Profitability &amp; Cost Management</text:p>
          </table:table-cell>
          <table:table-cell table:number-columns-repeated="3" table:style-name="ce322" office:value-type="string" calcext:value-type="string">
            <text:p>11.1.2.3</text:p>
          </table:table-cell>
          <table:table-cell table:style-name="ce322" office:value-type="string" calcext:value-type="string">
            <text:p>NA</text:p>
          </table:table-cell>
          <table:table-cell table:number-columns-repeated="5" table:style-name="ce322" office:value-type="string" calcext:value-type="string">
            <text:p>11.1.2.3</text:p>
          </table:table-cell>
          <table:table-cell table:style-name="ce322" office:value-type="string" calcext:value-type="string">
            <text:p>NA</text:p>
          </table:table-cell>
          <table:table-cell table:style-name="ce334" office:value-type="string" calcext:value-type="string">
            <text:p>11.1.2.3</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11.1.2.3</text:p>
          </table:table-cell>
          <table:table-cell table:number-columns-repeated="10"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8"/>
        </table:table-row>
        <table:table-row table:style-name="ro68">
          <table:table-cell table:style-name="ce309"/>
          <table:table-cell table:style-name="ce68" office:value-type="string" calcext:value-type="string">
            <text:p>Financial Close Management</text:p>
          </table:table-cell>
          <table:table-cell table:number-columns-repeated="2" table:style-name="ce322" office:value-type="string" calcext:value-type="string">
            <text:p>11.1.2.3</text:p>
          </table:table-cell>
          <table:table-cell table:number-columns-repeated="2" table:style-name="ce322" office:value-type="string" calcext:value-type="string">
            <text:p>NA</text:p>
          </table:table-cell>
          <table:table-cell table:style-name="ce384" office:value-type="string" calcext:value-type="string">
            <text:p>NA</text:p>
          </table:table-cell>
          <table:table-cell table:number-columns-repeated="5" table:style-name="ce322" office:value-type="string" calcext:value-type="string">
            <text:p>NA</text:p>
          </table:table-cell>
          <table:table-cell table:style-name="ce334" office:value-type="string" calcext:value-type="string">
            <text:p>11.1.2.3</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NA</text:p>
          </table:table-cell>
          <table:table-cell table:style-name="ce322" office:value-type="string" calcext:value-type="string">
            <text:p>11.1.2.3</text:p>
          </table:table-cell>
          <table:table-cell table:number-columns-repeated="6" table:style-name="ce322" office:value-type="string" calcext:value-type="string">
            <text:p>NA</text:p>
          </table:table-cell>
          <table:table-cell table:number-columns-repeated="2" table:style-name="ce322" office:value-type="string" calcext:value-type="string">
            <text:p>11.1.2.3</text:p>
          </table:table-cell>
          <table:table-cell table:style-name="ce283"/>
          <table:table-cell table:style-name="ce152" table:number-columns-repeated="9"/>
          <table:table-cell table:style-name="ce44" table:number-columns-repeated="100"/>
          <table:table-cell table:number-columns-repeated="888"/>
        </table:table-row>
        <table:table-row table:style-name="ro114">
          <table:table-cell table:style-name="ce309"/>
          <table:table-cell table:style-name="ce68" office:value-type="string" calcext:value-type="string">
            <text:p>Disclosure Management</text:p>
          </table:table-cell>
          <table:table-cell table:number-columns-repeated="2" table:style-name="ce322" office:value-type="string" calcext:value-type="string">
            <text:p>11.1.2.3</text:p>
          </table:table-cell>
          <table:table-cell table:number-columns-repeated="2" table:style-name="ce322" office:value-type="string" calcext:value-type="string">
            <text:p>NA</text:p>
          </table:table-cell>
          <table:table-cell table:number-columns-repeated="2"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34" office:value-type="string" calcext:value-type="string">
            <text:p>11.1.2.3</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11.1.2.3</text:p>
          </table:table-cell>
          <table:table-cell table:number-columns-repeated="8"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8"/>
        </table:table-row>
        <table:table-row table:style-name="ro113">
          <table:table-cell table:style-name="ce442" office:value-type="string" calcext:value-type="string">
            <text:p>Data Management</text:p>
          </table:table-cell>
          <table:table-cell table:style-name="ce97" office:value-type="string" calcext:value-type="string">
            <text:p>Data Relationship Management</text:p>
          </table:table-cell>
          <table:table-cell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All versions through flat files </text:p>
          </table:table-cell>
          <table:table-cell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All versions through flat files </text:p>
          </table:table-cell>
          <table:table-cell table:style-name="ce328" office:value-type="string" calcext:value-type="string">
            <text:p>All versions through flat files or interface tables</text:p>
          </table:table-cell>
          <table:table-cell table:style-name="ce322" office:value-type="string" calcext:value-type="string">
            <text:p>NA</text:p>
          </table:table-cell>
          <table:table-cell table:number-columns-repeated="2" table:style-name="ce322" office:value-type="string" calcext:value-type="string">
            <text:p>All versions through flat files or interface tables</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All versions through flat files (Requires ODI)</text:p>
          </table:table-cell>
          <table:table-cell table:number-columns-repeated="2" table:style-name="ce322" office:value-type="string" calcext:value-type="string">
            <text:p>NA</text:p>
          </table:table-cell>
          <table:table-cell table:style-name="ce53" office:value-type="string" calcext:value-type="string">
            <text:p>All versions through flat files (Requires Performance Management Architect)</text:p>
          </table:table-cell>
          <table:table-cell table:number-columns-repeated="5"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8"/>
        </table:table-row>
        <table:table-row table:style-name="ro120">
          <table:table-cell table:style-name="ce309"/>
          <table:table-cell table:style-name="ce97" office:value-type="string" calcext:value-type="string">
            <text:p>FDM</text:p>
          </table:table-cell>
          <table:table-cell table:style-name="ce322" office:value-type="string" calcext:value-type="string">
            <text:p>11.1.2.3</text:p>
          </table:table-cell>
          <table:table-cell table:number-columns-repeated="3" table:style-name="ce322" office:value-type="string" calcext:value-type="string">
            <text:p>NA</text:p>
          </table:table-cell>
          <table:table-cell table:style-name="ce384" office:value-type="string" calcext:value-type="string">
            <text:p>11.1.2.3</text:p>
            <text:p>(for drill-through)</text:p>
          </table:table-cell>
          <table:table-cell table:style-name="ce322" office:value-type="string" calcext:value-type="string">
            <text:p>11.1.2.3</text:p>
          </table:table-cell>
          <table:table-cell table:number-columns-repeated="3" table:style-name="ce322" office:value-type="string" calcext:value-type="string">
            <text:p>NA</text:p>
          </table:table-cell>
          <table:table-cell table:style-name="ce322" office:value-type="string" calcext:value-type="string">
            <text:p>11.1.2.3</text:p>
          </table:table-cell>
          <table:table-cell table:style-name="ce334" office:value-type="string" calcext:value-type="string">
            <text:p>11.1.2.3</text:p>
            <text:p>(for drill-through)</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number-columns-repeated="2" table:style-name="ce322" office:value-type="string" calcext:value-type="string">
            <text:p>11.1.2.3</text:p>
          </table:table-cell>
          <table:table-cell table:style-name="ce322" office:value-type="string" calcext:value-type="string">
            <text:p>NA</text:p>
          </table:table-cell>
          <table:table-cell table:style-name="ce322" office:value-type="string" calcext:value-type="string">
            <text:p>11.1.2.3</text:p>
          </table:table-cell>
          <table:table-cell table:style-name="ce53" office:value-type="string" calcext:value-type="string">
            <text:p>11.1.2.3 (deployed with Essbase)</text:p>
          </table:table-cell>
          <table:table-cell table:style-name="ce322" office:value-type="string" calcext:value-type="string">
            <text:p>11.1.2.3</text:p>
            <text:p>Note: FDM and FM version must match</text:p>
          </table:table-cell>
          <table:table-cell table:number-columns-repeated="3" table:style-name="ce322" office:value-type="string" calcext:value-type="string">
            <text:p>NA</text:p>
          </table:table-cell>
          <table:table-cell table:style-name="ce322" office:value-type="string" calcext:value-type="string">
            <text:p>11.1.2.3</text:p>
          </table:table-cell>
          <table:table-cell table:style-name="ce283"/>
          <table:table-cell table:style-name="ce152" table:number-columns-repeated="9"/>
          <table:table-cell table:style-name="ce44" table:number-columns-repeated="100"/>
          <table:table-cell table:number-columns-repeated="888"/>
        </table:table-row>
        <table:table-row table:style-name="ro102">
          <table:table-cell table:style-name="ce309"/>
          <table:table-cell table:style-name="ce97" office:value-type="string" calcext:value-type="string">
            <text:p>FDMEE</text:p>
          </table:table-cell>
          <table:table-cell table:number-columns-repeated="3" table:style-name="ce322" office:value-type="string" calcext:value-type="string">
            <text:p>11.1.2.3</text:p>
          </table:table-cell>
          <table:table-cell table:style-name="ce322" office:value-type="string" calcext:value-type="string">
            <text:p>NA</text:p>
          </table:table-cell>
          <table:table-cell table:style-name="ce384" office:value-type="string" calcext:value-type="string">
            <text:p>11.1.2.3</text:p>
            <text:p>(for drill-through)</text:p>
          </table:table-cell>
          <table:table-cell table:number-columns-repeated="3" table:style-name="ce322" office:value-type="string" calcext:value-type="string">
            <text:p>11.1.2.3</text:p>
          </table:table-cell>
          <table:table-cell table:number-columns-repeated="2" table:style-name="ce322" office:value-type="string" calcext:value-type="string">
            <text:p>NA</text:p>
          </table:table-cell>
          <table:table-cell table:style-name="ce334" office:value-type="string" calcext:value-type="string">
            <text:p>11.1.2.3</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style-name="ce322" office:value-type="string" calcext:value-type="string">
            <text:p>11.1.2.3</text:p>
            <text:p/>
          </table:table-cell>
          <table:table-cell table:style-name="ce322" office:value-type="string" calcext:value-type="string">
            <text:p>11.1.2.3</text:p>
          </table:table-cell>
          <table:table-cell table:number-columns-repeated="3" table:style-name="ce322" office:value-type="string" calcext:value-type="string">
            <text:p>NA</text:p>
          </table:table-cell>
          <table:table-cell table:style-name="ce322" office:value-type="string" calcext:value-type="string">
            <text:p>11.1.2.3</text:p>
          </table:table-cell>
          <table:table-cell table:number-columns-repeated="2" table:style-name="ce322" office:value-type="string" calcext:value-type="string">
            <text:p>NA</text:p>
          </table:table-cell>
          <table:table-cell table:style-name="ce322" office:value-type="string" calcext:value-type="string">
            <text:p>11.1.2.3</text:p>
            <text:p/>
          </table:table-cell>
          <table:table-cell table:style-name="ce322" office:value-type="string" calcext:value-type="string">
            <text:p>NA</text:p>
          </table:table-cell>
          <table:table-cell table:style-name="ce283"/>
          <table:table-cell table:style-name="ce152" table:number-columns-repeated="9"/>
          <table:table-cell table:style-name="ce44" table:number-columns-repeated="100"/>
          <table:table-cell table:number-columns-repeated="888"/>
        </table:table-row>
        <table:table-row table:style-name="ro123">
          <table:table-cell table:style-name="ce442" office:value-type="string" calcext:value-type="string">
            <text:p>Other Oracle Products</text:p>
          </table:table-cell>
          <table:table-cell table:style-name="ce380" office:value-type="string" calcext:value-type="string">
            <text:p>OBIEE and BI Publisher</text:p>
          </table:table-cell>
          <table:table-cell table:style-name="ce384" office:value-type="string" calcext:value-type="string">
            <text:p>NA</text:p>
          </table:table-cell>
          <table:table-cell table:style-name="ce384" office:value-type="string" calcext:value-type="string">
            <text:p>10.1.3.4.x</text:p>
            <text:p>11.1.1.7</text:p>
            <text:p><text:span text:style-name="T9">*See footnote</text:span></text:p>
          </table:table-cell>
          <table:table-cell table:number-columns-repeated="3" table:style-name="ce384" office:value-type="string" calcext:value-type="string">
            <text:p>NA</text:p>
          </table:table-cell>
          <table:table-cell table:style-name="ce384" office:value-type="string" calcext:value-type="string">
            <text:p>10.1.3.3.2</text:p>
            <text:p>10.1.3.4.x</text:p>
            <text:p>11.1.1.3</text:p>
            <text:p>11.1.1.5</text:p>
            <text:p>11.1.1.6</text:p>
            <text:p>11.1.1.7</text:p>
            <text:p><text:span text:style-name="T9">*See footnote</text:span></text:p>
          </table:table-cell>
          <table:table-cell table:number-columns-repeated="3" table:style-name="ce384" office:value-type="string" calcext:value-type="string">
            <text:p>NA</text:p>
          </table:table-cell>
          <table:table-cell table:style-name="ce384" office:value-type="string" calcext:value-type="string">
            <text:p>10.1.3.4.1</text:p>
            <text:p><text:span text:style-name="T9">*See footnote</text:span></text:p>
          </table:table-cell>
          <table:table-cell table:style-name="ce387" office:value-type="string" calcext:value-type="string">
            <text:p>10.1.3.4.1 </text:p>
            <text:p>11.1.1.3</text:p>
            <text:p>11.1.1.5</text:p>
            <text:p>11.1.1.6</text:p>
            <text:p>11.1.1.7</text:p>
            <text:p><text:span text:style-name="T9">*See footnote</text:span></text:p>
          </table:table-cell>
          <table:table-cell table:style-name="ce384" office:value-type="string" calcext:value-type="string">
            <text:p>NA</text:p>
          </table:table-cell>
          <table:table-cell table:style-name="ce417" office:value-type="string" calcext:value-type="string">
            <text:p>NA</text:p>
          </table:table-cell>
          <table:table-cell table:number-columns-repeated="2" table:style-name="ce384" office:value-type="string" calcext:value-type="string">
            <text:p>NA</text:p>
          </table:table-cell>
          <table:table-cell table:style-name="ce384" office:value-type="string" calcext:value-type="string">
            <text:p>11.1.1.3</text:p>
            <text:p>11.1.1.5</text:p>
            <text:p>11.1.1.6</text:p>
            <text:p>11.1.1.7</text:p>
            <text:p><text:span text:style-name="T9">*See footnote</text:span></text:p>
          </table:table-cell>
          <table:table-cell table:number-columns-repeated="8" table:style-name="ce384" office:value-type="string" calcext:value-type="string">
            <text:p>NA</text:p>
          </table:table-cell>
          <table:table-cell table:style-name="ce283"/>
          <table:table-cell table:style-name="ce152" table:number-columns-repeated="9"/>
          <table:table-cell table:style-name="ce44" table:number-columns-repeated="23"/>
          <table:table-cell table:style-name="ce161" table:number-columns-repeated="965"/>
        </table:table-row>
        <table:table-row table:style-name="ro108">
          <table:table-cell table:style-name="ce313"/>
          <table:table-cell table:style-name="ce97" office:value-type="string" calcext:value-type="string">
            <text:p>Oracle Data Integrator (ODI)</text:p>
          </table:table-cell>
          <table:table-cell table:number-columns-repeated="4" table:style-name="ce322" office:value-type="string" calcext:value-type="string">
            <text:p>NA</text:p>
          </table:table-cell>
          <table:table-cell table:style-name="ce384" office:value-type="string" calcext:value-type="string">
            <text:p>NA</text:p>
          </table:table-cell>
          <table:table-cell table:style-name="ce328" office:value-type="string" calcext:value-type="string">
            <text:p>11.1.1.7</text:p>
            <text:p/>
          </table:table-cell>
          <table:table-cell table:number-columns-repeated="4"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style-name="ce322" office:value-type="string" calcext:value-type="string">
            <text:p>NA</text:p>
          </table:table-cell>
          <table:table-cell table:style-name="ce328" office:value-type="string" calcext:value-type="string">
            <text:p>11.1.1.7</text:p>
            <text:p/>
          </table:table-cell>
          <table:table-cell table:style-name="ce328" office:value-type="string" calcext:value-type="string">
            <text:p>11.1.1.7</text:p>
            <text:p/>
          </table:table-cell>
          <table:table-cell table:number-columns-repeated="2" table:style-name="ce322" office:value-type="string" calcext:value-type="string">
            <text:p>NA</text:p>
          </table:table-cell>
          <table:table-cell table:style-name="ce328" office:value-type="string" calcext:value-type="string">
            <text:p>11.1.1.7</text:p>
            <text:p/>
          </table:table-cell>
          <table:table-cell table:style-name="ce328" office:value-type="string" calcext:value-type="string">
            <text:p>11.1.1.7</text:p>
            <text:p/>
          </table:table-cell>
          <table:table-cell table:style-name="ce322" office:value-type="string" calcext:value-type="string">
            <text:p>NA</text:p>
          </table:table-cell>
          <table:table-cell table:style-name="ce322" office:value-type="string" calcext:value-type="string">
            <text:p>All versions through flat files or interface tables</text:p>
          </table:table-cell>
          <table:table-cell table:style-name="ce322" office:value-type="string" calcext:value-type="string">
            <text:p>NA</text:p>
          </table:table-cell>
          <table:table-cell table:style-name="ce328" office:value-type="string" calcext:value-type="string">
            <text:p>11.1.1.7</text:p>
            <text:p/>
          </table:table-cell>
          <table:table-cell table:style-name="ce283"/>
          <table:table-cell table:style-name="ce152" table:number-columns-repeated="9"/>
          <table:table-cell table:style-name="ce44"/>
          <table:table-cell table:style-name="ce354" table:number-columns-repeated="22"/>
          <table:table-cell table:style-name="ce215" table:number-columns-repeated="965"/>
        </table:table-row>
        <table:table-row table:style-name="ro102">
          <table:table-cell table:style-name="ce314"/>
          <table:table-cell table:style-name="ce97" office:value-type="string" calcext:value-type="string">
            <text:p>Oracle Universal Content Management</text:p>
          </table:table-cell>
          <table:table-cell table:number-columns-repeated="4" table:style-name="ce322" office:value-type="string" calcext:value-type="string">
            <text:p>NA</text:p>
          </table:table-cell>
          <table:table-cell table:style-name="ce384" office:value-type="string" calcext:value-type="string">
            <text:p>NA</text:p>
          </table:table-cell>
          <table:table-cell table:number-columns-repeated="5"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number-columns-repeated="6" table:style-name="ce322" office:value-type="string" calcext:value-type="string">
            <text:p>NA</text:p>
          </table:table-cell>
          <table:table-cell table:style-name="ce322" office:value-type="string" calcext:value-type="string">
            <text:p>10.1.3</text:p>
            <text:p>11.1.1</text:p>
          </table:table-cell>
          <table:table-cell table:style-name="ce322" office:value-type="string" calcext:value-type="string">
            <text:p>10.1.3</text:p>
            <text:p>11.1.1</text:p>
          </table:table-cell>
          <table:table-cell table:number-columns-repeated="3" table:style-name="ce322" office:value-type="string" calcext:value-type="string">
            <text:p>NA</text:p>
          </table:table-cell>
          <table:table-cell table:style-name="ce283"/>
          <table:table-cell table:style-name="ce152" table:number-columns-repeated="9"/>
          <table:table-cell table:style-name="ce354"/>
          <table:table-cell table:style-name="ce44" table:number-columns-repeated="99"/>
          <table:table-cell table:style-name="ce215" table:number-columns-repeated="888"/>
        </table:table-row>
        <table:table-row table:style-name="ro68">
          <table:table-cell table:style-name="ce314"/>
          <table:table-cell table:style-name="ce97" office:value-type="string" calcext:value-type="string">
            <text:p>Oracle Essbase Analytics Link</text:p>
          </table:table-cell>
          <table:table-cell table:number-columns-repeated="4" table:style-name="ce322" office:value-type="string" calcext:value-type="string">
            <text:p>NA</text:p>
          </table:table-cell>
          <table:table-cell table:style-name="ce384" office:value-type="string" calcext:value-type="string">
            <text:p>NA</text:p>
          </table:table-cell>
          <table:table-cell table:style-name="ce322" office:value-type="string" calcext:value-type="string">
            <text:p>11.1.2.3</text:p>
          </table:table-cell>
          <table:table-cell table:number-columns-repeated="4" table:style-name="ce322" office:value-type="string" calcext:value-type="string">
            <text:p>NA</text:p>
          </table:table-cell>
          <table:table-cell table:style-name="ce334" office:value-type="string" calcext:value-type="string">
            <text:p>NA</text:p>
          </table:table-cell>
          <table:table-cell table:style-name="ce322" office:value-type="string" calcext:value-type="string">
            <text:p>NA</text:p>
          </table:table-cell>
          <table:table-cell table:style-name="ce337" office:value-type="string" calcext:value-type="string">
            <text:p>NA</text:p>
          </table:table-cell>
          <table:table-cell table:number-columns-repeated="2" table:style-name="ce322" office:value-type="string" calcext:value-type="string">
            <text:p>NA</text:p>
          </table:table-cell>
          <table:table-cell table:style-name="ce322" office:value-type="string" calcext:value-type="string">
            <text:p>11.1.2.3</text:p>
          </table:table-cell>
          <table:table-cell table:number-columns-repeated="8" table:style-name="ce322" office:value-type="string" calcext:value-type="string">
            <text:p>NA</text:p>
          </table:table-cell>
          <table:table-cell table:style-name="ce283"/>
          <table:table-cell table:style-name="ce152" table:number-columns-repeated="9"/>
          <table:table-cell table:style-name="ce354"/>
          <table:table-cell table:style-name="ce44" table:number-columns-repeated="99"/>
          <table:table-cell table:style-name="ce215" table:number-columns-repeated="888"/>
        </table:table-row>
        <table:table-row table:style-name="ro7">
          <table:table-cell/>
          <table:table-cell table:style-name="ce68" office:value-type="string" calcext:value-type="string">
            <text:p>OFMA</text:p>
          </table:table-cell>
          <table:table-cell table:style-name="ce460" office:value-type="string" calcext:value-type="string">
            <text:p>NA</text:p>
          </table:table-cell>
          <table:table-cell table:number-columns-repeated="4" table:style-name="ce273" office:value-type="string" calcext:value-type="string">
            <text:p>NA</text:p>
          </table:table-cell>
          <table:table-cell table:style-name="ce462" office:value-type="string" calcext:value-type="string">
            <text:p>NA</text:p>
          </table:table-cell>
          <table:table-cell table:style-name="ce278" office:value-type="string" calcext:value-type="string">
            <text:p>NA</text:p>
          </table:table-cell>
          <table:table-cell table:number-columns-repeated="2" table:style-name="ce463" office:value-type="string" calcext:value-type="string">
            <text:p>NA</text:p>
          </table:table-cell>
          <table:table-cell table:style-name="ce273" office:value-type="string" calcext:value-type="string">
            <text:p>NA</text:p>
          </table:table-cell>
          <table:table-cell table:style-name="ce462" office:value-type="string" calcext:value-type="string">
            <text:p>NA</text:p>
          </table:table-cell>
          <table:table-cell table:style-name="ce278" office:value-type="string" calcext:value-type="string">
            <text:p>NA</text:p>
          </table:table-cell>
          <table:table-cell table:style-name="ce463" office:value-type="string" calcext:value-type="string">
            <text:p>NA</text:p>
          </table:table-cell>
          <table:table-cell table:number-columns-repeated="2" table:style-name="ce273" office:value-type="string" calcext:value-type="string">
            <text:p>NA</text:p>
          </table:table-cell>
          <table:table-cell table:style-name="ce322" office:value-type="string" calcext:value-type="string">
            <text:p>11.1.2.3</text:p>
          </table:table-cell>
          <table:table-cell table:number-columns-repeated="3" table:style-name="ce273" office:value-type="string" calcext:value-type="string">
            <text:p>NA</text:p>
          </table:table-cell>
          <table:table-cell table:style-name="ce322" office:value-type="string" calcext:value-type="string">
            <text:p>11.1.2.3</text:p>
          </table:table-cell>
          <table:table-cell table:number-columns-repeated="2" table:style-name="ce273" office:value-type="string" calcext:value-type="string">
            <text:p>NA</text:p>
          </table:table-cell>
          <table:table-cell table:style-name="ce322" office:value-type="string" calcext:value-type="string">
            <text:p>11.1.2.3</text:p>
          </table:table-cell>
          <table:table-cell table:style-name="ce273" office:value-type="string" calcext:value-type="string">
            <text:p>NA</text:p>
          </table:table-cell>
          <table:table-cell table:style-name="ce283"/>
          <table:table-cell table:style-name="ce152" table:number-columns-repeated="9"/>
          <table:table-cell table:number-columns-repeated="988"/>
        </table:table-row>
        <table:table-row table:style-name="ro7">
          <table:table-cell table:style-name="ce315" table:number-columns-repeated="2"/>
          <table:table-cell table:style-name="ce323" office:value-type="string" calcext:value-type="string" table:number-columns-spanned="24" table:number-rows-spanned="1">
            <text:p><text:span text:style-name="T6"><text:a xlink:href="http://www.oracle.com/technetwork/middleware/bi-foundation/obi-epm-integration-355043.pdf" xlink:type="simple">* Click here for more details on the integration points among these products.</text:a></text:span></text:p>
          </table:table-cell>
          <table:covered-table-cell table:number-columns-repeated="23" table:style-name="ce324"/>
          <table:table-cell table:style-name="ce353" table:number-columns-repeated="110"/>
          <table:table-cell table:style-name="ce355" table:number-columns-repeated="888"/>
        </table:table-row>
        <table:table-row table:style-name="ro7">
          <table:table-cell table:style-name="ce152" table:number-columns-spanned="36" table:number-rows-spanned="21"/>
          <table:covered-table-cell table:number-columns-repeated="35"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covered-table-cell table:number-columns-repeated="36" table:style-name="ce152"/>
          <table:table-cell table:style-name="ce44" table:number-columns-repeated="103"/>
          <table:table-cell table:number-columns-repeated="885"/>
        </table:table-row>
        <table:table-row table:style-name="ro7" table:number-rows-repeated="218">
          <table:table-cell table:style-name="ce44" table:number-columns-repeated="13"/>
          <table:table-cell table:style-name="ce214"/>
          <table:table-cell table:style-name="ce44" table:number-columns-repeated="125"/>
          <table:table-cell table:number-columns-repeated="885"/>
        </table:table-row>
        <table:table-row table:style-name="ro7" table:number-rows-repeated="1048302">
          <table:table-cell table:number-columns-repeated="1024"/>
        </table:table-row>
        <table:table-row table:style-name="ro7">
          <table:table-cell table:number-columns-repeated="1024"/>
        </table:table-row>
      </table:table>
      <table:table table:name="Document Control" table:style-name="ta13" table:protected="true" table:protection-key="1iY22MrsE/BOKEQqCm+hr+sCS7s=" table:protection-key-digest-algorithm="http://docs.oasis-open.org/office/ns/table/legacy-hash-excel" table:protection-key-digest-algorithm-2="http://www.w3.org/2000/09/xmldsig#sha1" table:print-ranges="'Document Control'.A1:'Document Control'.C24">
        <loext:table-protection loext:select-protected-cells="true" loext:select-unprotected-cells="true"/>
        <table:table-column table:style-name="co64" table:default-cell-style-name="ce479"/>
        <table:table-column table:style-name="co65" table:default-cell-style-name="ce479"/>
        <table:table-column table:style-name="co66" table:default-cell-style-name="ce486"/>
        <table:table-column table:style-name="co67" table:visibility="collapse" table:default-cell-style-name="ce496"/>
        <table:table-column table:style-name="co21" table:default-cell-style-name="ce497"/>
        <table:table-column table:style-name="co21" table:number-columns-repeated="8" table:default-cell-style-name="ce197"/>
        <table:table-column table:style-name="co21" table:number-columns-repeated="143" table:default-cell-style-name="ce478"/>
        <table:table-column table:style-name="co21" table:number-columns-repeated="101" table:default-cell-style-name="ce479"/>
        <table:table-column table:style-name="co21" table:number-columns-repeated="767" table:default-cell-style-name="Default"/>
        <table:table-header-rows>
          <table:table-row table:style-name="ro52">
            <table:table-cell table:style-name="ce464" office:value-type="string" calcext:value-type="string" table:number-columns-spanned="3" table:number-rows-spanned="1">
              <text:p>Oracle Enterprise Performance Management System 11<text:span text:style-name="T26">g</text:span><text:span text:style-name="T27"> Release (11.1.2.x) Certification Matrix</text:span></text:p>
            </table:table-cell>
            <table:covered-table-cell table:number-columns-repeated="2" table:style-name="ce480"/>
            <table:table-cell table:style-name="ce491"/>
            <table:table-cell table:style-name="ce152" table:number-columns-repeated="10"/>
            <table:table-cell table:style-name="ce197" table:number-columns-repeated="6"/>
            <table:table-cell table:style-name="ce44" table:number-columns-repeated="136"/>
            <table:table-cell table:style-name="ce62" table:number-columns-repeated="868"/>
          </table:table-row>
          <table:table-row table:style-name="ro125">
            <table:table-cell table:style-name="ce465" office:value-type="string" calcext:value-type="string">
              <text:p>Oracle <text:s/>Enterprise Performance Management System 11g Release (11.1.1.3.0) Certification Matrix</text:p>
            </table:table-cell>
            <table:table-cell table:style-name="ce481" table:number-columns-repeated="2"/>
            <table:table-cell table:style-name="ce492"/>
            <table:table-cell table:style-name="ce152" table:number-columns-repeated="10"/>
            <table:table-cell table:style-name="ce197" table:number-columns-repeated="6"/>
            <table:table-cell table:style-name="ce498" table:number-columns-repeated="136"/>
            <table:table-cell table:style-name="ce499" table:number-columns-repeated="868"/>
          </table:table-row>
          <table:table-row table:style-name="ro126">
            <table:table-cell table:style-name="ce466" office:value-type="string" calcext:value-type="string">
              <text:p>Document Properties</text:p>
            </table:table-cell>
            <table:table-cell table:style-name="ce135"/>
            <table:table-cell/>
            <table:table-cell table:style-name="ce490"/>
            <table:table-cell table:style-name="ce152" table:number-columns-repeated="10"/>
            <table:table-cell table:style-name="ce197" table:number-columns-repeated="6"/>
            <table:table-cell table:style-name="ce498" table:number-columns-repeated="136"/>
            <table:table-cell table:style-name="ce499" table:number-columns-repeated="868"/>
          </table:table-row>
          <table:table-row table:style-name="ro126">
            <table:table-cell table:style-name="ce467" office:value-type="string" calcext:value-type="string">
              <text:p>Author</text:p>
            </table:table-cell>
            <table:table-cell table:style-name="ce134" office:value-type="string" calcext:value-type="string">
              <text:p>Wayne Wong, Bill Fox</text:p>
            </table:table-cell>
            <table:table-cell/>
            <table:table-cell table:style-name="ce490"/>
            <table:table-cell table:style-name="ce152" table:number-columns-repeated="10"/>
            <table:table-cell table:style-name="ce197" table:number-columns-repeated="6"/>
            <table:table-cell table:style-name="ce498" table:number-columns-repeated="136"/>
            <table:table-cell table:style-name="ce499" table:number-columns-repeated="868"/>
          </table:table-row>
          <table:table-row table:style-name="ro126">
            <table:table-cell table:style-name="ce467" office:value-type="string" calcext:value-type="string">
              <text:p>Create Date</text:p>
            </table:table-cell>
            <table:table-cell table:style-name="ce471" office:value-type="date" office:date-value="2011-04-05" calcext:value-type="date">
              <text:p>05.04.2011</text:p>
            </table:table-cell>
            <table:table-cell/>
            <table:table-cell table:style-name="ce490"/>
            <table:table-cell table:style-name="ce152" table:number-columns-repeated="10"/>
            <table:table-cell table:style-name="ce197" table:number-columns-repeated="6"/>
            <table:table-cell table:style-name="ce498" table:number-columns-repeated="136"/>
            <table:table-cell table:style-name="ce499" table:number-columns-repeated="868"/>
          </table:table-row>
          <table:table-row table:style-name="ro127">
            <table:table-cell table:style-name="ce467" office:value-type="string" calcext:value-type="string">
              <text:p>Last Update Date</text:p>
            </table:table-cell>
            <table:table-cell table:style-name="ce471" office:value-type="date" office:date-value="2013-06-27" calcext:value-type="date">
              <text:p>27.06.2013</text:p>
            </table:table-cell>
            <table:table-cell table:style-name="ce487"/>
            <table:table-cell table:style-name="ce490"/>
            <table:table-cell table:style-name="ce152" table:number-columns-repeated="10"/>
            <table:table-cell table:style-name="ce197" table:number-columns-repeated="5"/>
            <table:table-cell table:number-columns-repeated="1005"/>
          </table:table-row>
        </table:table-header-rows>
        <table:table-row table:style-name="ro127">
          <table:table-cell table:style-name="ce468"/>
          <table:table-cell table:style-name="ce134"/>
          <table:table-cell table:style-name="ce487"/>
          <table:table-cell table:style-name="ce490"/>
          <table:table-cell table:style-name="ce152" table:number-columns-repeated="10"/>
          <table:table-cell table:style-name="ce197" table:number-columns-repeated="5"/>
          <table:table-cell table:number-columns-repeated="1005"/>
        </table:table-row>
        <table:table-row table:style-name="ro127">
          <table:table-cell table:style-name="ce469" office:value-type="string" calcext:value-type="string">
            <text:p>Change Record</text:p>
          </table:table-cell>
          <table:table-cell table:style-name="ce134"/>
          <table:table-cell table:style-name="ce487"/>
          <table:table-cell table:style-name="ce490"/>
          <table:table-cell table:style-name="ce152" table:number-columns-repeated="10"/>
          <table:table-cell table:style-name="ce197" table:number-columns-repeated="5"/>
          <table:table-cell table:number-columns-repeated="1005"/>
        </table:table-row>
        <table:table-row table:style-name="ro127">
          <table:table-cell table:style-name="ce470" office:value-type="string" calcext:value-type="string">
            <text:p>Date</text:p>
          </table:table-cell>
          <table:table-cell table:style-name="ce482" office:value-type="string" calcext:value-type="string">
            <text:p>Author</text:p>
          </table:table-cell>
          <table:table-cell table:style-name="ce58" office:value-type="string" calcext:value-type="string">
            <text:p>Change Reference</text:p>
          </table:table-cell>
          <table:table-cell table:style-name="ce493"/>
          <table:table-cell table:style-name="ce152" table:number-columns-repeated="10"/>
          <table:table-cell table:style-name="ce197" table:number-columns-repeated="5"/>
          <table:table-cell table:number-columns-repeated="1005"/>
        </table:table-row>
        <table:table-row table:style-name="ro127">
          <table:table-cell table:style-name="ce471" office:value-type="date" office:date-value="2011-04-05" calcext:value-type="date">
            <text:p>05.04.2011</text:p>
          </table:table-cell>
          <table:table-cell table:style-name="ce134" office:value-type="string" calcext:value-type="string">
            <text:p>Information Development</text:p>
          </table:table-cell>
          <table:table-cell table:style-name="ce487" office:value-type="string" calcext:value-type="string">
            <text:p>Authored Oracle EPM System 11g Release (11.1.2.1) Certification Matrix.</text:p>
          </table:table-cell>
          <table:table-cell table:style-name="ce490"/>
          <table:table-cell table:style-name="ce152" table:number-columns-repeated="10"/>
          <table:table-cell table:style-name="ce197" table:number-columns-repeated="5"/>
          <table:table-cell table:number-columns-repeated="1005"/>
        </table:table-row>
        <table:table-row table:style-name="ro127">
          <table:table-cell table:style-name="ce468" office:value-type="date" office:date-value="2011-04-20" calcext:value-type="date">
            <text:p>20.04.2011</text:p>
          </table:table-cell>
          <table:table-cell table:style-name="ce134" office:value-type="string" calcext:value-type="string">
            <text:p>Information Development</text:p>
          </table:table-cell>
          <table:table-cell table:style-name="ce487" office:value-type="string" calcext:value-type="string">
            <text:p>Changed Web and Application Server tab to remove support for WebLogic 10.3.3. <text:s/>Only support 10.3.4.</text:p>
          </table:table-cell>
          <table:table-cell table:style-name="ce490" office:value-type="string" calcext:value-type="string">
            <text:p>Bug 12356902</text:p>
          </table:table-cell>
          <table:table-cell table:style-name="ce152" table:number-columns-repeated="10"/>
          <table:table-cell table:style-name="ce197" table:number-columns-repeated="5"/>
          <table:table-cell table:number-columns-repeated="1005"/>
        </table:table-row>
        <table:table-row table:style-name="ro100">
          <table:table-cell table:style-name="ce472" office:value-type="date" office:date-value="2011-04-20" calcext:value-type="date">
            <text:p>20.04.2011</text:p>
          </table:table-cell>
          <table:table-cell table:style-name="ce483" office:value-type="string" calcext:value-type="string">
            <text:p>Information Development</text:p>
          </table:table-cell>
          <table:table-cell table:style-name="ce54" office:value-type="string" calcext:value-type="string">
            <text:p>Removed + designation from Oracle SOA Suite on Basic Platform tab.</text:p>
          </table:table-cell>
          <table:table-cell table:style-name="ce494" office:value-type="string" calcext:value-type="string">
            <text:p>Bug 12356942</text:p>
          </table:table-cell>
          <table:table-cell table:style-name="ce152" table:number-columns-repeated="10"/>
          <table:table-cell table:style-name="ce197" table:number-columns-repeated="5"/>
          <table:table-cell table:number-columns-repeated="1005"/>
        </table:table-row>
        <table:table-row table:style-name="ro100">
          <table:table-cell table:style-name="ce472" office:value-type="date" office:date-value="2011-04-20" calcext:value-type="date">
            <text:p>20.04.2011</text:p>
          </table:table-cell>
          <table:table-cell table:style-name="ce483" office:value-type="string" calcext:value-type="string">
            <text:p>Information Development</text:p>
          </table:table-cell>
          <table:table-cell table:style-name="ce54" office:value-type="string" calcext:value-type="string">
            <text:p>Added SSAS support for Web Analysis and Interactive Reporting</text:p>
          </table:table-cell>
          <table:table-cell table:style-name="ce494" office:value-type="string" calcext:value-type="string">
            <text:p>Bug 11783842</text:p>
          </table:table-cell>
          <table:table-cell table:style-name="ce152" table:number-columns-repeated="10"/>
          <table:table-cell table:style-name="ce197" table:number-columns-repeated="5"/>
          <table:table-cell table:number-columns-repeated="1005"/>
        </table:table-row>
        <table:table-row table:style-name="ro128">
          <table:table-cell table:style-name="ce472" office:value-type="date" office:date-value="2011-05-02" calcext:value-type="date">
            <text:p>02.05.2011</text:p>
          </table:table-cell>
          <table:table-cell table:style-name="ce483" office:value-type="string" calcext:value-type="string">
            <text:p>Information Development</text:p>
          </table:table-cell>
          <table:table-cell table:style-name="ce54" office:value-type="string" calcext:value-type="string">
            <text:p>Release Compatibility for 11.1.2.1 Smart View - removed Essbase 11.1.1.3 and Provider Services 11.1.1.3.500 </text:p>
          </table:table-cell>
          <table:table-cell table:style-name="ce494" office:value-type="string" calcext:value-type="string">
            <text:p>Bug 12389688</text:p>
          </table:table-cell>
          <table:table-cell table:style-name="ce152" table:number-columns-repeated="10"/>
          <table:table-cell table:style-name="ce197" table:number-columns-repeated="5"/>
          <table:table-cell table:number-columns-repeated="1005"/>
        </table:table-row>
        <table:table-row table:style-name="ro127">
          <table:table-cell table:style-name="ce472" office:value-type="date" office:date-value="2011-05-02" calcext:value-type="date">
            <text:p>02.05.2011</text:p>
          </table:table-cell>
          <table:table-cell table:style-name="ce483" office:value-type="string" calcext:value-type="string">
            <text:p>Information Development</text:p>
          </table:table-cell>
          <table:table-cell table:style-name="ce54" office:value-type="string" calcext:value-type="string">
            <text:p>Release Compatibility for 11.1.2.0 and 11.1.2.1 - added compatibility for Essbase Analytics Link 11.1.1.3.501 with Financial Management</text:p>
          </table:table-cell>
          <table:table-cell table:style-name="ce494" office:value-type="string" calcext:value-type="string">
            <text:p>Bug 12372123</text:p>
          </table:table-cell>
          <table:table-cell table:style-name="ce152" table:number-columns-repeated="10"/>
          <table:table-cell table:style-name="ce197" table:number-columns-repeated="5"/>
          <table:table-cell table:number-columns-repeated="1005"/>
        </table:table-row>
        <table:table-row table:style-name="ro127">
          <table:table-cell table:style-name="ce472" office:value-type="date" office:date-value="2011-06-22" calcext:value-type="date">
            <text:p>22.06.2011</text:p>
          </table:table-cell>
          <table:table-cell table:style-name="ce483" office:value-type="string" calcext:value-type="string">
            <text:p>Information Development</text:p>
          </table:table-cell>
          <table:table-cell table:style-name="ce487" office:value-type="string" calcext:value-type="string">
            <text:p>Added that Essbase is datasource for OBIEE</text:p>
          </table:table-cell>
          <table:table-cell table:style-name="ce490" office:value-type="string" calcext:value-type="string">
            <text:p>Bug 10622917</text:p>
          </table:table-cell>
          <table:table-cell table:style-name="ce152" table:number-columns-repeated="10"/>
          <table:table-cell table:style-name="ce197" table:number-columns-repeated="5"/>
          <table:table-cell table:number-columns-repeated="1005"/>
        </table:table-row>
        <table:table-row table:style-name="ro127">
          <table:table-cell table:style-name="ce472" office:value-type="date" office:date-value="2011-06-22" calcext:value-type="date">
            <text:p>22.06.2011</text:p>
          </table:table-cell>
          <table:table-cell table:style-name="ce483" office:value-type="string" calcext:value-type="string">
            <text:p>Information Development</text:p>
          </table:table-cell>
          <table:table-cell table:style-name="ce54" office:value-type="string" calcext:value-type="string">
            <text:p>Release Compatibility for 11.1.2.0 and 11.1.2.1 - added compatibility for Essbase Analytics Link 11.1.1.3.501 with Essbase</text:p>
          </table:table-cell>
          <table:table-cell table:style-name="ce494" office:value-type="string" calcext:value-type="string">
            <text:p>Bug 12372123</text:p>
          </table:table-cell>
          <table:table-cell table:style-name="ce152" table:number-columns-repeated="10"/>
          <table:table-cell table:style-name="ce197" table:number-columns-repeated="5"/>
          <table:table-cell table:number-columns-repeated="1005"/>
        </table:table-row>
        <table:table-row table:style-name="ro127">
          <table:table-cell table:style-name="ce472" office:value-type="date" office:date-value="2011-06-22" calcext:value-type="date">
            <text:p>22.06.2011</text:p>
          </table:table-cell>
          <table:table-cell table:style-name="ce483" office:value-type="string" calcext:value-type="string">
            <text:p>Information Development</text:p>
          </table:table-cell>
          <table:table-cell table:style-name="ce487" office:value-type="string" calcext:value-type="string">
            <text:p>Corrected Client MAC OS exceptions for release 11.1.2.0 vs 11.1.2.1</text:p>
          </table:table-cell>
          <table:table-cell table:style-name="ce490"/>
          <table:table-cell table:style-name="ce152" table:number-columns-repeated="10"/>
          <table:table-cell table:style-name="ce197" table:number-columns-repeated="5"/>
          <table:table-cell table:number-columns-repeated="1005"/>
        </table:table-row>
        <table:table-row table:style-name="ro127">
          <table:table-cell table:style-name="ce472" office:value-type="date" office:date-value="2011-06-22" calcext:value-type="date">
            <text:p>22.06.2011</text:p>
          </table:table-cell>
          <table:table-cell table:style-name="ce483" office:value-type="string" calcext:value-type="string">
            <text:p>Information Development</text:p>
          </table:table-cell>
          <table:table-cell table:style-name="ce54" office:value-type="string" calcext:value-type="string">
            <text:p>Added exception for FM on 64-bit systems - requires Oracle database 10.2.0.4.21 minimum.</text:p>
          </table:table-cell>
          <table:table-cell table:style-name="ce494" office:value-type="string" calcext:value-type="string">
            <text:p>Bug 12370906 </text:p>
          </table:table-cell>
          <table:table-cell table:style-name="ce152" table:number-columns-repeated="10"/>
          <table:table-cell table:style-name="ce197" table:number-columns-repeated="5"/>
          <table:table-cell table:number-columns-repeated="1005"/>
        </table:table-row>
        <table:table-row table:style-name="ro127">
          <table:table-cell table:style-name="ce472" office:value-type="date" office:date-value="2011-06-22" calcext:value-type="date">
            <text:p>22.06.2011</text:p>
          </table:table-cell>
          <table:table-cell table:style-name="ce483" office:value-type="string" calcext:value-type="string">
            <text:p>Information Development</text:p>
          </table:table-cell>
          <table:table-cell table:style-name="ce54" office:value-type="string" calcext:value-type="string">
            <text:p>Added exception for Disclosure Management - Office 2003 Professional Edition only.</text:p>
          </table:table-cell>
          <table:table-cell table:style-name="ce494" office:value-type="string" calcext:value-type="string">
            <text:p>Bug 12572368</text:p>
          </table:table-cell>
          <table:table-cell table:style-name="ce152" table:number-columns-repeated="10"/>
          <table:table-cell table:style-name="ce197" table:number-columns-repeated="5"/>
          <table:table-cell table:number-columns-repeated="1005"/>
        </table:table-row>
        <table:table-row table:style-name="ro127">
          <table:table-cell table:style-name="ce472" office:value-type="date" office:date-value="2011-06-22" calcext:value-type="date">
            <text:p>22.06.2011</text:p>
          </table:table-cell>
          <table:table-cell table:style-name="ce483" office:value-type="string" calcext:value-type="string">
            <text:p>Information Development</text:p>
          </table:table-cell>
          <table:table-cell table:style-name="ce54" office:value-type="string" calcext:value-type="string">
            <text:p>Added support for OBIEE 11.1.1.5 to Release Compatibility for 11.1.2 and 11.1.2.1</text:p>
          </table:table-cell>
          <table:table-cell table:style-name="ce494" office:value-type="string" calcext:value-type="string">
            <text:p>Bug 12403463</text:p>
          </table:table-cell>
          <table:table-cell table:style-name="ce152" table:number-columns-repeated="10"/>
          <table:table-cell table:style-name="ce197" table:number-columns-repeated="5"/>
          <table:table-cell table:number-columns-repeated="1005"/>
        </table:table-row>
        <table:table-row table:style-name="ro127">
          <table:table-cell table:style-name="ce472" office:value-type="date" office:date-value="2011-06-22" calcext:value-type="date">
            <text:p>22.06.2011</text:p>
          </table:table-cell>
          <table:table-cell table:style-name="ce483" office:value-type="string" calcext:value-type="string">
            <text:p>Information Development</text:p>
          </table:table-cell>
          <table:table-cell table:style-name="ce54" office:value-type="string" calcext:value-type="string">
            <text:p>Changed translation support for Planning to indicate not supported in Arabic </text:p>
          </table:table-cell>
          <table:table-cell table:style-name="ce494" office:value-type="string" calcext:value-type="string">
            <text:p>Bug 12627414</text:p>
          </table:table-cell>
          <table:table-cell table:style-name="ce152" table:number-columns-repeated="10"/>
          <table:table-cell table:style-name="ce197" table:number-columns-repeated="5"/>
          <table:table-cell table:number-columns-repeated="1005"/>
        </table:table-row>
        <table:table-row table:style-name="ro127">
          <table:table-cell table:style-name="ce472" office:value-type="date" office:date-value="2011-06-22" calcext:value-type="date">
            <text:p>22.06.2011</text:p>
          </table:table-cell>
          <table:table-cell table:style-name="ce105" office:value-type="string" calcext:value-type="string">
            <text:p>Information Development</text:p>
          </table:table-cell>
          <table:table-cell table:style-name="ce226" office:value-type="string" calcext:value-type="string">
            <text:p>Clarified that Office 2010 is supported for Release 11.1.2.1 only.</text:p>
          </table:table-cell>
          <table:table-cell table:style-name="ce494" office:value-type="string" calcext:value-type="string">
            <text:p>Bug 12632669</text:p>
          </table:table-cell>
          <table:table-cell table:style-name="ce152" table:number-columns-repeated="10"/>
          <table:table-cell table:style-name="ce197" table:number-columns-repeated="5"/>
          <table:table-cell table:number-columns-repeated="1005"/>
        </table:table-row>
        <table:table-row table:style-name="ro127">
          <table:table-cell table:style-name="ce472" office:value-type="date" office:date-value="2011-06-22" calcext:value-type="date">
            <text:p>22.06.2011</text:p>
          </table:table-cell>
          <table:table-cell table:style-name="ce91" office:value-type="string" calcext:value-type="string">
            <text:p>Information Development</text:p>
          </table:table-cell>
          <table:table-cell table:style-name="ce54" office:value-type="string" calcext:value-type="string">
            <text:p>Added that Smart View 11.1.2.1 is compatible with Essbase 11.1.1.3.500 and Provider Services 11.1.1.3.500</text:p>
          </table:table-cell>
          <table:table-cell table:style-name="ce494" office:value-type="string" calcext:value-type="string">
            <text:p>Bug 12389688 </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27">
          <table:table-cell table:style-name="ce472" office:value-type="date" office:date-value="2011-06-22" calcext:value-type="date">
            <text:p>22.06.2011</text:p>
          </table:table-cell>
          <table:table-cell table:style-name="ce91" office:value-type="string" calcext:value-type="string">
            <text:p>Information Development</text:p>
          </table:table-cell>
          <table:table-cell table:style-name="ce54" office:value-type="string" calcext:value-type="string">
            <text:p>Added exception to Adobe Distiller support for Financial Reporting - Distiller is not supported on Windows 2008. </text:p>
          </table:table-cell>
          <table:table-cell table:style-name="ce494" office:value-type="string" calcext:value-type="string">
            <text:p>Per TNT</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27">
          <table:table-cell table:style-name="ce472" office:value-type="date" office:date-value="2011-07-07" calcext:value-type="date">
            <text:p>07.07.2011</text:p>
          </table:table-cell>
          <table:table-cell table:style-name="ce91" office:value-type="string" calcext:value-type="string">
            <text:p>Information Development</text:p>
          </table:table-cell>
          <table:table-cell table:style-name="ce54" office:value-type="string" calcext:value-type="string">
            <text:p>Clarified Server and Client support for Windows 2008 R2 is all SP levels included</text:p>
          </table:table-cell>
          <table:table-cell table:style-name="ce494" office:value-type="string" calcext:value-type="string">
            <text:p>Per TNT</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27">
          <table:table-cell table:style-name="ce472" office:value-type="date" office:date-value="2011-10-24" calcext:value-type="date">
            <text:p>24.10.2011</text:p>
          </table:table-cell>
          <table:table-cell table:style-name="ce91" office:value-type="string" calcext:value-type="string">
            <text:p>Information Development</text:p>
          </table:table-cell>
          <table:table-cell table:style-name="ce54" office:value-type="string" calcext:value-type="string">
            <text:p>Added support for Peoplesoft Human Capital Management 9.1 as datasource for ERPI</text:p>
          </table:table-cell>
          <table:table-cell table:style-name="ce494" office:value-type="string" calcext:value-type="string">
            <text:p>Bug 12749035</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27">
          <table:table-cell table:style-name="ce472" office:value-type="date" office:date-value="2011-10-24" calcext:value-type="date">
            <text:p>24.10.2011</text:p>
          </table:table-cell>
          <table:table-cell table:style-name="ce91" office:value-type="string" calcext:value-type="string">
            <text:p>Information Development</text:p>
          </table:table-cell>
          <table:table-cell table:style-name="ce54" office:value-type="string" calcext:value-type="string">
            <text:p>Clarified support for Microsoft Office 2010 on 32-bit and 64-bit OS</text:p>
          </table:table-cell>
          <table:table-cell table:style-name="ce494" office:value-type="string" calcext:value-type="string">
            <text:p>Bug 12779388</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27">
          <table:table-cell table:style-name="ce472" office:value-type="date" office:date-value="2011-10-24" calcext:value-type="date">
            <text:p>24.10.2011</text:p>
          </table:table-cell>
          <table:table-cell table:style-name="ce91" office:value-type="string" calcext:value-type="string">
            <text:p>Information Development</text:p>
          </table:table-cell>
          <table:table-cell table:style-name="ce54" office:value-type="string" calcext:value-type="string">
            <text:p>Clarified support for Microsoft Active Directory to be Active Directory 2003 (including Active Directory Application Mode - </text:p>
            <text:p>ADAM), 2008 </text:p>
            <text:p/>
          </table:table-cell>
          <table:table-cell table:style-name="ce494" office:value-type="string" calcext:value-type="string">
            <text:p>Bug 12805012</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27">
          <table:table-cell table:style-name="ce472" office:value-type="date" office:date-value="2011-10-24" calcext:value-type="date">
            <text:p>24.10.2011</text:p>
          </table:table-cell>
          <table:table-cell table:style-name="ce91" office:value-type="string" calcext:value-type="string">
            <text:p>Information Development</text:p>
          </table:table-cell>
          <table:table-cell table:style-name="ce54" office:value-type="string" calcext:value-type="string">
            <text:p>Smart View 11.1.2.1 release comptibility with Reporting and Analysis products changed from 11.1.2.1 to 11.1.2.x</text:p>
          </table:table-cell>
          <table:table-cell table:style-name="ce494" office:value-type="string" calcext:value-type="string">
            <text:p>Bug 12957766</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27">
          <table:table-cell table:style-name="ce472" office:value-type="date" office:date-value="2011-10-24" calcext:value-type="date">
            <text:p>24.10.2011</text:p>
          </table:table-cell>
          <table:table-cell table:style-name="ce91" office:value-type="string" calcext:value-type="string">
            <text:p>Information Development</text:p>
          </table:table-cell>
          <table:table-cell table:style-name="ce54" office:value-type="string" calcext:value-type="string">
            <text:p>Clarified that SLES operating system is 11.1.2.1 only</text:p>
          </table:table-cell>
          <table:table-cell table:style-name="ce494" office:value-type="string" calcext:value-type="string">
            <text:p>Bug 13056150</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27">
          <table:table-cell table:style-name="ce472" office:value-type="date" office:date-value="2011-10-24" calcext:value-type="date">
            <text:p>24.10.2011</text:p>
          </table:table-cell>
          <table:table-cell table:style-name="ce91" office:value-type="string" calcext:value-type="string">
            <text:p>Information Development</text:p>
          </table:table-cell>
          <table:table-cell table:style-name="ce54" office:value-type="string" calcext:value-type="string">
            <text:p>Clarified support for Microsoft Office 2010 for Disclosure Management that starting with Office 2007, all editions are supported.</text:p>
          </table:table-cell>
          <table:table-cell table:style-name="ce494" office:value-type="string" calcext:value-type="string">
            <text:p>Bug 13056995</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27">
          <table:table-cell table:style-name="ce472" office:value-type="date" office:date-value="2011-11-18" calcext:value-type="date">
            <text:p>18.11.2011</text:p>
          </table:table-cell>
          <table:table-cell table:style-name="ce91" office:value-type="string" calcext:value-type="string">
            <text:p>Information Development</text:p>
          </table:table-cell>
          <table:table-cell table:style-name="ce54" office:value-type="string" calcext:value-type="string">
            <text:p>Fixed broken link on menu page for virtualization</text:p>
          </table:table-cell>
          <table:table-cell table:style-name="ce494" office:value-type="string" calcext:value-type="string">
            <text:p>Bug 13056995</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27">
          <table:table-cell table:style-name="ce472" office:value-type="date" office:date-value="2011-12-02" calcext:value-type="date">
            <text:p>02.12.2011</text:p>
          </table:table-cell>
          <table:table-cell table:style-name="ce91" office:value-type="string" calcext:value-type="string">
            <text:p>Information Development</text:p>
          </table:table-cell>
          <table:table-cell table:style-name="ce54" office:value-type="string" calcext:value-type="string">
            <text:p>Added support for ODI 11.1.1.5 with ERPI 11.1.2.1.500</text:p>
          </table:table-cell>
          <table:table-cell table:style-name="ce494" office:value-type="string" calcext:value-type="string">
            <text:p>Bug 13458388</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07">
          <table:table-cell table:style-name="ce472" office:value-type="date" office:date-value="2011-12-06" calcext:value-type="date">
            <text:p>06.12.2011</text:p>
          </table:table-cell>
          <table:table-cell table:style-name="ce91" office:value-type="string" calcext:value-type="string">
            <text:p>Information Development</text:p>
          </table:table-cell>
          <table:table-cell table:style-name="ce54" office:value-type="string" calcext:value-type="string">
            <text:p>Added support for EAL 11.1.1.4 with FM and Essbase 11.1.2.1 and corrected support for FM 11.1.2.1 with EAL 11.1.1.3.501.</text:p>
          </table:table-cell>
          <table:table-cell table:style-name="ce494" office:value-type="string" calcext:value-type="string">
            <text:p>Bug 1345779</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07">
          <table:table-cell table:style-name="ce472" office:value-type="date" office:date-value="2011-12-19" calcext:value-type="date">
            <text:p>19.12.2011</text:p>
          </table:table-cell>
          <table:table-cell table:style-name="ce91" office:value-type="string" calcext:value-type="string">
            <text:p>Information Development</text:p>
          </table:table-cell>
          <table:table-cell table:style-name="ce54" office:value-type="string" calcext:value-type="string">
            <text:p>Added support for Oracle Access Manager (OAM) 11.1.1.3+ for EPM System 11.1.2.1 only</text:p>
          </table:table-cell>
          <table:table-cell table:style-name="ce494" office:value-type="string" calcext:value-type="string">
            <text:p>Bug 13511811 </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107">
          <table:table-cell table:style-name="ce472" office:value-type="date" office:date-value="2011-12-19" calcext:value-type="date">
            <text:p>19.12.2011</text:p>
          </table:table-cell>
          <table:table-cell table:style-name="ce91" office:value-type="string" calcext:value-type="string">
            <text:p>Information Development</text:p>
          </table:table-cell>
          <table:table-cell table:style-name="ce54" office:value-type="string" calcext:value-type="string">
            <text:p>Changed release compatibility for Smart View in release 11.1.2.1 to 9.3.3 instead of 9.3.x</text:p>
          </table:table-cell>
          <table:table-cell table:style-name="ce494" office:value-type="string" calcext:value-type="string">
            <text:p>Bug 12975250</text:p>
          </table:table-cell>
          <table:table-cell table:style-name="ce152" table:number-columns-repeated="10"/>
          <table:table-cell table:style-name="ce197" table:number-columns-repeated="5"/>
          <table:table-cell table:number-columns-repeated="137"/>
          <table:table-cell table:style-name="ce484" table:number-columns-repeated="868"/>
        </table:table-row>
        <table:table-row table:style-name="ro7">
          <table:table-cell table:style-name="ce473" office:value-type="date" office:date-value="2012-01-23" calcext:value-type="date">
            <text:p>23.01.2012</text:p>
          </table:table-cell>
          <table:table-cell table:style-name="ce477" office:value-type="string" calcext:value-type="string">
            <text:p>Information Development</text:p>
          </table:table-cell>
          <table:table-cell table:style-name="ce487" office:value-type="string" calcext:value-type="string">
            <text:p>Added support for Exalytics In Memory Machine to Basic Platform starting in Rel. 11.1.2.1. </text:p>
          </table:table-cell>
          <table:table-cell table:style-name="ce490" office:value-type="string" calcext:value-type="string">
            <text:p>Bug 13526367</text:p>
          </table:table-cell>
          <table:table-cell table:style-name="ce152" table:number-columns-repeated="10"/>
          <table:table-cell table:number-columns-repeated="1010"/>
        </table:table-row>
        <table:table-row table:style-name="ro68">
          <table:table-cell table:style-name="ce473" office:value-type="date" office:date-value="2012-01-23" calcext:value-type="date">
            <text:p>23.01.2012</text:p>
          </table:table-cell>
          <table:table-cell table:style-name="ce477" office:value-type="string" calcext:value-type="string">
            <text:p>Information Development</text:p>
          </table:table-cell>
          <table:table-cell table:style-name="ce487" office:value-type="string" calcext:value-type="string">
            <text:p>Added support for Essbase 11.1.2.1 on Exalytics machine to 11.1.2.1 Release Compatibility tab in new section called "Essbase Release Compatibility on Exalytics In-Memory Machine"</text:p>
          </table:table-cell>
          <table:table-cell table:style-name="ce490" office:value-type="string" calcext:value-type="string">
            <text:p>Bug 13526367</text:p>
          </table:table-cell>
          <table:table-cell table:style-name="ce152" table:number-columns-repeated="10"/>
          <table:table-cell table:number-columns-repeated="1010"/>
        </table:table-row>
        <table:table-row table:style-name="ro68">
          <table:table-cell table:style-name="ce473" office:value-type="date" office:date-value="2012-01-23" calcext:value-type="date">
            <text:p>23.01.2012</text:p>
          </table:table-cell>
          <table:table-cell table:style-name="ce477" office:value-type="string" calcext:value-type="string">
            <text:p>Information Development</text:p>
          </table:table-cell>
          <table:table-cell table:style-name="ce487" office:value-type="string" calcext:value-type="string">
            <text:p>Added support for BI 11.1.1.6 to Release Compatibility tab for Essbase, Financial Reporting, and Financial Management. <text:s/>Clarified that Smart View is not compatible with <text:s/>BI 11.1.1.3 and 11.1.1.5 for release 11.1.2.0 or 11.1.2.1.</text:p>
          </table:table-cell>
          <table:table-cell table:style-name="ce490" office:value-type="string" calcext:value-type="string">
            <text:p>Bug 13526367</text:p>
          </table:table-cell>
          <table:table-cell table:style-name="ce152" table:number-columns-repeated="10"/>
          <table:table-cell table:number-columns-repeated="1010"/>
        </table:table-row>
        <table:table-row table:style-name="ro7">
          <table:table-cell table:style-name="ce473" office:value-type="date" office:date-value="2012-01-23" calcext:value-type="date">
            <text:p>23.01.2012</text:p>
          </table:table-cell>
          <table:table-cell table:style-name="ce477" office:value-type="string" calcext:value-type="string">
            <text:p>Information Development</text:p>
          </table:table-cell>
          <table:table-cell table:style-name="ce54" office:value-type="string" calcext:value-type="string">
            <text:p>Corrected support for Release 11.1.2.1 Compatibility for ODI 11.1.1.5 with ERPI is version 11.1.2.1.501</text:p>
          </table:table-cell>
          <table:table-cell table:style-name="ce490" office:value-type="string" calcext:value-type="string">
            <text:p>Bug 13618681</text:p>
          </table:table-cell>
          <table:table-cell table:style-name="ce152" table:number-columns-repeated="10"/>
          <table:table-cell table:number-columns-repeated="1010"/>
        </table:table-row>
        <table:table-row table:style-name="ro129">
          <table:table-cell table:style-name="ce473" office:value-type="date" office:date-value="2012-01-23" calcext:value-type="date">
            <text:p>23.01.2012</text:p>
          </table:table-cell>
          <table:table-cell table:style-name="ce477" office:value-type="string" calcext:value-type="string">
            <text:p>Information Development</text:p>
          </table:table-cell>
          <table:table-cell table:style-name="ce487" office:value-type="string" calcext:value-type="string">
            <text:p>Corrected translation support for ERPI to 16 languages, Planning Arabic and Norwegian. </text:p>
          </table:table-cell>
          <table:table-cell table:style-name="ce490" office:value-type="string" calcext:value-type="string">
            <text:p>corrected based on reviewing translation for 11.1.2.2 (corrected inconsistencies)</text:p>
          </table:table-cell>
          <table:table-cell table:style-name="ce152" table:number-columns-repeated="10"/>
          <table:table-cell table:number-columns-repeated="1010"/>
        </table:table-row>
        <table:table-row table:style-name="ro68">
          <table:table-cell table:style-name="ce473" office:value-type="date" office:date-value="2012-02-13" calcext:value-type="date">
            <text:p>13.02.2012</text:p>
          </table:table-cell>
          <table:table-cell table:style-name="ce477" office:value-type="string" calcext:value-type="string">
            <text:p>Information Development</text:p>
          </table:table-cell>
          <table:table-cell table:style-name="ce487" office:value-type="string" calcext:value-type="string">
            <text:p>Release Compat. for 11.1.2.1 tab <text:s/>- Added 11.1.1.4 release compatibility for Smart View with Essbase, Provider Services, Planning and Financial Management.</text:p>
          </table:table-cell>
          <table:table-cell table:style-name="ce490" office:value-type="string" calcext:value-type="string">
            <text:p>Bug 13683292</text:p>
          </table:table-cell>
          <table:table-cell table:style-name="ce152" table:number-columns-repeated="10"/>
          <table:table-cell table:number-columns-repeated="1010"/>
        </table:table-row>
        <table:table-row table:style-name="ro7">
          <table:table-cell table:style-name="ce474" office:value-type="date" office:date-value="2012-03-10" calcext:value-type="date">
            <text:p>10.03.2012</text:p>
          </table:table-cell>
          <table:table-cell table:style-name="ce477" office:value-type="string" calcext:value-type="string">
            <text:p>Information Development</text:p>
          </table:table-cell>
          <table:table-cell table:style-name="ce488" office:value-type="string" calcext:value-type="string">
            <text:p>Corrected database client to match database versions supported (9.5 and 9.7) on Non-Oracle DB tab for rel. 11.1.2.1 and 11.1.2.2. </text:p>
          </table:table-cell>
          <table:table-cell table:style-name="ce490" office:value-type="string" calcext:value-type="string">
            <text:p>Bug 13707019</text:p>
          </table:table-cell>
          <table:table-cell table:style-name="ce152" table:number-columns-repeated="10"/>
          <table:table-cell table:number-columns-repeated="1010"/>
        </table:table-row>
        <table:table-row table:style-name="ro7">
          <table:table-cell table:style-name="ce473" office:value-type="date" office:date-value="2012-03-10" calcext:value-type="date">
            <text:p>10.03.2012</text:p>
          </table:table-cell>
          <table:table-cell table:style-name="ce477" office:value-type="string" calcext:value-type="string">
            <text:p>Information Development</text:p>
          </table:table-cell>
          <table:table-cell table:style-name="ce487" office:value-type="string" calcext:value-type="string">
            <text:p>Added all 11.1.2.2 changes</text:p>
          </table:table-cell>
          <table:table-cell table:style-name="ce490"/>
          <table:table-cell table:style-name="ce152" table:number-columns-repeated="10"/>
          <table:table-cell table:number-columns-repeated="1010"/>
        </table:table-row>
        <table:table-row table:style-name="ro7">
          <table:table-cell table:style-name="ce475" office:value-type="date" office:date-value="2012-04-18" calcext:value-type="date">
            <text:p>18.04.2012</text:p>
          </table:table-cell>
          <table:table-cell table:style-name="ce477" office:value-type="string" calcext:value-type="string">
            <text:p>Information Development</text:p>
          </table:table-cell>
          <table:table-cell table:style-name="ce487" office:value-type="string" calcext:value-type="string">
            <text:p>Removed "Report Generation" (Adobe or GhostScript) from Third-Party Software as required for Financial Reporting Print Server</text:p>
          </table:table-cell>
          <table:table-cell table:style-name="ce479" office:value-type="string" calcext:value-type="string">
            <text:p>Bug 13951990 </text:p>
          </table:table-cell>
          <table:table-cell table:style-name="ce197"/>
          <table:table-cell table:number-columns-repeated="1019"/>
        </table:table-row>
        <table:table-row table:style-name="ro7">
          <table:table-cell table:style-name="ce476" office:value-type="date" office:date-value="2012-04-18" calcext:value-type="date">
            <text:p>18.04.2012</text:p>
          </table:table-cell>
          <table:table-cell table:style-name="ce484" office:value-type="string" calcext:value-type="string">
            <text:p>Information Development</text:p>
          </table:table-cell>
          <table:table-cell table:style-name="ce488" office:value-type="string" calcext:value-type="string">
            <text:p>Updated list of components supported for Exalytics platform</text:p>
          </table:table-cell>
          <table:table-cell table:style-name="ce490" office:value-type="string" calcext:value-type="string">
            <text:p>Bug 13941427 </text:p>
          </table:table-cell>
          <table:table-cell table:style-name="ce197"/>
          <table:table-cell table:number-columns-repeated="1019"/>
        </table:table-row>
        <table:table-row table:style-name="ro7">
          <table:table-cell table:style-name="ce473" office:value-type="date" office:date-value="2012-05-01" calcext:value-type="date">
            <text:p>01.05.2012</text:p>
          </table:table-cell>
          <table:table-cell table:style-name="ce477" office:value-type="string" calcext:value-type="string">
            <text:p>Information Development</text:p>
          </table:table-cell>
          <table:table-cell table:style-name="ce487" office:value-type="string" calcext:value-type="string">
            <text:p>Removed support for Exalytics for 11.1.2.1 release, from Basic Platform tab and 11.1.2.1 Release Compatibility tab.</text:p>
          </table:table-cell>
          <table:table-cell table:style-name="ce487" office:value-type="string" calcext:value-type="string">
            <text:p>Bug 13998118</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5-01" calcext:value-type="date">
            <text:p>01.05.2012</text:p>
          </table:table-cell>
          <table:table-cell table:style-name="ce477" office:value-type="string" calcext:value-type="string">
            <text:p>Information Development</text:p>
          </table:table-cell>
          <table:table-cell table:style-name="ce487" office:value-type="string" calcext:value-type="string">
            <text:p>Added note to SPARC processor for all 11.1.1.x releases: "Oracle's SPARC T4 and SPARC Enterprise M-Series are recommended."</text:p>
          </table:table-cell>
          <table:table-cell table:style-name="ce487" office:value-type="string" calcext:value-type="string">
            <text:p>Bug 13998519 </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5-01" calcext:value-type="date">
            <text:p>01.05.2012</text:p>
          </table:table-cell>
          <table:table-cell table:style-name="ce477" office:value-type="string" calcext:value-type="string">
            <text:p>Information Development</text:p>
          </table:table-cell>
          <table:table-cell table:style-name="ce487" office:value-type="string" calcext:value-type="string">
            <text:p>Added "(All SP levels included)" to MS SQL Server versions on Non-Oracle DBs tab.</text:p>
          </table:table-cell>
          <table:table-cell table:style-name="ce487" office:value-type="string" calcext:value-type="string">
            <text:p>Bug 14007831 </text:p>
          </table:table-cell>
          <table:table-cell table:style-name="ce197"/>
          <table:table-cell table:number-columns-repeated="151"/>
          <table:table-cell table:style-name="ce478" table:number-columns-repeated="868"/>
        </table:table-row>
        <table:table-row table:style-name="ro100">
          <table:table-cell table:style-name="ce473" office:value-type="date" office:date-value="2012-05-01" calcext:value-type="date">
            <text:p>01.05.2012</text:p>
          </table:table-cell>
          <table:table-cell table:style-name="ce477" office:value-type="string" calcext:value-type="string">
            <text:p>Information Development</text:p>
          </table:table-cell>
          <table:table-cell table:style-name="ce489" office:value-type="string" calcext:value-type="string">
            <text:p>Added new entries for Non-Oracle DBs tab for 11.1.2.2: Oracle Fusion Accounting Hub and Oracle JD Edwards EnterpriseOne</text:p>
          </table:table-cell>
          <table:table-cell table:style-name="ce487" office:value-type="string" calcext:value-type="string">
            <text:p>Bug 13996753 </text:p>
          </table:table-cell>
          <table:table-cell table:style-name="ce197"/>
          <table:table-cell table:number-columns-repeated="151"/>
          <table:table-cell table:style-name="ce478" table:number-columns-repeated="868"/>
        </table:table-row>
        <table:table-row table:style-name="ro130">
          <table:table-cell table:style-name="ce473" office:value-type="date" office:date-value="2012-05-01" calcext:value-type="date">
            <text:p>01.05.2012</text:p>
          </table:table-cell>
          <table:table-cell table:style-name="ce477" office:value-type="string" calcext:value-type="string">
            <text:p>Information Development</text:p>
          </table:table-cell>
          <table:table-cell table:style-name="ce489" office:value-type="string" calcext:value-type="string">
            <text:p>For 11.1.2.1 Release Compatibility, changed the supported versions of ODI for Essbase, Planning, HFM, and Profitability to reflect 11.1.1.3+ instead of 11.1.1.3.</text:p>
          </table:table-cell>
          <table:table-cell table:style-name="ce487" office:value-type="string" calcext:value-type="string">
            <text:p>Bug 14013310 </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5-01" calcext:value-type="date">
            <text:p>01.05.2012</text:p>
          </table:table-cell>
          <table:table-cell table:style-name="ce477" office:value-type="string" calcext:value-type="string">
            <text:p>Information Development</text:p>
          </table:table-cell>
          <table:table-cell table:style-name="ce487" office:value-type="string" calcext:value-type="string">
            <text:p>On Basic Platform tab for 11.1.2.2, made all cells in the Oracle FMW column to be exactly the same for each platform. Stack should be the same for all operating systems.</text:p>
          </table:table-cell>
          <table:table-cell table:style-name="ce487" office:value-type="string" calcext:value-type="string">
            <text:p>Bug 13961953 </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5-07" calcext:value-type="date">
            <text:p>07.05.2012</text:p>
          </table:table-cell>
          <table:table-cell table:style-name="ce477" office:value-type="string" calcext:value-type="string">
            <text:p>Information Development</text:p>
          </table:table-cell>
          <table:table-cell table:style-name="ce487" office:value-type="string" calcext:value-type="string">
            <text:p>In the Client Certification section on the Basic Platform tab for all 11.1.2.x releases, removed the exception that said: "EXCEPTION: Windows 7 is not supported for ERP Integrator. "</text:p>
          </table:table-cell>
          <table:table-cell table:style-name="ce487" office:value-type="string" calcext:value-type="string">
            <text:p>Bug 14024655 </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5-09" calcext:value-type="date">
            <text:p>09.05.2012</text:p>
          </table:table-cell>
          <table:table-cell table:style-name="ce477" office:value-type="string" calcext:value-type="string">
            <text:p>Information Development</text:p>
          </table:table-cell>
          <table:table-cell table:style-name="ce487" office:value-type="string" calcext:value-type="string">
            <text:p>Added Integration Services to the list of components supported on Exalytics platform for 11.1.2.2 (Basic Platform tab).</text:p>
          </table:table-cell>
          <table:table-cell table:style-name="ce487" office:value-type="string" calcext:value-type="string">
            <text:p>Bug 14054246 </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5-11" calcext:value-type="date">
            <text:p>11.05.2012</text:p>
          </table:table-cell>
          <table:table-cell table:style-name="ce477" office:value-type="string" calcext:value-type="string">
            <text:p>Information Development</text:p>
          </table:table-cell>
          <table:table-cell table:style-name="ce487" office:value-type="string" calcext:value-type="string">
            <text:p>On Basic Platform tab, changed note about deploying FDM and Strategic Finance with Financial Management and Performance Management Architect on Windows 2003.</text:p>
          </table:table-cell>
          <table:table-cell table:style-name="ce487" office:value-type="string" calcext:value-type="string">
            <text:p>Bug 14032423 </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5-23" calcext:value-type="date">
            <text:p>23.05.2012</text:p>
          </table:table-cell>
          <table:table-cell table:style-name="ce477" office:value-type="string" calcext:value-type="string">
            <text:p>Information Development</text:p>
          </table:table-cell>
          <table:table-cell table:style-name="ce487" office:value-type="string" calcext:value-type="string">
            <text:p>On the Basic Platform tab, added (all SP levels included) to Windows 7 operating systems in 11.1.2.0 and 11.1.2.1 (to be consistent with how it is listed in 11.1.2.2)</text:p>
          </table:table-cell>
          <table:table-cell table:style-name="ce487" office:value-type="string" calcext:value-type="string">
            <text:p>Bug 14080898</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5-23" calcext:value-type="date">
            <text:p>23.05.2012</text:p>
          </table:table-cell>
          <table:table-cell table:style-name="ce477" office:value-type="string" calcext:value-type="string">
            <text:p>Information Development</text:p>
          </table:table-cell>
          <table:table-cell table:style-name="ce487" office:value-type="string" calcext:value-type="string">
            <text:p>On the IPV6 Certification tab, added an x to show support for 11.1.2.x Essbase IPV6</text:p>
          </table:table-cell>
          <table:table-cell table:style-name="ce487" office:value-type="string" calcext:value-type="string">
            <text:p>Bug 14086438</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5-23" calcext:value-type="date">
            <text:p>23.05.2012</text:p>
          </table:table-cell>
          <table:table-cell table:style-name="ce477" office:value-type="string" calcext:value-type="string">
            <text:p>Information Development</text:p>
          </table:table-cell>
          <table:table-cell table:style-name="ce487" office:value-type="string" calcext:value-type="string">
            <text:p>Added support for Red Hat EL 6 (UL1+) on Basic Platform tab for 11.1.2.2.</text:p>
          </table:table-cell>
          <table:table-cell table:style-name="ce477" office:value-type="string" calcext:value-type="string">
            <text:p>Bug 14108983 </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5-31" calcext:value-type="date">
            <text:p>31.05.2012</text:p>
          </table:table-cell>
          <table:table-cell table:style-name="ce485" office:value-type="string" calcext:value-type="string">
            <text:p>Information Development</text:p>
          </table:table-cell>
          <table:table-cell table:style-name="ce487" office:value-type="string" calcext:value-type="string">
            <text:p>On the Basic Platform tab, removed the note that said "Essbase optionally supports running 32-bit binaries on 64-bit operating <text:s/>systems with manual configuration. </text:p>
          </table:table-cell>
          <table:table-cell table:style-name="ce487" office:value-type="string" calcext:value-type="string">
            <text:p>Bug 14133217</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6-14" calcext:value-type="date">
            <text:p>14.06.2012</text:p>
          </table:table-cell>
          <table:table-cell table:style-name="ce477" office:value-type="string" calcext:value-type="string">
            <text:p>Information Development</text:p>
          </table:table-cell>
          <table:table-cell table:style-name="ce487" office:value-type="string" calcext:value-type="string">
            <text:p>On the Non-Oracle ID and Access Mgmt tab, revmoved the reference to NTLM.</text:p>
          </table:table-cell>
          <table:table-cell table:style-name="ce487" office:value-type="string" calcext:value-type="string">
            <text:p>Bug 14170367 </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6-25" calcext:value-type="date">
            <text:p>25.06.2012</text:p>
          </table:table-cell>
          <table:table-cell table:style-name="ce477" office:value-type="string" calcext:value-type="string">
            <text:p>Information Development</text:p>
          </table:table-cell>
          <table:table-cell table:style-name="ce487" office:value-type="string" calcext:value-type="string">
            <text:p>On the Basic Platform tab, in the 3rd Party Software sections for all 11.1.2.x versions, made the versions for Office more specific.</text:p>
          </table:table-cell>
          <table:table-cell table:style-name="ce487" office:value-type="string" calcext:value-type="string">
            <text:p>Bug 14197808</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6-25" calcext:value-type="date">
            <text:p>25.06.2012</text:p>
          </table:table-cell>
          <table:table-cell table:style-name="ce477" office:value-type="string" calcext:value-type="string">
            <text:p>Information Development</text:p>
          </table:table-cell>
          <table:table-cell table:style-name="ce487" office:value-type="string" calcext:value-type="string">
            <text:p>On the Basic Platform tab under "Client Third Party Software" and "Server Third Party Software", updated the Acrobat Reader version to 9+.</text:p>
          </table:table-cell>
          <table:table-cell table:style-name="ce487" office:value-type="string" calcext:value-type="string">
            <text:p>Bug 14239584 </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7-05" calcext:value-type="date">
            <text:p>05.07.2012</text:p>
          </table:table-cell>
          <table:table-cell table:style-name="ce477" office:value-type="string" calcext:value-type="string">
            <text:p>Information Development</text:p>
          </table:table-cell>
          <table:table-cell table:style-name="ce487" office:value-type="string" calcext:value-type="string">
            <text:p>On the 11.1.2.0 Release Compatibility tab, added 11.1.1.6 to the list of support for OBIEE and Essbase.</text:p>
          </table:table-cell>
          <table:table-cell table:style-name="ce487" office:value-type="string" calcext:value-type="string">
            <text:p>Bug 14283068</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7-09" calcext:value-type="date">
            <text:p>09.07.2012</text:p>
          </table:table-cell>
          <table:table-cell table:style-name="ce477" office:value-type="string" calcext:value-type="string">
            <text:p>Information Development</text:p>
          </table:table-cell>
          <table:table-cell table:style-name="ce487" office:value-type="string" calcext:value-type="string">
            <text:p>On the Basic Platform tab for Releases 11.1.2.1 and 11.1.2.2, under Client Certification, deleted Firefox 3.5+ . For Release 11.1.2.1, added Firefox 10.x and the corresponding exception.</text:p>
          </table:table-cell>
          <table:table-cell table:style-name="ce495" office:value-type="string" calcext:value-type="string">
            <text:p>Bug 14298557</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7-12" calcext:value-type="date">
            <text:p>12.07.2012</text:p>
          </table:table-cell>
          <table:table-cell table:style-name="ce477" office:value-type="string" calcext:value-type="string">
            <text:p>Information Development</text:p>
          </table:table-cell>
          <table:table-cell table:style-name="ce487" office:value-type="string" calcext:value-type="string">
            <text:p>On the Non-Oracle DB tab for Release 11.1.2.2, changed Sybase 15.5+ to Sybase IQ 15.x.</text:p>
          </table:table-cell>
          <table:table-cell table:style-name="ce495" office:value-type="string" calcext:value-type="string">
            <text:p>Bug 14307326</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7-26" calcext:value-type="date">
            <text:p>26.07.2012</text:p>
          </table:table-cell>
          <table:table-cell table:style-name="ce477" office:value-type="string" calcext:value-type="string">
            <text:p>Information Development</text:p>
          </table:table-cell>
          <table:table-cell table:style-name="ce487" office:value-type="string" calcext:value-type="string">
            <text:p>On the Basic Platform tab for all 11.1.2.x versions added, "EXCEPTION: Microsoft Office PowerPoint 2010 is not supported for Financial Reporting."</text:p>
          </table:table-cell>
          <table:table-cell table:style-name="ce495" office:value-type="string" calcext:value-type="string">
            <text:p>Bug 13921258</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7-26" calcext:value-type="date">
            <text:p>26.07.2012</text:p>
          </table:table-cell>
          <table:table-cell table:style-name="ce477" office:value-type="string" calcext:value-type="string">
            <text:p>Information Development</text:p>
          </table:table-cell>
          <table:table-cell table:style-name="ce487" office:value-type="string" calcext:value-type="string">
            <text:p>On the Basic Platform tab for 11.1.2.2, in Office Productivity Suite under Client Third Party Software, added, "EXCEPTION: FDM server only supports the 32 bit version of Office." </text:p>
          </table:table-cell>
          <table:table-cell table:style-name="ce495" office:value-type="string" calcext:value-type="string">
            <text:p>Bug 14355307</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7-30" calcext:value-type="date">
            <text:p>30.07.2012</text:p>
          </table:table-cell>
          <table:table-cell table:style-name="ce477" office:value-type="string" calcext:value-type="string">
            <text:p>Information Development</text:p>
          </table:table-cell>
          <table:table-cell table:style-name="ce487" office:value-type="string" calcext:value-type="string">
            <text:p>On the Basic Platform tab for 11.1.2.2, removed "Integration Services" from the components supports for Oracle Exalytics</text:p>
          </table:table-cell>
          <table:table-cell table:style-name="ce495" office:value-type="string" calcext:value-type="string">
            <text:p>Bug 14378404</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8-20" calcext:value-type="date">
            <text:p>20.08.2012</text:p>
          </table:table-cell>
          <table:table-cell table:style-name="ce477" office:value-type="string" calcext:value-type="string">
            <text:p>Information Development</text:p>
          </table:table-cell>
          <table:table-cell table:style-name="ce487" office:value-type="string" calcext:value-type="string">
            <text:p>On the Non-Oracle DBs tab for Release 11.1.2.1 and 11.1.2.2, added: "For Microsoft SQL Server 2005: includes support for SQL Server Cluster."</text:p>
          </table:table-cell>
          <table:table-cell table:style-name="ce487" office:value-type="string" calcext:value-type="string">
            <text:p>Bug 11849850</text:p>
          </table:table-cell>
          <table:table-cell table:style-name="ce197"/>
          <table:table-cell table:number-columns-repeated="151"/>
          <table:table-cell table:style-name="ce478" table:number-columns-repeated="868"/>
        </table:table-row>
        <table:table-row table:style-name="ro108">
          <table:table-cell table:style-name="ce473" office:value-type="date" office:date-value="2012-08-20" calcext:value-type="date">
            <text:p>20.08.2012</text:p>
          </table:table-cell>
          <table:table-cell table:style-name="ce477" office:value-type="string" calcext:value-type="string">
            <text:p>Information Development</text:p>
          </table:table-cell>
          <table:table-cell table:style-name="ce487" office:value-type="string" calcext:value-type="string">
            <text:p>On the Basic Platform tab, reworded the first excpetion to say, "The Oracle databases listed in this column are supported on all configurations (including RAC) and platforms that the database team supports. Check the Certify section at My Oracle Support for details. </text:p>
            <text:p/>
          </table:table-cell>
          <table:table-cell table:style-name="ce487" office:value-type="string" calcext:value-type="string">
            <text:p>Bug 14382513</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8-20" calcext:value-type="date">
            <text:p>20.08.2012</text:p>
          </table:table-cell>
          <table:table-cell table:style-name="ce477" office:value-type="string" calcext:value-type="string">
            <text:p>Information Development</text:p>
          </table:table-cell>
          <table:table-cell table:style-name="ce487" office:value-type="string" calcext:value-type="string">
            <text:p>On the Non-Oracle DBs tab for Netezza 6 in Release 11.1.2.2, added Essbase Studio to the list of supported products.</text:p>
          </table:table-cell>
          <table:table-cell table:style-name="ce487" office:value-type="string" calcext:value-type="string">
            <text:p>Bug 14466938</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9-04" calcext:value-type="date">
            <text:p>04.09.2012</text:p>
          </table:table-cell>
          <table:table-cell table:style-name="ce477" office:value-type="string" calcext:value-type="string">
            <text:p>Information Development</text:p>
          </table:table-cell>
          <table:table-cell table:style-name="ce487" office:value-type="string" calcext:value-type="string">
            <text:p>On the Basic Platform tab for 11.1.2.1, changed Oracle SOA Suite in the FMW stack from 11.1.1.4+ to 11.1.1.4.</text:p>
          </table:table-cell>
          <table:table-cell table:style-name="ce487" office:value-type="string" calcext:value-type="string">
            <text:p>Bug 14582379 </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9-06" calcext:value-type="date">
            <text:p>06.09.2012</text:p>
          </table:table-cell>
          <table:table-cell table:style-name="ce477" office:value-type="string" calcext:value-type="string">
            <text:p>Information Development</text:p>
          </table:table-cell>
          <table:table-cell table:style-name="ce487" office:value-type="string" calcext:value-type="string">
            <text:p>On the Basic Platform tab for 11.1.2.1 and 11.1.2.2, added a footnote listing the products for which Transparent Data Encryption is certified.</text:p>
          </table:table-cell>
          <table:table-cell table:style-name="ce487" office:value-type="string" calcext:value-type="string">
            <text:p>Bug 14515599</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9-10" calcext:value-type="date">
            <text:p>10.09.2012</text:p>
          </table:table-cell>
          <table:table-cell table:style-name="ce477" office:value-type="string" calcext:value-type="string">
            <text:p>Information Development</text:p>
          </table:table-cell>
          <table:table-cell table:style-name="ce487" office:value-type="string" calcext:value-type="string">
            <text:p>On the 11.1.2.1 Release Compatibility tab, removed the * next to Essbase.</text:p>
          </table:table-cell>
          <table:table-cell table:style-name="ce487" office:value-type="string" calcext:value-type="string">
            <text:p>Bug 14601297</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9-13" calcext:value-type="date">
            <text:p>13.09.2012</text:p>
          </table:table-cell>
          <table:table-cell table:style-name="ce477" office:value-type="string" calcext:value-type="string">
            <text:p>Information Development</text:p>
          </table:table-cell>
          <table:table-cell table:style-name="ce487" office:value-type="string" calcext:value-type="string">
            <text:p>On the Basic Platform tab, added Calculation Manager, Financial Reporting, and Web Analysis to the list of products supported in Oracle Exalytics In-Memory Machine.</text:p>
          </table:table-cell>
          <table:table-cell table:style-name="ce487" office:value-type="string" calcext:value-type="string">
            <text:p>Bug 14598737</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9-13" calcext:value-type="date">
            <text:p>13.09.2012</text:p>
          </table:table-cell>
          <table:table-cell table:style-name="ce477" office:value-type="string" calcext:value-type="string">
            <text:p>Information Development</text:p>
          </table:table-cell>
          <table:table-cell table:style-name="ce487" office:value-type="string" calcext:value-type="string">
            <text:p>Changed all instances of "Public Sector Budgeting" to "Public Sector Planning and Budgeting</text:p>
          </table:table-cell>
          <table:table-cell table:style-name="ce487" office:value-type="string" calcext:value-type="string">
            <text:p>Bug 14605097</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9-13" calcext:value-type="date">
            <text:p>13.09.2012</text:p>
          </table:table-cell>
          <table:table-cell table:style-name="ce477" office:value-type="string" calcext:value-type="string">
            <text:p>Information Development</text:p>
          </table:table-cell>
          <table:table-cell table:style-name="ce487" office:value-type="string" calcext:value-type="string">
            <text:p>On the Translation Support tab, for Public Section Planning and Budgeting, changed the status for Arabic (EPM System 11.1.2.2) to be true</text:p>
          </table:table-cell>
          <table:table-cell table:style-name="ce487" office:value-type="string" calcext:value-type="string">
            <text:p>Bug 14606530</text:p>
          </table:table-cell>
          <table:table-cell table:style-name="ce197"/>
          <table:table-cell table:number-columns-repeated="151"/>
          <table:table-cell table:style-name="ce478" table:number-columns-repeated="868"/>
        </table:table-row>
        <table:table-row table:style-name="ro68">
          <table:table-cell table:style-name="ce475" office:value-type="date" office:date-value="2012-09-24" calcext:value-type="date">
            <text:p>24.09.2012</text:p>
          </table:table-cell>
          <table:table-cell table:style-name="ce477" office:value-type="string" calcext:value-type="string">
            <text:p>Information Development</text:p>
          </table:table-cell>
          <table:table-cell table:style-name="ce487" office:value-type="string" calcext:value-type="string">
            <text:p>On the Basic Platform tab, in Client Certification for 11.1.2.1, added Internet Explorer 9.x to the browser support for x86 and x64, and added required update levels in the corresponding Exceptions and Additional information.</text:p>
          </table:table-cell>
          <table:table-cell table:style-name="ce495" office:value-type="string" calcext:value-type="string">
            <text:p>Bug 14526986</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9-24" calcext:value-type="date">
            <text:p>24.09.2012</text:p>
          </table:table-cell>
          <table:table-cell table:style-name="ce477" office:value-type="string" calcext:value-type="string">
            <text:p>Information Development</text:p>
          </table:table-cell>
          <table:table-cell table:style-name="ce487" office:value-type="string" calcext:value-type="string">
            <text:p>On the 11.1.2.1 Release Compatibility tab, added new columns for patched versions to support Internet Explorer 9.x.</text:p>
          </table:table-cell>
          <table:table-cell table:style-name="ce487" office:value-type="string" calcext:value-type="string">
            <text:p>Bug 14526986</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9-26" calcext:value-type="date">
            <text:p>26.09.2012</text:p>
          </table:table-cell>
          <table:table-cell table:style-name="ce477" office:value-type="string" calcext:value-type="string">
            <text:p>Information Development</text:p>
          </table:table-cell>
          <table:table-cell table:style-name="ce487" office:value-type="string" calcext:value-type="string">
            <text:p>On the Basic Platform tab for Release 11.1.2.2, added lines for Solaris 11 for Oracle and Jrockit.</text:p>
          </table:table-cell>
          <table:table-cell table:style-name="ce487" office:value-type="string" calcext:value-type="string">
            <text:p>Bug 14606213 </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09-28" calcext:value-type="date">
            <text:p>28.09.2012</text:p>
          </table:table-cell>
          <table:table-cell table:style-name="ce477" office:value-type="string" calcext:value-type="string">
            <text:p>Information Development</text:p>
          </table:table-cell>
          <table:table-cell table:style-name="ce487" office:value-type="string" calcext:value-type="string">
            <text:p>On the Basic Platform tab for Release 11.1.2.2, removed the statement that Oracle VM is not supported for Exalogic.</text:p>
          </table:table-cell>
          <table:table-cell table:style-name="ce487" office:value-type="string" calcext:value-type="string">
            <text:p>Bug 14667509 </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09-28" calcext:value-type="date">
            <text:p>28.09.2012</text:p>
          </table:table-cell>
          <table:table-cell table:style-name="ce477" office:value-type="string" calcext:value-type="string">
            <text:p>Information Development</text:p>
          </table:table-cell>
          <table:table-cell table:style-name="ce487" office:value-type="string" calcext:value-type="string">
            <text:p>On the 11.1.2.2 Release Compatibility tab, changed the version of Essbase Analytics Link supported by Essbase 11.1.2.2.100 to EAL 11.1.2.2.</text:p>
          </table:table-cell>
          <table:table-cell table:style-name="ce487" office:value-type="string" calcext:value-type="string">
            <text:p>Bug 14688354 </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10-01" calcext:value-type="date">
            <text:p>01.10.2012</text:p>
          </table:table-cell>
          <table:table-cell table:style-name="ce477" office:value-type="string" calcext:value-type="string">
            <text:p>Information Development</text:p>
          </table:table-cell>
          <table:table-cell table:style-name="ce487" office:value-type="string" calcext:value-type="string">
            <text:p>On the Basic Platform tab for Exalytics in Release 11.1.2.2, removed Integration Services from the supported components, and added EPM Workspace, Planning, and Reporting and Analysis Services and Web Application</text:p>
          </table:table-cell>
          <table:table-cell table:style-name="ce487" office:value-type="string" calcext:value-type="string">
            <text:p>Bug 14691885 </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10-08" calcext:value-type="date">
            <text:p>08.10.2012</text:p>
          </table:table-cell>
          <table:table-cell table:style-name="ce477" office:value-type="string" calcext:value-type="string">
            <text:p>Information Development</text:p>
          </table:table-cell>
          <table:table-cell table:style-name="ce487" office:value-type="string" calcext:value-type="string">
            <text:p>On the Non-Oracle ID and Access Mgmt tab, added SiteMinder 12 for all 11.1.2.x releases.</text:p>
          </table:table-cell>
          <table:table-cell table:style-name="ce487" office:value-type="string" calcext:value-type="string">
            <text:p>Bug 14678780</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11-05" calcext:value-type="date">
            <text:p>05.11.2012</text:p>
          </table:table-cell>
          <table:table-cell table:style-name="ce477" office:value-type="string" calcext:value-type="string">
            <text:p>Information Development</text:p>
          </table:table-cell>
          <table:table-cell table:style-name="ce487" office:value-type="string" calcext:value-type="string">
            <text:p>On the Basic Platform tab, Client Third Party section for Microsoft Office Productivity Suite, for all 11.1.2.x releases, added an exception that says: Essbase Spreadsheet Add-In only supports 32-bit Microsoft Office.</text:p>
          </table:table-cell>
          <table:table-cell table:style-name="ce487" office:value-type="string" calcext:value-type="string">
            <text:p>Bug 14786535</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11-05" calcext:value-type="date">
            <text:p>05.11.2012</text:p>
          </table:table-cell>
          <table:table-cell table:style-name="ce477" office:value-type="string" calcext:value-type="string">
            <text:p>Information Development</text:p>
          </table:table-cell>
          <table:table-cell table:style-name="ce487" office:value-type="string" calcext:value-type="string">
            <text:p>On the Translation Support tab, for Public Section Planning and Budgeting, added support for Norwegian starting with 11.1.2.2.</text:p>
          </table:table-cell>
          <table:table-cell table:style-name="ce487" office:value-type="string" calcext:value-type="string">
            <text:p>Bug 14802780</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2-11-12" calcext:value-type="date">
            <text:p>12.11.2012</text:p>
          </table:table-cell>
          <table:table-cell table:style-name="ce477" office:value-type="string" calcext:value-type="string">
            <text:p>Information Development</text:p>
          </table:table-cell>
          <table:table-cell table:style-name="ce487" office:value-type="string" calcext:value-type="string">
            <text:p>On the Non-Oracle DBs tab, added SAP ERP Financials 4.7c, ECC 6.0, Enhancement Pack <text:s/>4.0 and up as supported for ERP Integrator in Release 11.1.2.2</text:p>
          </table:table-cell>
          <table:table-cell table:style-name="ce487" office:value-type="string" calcext:value-type="string">
            <text:p>Bug 15832020</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11-12" calcext:value-type="date">
            <text:p>12.11.2012</text:p>
          </table:table-cell>
          <table:table-cell table:style-name="ce477" office:value-type="string" calcext:value-type="string">
            <text:p>Information Development</text:p>
          </table:table-cell>
          <table:table-cell table:style-name="ce487" office:value-type="string" calcext:value-type="string">
            <text:p>On the Basic Platform tab for Release 11.1.2.2, added "Profitability and Cost Managemet" as a platform supported for Exalytics.</text:p>
          </table:table-cell>
          <table:table-cell table:style-name="ce487" office:value-type="string" calcext:value-type="string">
            <text:p>Bug 15839868</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2-11-12" calcext:value-type="date">
            <text:p>12.11.2012</text:p>
          </table:table-cell>
          <table:table-cell table:style-name="ce477" office:value-type="string" calcext:value-type="string">
            <text:p>Information Development</text:p>
          </table:table-cell>
          <table:table-cell table:style-name="ce487" office:value-type="string" calcext:value-type="string">
            <text:p>On the Translation Support tab, added a line for "Project Financial Planning".</text:p>
          </table:table-cell>
          <table:table-cell table:style-name="ce487" office:value-type="string" calcext:value-type="string">
            <text:p>Bug 14802564 </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3-04-01" calcext:value-type="date">
            <text:p>01.04.2013</text:p>
          </table:table-cell>
          <table:table-cell table:style-name="ce477" office:value-type="string" calcext:value-type="string">
            <text:p>Information Development</text:p>
          </table:table-cell>
          <table:table-cell table:style-name="ce487" office:value-type="string" calcext:value-type="string">
            <text:p>Added all changes for Release 11.1.2.3</text:p>
          </table:table-cell>
          <table:table-cell table:style-name="ce487"/>
          <table:table-cell table:style-name="ce197"/>
          <table:table-cell table:number-columns-repeated="151"/>
          <table:table-cell table:style-name="ce478" table:number-columns-repeated="868"/>
        </table:table-row>
        <table:table-row table:style-name="ro7">
          <table:table-cell table:style-name="ce473" office:value-type="date" office:date-value="2013-04-30" calcext:value-type="date">
            <text:p>30.04.2013</text:p>
          </table:table-cell>
          <table:table-cell table:style-name="ce477" office:value-type="string" calcext:value-type="string">
            <text:p>Information Development</text:p>
          </table:table-cell>
          <table:table-cell table:style-name="ce477" office:value-type="string" calcext:value-type="string">
            <text:p>Added back support for Interactive Reporting on all SLES platforms (10 and 11)</text:p>
          </table:table-cell>
          <table:table-cell table:style-name="ce487" office:value-type="string" calcext:value-type="string">
            <text:p>Bug 16726047</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3-05-08" calcext:value-type="date">
            <text:p>08.05.2013</text:p>
          </table:table-cell>
          <table:table-cell table:style-name="ce477" office:value-type="string" calcext:value-type="string">
            <text:p>Information Development</text:p>
          </table:table-cell>
          <table:table-cell table:style-name="ce487" office:value-type="string" calcext:value-type="string">
            <text:p>On the Basic Platform tab for Release 11.1.2.3, changed the exception that "Firefox is not supported for FDM" to "Firefox is not </text:p>
            <text:p>supported for FDM, although it is supported for FDMEE."</text:p>
          </table:table-cell>
          <table:table-cell table:style-name="ce487" office:value-type="string" calcext:value-type="string">
            <text:p>Bug 16781732</text:p>
          </table:table-cell>
          <table:table-cell table:style-name="ce197"/>
          <table:table-cell table:number-columns-repeated="151"/>
          <table:table-cell table:style-name="ce478" table:number-columns-repeated="868"/>
        </table:table-row>
        <table:table-row table:style-name="ro51">
          <table:table-cell table:style-name="ce473" office:value-type="date" office:date-value="2013-05-21" calcext:value-type="date">
            <text:p>21.05.2013</text:p>
          </table:table-cell>
          <table:table-cell table:style-name="ce477" office:value-type="string" calcext:value-type="string">
            <text:p>Information Development</text:p>
          </table:table-cell>
          <table:table-cell table:style-name="ce54" office:value-type="string" calcext:value-type="string">
            <text:p>On the Web and Application Servers tab for WebLogic Service, removed exceptions about WebLogic Server only being supported on Windows for Financial Mangement Java Web applications and on Windows when Financial Reporting is used with Financial Management. On what is now the first exception, changed "Financial Mangement Web Application" to "Financial Mangement Java Web Application".</text:p>
          </table:table-cell>
          <table:table-cell table:style-name="ce487" office:value-type="string" calcext:value-type="string">
            <text:p>N/A</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3-06-05" calcext:value-type="date">
            <text:p>05.06.2013</text:p>
          </table:table-cell>
          <table:table-cell table:style-name="ce477" office:value-type="string" calcext:value-type="string">
            <text:p>Information Development</text:p>
          </table:table-cell>
          <table:table-cell table:style-name="ce487" office:value-type="string" calcext:value-type="string">
            <text:p>On the Basic Platform tab for Release 11.1.2.2, added Tax Provision to show the same certifications and exceptions as Financial Management.</text:p>
          </table:table-cell>
          <table:table-cell table:style-name="ce487" office:value-type="string" calcext:value-type="string">
            <text:p>Bug 16763684</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3-06-05" calcext:value-type="date">
            <text:p>05.06.2013</text:p>
          </table:table-cell>
          <table:table-cell table:style-name="ce477" office:value-type="string" calcext:value-type="string">
            <text:p>Information Development</text:p>
          </table:table-cell>
          <table:table-cell table:style-name="ce487" office:value-type="string" calcext:value-type="string">
            <text:p>On the Basic Platform tab for Release 11.1.2.2, added Oracle Quantitative Management and Reporting for Solvency II to show the same certifications and exceptions as Financial Management.</text:p>
          </table:table-cell>
          <table:table-cell table:style-name="ce487" office:value-type="string" calcext:value-type="string">
            <text:p>Bug 16794573 </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3-06-11" calcext:value-type="date">
            <text:p>11.06.2013</text:p>
          </table:table-cell>
          <table:table-cell table:style-name="ce477" office:value-type="string" calcext:value-type="string">
            <text:p>Information Development</text:p>
          </table:table-cell>
          <table:table-cell table:style-name="ce487" office:value-type="string" calcext:value-type="string">
            <text:p>On the Non-Oracle DBs tab, added a row for Oracle PeopleSoft Enterprise Financial Management 9.0, 9.1</text:p>
          </table:table-cell>
          <table:table-cell table:style-name="ce487" office:value-type="string" calcext:value-type="string">
            <text:p>Bug 16795264 </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013-06-20" calcext:value-type="date">
            <text:p>20.06.2013</text:p>
          </table:table-cell>
          <table:table-cell table:style-name="ce477" office:value-type="string" calcext:value-type="string">
            <text:p>Information Development</text:p>
          </table:table-cell>
          <table:table-cell table:style-name="ce487" office:value-type="string" calcext:value-type="string">
            <text:p>Updated Release Compatibility tabs for all 11.1.2.x releases to correctly identify integration relases with OBIEE and BI Publisher.</text:p>
          </table:table-cell>
          <table:table-cell table:style-name="ce487" office:value-type="string" calcext:value-type="string">
            <text:p>Bug 16634982</text:p>
          </table:table-cell>
          <table:table-cell table:style-name="ce197"/>
          <table:table-cell table:number-columns-repeated="151"/>
          <table:table-cell table:style-name="ce478" table:number-columns-repeated="868"/>
        </table:table-row>
        <table:table-row table:style-name="ro102">
          <table:table-cell table:style-name="ce473" office:value-type="date" office:date-value="2013-06-26" calcext:value-type="date">
            <text:p>26.06.2013</text:p>
          </table:table-cell>
          <table:table-cell table:style-name="ce477" office:value-type="string" calcext:value-type="string">
            <text:p>Information Development</text:p>
          </table:table-cell>
          <table:table-cell table:style-name="ce487" office:value-type="string" calcext:value-type="string">
            <text:p>On the Non-Oracle DBs tab for Teradata 13, 14 (TTU 14), added the following note for Release 11.1.2.2: "Essbase supports Teradata Parallel Transporter (TPT) 14" and added the following note for Release 11.1.2.3: "Essbase supports Teradata Parallel Transporter (TPT) 14 and 14.10."</text:p>
          </table:table-cell>
          <table:table-cell table:style-name="ce487" office:value-type="string" calcext:value-type="string">
            <text:p>Bug 16757787</text:p>
          </table:table-cell>
          <table:table-cell table:style-name="ce197"/>
          <table:table-cell table:number-columns-repeated="151"/>
          <table:table-cell table:style-name="ce478" table:number-columns-repeated="868"/>
        </table:table-row>
        <table:table-row table:style-name="ro68">
          <table:table-cell table:style-name="ce477" office:value-type="string" calcext:value-type="string">
            <text:p>6/26/213</text:p>
          </table:table-cell>
          <table:table-cell table:style-name="ce477" office:value-type="string" calcext:value-type="string">
            <text:p>Information Development</text:p>
          </table:table-cell>
          <table:table-cell table:style-name="ce487" office:value-type="string" calcext:value-type="string">
            <text:p>On the Basic Platform tab, for Footnote 9, added Production Reporting to the list of components certified for Oracle Advanced Security TDE Tablespace Encryption.</text:p>
          </table:table-cell>
          <table:table-cell table:style-name="ce487" office:value-type="string" calcext:value-type="string">
            <text:p>Bug 16947789</text:p>
          </table:table-cell>
          <table:table-cell table:style-name="ce197"/>
          <table:table-cell table:number-columns-repeated="151"/>
          <table:table-cell table:style-name="ce478" table:number-columns-repeated="868"/>
        </table:table-row>
        <table:table-row table:style-name="ro7">
          <table:table-cell table:style-name="ce473" office:value-type="date" office:date-value="2103-06-26" calcext:value-type="date">
            <text:p>26.06.2103</text:p>
          </table:table-cell>
          <table:table-cell table:style-name="ce477" office:value-type="string" calcext:value-type="string">
            <text:p>Information Development</text:p>
          </table:table-cell>
          <table:table-cell table:style-name="ce487" office:value-type="string" calcext:value-type="string">
            <text:p>On the Basic Platform tab, added a row for Oracle Exalytics In-Memory Machine X3-4 Oracle Linux 5.5 (UEK)</text:p>
          </table:table-cell>
          <table:table-cell table:style-name="ce487" office:value-type="string" calcext:value-type="string">
            <text:p>Bug 16955035 </text:p>
          </table:table-cell>
          <table:table-cell table:style-name="ce197"/>
          <table:table-cell table:number-columns-repeated="151"/>
          <table:table-cell table:style-name="ce478" table:number-columns-repeated="868"/>
        </table:table-row>
        <table:table-row table:style-name="ro68">
          <table:table-cell table:style-name="ce473" office:value-type="date" office:date-value="2013-06-27" calcext:value-type="date">
            <text:p>27.06.2013</text:p>
          </table:table-cell>
          <table:table-cell table:style-name="ce477" office:value-type="string" calcext:value-type="string">
            <text:p>Information Development</text:p>
          </table:table-cell>
          <table:table-cell table:style-name="ce487" office:value-type="string" calcext:value-type="string">
            <text:p>On the Web and Application Servers tab for IBM WebSphere, added a note that <text:s/>database certification is only for Oracle and IBM DB2.</text:p>
          </table:table-cell>
          <table:table-cell table:style-name="ce487" office:value-type="string" calcext:value-type="string">
            <text:p>Bug 16217414 </text:p>
          </table:table-cell>
          <table:table-cell table:style-name="ce197"/>
          <table:table-cell table:number-columns-repeated="151"/>
          <table:table-cell table:style-name="ce478" table:number-columns-repeated="868"/>
        </table:table-row>
        <table:table-row table:style-name="ro7" table:number-rows-repeated="246">
          <table:table-cell table:style-name="ce478" table:number-columns-repeated="2"/>
          <table:table-cell table:style-name="ce490" table:number-columns-repeated="2"/>
          <table:table-cell table:style-name="ce197"/>
          <table:table-cell table:number-columns-repeated="151"/>
          <table:table-cell table:style-name="ce478" table:number-columns-repeated="868"/>
        </table:table-row>
        <table:table-row table:style-name="ro7" table:number-rows-repeated="1048227">
          <table:table-cell table:number-columns-repeated="1024"/>
        </table:table-row>
        <table:table-row table:style-name="ro7">
          <table:table-cell table:number-columns-repeated="1024"/>
        </table:table-row>
        <table:named-expressions>
          <table:named-range table:name="Excel_BuiltIn_Print_Area" table:base-cell-address="$Menu.$A$1" table:cell-range-address="$'Document Control'.$A$1:.$C$24" table:range-usable-as="print-range"/>
          <table:named-range table:name="Excel_BuiltIn_Print_Titles" table:base-cell-address="$Menu.$A$1" table:cell-range-address="$'Document Control'.$A$1:.$AMJ$6" table:range-usable-as="repeat-column repeat-row"/>
        </table:named-expressions>
      </table:table>
      <table:named-expressions>
        <table:named-expression table:name="Browsers_Linux" table:base-cell-address="$Menu.$A$1" table:expression="['https://stbeehive.oracle.com/Documents%20and%20Settings%5Cbfox%5CLocal%20Settings%5CTemporary%20Internet%20Files%5CContent.Outlook%5CJ7WBV825%5CCopy%20of%20fmw-11gr1certmatrix_taken_Nov_9.xls'#$'Current System Certification'.$AS$45]"/>
        <table:named-expression table:name="Browsers_Windows" table:base-cell-address="$Menu.$A$1" table:expression="['https://stbeehive.oracle.com/Documents%20and%20Settings%5Cbfox%5CLocal%20Settings%5CTemporary%20Internet%20Files%5CContent.Outlook%5CJ7WBV825%5CCopy%20of%20fmw-11gr1certmatrix_taken_Nov_9.xls'#$'Current System Certification'.$AN$40]"/>
        <table:named-expression table:name="ClientCertificationInformationfor10_1_3_5_1" table:base-cell-address="$Menu.$A$1" table:expression="['https://stbeehive.oracle.com/Documents%20and%20Settings%5Cbfox%5CLocal%20Settings%5CTemporary%20Internet%20Files%5CContent.Outlook%5CJ7WBV825%5CCopy%20of%20fmw-11gr1certmatrix_taken_Nov_9.xls'#$''.$A$62]"/>
        <table:named-expression table:name="Client_Certification_10_1_3_5_1" table:base-cell-address="$Menu.$A$1" table:expression="['https://stbeehive.oracle.com/Documents%20and%20Settings%5Cbfox%5CLocal%20Settings%5CTemporary%20Internet%20Files%5CContent.Outlook%5CJ7WBV825%5CCopy%20of%20fmw-11gr1certmatrix_taken_Nov_9.xls'#$''.$A$259]"/>
        <table:named-expression table:name="Client_OS_Linux" table:base-cell-address="$Menu.$A$1" table:expression="['https://stbeehive.oracle.com/Documents%20and%20Settings%5Cbfox%5CLocal%20Settings%5CTemporary%20Internet%20Files%5CContent.Outlook%5CJ7WBV825%5CCopy%20of%20fmw-11gr1certmatrix_taken_Nov_9.xls'#$'Current System Certification'.$AS$45]"/>
        <table:named-expression table:name="Oracle_Database" table:base-cell-address="$Menu.$A$1" table:expression="['https://stbeehive.oracle.com/Documents%20and%20Settings%5Cbfox%5CLocal%20Settings%5CTemporary%20Internet%20Files%5CContent.Outlook%5CJ7WBV825%5CCopy%20of%20fmw-11gr1certmatrix_taken_Nov_9.xls'#$''.$A$248]"/>
        <table:named-expression table:name="Planned_Date_Linux" table:base-cell-address="$Menu.$A$1" table:expression="['https://stbeehive.oracle.com/Documents%20and%20Settings%5Cbfox%5CLocal%20Settings%5CTemporary%20Internet%20Files%5CContent.Outlook%5CJ7WBV825%5CCopy%20of%20fmw-11gr1certmatrix_taken_Nov_9.xls'#$'Current System Certification'.$AS$45]"/>
        <table:named-expression table:name="Planned_Date_Windows" table:base-cell-address="$Menu.$A$1" table:expression="['https://stbeehive.oracle.com/Documents%20and%20Settings%5Cbfox%5CLocal%20Settings%5CTemporary%20Internet%20Files%5CContent.Outlook%5CJ7WBV825%5CCopy%20of%20fmw-11gr1certmatrix_taken_Nov_9.xls'#$'Current System Certification'.$AN$40]"/>
        <table:named-expression table:name="Third_Party_JMS" table:base-cell-address="$Menu.$A$1" table:expression="['https://stbeehive.oracle.com/Documents%20and%20Settings%5Cbfox%5CLocal%20Settings%5CTemporary%20Internet%20Files%5CContent.Outlook%5CJ7WBV825%5CCopy%20of%20fmw-11gr1certmatrix_taken_Nov_9.xls'#$''.$A$268]"/>
      </table:named-expressions>
      <table:database-ranges>
        <table:database-range table:name="__Anonymous_Sheet_DB__1" table:target-range-address="'EPM System Basic Platform'.A7:'EPM System Basic Platform'.A255" table:display-filter-buttons="true"/>
        <table:database-range table:name="__Anonymous_Sheet_DB__2" table:target-range-address="'Non-Oracle DBs'.A2:'Non-Oracle DBs'.A114" table:display-filter-buttons="true">
          <table:filter>
            <table:filter-and>
              <table:filter-condition table:field-number="0" table:value="11.1.2.3" table:operator="="/>
            </table:filter-and>
          </table:filter>
        </table:database-range>
        <table:database-range table:name="__Anonymous_Sheet_DB__3" table:target-range-address="'Web and Application Servers'.A2:'Web and Application Servers'.A19" table:display-filter-buttons="true">
          <table:filter>
            <table:filter-and>
              <table:filter-condition table:field-number="0" table:value="11.1.2.3" table:operator="="/>
            </table:filter-and>
          </table:filter>
        </table:database-range>
        <table:database-range table:name="__Anonymous_Sheet_DB__4" table:target-range-address="'Non-Oracle ID and Access Mgmt'.A2:'Non-Oracle ID and Access Mgmt'.A37" table:display-filter-buttons="true">
          <table:filter>
            <table:filter-and>
              <table:filter-condition table:field-number="0" table:value="11.1.2.3"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28P0" style:volatile="true">
      <number:number number:decimal-places="2" number:min-integer-digits="1" number:grouping="true"/>
      <number:text> </number:text>
      <number:currency-symbol number:language="ru" number:country="RU">руб.</number:currency-symbol>
    </number:currency-style>
    <number:currency-style style:name="N12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8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 </number:text>
      <loext:fill-character> </loext:fill-character>
      <number:text>(</number:text>
      <number:number number:decimal-places="0" number:min-integer-digits="1" number:grouping="true"/>
      <number:text>)</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0" number:min-integer-digits="1" number:grouping="true"/>
      <number:text> </number:text>
    </number:number-style>
    <number:number-style style:name="N115P1" style:volatile="true">
      <number:text> $</number:text>
      <loext:fill-character> </loext:fill-character>
      <number:text>(</number:text>
      <number:number number:decimal-places="0" number:min-integer-digits="1" number:grouping="true"/>
      <number:text>)</number:text>
    </number:number-style>
    <number:number-style style:name="N115P2" style:volatile="true">
      <number:text>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 </number:text>
      <loext:fill-character> </loext:fill-character>
      <number:text>(</number:text>
      <number:number number:decimal-places="2" number:min-integer-digits="1" number:grouping="true"/>
      <number:text>)</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loext:fill-character> </loext:fill-character>
      <number:number number:decimal-places="2" number:min-integer-digits="1" number:grouping="true"/>
      <number:text> </number:text>
    </number:number-style>
    <number:number-style style:name="N117P1" style:volatile="true">
      <number:text> $</number:text>
      <loext:fill-character> </loext:fill-character>
      <number:text>(</number:text>
      <number:number number:decimal-places="2" number:min-integer-digits="1" number:grouping="true"/>
      <number:text>)</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Yes</number:text>
    </number:number-style>
    <number:number-style style:name="N122P1" style:volatile="true">
      <number:text>Yes</number:text>
    </number:number-style>
    <number:number-style style:name="N122">
      <number:text>No</number:text>
      <style:map style:condition="value()&gt;0" style:apply-style-name="N122P0"/>
      <style:map style:condition="value()&lt;0" style:apply-style-name="N122P1"/>
    </number:number-style>
    <number:number-style style:name="N123P0" style:volatile="true">
      <number:text>True</number:text>
    </number:number-style>
    <number:number-style style:name="N123P1" style:volatile="true">
      <number:text>True</number:text>
    </number:number-style>
    <number:number-style style:name="N123">
      <number:text>False</number:text>
      <style:map style:condition="value()&gt;0" style:apply-style-name="N123P0"/>
      <style:map style:condition="value()&lt;0" style:apply-style-name="N123P1"/>
    </number:number-style>
    <number:number-style style:name="N124P0" style:volatile="true">
      <number:text>On</number:text>
    </number:number-style>
    <number:number-style style:name="N124P1" style:volatile="true">
      <number:text>On</number:text>
    </number:number-style>
    <number:number-style style:name="N124">
      <number:text>Off</number:text>
      <style:map style:condition="value()&gt;0" style:apply-style-name="N124P0"/>
      <style:map style:condition="value()&lt;0" style:apply-style-name="N124P1"/>
    </number:number-style>
    <number:currency-style style:name="N125P0" style:volatile="true">
      <number:currency-symbol number:language="ru" number:country="RU">€</number:currency-symbol>
      <number:text> </number:text>
      <number:number number:decimal-places="2" number:min-integer-digits="1" number:grouping="true"/>
      <number:text> </number:text>
    </number:currency-style>
    <number:currency-style style:name="N125">
      <style:text-properties fo:color="#ff0000"/>
      <number:text>(</number:text>
      <number:currency-symbol number:language="ru" number:country="RU">€</number:currency-symbol>
      <number:text> </number:text>
      <number:number number:decimal-places="2" number:min-integer-digits="1" number:grouping="true"/>
      <number:text>)</number:text>
      <style:map style:condition="value()&gt;=0" style:apply-style-name="N125P0"/>
    </number:currency-style>
    <number:number-style style:name="N126">
      <number:number number:decimal-places="3" number:min-integer-digits="1"/>
    </number:number-style>
    <number:number-style style:name="N127">
      <number:number number:decimal-places="1" number:min-integer-digits="1"/>
    </number:number-style>
    <number:date-style style:name="N10120" number:language="en" number:country="US">
      <number:day-of-week number:style="long"/>
      <number:text>, </number:text>
      <number:month number:style="long" number:textual="true"/>
      <number:text> </number:text>
      <number:day number:style="long"/>
      <number:text>, </number:text>
      <number:year number:style="long"/>
    </number:date-style>
    <style:style style:name="Default" style:family="table-cell">
      <style:table-cell-properties fo:border="0.74pt solid #000000" fo:padding="0.071cm" style:rotation-align="none"/>
      <style:text-properties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Web_20_and_20_Application_20_Servers" style:display-name="Normal_Web and Application Server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2.54cm" fo:margin-bottom="1.27cm" fo:margin-left="1.905cm" fo:margin-right="1.905cm" style:first-page-number="continue" style:scale-to="80%" style:writing-mode="lr-tb"/>
      <style:header-style>
        <style:header-footer-properties fo:min-height="0.75cm" fo:margin-left="0cm" fo:margin-right="0cm" fo:margin-bottom="0cm"/>
      </style:header-style>
      <style:footer-style>
        <style:header-footer-properties fo:min-height="0.75cm" fo:margin-left="0cm" fo:margin-right="0cm" fo:margin-top="0.917cm"/>
      </style:footer-style>
    </style:page-layout>
    <style:page-layout style:name="Mpm4">
      <style:page-layout-properties fo:page-width="27.94cm" fo:page-height="21.59cm" style:num-format="1" style:print-orientation="landscape" fo:margin-top="0.635cm" fo:margin-bottom="0.635cm" fo:margin-left="0.635cm" fo:margin-right="0.635cm" style:first-page-number="continue" style:scale-to="75%" style:writing-mode="lr-tb"/>
      <style:header-style>
        <style:header-footer-properties fo:min-height="0.75cm" fo:margin-left="1.265cm" fo:margin-right="1.265cm" fo:margin-bottom="0cm"/>
      </style:header-style>
      <style:footer-style>
        <style:header-footer-properties fo:min-height="0.75cm" fo:margin-left="1.265cm" fo:margin-right="1.265cm" fo:margin-top="0.282cm"/>
      </style:footer-style>
    </style:page-layout>
    <style:page-layout style:name="Mpm5">
      <style:page-layout-properties fo:page-width="27.94cm" fo:page-height="21.59cm" style:num-format="1" style:print-orientation="landscape" fo:margin-top="0.635cm" fo:margin-bottom="0.635cm" fo:margin-left="0.635cm" fo:margin-right="0.635cm" style:first-page-number="continue" style:scale-to="75%" style:writing-mode="lr-tb"/>
      <style:header-style>
        <style:header-footer-properties fo:min-height="0.75cm" fo:margin-left="1.265cm" fo:margin-right="1.265cm" fo:margin-bottom="0cm"/>
      </style:header-style>
      <style:footer-style>
        <style:header-footer-properties svg:height="0cm" fo:margin-left="1.265cm" fo:margin-right="1.265cm" fo:margin-top="0cm"/>
      </style:footer-style>
    </style:page-layout>
    <style:page-layout style:name="Mpm6">
      <style:page-layout-properties fo:page-width="27.94cm" fo:page-height="21.59cm" style:num-format="1" style:print-orientation="landscape" fo:margin-top="0.635cm" fo:margin-bottom="1.27cm" fo:margin-left="0.635cm" fo:margin-right="0.635cm" style:first-page-number="continue" style:scale-to="75%" style:writing-mode="lr-tb"/>
      <style:header-style>
        <style:header-footer-properties fo:min-height="0.75cm" fo:margin-left="1.265cm" fo:margin-right="1.265cm" fo:margin-bottom="0cm"/>
      </style:header-style>
      <style:footer-style>
        <style:header-footer-properties svg:height="0cm" fo:margin-left="1.265cm" fo:margin-right="1.265cm" fo:margin-top="0cm"/>
      </style:footer-style>
    </style:page-layout>
    <style:page-layout style:name="Mpm7">
      <style:page-layout-properties fo:page-width="27.94cm" fo:page-height="21.59cm" style:num-format="1" style:print-orientation="landscape" fo:margin-top="2.54cm" fo:margin-bottom="1.27cm" fo:margin-left="0.635cm" fo:margin-right="0.635cm" style:first-page-number="continue" style:scale-to="75%" style:writing-mode="lr-tb"/>
      <style:header-style>
        <style:header-footer-properties fo:min-height="0.75cm" fo:margin-left="1.265cm" fo:margin-right="1.265cm" fo:margin-bottom="0cm"/>
      </style:header-style>
      <style:footer-style>
        <style:header-footer-properties fo:min-height="0.75cm" fo:margin-left="1.265cm" fo:margin-right="1.265cm" fo:margin-top="0.917cm"/>
      </style:footer-style>
    </style:page-layout>
    <style:page-layout style:name="Mpm8">
      <style:page-layout-properties fo:page-width="27.94cm" fo:page-height="21.59cm" style:num-format="1" style:print-orientation="landscape" fo:margin-top="0.635cm" fo:margin-bottom="1.27cm" fo:margin-left="0.635cm" fo:margin-right="0.635cm" style:first-page-number="continue" style:scale-to="70%" style:writing-mode="lr-tb"/>
      <style:header-style>
        <style:header-footer-properties fo:min-height="0.75cm" fo:margin-left="1.265cm" fo:margin-right="1.265cm" fo:margin-bottom="0cm"/>
      </style:header-style>
      <style:footer-style>
        <style:header-footer-properties svg:height="0cm" fo:margin-left="1.265cm" fo:margin-right="1.265cm" fo:margin-top="0cm"/>
      </style:footer-style>
    </style:page-layout>
    <style:page-layout style:name="Mpm9">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10">
      <style:page-layout-properties fo:page-width="35.56cm" fo:page-height="21.59cm" style:num-format="1" style:print-orientation="landscape" fo:margin-top="0.635cm" fo:margin-bottom="1.27cm" fo:margin-left="0.635cm" fo:margin-right="0.635cm" style:first-page-number="continue" style:scale-to="55%" style:writing-mode="lr-tb"/>
      <style:header-style>
        <style:header-footer-properties fo:min-height="0.75cm" fo:margin-left="1.265cm" fo:margin-right="1.265cm" fo:margin-bottom="0cm"/>
      </style:header-style>
      <style:footer-style>
        <style:header-footer-properties svg:height="0cm" fo:margin-left="1.265cm" fo:margin-right="1.265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5">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Menu" style:display-name="PageStyle_Menu" style:page-layout-name="Mpm3">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text:p><text:span text:style-name="MT1">Page </text:span><text:span text:style-name="MT1"><text:page-number>1</text:page-number></text:span><text:span text:style-name="MT1"> of </text:span><text:span text:style-name="MT1"><text:page-count>99</text:page-count></text:span></text:p>
      </style:footer-left>
    </style:master-page>
    <style:master-page style:name="PageStyle_5f_EPM_20_System_20_Basic_20_Platform" style:display-name="PageStyle_EPM System Basic Platform" style:page-layout-name="Mpm4">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text:p><text:span text:style-name="MT1">Page </text:span><text:span text:style-name="MT1"><text:page-number>1</text:page-number></text:span><text:span text:style-name="MT1"> of </text:span><text:span text:style-name="MT1"><text:page-count>99</text:page-count></text:span></text:p>
      </style:footer-left>
    </style:master-page>
    <style:master-page style:name="PageStyle_5f_Non-Oracle_20_DBs" style:display-name="PageStyle_Non-Oracle DBs" style:page-layout-name="Mpm5">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text:p><text:span text:style-name="MT1">Page </text:span><text:span text:style-name="MT1"><text:page-number>1</text:page-number></text:span><text:span text:style-name="MT1"> of </text:span><text:span text:style-name="MT1"><text:page-count>99</text:page-count></text:span></text:p>
      </style:footer-left>
    </style:master-page>
    <style:master-page style:name="PageStyle_5f_Web_20_and_20_Application_20_Servers" style:display-name="PageStyle_Web and Application Servers" style:page-layout-name="Mpm6">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text:p><text:span text:style-name="MT1">Page </text:span><text:span text:style-name="MT1"><text:page-number>1</text:page-number></text:span><text:span text:style-name="MT1"> of </text:span><text:span text:style-name="MT1"><text:page-count>99</text:page-count></text:span></text:p>
      </style:footer-left>
    </style:master-page>
    <style:master-page style:name="PageStyle_5f_Non-Oracle_20_ID_20_and_20_Access_20_Mgmt" style:display-name="PageStyle_Non-Oracle ID and Access Mgmt" style:page-layout-name="Mpm6">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text:p><text:span text:style-name="MT1">Page </text:span><text:span text:style-name="MT1"><text:page-number>1</text:page-number></text:span><text:span text:style-name="MT1"> of </text:span><text:span text:style-name="MT1"><text:page-count>99</text:page-count></text:span></text:p>
      </style:footer-left>
    </style:master-page>
    <style:master-page style:name="PageStyle_5f_IPv6_20_Certification_20_" style:display-name="PageStyle_IPv6 Certification " style:page-layout-name="Mpm7">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text:p><text:span text:style-name="MT1">Page </text:span><text:span text:style-name="MT1"><text:page-number>1</text:page-number></text:span><text:span text:style-name="MT1"> of </text:span><text:span text:style-name="MT1"><text:page-count>99</text:page-count></text:span></text:p>
      </style:footer-left>
    </style:master-page>
    <style:master-page style:name="PageStyle_5f_Translation_20_Support" style:display-name="PageStyle_Translation Support" style:page-layout-name="Mpm8">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text:p><text:span text:style-name="MT1">Page </text:span><text:span text:style-name="MT1"><text:page-number>1</text:page-number></text:span><text:span text:style-name="MT1"> of </text:span><text:span text:style-name="MT1"><text:page-count>99</text:page-count></text:span></text:p>
      </style:footer-left>
    </style:master-page>
    <style:master-page style:name="PageStyle_5f_Mobile_20_Certification" style:display-name="PageStyle_Mobile Certification" style:page-layout-name="Mpm9">
      <style:header style:display="false"/>
      <style:header-left style:display="false"/>
      <style:footer style:display="false"/>
      <style:footer-left style:display="false"/>
    </style:master-page>
    <style:master-page style:name="PageStyle_5f_11.1.2.0_20_Release_20_Compatibility" style:display-name="PageStyle_11.1.2.0 Release Compatibility" style:page-layout-name="Mpm10">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text:p><text:span text:style-name="MT1">Page </text:span><text:span text:style-name="MT1"><text:page-number>1</text:page-number></text:span><text:span text:style-name="MT1"> of </text:span><text:span text:style-name="MT1"><text:page-count>99</text:page-count></text:span></text:p>
      </style:footer-left>
    </style:master-page>
    <style:master-page style:name="PageStyle_5f_11.1.2.1_20_Release_20_Compatibility" style:display-name="PageStyle_11.1.2.1 Release Compatibility" style:page-layout-name="Mpm10">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text:p><text:span text:style-name="MT1">Page </text:span><text:span text:style-name="MT1"><text:page-number>1</text:page-number></text:span><text:span text:style-name="MT1"> of </text:span><text:span text:style-name="MT1"><text:page-count>99</text:page-count></text:span></text:p>
      </style:footer-left>
    </style:master-page>
    <style:master-page style:name="PageStyle_5f_11.1.2.2_20_Release_20_Compatibility" style:display-name="PageStyle_11.1.2.2 Release Compatibility" style:page-layout-name="Mpm10">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text:p><text:span text:style-name="MT1">Page </text:span><text:span text:style-name="MT1"><text:page-number>1</text:page-number></text:span><text:span text:style-name="MT1"> of </text:span><text:span text:style-name="MT1"><text:page-count>99</text:page-count></text:span></text:p>
      </style:footer-left>
    </style:master-page>
    <style:master-page style:name="PageStyle_5f_11.1.2.3_20_Release_20_Compatibility" style:display-name="PageStyle_11.1.2.3 Release Compatibility" style:page-layout-name="Mpm9">
      <style:header style:display="false"/>
      <style:header-left style:display="false"/>
      <style:footer style:display="false"/>
      <style:footer-left style:display="false"/>
    </style:master-page>
    <style:master-page style:name="PageStyle_5f_Document_20_Control" style:display-name="PageStyle_Document Control" style:page-layout-name="Mpm6">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text:p><text:span text:style-name="MT1">Page </text:span><text:span text:style-name="MT1"><text:page-number>1</text:page-number></text:span><text:span text:style-name="MT1"> of </text:span><text:span text:style-name="MT1"><text:page-count>9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12-30T23:59:45</meta:creation-date>
    <dc:creator>angela vermeer</dc:creator>
    <dc:date>2013-07-18T23:48:49</dc:date>
    <meta:print-date>2011-03-28T20:36:02</meta:print-date>
    <meta:document-statistic meta:table-count="13" meta:cell-count="8080" meta:object-count="0"/>
    <meta:generator>LibreOffice/4.3.4.1$Windows_x86 LibreOffice_project/bc356b2f991740509f321d70e4512a6a54c5f243</meta:generator>
    <meta:user-defined meta:name="SV_QUERY_LIST_4F35BF76-6C0D-4D9B-82B2-816C12CF3733">empty_477D106A-C0D6-4607-AEBD-E2C9D60EA279</meta:user-defined>
    <meta:user-defined meta:name="_NewReviewCycle"/>
  </office:meta>
</office:document-meta>
</file>